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pr1" style:family="presentation" style:parent-style-name="Default-title">
      <style:graphic-properties draw:auto-grow-height="true" fo:min-height="7.2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8.764cm"/>
    </style:style>
    <style:style style:name="pr4" style:family="presentation" style:parent-style-name="Default-title">
      <style:graphic-properties fo:min-height="1.737cm"/>
    </style:style>
    <style:style style:name="pr5" style:family="presentation" style:parent-style-name="Default-subtitle">
      <style:graphic-properties draw:fill-color="#ffffff" draw:textarea-vertical-align="top" fo:min-height="12.6cm"/>
    </style:style>
    <style:style style:name="pr6" style:family="presentation" style:parent-style-name="Default-title">
      <style:graphic-properties draw:auto-grow-height="true" fo:min-height="1.6cm"/>
    </style:style>
    <style:style style:name="pr7" style:family="presentation" style:parent-style-name="Default-subtitle">
      <style:graphic-properties draw:fill-color="#ffffff" draw:textarea-vertical-align="top" fo:min-height="12.757cm"/>
    </style:style>
    <style:style style:name="pr8" style:family="presentation" style:parent-style-name="Default-subtitle">
      <style:graphic-properties draw:fill-color="#ffffff" draw:textarea-vertical-align="top" fo:min-height="14.59cm"/>
    </style:style>
    <style:style style:name="pr9" style:family="presentation" style:parent-style-name="Default-subtitle">
      <style:graphic-properties draw:fill-color="#ffffff" draw:textarea-vertical-align="top" fo:min-height="12.4cm"/>
    </style:style>
    <style:style style:name="pr10" style:family="presentation" style:parent-style-name="Default-title">
      <style:graphic-properties draw:textarea-vertical-align="top" draw:auto-grow-height="true" fo:min-height="14.373cm"/>
    </style:style>
    <style:style style:name="pr11" style:family="presentation" style:parent-style-name="Default-title">
      <style:graphic-properties draw:textarea-vertical-align="top" draw:auto-grow-height="true" fo:min-height="14.605cm"/>
    </style:style>
    <style:style style:name="pr12" style:family="presentation" style:parent-style-name="Default-title">
      <style:graphic-properties draw:textarea-vertical-align="top" draw:auto-grow-height="true" fo:min-height="14.567cm"/>
    </style:style>
    <style:style style:name="pr13" style:family="presentation" style:parent-style-name="Default-subtitle">
      <style:graphic-properties draw:fill-color="#ffffff" draw:textarea-vertical-align="top" fo:min-height="14.2cm"/>
    </style:style>
    <style:style style:name="pr14" style:family="presentation" style:parent-style-name="Default-subtitle">
      <style:graphic-properties draw:fill-color="#ffffff" draw:textarea-vertical-align="top" fo:min-height="14.783cm"/>
    </style:style>
    <style:style style:name="pr15" style:family="presentation" style:parent-style-name="Default-title">
      <style:graphic-properties fo:min-height="2.629cm"/>
    </style:style>
    <style:style style:name="pr16" style:family="presentation" style:parent-style-name="Default-notes">
      <style:graphic-properties draw:fill-color="#ffffff" fo:min-height="13.364cm"/>
    </style:style>
    <style:style style:name="pr17" style:family="presentation" style:parent-style-name="Default-title">
      <style:graphic-properties fo:min-height="9.999cm"/>
    </style:style>
    <style:style style:name="P1" style:family="paragraph">
      <style:text-properties fo:font-size="80pt" style:font-size-asian="80pt" style:font-size-complex="80pt"/>
    </style:style>
    <style:style style:name="P2" style:family="paragraph">
      <loext:graphic-properties draw:fill-color="#ffffff"/>
    </style:style>
    <style:style style:name="P3" style:family="paragraph">
      <style:text-properties fo:font-size="72pt" style:font-size-asian="72pt" style:font-size-complex="72pt"/>
    </style:style>
    <style:style style:name="P4" style:family="paragraph">
      <style:paragraph-properties fo:text-align="center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style:font-name="Liberation Serif" fo:font-size="36pt" style:font-size-asian="36pt" style:font-size-complex="36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text-properties fo:font-size="32pt" style:text-underline-style="none" style:font-size-asian="32pt" style:font-size-complex="3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start"/>
      <style:text-properties style:font-name="Liberation Serif" fo:font-size="36pt" style:font-size-asian="36pt" style:font-size-complex="36pt"/>
    </style:style>
    <style:style style:name="P15" style:family="paragraph">
      <style:text-properties fo:font-size="60pt" style:font-size-asian="60pt" style:font-size-complex="60pt"/>
    </style:style>
    <style:style style:name="P16" style:family="paragraph">
      <style:text-properties style:font-name="Liberation Serif" fo:font-size="36pt" style:font-size-asian="60pt" style:font-size-complex="60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name="Liberation Serif" fo:font-size="26pt" style:font-size-asian="26pt" style:font-size-complex="26pt"/>
    </style:style>
    <style:style style:name="T6" style:family="text">
      <style:text-properties style:font-name="Liberation Serif" fo:font-size="36pt" style:font-size-asian="36pt" style:font-size-complex="36pt"/>
    </style:style>
    <style:style style:name="T7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8" style:family="text">
      <style:text-properties style:font-name="Liberation Serif" fo:font-size="28pt" fo:font-weight="bold" style:font-size-asian="28pt" style:font-weight-asian="bold" style:font-size-complex="28pt" style:font-weight-complex="bold"/>
    </style:style>
    <style:style style:name="T9" style:family="text">
      <style:text-properties style:font-name="Liberation Serif" fo:font-size="28pt" fo:font-weight="normal" style:font-size-asian="28pt" style:font-weight-asian="normal" style:font-size-complex="28pt" style:font-weight-complex="normal"/>
    </style:style>
    <style:style style:name="T10" style:family="text">
      <style:text-properties style:font-name="Liberation Serif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erif" fo:font-size="10pt" style:font-size-asian="10pt" style:font-size-complex="10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iberation Serif"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32pt" style:text-underline-style="none" style:font-size-asian="32pt" style:font-size-complex="32pt"/>
    </style:style>
    <style:style style:name="T17" style:family="text">
      <style:text-properties style:font-name="Liberation Serif" fo:font-size="28pt" style:font-size-asian="28pt" style:font-size-complex="28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Lohit Devanagari2" style:font-size-complex="2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60pt" style:font-size-asian="60pt" style:font-size-complex="60pt"/>
    </style:style>
    <style:style style:name="T22" style:family="text">
      <style:text-properties style:font-name="Liberation Serif" fo:font-size="36pt"/>
    </style:style>
    <style:style style:name="T23" style:family="text">
      <style:text-properties fo:color="#cf3834" style:font-name="Liberation Serif" fo:font-size="36pt"/>
    </style:style>
    <style:style style:name="T24" style:family="text">
      <style:text-properties fo:color="#1c3687" style:font-name="Liberation Serif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2cm" svg:x="1.398cm" svg:y="3.6cm" presentation:class="title" presentation:user-transformed="true">
          <draw:text-box>
            <text:p xml:id="id1" text:id="id1"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text-only="true" presentation:node-type="on-click" presentation:preset-class="entrance" presentation:preset-id="ooo-entrance-turn-and-grow">
                  <anim:set smil:begin="0s" smil:dur="0.0005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0;height" smil:keyTimes="0;1"/>
                  <anim:animate smil:dur="0.5s" smil:fill="hold" smil:targetElement="id1" anim:sub-item="text" smil:attributeName="rotate" smil:values="90;0" smil:keyTimes="0;1"/>
                  <anim:transitionFilter smil:dur="0.5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3" draw:layer="layout" svg:width="26.603cm" svg:height="8.764cm" draw:transform="rotate (0.496371639267187) translate (0.664cm 11.356cm)" presentation:class="title" presentation:user-transformed="true">
          <draw:text-box>
            <text:p xml:id="id2" text:id="id2"><text:span text:style-name="T2">Differential Equations</text:span><text:span text:style-name="T2"><text:line-break/></text:span><text:span text:style-name="T3"> <text:s text:c="2"/></text:span><text:span text:style-name="T2"><text:line-break/></text:span><text:span text:style-name="T2">Part – 2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4" draw:text-style-name="P5" draw:layer="layout" svg:width="25.199cm" svg:height="1.737cm" svg:x="1.398cm" svg:y="0.545cm" presentation:class="title" presentation:user-transformed="true">
          <draw:text-box>
            <text:p text:style-name="P4"><text:span text:style-name="T4">Solution of a Differential Equation</text:span></text:p>
          </draw:text-box>
        </draw:frame>
        <draw:frame presentation:style-name="pr5" draw:text-style-name="P7" draw:layer="layout" svg:width="26cm" svg:height="12.6cm" svg:x="1cm" svg:y="2.6cm" presentation:class="subtitle" presentation:user-transformed="true">
          <draw:text-box>
            <text:p text:style-name="P6"><text:span text:style-name="T5"><text:s text:c="3"/></text:span><text:span text:style-name="T5">A solution of a differential equation is an expression for the</text:span></text:p>
            <text:p text:style-name="P6"><text:span text:style-name="T5"><text:s text:c="3"/></text:span><text:span text:style-name="T5">dependent variable in terms of the independent one(s) which</text:span></text:p>
            <text:p text:style-name="P6"><text:span text:style-name="T5"><text:s text:c="3"/></text:span><text:span text:style-name="T5">satisfies the relation.</text:span></text:p>
            <text:p text:style-name="P6"><text:span text:style-name="T6"><text:tab/></text:span></text:p>
          </draw:text-box>
        </draw:frame>
        <draw:g>
          <svg:title>TexMaths</svg:title>
          <svg:desc>24§display§\text {Consider the equation } y = \sin x + c \text { where } c \text { is an arbitrary constant.}§svg§600§FALSE§</svg:desc>
          <draw:polygon draw:style-name="gr2" draw:text-style-name="P8" draw:layer="layout" svg:width="25.217cm" svg:height="0.685cm" svg:x="1.673cm" svg:y="5.997cm" svg:viewBox="0 0 25218 686" draw:points="12610,686 0,686 0,0 25218,0 25218,686">
            <text:p/>
          </draw:polygon>
          <draw:path draw:style-name="gr3" draw:text-style-name="P9" draw:layer="layout" svg:width="0.515cm" svg:height="0.613cm" svg:x="1.679cm" svg:y="5.955cm" svg:viewBox="0 0 516 614" svg:d="M0 307c0 175 136 307 294 307 138 0 222-117 222-215 0-7 0-13-11-13-10 0-10 4-10 13-7 121-98 191-190 191-52 0-219-29-219-283 0-251 166-280 217-280 92 0 169 77 185 200 2 11 2 15 13 15 15 0 15-4 15-21v-200c0-15 0-21-9-21-4 0-8 0-14 10l-42 63c-32-31-75-73-157-73-158 0-294 134-294 307z">
            <text:p/>
          </draw:path>
          <draw:path draw:style-name="gr3" draw:text-style-name="P9" draw:layer="layout" svg:width="0.375cm" svg:height="0.389cm" svg:x="2.264cm" svg:y="6.17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25cm" svg:height="0.373cm" svg:x="2.689cm" svg:y="6.1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77cm" svg:height="0.389cm" svg:x="3.159cm" svg:y="6.1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5cm" svg:x="3.491cm" svg:y="5.9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418cm" svg:height="0.596cm" svg:x="3.725cm" svg:y="5.965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0-82 25-121 19-27 50-54 96-54 31 0 65 12 92 50 10 16 10 18 10 33z">
            <text:p/>
          </draw:path>
          <draw:path draw:style-name="gr3" draw:text-style-name="P9" draw:layer="layout" svg:width="0.327cm" svg:height="0.389cm" svg:x="4.19cm" svg:y="6.1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85cm" svg:height="0.373cm" svg:x="4.564cm" svg:y="6.178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264cm" svg:height="0.529cm" svg:x="5.169cm" svg:y="6.03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425cm" svg:height="0.587cm" svg:x="5.507cm" svg:y="5.965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9" draw:layer="layout" svg:width="0.327cm" svg:height="0.389cm" svg:x="5.972cm" svg:y="6.1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7cm" svg:height="0.389cm" svg:x="6.628cm" svg:y="6.1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18cm" svg:height="0.537cm" svg:x="7.008cm" svg:y="6.178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9" draw:layer="layout" svg:width="0.425cm" svg:height="0.383cm" svg:x="7.452cm" svg:y="6.178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9" draw:layer="layout" svg:width="0.381cm" svg:height="0.389cm" svg:x="7.928cm" svg:y="6.172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9" draw:layer="layout" svg:width="0.264cm" svg:height="0.529cm" svg:x="8.331cm" svg:y="6.03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181cm" svg:height="0.565cm" svg:x="8.671cm" svg:y="5.9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375cm" svg:height="0.389cm" svg:x="8.901cm" svg:y="6.172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425cm" svg:height="0.373cm" svg:x="9.326cm" svg:y="6.1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91cm" svg:height="0.546cm" svg:x="10.073cm" svg:y="6.178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 0 43 39 73 91 73 88 0 174-77 197-173z">
            <text:p/>
          </draw:path>
          <draw:path draw:style-name="gr3" draw:text-style-name="P9" draw:layer="layout" svg:width="0.562cm" svg:height="0.199cm" svg:x="10.773cm" svg:y="6.2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7cm" svg:height="0.389cm" svg:x="11.645cm" svg:y="6.1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5cm" svg:x="11.977cm" svg:y="5.9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425cm" svg:height="0.373cm" svg:x="12.211cm" svg:y="6.1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12.818cm" svg:y="6.178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6 41-23 41-46s-19-31-33-31c-25 0-46 23-46 50 0 39 42 56 79 56 57 0 86-59 90-65 10 32 40 65 90 65 89 0 136-109 136-131 0-7-7-7-9-7-8 0-10 2-12 7-26 93-86 112-113 112-33 0-46-27-46-56 0-19 6-36 15-75z">
            <text:p/>
          </draw:path>
          <draw:path draw:style-name="gr3" draw:text-style-name="P9" draw:layer="layout" svg:width="0.562cm" svg:height="0.564cm" svg:x="13.511cm" svg:y="6.05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14.34cm" svg:y="6.17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  <draw:path draw:style-name="gr3" draw:text-style-name="P9" draw:layer="layout" svg:width="0.579cm" svg:height="0.373cm" svg:x="14.968cm" svg:y="6.185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9" draw:layer="layout" svg:width="0.425cm" svg:height="0.587cm" svg:x="15.588cm" svg:y="5.965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9" draw:layer="layout" svg:width="0.327cm" svg:height="0.389cm" svg:x="16.055cm" svg:y="6.1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85cm" svg:height="0.373cm" svg:x="16.429cm" svg:y="6.178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16.76cm" svg:y="6.1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9cm" svg:height="0.383cm" svg:x="17.426cm" svg:y="6.17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  <draw:path draw:style-name="gr3" draw:text-style-name="P9" draw:layer="layout" svg:width="0.181cm" svg:height="0.565cm" svg:x="18.065cm" svg:y="5.9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277cm" svg:height="0.389cm" svg:x="18.299cm" svg:y="6.1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81cm" svg:height="0.389cm" svg:x="18.921cm" svg:y="6.172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9" draw:layer="layout" svg:width="0.425cm" svg:height="0.373cm" svg:x="19.334cm" svg:y="6.1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81cm" svg:height="0.389cm" svg:x="20.092cm" svg:y="6.172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9" draw:layer="layout" svg:width="0.285cm" svg:height="0.373cm" svg:x="20.503cm" svg:y="6.17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418cm" svg:height="0.596cm" svg:x="20.834cm" svg:y="5.965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9" draw:layer="layout" svg:width="0.181cm" svg:height="0.565cm" svg:x="21.306cm" svg:y="5.9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266cm" svg:height="0.529cm" svg:x="21.529cm" svg:y="6.032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9" draw:layer="layout" svg:width="0.285cm" svg:height="0.373cm" svg:x="21.865cm" svg:y="6.178cm" svg:viewBox="0 0 286 374" svg:d="M117 94v-94l-117 10v26c60 0 67 6 67 47v228c0 37-9 37-67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81cm" svg:height="0.389cm" svg:x="22.206cm" svg:y="6.172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9" draw:layer="layout" svg:width="0.285cm" svg:height="0.373cm" svg:x="22.615cm" svg:y="6.17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414cm" svg:height="0.537cm" svg:x="22.94cm" svg:y="6.185cm" svg:viewBox="0 0 415 538" svg:d="M336 81c21-54 65-54 79-54v-27c-20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8-48 107-96z">
            <text:p/>
          </draw:path>
          <draw:path draw:style-name="gr3" draw:text-style-name="P9" draw:layer="layout" svg:width="0.322cm" svg:height="0.389cm" svg:x="23.677cm" svg:y="6.172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24.047cm" svg:y="6.17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25cm" svg:height="0.373cm" svg:x="24.474cm" svg:y="6.1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77cm" svg:height="0.389cm" svg:x="24.942cm" svg:y="6.1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264cm" svg:height="0.529cm" svg:x="25.263cm" svg:y="6.03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381cm" svg:height="0.389cm" svg:x="25.61cm" svg:y="6.172cm" svg:viewBox="0 0 382 390" svg:d="M248 315c2 34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9" draw:layer="layout" svg:width="0.425cm" svg:height="0.373cm" svg:x="26.023cm" svg:y="6.1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64cm" svg:height="0.529cm" svg:x="26.459cm" svg:y="6.03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091cm" svg:height="0.091cm" svg:x="26.843cm" svg:y="6.46cm" svg:viewBox="0 0 92 92" svg:d="M92 46c0-25-21-46-46-46s-46 21-46 46 21 46 46 46 46-21 46-46z">
            <text:p/>
          </draw:path>
        </draw:g>
        <draw:g>
          <svg:title>TexMaths</svg:title>
          <svg:desc>24§display§\frac{dy}{dx} = \cos x ,§svg§600§FALSE§</svg:desc>
          <draw:polygon draw:style-name="gr2" draw:text-style-name="P8" draw:layer="layout" svg:width="3.988cm" svg:height="1.66cm" svg:x="1.816cm" svg:y="8.099cm" svg:viewBox="0 0 3989 1661" draw:points="1993,1661 0,1661 0,0 3989,0 3989,1661">
            <text:p/>
          </draw:polygon>
          <draw:path draw:style-name="gr3" draw:text-style-name="P9" draw:layer="layout" svg:width="0.402cm" svg:height="0.596cm" svg:x="1.828cm" svg:y="8.057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5-50 63-81 97-81 56 0 68 69 68 75 0 4-2 10-4 14z">
            <text:p/>
          </draw:path>
          <draw:path draw:style-name="gr3" draw:text-style-name="P9" draw:layer="layout" svg:width="0.391cm" svg:height="0.546cm" svg:x="2.256cm" svg:y="8.27cm" svg:viewBox="0 0 392 547" svg:d="M388 52c4-12 4-14 4-19 0-16-14-23-25-23-10 0-23 3-31 17-2 4-8 31-11 46-6 21-12 44-18 67l-38 154c-2 11-39 71-94 71-44 0-54-37-54-69 0-39 15-91 44-165 14-35 16-45 16-62 0-38-27-69-70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olygon draw:style-name="gr3" draw:text-style-name="P9" draw:layer="layout" svg:width="0.923cm" svg:height="0.035cm" svg:x="1.774cm" svg:y="8.984cm" svg:viewBox="0 0 924 36" draw:points="461,36 0,36 0,0 924,0 924,36">
            <text:p/>
          </draw:polygon>
          <draw:path draw:style-name="gr3" draw:text-style-name="P9" draw:layer="layout" svg:width="0.402cm" svg:height="0.596cm" svg:x="1.809cm" svg:y="9.207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5-50 63-81 97-81 56 0 68 69 68 75 0 4-2 10-4 14z">
            <text:p/>
          </draw:path>
          <draw:path draw:style-name="gr3" draw:text-style-name="P9" draw:layer="layout" svg:width="0.421cm" svg:height="0.383cm" svg:x="2.237cm" svg:y="9.418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8-60 90-65 10 32 40 65 90 65 89 0 137-109 137-131 0-7-8-7-10-7-8 0-10 2-12 7-26 93-86 112-113 112-32 0-46-27-46-56 0-19 6-36 15-75z">
            <text:p/>
          </draw:path>
          <draw:path draw:style-name="gr3" draw:text-style-name="P9" draw:layer="layout" svg:width="0.562cm" svg:height="0.199cm" svg:x="3.078cm" svg:y="8.90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22cm" svg:height="0.389cm" svg:x="3.95cm" svg:y="8.835cm" svg:viewBox="0 0 323 390" svg:d="M71 196c0-138 69-175 113-175 8 0 62 0 93 31-37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9" draw:layer="layout" svg:width="0.375cm" svg:height="0.389cm" svg:x="4.32cm" svg:y="8.83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4.747cm" svg:y="8.835cm" svg:viewBox="0 0 278 390" svg:d="M148 215c19 4 88 17 88 79 0 42-29 77-96 77-71 0-102-48-117-121-2-10-4-14-11-14-12 0-12 6-12 21v112c0 15 0 21 10 21 3 0 5-2 21-18 2-1 2-3 17-19 36 35 75 37 92 37 98 0 138-58 138-119 0-44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9" draw:layer="layout" svg:width="0.421cm" svg:height="0.383cm" svg:x="5.215cm" svg:y="8.84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81 56 55 0 86-60 88-65 10 32 40 65 92 65 87 0 135-109 135-131 0-7-8-7-10-7-8 0-10 2-12 7-26 93-84 112-113 112-32 0-46-27-46-56 0-19 6-36 15-75z">
            <text:p/>
          </draw:path>
          <draw:path draw:style-name="gr3" draw:text-style-name="P9" draw:layer="layout" svg:width="0.099cm" svg:height="0.252cm" svg:x="5.747cm" svg:y="9.124cm" svg:viewBox="0 0 100 253" svg:d="M100 88c0-55-21-88-54-88-29 0-46 21-46 44s17 46 46 46c10 0 21-4 29-11 4-2 4-2 6-2 0 0 2 0 2 11 0 64-31 115-60 142-10 10-10 12-10 14 0 7 4 9 10 9 10 0 77-65 77-165z">
            <text:p/>
          </draw:path>
        </draw:g>
        <draw:g>
          <svg:title>TexMaths</svg:title>
          <svg:desc>22§display§\text {Diff. }w.\ r.\ t. \ x §svg§600§FALSE§</svg:desc>
          <draw:polygon draw:style-name="gr2" draw:text-style-name="P8" draw:layer="layout" svg:width="4.744cm" svg:height="0.477cm" svg:x="1.801cm" svg:y="7.045cm" svg:viewBox="0 0 4745 478" draw:points="2372,478 0,478 0,0 4745,0 4745,478">
            <text:p/>
          </draw:polygon>
          <draw:path draw:style-name="gr3" draw:text-style-name="P9" draw:layer="layout" svg:width="0.52cm" svg:height="0.53cm" svg:x="1.789cm" svg:y="7.024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2.379cm" svg:y="7.03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2.588cm" svg:y="7.006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3.086cm" svg:y="7.47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3.6cm" svg:y="7.21cm" svg:viewBox="0 0 514 353" svg:d="M336 79c4-16 11-46 11-49 0-14-11-21-21-21-11 0-25 5-30 21-2 5-39 155-44 174-6 23-7 37-7 52 0 8 0 10 1 14-17 42-42 65-72 65-61 0-61-56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4.218cm" svg:y="7.47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4.647cm" svg:y="7.21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5.019cm" svg:y="7.47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5.443cm" svg:y="7.068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5.77cm" svg:y="7.47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6.198cm" svg:y="7.21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\text {is the differential equation.}§svg§600§FALSE§</svg:desc>
          <draw:polygon draw:style-name="gr2" draw:text-style-name="P8" draw:layer="layout" svg:width="8.948cm" svg:height="0.619cm" svg:x="6.404cm" svg:y="8.748cm" svg:viewBox="0 0 8949 620" draw:points="4474,620 0,620 0,0 8949,0 8949,620">
            <text:p/>
          </draw:polygon>
          <draw:path draw:style-name="gr3" draw:text-style-name="P9" draw:layer="layout" svg:width="0.166cm" svg:height="0.518cm" svg:x="6.39cm" svg:y="8.7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6.606cm" svg:y="8.90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7.157cm" svg:y="8.779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7.469cm" svg:y="8.71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7.895cm" svg:y="8.9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8.5cm" svg:y="8.718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166cm" svg:height="0.518cm" svg:x="8.93cm" svg:y="8.7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465cm" svg:height="0.546cm" svg:x="9.139cm" svg:y="8.709cm" svg:viewBox="0 0 466 547" svg:d="M327 236h88v-23h-91v-90c0-70 39-105 72-105 4 0 14 0 26 5-8 3-22 12-22 32 0 17 12 33 33 33s33-16 33-33c0-29-26-55-70-55-46 0-81 30-84 33-22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9" draw:layer="layout" svg:width="0.3cm" svg:height="0.356cm" svg:x="9.591cm" svg:y="8.9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9.934cm" svg:y="8.91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0.237cm" svg:y="8.9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0.584cm" svg:y="8.91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242cm" svg:height="0.485cm" svg:x="10.983cm" svg:y="8.77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1.295cm" svg:y="8.7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9cm" svg:height="0.356cm" svg:x="11.517cm" svg:y="8.90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1.895cm" svg:y="8.718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cm" svg:height="0.356cm" svg:x="12.365cm" svg:y="8.90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2.712cm" svg:y="8.913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13.118cm" svg:y="8.913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349cm" svg:height="0.356cm" svg:x="13.556cm" svg:y="8.908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3" draw:text-style-name="P9" draw:layer="layout" svg:width="0.242cm" svg:height="0.485cm" svg:x="13.924cm" svg:y="8.77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4.236cm" svg:y="8.73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4.447cm" svg:y="8.90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4.838cm" svg:y="8.91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15.308cm" svg:y="9.172cm" svg:viewBox="0 0 84 84" svg:d="M84 42c0-23-19-42-42-42s-42 19-42 42 19 42 42 42 42-19 42-42z">
            <text:p/>
          </draw:path>
        </draw:g>
        <draw:g>
          <svg:title>TexMaths</svg:title>
          <svg:desc>24§display§\text {Then } y = \sin x + c  \text { is called the solution of this Differential Equation.}§svg§600§FALSE§</svg:desc>
          <draw:polygon draw:style-name="gr2" draw:text-style-name="P8" draw:layer="layout" svg:width="25.429cm" svg:height="0.685cm" svg:x="1.685cm" svg:y="10.397cm" svg:viewBox="0 0 25430 686" draw:points="12716,686 0,686 0,0 25430,0 25430,686">
            <text:p/>
          </draw:polygon>
          <draw:path draw:style-name="gr3" draw:text-style-name="P9" draw:layer="layout" svg:width="0.548cm" svg:height="0.571cm" svg:x="1.673cm" svg:y="10.378cm" svg:viewBox="0 0 549 572" svg:d="M534 0h-519l-15 190h21c12-136 25-163 152-163 15 0 38 0 46 2 17 2 17 11 17 31v447c0 29 0 40-88 40h-33v25c35-2 121-2 160-2 38 0 126 0 161 2v-25h-35c-88 0-88-11-88-40v-447c0-18 0-29 15-31 8-2 31-2 48-2 127 0 140 27 152 163h21z">
            <text:p/>
          </draw:path>
          <draw:path draw:style-name="gr3" draw:text-style-name="P9" draw:layer="layout" svg:width="0.425cm" svg:height="0.587cm" svg:x="2.278cm" svg:y="10.365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9" draw:layer="layout" svg:width="0.327cm" svg:height="0.389cm" svg:x="2.744cm" svg:y="10.5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25cm" svg:height="0.373cm" svg:x="3.123cm" svg:y="10.5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91cm" svg:height="0.546cm" svg:x="3.869cm" svg:y="10.578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7 14 0 23 0 35-9 9-8 17-19 17-35 0-27-23-30-31-30-19 0-48 13-48 55 0 43 39 73 91 73 88 0 174-77 197-173z">
            <text:p/>
          </draw:path>
          <draw:path draw:style-name="gr3" draw:text-style-name="P9" draw:layer="layout" svg:width="0.562cm" svg:height="0.199cm" svg:x="4.57cm" svg:y="10.63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7cm" svg:height="0.389cm" svg:x="5.442cm" svg:y="10.5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181cm" svg:height="0.565cm" svg:x="5.774cm" svg:y="10.3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425cm" svg:height="0.373cm" svg:x="6.006cm" svg:y="10.5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21cm" svg:height="0.383cm" svg:x="6.613cm" svg:y="10.57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9" draw:layer="layout" svg:width="0.562cm" svg:height="0.564cm" svg:x="7.306cm" svg:y="10.45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29cm" svg:height="0.383cm" svg:x="8.138cm" svg:y="10.578cm" svg:viewBox="0 0 330 384" svg:d="M301 52c-13 0-25 0-38 13-13 12-13 27-13 33 0 19 13 29 30 29 25 0 48-19 48-54 0-42-40-73-101-73-114 0-227 121-227 240 0 77 50 144 138 144 121 0 192-90 192-100 0-6-6-11-9-11-6 0-6 2-12 9-67 83-159 83-171 83-52 0-75-40-75-92 0-35 18-117 46-169 25-48 73-85 119-85 29 0 62 10 73 33z">
            <text:p/>
          </draw:path>
          <draw:path draw:style-name="gr3" draw:text-style-name="P9" draw:layer="layout" svg:width="0.181cm" svg:height="0.565cm" svg:x="8.777cm" svg:y="10.3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277cm" svg:height="0.389cm" svg:x="9.011cm" svg:y="10.5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22cm" svg:height="0.389cm" svg:x="9.626cm" svg:y="10.572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81cm" svg:height="0.389cm" svg:x="10.008cm" svg:y="10.572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9" draw:layer="layout" svg:width="0.189cm" svg:height="0.587cm" svg:x="10.42cm" svg:y="10.365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189cm" svg:height="0.587cm" svg:x="10.655cm" svg:y="10.365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27cm" svg:height="0.389cm" svg:x="10.885cm" svg:y="10.5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18cm" svg:height="0.596cm" svg:x="11.265cm" svg:y="10.365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9" draw:layer="layout" svg:width="0.264cm" svg:height="0.529cm" svg:x="12.003cm" svg:y="10.43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425cm" svg:height="0.587cm" svg:x="12.342cm" svg:y="10.365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9" draw:layer="layout" svg:width="0.327cm" svg:height="0.389cm" svg:x="12.807cm" svg:y="10.5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77cm" svg:height="0.389cm" svg:x="13.468cm" svg:y="10.5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75cm" svg:height="0.389cm" svg:x="13.796cm" svg:y="10.572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189cm" svg:height="0.587cm" svg:x="14.222cm" svg:y="10.365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425cm" svg:height="0.383cm" svg:x="14.454cm" svg:y="10.578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9" draw:layer="layout" svg:width="0.266cm" svg:height="0.529cm" svg:x="14.913cm" svg:y="10.432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9" draw:layer="layout" svg:width="0.181cm" svg:height="0.565cm" svg:x="15.253cm" svg:y="10.3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375cm" svg:height="0.389cm" svg:x="15.484cm" svg:y="10.57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25cm" svg:height="0.373cm" svg:x="15.908cm" svg:y="10.5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75cm" svg:height="0.389cm" svg:x="16.655cm" svg:y="10.572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4cm" svg:height="0.596cm" svg:x="17.081cm" svg:y="10.355cm" svg:viewBox="0 0 275 597" svg:d="M121 232v-98c0-74 40-115 79-115 2 0 15 0 27 6-10 4-25 13-25 35 0 19 13 36 36 36 25 0 37-17 37-36 0-31-31-60-75-60-60 0-133 44-133 134v98h-67v25h67v275c0 38-9 38-67 38v27c35-2 75-4 98-4 34 0 73 0 107 4v-27h-17c-63 0-65-9-65-40v-273h98v-25z">
            <text:p/>
          </draw:path>
          <draw:path draw:style-name="gr3" draw:text-style-name="P9" draw:layer="layout" svg:width="0.264cm" svg:height="0.529cm" svg:x="17.607cm" svg:y="10.43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425cm" svg:height="0.587cm" svg:x="17.947cm" svg:y="10.365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9" draw:layer="layout" svg:width="0.181cm" svg:height="0.565cm" svg:x="18.415cm" svg:y="10.3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277cm" svg:height="0.389cm" svg:x="18.65cm" svg:y="10.5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567cm" svg:height="0.577cm" svg:x="19.266cm" svg:y="10.374cm" svg:viewBox="0 0 568 578" svg:d="M0 0v27h21c65 0 65 9 65 38v448c0 30 0 38-65 38h-21v27h309c142 0 259-125 259-284 0-162-113-294-259-294zM202 551c-41 0-43-6-43-33v-458c0-27 2-33 43-33h84c52 0 111 17 154 79 36 50 44 123 44 188 0 94-16 144-46 186-18 23-66 71-152 71z">
            <text:p/>
          </draw:path>
          <draw:path draw:style-name="gr3" draw:text-style-name="P9" draw:layer="layout" svg:width="0.181cm" svg:height="0.565cm" svg:x="19.909cm" svg:y="10.3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508cm" svg:height="0.596cm" svg:x="20.138cm" svg:y="10.355cm" svg:viewBox="0 0 509 597" svg:d="M357 257h96v-25h-100v-98c0-76 43-115 79-115 4 0 15 0 29 6-10 4-25 13-25 35 0 19 13 36 36 36s37-17 37-36c0-31-29-60-77-60-50 0-88 33-92 36-25-32-71-36-94-36-81 0-179 44-179 136v96h-67v25h67v275c0 38-9 38-67 38v27c29-2 73-4 94-4s63 2 94 4v-27c-56 0-65 0-65-38v-275h178v275c0 38-9 38-67 38v27c33-2 73-4 96-4 35 0 75 0 108 4v-27h-18c-61 0-63-9-63-40zM121 232v-96c0-82 69-117 123-117 42 0 65 16 67 16v1c-15 0-31 12-31 35 0 6 0 27 23 35-2 11-2 19-2 28v98z">
            <text:p/>
          </draw:path>
          <draw:path draw:style-name="gr3" draw:text-style-name="P9" draw:layer="layout" svg:width="0.327cm" svg:height="0.389cm" svg:x="20.631cm" svg:y="10.5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85cm" svg:height="0.373cm" svg:x="21.005cm" svg:y="10.578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21.336cm" svg:y="10.572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25cm" svg:height="0.373cm" svg:x="21.714cm" svg:y="10.5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64cm" svg:height="0.529cm" svg:x="22.148cm" svg:y="10.43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181cm" svg:height="0.565cm" svg:x="22.488cm" svg:y="10.3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381cm" svg:height="0.389cm" svg:x="22.73cm" svg:y="10.572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9" draw:layer="layout" svg:width="0.189cm" svg:height="0.587cm" svg:x="23.144cm" svg:y="10.365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523cm" svg:height="0.575cm" svg:x="23.659cm" svg:y="10.376cm" svg:viewBox="0 0 524 576" svg:d="M86 509c0 31 0 40-65 40h-21v27h488l36-219h-21c-21 131-40 192-186 192h-113c-39 0-41-6-41-34v-225h75c83 0 92 27 92 98h21v-223h-21c0 71-9 98-92 98h-75v-203c0-27 2-33 41-33h109c131 0 152 46 167 163h21l-25-190h-476v27h21c65 0 65 9 65 38z">
            <text:p/>
          </draw:path>
          <draw:path draw:style-name="gr3" draw:text-style-name="P9" draw:layer="layout" svg:width="0.418cm" svg:height="0.537cm" svg:x="24.235cm" svg:y="10.578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7 0 104 73 104 119z">
            <text:p/>
          </draw:path>
          <draw:path draw:style-name="gr3" draw:text-style-name="P9" draw:layer="layout" svg:width="0.425cm" svg:height="0.383cm" svg:x="24.678cm" svg:y="10.578cm" svg:viewBox="0 0 426 384" svg:d="M303 307v77l123-10v-26c-59 0-65-6-65-47v-301l-125 10v26c60 0 65 6 65 47v151c0 73-40 131-101 131-71 0-75-39-75-83v-282l-125 10v26c65 0 65 2 65 77v127c0 67 0 144 129 144 48 0 86-23 109-77z">
            <text:p/>
          </draw:path>
          <draw:path draw:style-name="gr3" draw:text-style-name="P9" draw:layer="layout" svg:width="0.381cm" svg:height="0.389cm" svg:x="25.155cm" svg:y="10.572cm" svg:viewBox="0 0 382 390" svg:d="M248 315c2 34 25 69 65 69 17 0 69-11 69-81v-46h-21v46c0 50-21 56-31 56-27 0-30-38-30-42v-171c0-35 0-67-31-100-33-33-75-46-115-46-71 0-129 40-129 96 0 25 17 40 38 40 25 0 39-17 39-40 0-10-4-38-42-38 23-29 63-39 92-39 40 0 88 33 88 108v32c-42 2-102 4-156 29-63 29-84 73-84 112 0 69 83 90 136 90 56 0 94-35 112-75zM240 177v84c0 81-60 110-98 110-42 0-77-31-77-73 0-46 37-118 175-121z">
            <text:p/>
          </draw:path>
          <draw:path draw:style-name="gr3" draw:text-style-name="P9" draw:layer="layout" svg:width="0.264cm" svg:height="0.529cm" svg:x="25.558cm" svg:y="10.432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181cm" svg:height="0.565cm" svg:x="25.898cm" svg:y="10.386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375cm" svg:height="0.389cm" svg:x="26.128cm" svg:y="10.572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425cm" svg:height="0.373cm" svg:x="26.552cm" svg:y="10.57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091cm" svg:height="0.091cm" svg:x="27.067cm" svg:y="10.86cm" svg:viewBox="0 0 92 92" svg:d="M92 46c0-25-21-46-46-46s-46 21-46 46 21 46 46 46 46-21 46-4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5.199cm" svg:height="1.6cm" svg:x="1.398cm" svg:y="0.4cm" presentation:class="title" presentation:user-transformed="true">
          <draw:text-box>
            <text:p><text:span text:style-name="T7">Types of Solution for a Differential Equation</text:span></text:p>
          </draw:text-box>
        </draw:frame>
        <draw:frame presentation:style-name="pr7" draw:text-style-name="P7" draw:layer="layout" svg:width="26.4cm" svg:height="12.757cm" svg:x="0.8cm" svg:y="2.4cm" presentation:class="subtitle" presentation:user-transformed="true">
          <draw:text-box>
            <text:p text:style-name="P6"><text:span text:style-name="T8"><text:tab/></text:span><text:span text:style-name="T8">General Solution :</text:span><text:span text:style-name="T9"> </text:span><text:span text:style-name="T10">A solution </text:span><text:span text:style-name="T5">of a differential equation in which </text:span></text:p>
            <text:p text:style-name="P6"><text:span text:style-name="T5"><text:tab/></text:span><text:span text:style-name="T5"> </text:span><text:span text:style-name="T5">the number of arbitrary constants is equal to the of order of the</text:span></text:p>
            <text:p text:style-name="P6"><text:span text:style-name="T11"><text:tab/></text:span><text:span text:style-name="T11"> </text:span><text:span text:style-name="T11">Differential Equation, is called the general solution of the</text:span></text:p>
            <text:p text:style-name="P6"><text:span text:style-name="T11"><text:tab/></text:span><text:span text:style-name="T11"> </text:span><text:span text:style-name="T5">Differential Equation. </text:span></text:p>
            <text:p text:style-name="P6"><text:span text:style-name="T12"><text:s text:c="6"/></text:span><text:span text:style-name="T12"><text:tab/></text:span><text:span text:style-name="T12"><text:tab/></text:span></text:p>
            <text:p text:style-name="P6"><text:span text:style-name="T13"><text:tab/></text:span><text:span text:style-name="T13">Particular Solution :</text:span><text:span text:style-name="T14"> </text:span><text:span text:style-name="T11"><text:s/></text:span><text:span text:style-name="T9"><text:s/></text:span><text:span text:style-name="T10">A solution </text:span><text:span text:style-name="T5">of a differential equation which</text:span></text:p>
            <text:p text:style-name="P6"><text:span text:style-name="T5"><text:tab/></text:span><text:span text:style-name="T5"> </text:span><text:span text:style-name="T5">can be obtained from the general solution by giving particular</text:span></text:p>
            <text:p text:style-name="P11"><text:span text:style-name="T11"><text:s text:c="6"/></text:span><text:span text:style-name="T11">values to the arbitrary constants is called the particular solution of</text:span></text:p>
            <text:p text:style-name="P11"><text:span text:style-name="T11"><text:tab/></text:span><text:span text:style-name="T11"> </text:span><text:span text:style-name="T11">the </text:span><text:span text:style-name="T5">Differential Equation.</text:span></text:p>
            <text:p text:style-name="P6"><text:span text:style-name="T5"><text:tab/></text:span><text:span text:style-name="T15">For example : </text:span></text:p>
          </draw:text-box>
        </draw:frame>
        <draw:g>
          <svg:title>TexMaths</svg:title>
          <svg:desc>24§display§y = \sin x + c§svg§600§FALSE§</svg:desc>
          <draw:polygon draw:style-name="gr2" draw:text-style-name="P8" draw:layer="layout" svg:width="4.536cm" svg:height="0.654cm" svg:x="7.801cm" svg:y="11.337cm" svg:viewBox="0 0 4537 655" draw:points="2269,655 0,655 0,0 4537,0 4537,655">
            <text:p/>
          </draw:polygon>
          <draw:path draw:style-name="gr3" draw:text-style-name="P9" draw:layer="layout" svg:width="0.391cm" svg:height="0.546cm" svg:x="7.784cm" svg:y="11.487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1-31-31-19 0-48 14-48 56s39 73 91 73c88 0 174-77 197-173z">
            <text:p/>
          </draw:path>
          <draw:path draw:style-name="gr3" draw:text-style-name="P9" draw:layer="layout" svg:width="0.562cm" svg:height="0.199cm" svg:x="8.485cm" svg:y="11.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277cm" svg:height="0.389cm" svg:x="9.354cm" svg:y="11.481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181cm" svg:height="0.565cm" svg:x="9.688cm" svg:y="11.295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9" draw:layer="layout" svg:width="0.425cm" svg:height="0.373cm" svg:x="9.921cm" svg:y="11.48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421cm" svg:height="0.383cm" svg:x="10.527cm" svg:y="11.48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3-86 112-113 112-33 0-46-27-46-56 0-19 6-36 15-75z">
            <text:p/>
          </draw:path>
          <draw:path draw:style-name="gr3" draw:text-style-name="P9" draw:layer="layout" svg:width="0.562cm" svg:height="0.563cm" svg:x="11.221cm" svg:y="11.368cm" svg:viewBox="0 0 563 564" svg:d="M299 299h237c11 0 27 0 27-17s-16-17-27-17h-237v-236c0-14 0-29-17-29s-17 15-17 29v236h-236c-14 0-29 0-29 17s15 17 29 17h236v237c0 11 0 28 17 28s17-17 17-28z">
            <text:p/>
          </draw:path>
          <draw:path draw:style-name="gr3" draw:text-style-name="P9" draw:layer="layout" svg:width="0.329cm" svg:height="0.383cm" svg:x="12.052cm" svg:y="11.487cm" svg:viewBox="0 0 330 384" svg:d="M301 52c-13 0-25 0-38 13-13 12-15 27-15 33 0 19 15 29 32 29 25 0 48-20 48-54 0-42-40-73-101-73-114 0-227 121-227 240 0 77 50 144 138 144 121 0 192-90 192-100 0-6-6-11-9-11-6 0-8 1-12 9-67 83-159 83-171 83-52 0-75-41-75-92 0-35 18-118 46-169 25-48 73-85 119-85 29 0 62 10 73 33z">
            <text:p/>
          </draw:path>
        </draw:g>
        <draw:g>
          <svg:title>TexMaths</svg:title>
          <svg:desc>24§display§\text { is the general solution of the differential}§svg§600§FALSE§</svg:desc>
          <draw:polygon draw:style-name="gr2" draw:text-style-name="P8" draw:layer="layout" svg:width="14.649cm" svg:height="0.685cm" svg:x="12.799cm" svg:y="11.34cm" svg:viewBox="0 0 14650 686" draw:points="7325,686 0,686 0,0 14650,0 14650,686">
            <text:p/>
          </draw:polygon>
          <draw:path draw:style-name="gr3" draw:text-style-name="P9" draw:layer="layout" svg:width="0.181cm" svg:height="0.566cm" svg:x="12.784cm" svg:y="11.32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277cm" svg:height="0.389cm" svg:x="13.02cm" svg:y="11.515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266cm" svg:height="0.53cm" svg:x="13.621cm" svg:y="11.37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9" draw:layer="layout" svg:width="0.425cm" svg:height="0.587cm" svg:x="13.961cm" svg:y="11.308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14.426cm" svg:y="11.51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387cm" svg:height="0.559cm" svg:x="15.082cm" svg:y="11.511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327cm" svg:height="0.389cm" svg:x="15.503cm" svg:y="11.51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425cm" svg:height="0.374cm" svg:x="15.881cm" svg:y="11.521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327cm" svg:height="0.389cm" svg:x="16.348cm" svg:y="11.51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285cm" svg:height="0.374cm" svg:x="16.722cm" svg:y="11.521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9" draw:layer="layout" svg:width="0.381cm" svg:height="0.389cm" svg:x="17.064cm" svg:y="11.515cm" svg:viewBox="0 0 382 390" svg:d="M248 315c2 35 25 70 65 70 17 0 69-12 69-81v-46h-21v46c0 50-21 56-31 56-27 0-30-39-30-43v-171c0-34 0-67-31-100-33-33-75-46-115-46-71 0-129 40-129 96 0 25 17 41 38 41 25 0 39-18 39-41 0-9-4-38-42-38 23-29 63-39 92-39 40 0 88 33 88 108v33c-42 2-102 3-156 28-63 29-84 74-84 112 0 69 83 90 136 90 56 0 94-34 112-75zM240 177v85c0 80-60 109-98 109-42 0-77-31-77-73 0-46 37-117 175-121z">
            <text:p/>
          </draw:path>
          <draw:path draw:style-name="gr3" draw:text-style-name="P9" draw:layer="layout" svg:width="0.189cm" svg:height="0.587cm" svg:x="17.479cm" svg:y="11.308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277cm" svg:height="0.389cm" svg:x="17.993cm" svg:y="11.515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375cm" svg:height="0.389cm" svg:x="18.322cm" svg:y="11.515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9" draw:layer="layout" svg:width="0.189cm" svg:height="0.587cm" svg:x="18.748cm" svg:y="11.308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425cm" svg:height="0.384cm" svg:x="18.982cm" svg:y="11.521cm" svg:viewBox="0 0 426 385" svg:d="M303 308v77l123-10v-27c-59 0-65-6-65-46v-302l-125 10v27c60 0 65 5 65 46v152c0 73-40 130-101 130-71 0-75-38-75-82v-283l-125 10v27c65 0 65 1 65 76v127c0 68 0 145 129 145 48 0 86-23 109-77z">
            <text:p/>
          </draw:path>
          <draw:path draw:style-name="gr3" draw:text-style-name="P9" draw:layer="layout" svg:width="0.266cm" svg:height="0.53cm" svg:x="19.439cm" svg:y="11.37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9" draw:layer="layout" svg:width="0.181cm" svg:height="0.566cm" svg:x="19.779cm" svg:y="11.32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75cm" svg:height="0.389cm" svg:x="20.009cm" svg:y="11.515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9" draw:layer="layout" svg:width="0.425cm" svg:height="0.374cm" svg:x="20.436cm" svg:y="11.521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375cm" svg:height="0.389cm" svg:x="21.181cm" svg:y="11.515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9" draw:layer="layout" svg:width="0.274cm" svg:height="0.597cm" svg:x="21.607cm" svg:y="11.298cm" svg:viewBox="0 0 275 598" svg:d="M121 233v-98c0-75 40-116 79-116 2 0 13 0 27 6-10 4-25 13-25 35 0 19 13 36 36 36 25 0 37-17 37-36 0-31-31-60-75-60-60 0-133 44-133 135v98h-67v25h67v275c0 38-9 38-67 38v27c35-2 75-4 98-4 34 0 73 0 107 4v-27h-17c-63 0-65-10-65-40v-273h98v-25z">
            <text:p/>
          </draw:path>
          <draw:path draw:style-name="gr3" draw:text-style-name="P9" draw:layer="layout" svg:width="0.266cm" svg:height="0.53cm" svg:x="22.135cm" svg:y="11.37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9" draw:layer="layout" svg:width="0.425cm" svg:height="0.587cm" svg:x="22.473cm" svg:y="11.308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22.939cm" svg:y="11.51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418cm" svg:height="0.597cm" svg:x="23.6cm" svg:y="11.308cm" svg:viewBox="0 0 419 598" svg:d="M294 542v56l125-10v-27c-60 0-68-5-68-46v-515l-121 10v27c58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9" draw:layer="layout" svg:width="0.181cm" svg:height="0.566cm" svg:x="24.067cm" svg:y="11.32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508cm" svg:height="0.597cm" svg:x="24.297cm" svg:y="11.298cm" svg:viewBox="0 0 509 598" svg:d="M357 258h96v-25h-100v-98c0-77 43-116 79-116 4 0 15 0 29 6-10 4-25 13-25 35 0 19 13 36 36 36s37-17 37-36c0-31-29-60-77-60-50 0-88 33-92 37-25-33-71-37-94-37-81 0-179 44-179 137v96h-67v25h67v275c0 38-9 38-67 38v27c29-2 73-4 94-4s63 2 94 4v-27c-56 0-65 0-65-38v-275h178v275c0 38-9 38-67 38v27c33-2 73-4 96-4 35 0 75 0 108 4v-27h-17c-62 0-64-10-64-40zM121 233v-96c0-83 69-118 123-118 42 0 65 16 67 16v2c-15 0-31 11-31 34 0 6 0 27 23 35-2 11-2 19-2 29v98z">
            <text:p/>
          </draw:path>
          <draw:path draw:style-name="gr3" draw:text-style-name="P9" draw:layer="layout" svg:width="0.327cm" svg:height="0.389cm" svg:x="24.79cm" svg:y="11.51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285cm" svg:height="0.374cm" svg:x="25.165cm" svg:y="11.521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25.495cm" svg:y="11.515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425cm" svg:height="0.374cm" svg:x="25.873cm" svg:y="11.521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264cm" svg:height="0.53cm" svg:x="26.307cm" svg:y="11.375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9" draw:layer="layout" svg:width="0.181cm" svg:height="0.566cm" svg:x="26.647cm" svg:y="11.32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81cm" svg:height="0.389cm" svg:x="26.889cm" svg:y="11.515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9" draw:layer="layout" svg:width="0.189cm" svg:height="0.587cm" svg:x="27.304cm" svg:y="11.308cm" svg:viewBox="0 0 190 588" svg:d="M123 0l-123 10v27c60 0 67 5 67 46v440c0 38-9 38-67 38v27c29-2 73-2 94-2s63 0 96 2v-27c-58 0-67 0-67-38z">
            <text:p/>
          </draw:path>
        </draw:g>
        <draw:g>
          <svg:title>TexMaths</svg:title>
          <svg:desc>24§display§\text {equation}§svg§600§FALSE§</svg:desc>
          <draw:polygon draw:style-name="gr2" draw:text-style-name="P8" draw:layer="layout" svg:width="3.063cm" svg:height="0.644cm" svg:x="2.204cm" svg:y="13.041cm" svg:viewBox="0 0 3064 645" draw:points="1533,645 0,645 0,0 3064,0 3064,645">
            <text:p/>
          </draw:polygon>
          <draw:path draw:style-name="gr3" draw:text-style-name="P9" draw:layer="layout" svg:width="0.327cm" svg:height="0.389cm" svg:x="2.185cm" svg:y="13.185cm" svg:viewBox="0 0 328 390" svg:d="M71 167c6-127 77-148 106-148 86 0 96 114 96 148zM71 184h236c20 0 21 0 21-17 0-84-46-167-151-167-98 0-177 86-177 194 0 113 88 196 186 196 104 0 142-94 142-111 0-8-7-10-11-10-8 0-10 6-10 11-30 89-107 89-115 89-42 0-77-27-96-58-25-40-25-96-25-127z">
            <text:p/>
          </draw:path>
          <draw:path draw:style-name="gr3" draw:text-style-name="P9" draw:layer="layout" svg:width="0.418cm" svg:height="0.537cm" svg:x="2.565cm" svg:y="13.191cm" svg:viewBox="0 0 419 538" svg:d="M294 323v152c0 38-10 38-67 38v25c28 0 73-2 96-2s65 2 96 2v-25c-58 0-68 0-68-38v-475h-19l-30 77c-12-23-47-77-114-77-100 0-188 83-188 192 0 106 83 192 181 192 59 0 94-36 113-61zM296 140v119c0 27-16 50-35 71-9 12-36 35-77 35-61 0-113-75-113-173 0-100 60-171 121-171 67 0 104 73 104 119z">
            <text:p/>
          </draw:path>
          <draw:path draw:style-name="gr3" draw:text-style-name="P9" draw:layer="layout" svg:width="0.425cm" svg:height="0.383cm" svg:x="3.009cm" svg:y="13.191cm" svg:viewBox="0 0 426 384" svg:d="M303 307v77l123-9v-27c-59 0-65-6-65-46v-302l-125 10v27c60 0 66 5 66 46v151c0 73-41 131-102 131-71 0-75-38-75-83v-282l-125 10v27c65 0 65 1 65 76v127c0 67 0 144 131 144 46 0 84-23 107-77z">
            <text:p/>
          </draw:path>
          <draw:path draw:style-name="gr3" draw:text-style-name="P9" draw:layer="layout" svg:width="0.381cm" svg:height="0.389cm" svg:x="3.487cm" svg:y="13.185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5 29-64 29-85 73-85 112 0 69 83 90 136 90 56 0 94-35 110-75zM240 177v84c0 81-59 110-98 110-42 0-77-31-77-73 0-46 37-117 175-121z">
            <text:p/>
          </draw:path>
          <draw:path draw:style-name="gr3" draw:text-style-name="P9" draw:layer="layout" svg:width="0.266cm" svg:height="0.529cm" svg:x="3.889cm" svg:y="13.045cm" svg:viewBox="0 0 267 530" svg:d="M131 183h121v-27h-121v-156h-22c0 69-26 159-109 163v20h73v232c0 106 79 115 109 115 60 0 85-59 85-115v-48h-23v48c0 61-25 94-56 94-57 0-57-77-57-92z">
            <text:p/>
          </draw:path>
          <draw:path draw:style-name="gr3" draw:text-style-name="P9" draw:layer="layout" svg:width="0.181cm" svg:height="0.566cm" svg:x="4.229cm" svg:y="12.99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4.459cm" svg:y="13.185cm" svg:viewBox="0 0 376 390" svg:d="M376 198c0-108-86-198-188-198-105 0-188 92-188 198 0 109 88 192 188 192 102 0 188-85 188-192zM188 369c-36 0-73-19-96-58-21-36-21-88-21-119 0-33 0-79 19-117 23-39 64-56 98-56 37 0 73 18 96 54 21 37 21 86 21 119 0 31 0 77-19 113-17 39-56 64-98 64z">
            <text:p/>
          </draw:path>
          <draw:path draw:style-name="gr3" draw:text-style-name="P9" draw:layer="layout" svg:width="0.425cm" svg:height="0.374cm" svg:x="4.884cm" svg:y="13.191cm" svg:viewBox="0 0 426 375" svg:d="M65 83v228c0 37-7 37-65 37v27c29 0 73-2 96-2 21 0 65 2 94 2v-27c-56 0-65 0-65-37v-157c0-89 59-135 113-135s64 46 64 94v198c0 37-10 37-66 37v27c29 0 73-2 96-2 21 0 66 2 94 2v-27c-44 0-65 0-65-25v-162c0-73 0-100-27-130-11-14-40-31-88-31-64 0-102 36-127 88v-88l-119 10v27c60 0 65 5 65 46z">
            <text:p/>
          </draw:path>
        </draw:g>
        <draw:g>
          <svg:title>TexMaths</svg:title>
          <svg:desc>24§display§\frac{dy}{dx} = \cos x ,§svg§600§FALSE§</svg:desc>
          <draw:polygon draw:style-name="gr2" draw:text-style-name="P8" draw:layer="layout" svg:width="3.988cm" svg:height="1.66cm" svg:x="5.917cm" svg:y="12.499cm" svg:viewBox="0 0 3989 1661" draw:points="1993,1661 0,1661 0,0 3989,0 3989,1661">
            <text:p/>
          </draw:polygon>
          <draw:path draw:style-name="gr3" draw:text-style-name="P9" draw:layer="layout" svg:width="0.402cm" svg:height="0.596cm" svg:x="5.929cm" svg:y="12.457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5-50 63-81 97-81 56 0 68 69 68 75 0 4-2 10-4 14z">
            <text:p/>
          </draw:path>
          <draw:path draw:style-name="gr3" draw:text-style-name="P9" draw:layer="layout" svg:width="0.391cm" svg:height="0.546cm" svg:x="6.357cm" svg:y="12.67cm" svg:viewBox="0 0 392 547" svg:d="M388 52c4-12 4-14 4-19 0-16-14-23-25-23-10 0-23 3-31 17-2 4-8 31-11 46-6 21-12 44-18 67l-38 154c-2 11-39 71-94 71-44 0-54-37-54-69 0-39 15-91 44-165 14-35 16-45 16-62 0-38-27-69-70-69-80 0-111 123-111 131 0 7 8 7 10 7 9 0 9-2 13-15 23-79 58-104 86-104 6 0 22 0 22 27 0 21-8 42-16 60-32 88-48 138-48 176 0 75 54 102 104 102 33 0 61-15 84-38-9 44-21 84-53 130-23 29-56 54-94 54-12 0-50-4-64-37 14 0 23 0 37-9 7-8 15-19 15-35 0-27-23-30-31-30-19 0-48 13-48 55s39 73 91 73c88 0 174-77 197-173z">
            <text:p/>
          </draw:path>
          <draw:polygon draw:style-name="gr3" draw:text-style-name="P9" draw:layer="layout" svg:width="0.923cm" svg:height="0.035cm" svg:x="5.875cm" svg:y="13.384cm" svg:viewBox="0 0 924 36" draw:points="461,36 0,36 0,0 924,0 924,36">
            <text:p/>
          </draw:polygon>
          <draw:path draw:style-name="gr3" draw:text-style-name="P9" draw:layer="layout" svg:width="0.402cm" svg:height="0.596cm" svg:x="5.91cm" svg:y="13.607cm" svg:viewBox="0 0 403 597" svg:d="M403 10c0-2 0-10-11-10-12 0-92 8-108 10-6 0-11 3-11 15 0 11 7 11 21 11 40 0 42 6 42 14l-4 17-50 200c-15-31-40-54-78-54-98 0-204 125-204 248 0 80 46 136 113 136 18 0 60-4 110-63 7 34 36 63 77 63 30 0 49-19 63-48 13-29 25-81 25-82 0-10-8-10-10-10-9 0-9 4-11 15-16 56-31 106-66 106-23 0-24-21-24-39 0-21 1-26 5-40zM227 486c-4 15-4 17-18 32-36 46-71 60-94 60-42 0-55-46-55-79 0-42 26-148 48-186 25-50 63-81 97-81 56 0 68 69 68 75 0 4-2 10-4 14z">
            <text:p/>
          </draw:path>
          <draw:path draw:style-name="gr3" draw:text-style-name="P9" draw:layer="layout" svg:width="0.421cm" svg:height="0.383cm" svg:x="6.338cm" svg:y="13.818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8-60 90-65 10 32 40 65 90 65 89 0 137-109 137-131 0-7-8-7-10-7-8 0-10 2-12 7-26 93-86 112-113 112-32 0-46-27-46-56 0-19 6-36 15-75z">
            <text:p/>
          </draw:path>
          <draw:path draw:style-name="gr3" draw:text-style-name="P9" draw:layer="layout" svg:width="0.562cm" svg:height="0.199cm" svg:x="7.179cm" svg:y="13.30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22cm" svg:height="0.389cm" svg:x="8.051cm" svg:y="13.235cm" svg:viewBox="0 0 323 390" svg:d="M71 196c0-138 69-175 113-175 8 0 62 0 93 31-37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9" draw:layer="layout" svg:width="0.375cm" svg:height="0.389cm" svg:x="8.421cm" svg:y="13.235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7cm" svg:height="0.389cm" svg:x="8.848cm" svg:y="13.235cm" svg:viewBox="0 0 278 390" svg:d="M148 215c19 4 88 17 88 79 0 42-29 77-96 77-71 0-102-48-117-121-2-10-4-14-11-14-12 0-12 6-12 21v112c0 15 0 21 10 21 3 0 5-2 21-18 2-1 2-3 17-19 36 35 75 37 92 37 98 0 138-58 138-119 0-44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9" draw:layer="layout" svg:width="0.421cm" svg:height="0.383cm" svg:x="9.316cm" svg:y="13.24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81 56 55 0 86-60 88-65 10 32 40 65 92 65 87 0 135-109 135-131 0-7-8-7-10-7-8 0-10 2-12 7-26 93-84 112-113 112-32 0-46-27-46-56 0-19 6-36 15-75z">
            <text:p/>
          </draw:path>
          <draw:path draw:style-name="gr3" draw:text-style-name="P9" draw:layer="layout" svg:width="0.099cm" svg:height="0.252cm" svg:x="9.848cm" svg:y="13.524cm" svg:viewBox="0 0 100 253" svg:d="M100 88c0-55-21-88-54-88-29 0-46 21-46 44s17 46 46 46c10 0 21-4 29-11 4-2 4-2 6-2 0 0 2 0 2 11 0 64-31 115-60 142-10 10-10 12-10 14 0 7 4 9 10 9 10 0 77-65 77-165z">
            <text:p/>
          </draw:path>
        </draw:g>
        <draw:g>
          <svg:title>TexMaths</svg:title>
          <svg:desc>24§display§\text {whereas } y = \sin x + 3 \text { is its particular solution.}§svg§600§FALSE§</svg:desc>
          <draw:polygon draw:style-name="gr2" draw:text-style-name="P8" draw:layer="layout" svg:width="17.061cm" svg:height="0.675cm" svg:x="10.214cm" svg:y="13.042cm" svg:viewBox="0 0 17062 676" draw:points="8530,676 0,676 0,0 17062,0 17062,676">
            <text:p/>
          </draw:polygon>
          <draw:path draw:style-name="gr3" draw:text-style-name="P9" draw:layer="layout" svg:width="0.579cm" svg:height="0.374cm" svg:x="10.187cm" svg:y="13.223cm" svg:viewBox="0 0 580 375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300c4 13 8 19 17 19 12 0 14-4 18-18l86-240 86 242c2 10 6 16 18 16 9 0 13-8 15-16z">
            <text:p/>
          </draw:path>
          <draw:path draw:style-name="gr3" draw:text-style-name="P9" draw:layer="layout" svg:width="0.425cm" svg:height="0.587cm" svg:x="10.807cm" svg:y="13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11.274cm" svg:y="13.208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285cm" svg:height="0.374cm" svg:x="11.648cm" svg:y="13.213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11.978cm" svg:y="13.208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381cm" svg:height="0.389cm" svg:x="12.364cm" svg:y="13.208cm" svg:viewBox="0 0 382 390" svg:d="M246 315c4 35 27 69 67 69 17 0 69-11 69-80v-46h-21v46c0 50-21 55-31 55-27 0-31-38-31-42v-171c0-35 0-67-30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277cm" svg:height="0.389cm" svg:x="12.779cm" svg:y="13.208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391cm" svg:height="0.547cm" svg:x="13.389cm" svg:y="13.213cm" svg:viewBox="0 0 392 548" svg:d="M388 52c4-12 4-14 4-19 0-16-14-23-25-23-10 0-23 3-31 17-2 4-8 31-12 46-5 21-11 44-17 67l-38 154c-2 12-39 71-96 71-42 0-52-36-52-69 0-38 15-90 44-165 14-35 15-45 15-62 0-38-26-69-69-69-80 0-111 123-111 131 0 7 8 7 10 7 9 0 9-2 13-15 23-79 58-104 86-104 6 0 22 0 22 27 0 21-8 42-16 60-32 88-48 138-48 176 0 75 54 102 104 102 33 0 61-15 84-38-9 44-21 84-53 131-23 28-56 53-94 53-12 0-50-3-64-36 14 0 23 0 35-10 9-7 17-19 17-34 0-27-23-31-31-31-19 0-48 13-48 56 0 42 39 73 91 73 88 0 174-77 197-173z">
            <text:p/>
          </draw:path>
          <draw:path draw:style-name="gr3" draw:text-style-name="P9" draw:layer="layout" svg:width="0.562cm" svg:height="0.199cm" svg:x="14.09cm" svg:y="13.277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9" draw:layer="layout" svg:width="0.277cm" svg:height="0.389cm" svg:x="14.962cm" svg:y="13.208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181cm" svg:height="0.566cm" svg:x="15.294cm" svg:y="13.021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4cm" svg:x="15.528cm" svg:y="13.21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421cm" svg:height="0.383cm" svg:x="16.135cm" svg:y="13.213cm" svg:viewBox="0 0 422 384" svg:d="M259 119c4-23 23-100 83-100 4 0 25 0 42 10-23 6-40 27-40 46 0 13 9 31 32 31 19 0 46-16 46-50 0-44-50-56-78-56-50 0-79 44-91 65-21-57-65-65-90-65-88 0-136 110-136 131 0 7 8 7 9 7 8 0 10 0 12-7 29-91 84-112 113-112 16 0 46 8 46 56 0 27-15 85-46 202-13 54-44 88-80 88-6 0-25 0-43-9 22-6 41-24 41-47s-19-30-33-30c-25 0-46 23-46 50 0 38 42 55 79 55 57 0 86-59 90-65 10 33 40 65 90 65 88 0 136-109 136-130 0-8-7-8-9-8-8 0-10 2-12 8-28 92-86 111-113 111-33 0-46-27-46-56 0-19 6-36 15-75z">
            <text:p/>
          </draw:path>
          <draw:path draw:style-name="gr3" draw:text-style-name="P9" draw:layer="layout" svg:width="0.562cm" svg:height="0.564cm" svg:x="16.826cm" svg:y="13.094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9" draw:layer="layout" svg:width="0.35cm" svg:height="0.581cm" svg:x="17.657cm" svg:y="13.023cm" svg:viewBox="0 0 351 582" svg:d="M211 265c69-21 117-81 117-148 0-69-75-117-155-117-87 0-150 50-150 115 0 27 19 45 42 45 27 0 44-20 44-45 0-42-40-42-51-42 25-40 80-52 111-52 35 0 83 19 83 94 0 12-2 60-25 98-25 41-54 43-75 45-6 0-27 1-33 1-8 0-13 2-13 10 0 10 5 10 21 10h36c69 0 102 57 102 140 0 115-60 140-96 140-37 0-100-15-131-65 31 6 56-14 56-46 0-31-21-48-46-48-21 0-48 13-48 50 0 77 79 132 171 132 104 0 180-77 180-163 0-69-53-135-140-154z">
            <text:p/>
          </draw:path>
          <draw:path draw:style-name="gr3" draw:text-style-name="P9" draw:layer="layout" svg:width="0.181cm" svg:height="0.566cm" svg:x="18.352cm" svg:y="13.021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277cm" svg:height="0.389cm" svg:x="18.588cm" svg:y="13.208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181cm" svg:height="0.566cm" svg:x="19.201cm" svg:y="13.021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264cm" svg:height="0.529cm" svg:x="19.423cm" svg:y="13.067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9" draw:layer="layout" svg:width="0.277cm" svg:height="0.389cm" svg:x="19.763cm" svg:y="13.208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418cm" svg:height="0.537cm" svg:x="20.374cm" svg:y="13.213cm" svg:viewBox="0 0 419 538" svg:d="M123 56v-56l-123 10v27c60 0 65 3 65 42v396c0 38-7 38-65 38v25c29 0 73-2 94-2 23 0 67 2 96 2v-25c-56 0-65 0-65-38v-143-7c4 13 40 59 103 59 102 0 191-82 191-192 0-107-83-192-179-192-65 0-102 37-117 56zM125 279v-191c25-42 65-67 109-67 62 0 113 75 113 171 0 102-59 173-122 173-33 0-66-17-89-52-11-17-11-19-11-34z">
            <text:p/>
          </draw:path>
          <draw:path draw:style-name="gr3" draw:text-style-name="P9" draw:layer="layout" svg:width="0.381cm" svg:height="0.389cm" svg:x="20.854cm" svg:y="13.208cm" svg:viewBox="0 0 382 390" svg:d="M246 315c4 35 27 69 67 69 17 0 69-11 69-80v-46h-21v46c0 50-21 55-31 55-27 0-31-38-31-42v-171c0-35 0-67-30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285cm" svg:height="0.374cm" svg:x="21.263cm" svg:y="13.213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266cm" svg:height="0.529cm" svg:x="21.587cm" svg:y="13.067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9" draw:layer="layout" svg:width="0.181cm" svg:height="0.566cm" svg:x="21.927cm" svg:y="13.021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22cm" svg:height="0.389cm" svg:x="22.161cm" svg:y="13.208cm" svg:viewBox="0 0 323 390" svg:d="M71 196c0-138 69-175 113-175 8 0 62 0 92 31-34 4-40 29-40 40 0 21 16 39 39 39s40-16 40-41c0-57-65-90-131-90-105 0-184 92-184 196 0 110 84 194 182 194 114 0 141-102 141-111 0-8-8-8-10-8-8 0-10 4-12 8-25 78-80 90-111 90-44 0-119-37-119-173z">
            <text:p/>
          </draw:path>
          <draw:path draw:style-name="gr3" draw:text-style-name="P9" draw:layer="layout" svg:width="0.425cm" svg:height="0.383cm" svg:x="22.534cm" svg:y="13.213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9" draw:layer="layout" svg:width="0.189cm" svg:height="0.587cm" svg:x="23.004cm" svg:y="13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81cm" svg:height="0.389cm" svg:x="23.246cm" svg:y="13.208cm" svg:viewBox="0 0 382 390" svg:d="M246 315c4 35 27 69 67 69 17 0 69-11 69-80v-46h-21v46c0 50-21 55-31 55-27 0-31-38-31-42v-171c0-35 0-67-30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285cm" svg:height="0.374cm" svg:x="23.655cm" svg:y="13.213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277cm" svg:height="0.389cm" svg:x="24.271cm" svg:y="13.208cm" svg:viewBox="0 0 278 390" svg:d="M148 215c19 4 88 18 88 79 0 42-29 77-96 77-71 0-102-48-117-121-2-10-4-14-11-14-12 0-12 6-12 22v111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375cm" svg:height="0.389cm" svg:x="24.599cm" svg:y="13.208cm" svg:viewBox="0 0 376 390" svg:d="M376 198c0-108-86-198-188-198-105 0-188 92-188 198 0 109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189cm" svg:height="0.587cm" svg:x="25.026cm" svg:y="13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425cm" svg:height="0.383cm" svg:x="25.26cm" svg:y="13.213cm" svg:viewBox="0 0 426 384" svg:d="M303 307v77l123-9v-27c-59 0-65-6-65-46v-302l-125 10v27c60 0 65 5 65 46v151c0 73-40 131-101 131-71 0-75-38-75-83v-282l-125 10v27c65 0 65 1 65 76v127c0 67 0 144 131 144 46 0 84-23 107-77z">
            <text:p/>
          </draw:path>
          <draw:path draw:style-name="gr3" draw:text-style-name="P9" draw:layer="layout" svg:width="0.264cm" svg:height="0.529cm" svg:x="25.717cm" svg:y="13.067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9" draw:layer="layout" svg:width="0.181cm" svg:height="0.566cm" svg:x="26.057cm" svg:y="13.021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26.287cm" svg:y="13.208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9" draw:layer="layout" svg:width="0.425cm" svg:height="0.374cm" svg:x="26.711cm" svg:y="13.21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091cm" svg:height="0.091cm" svg:x="27.226cm" svg:y="13.496cm" svg:viewBox="0 0 92 92" svg:d="M92 46c0-25-21-46-46-46s-46 21-46 46 21 46 46 46 46-21 46-4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5.199cm" svg:height="1.6cm" svg:x="1.398cm" svg:y="0.4cm" presentation:class="title" presentation:user-transformed="true">
          <draw:text-box>
            <text:p><text:span text:style-name="T7">Methods of solving a Differential Equation</text:span></text:p>
          </draw:text-box>
        </draw:frame>
        <draw:frame presentation:style-name="pr7" draw:text-style-name="P7" draw:layer="layout" svg:width="26.4cm" svg:height="12.757cm" svg:x="0.8cm" svg:y="2.4cm" presentation:class="subtitle" presentation:user-transformed="true">
          <draw:text-box>
            <text:p text:style-name="P6"><text:span text:style-name="T8"><text:tab/></text:span><text:span text:style-name="T8">Variable Separable method :</text:span><text:span text:style-name="T9"> </text:span></text:p>
            <text:p text:style-name="P6"><text:span text:style-name="T5"><text:tab/></text:span><text:span text:style-name="T5"> </text:span><text:span text:style-name="T5">Every </text:span><text:span text:style-name="T11">Differential Equation of first order and first degree can be</text:span></text:p>
            <text:p text:style-name="P6"><text:span text:style-name="T11"><text:tab/></text:span><text:span text:style-name="T11"> </text:span><text:span text:style-name="T11">written in the form <text:s text:c="27"/>where </text:span></text:p>
            <text:p text:style-name="P6"><text:span text:style-name="T11"><text:tab/></text:span><text:span text:style-name="T11"> <text:s text:c="8"/></text:span></text:p>
            <text:p text:style-name="P6"><text:span text:style-name="T11"><text:tab/></text:span><text:span text:style-name="T11"> </text:span><text:span text:style-name="T5"><text:s/></text:span></text:p>
            <text:p text:style-name="P6"><text:span text:style-name="T12"><text:s text:c="6"/></text:span><text:span text:style-name="T12"><text:tab/></text:span><text:span text:style-name="T12"><text:tab/></text:span></text:p>
            <text:p text:style-name="P6"><text:span text:style-name="T13"><text:s text:c="15"/></text:span></text:p>
            <text:p text:style-name="P6"><text:span text:style-name="T13"/></text:p>
            <text:p text:style-name="P6"><text:span text:style-name="T13"><text:tab/></text:span><text:span text:style-name="T13"> </text:span></text:p>
            <text:p text:style-name="P6"><text:span text:style-name="T5"/></text:p>
          </draw:text-box>
        </draw:frame>
        <draw:g>
          <svg:title>TexMaths</svg:title>
          <svg:desc>22§display§M dx + N dy  = 0§svg§600§FALSE§</svg:desc>
          <draw:polygon draw:style-name="gr2" draw:text-style-name="P8" draw:layer="layout" svg:width="5.449cm" svg:height="0.619cm" svg:x="9.592cm" svg:y="4.836cm" svg:viewBox="0 0 5450 620" draw:points="2725,620 0,620 0,0 5450,0 5450,620">
            <text:p/>
          </draw:polygon>
          <draw:path draw:style-name="gr3" draw:text-style-name="P9" draw:layer="layout" svg:width="0.775cm" svg:height="0.529cm" svg:x="9.585cm" svg:y="4.806cm" svg:viewBox="0 0 776 530" svg:d="M685 60c7-28 9-35 67-35 17 0 24 0 24-16 0-9-7-9-21-9h-102c-19 0-21 0-30 14l-283 444-60-440c-2-18-4-18-25-18h-105c-14 0-23 0-23 14 0 11 7 11 23 11 8 0 23 0 31 1 14 0 18 4 18 13 0 1 0 5-4 14l-98 394c-7 32-20 56-83 58-3 0-14 2-14 16 0 7 5 9 11 9 24 0 52-2 77-2 26 0 55 2 81 2 4 0 12 0 12-16 0-9-7-9-12-9-46 0-53-16-53-33 0-6 0-9 2-18l106-422h1l67 480c0 9 2 18 11 18s14-9 17-14l314-491-111 445c-7 30-9 35-71 35-12 0-21 0-21 16 0 9 9 9 11 9 23 0 76-2 97-2 31 0 65 2 97 2 5 0 14 0 14-16 0-9-7-9-22-9-28 0-51 0-51-14 0-2 0-3 6-18z">
            <text:p/>
          </draw:path>
          <draw:path draw:style-name="gr3" draw:text-style-name="P9" draw:layer="layout" svg:width="0.369cm" svg:height="0.546cm" svg:x="10.419cm" svg:y="4.797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0.814cm" svg:y="4.992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6cm" svg:x="11.448cm" svg:y="4.88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652cm" svg:height="0.529cm" svg:x="12.208cm" svg:y="4.806cm" svg:viewBox="0 0 653 530" svg:d="M556 81c7-30 21-55 83-56 5 0 14-2 14-16 0-2 0-9-10-9-25 0-53 2-78 2-26 0-54-2-79-2-5 0-14 0-14 16 0 9 7 9 14 9 44 0 53 15 53 33 0 2-2 14-4 16l-86 345-171-405c-7-14-7-14-25-14h-103c-16 0-23 0-23 16 0 9 7 9 21 9 3 0 53 0 53 7l-104 415c-7 32-21 56-85 58-3 0-12 2-12 16 0 5 4 9 11 9 24 0 51-2 77-2s55 2 79 2c4 0 14 0 14-16 0-7-7-9-16-9-44 0-51-17-51-33 0-6 2-9 4-18l102-410c4 5 4 7 7 14l194 458c5 12 7 14 14 14 9 0 9-2 12-16z">
            <text:p/>
          </draw:path>
          <draw:path draw:style-name="gr3" draw:text-style-name="P9" draw:layer="layout" svg:width="0.369cm" svg:height="0.546cm" svg:x="12.914cm" svg:y="4.797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58cm" svg:height="0.501cm" svg:x="13.308cm" svg:y="4.992cm" svg:viewBox="0 0 359 502" svg:d="M356 48c3-11 3-13 3-18 0-14-12-21-23-21-9 0-21 3-28 16-2 3-7 28-10 42-6 19-11 40-16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9" draw:layer="layout" svg:width="0.515cm" svg:height="0.182cm" svg:x="13.951cm" svg:y="5.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4.754cm" svg:y="4.818cm" svg:viewBox="0 0 327 533" svg:d="M327 269c0-63-3-125-31-183-35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>
          <svg:title>TexMaths</svg:title>
          <svg:desc>24§display§M \text { and } N \text { are functions }§svg§600§FALSE§</svg:desc>
          <draw:polygon draw:style-name="gr2" draw:text-style-name="P8" draw:layer="layout" svg:width="8.534cm" svg:height="0.52cm" svg:x="18.095cm" svg:y="4.842cm" svg:viewBox="0 0 8535 521" draw:points="4267,521 0,521 0,0 8535,0 8535,521">
            <text:p/>
          </draw:polygon>
          <draw:path draw:style-name="gr3" draw:text-style-name="P9" draw:layer="layout" svg:width="0.846cm" svg:height="0.577cm" svg:x="18.087cm" svg:y="4.819cm" svg:viewBox="0 0 847 578" svg:d="M747 65c8-30 10-38 73-38 19 0 27 0 27-17 0-10-8-10-23-10h-112c-21 0-23 0-32 15l-309 484-66-480c-2-19-4-19-27-19h-115c-15 0-25 0-25 15 0 12 8 12 25 12 10 0 25 0 35 2 15 0 19 4 19 13 0 2 0 6-4 16l-107 430c-8 34-22 61-91 63-3 0-15 2-15 18 0 7 6 9 12 9 26 0 57-2 84-2 29 0 60 2 88 2 4 0 14 0 14-17 0-10-8-10-14-10-50 0-57-17-57-36 0-6 0-10 2-19l115-461h2l73 524c0 10 2 19 11 19 10 0 16-9 19-15l342-536-121 486c-7 33-9 38-77 38-13 0-23 0-23 18 0 9 10 9 12 9 25 0 83-2 106-2 34 0 71 2 105 2 6 0 16 0 16-17 0-10-8-10-24-10-30 0-55 0-55-15 0-2 0-4 6-19z">
            <text:p/>
          </draw:path>
          <draw:path draw:style-name="gr3" draw:text-style-name="P9" draw:layer="layout" svg:width="0.381cm" svg:height="0.389cm" svg:x="19.279cm" svg:y="5.017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425cm" svg:height="0.374cm" svg:x="19.692cm" svg:y="5.02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9" draw:layer="layout" svg:width="0.418cm" svg:height="0.596cm" svg:x="20.163cm" svg:y="4.81cm" svg:viewBox="0 0 419 597" svg:d="M294 542v55l125-9v-27c-60 0-68-6-68-46v-515l-121 10v26c60 0 66 6 66 47v182c-25-29-62-52-108-52-100 0-188 83-188 192 0 108 83 192 180 192 54 0 93-28 114-55zM294 315v173c0 15 0 17-10 31-25 40-63 59-100 59-38 0-69-21-90-54-21-34-23-82-23-117 0-32 2-82 25-121 19-27 50-54 96-54 31 0 65 12 92 50 10 16 10 18 10 33z">
            <text:p/>
          </draw:path>
          <draw:path draw:style-name="gr3" draw:text-style-name="P9" draw:layer="layout" svg:width="0.711cm" svg:height="0.577cm" svg:x="20.917cm" svg:y="4.819cm" svg:viewBox="0 0 712 578" svg:d="M607 88c7-32 23-59 90-61 6 0 15-2 15-17 0-2 0-10-11-10-27 0-58 2-85 2-28 0-59-2-86-2-6 0-15 0-15 17 0 10 7 10 15 10 48 0 58 17 58 36 0 2-2 16-4 18l-94 376-187-442c-7-15-7-15-26-15h-114c-17 0-25 0-25 17 0 10 8 10 23 10 4 0 58 0 58 8l-113 453c-8 34-23 61-93 63-3 0-13 2-13 18 0 5 4 9 12 9 26 0 55-2 84-2s60 2 86 2c4 0 16 0 16-17 0-8-8-10-18-10-48 0-55-19-55-36 0-6 2-10 4-19l111-448c4 6 4 8 8 15l211 500c6 13 8 15 15 15 10 0 10-2 14-17z">
            <text:p/>
          </draw:path>
          <draw:path draw:style-name="gr3" draw:text-style-name="P9" draw:layer="layout" svg:width="0.381cm" svg:height="0.389cm" svg:x="21.971cm" svg:y="5.017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285cm" svg:height="0.374cm" svg:x="22.38cm" svg:y="5.023cm" svg:viewBox="0 0 286 375" svg:d="M117 94v-94l-117 10v26c60 0 67 6 67 47v228c0 37-9 37-67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22.711cm" svg:y="5.017cm" svg:viewBox="0 0 328 390" svg:d="M71 167c6-127 77-148 106-148 86 0 96 114 96 148zM71 184h236c19 0 21 0 21-17 0-84-46-167-151-167-98 0-177 86-177 194 0 113 88 196 186 196 104 0 142-94 142-111 0-8-7-10-11-10-8 0-10 6-10 11-30 89-107 89-115 89-42 0-77-27-96-58-25-40-25-96-25-127z">
            <text:p/>
          </draw:path>
          <draw:path draw:style-name="gr3" draw:text-style-name="P9" draw:layer="layout" svg:width="0.274cm" svg:height="0.596cm" svg:x="23.371cm" svg:y="4.8cm" svg:viewBox="0 0 275 597" svg:d="M121 232v-98c0-74 40-115 79-115 2 0 15 0 27 6-10 4-25 13-25 35 0 19 13 36 36 36 25 0 37-17 37-36 0-31-31-60-75-60-60 0-133 44-133 134v98h-67v25h67v275c0 39-9 39-67 39v26c35-2 75-3 98-3 34 0 73 0 107 3v-26h-17c-63 0-65-10-65-41v-273h98v-25z">
            <text:p/>
          </draw:path>
          <draw:path draw:style-name="gr3" draw:text-style-name="P9" draw:layer="layout" svg:width="0.425cm" svg:height="0.383cm" svg:x="23.629cm" svg:y="5.023cm" svg:viewBox="0 0 426 384" svg:d="M303 307v77l123-9v-27c-59 0-65-6-65-46v-302l-125 10v26c60 0 65 6 65 47v151c0 73-40 131-101 131-71 0-75-38-75-83v-282l-125 10v26c65 0 65 2 65 77v127c0 67 0 144 131 144 46 0 84-23 107-77z">
            <text:p/>
          </draw:path>
          <draw:path draw:style-name="gr3" draw:text-style-name="P9" draw:layer="layout" svg:width="0.425cm" svg:height="0.374cm" svg:x="24.097cm" svg:y="5.02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9" draw:layer="layout" svg:width="0.322cm" svg:height="0.389cm" svg:x="24.568cm" svg:y="5.017cm" svg:viewBox="0 0 323 390" svg:d="M71 196c0-138 69-175 113-175 8 0 62 0 93 31-37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9" draw:layer="layout" svg:width="0.266cm" svg:height="0.529cm" svg:x="24.93cm" svg:y="4.877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9" draw:layer="layout" svg:width="0.181cm" svg:height="0.566cm" svg:x="25.27cm" svg:y="4.831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25.499cm" svg:y="5.01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25cm" svg:height="0.374cm" svg:x="25.925cm" svg:y="5.023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9" draw:layer="layout" svg:width="0.277cm" svg:height="0.389cm" svg:x="26.394cm" svg:y="5.017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</draw:g>
        <draw:g>
          <svg:title>TexMaths</svg:title>
          <svg:desc>24§display§\text {of } x \text { and } y \text { respectively. }§svg§600§FALSE§</svg:desc>
          <draw:polygon draw:style-name="gr2" draw:text-style-name="P8" draw:layer="layout" svg:width="8.415cm" svg:height="0.685cm" svg:x="2.409cm" svg:y="5.843cm" svg:viewBox="0 0 8416 686" draw:points="4209,686 0,686 0,0 8416,0 8416,686">
            <text:p/>
          </draw:polygon>
          <draw:path draw:style-name="gr3" draw:text-style-name="P9" draw:layer="layout" svg:width="0.375cm" svg:height="0.389cm" svg:x="2.39cm" svg:y="6.018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274cm" svg:height="0.596cm" svg:x="2.816cm" svg:y="5.801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9" draw:layer="layout" svg:width="0.421cm" svg:height="0.383cm" svg:x="3.352cm" svg:y="6.02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6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9" draw:layer="layout" svg:width="0.381cm" svg:height="0.389cm" svg:x="4.126cm" svg:y="6.018cm" svg:viewBox="0 0 382 390" svg:d="M246 315c4 34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9" draw:layer="layout" svg:width="0.425cm" svg:height="0.373cm" svg:x="4.54cm" svg:y="6.02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18cm" svg:height="0.596cm" svg:x="5.011cm" svg:y="5.811cm" svg:viewBox="0 0 419 597" svg:d="M294 541v56l125-9v-27c-60 0-68-6-68-46v-515l-121 10v26c60 0 66 6 66 47v182c-25-29-62-52-108-52-100 0-188 83-188 192 0 108 83 192 180 192 54 0 93-29 114-56zM294 315v173c0 15 0 17-10 30-25 41-63 60-100 60-38 0-69-21-90-54-21-34-23-82-23-117 0-33 2-82 25-121 19-27 50-54 96-54 31 0 65 12 92 50 10 16 10 18 10 33z">
            <text:p/>
          </draw:path>
          <draw:path draw:style-name="gr3" draw:text-style-name="P9" draw:layer="layout" svg:width="0.391cm" svg:height="0.546cm" svg:x="5.756cm" svg:y="6.024cm" svg:viewBox="0 0 392 547" svg:d="M388 52c4-12 4-14 4-19 0-16-14-23-25-23-10 0-23 3-31 17-2 4-8 31-12 46-5 21-11 44-17 67l-38 154c-2 11-39 71-94 71-44 0-54-37-54-69 0-39 15-91 44-165 14-35 15-45 15-62 0-38-26-69-69-69-80 0-111 123-111 131 0 7 8 7 10 7 9 0 9-2 13-15 23-79 58-104 86-104 6 0 22 0 22 27 0 21-8 42-16 60-32 88-48 138-48 176 0 75 54 102 104 102 33 0 61-15 84-38-9 44-21 84-53 130-23 29-56 54-94 54-12 0-50-4-64-37 14 0 23 0 37-9 7-8 15-19 15-35 0-27-23-30-31-30-19 0-48 13-48 55 0 43 39 73 91 73 88 0 174-77 197-173z">
            <text:p/>
          </draw:path>
          <draw:path draw:style-name="gr3" draw:text-style-name="P9" draw:layer="layout" svg:width="0.285cm" svg:height="0.373cm" svg:x="6.48cm" svg:y="6.024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6.81cm" svg:y="6.018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77cm" svg:height="0.389cm" svg:x="7.19cm" svg:y="6.01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18cm" svg:height="0.537cm" svg:x="7.518cm" svg:y="6.024cm" svg:viewBox="0 0 419 538" svg:d="M123 56v-56l-123 10v26c60 0 65 4 65 43v395c0 39-7 39-65 39v25c29 0 73-2 94-2 23 0 67 2 96 2v-25c-56 0-65 0-65-39v-142-7c4 13 40 59 103 59 102 0 191-83 191-192 0-108-83-192-179-192-65 0-102 36-117 56zM125 278v-190c25-42 65-67 109-67 62 0 114 75 114 171 0 102-60 173-123 173-33 0-66-17-89-52-11-17-11-19-11-35z">
            <text:p/>
          </draw:path>
          <draw:path draw:style-name="gr3" draw:text-style-name="P9" draw:layer="layout" svg:width="0.327cm" svg:height="0.389cm" svg:x="8.01cm" svg:y="6.018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8.39cm" svg:y="6.01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266cm" svg:height="0.529cm" svg:x="8.751cm" svg:y="5.878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9" draw:layer="layout" svg:width="0.181cm" svg:height="0.565cm" svg:x="9.091cm" svg:y="5.832cm" svg:viewBox="0 0 182 566" svg:d="M123 192l-119 10v27c56 0 63 3 63 46v226c0 39-9 39-67 39v26c27-1 73-1 94-1 29 0 60 0 88 1v-26c-55 0-59-4-59-37zM127 44c0-27-21-44-46-44-27 0-45 23-45 44 0 23 18 46 45 46 25 0 46-19 46-46z">
            <text:p/>
          </draw:path>
          <draw:path draw:style-name="gr3" draw:text-style-name="P9" draw:layer="layout" svg:width="0.414cm" svg:height="0.373cm" svg:x="9.314cm" svg:y="6.031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9" draw:layer="layout" svg:width="0.327cm" svg:height="0.389cm" svg:x="9.744cm" svg:y="6.018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189cm" svg:height="0.587cm" svg:x="10.122cm" svg:y="5.811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414cm" svg:height="0.537cm" svg:x="10.345cm" svg:y="6.031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6 0-22-15-35-35-35-17 0-36 10-36 36 0 39 36 68 79 68 52 0 86-48 107-96z">
            <text:p/>
          </draw:path>
          <draw:path draw:style-name="gr3" draw:text-style-name="P9" draw:layer="layout" svg:width="0.091cm" svg:height="0.091cm" svg:x="10.777cm" svg:y="6.306cm" svg:viewBox="0 0 92 92" svg:d="M92 46c0-25-21-46-46-46s-46 21-46 46 21 46 46 46 46-21 46-46z">
            <text:p/>
          </draw:path>
        </draw:g>
        <draw:g>
          <svg:title>TexMaths</svg:title>
          <svg:desc>24§display§\text {If }\  M = f(x) \text { and } N = g (y)  \text { then the }§svg§600§FALSE§</svg:desc>
          <draw:polygon draw:style-name="gr2" draw:text-style-name="P8" draw:layer="layout" svg:width="13.416cm" svg:height="0.759cm" svg:x="11.211cm" svg:y="5.845cm" svg:viewBox="0 0 13417 760" draw:points="6708,760 0,760 0,0 13417,0 13417,760">
            <text:p/>
          </draw:polygon>
          <draw:path draw:style-name="gr3" draw:text-style-name="P9" draw:layer="layout" svg:width="0.258cm" svg:height="0.577cm" svg:x="11.192cm" svg:y="5.859cm" svg:viewBox="0 0 259 578" svg:d="M167 65c0-29 4-38 69-38h23v-27c-29 2-96 2-128 2-35 0-102 0-131-2v27h23c65 0 69 9 69 38v448c0 30-4 38-69 38h-23v27c29-2 96-2 129-2 34 0 101 0 130 2v-27h-23c-65 0-69-8-69-38z">
            <text:p/>
          </draw:path>
          <draw:path draw:style-name="gr3" draw:text-style-name="P9" draw:layer="layout" svg:width="0.274cm" svg:height="0.596cm" svg:x="11.501cm" svg:y="5.841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9" draw:layer="layout" svg:width="0.846cm" svg:height="0.577cm" svg:x="12.329cm" svg:y="5.859cm" svg:viewBox="0 0 847 578" svg:d="M747 65c8-30 9-38 73-38 19 0 27 0 27-17 0-10-8-10-23-10h-112c-21 0-23 0-32 15l-309 484-66-480c-2-19-4-19-27-19h-115c-15 0-25 0-25 15 0 12 8 12 25 12 10 0 25 0 35 2 15 0 19 4 19 13 0 2 0 6-4 16l-107 430c-8 34-22 61-91 63-3 0-15 2-15 17 0 8 6 10 12 10 26 0 57-2 84-2 29 0 60 2 88 2 4 0 14 0 14-17 0-10-8-10-14-10-50 0-57-17-57-36 0-6 0-10 2-20l115-460h2l73 524c0 9 2 19 11 19 10 0 16-10 19-15l342-536-121 486c-7 32-9 38-77 38-13 0-23 0-23 17 0 10 10 10 12 10 25 0 82-2 106-2 34 0 71 2 105 2 6 0 15 0 15-17 0-10-7-10-23-10-30 0-55 0-55-15 0-2 0-4 6-19z">
            <text:p/>
          </draw:path>
          <draw:path draw:style-name="gr3" draw:text-style-name="P9" draw:layer="layout" svg:width="0.562cm" svg:height="0.199cm" svg:x="13.484cm" svg:y="6.12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421cm" svg:height="0.769cm" svg:x="14.373cm" svg:y="5.841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5c-15 82-31 159-75 159-2 0-23 0-40-15 40-2 48-33 48-47 0-19-16-28-33-28-21 0-46 19-46 50 0 38 36 59 71 59 48 0 81-50 96-82 27-54 48-156 48-162z">
            <text:p/>
          </draw:path>
          <draw:path draw:style-name="gr3" draw:text-style-name="P9" draw:layer="layout" svg:width="0.197cm" svg:height="0.844cm" svg:x="14.917cm" svg:y="5.80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421cm" svg:height="0.383cm" svg:x="15.185cm" svg:y="6.06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9 0 137-109 137-130 0-8-8-8-10-8-8 0-10 2-12 8-26 92-86 111-113 111-33 0-46-27-46-56 0-19 6-36 15-75z">
            <text:p/>
          </draw:path>
          <draw:path draw:style-name="gr3" draw:text-style-name="P9" draw:layer="layout" svg:width="0.197cm" svg:height="0.844cm" svg:x="15.69cm" svg:y="5.80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381cm" svg:height="0.389cm" svg:x="16.288cm" svg:y="6.058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425cm" svg:height="0.373cm" svg:x="16.7cm" svg:y="6.06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18cm" svg:height="0.596cm" svg:x="17.171cm" svg:y="5.851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9" draw:layer="layout" svg:width="0.711cm" svg:height="0.577cm" svg:x="17.925cm" svg:y="5.859cm" svg:viewBox="0 0 712 578" svg:d="M607 88c7-32 23-59 90-61 6 0 15-2 15-17 0-2 0-10-11-10-27 0-58 2-85 2-28 0-59-2-86-2-6 0-15 0-15 17 0 10 7 10 15 10 48 0 58 17 58 36 0 2-2 16-4 18l-94 376-187-442c-7-15-7-15-27-15h-113c-17 0-25 0-25 17 0 10 8 10 23 10 4 0 58 0 58 8l-113 453c-8 34-23 61-93 63-3 0-13 2-13 17 0 6 4 10 12 10 26 0 55-2 84-2s60 2 86 2c4 0 16 0 16-17 0-8-8-10-18-10-48 0-55-19-55-36 0-6 2-10 4-20l111-447c4 6 4 8 8 15l211 500c6 13 8 15 15 15 10 0 10-2 14-17z">
            <text:p/>
          </draw:path>
          <draw:path draw:style-name="gr3" draw:text-style-name="P9" draw:layer="layout" svg:width="0.562cm" svg:height="0.199cm" svg:x="18.943cm" svg:y="6.12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89cm" svg:height="0.546cm" svg:x="19.799cm" svg:y="6.062cm" svg:viewBox="0 0 390 547" svg:d="M386 56c2-6 4-10 4-16 0-15-12-23-25-23-10 0-33 6-35 37-15-33-46-54-78-54-98 0-202 119-202 240 0 85 52 134 111 134 50 0 91-40 100-49v1c-17 75-29 110-29 112-2 8-30 92-121 92-17 0-44-2-67-10 25-7 35-28 35-44 0-13-10-29-33-29-19 0-46 16-46 48 0 35 31 52 113 52 106 0 167-65 179-117zM276 265c-5 23-24 44-44 60-17 15-44 30-67 30-42 0-56-44-56-77 0-42 25-142 48-184s60-75 95-75c55 0 67 67 67 73 0 4 0 8-2 12z">
            <text:p/>
          </draw:path>
          <draw:path draw:style-name="gr3" draw:text-style-name="P9" draw:layer="layout" svg:width="0.197cm" svg:height="0.844cm" svg:x="20.302cm" svg:y="5.803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391cm" svg:height="0.546cm" svg:x="20.571cm" svg:y="6.062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5-10 9-8 17-19 17-35 0-27-23-30-31-30-19 0-48 13-48 55 0 43 39 73 91 73 88 0 174-76 197-173z">
            <text:p/>
          </draw:path>
          <draw:path draw:style-name="gr3" draw:text-style-name="P9" draw:layer="layout" svg:width="0.197cm" svg:height="0.844cm" svg:x="21.037cm" svg:y="5.803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266cm" svg:height="0.529cm" svg:x="21.615cm" svg:y="5.916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425cm" svg:height="0.587cm" svg:x="21.955cm" svg:y="5.85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9" draw:layer="layout" svg:width="0.327cm" svg:height="0.389cm" svg:x="22.42cm" svg:y="6.05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25cm" svg:height="0.373cm" svg:x="22.798cm" svg:y="6.062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64cm" svg:height="0.529cm" svg:x="23.537cm" svg:y="5.916cm" svg:viewBox="0 0 265 530" svg:d="M131 182h121v-26h-121v-156h-22c0 69-26 159-109 163v19h73v233c0 105 79 115 109 115 60 0 83-59 83-115v-48h-21v48c0 61-25 94-56 94-57 0-57-77-57-92z">
            <text:p/>
          </draw:path>
          <draw:path draw:style-name="gr3" draw:text-style-name="P9" draw:layer="layout" svg:width="0.425cm" svg:height="0.587cm" svg:x="23.875cm" svg:y="5.851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9" draw:layer="layout" svg:width="0.327cm" svg:height="0.389cm" svg:x="24.342cm" svg:y="6.058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</draw:g>
        <draw:g>
          <svg:title>TexMaths</svg:title>
          <svg:desc>24§display§\text {above equation becomes }\ f(x) dx + g (y) dy = 0.§svg§600§FALSE§</svg:desc>
          <draw:polygon draw:style-name="gr2" draw:text-style-name="P8" draw:layer="layout" svg:width="17.105cm" svg:height="0.759cm" svg:x="2.502cm" svg:y="6.848cm" svg:viewBox="0 0 17106 760" draw:points="8554,760 0,760 0,0 17106,0 17106,760">
            <text:p/>
          </draw:polygon>
          <draw:path draw:style-name="gr3" draw:text-style-name="P9" draw:layer="layout" svg:width="0.381cm" svg:height="0.389cm" svg:x="2.494cm" svg:y="7.06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418cm" svg:height="0.596cm" svg:x="2.905cm" svg:y="6.854cm" svg:viewBox="0 0 419 597" svg:d="M123 269v-269l-123 10v26c60 0 65 6 65 47v505h21c2-2 8-14 31-52 14 19 50 61 111 61 102 0 191-82 191-192 0-107-85-192-181-192-65 0-102 41-115 56zM125 492v-175c0-17 0-17 9-31 33-48 79-54 100-54 39 0 69 21 89 54 23 35 25 83 25 117 0 33-2 83-27 121-18 25-50 54-96 54-37 0-68-21-89-52-11-17-11-19-11-34z">
            <text:p/>
          </draw:path>
          <draw:path draw:style-name="gr3" draw:text-style-name="P9" draw:layer="layout" svg:width="0.375cm" svg:height="0.389cm" svg:x="3.396cm" svg:y="7.06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14cm" svg:height="0.373cm" svg:x="3.788cm" svg:y="7.075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9" draw:layer="layout" svg:width="0.327cm" svg:height="0.389cm" svg:x="4.216cm" svg:y="7.06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7cm" svg:height="0.389cm" svg:x="4.873cm" svg:y="7.06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18cm" svg:height="0.537cm" svg:x="5.253cm" svg:y="7.065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9" draw:layer="layout" svg:width="0.425cm" svg:height="0.383cm" svg:x="5.697cm" svg:y="7.065cm" svg:viewBox="0 0 426 384" svg:d="M303 307v77l123-10v-26c-59 0-65-6-65-46v-302l-125 10v26c60 0 65 6 65 47v151c0 73-40 131-101 131-71 0-75-39-75-83v-282l-125 10v26c65 0 65 2 65 77v127c0 67 0 144 129 144 48 0 86-23 109-77z">
            <text:p/>
          </draw:path>
          <draw:path draw:style-name="gr3" draw:text-style-name="P9" draw:layer="layout" svg:width="0.381cm" svg:height="0.389cm" svg:x="6.173cm" svg:y="7.061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266cm" svg:height="0.529cm" svg:x="6.576cm" svg:y="6.919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181cm" svg:height="0.566cm" svg:x="6.916cm" svg:y="6.87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7.146cm" svg:y="7.06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25cm" svg:height="0.373cm" svg:x="7.571cm" svg:y="7.06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418cm" svg:height="0.596cm" svg:x="8.318cm" svg:y="6.854cm" svg:viewBox="0 0 419 597" svg:d="M123 269v-269l-123 10v26c60 0 65 6 65 47v505h21c2-2 8-14 31-52 14 19 48 61 111 61 102 0 191-82 191-192 0-107-85-192-181-192-65 0-102 41-115 56zM125 492v-175c0-17 0-17 9-31 33-48 79-54 100-54 39 0 69 21 89 54 23 35 25 83 25 117 0 33-2 83-27 121-18 25-50 54-96 54-37 0-68-21-89-52-11-17-11-19-11-34z">
            <text:p/>
          </draw:path>
          <draw:path draw:style-name="gr3" draw:text-style-name="P9" draw:layer="layout" svg:width="0.327cm" svg:height="0.389cm" svg:x="8.809cm" svg:y="7.06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322cm" svg:height="0.389cm" svg:x="9.189cm" svg:y="7.061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375cm" svg:height="0.389cm" svg:x="9.56cm" svg:y="7.06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66cm" svg:height="0.373cm" svg:x="9.984cm" svg:y="7.065cm" svg:viewBox="0 0 661 374" svg:d="M65 83v228c0 37-7 37-65 37v26c29 0 73-1 96-1 21 0 65 1 94 1v-26c-56 0-65 0-65-37v-157c0-89 59-135 113-135s63 46 63 94v198c0 37-9 37-65 37v26c29 0 71-1 94-1s67 1 96 1v-26c-57 0-67 0-67-37v-157c0-89 62-135 115-135 54 0 62 46 62 94v198c0 37-8 37-66 37v26c29 0 73-1 96-1 22 0 66 1 95 1v-26c-45 0-66 0-66-25v-162c0-73 0-100-27-130-11-14-40-31-88-31-71 0-109 50-123 83-11-73-75-83-113-83-62 0-102 36-125 88v-88l-119 10v26c60 0 65 6 65 47z">
            <text:p/>
          </draw:path>
          <draw:path draw:style-name="gr3" draw:text-style-name="P9" draw:layer="layout" svg:width="0.327cm" svg:height="0.389cm" svg:x="10.685cm" svg:y="7.061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77cm" svg:height="0.389cm" svg:x="11.063cm" svg:y="7.06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421cm" svg:height="0.769cm" svg:x="11.975cm" svg:y="6.844cm" svg:viewBox="0 0 422 770" svg:d="M267 257h73c15 0 25 0 25-15 0-10-10-10-23-10h-71l17-98c4-17 15-76 21-86 8-17 23-29 40-29 4 0 25 0 41 16-37 1-44 32-44 44 0 21 15 30 30 30 21 0 46-19 46-51 0-39-38-58-73-58-28 0-82 15-107 100-6 17-8 25-29 132h-57c-18 0-25 0-25 16 0 9 5 9 23 9h55l-63 335c-15 82-31 159-73 159-4 0-25 0-42-15 40-2 48-33 48-47 0-19-16-28-33-28-21 0-46 19-46 50 0 38 36 59 73 59 46 0 79-50 94-82 27-54 48-156 48-162z">
            <text:p/>
          </draw:path>
          <draw:path draw:style-name="gr3" draw:text-style-name="P9" draw:layer="layout" svg:width="0.197cm" svg:height="0.844cm" svg:x="12.519cm" svg:y="6.80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421cm" svg:height="0.383cm" svg:x="12.788cm" svg:y="7.06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  <draw:path draw:style-name="gr3" draw:text-style-name="P9" draw:layer="layout" svg:width="0.197cm" svg:height="0.844cm" svg:x="13.293cm" svg:y="6.80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402cm" svg:height="0.596cm" svg:x="13.606cm" svg:y="6.854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9" draw:layer="layout" svg:width="0.421cm" svg:height="0.383cm" svg:x="14.036cm" svg:y="7.06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0 0-8-8-8-10-8-8 0-10 2-12 8-26 92-86 111-113 111-33 0-46-27-46-56 0-19 6-36 15-75z">
            <text:p/>
          </draw:path>
          <draw:path draw:style-name="gr3" draw:text-style-name="P9" draw:layer="layout" svg:width="0.562cm" svg:height="0.564cm" svg:x="14.729cm" svg:y="6.946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9" draw:layer="layout" svg:width="0.389cm" svg:height="0.546cm" svg:x="15.537cm" svg:y="7.065cm" svg:viewBox="0 0 390 547" svg:d="M386 56c2-6 4-10 4-16 0-15-12-23-25-23-10 0-33 6-35 37-15-33-46-54-78-54-98 0-202 119-202 240 0 85 52 134 111 134 50 0 91-40 100-49v1c-17 75-29 110-29 112-2 8-30 92-121 92-17 0-44-2-67-10 25-7 35-28 35-44 0-13-10-29-33-29-19 0-46 16-46 48 0 35 31 52 113 52 106 0 167-65 179-117zM276 265c-5 23-24 44-44 60-17 15-44 30-67 30-42 0-56-44-56-77 0-42 25-142 48-184s60-75 95-75c55 0 67 67 67 73 0 4 0 8-2 12z">
            <text:p/>
          </draw:path>
          <draw:path draw:style-name="gr3" draw:text-style-name="P9" draw:layer="layout" svg:width="0.197cm" svg:height="0.844cm" svg:x="16.04cm" svg:y="6.806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391cm" svg:height="0.546cm" svg:x="16.309cm" svg:y="7.065cm" svg:viewBox="0 0 392 547" svg:d="M388 52c4-12 4-14 4-19 0-16-14-23-25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5-10 9-8 17-19 17-35 0-26-23-30-31-30-19 0-48 13-48 55 0 43 39 73 91 73 88 0 174-76 197-173z">
            <text:p/>
          </draw:path>
          <draw:path draw:style-name="gr3" draw:text-style-name="P9" draw:layer="layout" svg:width="0.197cm" svg:height="0.844cm" svg:x="16.778cm" svg:y="6.806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402cm" svg:height="0.596cm" svg:x="17.091cm" svg:y="6.854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9" draw:layer="layout" svg:width="0.389cm" svg:height="0.546cm" svg:x="17.521cm" svg:y="7.065cm" svg:viewBox="0 0 390 547" svg:d="M388 52c2-12 2-14 2-19 0-16-12-23-23-23-10 0-23 3-31 17-2 4-8 31-12 46-5 21-11 44-17 67l-38 154c-2 11-39 71-96 71-42 0-52-37-52-69 0-39 15-91 44-165 14-35 15-45 15-62 0-38-26-69-69-69-80 0-111 123-111 131 0 7 8 7 10 7 9 0 9-2 13-15 23-79 58-104 86-104 6 0 22 0 22 27 0 21-8 42-16 60-32 88-48 138-48 176 0 75 54 102 104 102 33 0 61-15 84-38-9 44-21 84-53 130-23 29-56 54-94 54-12 0-50-4-64-36 14 0 23 0 35-10 9-8 17-19 17-35 0-26-23-30-31-30-19 0-48 13-48 55 0 43 39 73 91 73 88 0 174-76 197-173z">
            <text:p/>
          </draw:path>
          <draw:path draw:style-name="gr3" draw:text-style-name="P9" draw:layer="layout" svg:width="0.562cm" svg:height="0.199cm" svg:x="18.222cm" svg:y="7.12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9" draw:layer="layout" svg:width="0.356cm" svg:height="0.581cm" svg:x="19.097cm" svg:y="6.877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9" draw:layer="layout" svg:width="0.091cm" svg:height="0.091cm" svg:x="19.56cm" svg:y="7.349cm" svg:viewBox="0 0 92 92" svg:d="M92 46c0-25-21-46-46-46s-46 21-46 46 21 46 46 46 46-21 46-46z">
            <text:p/>
          </draw:path>
        </draw:g>
        <draw:g>
          <svg:title>TexMaths</svg:title>
          <svg:desc>24§display§\text {This is called the }§svg§600§FALSE§</svg:desc>
          <draw:polygon draw:style-name="gr2" draw:text-style-name="P8" draw:layer="layout" svg:width="6.228cm" svg:height="0.512cm" svg:x="19.908cm" svg:y="6.85cm" svg:viewBox="0 0 6229 513" draw:points="3115,513 0,513 0,0 6229,0 6229,513">
            <text:p/>
          </draw:polygon>
          <draw:path draw:style-name="gr3" draw:text-style-name="P9" draw:layer="layout" svg:width="0.548cm" svg:height="0.572cm" svg:x="19.896cm" svg:y="6.821cm" svg:viewBox="0 0 549 573" svg:d="M534 0h-519l-15 190h21c12-136 25-163 152-163 15 0 38 0 46 2 17 2 17 11 17 31v448c0 28 0 40-88 40h-33v25c35-2 121-2 160-2 38 0 126 0 161 2v-25h-35c-88 0-88-12-88-40v-448c0-18 0-29 15-31 8-2 31-2 48-2 127 0 141 27 152 163h21z">
            <text:p/>
          </draw:path>
          <draw:path draw:style-name="gr3" draw:text-style-name="P9" draw:layer="layout" svg:width="0.425cm" svg:height="0.587cm" svg:x="20.501cm" svg:y="6.808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181cm" svg:height="0.566cm" svg:x="20.971cm" svg:y="6.82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277cm" svg:height="0.389cm" svg:x="21.206cm" svg:y="7.016cm" svg:viewBox="0 0 278 390" svg:d="M148 215c19 4 88 18 88 79 0 42-29 77-96 77-71 0-102-48-117-121-2-10-4-13-11-13-12 0-12 5-12 21v111c0 16 0 21 10 21 3 0 5-2 21-17 2-2 2-4 17-19 36 34 75 36 92 36 98 0 138-57 138-119 0-44-26-69-36-81-29-27-61-32-96-40-48-10-106-19-106-69 0-31 23-66 96-66 93 0 98 77 100 104 0 8 8 8 10 8 11 0 11-4 11-21v-85c0-15 0-21-9-21-4 0-6 0-18 10-1 3-11 11-15 13-31-23-67-23-79-23-103 0-136 58-136 104 0 31 13 54 36 73 27 21 52 27 112 38z">
            <text:p/>
          </draw:path>
          <draw:path draw:style-name="gr3" draw:text-style-name="P9" draw:layer="layout" svg:width="0.181cm" svg:height="0.566cm" svg:x="21.82cm" svg:y="6.829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277cm" svg:height="0.389cm" svg:x="22.054cm" svg:y="7.016cm" svg:viewBox="0 0 278 390" svg:d="M148 215c19 4 88 18 88 79 0 42-29 77-96 77-71 0-102-48-117-121-2-10-4-13-11-13-12 0-12 5-12 21v111c0 16 0 21 10 21 3 0 5-2 21-17 2-2 2-4 17-19 36 34 75 36 92 36 98 0 138-57 138-119 0-44-26-69-36-81-29-27-61-32-96-40-48-10-106-19-106-69 0-31 23-66 96-66 93 0 98 77 100 104 0 8 8 8 10 8 11 0 11-4 11-21v-85c0-15 0-21-9-21-4 0-6 0-18 10-1 3-11 11-15 13-31-23-67-23-79-23-103 0-136 58-136 104 0 31 13 54 36 73 27 21 52 27 112 38z">
            <text:p/>
          </draw:path>
          <draw:path draw:style-name="gr3" draw:text-style-name="P9" draw:layer="layout" svg:width="0.322cm" svg:height="0.389cm" svg:x="22.669cm" svg:y="7.016cm" svg:viewBox="0 0 323 390" svg:d="M71 196c0-138 69-175 113-175 8 0 62 0 93 31-35 4-41 29-41 40 0 21 16 39 39 39s40-16 40-41c0-57-65-90-131-90-105 0-184 92-184 196 0 110 84 194 182 194 114 0 141-102 141-111 0-8-8-8-10-8-8 0-10 4-12 8-24 79-80 90-111 90-44 0-119-36-119-173z">
            <text:p/>
          </draw:path>
          <draw:path draw:style-name="gr3" draw:text-style-name="P9" draw:layer="layout" svg:width="0.381cm" svg:height="0.389cm" svg:x="23.051cm" svg:y="7.016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59 109-98 109-42 0-77-31-77-73 0-46 37-117 175-121z">
            <text:p/>
          </draw:path>
          <draw:path draw:style-name="gr3" draw:text-style-name="P9" draw:layer="layout" svg:width="0.189cm" svg:height="0.587cm" svg:x="23.464cm" svg:y="6.808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189cm" svg:height="0.587cm" svg:x="23.698cm" svg:y="6.808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27cm" svg:height="0.389cm" svg:x="23.928cm" svg:y="7.016cm" svg:viewBox="0 0 328 390" svg:d="M71 167c6-127 77-148 106-148 86 0 96 114 96 148zM71 185h236c19 0 21 0 21-18 0-84-46-167-151-167-98 0-177 87-177 194 0 114 88 196 186 196 104 0 142-94 142-111 0-8-7-10-11-10-8 0-10 6-10 12-30 88-107 88-115 88-42 0-77-27-96-58-25-40-25-96-25-126z">
            <text:p/>
          </draw:path>
          <draw:path draw:style-name="gr3" draw:text-style-name="P9" draw:layer="layout" svg:width="0.418cm" svg:height="0.597cm" svg:x="24.309cm" svg:y="6.808cm" svg:viewBox="0 0 419 598" svg:d="M294 542v56l125-10v-27c-60 0-68-5-68-46v-515l-121 10v27c58 0 66 5 66 46v182c-25-28-62-52-108-52-100 0-188 83-188 193 0 107 83 192 181 192 53 0 92-29 113-56zM294 315v173c0 16 0 18-10 31-25 41-63 60-100 60-38 0-69-21-90-54-21-35-23-83-23-117 0-33 2-83 25-121 19-27 50-54 96-54 31 0 65 11 92 50 10 15 10 17 10 32z">
            <text:p/>
          </draw:path>
          <draw:path draw:style-name="gr3" draw:text-style-name="P9" draw:layer="layout" svg:width="0.266cm" svg:height="0.53cm" svg:x="25.046cm" svg:y="6.875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9" draw:layer="layout" svg:width="0.425cm" svg:height="0.587cm" svg:x="25.386cm" svg:y="6.808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25.851cm" svg:y="7.016cm" svg:viewBox="0 0 328 390" svg:d="M71 167c6-127 77-148 106-148 86 0 96 114 96 148zM71 185h236c19 0 21 0 21-18 0-84-46-167-151-167-98 0-177 87-177 194 0 114 88 196 186 196 104 0 142-94 142-111 0-8-7-10-11-10-8 0-10 6-10 12-30 88-107 88-115 88-42 0-77-27-96-58-25-40-25-96-25-126z">
            <text:p/>
          </draw:path>
        </draw:g>
        <draw:g>
          <svg:title>TexMaths</svg:title>
          <svg:desc>24§display§\text {Variable Separable form,}§svg§600§FALSE§</svg:desc>
          <draw:polygon draw:style-name="gr2" draw:text-style-name="P8" draw:layer="layout" svg:width="8.976cm" svg:height="0.675cm" svg:x="2.422cm" svg:y="8.053cm" svg:viewBox="0 0 8977 676" draw:points="4487,676 0,676 0,0 8977,0 8977,676">
            <text:p/>
          </draw:polygon>
          <draw:path draw:style-name="gr3" draw:text-style-name="P9" draw:layer="layout" svg:width="0.6cm" svg:height="0.597cm" svg:x="2.395cm" svg:y="8.03cm" svg:viewBox="0 0 601 598" svg:d="M509 83c11-31 34-56 92-56v-27c-25 2-60 2-81 2-27 0-75-2-98-2v27c45 0 64 23 64 42 0 6-4 12-6 17l-154 408-161-429c-6-11-6-13-6-15 0-23 48-23 70-23v-27c-31 2-89 2-121 2-41 0-77-2-108-2v27c56 0 71 0 83 31l195 520c8 16 12 20 22 20 15 0 17-4 21-18z">
            <text:p/>
          </draw:path>
          <draw:path draw:style-name="gr3" draw:text-style-name="P9" draw:layer="layout" svg:width="0.381cm" svg:height="0.389cm" svg:x="2.977cm" svg:y="8.228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285cm" svg:height="0.374cm" svg:x="3.388cm" svg:y="8.234cm" svg:viewBox="0 0 286 375" svg:d="M117 94v-94l-117 10v27c60 0 65 5 65 46v228c0 37-7 37-65 37v27c33 0 73-2 96-2 35 0 75 0 109 2v-27h-19c-61 0-63-8-63-39v-130c0-85 34-160 100-160 6 0 7 0 9 0-3 2-19 12-19 33 0 25 17 36 37 36 15 0 36-9 36-36s-27-52-63-52c-62 0-92 58-106 94z">
            <text:p/>
          </draw:path>
          <draw:path draw:style-name="gr3" draw:text-style-name="P9" draw:layer="layout" svg:width="0.181cm" svg:height="0.566cm" svg:x="3.722cm" svg:y="8.042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81cm" svg:height="0.389cm" svg:x="3.964cm" svg:y="8.228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418cm" svg:height="0.597cm" svg:x="4.375cm" svg:y="8.021cm" svg:viewBox="0 0 419 598" svg:d="M123 269v-269l-123 10v27c60 0 65 5 65 46v505h21c2-2 8-13 31-52 14 19 50 62 112 62 101 0 190-83 190-193 0-107-85-192-181-192-65 0-102 41-115 56zM125 492v-175c0-17 0-17 9-31 33-48 79-53 100-53 39 0 69 21 89 53 23 35 25 83 25 118 0 32-2 82-27 121-18 25-50 53-96 53-37 0-68-21-89-51-11-18-11-20-11-35z">
            <text:p/>
          </draw:path>
          <draw:path draw:style-name="gr3" draw:text-style-name="P9" draw:layer="layout" svg:width="0.189cm" svg:height="0.587cm" svg:x="4.847cm" svg:y="8.021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27cm" svg:height="0.389cm" svg:x="5.078cm" svg:y="8.228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9" draw:layer="layout" svg:width="0.375cm" svg:height="0.614cm" svg:x="5.757cm" svg:y="8.011cm" svg:viewBox="0 0 376 615" svg:d="M248 269l-108-27c-54-13-86-58-86-107 0-60 46-112 113-112 140 0 159 140 165 177 0 6 0 11 10 11 11 0 11-3 11-21v-169c0-15 0-21-9-21-6 0-8 0-14 12l-29 48c-24-25-61-60-136-60-94 0-165 75-165 163 0 71 44 133 111 156 10 4 52 13 112 29 23 6 48 11 73 42 17 23 25 50 25 79 0 59-43 121-114 121-25 0-88-4-134-46-48-46-52-100-52-131 0-8-8-8-9-8-12 0-12 6-12 22v169c0 13 0 19 10 19 5 0 5 0 11-10 0-2 4-4 31-48 27 29 80 58 157 58 98 0 167-83 167-175 0-84-57-154-128-171z">
            <text:p/>
          </draw:path>
          <draw:path draw:style-name="gr3" draw:text-style-name="P9" draw:layer="layout" svg:width="0.327cm" svg:height="0.389cm" svg:x="6.201cm" svg:y="8.228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9" draw:layer="layout" svg:width="0.418cm" svg:height="0.537cm" svg:x="6.577cm" svg:y="8.234cm" svg:viewBox="0 0 419 538" svg:d="M123 56v-56l-123 10v27c60 0 65 3 65 42v396c0 38-7 38-65 38v25c29 0 73-2 94-2 23 0 67 2 96 2v-25c-56 0-65 0-65-38v-143-7c4 13 40 59 104 59 101 0 190-82 190-192 0-107-83-192-179-192-65 0-102 37-117 56zM125 279v-191c25-42 65-67 109-67 62 0 114 75 114 171 0 102-60 173-123 173-33 0-66-17-89-52-11-17-11-19-11-34z">
            <text:p/>
          </draw:path>
          <draw:path draw:style-name="gr3" draw:text-style-name="P9" draw:layer="layout" svg:width="0.381cm" svg:height="0.389cm" svg:x="7.057cm" svg:y="8.228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285cm" svg:height="0.374cm" svg:x="7.466cm" svg:y="8.234cm" svg:viewBox="0 0 286 375" svg:d="M117 94v-94l-117 10v27c60 0 65 5 65 46v228c0 37-7 37-65 37v27c33 0 73-2 96-2 35 0 75 0 109 2v-27h-19c-61 0-63-8-63-39v-130c0-85 34-160 100-160 6 0 7 0 9 0-3 2-19 12-19 33 0 25 17 36 37 36 15 0 36-9 36-36s-27-52-63-52c-62 0-92 58-106 94z">
            <text:p/>
          </draw:path>
          <draw:path draw:style-name="gr3" draw:text-style-name="P9" draw:layer="layout" svg:width="0.381cm" svg:height="0.389cm" svg:x="7.81cm" svg:y="8.228cm" svg:viewBox="0 0 382 390" svg:d="M248 315c2 35 25 69 65 69 17 0 69-11 69-80v-46h-21v46c0 50-21 55-31 55-27 0-30-38-30-42v-171c0-35 0-67-31-100-33-33-75-46-115-46-71 0-129 40-129 96 0 25 17 40 38 40 25 0 39-17 39-40 0-10-4-38-42-38 23-29 63-39 92-39 40 0 88 33 88 108v33c-42 1-102 3-156 28-63 29-84 73-84 112 0 69 83 90 136 90 56 0 94-34 112-75zM240 177v84c0 81-60 110-98 110-42 0-77-31-77-73 0-46 37-117 175-121z">
            <text:p/>
          </draw:path>
          <draw:path draw:style-name="gr3" draw:text-style-name="P9" draw:layer="layout" svg:width="0.418cm" svg:height="0.597cm" svg:x="8.219cm" svg:y="8.021cm" svg:viewBox="0 0 419 598" svg:d="M123 269v-269l-123 10v27c60 0 65 5 65 46v505h21c2-2 8-13 31-52 14 19 50 62 112 62 101 0 190-83 190-193 0-107-85-192-181-192-65 0-102 41-115 56zM125 492v-175c0-17 0-17 9-31 33-48 79-53 100-53 39 0 69 21 89 53 23 35 25 83 25 118 0 32-2 82-27 121-18 25-50 53-96 53-37 0-68-21-89-51-11-18-11-20-11-35z">
            <text:p/>
          </draw:path>
          <draw:path draw:style-name="gr3" draw:text-style-name="P9" draw:layer="layout" svg:width="0.189cm" svg:height="0.587cm" svg:x="8.691cm" svg:y="8.021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27cm" svg:height="0.389cm" svg:x="8.922cm" svg:y="8.228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9" draw:layer="layout" svg:width="0.274cm" svg:height="0.597cm" svg:x="9.582cm" svg:y="8.011cm" svg:viewBox="0 0 275 598" svg:d="M121 233v-98c0-75 40-116 79-116 2 0 15 0 27 6-10 4-25 13-25 35 0 19 13 36 36 36 25 0 37-17 37-36 0-31-31-60-75-60-60 0-133 44-133 135v98h-67v25h67v274c0 39-9 39-67 39v27c35-2 75-4 98-4 34 0 73 0 107 4v-27h-17c-63 0-65-10-65-41v-272h98v-25z">
            <text:p/>
          </draw:path>
          <draw:path draw:style-name="gr3" draw:text-style-name="P9" draw:layer="layout" svg:width="0.375cm" svg:height="0.389cm" svg:x="9.836cm" svg:y="8.228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9" draw:layer="layout" svg:width="0.285cm" svg:height="0.374cm" svg:x="10.258cm" svg:y="8.234cm" svg:viewBox="0 0 286 375" svg:d="M117 94v-94l-117 10v27c60 0 65 5 65 46v228c0 37-7 37-65 37v27c33 0 73-2 96-2 35 0 75 0 109 2v-27h-19c-61 0-63-8-63-39v-130c0-85 34-160 100-160 6 0 7 0 9 0-3 2-19 12-19 33 0 25 17 36 37 36 15 0 36-9 36-36s-27-52-63-52c-62 0-92 58-106 94z">
            <text:p/>
          </draw:path>
          <draw:path draw:style-name="gr3" draw:text-style-name="P9" draw:layer="layout" svg:width="0.66cm" svg:height="0.374cm" svg:x="10.592cm" svg:y="8.234cm" svg:viewBox="0 0 661 375" svg:d="M65 83v228c0 37-9 37-65 37v27c29 0 73-2 96-2 21 0 65 2 94 2v-27c-56 0-65 0-65-37v-157c0-89 59-135 113-135s63 46 63 94v198c0 37-9 37-67 37v27c31 0 73-2 96-2s67 2 96 2v-27c-57 0-67 0-67-37v-157c0-89 62-135 115-135 52 0 62 46 62 94v198c0 37-10 37-66 37v27c29 0 73-2 96-2 22 0 66 2 95 2v-27c-45 0-66 0-66-25v-162c0-73 0-100-27-130-11-14-40-31-88-31-71 0-109 50-123 83-11-73-75-83-113-83-62 0-102 37-125 88v-88l-119 10v27c60 0 65 5 65 46z">
            <text:p/>
          </draw:path>
          <draw:path draw:style-name="gr3" draw:text-style-name="P9" draw:layer="layout" svg:width="0.099cm" svg:height="0.253cm" svg:x="11.341cm" svg:y="8.516cm" svg:viewBox="0 0 100 254" svg:d="M100 88c0-53-19-88-54-88-31 0-46 23-46 44 0 23 15 46 46 46 14 0 23-5 33-11l2-2c0 0 2 0 2 11 0 56-25 108-64 148-4 4-6 6-6 8 0 8 4 10 10 10 10 0 77-68 77-166z">
            <text:p/>
          </draw:path>
        </draw:g>
        <draw:g>
          <svg:title>TexMaths</svg:title>
          <svg:desc>24§display§\text {solution of which is obtained by }§svg§600§FALSE§</svg:desc>
          <draw:polygon draw:style-name="gr2" draw:text-style-name="P8" draw:layer="layout" svg:width="11.67cm" svg:height="0.684cm" svg:x="11.91cm" svg:y="8.055cm" svg:viewBox="0 0 11671 685" draw:points="5837,685 0,685 0,0 11671,0 11671,685">
            <text:p/>
          </draw:polygon>
          <draw:path draw:style-name="gr3" draw:text-style-name="P9" draw:layer="layout" svg:width="0.277cm" svg:height="0.389cm" svg:x="11.895cm" svg:y="8.2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75cm" svg:height="0.389cm" svg:x="12.225cm" svg:y="8.23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189cm" svg:height="0.587cm" svg:x="12.65cm" svg:y="8.023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425cm" svg:height="0.383cm" svg:x="12.884cm" svg:y="8.236cm" svg:viewBox="0 0 426 384" svg:d="M303 307v77l123-10v-26c-59 0-65-6-65-47v-301l-125 10v26c60 0 65 6 65 47v151c0 73-40 131-101 131-71 0-75-39-75-83v-282l-125 10v26c65 0 65 2 65 77v127c0 67 0 144 131 144 46 0 84-23 107-77z">
            <text:p/>
          </draw:path>
          <draw:path draw:style-name="gr3" draw:text-style-name="P9" draw:layer="layout" svg:width="0.266cm" svg:height="0.529cm" svg:x="13.341cm" svg:y="8.0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9" draw:layer="layout" svg:width="0.181cm" svg:height="0.565cm" svg:x="13.681cm" svg:y="8.044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9" draw:layer="layout" svg:width="0.375cm" svg:height="0.389cm" svg:x="13.911cm" svg:y="8.23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425cm" svg:height="0.373cm" svg:x="14.337cm" svg:y="8.236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9" draw:layer="layout" svg:width="0.375cm" svg:height="0.389cm" svg:x="15.082cm" svg:y="8.23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274cm" svg:height="0.596cm" svg:x="15.508cm" svg:y="8.013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9" draw:layer="layout" svg:width="0.579cm" svg:height="0.373cm" svg:x="16.034cm" svg:y="8.243cm" svg:viewBox="0 0 580 374" svg:d="M509 81c15-43 42-54 71-54v-27c-19 2-44 2-62 2-25 0-63-2-78-2v27c30 0 48 15 48 40 0 6 0 6-4 17l-77 217-84-236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9" draw:layer="layout" svg:width="0.425cm" svg:height="0.587cm" svg:x="16.657cm" svg:y="8.023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9" draw:layer="layout" svg:width="0.181cm" svg:height="0.565cm" svg:x="17.125cm" svg:y="8.044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9" draw:layer="layout" svg:width="0.322cm" svg:height="0.389cm" svg:x="17.361cm" svg:y="8.23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9" draw:layer="layout" svg:width="0.425cm" svg:height="0.587cm" svg:x="17.711cm" svg:y="8.023cm" svg:viewBox="0 0 426 588" svg:d="M65 522c0 39-7 39-65 39v27c29-2 73-2 96-2 21 0 65 0 94 2v-27c-56 0-65 0-65-39v-155c0-89 59-135 113-135s63 46 63 94v196c0 39-9 39-65 39v27c29-2 73-2 96-2 21 0 65 0 94 2v-27c-44 0-65 0-65-25v-162c0-73 0-99-27-130-11-14-40-31-88-31-73 0-110 52-123 83v-296l-123 10v26c60 0 65 6 65 47z">
            <text:p/>
          </draw:path>
          <draw:path draw:style-name="gr3" draw:text-style-name="P9" draw:layer="layout" svg:width="0.181cm" svg:height="0.565cm" svg:x="18.461cm" svg:y="8.044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9" draw:layer="layout" svg:width="0.277cm" svg:height="0.389cm" svg:x="18.696cm" svg:y="8.2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375cm" svg:height="0.389cm" svg:x="19.304cm" svg:y="8.23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418cm" svg:height="0.596cm" svg:x="19.727cm" svg:y="8.023cm" svg:viewBox="0 0 419 597" svg:d="M123 269v-269l-123 10v26c60 0 65 6 65 47v505h21c2-2 8-14 31-52 14 19 50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9" draw:layer="layout" svg:width="0.264cm" svg:height="0.529cm" svg:x="20.187cm" svg:y="8.09cm" svg:viewBox="0 0 265 530" svg:d="M131 182h121v-26h-121v-156h-22c0 69-26 159-109 163v19h73v233c0 105 79 115 109 115 60 0 83-60 83-115v-48h-21v48c0 61-25 94-56 94-57 0-57-77-57-92z">
            <text:p/>
          </draw:path>
          <draw:path draw:style-name="gr3" draw:text-style-name="P9" draw:layer="layout" svg:width="0.381cm" svg:height="0.389cm" svg:x="20.535cm" svg:y="8.23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8 175-121z">
            <text:p/>
          </draw:path>
          <draw:path draw:style-name="gr3" draw:text-style-name="P9" draw:layer="layout" svg:width="0.181cm" svg:height="0.565cm" svg:x="20.95cm" svg:y="8.044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9" draw:layer="layout" svg:width="0.425cm" svg:height="0.373cm" svg:x="21.184cm" svg:y="8.236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9" draw:layer="layout" svg:width="0.327cm" svg:height="0.389cm" svg:x="21.648cm" svg:y="8.23cm" svg:viewBox="0 0 328 390" svg:d="M71 167c6-127 77-148 106-148 86 0 96 113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18cm" svg:height="0.596cm" svg:x="22.029cm" svg:y="8.023cm" svg:viewBox="0 0 419 597" svg:d="M294 541v56l125-9v-27c-60 0-68-6-68-46v-515l-121 10v26c58 0 66 6 66 47v182c-25-29-62-52-108-52-100 0-188 83-188 192 0 108 83 192 180 192 54 0 93-29 114-56zM294 315v173c0 15 0 17-10 30-25 41-63 60-100 60-38 0-69-21-90-54-21-34-23-82-23-117 0-33 2-83 25-121 19-27 50-54 96-54 31 0 65 12 92 50 10 16 10 18 10 33z">
            <text:p/>
          </draw:path>
          <draw:path draw:style-name="gr3" draw:text-style-name="P9" draw:layer="layout" svg:width="0.418cm" svg:height="0.596cm" svg:x="22.774cm" svg:y="8.023cm" svg:viewBox="0 0 419 597" svg:d="M123 269v-269l-123 10v26c60 0 65 6 65 47v505h21c2-2 8-14 31-52 14 19 48 61 111 61 102 0 191-82 191-192 0-107-85-192-181-192-65 0-102 40-115 56zM125 492v-175c0-17 0-17 9-31 33-48 79-54 100-54 39 0 69 21 89 54 23 35 25 83 25 117 0 33-2 83-27 121-18 25-50 54-96 54-37 0-68-21-89-52-11-17-11-19-11-34z">
            <text:p/>
          </draw:path>
          <draw:path draw:style-name="gr3" draw:text-style-name="P9" draw:layer="layout" svg:width="0.414cm" svg:height="0.537cm" svg:x="23.211cm" svg:y="8.243cm" svg:viewBox="0 0 415 538" svg:d="M336 81c21-54 65-54 79-54v-27c-19 2-44 2-64 2-15 0-55-2-75-2v27c27 0 41 15 41 36 0 8 0 10-6 20l-84 209-95-229c-3-7-5-11-5-15 0-21 32-21 48-21v-27c-23 0-79 2-92 2-23 0-58 0-83-2v27c40 0 58 0 69 29l127 309c-4 11-16 38-21 50-19 46-43 105-96 105-6 0-25 0-41-15 27-4 33-23 33-37 0-21-15-34-35-34-17 0-36 10-36 36 0 39 36 68 79 68 52 0 88-48 107-96z">
            <text:p/>
          </draw:path>
        </draw:g>
        <draw:g>
          <svg:title>TexMaths</svg:title>
          <svg:desc>24§display§\text {Integrating the above equation through out}§svg§600§FALSE§</svg:desc>
          <draw:polygon draw:style-name="gr2" draw:text-style-name="P8" draw:layer="layout" svg:width="15.923cm" svg:height="0.676cm" svg:x="2.415cm" svg:y="9.156cm" svg:viewBox="0 0 15924 677" draw:points="7962,677 0,677 0,0 15924,0 15924,677">
            <text:p/>
          </draw:polygon>
          <draw:path draw:style-name="gr3" draw:text-style-name="P9" draw:layer="layout" svg:width="0.258cm" svg:height="0.577cm" svg:x="2.396cm" svg:y="9.124cm" svg:viewBox="0 0 259 578" svg:d="M167 65c0-28 4-38 69-38h23v-27c-29 2-96 2-128 2-35 0-102 0-131-2v27h23c65 0 69 10 69 38v448c0 31-4 39-69 39h-23v26c29-1 96-1 129-1 34 0 101 0 130 1v-26h-23c-65 0-69-8-69-39z">
            <text:p/>
          </draw:path>
          <draw:path draw:style-name="gr3" draw:text-style-name="P9" draw:layer="layout" svg:width="0.425cm" svg:height="0.374cm" svg:x="2.705cm" svg:y="9.327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9" draw:layer="layout" svg:width="0.266cm" svg:height="0.529cm" svg:x="3.139cm" svg:y="9.181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9" draw:layer="layout" svg:width="0.327cm" svg:height="0.389cm" svg:x="3.475cm" svg:y="9.322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9" draw:layer="layout" svg:width="0.387cm" svg:height="0.558cm" svg:x="3.849cm" svg:y="9.318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285cm" svg:height="0.374cm" svg:x="4.272cm" svg:y="9.327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81cm" svg:height="0.389cm" svg:x="4.614cm" svg:y="9.322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266cm" svg:height="0.529cm" svg:x="5.015cm" svg:y="9.181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9" draw:layer="layout" svg:width="0.181cm" svg:height="0.566cm" svg:x="5.355cm" svg:y="9.135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4cm" svg:x="5.589cm" svg:y="9.327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9" draw:layer="layout" svg:width="0.387cm" svg:height="0.558cm" svg:x="6.054cm" svg:y="9.318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264cm" svg:height="0.529cm" svg:x="6.749cm" svg:y="9.181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9" draw:layer="layout" svg:width="0.425cm" svg:height="0.587cm" svg:x="7.088cm" svg:y="9.114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7.553cm" svg:y="9.322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9" draw:layer="layout" svg:width="0.381cm" svg:height="0.389cm" svg:x="8.221cm" svg:y="9.322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418cm" svg:height="0.597cm" svg:x="8.632cm" svg:y="9.114cm" svg:viewBox="0 0 419 598" svg:d="M123 269v-269l-123 10v27c60 0 65 5 65 46v505h21c2-2 8-13 31-52 14 19 50 62 111 62 102 0 191-83 191-192 0-108-85-193-181-193-65 0-102 41-115 56zM125 492v-175c0-17 0-17 9-31 33-48 79-53 100-53 39 0 69 21 89 53 23 35 25 83 25 118 0 32-2 82-27 121-18 25-50 53-96 53-37 0-68-21-89-51-11-18-11-20-11-35z">
            <text:p/>
          </draw:path>
          <draw:path draw:style-name="gr3" draw:text-style-name="P9" draw:layer="layout" svg:width="0.375cm" svg:height="0.389cm" svg:x="9.124cm" svg:y="9.322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414cm" svg:height="0.374cm" svg:x="9.513cm" svg:y="9.337cm" svg:viewBox="0 0 415 375" svg:d="M336 83c8-20 23-56 79-56v-27c-19 2-44 2-64 2-21 0-59-2-75-2v27c33 0 43 19 43 36 0 8-2 10-6 20l-86 217-96-237c-4-11-4-13-4-15 0-21 32-21 48-21v-27c-25 0-73 2-92 2-23 0-58 0-83-2v27c54 0 58 4 67 31l123 301c6 12 6 16 17 16 12 0 16-8 18-16z">
            <text:p/>
          </draw:path>
          <draw:path draw:style-name="gr3" draw:text-style-name="P9" draw:layer="layout" svg:width="0.327cm" svg:height="0.389cm" svg:x="9.944cm" svg:y="9.322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9" draw:layer="layout" svg:width="0.327cm" svg:height="0.389cm" svg:x="10.6cm" svg:y="9.322cm" svg:viewBox="0 0 328 390" svg:d="M71 167c6-127 77-148 106-148 86 0 96 114 96 148zM71 185h236c19 0 21 0 21-18 0-84-46-167-151-167-98 0-177 86-177 194 0 114 88 196 186 196 104 0 142-94 142-111 0-8-7-10-11-10-8 0-10 6-10 12-31 88-107 88-115 88-42 0-77-27-96-58-25-40-25-96-25-126z">
            <text:p/>
          </draw:path>
          <draw:path draw:style-name="gr3" draw:text-style-name="P9" draw:layer="layout" svg:width="0.418cm" svg:height="0.537cm" svg:x="10.98cm" svg:y="9.327cm" svg:viewBox="0 0 419 538" svg:d="M294 323v152c0 38-10 38-67 38v25c28 0 73-2 96-2s65 2 96 2v-25c-58 0-68 0-68-38v-475h-19l-31 77c-11-23-46-77-113-77-100 0-188 83-188 192 0 106 83 192 180 192 60 0 95-36 114-61zM296 140v119c0 27-16 50-35 72-9 11-36 34-77 34-61 0-113-75-113-173 0-100 60-171 121-171 67 0 104 73 104 119z">
            <text:p/>
          </draw:path>
          <draw:path draw:style-name="gr3" draw:text-style-name="P9" draw:layer="layout" svg:width="0.425cm" svg:height="0.383cm" svg:x="11.424cm" svg:y="9.327cm" svg:viewBox="0 0 426 384" svg:d="M303 308v76l123-9v-27c-59 0-65-6-65-46v-302l-125 10v27c60 0 65 5 65 46v151c0 74-40 131-101 131-71 0-75-38-75-82v-283l-125 10v27c65 0 65 1 65 76v127c0 68 0 144 129 144 48 0 86-23 109-76z">
            <text:p/>
          </draw:path>
          <draw:path draw:style-name="gr3" draw:text-style-name="P9" draw:layer="layout" svg:width="0.381cm" svg:height="0.389cm" svg:x="11.9cm" svg:y="9.322cm" svg:viewBox="0 0 382 390" svg:d="M248 315c2 35 25 69 65 69 17 0 69-11 69-80v-46h-21v46c0 50-21 55-31 55-27 0-30-38-30-42v-171c0-35 0-67-31-100-33-33-75-46-115-46-71 0-129 40-129 96 0 25 17 40 38 40 25 0 39-17 39-40 0-10-4-38-42-38 23-29 63-39 92-39 40 0 88 33 88 108v33c-42 1-102 3-156 28-63 29-84 73-84 112 0 69 83 90 136 90 56 0 94-34 112-75zM240 177v84c0 81-60 110-98 110-42 0-77-31-77-73 0-46 37-117 175-121z">
            <text:p/>
          </draw:path>
          <draw:path draw:style-name="gr3" draw:text-style-name="P9" draw:layer="layout" svg:width="0.264cm" svg:height="0.529cm" svg:x="12.303cm" svg:y="9.181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9" draw:layer="layout" svg:width="0.181cm" svg:height="0.566cm" svg:x="12.643cm" svg:y="9.135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75cm" svg:height="0.389cm" svg:x="12.872cm" svg:y="9.322cm" svg:viewBox="0 0 376 390" svg:d="M376 198c0-108-86-198-188-198-105 0-188 92-188 198 0 110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9" draw:layer="layout" svg:width="0.425cm" svg:height="0.374cm" svg:x="13.298cm" svg:y="9.327cm" svg:viewBox="0 0 426 375" svg:d="M65 83v228c0 37-7 37-65 37v27c29 0 73-2 96-2 21 0 65 2 94 2v-27c-56 0-65 0-65-37v-157c0-89 59-135 113-135s63 46 63 94v198c0 37-9 37-65 37v27c29 0 73-2 96-2 21 0 65 2 94 2v-27c-44 0-65 0-65-25v-162c0-73 0-99-27-130-11-14-40-31-88-31-64 0-102 37-127 88v-88l-119 10v27c60 0 65 5 65 46z">
            <text:p/>
          </draw:path>
          <draw:path draw:style-name="gr3" draw:text-style-name="P9" draw:layer="layout" svg:width="0.266cm" svg:height="0.529cm" svg:x="14.037cm" svg:y="9.181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9" draw:layer="layout" svg:width="0.425cm" svg:height="0.587cm" svg:x="14.375cm" svg:y="9.114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285cm" svg:height="0.374cm" svg:x="14.841cm" svg:y="9.327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75cm" svg:height="0.389cm" svg:x="15.172cm" svg:y="9.322cm" svg:viewBox="0 0 376 390" svg:d="M376 198c0-108-86-198-188-198-105 0-188 92-188 198 0 110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9" draw:layer="layout" svg:width="0.425cm" svg:height="0.383cm" svg:x="15.596cm" svg:y="9.327cm" svg:viewBox="0 0 426 384" svg:d="M303 308v76l123-9v-27c-59 0-65-6-65-46v-302l-125 10v27c60 0 65 5 65 46v151c0 74-40 131-101 131-71 0-75-38-75-82v-283l-125 10v27c65 0 65 1 65 76v127c0 68 0 144 129 144 48 0 86-23 109-76z">
            <text:p/>
          </draw:path>
          <draw:path draw:style-name="gr3" draw:text-style-name="P9" draw:layer="layout" svg:width="0.387cm" svg:height="0.558cm" svg:x="16.061cm" svg:y="9.318cm" svg:viewBox="0 0 388 559" svg:d="M165 238c-75 0-75-84-75-103 0-24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0-27 69 0 27 12 60 39 75-52 16-79 52-79 87 0 59 84 107 188 107 100 0 188-44 188-109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425cm" svg:height="0.587cm" svg:x="16.487cm" svg:y="9.114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75cm" svg:height="0.389cm" svg:x="17.234cm" svg:y="9.322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9" draw:layer="layout" svg:width="0.425cm" svg:height="0.383cm" svg:x="17.658cm" svg:y="9.327cm" svg:viewBox="0 0 426 384" svg:d="M303 308v76l123-9v-27c-59 0-65-6-65-46v-302l-125 10v27c60 0 65 5 65 46v151c0 74-40 131-101 131-71 0-75-38-75-82v-283l-125 10v27c65 0 65 1 65 76v127c0 68 0 144 129 144 48 0 86-23 109-76z">
            <text:p/>
          </draw:path>
          <draw:path draw:style-name="gr3" draw:text-style-name="P9" draw:layer="layout" svg:width="0.264cm" svg:height="0.529cm" svg:x="18.115cm" svg:y="9.181cm" svg:viewBox="0 0 265 530" svg:d="M131 183h121v-27h-121v-156h-22c0 69-26 160-109 163v20h73v232c0 106 79 115 109 115 60 0 83-59 83-115v-48h-21v48c0 62-25 94-56 94-57 0-57-77-57-9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6" draw:text-style-name="P12" draw:layer="layout" svg:width="25.199cm" svg:height="1.6cm" svg:x="1.398cm" svg:y="0.4cm" presentation:class="title" presentation:user-transformed="true">
          <draw:text-box>
            <text:p><text:span text:style-name="T16">Examples</text:span></text:p>
          </draw:text-box>
        </draw:frame>
        <draw:frame presentation:style-name="pr7" draw:text-style-name="P7" draw:layer="layout" svg:width="26.4cm" svg:height="12.757cm" svg:x="0.8cm" svg:y="2.4cm" presentation:class="subtitle" presentation:user-transformed="true">
          <draw:text-box>
            <text:p text:style-name="P6"><text:span text:style-name="T13"><text:tab/></text:span><text:span text:style-name="T13"> </text:span></text:p>
            <text:p text:style-name="P6"><text:span text:style-name="T5"/></text:p>
          </draw:text-box>
        </draw:frame>
        <draw:g>
          <svg:title>TexMaths</svg:title>
          <svg:desc>24§display§\text {Verify that the given expression is a solution of the corresponding }§svg§600§FALSE§</svg:desc>
          <draw:polygon draw:style-name="gr2" draw:text-style-name="P8" draw:layer="layout" svg:width="24.233cm" svg:height="0.685cm" svg:x="2.324cm" svg:y="2.859cm" svg:viewBox="0 0 24234 686" draw:points="12117,686 0,686 0,0 24234,0 24234,686">
            <text:p/>
          </draw:polygon>
          <draw:path draw:style-name="gr3" draw:text-style-name="P9" draw:layer="layout" svg:width="0.6cm" svg:height="0.597cm" svg:x="2.297cm" svg:y="2.836cm" svg:viewBox="0 0 601 598" svg:d="M509 83c11-31 34-56 92-56v-27c-25 2-60 2-81 2-27 0-75-2-98-2v27c45 0 64 23 64 42 0 6-4 12-6 18l-154 407-161-429c-6-11-6-13-6-15 0-23 48-23 69-23v-27c-30 2-88 2-120 2-41 0-77-2-108-2v27c56 0 71 0 83 31l195 521c8 15 12 19 22 19 15 0 17-4 21-17z">
            <text:p/>
          </draw:path>
          <draw:path draw:style-name="gr3" draw:text-style-name="P9" draw:layer="layout" svg:width="0.327cm" svg:height="0.389cm" svg:x="2.867cm" svg:y="3.034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285cm" svg:height="0.374cm" svg:x="3.242cm" svg:y="3.04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9" draw:layer="layout" svg:width="0.181cm" svg:height="0.566cm" svg:x="3.578cm" svg:y="2.84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274cm" svg:height="0.597cm" svg:x="3.812cm" svg:y="2.817cm" svg:viewBox="0 0 275 598" svg:d="M121 233v-98c0-75 40-116 79-116 2 0 13 0 27 6-10 4-25 13-25 35 0 19 13 36 36 36 25 0 37-17 37-36 0-31-31-60-75-60-60 0-133 44-133 135v98h-67v25h67v275c0 38-9 38-67 38v27c35-2 73-4 98-4 34 0 73 0 107 4v-27h-17c-63 0-65-10-65-40v-273h98v-25z">
            <text:p/>
          </draw:path>
          <draw:path draw:style-name="gr3" draw:text-style-name="P9" draw:layer="layout" svg:width="0.414cm" svg:height="0.537cm" svg:x="4.058cm" svg:y="3.048cm" svg:viewBox="0 0 415 538" svg:d="M336 81c21-54 65-54 79-54v-27c-19 2-44 2-64 2-15 0-55-2-75-2v27c27 0 41 15 41 36 0 8 0 10-6 20l-84 209-95-229c-3-7-5-11-5-15 0-21 32-21 48-21v-27c-23 0-79 2-92 2-23 0-58 0-83-2v27c40 0 58 0 69 29l127 309c-4 12-16 39-21 50-19 46-43 106-96 106-6 0-25 0-41-15 27-4 33-23 33-37 0-21-15-34-35-34-17 0-36 9-36 36 0 39 36 67 79 67 52 0 88-48 107-96z">
            <text:p/>
          </draw:path>
          <draw:path draw:style-name="gr3" draw:text-style-name="P9" draw:layer="layout" svg:width="0.264cm" svg:height="0.53cm" svg:x="4.783cm" svg:y="2.894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9" draw:layer="layout" svg:width="0.425cm" svg:height="0.587cm" svg:x="5.123cm" svg:y="2.827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81cm" svg:height="0.389cm" svg:x="5.599cm" svg:y="3.034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9" draw:layer="layout" svg:width="0.266cm" svg:height="0.53cm" svg:x="6.003cm" svg:y="2.894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9" draw:layer="layout" svg:width="0.264cm" svg:height="0.53cm" svg:x="6.611cm" svg:y="2.894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9" draw:layer="layout" svg:width="0.425cm" svg:height="0.587cm" svg:x="6.951cm" svg:y="2.827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7.416cm" svg:y="3.034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387cm" svg:height="0.559cm" svg:x="8.072cm" svg:y="3.03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  <draw:path draw:style-name="gr3" draw:text-style-name="P9" draw:layer="layout" svg:width="0.181cm" svg:height="0.566cm" svg:x="8.497cm" svg:y="2.84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14cm" svg:height="0.374cm" svg:x="8.719cm" svg:y="3.048cm" svg:viewBox="0 0 415 375" svg:d="M336 83c8-20 23-56 79-56v-27c-19 2-44 2-64 2-21 0-59-2-75-2v27c33 0 43 19 43 36 0 8-2 10-6 20l-86 217-96-237c-4-11-4-13-4-15 0-21 32-21 48-21v-27c-25 0-73 2-92 2-23 0-58 0-83-2v27c54 0 58 4 67 31l123 302c6 11 6 15 17 15 12 0 16-8 18-15z">
            <text:p/>
          </draw:path>
          <draw:path draw:style-name="gr3" draw:text-style-name="P9" draw:layer="layout" svg:width="0.327cm" svg:height="0.389cm" svg:x="9.149cm" svg:y="3.034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425cm" svg:height="0.374cm" svg:x="9.528cm" svg:y="3.04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327cm" svg:height="0.389cm" svg:x="10.275cm" svg:y="3.034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425cm" svg:height="0.364cm" svg:x="10.635cm" svg:y="3.048cm" svg:viewBox="0 0 426 365" svg:d="M232 167c27-32 58-75 79-96 27-31 61-44 100-44v-27c-21 2-46 2-69 2-25 0-69-2-81-2v27c17 2 25 11 25 25 0 13-10 25-13 31l-52 65-67-85c-8-9-8-11-8-15 0-13 13-21 31-21v-27c-23 0-79 2-93 2-17 0-57 0-80-2v27c59 0 61 0 100 52l84 109-80 100c-41 50-91 52-108 52v25c21-2 48-2 71-2s60 2 81 2v-25c-20-3-25-13-25-27 0-19 25-46 75-107l65 84c8 10 17 23 17 29 0 8-8 19-31 21v25c27 0 73-2 93-2 23 0 55 0 80 2v-25c-44 0-59-2-78-27z">
            <text:p/>
          </draw:path>
          <draw:path draw:style-name="gr3" draw:text-style-name="P9" draw:layer="layout" svg:width="0.418cm" svg:height="0.537cm" svg:x="11.094cm" svg:y="3.04cm" svg:viewBox="0 0 419 538" svg:d="M123 56v-56l-123 10v27c60 0 65 3 65 42v396c0 38-7 38-65 38v25c29 0 73-2 94-2 23 0 67 2 96 2v-25c-56 0-65 0-65-38v-142-8c4 13 40 60 103 60 102 0 191-83 191-193 0-107-83-192-179-192-65 0-102 37-117 56zM125 279v-191c25-42 65-67 109-67 62 0 114 75 114 171 0 102-60 173-123 173-33 0-66-17-89-52-11-17-11-19-11-34z">
            <text:p/>
          </draw:path>
          <draw:path draw:style-name="gr3" draw:text-style-name="P9" draw:layer="layout" svg:width="0.285cm" svg:height="0.374cm" svg:x="11.563cm" svg:y="3.04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11.893cm" svg:y="3.034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277cm" svg:height="0.389cm" svg:x="12.271cm" svg:y="3.034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277cm" svg:height="0.389cm" svg:x="12.605cm" svg:y="3.034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181cm" svg:height="0.566cm" svg:x="12.938cm" svg:y="2.84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75cm" svg:height="0.389cm" svg:x="13.168cm" svg:y="3.034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9" draw:layer="layout" svg:width="0.425cm" svg:height="0.374cm" svg:x="13.592cm" svg:y="3.04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181cm" svg:height="0.566cm" svg:x="14.343cm" svg:y="2.84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277cm" svg:height="0.389cm" svg:x="14.577cm" svg:y="3.034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381cm" svg:height="0.389cm" svg:x="15.199cm" svg:y="3.034cm" svg:viewBox="0 0 382 390" svg:d="M246 315c4 35 27 70 67 70 17 0 69-12 69-81v-46h-21v46c0 50-21 56-31 56-27 0-30-39-30-43v-171c0-34 0-67-31-100-33-33-75-46-117-46-69 0-127 40-127 96 0 25 17 41 38 41 23 0 39-18 39-41 0-9-4-38-42-38 23-29 63-39 92-39 40 0 88 33 88 108v33c-42 2-102 3-156 28-63 29-84 74-84 112 0 69 83 90 136 90 56 0 94-34 110-75zM240 177v85c0 80-60 109-98 109-42 0-77-31-77-73 0-46 37-117 175-121z">
            <text:p/>
          </draw:path>
          <draw:path draw:style-name="gr3" draw:text-style-name="P9" draw:layer="layout" svg:width="0.277cm" svg:height="0.389cm" svg:x="15.894cm" svg:y="3.034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375cm" svg:height="0.389cm" svg:x="16.223cm" svg:y="3.034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9" draw:layer="layout" svg:width="0.189cm" svg:height="0.587cm" svg:x="16.649cm" svg:y="2.827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425cm" svg:height="0.384cm" svg:x="16.883cm" svg:y="3.04cm" svg:viewBox="0 0 426 385" svg:d="M303 308v77l123-10v-27c-59 0-65-6-65-46v-302l-125 10v27c60 0 65 5 65 46v152c0 73-40 130-101 130-71 0-75-38-75-82v-283l-125 10v27c65 0 65 1 65 76v127c0 68 0 145 129 145 48 0 86-23 109-77z">
            <text:p/>
          </draw:path>
          <draw:path draw:style-name="gr3" draw:text-style-name="P9" draw:layer="layout" svg:width="0.264cm" svg:height="0.53cm" svg:x="17.34cm" svg:y="2.894cm" svg:viewBox="0 0 265 531" svg:d="M131 183h121v-27h-121v-156h-22c0 69-26 160-109 163v20h73v232c0 106 79 116 109 116 60 0 83-60 83-116v-48h-21v48c0 62-25 95-56 95-57 0-57-77-57-93z">
            <text:p/>
          </draw:path>
          <draw:path draw:style-name="gr3" draw:text-style-name="P9" draw:layer="layout" svg:width="0.181cm" svg:height="0.566cm" svg:x="17.68cm" svg:y="2.84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75cm" svg:height="0.389cm" svg:x="17.91cm" svg:y="3.034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9" draw:layer="layout" svg:width="0.425cm" svg:height="0.374cm" svg:x="18.335cm" svg:y="3.04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375cm" svg:height="0.389cm" svg:x="19.081cm" svg:y="3.034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9" draw:layer="layout" svg:width="0.274cm" svg:height="0.597cm" svg:x="19.508cm" svg:y="2.817cm" svg:viewBox="0 0 275 598" svg:d="M121 233v-98c0-75 40-116 79-116 2 0 13 0 27 6-10 4-25 13-25 35 0 19 13 36 36 36 25 0 37-17 37-36 0-31-31-60-75-60-60 0-133 44-133 135v98h-67v25h67v275c0 38-9 38-67 38v27c35-2 75-4 98-4 34 0 73 0 107 4v-27h-17c-63 0-65-10-65-40v-273h98v-25z">
            <text:p/>
          </draw:path>
          <draw:path draw:style-name="gr3" draw:text-style-name="P9" draw:layer="layout" svg:width="0.266cm" svg:height="0.53cm" svg:x="20.034cm" svg:y="2.894cm" svg:viewBox="0 0 267 531" svg:d="M131 183h121v-27h-121v-156h-22c0 69-26 160-109 163v20h73v232c0 106 79 116 109 116 60 0 85-60 85-116v-48h-23v48c0 62-25 95-56 95-57 0-57-77-57-93z">
            <text:p/>
          </draw:path>
          <draw:path draw:style-name="gr3" draw:text-style-name="P9" draw:layer="layout" svg:width="0.425cm" svg:height="0.587cm" svg:x="20.374cm" svg:y="2.827cm" svg:viewBox="0 0 426 588" svg:d="M65 523c0 38-7 38-65 38v27c29-2 73-2 96-2 21 0 65 0 94 2v-27c-56 0-65 0-65-38v-156c0-88 59-134 113-134s63 46 63 94v196c0 38-9 38-65 38v27c29-2 73-2 96-2 21 0 65 0 94 2v-27c-44 0-65 0-65-25v-161c0-73 0-100-27-131-11-13-40-31-88-31-73 0-110 52-123 83v-296l-123 10v27c60 0 65 5 65 46z">
            <text:p/>
          </draw:path>
          <draw:path draw:style-name="gr3" draw:text-style-name="P9" draw:layer="layout" svg:width="0.327cm" svg:height="0.389cm" svg:x="20.838cm" svg:y="3.034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322cm" svg:height="0.389cm" svg:x="21.501cm" svg:y="3.034cm" svg:viewBox="0 0 323 390" svg:d="M71 196c0-138 69-175 113-175 8 0 62 0 92 31-36 4-40 29-40 40 0 21 16 39 39 39s40-16 40-41c0-57-65-90-131-90-105 0-184 92-184 196 0 110 84 194 182 194 114 0 141-102 141-111 0-8-8-8-10-8-8 0-10 4-12 8-25 79-80 90-111 90-44 0-119-36-119-173z">
            <text:p/>
          </draw:path>
          <draw:path draw:style-name="gr3" draw:text-style-name="P9" draw:layer="layout" svg:width="0.375cm" svg:height="0.389cm" svg:x="21.869cm" svg:y="3.034cm" svg:viewBox="0 0 376 390" svg:d="M376 198c0-108-86-198-188-198-105 0-188 92-188 198 0 110 88 192 188 192 102 0 188-84 188-192zM188 369c-36 0-73-19-96-57-21-37-21-89-21-120 0-32 0-79 19-117 23-38 64-56 98-56 37 0 73 18 94 54 23 37 23 87 23 119 0 31 0 77-19 114-17 38-56 63-98 63z">
            <text:p/>
          </draw:path>
          <draw:path draw:style-name="gr3" draw:text-style-name="P9" draw:layer="layout" svg:width="0.285cm" svg:height="0.374cm" svg:x="22.292cm" svg:y="3.04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9" draw:layer="layout" svg:width="0.285cm" svg:height="0.374cm" svg:x="22.622cm" svg:y="3.04cm" svg:viewBox="0 0 286 375" svg:d="M117 94v-94l-117 10v27c60 0 65 5 65 46v229c0 36-7 36-65 36v27c33 0 73-2 96-2 35 0 75 0 109 2v-27h-19c-61 0-63-8-63-38v-131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22.952cm" svg:y="3.034cm" svg:viewBox="0 0 328 390" svg:d="M71 167c6-127 77-148 106-148 86 0 96 114 96 148zM71 185h236c19 0 21 0 21-18 0-84-46-167-151-167-98 0-177 87-177 194 0 114 88 196 186 196 104 0 142-94 142-111 0-8-7-10-11-10-8 0-10 6-10 12-31 88-107 88-115 88-42 0-77-27-96-57-25-41-25-97-25-127z">
            <text:p/>
          </draw:path>
          <draw:path draw:style-name="gr3" draw:text-style-name="P9" draw:layer="layout" svg:width="0.277cm" svg:height="0.389cm" svg:x="23.33cm" svg:y="3.034cm" svg:viewBox="0 0 278 390" svg:d="M148 215c19 4 88 18 88 79 0 43-29 77-96 77-71 0-102-48-117-121-2-10-4-13-11-13-12 0-12 5-12 21v111c0 16 0 21 10 21 3 0 5-2 21-17 2-2 2-4 17-19 36 34 75 36 92 36 98 0 138-57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9" draw:layer="layout" svg:width="0.418cm" svg:height="0.537cm" svg:x="23.661cm" svg:y="3.04cm" svg:viewBox="0 0 419 538" svg:d="M123 56v-56l-123 10v27c60 0 65 3 65 42v396c0 38-7 38-65 38v25c29 0 73-2 94-2 23 0 67 2 96 2v-25c-56 0-65 0-65-38v-142-8c4 13 40 60 103 60 102 0 191-83 191-193 0-107-83-192-179-192-65 0-102 37-117 56zM125 279v-191c25-42 65-67 109-67 62 0 114 75 114 171 0 102-60 173-123 173-33 0-66-17-89-52-11-17-11-19-11-34z">
            <text:p/>
          </draw:path>
          <draw:path draw:style-name="gr3" draw:text-style-name="P9" draw:layer="layout" svg:width="0.375cm" svg:height="0.389cm" svg:x="24.152cm" svg:y="3.034cm" svg:viewBox="0 0 376 390" svg:d="M376 198c0-108-86-198-188-198-105 0-188 92-188 198 0 110 88 192 188 192 102 0 188-84 188-192zM188 369c-36 0-73-19-96-57-21-37-21-89-21-120 0-32 0-79 19-117 23-38 64-56 98-56 37 0 73 18 96 54 21 37 21 87 21 119 0 31 0 77-19 114-17 38-56 63-98 63z">
            <text:p/>
          </draw:path>
          <draw:path draw:style-name="gr3" draw:text-style-name="P9" draw:layer="layout" svg:width="0.425cm" svg:height="0.374cm" svg:x="24.576cm" svg:y="3.04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418cm" svg:height="0.597cm" svg:x="25.047cm" svg:y="2.827cm" svg:viewBox="0 0 419 598" svg:d="M294 542v56l125-10v-27c-60 0-68-5-68-46v-515l-121 10v27c60 0 66 5 66 46v182c-25-28-62-52-108-52-100 0-188 83-188 193 0 107 83 192 180 192 54 0 93-29 114-56zM294 315v173c0 16 0 18-10 31-25 41-63 60-100 60-38 0-69-21-90-54-21-35-23-83-23-117 0-33 2-83 25-121 19-27 50-54 96-54 31 0 65 11 92 50 10 15 10 17 10 32z">
            <text:p/>
          </draw:path>
          <draw:path draw:style-name="gr3" draw:text-style-name="P9" draw:layer="layout" svg:width="0.181cm" svg:height="0.566cm" svg:x="25.515cm" svg:y="2.848cm" svg:viewBox="0 0 182 567" svg:d="M123 192l-119 10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425cm" svg:height="0.374cm" svg:x="25.748cm" svg:y="3.04cm" svg:viewBox="0 0 426 375" svg:d="M65 83v229c0 36-7 36-65 36v27c29 0 73-2 96-2 21 0 65 2 94 2v-27c-56 0-65 0-65-36v-158c0-89 59-135 113-135s63 46 63 94v199c0 36-9 36-65 36v27c29 0 73-2 96-2 21 0 65 2 94 2v-27c-44 0-65 0-65-25v-161c0-74 0-100-27-131-11-14-40-31-88-31-64 0-102 37-127 88v-88l-119 10v27c60 0 65 5 65 46z">
            <text:p/>
          </draw:path>
          <draw:path draw:style-name="gr3" draw:text-style-name="P9" draw:layer="layout" svg:width="0.387cm" svg:height="0.559cm" svg:x="26.214cm" svg:y="3.03cm" svg:viewBox="0 0 388 560" svg:d="M165 238c-75 0-75-84-75-103 0-23 2-50 14-72 7-11 27-34 61-34 73 0 73 84 73 104 0 23 0 50-13 71-8 11-27 34-60 34zM65 271c0-4 0-23 16-40 32 25 67 27 84 27 79 0 136-58 136-123 0-33-13-64-34-83 31-29 61-33 77-33 2 0 5 0 7 0-9 4-13 14-13 23 0 16 11 25 25 25 8 0 25-5 25-25 0-15-12-42-44-42-18 0-54 6-91 40-34-28-71-30-88-30-79 0-138 57-138 123 0 38 19 69 40 88-11 12-27 41-27 69 0 27 12 60 39 75-52 16-79 52-79 87 0 59 84 108 188 108 100 0 188-45 188-110 0-31-13-73-55-98-46-23-94-23-146-23-21 0-58 0-64 0-27-4-46-31-46-58zM188 538c-86 0-144-42-144-86 0-41 33-71 69-73h50c73 0 169 0 169 73 0 44-61 86-144 86z">
            <text:p/>
          </draw:path>
        </draw:g>
        <draw:g>
          <svg:title>TexMaths</svg:title>
          <svg:desc>24§display§\text {differential equation.}§svg§600§FALSE§</svg:desc>
          <draw:polygon draw:style-name="gr2" draw:text-style-name="P8" draw:layer="layout" svg:width="7.462cm" svg:height="0.675cm" svg:x="2.412cm" svg:y="3.86cm" svg:viewBox="0 0 7463 676" draw:points="3731,676 0,676 0,0 7463,0 7463,676">
            <text:p/>
          </draw:polygon>
          <draw:path draw:style-name="gr3" draw:text-style-name="P9" draw:layer="layout" svg:width="0.418cm" svg:height="0.597cm" svg:x="2.399cm" svg:y="3.828cm" svg:viewBox="0 0 419 598" svg:d="M294 542v56l125-10v-27c-60 0-68-6-68-46v-515l-121 10v27c58 0 66 5 66 46v182c-25-29-62-52-108-52-100 0-188 83-188 192 0 108 83 193 180 193 54 0 93-29 114-56zM294 315v173c0 15 0 17-10 31-25 40-63 59-100 59-38 0-69-21-90-53-21-35-23-83-23-118 0-32 2-82 25-121 19-27 50-53 96-53 31 0 65 11 92 49 10 16 10 18 10 33z">
            <text:p/>
          </draw:path>
          <draw:path draw:style-name="gr3" draw:text-style-name="P9" draw:layer="layout" svg:width="0.181cm" svg:height="0.566cm" svg:x="2.867cm" svg:y="3.849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508cm" svg:height="0.597cm" svg:x="3.096cm" svg:y="3.818cm" svg:viewBox="0 0 509 598" svg:d="M357 258h96v-25h-100v-98c0-77 43-116 79-116 4 0 15 0 29 6-10 4-25 13-25 35 0 19 13 36 36 36s37-17 37-36c0-31-29-60-77-60-50 0-88 33-92 37-25-33-71-37-94-37-81 0-179 44-179 136v97h-67v25h67v274c0 39-9 39-67 39v27c29-2 73-4 94-4s63 2 94 4v-27c-56 0-65 0-65-39v-274h178v274c0 39-9 39-67 39v27c33-2 73-4 96-4 35 0 75 0 108 4v-27h-18c-61 0-63-10-63-41zM121 233v-97c0-82 69-117 123-117 42 0 65 16 67 16v2c-15 0-31 11-31 34 0 6 0 27 23 35-2 11-2 19-2 29v98z">
            <text:p/>
          </draw:path>
          <draw:path draw:style-name="gr3" draw:text-style-name="P9" draw:layer="layout" svg:width="0.327cm" svg:height="0.389cm" svg:x="3.589cm" svg:y="4.035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285cm" svg:height="0.374cm" svg:x="3.964cm" svg:y="4.041cm" svg:viewBox="0 0 286 375" svg:d="M117 94v-94l-117 10v27c60 0 65 5 65 46v228c0 37-7 37-65 37v27c33 0 73-2 96-2 35 0 75 0 109 2v-27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4.294cm" svg:y="4.035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425cm" svg:height="0.374cm" svg:x="4.672cm" svg:y="4.04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266cm" svg:height="0.529cm" svg:x="5.106cm" svg:y="3.895cm" svg:viewBox="0 0 267 530" svg:d="M131 183h121v-27h-121v-156h-22c0 69-26 160-109 163v20h73v232c0 106 79 115 109 115 60 0 85-59 85-115v-48h-23v48c0 62-25 94-56 94-57 0-57-77-57-92z">
            <text:p/>
          </draw:path>
          <draw:path draw:style-name="gr3" draw:text-style-name="P9" draw:layer="layout" svg:width="0.181cm" svg:height="0.566cm" svg:x="5.446cm" svg:y="3.849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81cm" svg:height="0.389cm" svg:x="5.688cm" svg:y="4.035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189cm" svg:height="0.587cm" svg:x="6.103cm" svg:y="3.828cm" svg:viewBox="0 0 190 588" svg:d="M123 0l-123 10v27c60 0 67 5 67 46v440c0 38-9 38-67 38v27c29-2 73-2 94-2s63 0 96 2v-27c-58 0-67 0-67-38z">
            <text:p/>
          </draw:path>
          <draw:path draw:style-name="gr3" draw:text-style-name="P9" draw:layer="layout" svg:width="0.327cm" svg:height="0.389cm" svg:x="6.614cm" svg:y="4.035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9" draw:layer="layout" svg:width="0.418cm" svg:height="0.537cm" svg:x="6.994cm" svg:y="4.041cm" svg:viewBox="0 0 419 538" svg:d="M294 323v152c0 38-10 38-67 38v25c28 0 73-2 96-2s65 2 96 2v-25c-58 0-68 0-68-38v-475h-19l-31 77c-11-23-46-77-113-77-100 0-188 83-188 192 0 106 83 192 180 192 60 0 95-36 114-61zM296 140v119c0 27-16 50-35 72-9 11-36 34-77 34-61 0-113-75-113-173 0-100 60-171 121-171 67 0 104 73 104 119z">
            <text:p/>
          </draw:path>
          <draw:path draw:style-name="gr3" draw:text-style-name="P9" draw:layer="layout" svg:width="0.425cm" svg:height="0.383cm" svg:x="7.437cm" svg:y="4.041cm" svg:viewBox="0 0 426 384" svg:d="M303 307v77l123-9v-27c-59 0-65-6-65-46v-302l-125 10v27c60 0 65 5 65 46v151c0 73-40 131-101 131-71 0-75-38-75-83v-282l-125 10v27c65 0 65 1 65 76v127c0 67 0 144 129 144 48 0 86-23 109-77z">
            <text:p/>
          </draw:path>
          <draw:path draw:style-name="gr3" draw:text-style-name="P9" draw:layer="layout" svg:width="0.381cm" svg:height="0.389cm" svg:x="7.915cm" svg:y="4.035cm" svg:viewBox="0 0 382 390" svg:d="M246 315c4 35 27 69 67 69 17 0 69-11 69-80v-46h-21v46c0 50-21 55-31 55-27 0-30-38-30-42v-171c0-35 0-67-31-100-33-33-75-46-117-46-69 0-127 40-127 96 0 25 17 40 38 40 23 0 39-17 39-40 0-10-4-38-42-38 23-29 63-39 92-39 40 0 88 33 88 108v33c-42 1-102 3-156 28-63 29-84 73-84 112 0 69 83 90 136 90 56 0 94-34 110-75zM240 177v84c0 81-60 110-98 110-42 0-77-31-77-73 0-46 37-117 175-121z">
            <text:p/>
          </draw:path>
          <draw:path draw:style-name="gr3" draw:text-style-name="P9" draw:layer="layout" svg:width="0.264cm" svg:height="0.529cm" svg:x="8.317cm" svg:y="3.895cm" svg:viewBox="0 0 265 530" svg:d="M131 183h121v-27h-121v-156h-22c0 69-26 160-109 163v20h73v232c0 106 79 115 109 115 60 0 83-59 83-115v-48h-21v48c0 62-25 94-56 94-57 0-57-77-57-92z">
            <text:p/>
          </draw:path>
          <draw:path draw:style-name="gr3" draw:text-style-name="P9" draw:layer="layout" svg:width="0.181cm" svg:height="0.566cm" svg:x="8.657cm" svg:y="3.849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8.887cm" svg:y="4.035cm" svg:viewBox="0 0 376 390" svg:d="M376 198c0-108-86-198-188-198-105 0-188 92-188 198 0 109 88 192 188 192 102 0 188-84 188-192zM188 369c-36 0-73-19-96-58-21-36-21-88-21-119 0-32 0-79 19-117 23-38 64-56 98-56 37 0 73 18 96 54 21 37 21 87 21 119 0 31 0 77-19 114-17 38-56 63-98 63z">
            <text:p/>
          </draw:path>
          <draw:path draw:style-name="gr3" draw:text-style-name="P9" draw:layer="layout" svg:width="0.425cm" svg:height="0.374cm" svg:x="9.311cm" svg:y="4.04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9" draw:layer="layout" svg:width="0.091cm" svg:height="0.091cm" svg:x="9.826cm" svg:y="4.323cm" svg:viewBox="0 0 92 92" svg:d="M92 46c0-25-21-46-46-46s-46 21-46 46 21 46 46 46 46-21 46-46z">
            <text:p/>
          </draw:path>
        </draw:g>
        <draw:g>
          <svg:title>TexMaths</svg:title>
          <svg:desc>22§display§\text {(i). } y = \left( \sin^{-1}x \right)^2 + c ; \ \  (1 - x^2)\frac{d^2y}{dx^2} - x\frac{dy}{dx} = 2§svg§600§FALSE§</svg:desc>
          <draw:polygon draw:style-name="gr2" draw:text-style-name="P8" draw:layer="layout" svg:width="16.174cm" svg:height="1.625cm" svg:x="2.4cm" svg:y="4.559cm" svg:viewBox="0 0 16175 1626" draw:points="8088,1626 0,1626 0,0 16175,0 16175,1626">
            <text:p/>
          </draw:polygon>
          <draw:path draw:style-name="gr3" draw:text-style-name="P9" draw:layer="layout" svg:width="0.18cm" svg:height="0.773cm" svg:x="2.437cm" svg:y="5.102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166cm" svg:height="0.518cm" svg:x="2.687cm" svg:y="5.1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8cm" svg:height="0.773cm" svg:x="2.921cm" svg:y="5.10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083cm" svg:height="0.083cm" svg:x="3.245cm" svg:y="5.6cm" svg:viewBox="0 0 84 84" svg:d="M84 42c0-23-19-42-42-42s-42 19-42 42 19 42 42 42 42-19 42-42z">
            <text:p/>
          </draw:path>
          <draw:path draw:style-name="gr3" draw:text-style-name="P9" draw:layer="layout" svg:width="0.358cm" svg:height="0.5cm" svg:x="3.759cm" svg:y="5.342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515cm" svg:height="0.182cm" svg:x="4.401cm" svg:y="5.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03cm" svg:height="0.928cm" svg:x="5.292cm" svg:y="5.025cm" svg:viewBox="0 0 204 929" svg:d="M204 920c0-2-2-3-3-7-36-37-90-100-122-227-17-70-24-149-24-222 0-204 47-346 142-446 7-7 7-9 7-11 0-7-7-7-10-7-11 0-53 46-64 58-79 93-130 234-130 406 0 110 19 266 121 396 9 9 59 69 73 69 3 0 10 0 10-9z">
            <text:p/>
          </draw:path>
          <draw:path draw:style-name="gr3" draw:text-style-name="P9" draw:layer="layout" svg:width="0.254cm" svg:height="0.356cm" svg:x="5.554cm" svg:y="5.33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166cm" svg:height="0.518cm" svg:x="5.859cm" svg:y="5.16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6.073cm" svg:y="5.34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67cm" svg:height="0.027cm" svg:x="6.536cm" svg:y="5.208cm" svg:viewBox="0 0 368 28" svg:d="M347 28c7 0 21 0 21-14s-12-14-21-14h-326c-9 0-21 0-21 14s12 14 21 14z">
            <text:p/>
          </draw:path>
          <draw:path draw:style-name="gr3" draw:text-style-name="P9" draw:layer="layout" svg:width="0.198cm" svg:height="0.36cm" svg:x="7.02cm" svg:y="4.999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386cm" svg:height="0.351cm" svg:x="7.459cm" svg:y="5.3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03cm" svg:height="0.928cm" svg:x="7.913cm" svg:y="5.025cm" svg:viewBox="0 0 204 929" svg:d="M204 464c0-109-19-265-121-395-9-11-60-69-74-69-4 0-9 2-9 7 0 4 2 5 5 9 37 40 88 102 120 225 18 70 25 151 25 223 0 78-7 157-27 233-30 109-75 170-116 214-7 7-7 7-7 9 0 7 5 9 9 9 12 0 54-48 65-58 79-95 130-234 130-407z">
            <text:p/>
          </draw:path>
          <draw:path draw:style-name="gr3" draw:text-style-name="P9" draw:layer="layout" svg:width="0.24cm" svg:height="0.36cm" svg:x="8.266cm" svg:y="4.8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8.794cm" svg:y="5.23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9.557cm" svg:y="5.342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085cm" svg:height="0.483cm" svg:x="9.926cm" svg:y="5.349cm" svg:viewBox="0 0 86 484" svg:d="M84 40c0-21-19-40-42-40s-42 19-42 40c0 23 19 43 42 43s42-20 42-43zM69 325c0 23 0 83-51 141-6 5-6 7-6 9 0 5 4 9 9 9 9 0 65-62 65-151 0-23-2-81-44-81-28 0-42 21-42 42 0 19 14 40 42 40 4 0 6 0 6 0 5-1 14-3 21-9z">
            <text:p/>
          </draw:path>
          <draw:path draw:style-name="gr3" draw:text-style-name="P9" draw:layer="layout" svg:width="0.18cm" svg:height="0.773cm" svg:x="10.796cm" svg:y="5.102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11.088cm" svg:y="5.16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472cm" svg:height="0.032cm" svg:x="11.642cm" svg:y="5.474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12.374cm" svg:y="5.3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12.827cm" svg:y="5.00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13.184cm" svg:y="5.10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69cm" svg:height="0.546cm" svg:x="13.582cm" svg:y="4.62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9" draw:layer="layout" svg:width="0.24cm" svg:height="0.36cm" svg:x="13.988cm" svg:y="4.5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14.323cm" svg:y="4.817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13.534cm" svg:y="5.474cm" svg:viewBox="0 0 1193 33" draw:points="597,33 0,33 0,0 1193,0 1193,33">
            <text:p/>
          </draw:polygon>
          <draw:path draw:style-name="gr3" draw:text-style-name="P9" draw:layer="layout" svg:width="0.369cm" svg:height="0.546cm" svg:x="13.564cm" svg:y="5.67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9" draw:layer="layout" svg:width="0.386cm" svg:height="0.351cm" svg:x="13.959cm" svg:y="5.8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14.413cm" svg:y="5.6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5.053cm" svg:y="5.474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15.786cm" svg:y="5.3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369cm" svg:height="0.546cm" svg:x="16.345cm" svg:y="4.62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41 0-51-43-51-73 0-38 24-135 44-170 22-46 58-74 89-74 50 0 62 63 62 68 0 4-2 9-4 13z">
            <text:p/>
          </draw:path>
          <draw:path draw:style-name="gr3" draw:text-style-name="P9" draw:layer="layout" svg:width="0.356cm" svg:height="0.5cm" svg:x="16.739cm" svg:y="4.817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46cm" svg:height="0.032cm" svg:x="16.298cm" svg:y="5.474cm" svg:viewBox="0 0 847 33" draw:points="422,33 0,33 0,0 847,0 847,33">
            <text:p/>
          </draw:polygon>
          <draw:path draw:style-name="gr3" draw:text-style-name="P9" draw:layer="layout" svg:width="0.369cm" svg:height="0.546cm" svg:x="16.328cm" svg:y="5.67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86cm" svg:height="0.351cm" svg:x="16.722cm" svg:y="5.87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17.493cm" svg:y="5.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18.304cm" svg:y="5.167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7 68-5 7-57 7-72 7z">
            <text:p/>
          </draw:path>
        </draw:g>
        <draw:g>
          <svg:title>TexMaths</svg:title>
          <svg:desc>24§display§\text {(1)}§svg§600§FALSE§</svg:desc>
          <draw:polygon draw:style-name="gr2" draw:text-style-name="P8" draw:layer="layout" svg:width="0.91cm" svg:height="0.76cm" svg:x="1.203cm" svg:y="2.765cm" svg:viewBox="0 0 911 761" draw:points="455,761 0,761 0,0 911,0 911,761">
            <text:p/>
          </draw:polygon>
          <draw:path draw:style-name="gr3" draw:text-style-name="P9" draw:layer="layout" svg:width="0.197cm" svg:height="0.844cm" svg:x="1.243cm" svg:y="2.723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9" draw:layer="layout" svg:width="0.28cm" svg:height="0.564cm" svg:x="1.564cm" svg:y="2.794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9" draw:layer="layout" svg:width="0.197cm" svg:height="0.844cm" svg:x="1.96cm" svg:y="2.72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\text {(ii). } y = e^{-x} + Ax + B ; \ \  e^x \frac{d^2y}{dx^2} = 1§svg§600§FALSE§</svg:desc>
          <draw:polygon draw:style-name="gr2" draw:text-style-name="P8" draw:layer="layout" svg:width="12.06cm" svg:height="1.625cm" svg:x="2.401cm" svg:y="6.56cm" svg:viewBox="0 0 12061 1626" draw:points="6030,1626 0,1626 0,0 12061,0 12061,1626">
            <text:p/>
          </draw:polygon>
          <draw:path draw:style-name="gr3" draw:text-style-name="P9" draw:layer="layout" svg:width="0.18cm" svg:height="0.773cm" svg:x="2.438cm" svg:y="7.10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166cm" svg:height="0.518cm" svg:x="2.688cm" svg:y="7.1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66cm" svg:height="0.518cm" svg:x="2.903cm" svg:y="7.16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8cm" svg:height="0.773cm" svg:x="3.137cm" svg:y="7.10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083cm" svg:height="0.083cm" svg:x="3.461cm" svg:y="7.601cm" svg:viewBox="0 0 84 84" svg:d="M84 42c0-23-19-42-42-42s-42 19-42 42 19 42 42 42 42-19 42-42z">
            <text:p/>
          </draw:path>
          <draw:path draw:style-name="gr3" draw:text-style-name="P9" draw:layer="layout" svg:width="0.358cm" svg:height="0.5cm" svg:x="3.974cm" svg:y="7.343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515cm" svg:height="0.182cm" svg:x="4.617cm" svg:y="7.4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5.425cm" svg:y="7.34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67cm" svg:height="0.027cm" svg:x="5.808cm" svg:y="7.216cm" svg:viewBox="0 0 368 28" svg:d="M347 28c7 0 21 0 21-14s-12-14-21-14h-326c-9 0-21 0-21 14s12 14 21 14z">
            <text:p/>
          </draw:path>
          <draw:path draw:style-name="gr3" draw:text-style-name="P9" draw:layer="layout" svg:width="0.291cm" svg:height="0.245cm" svg:x="6.259cm" svg:y="7.126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515cm" svg:height="0.516cm" svg:x="6.838cm" svg:y="7.2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531cm" svg:height="0.555cm" svg:x="7.595cm" svg:y="7.13cm" svg:viewBox="0 0 532 556" svg:d="M111 466c-30 51-60 64-95 65-9 0-16 0-16 16 0 4 4 9 11 9 21 0 44-4 66-4 25 0 53 4 78 4 3 0 14 0 14-16 0-9-7-9-12-9-18-1-37-8-37-28 0-9 5-17 12-28l58-99h195c2 16 13 122 13 129 0 25-41 26-57 26-10 0-19 0-19 16 0 9 11 9 12 9 32 0 66-4 97-4 20 0 67 4 86 4 6 0 15 0 15-16 0-9-8-9-18-9-48 0-48-5-49-28l-48-484c-2-15-2-19-16-19-12 0-14 5-19 12zM204 352l153-255 25 255z">
            <text:p/>
          </draw:path>
          <draw:path draw:style-name="gr3" draw:text-style-name="P9" draw:layer="layout" svg:width="0.386cm" svg:height="0.351cm" svg:x="8.169cm" svg:y="7.3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516cm" svg:x="8.804cm" svg:y="7.2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553cm" svg:height="0.529cm" svg:x="9.566cm" svg:y="7.156cm" svg:viewBox="0 0 554 530" svg:d="M92 470c-8 30-9 35-71 35-14 0-21 0-21 16 0 9 7 9 21 9h276c124 0 215-92 215-168 0-56-46-100-120-109 80-15 162-72 162-146 0-58-51-107-144-107h-260c-16 0-23 0-23 16 0 9 7 9 21 9 2 0 16 0 30 1 14 0 21 2 21 13 0 1-2 5-4 14zM209 246l48-193c7-27 9-28 42-28h101c66 0 84 45 84 79 0 68-67 142-162 142zM174 505c-10 0-12 0-17 0-7 0-11-2-11-7 0-4 0-5 5-19l53-217h146c76 0 90 58 90 92 0 77-69 151-160 151z">
            <text:p/>
          </draw:path>
          <draw:path draw:style-name="gr3" draw:text-style-name="P9" draw:layer="layout" svg:width="0.085cm" svg:height="0.483cm" svg:x="10.226cm" svg:y="7.35cm" svg:viewBox="0 0 86 484" svg:d="M84 40c0-21-19-40-42-40s-42 19-42 40c0 23 19 43 42 43s42-20 42-43zM69 325c0 23 0 83-51 141-6 5-6 7-6 9 0 5 4 9 9 9 9 0 65-62 65-151 0-23-2-81-44-81-28 0-42 21-42 42 0 19 14 40 42 40 4 0 6 0 6 0 7-1 14-3 21-9z">
            <text:p/>
          </draw:path>
          <draw:path draw:style-name="gr3" draw:text-style-name="P9" draw:layer="layout" svg:width="0.298cm" svg:height="0.351cm" svg:x="11.053cm" svg:y="7.343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291cm" svg:height="0.245cm" svg:x="11.405cm" svg:y="7.126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369cm" svg:height="0.546cm" svg:x="11.909cm" svg:y="6.62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24cm" svg:height="0.36cm" svg:x="12.315cm" svg:y="6.52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12.649cm" svg:y="6.818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1.192cm" svg:height="0.032cm" svg:x="11.861cm" svg:y="7.475cm" svg:viewBox="0 0 1193 33" draw:points="597,33 0,33 0,0 1193,0 1193,33">
            <text:p/>
          </draw:polygon>
          <draw:path draw:style-name="gr3" draw:text-style-name="P9" draw:layer="layout" svg:width="0.369cm" svg:height="0.546cm" svg:x="11.891cm" svg:y="7.67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86cm" svg:height="0.351cm" svg:x="12.285cm" svg:y="7.87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12.739cm" svg:y="7.63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13.403cm" svg:y="7.4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6cm" svg:height="0.516cm" svg:x="14.244cm" svg:y="7.168cm" svg:viewBox="0 0 257 517" svg:d="M160 19c0-17 0-19-19-19-48 49-116 49-141 49v25c16 0 62 0 102-21v403c0 28-2 37-72 37h-25v24c27-3 95-3 125-3 32 0 99 0 127 3v-24h-25c-70 0-72-9-72-37z">
            <text:p/>
          </draw:path>
        </draw:g>
        <draw:g>
          <svg:title>TexMaths</svg:title>
          <svg:desc>22§display§\text {(iii). } y = x^m ; \ \  x^2 \frac{d^2y}{dx^2} - mx \frac{dy}{dx} +  my = 0§svg§600§FALSE§</svg:desc>
          <draw:polygon draw:style-name="gr2" draw:text-style-name="P8" draw:layer="layout" svg:width="13.732cm" svg:height="1.625cm" svg:x="2.401cm" svg:y="8.661cm" svg:viewBox="0 0 13733 1626" draw:points="6866,1626 0,1626 0,0 13733,0 13733,1626">
            <text:p/>
          </draw:polygon>
          <draw:path draw:style-name="gr3" draw:text-style-name="P9" draw:layer="layout" svg:width="0.18cm" svg:height="0.773cm" svg:x="2.438cm" svg:y="9.20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166cm" svg:height="0.518cm" svg:x="2.688cm" svg:y="9.26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66cm" svg:height="0.518cm" svg:x="2.903cm" svg:y="9.26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66cm" svg:height="0.518cm" svg:x="3.117cm" svg:y="9.26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8cm" svg:height="0.773cm" svg:x="3.351cm" svg:y="9.20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083cm" svg:height="0.083cm" svg:x="3.675cm" svg:y="9.702cm" svg:viewBox="0 0 84 84" svg:d="M84 42c0-23-19-42-42-42s-42 19-42 42 19 42 42 42 42-19 42-42z">
            <text:p/>
          </draw:path>
          <draw:path draw:style-name="gr3" draw:text-style-name="P9" draw:layer="layout" svg:width="0.358cm" svg:height="0.5cm" svg:x="4.189cm" svg:y="9.444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515cm" svg:height="0.182cm" svg:x="4.832cm" svg:y="9.5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5.627cm" svg:y="9.4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497cm" svg:height="0.245cm" svg:x="6.072cm" svg:y="9.227cm" svg:viewBox="0 0 498 246" svg:d="M209 197c-1 11-7 28-7 32 0 12 11 17 20 17s17-7 21-12c2-5 7-23 9-33 3-11 8-36 12-50 4-12 7-24 9-37 7-23 7-24 17-40 18-28 44-58 87-58 30 0 31 24 31 37 0 33-23 93-31 116-6 16-7 21-7 30 0 28 22 47 51 47 54 0 77-75 77-84 0-7-7-7-9-7-7 0-7 3-9 10-14 43-36 65-58 65-12 0-14-7-14-19s4-19 13-44c7-17 30-74 30-105 0-9 0-32-22-48-8-7-24-14-51-14-47 0-77 32-95 55-5-46-44-55-70-55-46 0-76 28-92 49-5-37-37-49-59-49-23 0-36 18-43 30-12 19-19 51-19 53 0 7 7 7 9 7 9 0 9-2 12-16 9-32 19-58 41-58 14 0 17 10 17 26 0 11-5 30-9 46-3 14-8 37-12 47l-18 71c-1 7-5 21-5 23 0 12 11 17 20 17 8 0 17-7 21-12 1-5 7-23 8-33 4-11 9-36 13-50 3-12 7-24 9-37 7-23 7-26 22-49 16-21 41-49 81-49 32 0 34 26 34 37 0 14-2 21-11 51z">
            <text:p/>
          </draw:path>
          <draw:path draw:style-name="gr3" draw:text-style-name="P9" draw:layer="layout" svg:width="0.085cm" svg:height="0.483cm" svg:x="6.701cm" svg:y="9.451cm" svg:viewBox="0 0 86 484" svg:d="M84 40c0-21-19-40-42-40s-42 19-42 40c0 23 19 43 42 43s42-20 42-43zM69 325c0 23 0 83-51 141-6 5-6 7-6 9 0 5 4 9 9 9 9 0 65-62 65-151 0-23-2-81-44-81-28 0-42 21-42 42 0 19 14 40 42 40 4 0 6 0 6 0 7-1 14-3 21-9z">
            <text:p/>
          </draw:path>
          <draw:path draw:style-name="gr3" draw:text-style-name="P9" draw:layer="layout" svg:width="0.386cm" svg:height="0.351cm" svg:x="7.516cm" svg:y="9.4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24cm" svg:height="0.36cm" svg:x="7.968cm" svg:y="9.10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8.422cm" svg:y="8.726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9" draw:layer="layout" svg:width="0.24cm" svg:height="0.36cm" svg:x="8.829cm" svg:y="8.62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6cm" svg:height="0.5cm" svg:x="9.163cm" svg:y="8.919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8.374cm" svg:y="9.576cm" svg:viewBox="0 0 1193 33" draw:points="597,33 0,33 0,0 1193,0 1193,33">
            <text:p/>
          </draw:polygon>
          <draw:path draw:style-name="gr3" draw:text-style-name="P9" draw:layer="layout" svg:width="0.369cm" svg:height="0.546cm" svg:x="8.404cm" svg:y="9.778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8 0 4-2 9-4 13z">
            <text:p/>
          </draw:path>
          <draw:path draw:style-name="gr3" draw:text-style-name="P9" draw:layer="layout" svg:width="0.386cm" svg:height="0.351cm" svg:x="8.799cm" svg:y="9.9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9.253cm" svg:y="9.73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9.893cm" svg:y="9.576cm" svg:viewBox="0 0 473 33" svg:d="M447 33c12 0 26 0 26-17 0-16-14-16-26-16h-421c-12 0-26 0-26 16 0 17 14 17 26 17z">
            <text:p/>
          </draw:path>
          <draw:path draw:style-name="gr3" draw:text-style-name="P9" draw:layer="layout" svg:width="0.634cm" svg:height="0.351cm" svg:x="10.625cm" svg:y="9.444cm" svg:viewBox="0 0 635 352" svg:d="M46 297c-2 13-7 30-7 34 0 14 10 21 23 21 8 0 22-7 28-21 2-2 10-39 14-58l17-71c6-16 9-33 15-51 1-14 8-37 8-38 13-25 53-95 127-95 35 0 42 28 42 54 0 19-5 41-12 63l-21 90-16 60c-4 16-11 42-11 46 0 14 13 21 23 21 25 0 30-19 36-44 10-44 40-157 45-188 4-9 44-102 129-102 33 0 42 26 42 54 0 44-32 132-48 174-7 18-10 27-10 43 0 36 26 63 63 63 72 0 102-113 102-120s-7-7-10-7c-7 0-7 2-11 14-12 41-37 95-79 95-14 0-19-7-19-24 0-20 7-39 14-57 16-40 47-126 47-170 0-50-30-83-88-83-60 0-98 33-126 76-2-11-4-37-25-57-19-15-46-19-65-19-69 0-108 49-120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11.305cm" svg:y="9.44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11.865cm" svg:y="8.72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58cm" svg:height="0.5cm" svg:x="12.259cm" svg:y="8.919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46cm" svg:height="0.032cm" svg:x="11.817cm" svg:y="9.576cm" svg:viewBox="0 0 847 33" draw:points="422,33 0,33 0,0 847,0 847,33">
            <text:p/>
          </draw:polygon>
          <draw:path draw:style-name="gr3" draw:text-style-name="P9" draw:layer="layout" svg:width="0.369cm" svg:height="0.546cm" svg:x="11.847cm" svg:y="9.77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86cm" svg:height="0.351cm" svg:x="12.241cm" svg:y="9.97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12.97cm" svg:y="9.33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634cm" svg:height="0.351cm" svg:x="13.721cm" svg:y="9.444cm" svg:viewBox="0 0 635 352" svg:d="M46 297c-2 13-7 30-7 34 0 14 10 21 23 21 8 0 22-7 28-21 2-2 10-39 14-58l17-71c6-16 9-33 15-51 1-14 8-37 8-38 13-25 53-95 127-95 35 0 42 28 42 54 0 19-5 41-12 63l-21 90-16 60c-4 16-11 42-11 46 0 14 13 21 23 21 25 0 30-19 36-44 10-44 40-157 45-188 4-9 44-102 129-102 33 0 42 26 42 54 0 44-32 132-48 174-7 18-10 27-10 43 0 36 26 63 63 63 72 0 102-113 102-120s-7-7-8-7c-9 0-9 2-13 14-12 41-37 95-79 95-14 0-19-7-19-24 0-20 7-39 14-57 16-40 47-126 47-170 0-50-30-83-88-83-60 0-98 33-126 76-2-11-4-37-25-57-19-15-44-19-65-19-69 0-108 49-120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58cm" svg:height="0.5cm" svg:x="14.401cm" svg:y="9.444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515cm" svg:height="0.182cm" svg:x="15.043cm" svg:y="9.5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5.846cm" svg:y="9.269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draw:g>
          <svg:title>TexMaths</svg:title>
          <svg:desc>24§display§\text {Solutions : }§svg§600§FALSE§</svg:desc>
          <draw:polygon draw:style-name="gr2" draw:text-style-name="P8" draw:layer="layout" svg:width="3.737cm" svg:height="0.529cm" svg:x="1.202cm" svg:y="10.566cm" svg:viewBox="0 0 3738 530" draw:points="1870,530 0,530 0,0 3738,0 3738,530">
            <text:p/>
          </draw:polygon>
          <draw:path draw:style-name="gr3" draw:text-style-name="P9" draw:layer="layout" svg:width="0.375cm" svg:height="0.613cm" svg:x="1.208cm" svg:y="10.524cm" svg:viewBox="0 0 376 614" svg:d="M248 269l-108-27c-54-14-86-58-86-108 0-59 46-111 113-111 140 0 159 140 165 177 0 5 0 11 10 11 11 0 11-4 11-21v-169c0-15 0-21-9-21-6 0-8 0-14 12l-29 47c-25-24-61-59-136-59-94 0-165 75-165 163 0 71 44 132 111 156 10 3 52 13 112 28 23 6 48 12 73 43 17 23 25 49 25 78 0 60-43 121-114 121-25 0-88-4-134-46-48-46-52-100-52-130 0-8-8-8-9-8-12 0-12 6-12 21v169c0 13 0 19 10 19 5 0 5 0 11-10 0-2 4-3 31-48 27 29 80 58 157 58 98 0 167-83 167-175 0-84-57-153-128-170z">
            <text:p/>
          </draw:path>
          <draw:path draw:style-name="gr3" draw:text-style-name="P9" draw:layer="layout" svg:width="0.375cm" svg:height="0.389cm" svg:x="1.651cm" svg:y="10.741cm" svg:viewBox="0 0 376 390" svg:d="M376 198c0-108-86-198-188-198-105 0-188 92-188 198 0 109 88 192 188 192 102 0 188-85 188-192zM188 368c-36 0-73-19-96-57-21-37-21-88-21-119 0-33 0-79 19-117 23-39 64-56 98-56 37 0 73 17 94 54 23 36 23 86 23 119 0 31 0 77-19 113-17 38-56 63-98 63z">
            <text:p/>
          </draw:path>
          <draw:path draw:style-name="gr3" draw:text-style-name="P9" draw:layer="layout" svg:width="0.189cm" svg:height="0.586cm" svg:x="2.077cm" svg:y="10.534cm" svg:viewBox="0 0 190 587" svg:d="M123 0l-123 10v26c60 0 67 6 67 47v439c0 38-9 38-67 38v27c29-2 73-2 94-2s63 0 96 2v-27c-58 0-67 0-67-38z">
            <text:p/>
          </draw:path>
          <draw:path draw:style-name="gr3" draw:text-style-name="P9" draw:layer="layout" svg:width="0.425cm" svg:height="0.383cm" svg:x="2.312cm" svg:y="10.747cm" svg:viewBox="0 0 426 384" svg:d="M303 307v77l123-10v-27c-59 0-65-5-65-46v-301l-125 10v26c60 0 65 6 65 47v151c0 73-40 131-101 131-71 0-75-39-75-83v-282l-125 10v26c65 0 65 2 65 77v127c0 67 0 144 131 144 46 0 84-23 107-77z">
            <text:p/>
          </draw:path>
          <draw:path draw:style-name="gr3" draw:text-style-name="P9" draw:layer="layout" svg:width="0.266cm" svg:height="0.529cm" svg:x="2.769cm" svg:y="10.601cm" svg:viewBox="0 0 267 530" svg:d="M131 182h120v-27h-120v-155h-22c0 69-26 159-109 163v19h73v232c0 106 79 116 109 116 60 0 85-60 85-116v-48h-23v48c0 62-25 94-56 94-57 0-57-76-57-92z">
            <text:p/>
          </draw:path>
          <draw:path draw:style-name="gr3" draw:text-style-name="P9" draw:layer="layout" svg:width="0.181cm" svg:height="0.565cm" svg:x="3.108cm" svg:y="10.555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9" draw:layer="layout" svg:width="0.375cm" svg:height="0.389cm" svg:x="3.339cm" svg:y="10.741cm" svg:viewBox="0 0 376 390" svg:d="M376 198c0-108-86-198-188-198-105 0-188 92-188 198 0 109 88 192 188 192 102 0 188-85 188-192zM188 368c-36 0-73-19-96-57-21-37-21-88-21-119 0-33 0-79 19-117 23-39 64-56 98-56 37 0 73 17 96 54 21 36 21 86 21 119 0 31 0 77-19 113-17 38-56 63-98 63z">
            <text:p/>
          </draw:path>
          <draw:path draw:style-name="gr3" draw:text-style-name="P9" draw:layer="layout" svg:width="0.425cm" svg:height="0.373cm" svg:x="3.763cm" svg:y="10.74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9" draw:layer="layout" svg:width="0.277cm" svg:height="0.389cm" svg:x="4.233cm" svg:y="10.741cm" svg:viewBox="0 0 278 390" svg:d="M148 215c19 4 88 17 88 79 0 42-29 76-96 76-71 0-102-48-117-121-2-9-4-13-11-13-12 0-12 6-12 21v111c0 16 0 22 10 22 3 0 5-2 21-18 2-2 2-4 17-19 36 35 75 37 92 37 98 0 138-58 138-119 0-45-27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9" draw:layer="layout" svg:width="0.091cm" svg:height="0.364cm" svg:x="4.892cm" svg:y="10.754cm" svg:viewBox="0 0 92 365" svg:d="M92 44c0-23-21-44-46-44s-46 21-46 44c0 25 21 46 46 46s46-21 46-46zM92 320c0-25-21-44-46-44s-46 19-46 44 21 45 46 45 46-20 46-45z">
            <text:p/>
          </draw:path>
        </draw:g>
        <draw:g>
          <svg:title>TexMaths</svg:title>
          <svg:desc>22§display§\text {(i). Given that, } y = \left( \sin^{-1}x \right)^2 + c §svg§600§FALSE§</svg:desc>
          <draw:polygon draw:style-name="gr2" draw:text-style-name="P8" draw:layer="layout" svg:width="11.547cm" svg:height="1.035cm" svg:x="2.401cm" svg:y="11.361cm" svg:viewBox="0 0 11548 1036" draw:points="5774,1036 0,1036 0,0 11548,0 11548,1036">
            <text:p/>
          </draw:polygon>
          <draw:path draw:style-name="gr3" draw:text-style-name="P9" draw:layer="layout" svg:width="0.18cm" svg:height="0.773cm" svg:x="2.438cm" svg:y="11.584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3" draw:text-style-name="P9" draw:layer="layout" svg:width="0.166cm" svg:height="0.518cm" svg:x="2.688cm" svg:y="11.647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8cm" svg:height="0.773cm" svg:x="2.922cm" svg:y="11.584cm" svg:viewBox="0 0 181 774" svg:d="M181 387c0-60-9-153-51-241-47-95-114-146-123-146-3 0-7 4-7 7 0 4 0 5 14 19 78 76 122 199 122 361 0 132-29 269-125 366-11 10-11 12-11 14 0 5 4 7 7 7 9 0 79-53 125-152 40-84 49-170 49-235z">
            <text:p/>
          </draw:path>
          <draw:path draw:style-name="gr3" draw:text-style-name="P9" draw:layer="layout" svg:width="0.083cm" svg:height="0.083cm" svg:x="3.246cm" svg:y="12.082cm" svg:viewBox="0 0 84 84" svg:d="M84 42c0-23-19-42-42-42s-42 19-42 42 19 42 42 42 42-19 42-42z">
            <text:p/>
          </draw:path>
          <draw:path draw:style-name="gr3" draw:text-style-name="P9" draw:layer="layout" svg:width="0.525cm" svg:height="0.562cm" svg:x="3.781cm" svg:y="11.619cm" svg:viewBox="0 0 526 563" svg:d="M417 498c9 17 41 47 49 47 7 0 7-5 7-18v-135c0-30 4-33 53-33v-25c-28 2-70 4-93 4-32 0-99 0-125-4v25h25c68 0 72 8 72 37v49c0 88-99 95-122 95-49 0-204-28-204-259 0-232 153-256 201-256 83 0 153 68 169 182 2 11 2 15 12 15 12 0 12-4 12-20v-183c0-14 0-19-8-19-4 0-6 0-13 9l-38 58c-25-25-67-67-145-67-144 0-269 123-269 281 0 159 125 282 271 282 56 0 120-20 146-65z">
            <text:p/>
          </draw:path>
          <draw:path draw:style-name="gr3" draw:text-style-name="P9" draw:layer="layout" svg:width="0.166cm" svg:height="0.518cm" svg:x="4.369cm" svg:y="11.647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79cm" svg:height="0.342cm" svg:x="4.573cm" svg:y="11.83cm" svg:viewBox="0 0 380 343" svg:d="M308 76c7-18 21-51 72-51v-25c-17 2-40 2-58 2-19 0-54-2-69-2v25c30 0 39 17 39 33 0 7-2 9-5 18l-79 198-88-216c-4-11-4-12-4-14 0-19 30-19 44-19v-25c-23 0-67 2-84 2-21 0-53 0-76-2v25c49 0 53 3 62 28l112 276c6 10 6 14 16 14 11 0 14-7 16-14z">
            <text:p/>
          </draw:path>
          <draw:path draw:style-name="gr3" draw:text-style-name="P9" draw:layer="layout" svg:width="0.3cm" svg:height="0.356cm" svg:x="4.967cm" svg:y="11.818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9" draw:layer="layout" svg:width="0.39cm" svg:height="0.342cm" svg:x="5.314cm" svg:y="11.821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9" draw:layer="layout" svg:width="0.244cm" svg:height="0.484cm" svg:x="5.991cm" svg:y="11.688cm" svg:viewBox="0 0 245 485" svg:d="M120 167h111v-25h-111v-142h-20c0 63-24 146-100 149v18h67v213c0 96 72 105 100 105 55 0 78-54 78-105v-44h-21v44c0 56-23 86-52 86-52 0-52-70-52-84z">
            <text:p/>
          </draw:path>
          <draw:path draw:style-name="gr3" draw:text-style-name="P9" draw:layer="layout" svg:width="0.39cm" svg:height="0.537cm" svg:x="6.301cm" svg:y="11.628cm" svg:viewBox="0 0 391 538" svg:d="M60 478c0 35-7 35-60 35v25c26-2 67-2 88-2 19 0 60 0 86 2v-25c-51 0-60 0-60-35v-142c0-81 55-123 104-123 50 0 58 42 58 86v179c0 35-8 35-60 35v25c27-2 67-2 88-2 20 0 60 0 87 2v-25c-41 0-60 0-60-22v-148c0-67 0-92-25-120-10-12-37-28-81-28-67 0-100 48-112 76v-271l-113 9v24c55 0 60 6 60 43z">
            <text:p/>
          </draw:path>
          <draw:path draw:style-name="gr3" draw:text-style-name="P9" draw:layer="layout" svg:width="0.349cm" svg:height="0.356cm" svg:x="6.739cm" svg:y="11.818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9" draw:layer="layout" svg:width="0.242cm" svg:height="0.484cm" svg:x="7.107cm" svg:y="11.688cm" svg:viewBox="0 0 243 485" svg:d="M120 167h111v-25h-111v-142h-20c0 63-24 146-100 149v18h67v213c0 96 72 105 100 105 55 0 76-54 76-105v-44h-19v44c0 56-23 86-52 86-52 0-52-70-52-84z">
            <text:p/>
          </draw:path>
          <draw:path draw:style-name="gr3" draw:text-style-name="P9" draw:layer="layout" svg:width="0.091cm" svg:height="0.231cm" svg:x="7.459cm" svg:y="12.082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9" draw:layer="layout" svg:width="0.358cm" svg:height="0.5cm" svg:x="7.888cm" svg:y="11.821cm" svg:viewBox="0 0 359 501" svg:d="M355 47c4-10 4-12 4-17 0-14-12-21-23-21-9 0-21 3-28 16-2 3-7 28-11 42-5 19-10 40-15 61l-36 141c-1 11-35 65-88 65-38 0-47-33-47-63 0-35 14-83 40-151 13-32 14-41 14-57 0-35-24-63-63-63-74 0-102 113-102 120s7 7 9 7c9 0 9-2 12-14 21-73 53-95 79-95 6 0 20 0 20 24 0 20-7 39-14 55-30 81-44 126-44 161 0 69 49 94 95 94 30 0 56-14 77-36-9 41-19 78-49 120-21 26-51 49-86 49-11 0-46-3-59-33 13 0 22 0 32-9 9-7 16-17 16-32 0-24-21-28-28-28-18 0-44 13-44 51 0 39 35 67 83 67 81 0 160-70 181-158z">
            <text:p/>
          </draw:path>
          <draw:path draw:style-name="gr3" draw:text-style-name="P9" draw:layer="layout" svg:width="0.515cm" svg:height="0.182cm" svg:x="8.531cm" svg:y="11.8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03cm" svg:height="0.927cm" svg:x="9.421cm" svg:y="11.507cm" svg:viewBox="0 0 204 928" svg:d="M204 920c0-2-2-4-3-7-37-37-90-101-122-227-17-71-24-150-24-222 0-204 47-346 142-446 7-7 7-9 7-11 0-7-7-7-10-7-11 0-53 46-64 58-79 93-130 234-130 406 0 109 19 266 121 396 9 9 59 68 73 68 3 0 10 0 10-8z">
            <text:p/>
          </draw:path>
          <draw:path draw:style-name="gr3" draw:text-style-name="P9" draw:layer="layout" svg:width="0.254cm" svg:height="0.356cm" svg:x="9.683cm" svg:y="11.818cm" svg:viewBox="0 0 255 357" svg:d="M136 197c17 3 80 16 80 72 0 39-26 70-88 70-65 0-93-44-107-110-2-9-3-13-10-13-11 0-11 6-11 20v102c0 14 0 19 9 19 3 0 5-2 19-16 2-2 2-3 16-17 33 31 69 33 84 33 90 0 127-53 127-109 0-41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166cm" svg:height="0.518cm" svg:x="9.988cm" svg:y="11.647cm" svg:viewBox="0 0 167 519" svg:d="M113 176l-109 9v24c51 0 58 4 58 42v208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10.203cm" svg:y="11.821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9" draw:layer="layout" svg:width="0.367cm" svg:height="0.027cm" svg:x="10.665cm" svg:y="11.689cm" svg:viewBox="0 0 368 28" svg:d="M347 28c7 0 21 0 21-14s-13-14-21-14h-326c-9 0-21 0-21 14s12 14 21 14z">
            <text:p/>
          </draw:path>
          <draw:path draw:style-name="gr3" draw:text-style-name="P9" draw:layer="layout" svg:width="0.198cm" svg:height="0.359cm" svg:x="11.149cm" svg:y="11.48cm" svg:viewBox="0 0 199 360" svg:d="M123 16c0-16 0-16-16-16-35 33-84 35-107 35v20c12 0 49 0 79-16v277c0 18 0 25-54 25h-21v19c10 0 77-1 96-1 18 0 87 1 99 1v-19h-21c-55 0-55-7-55-25z">
            <text:p/>
          </draw:path>
          <draw:path draw:style-name="gr3" draw:text-style-name="P9" draw:layer="layout" svg:width="0.386cm" svg:height="0.351cm" svg:x="11.588cm" svg:y="11.8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4-79 102-104 102-30 0-42-25-42-51 0-17 5-33 14-68z">
            <text:p/>
          </draw:path>
          <draw:path draw:style-name="gr3" draw:text-style-name="P9" draw:layer="layout" svg:width="0.203cm" svg:height="0.927cm" svg:x="12.042cm" svg:y="11.507cm" svg:viewBox="0 0 204 928" svg:d="M204 464c0-109-19-265-121-395-9-11-60-69-74-69-4 0-9 2-9 7 0 4 2 5 5 9 37 40 88 102 120 225 18 70 25 151 25 223 0 78-7 157-27 232-30 109-75 171-116 215-7 7-7 7-7 9 0 7 5 8 9 8 12 0 54-47 65-58 79-95 130-233 130-406z">
            <text:p/>
          </draw:path>
          <draw:path draw:style-name="gr3" draw:text-style-name="P9" draw:layer="layout" svg:width="0.24cm" svg:height="0.359cm" svg:x="12.397cm" svg:y="11.322cm" svg:viewBox="0 0 241 360" svg:d="M241 262h-19c-2 12-7 44-14 49-4 4-46 4-53 4h-100c56-51 75-65 109-92 40-31 77-65 77-118 0-65-58-105-128-105-67 0-113 47-113 97 0 28 23 31 28 31 14 0 30-10 30-30 0-8-3-28-32-28 16-38 53-51 80-51 54 0 82 43 82 86 0 48-33 85-51 106l-132 128c-5 6-5 7-5 21h225z">
            <text:p/>
          </draw:path>
          <draw:path draw:style-name="gr3" draw:text-style-name="P9" draw:layer="layout" svg:width="0.515cm" svg:height="0.516cm" svg:x="12.923cm" svg:y="11.712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" draw:text-style-name="P9" draw:layer="layout" svg:width="0.302cm" svg:height="0.351cm" svg:x="13.685cm" svg:y="11.821cm" svg:viewBox="0 0 303 352" svg:d="M276 47c-12 0-23 0-35 13-12 10-14 24-14 30 0 17 14 26 30 26 23 0 44-18 44-49 0-39-37-67-93-67-104 0-208 111-208 220 0 70 46 132 127 132 111 0 176-83 176-92 0-5-6-10-9-10-5 0-7 1-11 8-61 76-146 76-156 76-48 0-69-37-69-84 0-32 16-108 42-155 23-44 67-77 109-77 27 0 57 8 67 29z">
            <text:p/>
          </draw:path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3.815cm" svg:y="12.763cm" svg:viewBox="0 0 4745 478" draw:points="2372,478 0,478 0,0 4745,0 4745,478">
            <text:p/>
          </draw:polygon>
          <draw:path draw:style-name="gr3" draw:text-style-name="P9" draw:layer="layout" svg:width="0.52cm" svg:height="0.53cm" svg:x="3.803cm" svg:y="12.742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393cm" svg:y="12.752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602cm" svg:y="12.724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1cm" svg:y="13.188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614cm" svg:y="12.928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232cm" svg:y="13.188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661cm" svg:y="12.928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033cm" svg:y="13.188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457cm" svg:y="12.786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784cm" svg:y="13.188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212cm" svg:y="12.928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\frac{dy}{dx} = 2 \sin^{-1}x \frac{d}{dx}(\sin^{-1}x) + 0§svg§600§FALSE§</svg:desc>
          <draw:polygon draw:style-name="gr2" draw:text-style-name="P8" draw:layer="layout" svg:width="10.04cm" svg:height="1.522cm" svg:x="3.781cm" svg:y="13.757cm" svg:viewBox="0 0 10041 1523" draw:points="5019,1523 0,1523 0,0 10041,0 10041,1523">
            <text:p/>
          </draw:polygon>
          <draw:path draw:style-name="gr3" draw:text-style-name="P9" draw:layer="layout" svg:width="0.369cm" svg:height="0.546cm" svg:x="3.791cm" svg:y="13.71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4.184cm" svg:y="13.913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3.742cm" svg:y="14.568cm" svg:viewBox="0 0 847 33" draw:points="422,33 0,33 0,0 847,0 847,33">
            <text:p/>
          </draw:polygon>
          <draw:path draw:style-name="gr3" draw:text-style-name="P9" draw:layer="layout" svg:width="0.369cm" svg:height="0.546cm" svg:x="3.774cm" svg:y="14.773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4.166cm" svg:y="14.9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4.937cm" svg:y="14.4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5.748cm" svg:y="14.26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254cm" svg:height="0.356cm" svg:x="6.252cm" svg:y="14.43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6.556cm" svg:y="14.2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6.771cm" svg:y="14.43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67cm" svg:height="0.027cm" svg:x="7.234cm" svg:y="14.304cm" svg:viewBox="0 0 368 28" svg:d="M347 28c7 0 21 0 21-14s-12-14-21-14h-326c-9 0-21 0-21 14s12 14 21 14z">
            <text:p/>
          </draw:path>
          <draw:path draw:style-name="gr3" draw:text-style-name="P9" draw:layer="layout" svg:width="0.198cm" svg:height="0.36cm" svg:x="7.718cm" svg:y="14.093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9" draw:layer="layout" svg:width="0.386cm" svg:height="0.351cm" svg:x="8.156cm" svg:y="14.4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369cm" svg:height="0.546cm" svg:x="8.92cm" svg:y="13.71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olygon draw:style-name="gr3" draw:text-style-name="P9" draw:layer="layout" svg:width="0.846cm" svg:height="0.032cm" svg:x="8.668cm" svg:y="14.568cm" svg:viewBox="0 0 847 33" draw:points="422,33 0,33 0,0 847,0 847,33">
            <text:p/>
          </draw:polygon>
          <draw:path draw:style-name="gr3" draw:text-style-name="P9" draw:layer="layout" svg:width="0.369cm" svg:height="0.546cm" svg:x="8.7cm" svg:y="14.773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9.094cm" svg:y="14.9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4cm" svg:x="9.682cm" svg:y="14.19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254cm" svg:height="0.356cm" svg:x="9.932cm" svg:y="14.43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0.236cm" svg:y="14.2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0.451cm" svg:y="14.43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67cm" svg:height="0.027cm" svg:x="10.914cm" svg:y="14.304cm" svg:viewBox="0 0 368 28" svg:d="M347 28c7 0 21 0 21-14s-12-14-21-14h-326c-9 0-21 0-21 14s12 14 21 14z">
            <text:p/>
          </draw:path>
          <draw:path draw:style-name="gr3" draw:text-style-name="P9" draw:layer="layout" svg:width="0.198cm" svg:height="0.36cm" svg:x="11.398cm" svg:y="14.093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9" draw:layer="layout" svg:width="0.386cm" svg:height="0.351cm" svg:x="11.838cm" svg:y="14.4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4cm" svg:x="12.301cm" svg:y="14.19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515cm" svg:height="0.517cm" svg:x="12.772cm" svg:y="14.32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26cm" svg:height="0.532cm" svg:x="13.533cm" svg:y="14.264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</draw:g>
        <draw:g>
          <svg:title>TexMaths</svg:title>
          <svg:desc>22§display§.\ .\ .\  \ \ \text {(1)}§svg§600§FALSE§</svg:desc>
          <draw:polygon draw:style-name="gr2" draw:text-style-name="P8" draw:layer="layout" svg:width="2.767cm" svg:height="0.696cm" svg:x="15.904cm" svg:y="11.664cm" svg:viewBox="0 0 2768 697" draw:points="1383,697 0,697 0,0 2768,0 2768,697">
            <text:p/>
          </draw:polygon>
          <draw:path draw:style-name="gr3" draw:text-style-name="P9" draw:layer="layout" svg:width="0.083cm" svg:height="0.083cm" svg:x="15.932cm" svg:y="12.1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404cm" svg:y="12.1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877cm" svg:y="12.12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7.875cm" svg:y="11.6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18.167cm" svg:y="11.6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8.53cm" svg:y="11.62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8" draw:text-style-name="P7" draw:layer="layout" svg:width="26.4cm" svg:height="14.59cm" svg:x="0.8cm" svg:y="0.567cm" presentation:class="subtitle" presentation:user-transformed="true">
          <draw:text-box>
            <text:p text:style-name="P6"><text:span text:style-name="T13"><text:tab/></text:span><text:span text:style-name="T13"> </text:span></text:p>
            <text:p text:style-name="P6"><text:span text:style-name="T5"/></text:p>
          </draw:text-box>
        </draw:frame>
        <draw:g>
          <svg:title>TexMaths</svg:title>
          <svg:desc>22§display§\frac{dy}{dx} = 2 \sin^{-1}x \times \frac{1}{\sqrt{1 - x^2}}§svg§600§FALSE§</svg:desc>
          <draw:polygon draw:style-name="gr2" draw:text-style-name="P8" draw:layer="layout" svg:width="8.559cm" svg:height="1.703cm" svg:x="3.782cm" svg:y="0.757cm" svg:viewBox="0 0 8560 1704" draw:points="4280,1704 0,1704 0,0 8560,0 8560,1704">
            <text:p/>
          </draw:polygon>
          <draw:path draw:style-name="gr3" draw:text-style-name="P9" draw:layer="layout" svg:width="0.369cm" svg:height="0.547cm" svg:x="3.792cm" svg:y="0.718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9" draw:layer="layout" svg:width="0.358cm" svg:height="0.501cm" svg:x="4.185cm" svg:y="0.913cm" svg:viewBox="0 0 359 502" svg:d="M355 48c4-11 4-13 4-18 0-14-12-21-23-21-9 0-21 3-28 16-2 3-7 28-11 42-5 19-10 40-15 62l-36 140c-1 11-35 66-86 66-40 0-49-34-49-64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0 0 160-71 181-159z">
            <text:p/>
          </draw:path>
          <draw:polygon draw:style-name="gr3" draw:text-style-name="P9" draw:layer="layout" svg:width="0.845cm" svg:height="0.032cm" svg:x="3.743cm" svg:y="1.568cm" svg:viewBox="0 0 846 33" draw:points="422,33 0,33 0,0 846,0 846,33">
            <text:p/>
          </draw:polygon>
          <draw:path draw:style-name="gr3" draw:text-style-name="P9" draw:layer="layout" svg:width="0.369cm" svg:height="0.547cm" svg:x="3.775cm" svg:y="1.773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9" draw:layer="layout" svg:width="0.386cm" svg:height="0.351cm" svg:x="4.167cm" svg:y="1.9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ath draw:style-name="gr3" draw:text-style-name="P9" draw:layer="layout" svg:width="0.515cm" svg:height="0.182cm" svg:x="4.938cm" svg:y="1.4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5.749cm" svg:y="1.26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9" draw:layer="layout" svg:width="0.254cm" svg:height="0.356cm" svg:x="6.252cm" svg:y="1.43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6.557cm" svg:y="1.26cm" svg:viewBox="0 0 167 519" svg:d="M113 176l-109 9v25c51 0 58 3 58 42v208c0 35-9 35-62 35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6.772cm" svg:y="1.436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67cm" svg:height="0.027cm" svg:x="7.234cm" svg:y="1.304cm" svg:viewBox="0 0 368 28" svg:d="M347 28c7 0 21 0 21-14s-13-14-21-14h-326c-9 0-21 0-21 14s12 14 21 14z">
            <text:p/>
          </draw:path>
          <draw:path draw:style-name="gr3" draw:text-style-name="P9" draw:layer="layout" svg:width="0.198cm" svg:height="0.36cm" svg:x="7.718cm" svg:y="1.093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9" draw:layer="layout" svg:width="0.386cm" svg:height="0.351cm" svg:x="8.157cm" svg:y="1.4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9" draw:layer="layout" svg:width="0.374cm" svg:height="0.374cm" svg:x="8.862cm" svg:y="1.398cm" svg:viewBox="0 0 375 375" svg:d="M188 165l-155-154c-10-9-12-11-17-11-9 0-16 7-16 16 0 5 2 7 11 16l154 155-154 156c-9 9-11 11-11 16 0 9 7 16 16 16 5 0 7-2 17-11l154-154 161 160c2 1 7 5 11 5 11 0 16-7 16-16 0-2 0-5-2-9-2-1-125-123-164-163l143-141c3-6 16-16 19-20 0-1 4-5 4-10 0-9-5-16-16-16-5 0-9 4-18 12z">
            <text:p/>
          </draw:path>
          <draw:path draw:style-name="gr3" draw:text-style-name="P9" draw:layer="layout" svg:width="0.256cm" svg:height="0.517cm" svg:x="10.872cm" svg:y="0.73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2.765cm" svg:height="0.032cm" svg:x="9.614cm" svg:y="1.568cm" svg:viewBox="0 0 2766 33" draw:points="1383,33 0,33 0,0 2766,0 2766,33">
            <text:p/>
          </draw:polygon>
          <draw:path draw:style-name="gr3" draw:text-style-name="P9" draw:layer="layout" svg:width="0.604cm" svg:height="0.774cm" svg:x="9.67cm" svg:y="1.723cm" svg:viewBox="0 0 605 775" svg:d="M245 694l-136-301c-5-13-10-13-12-13 0 0-5 0-13 6l-73 56c-11 7-11 10-11 12 0 4 2 9 7 9s19-11 26-18c6-3 18-12 27-17l151 334c5 13 11 13 18 13 10 0 12-4 19-14l352-729c5-13 5-14 5-16 0-9-7-16-15-16s-13 4-18 16z">
            <text:p/>
          </draw:path>
          <draw:polygon draw:style-name="gr3" draw:text-style-name="P9" draw:layer="layout" svg:width="2.121cm" svg:height="0.032cm" svg:x="10.258cm" svg:y="1.723cm" svg:viewBox="0 0 2122 33" draw:points="1061,33 0,33 0,0 2122,0 2122,33">
            <text:p/>
          </draw:polygon>
          <draw:path draw:style-name="gr3" draw:text-style-name="P9" draw:layer="layout" svg:width="0.256cm" svg:height="0.517cm" svg:x="10.326cm" svg:y="1.88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10.881cm" svg:y="2.19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11.613cm" svg:y="2.0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9" draw:layer="layout" svg:width="0.24cm" svg:height="0.36cm" svg:x="12.065cm" svg:y="1.81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display§(\ \sqrt{1 - x^2} \ )\frac{dy}{dx} = 2 \sin^{-1}x §svg§600§FALSE§</svg:desc>
          <draw:polygon draw:style-name="gr2" draw:text-style-name="P8" draw:layer="layout" svg:width="8.825cm" svg:height="1.522cm" svg:x="3.744cm" svg:y="2.957cm" svg:viewBox="0 0 8826 1523" draw:points="4414,1523 0,1523 0,0 8826,0 8826,1523">
            <text:p/>
          </draw:polygon>
          <draw:path draw:style-name="gr3" draw:text-style-name="P9" draw:layer="layout" svg:width="0.18cm" svg:height="0.774cm" svg:x="3.781cm" svg:y="3.399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705cm" svg:height="0.929cm" svg:x="4.349cm" svg:y="3.187cm" svg:viewBox="0 0 706 930" svg:d="M243 930c24 0 24 0 33-16l424-884c6-11 6-12 6-14 0-9-7-16-16-16-11 0-14 7-18 16l-399 833-166-384-107 82 12 13 55-42z">
            <text:p/>
          </draw:path>
          <draw:polygon draw:style-name="gr3" draw:text-style-name="P9" draw:layer="layout" svg:width="2.121cm" svg:height="0.032cm" svg:x="5.037cm" svg:y="3.187cm" svg:viewBox="0 0 2122 33" draw:points="1061,33 0,33 0,0 2122,0 2122,33">
            <text:p/>
          </draw:polygon>
          <draw:path draw:style-name="gr3" draw:text-style-name="P9" draw:layer="layout" svg:width="0.256cm" svg:height="0.517cm" svg:x="5.106cm" svg:y="3.464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5.659cm" svg:y="3.768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6.391cm" svg:y="3.6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24cm" svg:height="0.36cm" svg:x="6.845cm" svg:y="3.39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18cm" svg:height="0.774cm" svg:x="7.459cm" svg:y="3.399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69cm" svg:height="0.546cm" svg:x="7.857cm" svg:y="2.918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58cm" svg:height="0.501cm" svg:x="8.251cm" svg:y="3.113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5cm" svg:height="0.032cm" svg:x="7.807cm" svg:y="3.768cm" svg:viewBox="0 0 846 33" draw:points="422,33 0,33 0,0 846,0 846,33">
            <text:p/>
          </draw:polygon>
          <draw:path draw:style-name="gr3" draw:text-style-name="P9" draw:layer="layout" svg:width="0.369cm" svg:height="0.546cm" svg:x="7.839cm" svg:y="3.973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8.233cm" svg:y="4.1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9" draw:layer="layout" svg:width="0.515cm" svg:height="0.182cm" svg:x="9.004cm" svg:y="3.6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9.815cm" svg:y="3.464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8 7-59 7-74 7z">
            <text:p/>
          </draw:path>
          <draw:path draw:style-name="gr3" draw:text-style-name="P9" draw:layer="layout" svg:width="0.254cm" svg:height="0.356cm" svg:x="10.317cm" svg:y="3.63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0.621cm" svg:y="3.46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0.836cm" svg:y="3.636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67cm" svg:height="0.027cm" svg:x="11.299cm" svg:y="3.504cm" svg:viewBox="0 0 368 28" svg:d="M347 28c7 0 21 0 21-14s-13-14-21-14h-326c-9 0-21 0-21 14s12 14 21 14z">
            <text:p/>
          </draw:path>
          <draw:path draw:style-name="gr3" draw:text-style-name="P9" draw:layer="layout" svg:width="0.198cm" svg:height="0.36cm" svg:x="11.783cm" svg:y="3.293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9" draw:layer="layout" svg:width="0.386cm" svg:height="0.351cm" svg:x="12.223cm" svg:y="3.6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>
          <svg:title>TexMaths</svg:title>
          <svg:desc>22§display§\text {Squaring both sides we get, }§svg§600§FALSE§</svg:desc>
          <draw:polygon draw:style-name="gr2" draw:text-style-name="P8" draw:layer="layout" svg:width="9.176cm" svg:height="0.628cm" svg:x="3.804cm" svg:y="5.064cm" svg:viewBox="0 0 9177 629" draw:points="4589,629 0,629 0,0 9177,0 9177,629">
            <text:p/>
          </draw:polygon>
          <draw:path draw:style-name="gr3" draw:text-style-name="P9" draw:layer="layout" svg:width="0.344cm" svg:height="0.563cm" svg:x="3.809cm" svg:y="5.025cm" svg:viewBox="0 0 345 564" svg:d="M227 247l-99-25c-49-12-79-53-79-99 0-54 43-102 104-102 129 0 146 129 152 162 0 5 0 11 8 11 11 0 11-4 11-20v-155c0-14 0-19-9-19-5 0-7 0-12 11l-27 44c-23-23-56-55-125-55-86 0-151 69-151 150 0 65 40 121 102 142 9 4 48 13 102 27 21 5 44 10 67 39 16 21 23 45 23 72 0 54-39 111-104 111-23 0-81-4-123-43-44-42-48-91-48-119 0-7-7-7-8-7-11 0-11 5-11 19v155c0 12 0 18 9 18 5 0 5 0 10-9 0-2 4-4 29-44 24 26 73 53 144 53 90 0 153-76 153-161 0-77-53-141-118-156z">
            <text:p/>
          </draw:path>
          <draw:path draw:style-name="gr3" draw:text-style-name="P9" draw:layer="layout" svg:width="0.383cm" svg:height="0.492cm" svg:x="4.221cm" svg:y="5.229cm" svg:viewBox="0 0 384 493" svg:d="M269 296v139c0 35-9 35-61 35v23c26 0 67-2 88-2s60 2 88 2v-23c-53 0-62 0-62-35v-435h-17l-29 70c-10-21-42-70-104-70-91 0-172 76-172 176 0 97 76 176 165 176 55 0 87-33 104-56zM271 129v109c0 24-14 46-32 65-8 10-33 32-70 32-56 0-104-69-104-159 0-91 55-157 111-157 62 0 95 67 95 110z">
            <text:p/>
          </draw:path>
          <draw:path draw:style-name="gr3" draw:text-style-name="P9" draw:layer="layout" svg:width="0.39cm" svg:height="0.351cm" svg:x="4.628cm" svg:y="5.229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9" draw:layer="layout" svg:width="0.349cm" svg:height="0.357cm" svg:x="5.064cm" svg:y="5.224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3-55 100-90 100-38 0-70-28-70-67 0-42 33-107 160-111z">
            <text:p/>
          </draw:path>
          <draw:path draw:style-name="gr3" draw:text-style-name="P9" draw:layer="layout" svg:width="0.261cm" svg:height="0.342cm" svg:x="5.441cm" svg:y="5.229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166cm" svg:height="0.519cm" svg:x="5.747cm" svg:y="5.053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39cm" svg:height="0.342cm" svg:x="5.962cm" svg:y="5.229cm" svg:viewBox="0 0 391 343" svg:d="M60 76v209c0 34-7 34-60 34v24c26 0 67-1 88-1 19 0 60 1 86 1v-24c-51 0-60 0-60-34v-144c0-81 55-123 104-123 50 0 58 42 58 86v181c0 34-8 34-60 34v24c27 0 67-1 89-1 19 0 59 1 86 1v-24c-41 0-60 0-60-23v-148c0-67 0-92-25-120-10-12-37-28-81-28-58 0-93 33-116 81v-81l-109 9v24c55 0 60 6 60 43z">
            <text:p/>
          </draw:path>
          <draw:path draw:style-name="gr3" draw:text-style-name="P9" draw:layer="layout" svg:width="0.355cm" svg:height="0.512cm" svg:x="6.388cm" svg:y="5.22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5 0 155 67 0 40-57 79-133 79z">
            <text:p/>
          </draw:path>
          <draw:path draw:style-name="gr3" draw:text-style-name="P9" draw:layer="layout" svg:width="0.383cm" svg:height="0.547cm" svg:x="7.032cm" svg:y="5.034cm" svg:viewBox="0 0 384 548" svg:d="M113 247v-247l-113 9v24c55 0 60 6 60 43v463h19c2-2 7-12 28-48 13 18 44 57 102 57 94 0 175-76 175-176 0-99-78-177-166-177-60 0-93 37-105 52zM114 451v-160c0-16 0-16 9-29 30-44 72-49 92-49 35 0 63 19 81 49 21 32 23 76 23 108 0 30-2 76-25 111-16 23-46 49-88 49-34 0-62-19-81-47-11-16-11-18-11-32z">
            <text:p/>
          </draw:path>
          <draw:path draw:style-name="gr3" draw:text-style-name="P9" draw:layer="layout" svg:width="0.344cm" svg:height="0.357cm" svg:x="7.484cm" svg:y="5.224cm" svg:viewBox="0 0 345 358" svg:d="M345 181c0-98-79-181-173-181-96 0-172 85-172 181 0 101 81 177 172 177 94 0 173-78 173-177zM172 338c-33 0-66-17-88-53-19-33-19-81-19-109 0-30 0-72 18-107 21-36 58-51 89-51 34 0 67 15 88 49 20 33 20 79 20 109 0 28 0 71-18 104-16 35-51 58-90 58z">
            <text:p/>
          </draw:path>
          <draw:path draw:style-name="gr3" draw:text-style-name="P9" draw:layer="layout" svg:width="0.242cm" svg:height="0.485cm" svg:x="7.863cm" svg:y="5.09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9cm" svg:height="0.538cm" svg:x="8.174cm" svg:y="5.034cm" svg:viewBox="0 0 391 539" svg:d="M60 479c0 35-7 35-60 35v25c26-2 67-2 88-2 19 0 60 0 86 2v-25c-51 0-60 0-60-35v-143c0-81 55-123 104-123 50 0 58 42 58 86v180c0 35-8 35-60 35v25c27-2 67-2 89-2 19 0 59 0 86 2v-25c-41 0-60 0-60-23v-148c0-66 0-91-25-119-10-13-37-29-81-29-67 0-100 48-112 76v-271l-113 9v24c55 0 60 6 60 43z">
            <text:p/>
          </draw:path>
          <draw:path draw:style-name="gr3" draw:text-style-name="P9" draw:layer="layout" svg:width="0.254cm" svg:height="0.357cm" svg:x="8.863cm" svg:y="5.224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9cm" svg:x="9.167cm" svg:y="5.053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9" draw:layer="layout" svg:width="0.383cm" svg:height="0.547cm" svg:x="9.384cm" svg:y="5.034cm" svg:viewBox="0 0 384 548" svg:d="M269 497v51l115-9v-25c-55 0-62-5-62-42v-472l-111 9v24c53 0 60 6 60 43v167c-23-26-56-48-99-48-91 0-172 76-172 177 0 98 76 176 165 176 50 0 85-27 104-51zM269 289v158c0 14 0 16-9 29-22 37-58 54-91 54-35 0-63-19-83-49-19-32-21-76-21-108 0-30 2-75 23-111 18-24 46-49 88-49 28 0 60 11 84 46 9 14 9 16 9 30z">
            <text:p/>
          </draw:path>
          <draw:path draw:style-name="gr3" draw:text-style-name="P9" draw:layer="layout" svg:width="0.3cm" svg:height="0.357cm" svg:x="9.808cm" svg:y="5.224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54cm" svg:height="0.357cm" svg:x="10.155cm" svg:y="5.224cm" svg:viewBox="0 0 255 358" svg:d="M136 197c17 4 80 16 80 72 0 39-26 71-88 71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531cm" svg:height="0.342cm" svg:x="10.707cm" svg:y="5.236cm" svg:viewBox="0 0 532 343" svg:d="M466 74c15-39 37-49 66-49v-25c-18 2-41 2-57 2-23 0-58-2-72-2v25c28 0 44 14 44 37 0 5 0 5-3 15l-71 200-77-217c-2-9-4-11-4-14 0-21 30-21 46-21v-25c-23 0-62 2-81 2-23 0-46 0-69-2v25c28 0 41 1 50 10 3 6 12 28 17 44l-67 187-74-206c-3-11-3-12-3-14 0-21 30-21 46-21v-25c-23 0-67 2-85 2-3 0-44 0-72-2v25c39 0 48 1 58 26l97 275c3 12 7 17 16 17 10 0 12-3 16-15l79-221 79 222c2 9 5 14 14 14 11 0 14-7 16-14z">
            <text:p/>
          </draw:path>
          <draw:path draw:style-name="gr3" draw:text-style-name="P9" draw:layer="layout" svg:width="0.3cm" svg:height="0.357cm" svg:x="11.251cm" svg:y="5.224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355cm" svg:height="0.512cm" svg:x="11.853cm" svg:y="5.22cm" svg:viewBox="0 0 356 513" svg:d="M151 218c-68 0-68-77-68-95 0-21 1-46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4 77 99 172 99 92 0 173-41 173-101 0-28-12-67-51-90-42-21-86-21-134-21-19 0-53 0-58 0-25-3-42-28-42-53zM172 493c-79 0-132-39-132-79 0-37 30-65 64-67h46c66 0 155 0 155 67 0 40-57 79-133 79z">
            <text:p/>
          </draw:path>
          <draw:path draw:style-name="gr3" draw:text-style-name="P9" draw:layer="layout" svg:width="0.3cm" svg:height="0.357cm" svg:x="12.239cm" svg:y="5.224cm" svg:viewBox="0 0 301 358" svg:d="M65 153c5-116 71-135 97-135 79 0 88 104 88 135zM65 169h217c17 0 19 0 19-16 0-77-42-153-139-153-90 0-162 79-162 178 0 104 81 180 171 180 95 0 130-87 130-103 0-7-7-8-11-8-7 0-8 5-8 10-29 81-99 81-106 81-39 0-70-25-88-53-23-37-23-88-23-116z">
            <text:p/>
          </draw:path>
          <draw:path draw:style-name="gr3" draw:text-style-name="P9" draw:layer="layout" svg:width="0.242cm" svg:height="0.485cm" svg:x="12.576cm" svg:y="5.09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091cm" svg:height="0.231cm" svg:x="12.928cm" svg:y="5.488cm" svg:viewBox="0 0 92 232" svg:d="M92 81c0-49-18-81-50-81-28 0-42 21-42 41 0 21 14 42 42 42 13 0 21-6 30-11l2-2c0 0 2 0 2 11 0 51-23 99-58 136-4 3-6 5-6 7 0 7 4 8 9 8 9 0 71-61 71-151z">
            <text:p/>
          </draw:path>
        </draw:g>
        <draw:g>
          <svg:title>TexMaths</svg:title>
          <svg:desc>22§display§(\ 1 - x^2 \ ) \left( \frac{dy}{dx} \right)^2 = 4 (\ \sin^{-1}x \ )^2§svg§600§FALSE§</svg:desc>
          <draw:polygon draw:style-name="gr2" draw:text-style-name="P8" draw:layer="layout" svg:width="10.962cm" svg:height="1.946cm" svg:x="3.745cm" svg:y="6.058cm" svg:viewBox="0 0 10963 1947" draw:points="5483,1947 0,1947 0,0 10963,0 10963,1947">
            <text:p/>
          </draw:polygon>
          <draw:path draw:style-name="gr3" draw:text-style-name="P9" draw:layer="layout" svg:width="0.18cm" svg:height="0.773cm" svg:x="3.782cm" svg:y="6.7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6cm" svg:height="0.517cm" svg:x="4.333cm" svg:y="6.79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4.887cm" svg:y="7.1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5.619cm" svg:y="6.9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6.072cm" svg:y="6.6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6.688cm" svg:y="6.72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81cm" svg:height="1.856cm" svg:x="7.233cm" svg:y="6.188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69cm" svg:height="0.546cm" svg:x="7.783cm" svg:y="6.25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8.177cm" svg:y="6.443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6cm" svg:height="0.032cm" svg:x="7.735cm" svg:y="7.1cm" svg:viewBox="0 0 847 33" draw:points="422,33 0,33 0,0 847,0 847,33">
            <text:p/>
          </draw:polygon>
          <draw:path draw:style-name="gr3" draw:text-style-name="P9" draw:layer="layout" svg:width="0.369cm" svg:height="0.546cm" svg:x="7.765cm" svg:y="7.30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8.159cm" svg:y="7.4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6cm" svg:x="8.7cm" svg:y="6.188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24cm" svg:height="0.36cm" svg:x="9.275cm" svg:y="6.01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9.845cm" svg:y="7.0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4cm" svg:x="10.641cm" svg:y="6.78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9" draw:layer="layout" svg:width="0.18cm" svg:height="0.773cm" svg:x="11.083cm" svg:y="6.7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4cm" svg:height="0.356cm" svg:x="11.589cm" svg:y="6.962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1.894cm" svg:y="6.79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2.109cm" svg:y="6.96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67cm" svg:height="0.027cm" svg:x="12.572cm" svg:y="6.834cm" svg:viewBox="0 0 368 28" svg:d="M347 28c7 0 21 0 21-14s-12-14-21-14h-326c-9 0-21 0-21 14s12 14 21 14z">
            <text:p/>
          </draw:path>
          <draw:path draw:style-name="gr3" draw:text-style-name="P9" draw:layer="layout" svg:width="0.198cm" svg:height="0.36cm" svg:x="13.056cm" svg:y="6.625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386cm" svg:height="0.351cm" svg:x="13.494cm" svg:y="6.96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18cm" svg:height="0.773cm" svg:x="14.215cm" svg:y="6.72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24cm" svg:height="0.36cm" svg:x="14.506cm" svg:y="6.6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(\ 1 - x^2 \ ) \left( \frac{dy}{dx} \right)^2 = 4 (\ y - c \ ) §svg§600§FALSE§</svg:desc>
          <draw:polygon draw:style-name="gr2" draw:text-style-name="P8" draw:layer="layout" svg:width="9.948cm" svg:height="1.946cm" svg:x="3.746cm" svg:y="8.458cm" svg:viewBox="0 0 9949 1947" draw:points="4974,1947 0,1947 0,0 9949,0 9949,1947">
            <text:p/>
          </draw:polygon>
          <draw:path draw:style-name="gr3" draw:text-style-name="P9" draw:layer="layout" svg:width="0.18cm" svg:height="0.773cm" svg:x="3.783cm" svg:y="9.1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6cm" svg:height="0.517cm" svg:x="4.334cm" svg:y="9.19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4.888cm" svg:y="9.5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5.62cm" svg:y="9.3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6.073cm" svg:y="9.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6.689cm" svg:y="9.12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81cm" svg:height="1.856cm" svg:x="7.234cm" svg:y="8.588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69cm" svg:height="0.546cm" svg:x="7.783cm" svg:y="8.65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8.178cm" svg:y="8.843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6cm" svg:height="0.032cm" svg:x="7.736cm" svg:y="9.5cm" svg:viewBox="0 0 847 33" draw:points="422,33 0,33 0,0 847,0 847,33">
            <text:p/>
          </draw:polygon>
          <draw:path draw:style-name="gr3" draw:text-style-name="P9" draw:layer="layout" svg:width="0.369cm" svg:height="0.546cm" svg:x="7.766cm" svg:y="9.70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8.16cm" svg:y="9.8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6cm" svg:x="8.7cm" svg:y="8.588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24cm" svg:height="0.36cm" svg:x="9.276cm" svg:y="8.41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9.846cm" svg:y="9.42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4cm" svg:x="10.642cm" svg:y="9.185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9" draw:layer="layout" svg:width="0.18cm" svg:height="0.773cm" svg:x="11.083cm" svg:y="9.1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58cm" svg:height="0.501cm" svg:x="11.587cm" svg:y="9.366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9" draw:layer="layout" svg:width="0.472cm" svg:height="0.032cm" svg:x="12.208cm" svg:y="9.5cm" svg:viewBox="0 0 473 33" svg:d="M447 33c12 0 26 0 26-17 0-16-14-16-26-16h-421c-12 0-26 0-26 16 0 17 14 17 26 17z">
            <text:p/>
          </draw:path>
          <draw:path draw:style-name="gr3" draw:text-style-name="P9" draw:layer="layout" svg:width="0.302cm" svg:height="0.351cm" svg:x="12.947cm" svg:y="9.366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  <draw:path draw:style-name="gr3" draw:text-style-name="P9" draw:layer="layout" svg:width="0.18cm" svg:height="0.773cm" svg:x="13.553cm" svg:y="9.12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</draw:g>
        <draw:g>
          <svg:title>TexMaths</svg:title>
          <svg:desc>22§display§.\ .\ .\  \ \ [ \ \text { From (1)}\ ]§svg§600§FALSE§</svg:desc>
          <draw:polygon draw:style-name="gr2" draw:text-style-name="P8" draw:layer="layout" svg:width="5.986cm" svg:height="0.696cm" svg:x="15.904cm" svg:y="9.165cm" svg:viewBox="0 0 5987 697" draw:points="2994,697 0,697 0,0 5987,0 5987,697">
            <text:p/>
          </draw:polygon>
          <draw:path draw:style-name="gr3" draw:text-style-name="P9" draw:layer="layout" svg:width="0.083cm" svg:height="0.083cm" svg:x="15.932cm" svg:y="9.6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404cm" svg:y="9.6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877cm" svg:y="9.624cm" svg:viewBox="0 0 84 84" svg:d="M84 42c0-23-19-42-42-42s-42 19-42 42 19 42 42 42 42-19 42-42z">
            <text:p/>
          </draw:path>
          <draw:polygon draw:style-name="gr3" draw:text-style-name="P9" draw:layer="layout" svg:width="0.106cm" svg:height="0.773cm" svg:x="17.889cm" svg:y="9.126cm" svg:viewBox="0 0 107 774" draw:points="107,774 107,744 32,744 32,32 107,32 107,0 0,0 0,774">
            <text:p/>
          </draw:polygon>
          <draw:path draw:style-name="gr3" draw:text-style-name="P9" draw:layer="layout" svg:width="0.446cm" svg:height="0.527cm" svg:x="18.554cm" svg:y="9.181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261cm" svg:height="0.342cm" svg:x="18.991cm" svg:y="9.363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19.294cm" svg:y="9.36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604cm" svg:height="0.342cm" svg:x="19.683cm" svg:y="9.363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20.636cm" svg:y="9.1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20.93cm" svg:y="9.19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21.291cm" svg:y="9.1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9" draw:layer="layout" svg:width="0.106cm" svg:height="0.773cm" svg:x="21.823cm" svg:y="9.126cm" svg:viewBox="0 0 107 774" draw:points="107,0 0,0 0,32 76,32 76,744 0,744 0,774 107,774">
            <text:p/>
          </draw:polygon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3.816cm" svg:y="10.964cm" svg:viewBox="0 0 4745 478" draw:points="2372,478 0,478 0,0 4745,0 4745,478">
            <text:p/>
          </draw:polygon>
          <draw:path draw:style-name="gr3" draw:text-style-name="P9" draw:layer="layout" svg:width="0.52cm" svg:height="0.53cm" svg:x="3.804cm" svg:y="10.943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394cm" svg:y="10.953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603cm" svg:y="10.925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101cm" svg:y="11.389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615cm" svg:y="11.129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233cm" svg:y="11.389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662cm" svg:y="11.129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034cm" svg:y="11.389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458cm" svg:y="10.987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785cm" svg:y="11.389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213cm" svg:y="11.129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(\ 1 - x^2 \ ) \frac{d}{dx} \left[ \left( \frac{dy}{dx} \right)^2 \right] + \left( \frac{dy}{dx} \right)^2 \frac{d}{dx}(\ 1 - x^2 \ )  = 4 \left(\ \frac{dy}{dx} - 0 \ \right) §svg§600§FALSE§</svg:desc>
          <draw:polygon draw:style-name="gr2" draw:text-style-name="P8" draw:layer="layout" svg:width="20.992cm" svg:height="2.241cm" svg:x="3.746cm" svg:y="12.16cm" svg:viewBox="0 0 20993 2242" draw:points="10497,2242 0,2242 0,0 20993,0 20993,2242">
            <text:p/>
          </draw:polygon>
          <draw:path draw:style-name="gr3" draw:text-style-name="P9" draw:layer="layout" svg:width="0.18cm" svg:height="0.773cm" svg:x="3.783cm" svg:y="12.893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4.334cm" svg:y="12.95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472cm" svg:height="0.032cm" svg:x="4.888cm" svg:y="13.265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5.62cm" svg:y="13.1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6.073cm" svg:y="12.79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6.689cm" svg:y="12.89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69cm" svg:height="0.546cm" svg:x="7.289cm" svg:y="12.41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olygon draw:style-name="gr3" draw:text-style-name="P9" draw:layer="layout" svg:width="0.846cm" svg:height="0.032cm" svg:x="7.037cm" svg:y="13.265cm" svg:viewBox="0 0 847 33" draw:points="422,33 0,33 0,0 847,0 847,33">
            <text:p/>
          </draw:polygon>
          <draw:path draw:style-name="gr3" draw:text-style-name="P9" draw:layer="layout" svg:width="0.369cm" svg:height="0.546cm" svg:x="7.069cm" svg:y="13.46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9" draw:layer="layout" svg:width="0.386cm" svg:height="0.351cm" svg:x="7.461cm" svg:y="13.6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9" draw:layer="layout" svg:width="0.23cm" svg:height="2.32cm" svg:x="8.317cm" svg:y="12.121cm" svg:viewBox="0 0 231 2321" draw:points="0,2321 231,2321 231,2272 48,2272 48,48 231,48 231,0 0,0">
            <text:p/>
          </draw:polygon>
          <draw:path draw:style-name="gr3" draw:text-style-name="P9" draw:layer="layout" svg:width="0.381cm" svg:height="1.855cm" svg:x="8.714cm" svg:y="12.353cm" svg:viewBox="0 0 382 1856" svg:d="M382 1849c0-3-2-5-4-7-28-30-81-81-132-165-125-199-181-451-181-748 0-209 27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9" draw:layer="layout" svg:width="0.369cm" svg:height="0.546cm" svg:x="9.265cm" svg:y="12.41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9" draw:layer="layout" svg:width="0.358cm" svg:height="0.501cm" svg:x="9.66cm" svg:y="12.608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7 83 67 81 0 160-71 181-159z">
            <text:p/>
          </draw:path>
          <draw:polygon draw:style-name="gr3" draw:text-style-name="P9" draw:layer="layout" svg:width="0.846cm" svg:height="0.032cm" svg:x="9.216cm" svg:y="13.265cm" svg:viewBox="0 0 847 33" draw:points="422,33 0,33 0,0 847,0 847,33">
            <text:p/>
          </draw:polygon>
          <draw:path draw:style-name="gr3" draw:text-style-name="P9" draw:layer="layout" svg:width="0.369cm" svg:height="0.546cm" svg:x="9.248cm" svg:y="13.46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9" draw:layer="layout" svg:width="0.386cm" svg:height="0.351cm" svg:x="9.642cm" svg:y="13.6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5cm" svg:x="10.181cm" svg:y="12.353cm" svg:viewBox="0 0 382 1856" svg:d="M382 929c0-304-70-611-268-843-15-17-44-49-75-77-11-9-13-9-23-9-9 0-16 0-16 7 0 4 4 7 5 9 27 28 79 79 131 163 124 199 183 451 183 748 0 210-29 477-157 708-62 111-127 174-158 207-2 2-4 4-4 7 0 7 7 7 16 7 10 0 12 0 24-12 261-236 342-589 342-915z">
            <text:p/>
          </draw:path>
          <draw:path draw:style-name="gr3" draw:text-style-name="P9" draw:layer="layout" svg:width="0.24cm" svg:height="0.36cm" svg:x="10.756cm" svg:y="12.18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23cm" svg:height="2.32cm" svg:x="11.078cm" svg:y="12.121cm" svg:viewBox="0 0 231 2321" draw:points="183,2272 0,2272 0,2321 231,2321 231,0 0,0 0,48 183,48">
            <text:p/>
          </draw:polygon>
          <draw:path draw:style-name="gr3" draw:text-style-name="P9" draw:layer="layout" svg:width="0.515cm" svg:height="0.516cm" svg:x="11.736cm" svg:y="13.02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1cm" svg:height="1.855cm" svg:x="12.627cm" svg:y="12.353cm" svg:viewBox="0 0 382 1856" svg:d="M382 1849c0-3-2-5-4-7-28-30-81-81-132-165-125-199-181-451-181-748 0-209 27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9" draw:layer="layout" svg:width="0.369cm" svg:height="0.546cm" svg:x="13.176cm" svg:y="12.41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58cm" svg:height="0.501cm" svg:x="13.57cm" svg:y="12.608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7 83 67 81 0 160-71 181-159z">
            <text:p/>
          </draw:path>
          <draw:polygon draw:style-name="gr3" draw:text-style-name="P9" draw:layer="layout" svg:width="0.846cm" svg:height="0.032cm" svg:x="13.127cm" svg:y="13.265cm" svg:viewBox="0 0 847 33" draw:points="422,33 0,33 0,0 847,0 847,33">
            <text:p/>
          </draw:polygon>
          <draw:path draw:style-name="gr3" draw:text-style-name="P9" draw:layer="layout" svg:width="0.369cm" svg:height="0.546cm" svg:x="13.158cm" svg:y="13.46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86cm" svg:height="0.351cm" svg:x="13.553cm" svg:y="13.6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5cm" svg:x="14.091cm" svg:y="12.353cm" svg:viewBox="0 0 382 1856" svg:d="M382 929c0-304-70-611-268-843-15-17-44-49-75-77-11-9-13-9-23-9-9 0-16 0-16 7 0 4 4 7 5 9 27 28 79 79 131 163 124 199 183 451 183 748 0 210-29 477-157 708-62 111-127 174-158 207-2 2-4 4-4 7 0 7 7 7 16 7 10 0 12 0 24-12 261-236 342-589 342-915z">
            <text:p/>
          </draw:path>
          <draw:path draw:style-name="gr3" draw:text-style-name="P9" draw:layer="layout" svg:width="0.24cm" svg:height="0.36cm" svg:x="14.669cm" svg:y="12.18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15.454cm" svg:y="12.41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olygon draw:style-name="gr3" draw:text-style-name="P9" draw:layer="layout" svg:width="0.846cm" svg:height="0.032cm" svg:x="15.202cm" svg:y="13.265cm" svg:viewBox="0 0 847 33" draw:points="422,33 0,33 0,0 847,0 847,33">
            <text:p/>
          </draw:polygon>
          <draw:path draw:style-name="gr3" draw:text-style-name="P9" draw:layer="layout" svg:width="0.369cm" svg:height="0.546cm" svg:x="15.234cm" svg:y="13.46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9" draw:layer="layout" svg:width="0.386cm" svg:height="0.351cm" svg:x="15.628cm" svg:y="13.66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18cm" svg:height="0.773cm" svg:x="16.216cm" svg:y="12.893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16.766cm" svg:y="12.95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472cm" svg:height="0.032cm" svg:x="17.321cm" svg:y="13.265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18.051cm" svg:y="13.1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24cm" svg:height="0.36cm" svg:x="18.505cm" svg:y="12.79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19.12cm" svg:y="12.89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515cm" svg:height="0.182cm" svg:x="19.635cm" svg:y="13.1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3cm" svg:x="20.429cm" svg:y="12.95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9" draw:layer="layout" svg:width="0.381cm" svg:height="1.855cm" svg:x="21.084cm" svg:y="12.353cm" svg:viewBox="0 0 382 1856" svg:d="M382 1849c0-3-2-5-4-7-28-30-81-81-132-165-125-199-181-451-181-748 0-209 28-477 155-707 62-111 125-174 160-208 2-2 2-3 2-7 0-7-5-7-16-7-10 0-12 0-25 12-260 236-341 590-341 915 0 305 70 611 268 843 15 18 44 49 77 78 9 8 11 8 21 8 11 0 16 0 16-7z">
            <text:p/>
          </draw:path>
          <draw:path draw:style-name="gr3" draw:text-style-name="P9" draw:layer="layout" svg:width="0.369cm" svg:height="0.546cm" svg:x="21.892cm" svg:y="12.415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9" draw:layer="layout" svg:width="0.358cm" svg:height="0.501cm" svg:x="22.286cm" svg:y="12.608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7 83 67 81 0 160-71 181-159z">
            <text:p/>
          </draw:path>
          <draw:polygon draw:style-name="gr3" draw:text-style-name="P9" draw:layer="layout" svg:width="0.846cm" svg:height="0.032cm" svg:x="21.842cm" svg:y="13.265cm" svg:viewBox="0 0 847 33" draw:points="422,33 0,33 0,0 847,0 847,33">
            <text:p/>
          </draw:polygon>
          <draw:path draw:style-name="gr3" draw:text-style-name="P9" draw:layer="layout" svg:width="0.369cm" svg:height="0.546cm" svg:x="21.874cm" svg:y="13.46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9" draw:layer="layout" svg:width="0.386cm" svg:height="0.351cm" svg:x="22.268cm" svg:y="13.6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472cm" svg:height="0.032cm" svg:x="23.016cm" svg:y="13.265cm" svg:viewBox="0 0 473 33" svg:d="M447 33c12 0 26 0 26-17 0-16-14-16-26-16h-421c-12 0-26 0-26 16 0 17 14 17 26 17z">
            <text:p/>
          </draw:path>
          <draw:path draw:style-name="gr3" draw:text-style-name="P9" draw:layer="layout" svg:width="0.326cm" svg:height="0.532cm" svg:x="23.755cm" svg:y="12.959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9" draw:layer="layout" svg:width="0.381cm" svg:height="1.855cm" svg:x="24.396cm" svg:y="12.353cm" svg:viewBox="0 0 382 1856" svg:d="M382 929c0-304-70-611-268-843-15-17-44-49-75-77-11-9-13-9-23-9-9 0-16 0-16 7 0 4 4 7 5 9 27 28 79 79 131 163 124 199 183 451 183 748 0 210-29 477-157 708-62 111-127 174-158 207-2 2-4 4-4 7 0 7 7 7 16 7 10 0 12 0 24-12 261-236 342-589 342-915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draw:frame presentation:style-name="pr8" draw:text-style-name="P7" draw:layer="layout" svg:width="26.4cm" svg:height="14.59cm" svg:x="0.8cm" svg:y="0.567cm" presentation:class="subtitle" presentation:user-transformed="true">
          <draw:text-box>
            <text:p text:style-name="P6"><text:span text:style-name="T13"><text:tab/></text:span><text:span text:style-name="T13"> </text:span></text:p>
            <text:p text:style-name="P6"><text:span text:style-name="T5"/></text:p>
          </draw:text-box>
        </draw:frame>
        <draw:g>
          <svg:title>TexMaths</svg:title>
          <svg:desc>22§display§\text {Dividing through out by } 2.\frac{dy}{dx}§svg§600§FALSE§</svg:desc>
          <draw:polygon draw:style-name="gr2" draw:text-style-name="P8" draw:layer="layout" svg:width="9.98cm" svg:height="1.522cm" svg:x="3.817cm" svg:y="5.164cm" svg:viewBox="0 0 9981 1523" draw:points="4990,1523 0,1523 0,0 9981,0 9981,1523">
            <text:p/>
          </draw:polygon>
          <draw:path draw:style-name="gr3" draw:text-style-name="P9" draw:layer="layout" svg:width="0.52cm" svg:height="0.529cm" svg:x="3.805cm" svg:y="5.657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9" draw:layer="layout" svg:width="0.166cm" svg:height="0.518cm" svg:x="4.395cm" svg:y="5.66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79cm" svg:height="0.342cm" svg:x="4.599cm" svg:y="5.852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9" draw:layer="layout" svg:width="0.166cm" svg:height="0.518cm" svg:x="5.018cm" svg:y="5.66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83cm" svg:height="0.546cm" svg:x="5.232cm" svg:y="5.648cm" svg:viewBox="0 0 384 547" svg:d="M269 496v51l115-8v-25c-55 0-62-5-62-42v-472l-111 9v24c55 0 60 6 60 43v167c-23-26-56-48-99-48-91 0-172 76-172 176 0 99 76 176 165 176 50 0 85-26 104-51zM269 289v158c0 14 0 16-9 28-22 37-58 55-91 55-35 0-63-19-83-49-19-32-21-76-21-108 0-30 2-75 23-111 18-24 46-49 88-49 28 0 60 11 84 46 9 14 9 16 9 30z">
            <text:p/>
          </draw:path>
          <draw:path draw:style-name="gr3" draw:text-style-name="P9" draw:layer="layout" svg:width="0.166cm" svg:height="0.518cm" svg:x="5.662cm" svg:y="5.667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5.877cm" svg:y="5.843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55cm" svg:height="0.511cm" svg:x="6.302cm" svg:y="5.83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242cm" svg:height="0.485cm" svg:x="6.94cm" svg:y="5.70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9cm" svg:height="0.538cm" svg:x="7.251cm" svg:y="5.64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261cm" svg:height="0.342cm" svg:x="7.677cm" svg:y="5.843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4cm" svg:height="0.356cm" svg:x="7.98cm" svg:y="5.838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51cm" svg:x="8.37cm" svg:y="5.843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9" draw:layer="layout" svg:width="0.355cm" svg:height="0.511cm" svg:x="8.796cm" svg:y="5.83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9" draw:layer="layout" svg:width="0.39cm" svg:height="0.538cm" svg:x="9.185cm" svg:y="5.648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44cm" svg:height="0.356cm" svg:x="9.87cm" svg:y="5.838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51cm" svg:x="10.259cm" svg:y="5.843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9" draw:layer="layout" svg:width="0.242cm" svg:height="0.485cm" svg:x="10.68cm" svg:y="5.709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83cm" svg:height="0.546cm" svg:x="11.245cm" svg:y="5.648cm" svg:viewBox="0 0 384 547" svg:d="M113 246v-246l-113 9v24c55 0 60 6 60 43v463h19c2-2 7-13 28-48 13 18 44 56 102 56 94 0 175-75 175-176 0-98-78-176-166-176-60 0-93 37-105 51zM114 451v-161c0-15 0-15 9-28 30-44 72-49 92-49 35 0 63 19 81 49 21 32 23 76 23 108 0 30-2 75-25 111-16 22-46 49-88 49-34 0-62-19-81-48-11-15-11-17-11-31z">
            <text:p/>
          </draw:path>
          <draw:path draw:style-name="gr3" draw:text-style-name="P9" draw:layer="layout" svg:width="0.379cm" svg:height="0.492cm" svg:x="11.646cm" svg:y="5.852cm" svg:viewBox="0 0 380 493" svg:d="M308 74c19-49 60-49 72-49v-25c-17 2-40 2-58 2-14 0-51-2-69-2v25c25 0 37 14 37 33 0 7 0 9-5 18l-77 192-87-210c-3-7-5-10-5-14 0-19 30-19 44-19v-25c-21 0-72 2-84 2-21 0-53 0-76-2v25c37 0 53 0 63 26l117 283c-4 11-15 36-20 46-17 43-39 97-88 97-5 0-23 0-37-14 25-4 30-21 30-33 0-20-14-32-32-32-15 0-33 9-33 33 0 36 33 62 72 62 48 0 81-44 99-88z">
            <text:p/>
          </draw:path>
          <draw:path draw:style-name="gr3" draw:text-style-name="P9" draw:layer="layout" svg:width="0.309cm" svg:height="0.517cm" svg:x="12.336cm" svg:y="5.671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083cm" svg:height="0.084cm" svg:x="12.749cm" svg:y="6.104cm" svg:viewBox="0 0 84 85" svg:d="M84 42c0-23-19-42-42-42s-42 19-42 42 19 43 42 43 42-20 42-43z">
            <text:p/>
          </draw:path>
          <draw:path draw:style-name="gr3" draw:text-style-name="P9" draw:layer="layout" svg:width="0.369cm" svg:height="0.546cm" svg:x="13.04cm" svg:y="5.125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13.434cm" svg:y="5.3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12.99cm" svg:y="5.975cm" svg:viewBox="0 0 847 33" draw:points="422,33 0,33 0,0 847,0 847,33">
            <text:p/>
          </draw:polygon>
          <draw:path draw:style-name="gr3" draw:text-style-name="P9" draw:layer="layout" svg:width="0.369cm" svg:height="0.546cm" svg:x="13.022cm" svg:y="6.18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3.416cm" svg:y="6.3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3.816cm" svg:y="10.564cm" svg:viewBox="0 0 4745 478" draw:points="2372,478 0,478 0,0 4745,0 4745,478">
            <text:p/>
          </draw:polygon>
          <draw:path draw:style-name="gr3" draw:text-style-name="P9" draw:layer="layout" svg:width="0.52cm" svg:height="0.53cm" svg:x="3.804cm" svg:y="10.543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394cm" svg:y="10.553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603cm" svg:y="10.525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101cm" svg:y="10.989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615cm" svg:y="10.729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233cm" svg:y="10.989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662cm" svg:y="10.729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034cm" svg:y="10.989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458cm" svg:y="10.587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785cm" svg:y="10.989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213cm" svg:y="10.729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(\ 1 - x^2 \ ) 2 . \left( \frac{dy}{dx} \right) . \frac{d^2y}{dx^2} + \left( \frac{dy}{dx} \right)^2 (\ - 2x \ )  = 4 \frac{dy}{dx}§svg§600§FALSE§</svg:desc>
          <draw:polygon draw:style-name="gr2" draw:text-style-name="P8" draw:layer="layout" svg:width="16.271cm" svg:height="1.946cm" svg:x="3.747cm" svg:y="0.66cm" svg:viewBox="0 0 16272 1947" draw:points="8135,1947 0,1947 0,0 16272,0 16272,1947">
            <text:p/>
          </draw:polygon>
          <draw:path draw:style-name="gr3" draw:text-style-name="P9" draw:layer="layout" svg:width="0.18cm" svg:height="0.773cm" svg:x="3.784cm" svg:y="1.3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6cm" svg:height="0.517cm" svg:x="4.335cm" svg:y="1.39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4.889cm" svg:y="1.702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5.622cm" svg:y="1.5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6.074cm" svg:y="1.23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6.69cm" svg:y="1.3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09cm" svg:height="0.517cm" svg:x="6.984cm" svg:y="1.39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083cm" svg:height="0.083cm" svg:x="7.399cm" svg:y="1.829cm" svg:viewBox="0 0 84 84" svg:d="M84 42c0-23-19-42-42-42s-42 19-42 42 19 42 42 42 42-19 42-42z">
            <text:p/>
          </draw:path>
          <draw:path draw:style-name="gr3" draw:text-style-name="P9" draw:layer="layout" svg:width="0.381cm" svg:height="1.856cm" svg:x="7.838cm" svg:y="0.7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69cm" svg:height="0.546cm" svg:x="8.387cm" svg:y="0.852cm" svg:viewBox="0 0 370 547" svg:d="M370 9c0-2 0-9-11-9-10 0-84 7-99 9-5 0-10 3-10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8.781cm" svg:y="1.045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6cm" svg:height="0.032cm" svg:x="8.337cm" svg:y="1.702cm" svg:viewBox="0 0 847 33" draw:points="422,33 0,33 0,0 847,0 847,33">
            <text:p/>
          </draw:polygon>
          <draw:path draw:style-name="gr3" draw:text-style-name="P9" draw:layer="layout" svg:width="0.369cm" svg:height="0.546cm" svg:x="8.369cm" svg:y="1.904cm" svg:viewBox="0 0 370 547" svg:d="M370 9c0-2 0-9-11-9-10 0-84 7-99 9-5 0-10 3-10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8.763cm" svg:y="2.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381cm" svg:height="1.856cm" svg:x="9.302cm" svg:y="0.79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083cm" svg:height="0.083cm" svg:x="10.039cm" svg:y="1.829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10.33cm" svg:y="0.852cm" svg:viewBox="0 0 370 547" svg:d="M370 9c0-2 0-9-11-9-10 0-84 7-99 9-5 0-10 3-10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24cm" svg:height="0.36cm" svg:x="10.735cm" svg:y="0.74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01cm" svg:x="11.071cm" svg:y="1.045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1.192cm" svg:height="0.032cm" svg:x="10.281cm" svg:y="1.702cm" svg:viewBox="0 0 1193 33" draw:points="597,33 0,33 0,0 1193,0 1193,33">
            <text:p/>
          </draw:polygon>
          <draw:path draw:style-name="gr3" draw:text-style-name="P9" draw:layer="layout" svg:width="0.369cm" svg:height="0.546cm" svg:x="10.312cm" svg:y="1.904cm" svg:viewBox="0 0 370 547" svg:d="M370 9c0-2 0-9-11-9-10 0-84 7-99 9-5 0-10 3-10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10.707cm" svg:y="2.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11.159cm" svg:y="1.85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11.78cm" svg:y="1.45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1cm" svg:height="1.856cm" svg:x="12.671cm" svg:y="0.79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69cm" svg:height="0.546cm" svg:x="13.22cm" svg:y="0.852cm" svg:viewBox="0 0 370 547" svg:d="M370 9c0-2 0-9-11-9-10 0-84 7-99 9-5 0-10 3-10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13.614cm" svg:y="1.045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olygon draw:style-name="gr3" draw:text-style-name="P9" draw:layer="layout" svg:width="0.846cm" svg:height="0.032cm" svg:x="13.172cm" svg:y="1.702cm" svg:viewBox="0 0 847 33" draw:points="422,33 0,33 0,0 847,0 847,33">
            <text:p/>
          </draw:polygon>
          <draw:path draw:style-name="gr3" draw:text-style-name="P9" draw:layer="layout" svg:width="0.369cm" svg:height="0.546cm" svg:x="13.202cm" svg:y="1.904cm" svg:viewBox="0 0 370 547" svg:d="M370 9c0-2 0-9-11-9-10 0-84 7-99 9-5 0-10 3-10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3.597cm" svg:y="2.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381cm" svg:height="1.856cm" svg:x="14.137cm" svg:y="0.79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24cm" svg:height="0.36cm" svg:x="14.713cm" svg:y="0.62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15.23cm" svg:y="1.3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472cm" svg:height="0.032cm" svg:x="15.777cm" svg:y="1.702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16.353cm" svg:y="1.39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86cm" svg:height="0.351cm" svg:x="16.723cm" svg:y="1.5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18cm" svg:height="0.773cm" svg:x="17.444cm" svg:y="1.3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515cm" svg:height="0.182cm" svg:x="17.96cm" svg:y="1.6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4cm" svg:x="18.754cm" svg:y="1.38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9" draw:layer="layout" svg:width="0.369cm" svg:height="0.546cm" svg:x="19.261cm" svg:y="0.852cm" svg:viewBox="0 0 370 547" svg:d="M370 9c0-2 0-9-11-9-10 0-84 7-99 9-5 0-10 3-10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19.655cm" svg:y="1.045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olygon draw:style-name="gr3" draw:text-style-name="P9" draw:layer="layout" svg:width="0.846cm" svg:height="0.032cm" svg:x="19.211cm" svg:y="1.702cm" svg:viewBox="0 0 847 33" draw:points="422,33 0,33 0,0 847,0 847,33">
            <text:p/>
          </draw:polygon>
          <draw:path draw:style-name="gr3" draw:text-style-name="P9" draw:layer="layout" svg:width="0.369cm" svg:height="0.546cm" svg:x="19.243cm" svg:y="1.904cm" svg:viewBox="0 0 370 547" svg:d="M370 9c0-2 0-9-11-9-10 0-84 7-99 9-5 0-10 3-10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9.637cm" svg:y="2.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2§display§(\ 1 - x^2 \ ) 2. \frac{dy}{dx}.\frac{d^2y}{dx^2} - 2x \left( \frac{dy}{dx} \right)^2  = 4 \frac{dy}{dx}§svg§600§FALSE§</svg:desc>
          <draw:polygon draw:style-name="gr2" draw:text-style-name="P8" draw:layer="layout" svg:width="13.155cm" svg:height="1.946cm" svg:x="3.747cm" svg:y="2.86cm" svg:viewBox="0 0 13156 1947" draw:points="6579,1947 0,1947 0,0 13156,0 13156,1947">
            <text:p/>
          </draw:polygon>
          <draw:path draw:style-name="gr3" draw:text-style-name="P9" draw:layer="layout" svg:width="0.18cm" svg:height="0.773cm" svg:x="3.784cm" svg:y="3.5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6cm" svg:height="0.517cm" svg:x="4.335cm" svg:y="3.59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4.889cm" svg:y="3.902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5.621cm" svg:y="3.7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6.074cm" svg:y="3.43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6.69cm" svg:y="3.5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09cm" svg:height="0.517cm" svg:x="6.984cm" svg:y="3.59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083cm" svg:height="0.083cm" svg:x="7.399cm" svg:y="4.029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7.687cm" svg:y="3.05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8.082cm" svg:y="3.245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6cm" svg:height="0.032cm" svg:x="7.64cm" svg:y="3.902cm" svg:viewBox="0 0 847 33" draw:points="422,33 0,33 0,0 847,0 847,33">
            <text:p/>
          </draw:polygon>
          <draw:path draw:style-name="gr3" draw:text-style-name="P9" draw:layer="layout" svg:width="0.369cm" svg:height="0.546cm" svg:x="7.67cm" svg:y="4.10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8.064cm" svg:y="4.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083cm" svg:height="0.083cm" svg:x="8.643cm" svg:y="4.029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8.934cm" svg:y="3.052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24cm" svg:height="0.36cm" svg:x="9.338cm" svg:y="2.94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6cm" svg:height="0.501cm" svg:x="9.673cm" svg:y="3.245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1.192cm" svg:height="0.032cm" svg:x="8.884cm" svg:y="3.902cm" svg:viewBox="0 0 1193 33" draw:points="597,33 0,33 0,0 1193,0 1193,33">
            <text:p/>
          </draw:polygon>
          <draw:path draw:style-name="gr3" draw:text-style-name="P9" draw:layer="layout" svg:width="0.369cm" svg:height="0.546cm" svg:x="8.916cm" svg:y="4.104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9.308cm" svg:y="4.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9.762cm" svg:y="4.05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0.405cm" svg:y="3.902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11.151cm" svg:y="3.595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86cm" svg:height="0.351cm" svg:x="11.522cm" svg:y="3.7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6cm" svg:x="12.232cm" svg:y="2.99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69cm" svg:height="0.546cm" svg:x="12.781cm" svg:y="3.05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3.175cm" svg:y="3.245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6cm" svg:height="0.032cm" svg:x="12.733cm" svg:y="3.902cm" svg:viewBox="0 0 847 33" draw:points="422,33 0,33 0,0 847,0 847,33">
            <text:p/>
          </draw:polygon>
          <draw:path draw:style-name="gr3" draw:text-style-name="P9" draw:layer="layout" svg:width="0.369cm" svg:height="0.546cm" svg:x="12.763cm" svg:y="4.10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3.157cm" svg:y="4.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6cm" svg:x="13.696cm" svg:y="2.99cm" svg:viewBox="0 0 382 1857" svg:d="M382 929c0-304-70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24cm" svg:height="0.36cm" svg:x="14.273cm" svg:y="2.82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14.843cm" svg:y="3.8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4cm" svg:x="15.639cm" svg:y="3.587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9" draw:layer="layout" svg:width="0.369cm" svg:height="0.546cm" svg:x="16.144cm" svg:y="3.052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6.538cm" svg:y="3.245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6cm" svg:height="0.032cm" svg:x="16.096cm" svg:y="3.902cm" svg:viewBox="0 0 847 33" draw:points="422,33 0,33 0,0 847,0 847,33">
            <text:p/>
          </draw:polygon>
          <draw:path draw:style-name="gr3" draw:text-style-name="P9" draw:layer="layout" svg:width="0.369cm" svg:height="0.546cm" svg:x="16.126cm" svg:y="4.10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6.521cm" svg:y="4.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</draw:g>
        <draw:g>
          <svg:title>TexMaths</svg:title>
          <svg:desc>22§display§(\ 1 - x^2 \ ) \frac{d^2y}{dx^2} - x  \frac{dy}{dx}  =  2§svg§600§FALSE§</svg:desc>
          <draw:polygon draw:style-name="gr2" draw:text-style-name="P8" draw:layer="layout" svg:width="8.333cm" svg:height="1.625cm" svg:x="3.748cm" svg:y="7.062cm" svg:viewBox="0 0 8334 1626" draw:points="4166,1626 0,1626 0,0 8334,0 8334,1626">
            <text:p/>
          </draw:polygon>
          <draw:path draw:style-name="gr3" draw:text-style-name="P9" draw:layer="layout" svg:width="0.18cm" svg:height="0.773cm" svg:x="3.785cm" svg:y="7.60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4.336cm" svg:y="7.6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472cm" svg:height="0.032cm" svg:x="4.89cm" svg:y="7.977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5.623cm" svg:y="7.8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4cm" svg:height="0.36cm" svg:x="6.075cm" svg:y="7.50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6.691cm" svg:y="7.60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69cm" svg:height="0.546cm" svg:x="7.089cm" svg:y="7.127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24cm" svg:height="0.36cm" svg:x="7.494cm" svg:y="7.02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7.83cm" svg:y="7.32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1.192cm" svg:height="0.032cm" svg:x="7.039cm" svg:y="7.977cm" svg:viewBox="0 0 1193 33" draw:points="597,33 0,33 0,0 1193,0 1193,33">
            <text:p/>
          </draw:polygon>
          <draw:path draw:style-name="gr3" draw:text-style-name="P9" draw:layer="layout" svg:width="0.369cm" svg:height="0.546cm" svg:x="7.071cm" svg:y="8.179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86cm" svg:height="0.351cm" svg:x="7.464cm" svg:y="8.3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7.918cm" svg:y="8.13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8.56cm" svg:y="7.977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9.291cm" svg:y="7.84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369cm" svg:height="0.546cm" svg:x="9.852cm" svg:y="7.127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58cm" svg:height="0.5cm" svg:x="10.246cm" svg:y="7.32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46cm" svg:height="0.032cm" svg:x="9.803cm" svg:y="7.977cm" svg:viewBox="0 0 847 33" draw:points="422,33 0,33 0,0 847,0 847,33">
            <text:p/>
          </draw:polygon>
          <draw:path draw:style-name="gr3" draw:text-style-name="P9" draw:layer="layout" svg:width="0.369cm" svg:height="0.546cm" svg:x="9.835cm" svg:y="8.179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10.229cm" svg:y="8.3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11cm" svg:y="7.90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11.811cm" svg:y="7.67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</draw:g>
        <draw:g>
          <svg:title>TexMaths</svg:title>
          <svg:desc>22§display§\text {which is the required result }§svg§600§FALSE§</svg:desc>
          <draw:polygon draw:style-name="gr2" draw:text-style-name="P8" draw:layer="layout" svg:width="9.13cm" svg:height="0.61cm" svg:x="13.53cm" svg:y="7.666cm" svg:viewBox="0 0 9131 611" draw:points="4565,611 0,611 0,0 9131,0 9131,611">
            <text:p/>
          </draw:polygon>
          <draw:path draw:style-name="gr3" draw:text-style-name="P9" draw:layer="layout" svg:width="0.531cm" svg:height="0.343cm" svg:x="13.505cm" svg:y="7.831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2 7 18 16 18 10 0 12-4 16-16l79-221 79 223c2 8 5 14 16 14 9 0 12-7 14-14z">
            <text:p/>
          </draw:path>
          <draw:path draw:style-name="gr3" draw:text-style-name="P9" draw:layer="layout" svg:width="0.39cm" svg:height="0.538cm" svg:x="14.073cm" svg:y="7.627cm" svg:viewBox="0 0 391 539" svg:d="M60 479c0 36-7 36-60 36v24c26-2 67-2 88-2 19 0 60 0 86 2v-24c-51 0-60 0-60-36v-142c0-81 55-124 104-124 50 0 58 43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9" draw:layer="layout" svg:width="0.166cm" svg:height="0.519cm" svg:x="14.505cm" svg:y="7.64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95cm" svg:height="0.357cm" svg:x="14.719cm" svg:y="7.817cm" svg:viewBox="0 0 296 358" svg:d="M65 180c0-127 63-161 104-161 7 0 56 0 84 29-31 3-37 26-37 37 0 19 15 35 36 35s37-14 37-37c0-53-60-83-120-83-97 0-169 85-169 180 0 100 77 178 167 178 104 0 129-94 129-102s-7-8-9-8c-7 0-9 4-11 8-23 72-74 82-102 82-40 0-109-33-109-158z">
            <text:p/>
          </draw:path>
          <draw:path draw:style-name="gr3" draw:text-style-name="P9" draw:layer="layout" svg:width="0.39cm" svg:height="0.538cm" svg:x="15.041cm" svg:y="7.627cm" svg:viewBox="0 0 391 539" svg:d="M60 479c0 36-7 36-60 36v24c26-2 67-2 88-2 19 0 60 0 86 2v-24c-51 0-60 0-60-36v-142c0-81 55-124 104-124 50 0 58 43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9" draw:layer="layout" svg:width="0.166cm" svg:height="0.519cm" svg:x="15.728cm" svg:y="7.64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54cm" svg:height="0.357cm" svg:x="15.944cm" svg:y="7.817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20 48 25 103 35z">
            <text:p/>
          </draw:path>
          <draw:path draw:style-name="gr3" draw:text-style-name="P9" draw:layer="layout" svg:width="0.242cm" svg:height="0.485cm" svg:x="16.495cm" svg:y="7.689cm" svg:viewBox="0 0 243 486" svg:d="M120 167h111v-24h-111v-143h-20c0 63-24 146-100 150v17h67v214c0 97 72 105 100 105 55 0 76-54 76-105v-44h-19v44c0 56-23 86-52 86-52 0-52-71-52-85z">
            <text:p/>
          </draw:path>
          <draw:path draw:style-name="gr3" draw:text-style-name="P9" draw:layer="layout" svg:width="0.39cm" svg:height="0.538cm" svg:x="16.807cm" svg:y="7.627cm" svg:viewBox="0 0 391 539" svg:d="M60 479c0 36-7 36-60 36v24c26-2 67-2 88-2 19 0 60 0 86 2v-24c-51 0-60 0-60-36v-142c0-81 55-124 104-124 50 0 58 43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9" draw:layer="layout" svg:width="0.3cm" svg:height="0.357cm" svg:x="17.233cm" svg:y="7.81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261cm" svg:height="0.343cm" svg:x="17.835cm" svg:y="7.823cm" svg:viewBox="0 0 262 344" svg:d="M107 86v-86l-107 9v24c55 0 62 6 62 43v209c0 34-9 34-62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18.137cm" svg:y="7.81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383cm" svg:height="0.492cm" svg:x="18.486cm" svg:y="7.823cm" svg:viewBox="0 0 384 493" svg:d="M269 296v139c0 35-9 35-61 35v23c26 0 67-1 88-1s60 1 88 1v-23c-53 0-62 0-62-35v-435h-18l-28 70c-10-21-42-70-104-70-91 0-172 76-172 176 0 97 76 176 165 176 55 0 87-33 104-56zM271 129v109c0 25-14 46-32 65-8 11-33 32-70 32-56 0-104-69-104-159 0-91 55-157 111-157 63 0 95 67 95 110z">
            <text:p/>
          </draw:path>
          <draw:path draw:style-name="gr3" draw:text-style-name="P9" draw:layer="layout" svg:width="0.39cm" svg:height="0.351cm" svg:x="18.892cm" svg:y="7.823cm" svg:viewBox="0 0 391 352" svg:d="M278 282v70l113-8v-25c-55 0-60-5-60-42v-277l-115 9v24c55 0 60 6 60 43v139c0 67-37 120-93 120-65 0-69-35-69-76v-259l-114 9v24c60 0 60 2 60 71v116c0 62 0 132 120 132 42 0 77-21 98-70z">
            <text:p/>
          </draw:path>
          <draw:path draw:style-name="gr3" draw:text-style-name="P9" draw:layer="layout" svg:width="0.166cm" svg:height="0.519cm" svg:x="19.322cm" svg:y="7.64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61cm" svg:height="0.343cm" svg:x="19.533cm" svg:y="7.823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19.836cm" svg:y="7.81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383cm" svg:height="0.547cm" svg:x="20.184cm" svg:y="7.627cm" svg:viewBox="0 0 384 548" svg:d="M269 497v51l115-9v-24c-55 0-62-6-62-43v-472l-111 9v24c55 0 60 6 60 43v167c-23-26-56-47-99-47-91 0-172 75-172 176 0 98 76 176 165 176 50 0 85-26 104-51zM269 289v159c0 14 0 15-9 28-22 37-58 54-91 54-35 0-63-19-83-49-19-32-21-76-21-107 0-30 2-76 23-111 18-25 46-50 88-50 28 0 60 11 84 46 9 14 9 16 9 30z">
            <text:p/>
          </draw:path>
          <draw:path draw:style-name="gr3" draw:text-style-name="P9" draw:layer="layout" svg:width="0.261cm" svg:height="0.343cm" svg:x="20.867cm" svg:y="7.823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21.17cm" svg:y="7.81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254cm" svg:height="0.357cm" svg:x="21.517cm" svg:y="7.817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20 48 25 103 35z">
            <text:p/>
          </draw:path>
          <draw:path draw:style-name="gr3" draw:text-style-name="P9" draw:layer="layout" svg:width="0.39cm" svg:height="0.351cm" svg:x="21.821cm" svg:y="7.823cm" svg:viewBox="0 0 391 352" svg:d="M278 282v70l113-8v-25c-55 0-60-5-60-42v-277l-115 9v24c55 0 60 6 60 43v139c0 67-37 120-93 120-65 0-69-35-69-76v-259l-114 9v24c60 0 60 2 60 71v116c0 62 0 132 118 132 44 0 79-21 100-70z">
            <text:p/>
          </draw:path>
          <draw:path draw:style-name="gr3" draw:text-style-name="P9" draw:layer="layout" svg:width="0.173cm" svg:height="0.538cm" svg:x="22.252cm" svg:y="7.627cm" svg:viewBox="0 0 174 539" svg:d="M113 0l-113 9v24c55 0 62 6 62 43v403c0 36-9 36-62 36v24c26-2 67-2 86-2 20 0 58 0 88 2v-24c-53 0-61 0-61-36z">
            <text:p/>
          </draw:path>
          <draw:path draw:style-name="gr3" draw:text-style-name="P9" draw:layer="layout" svg:width="0.244cm" svg:height="0.485cm" svg:x="22.456cm" svg:y="7.689cm" svg:viewBox="0 0 245 486" svg:d="M120 167h111v-24h-111v-143h-20c0 63-24 146-100 150v17h67v214c0 97 72 105 100 105 55 0 78-54 78-105v-44h-21v44c0 56-23 86-52 86-52 0-52-71-52-85z">
            <text:p/>
          </draw:path>
        </draw:g>
        <draw:g>
          <svg:title>TexMaths</svg:title>
          <svg:desc>22§display§\text {(ii). } y = e^{-x} + Ax + B§svg§600§FALSE§</svg:desc>
          <draw:polygon draw:style-name="gr2" draw:text-style-name="P8" draw:layer="layout" svg:width="7.68cm" svg:height="0.696cm" svg:x="2.201cm" svg:y="9.263cm" svg:viewBox="0 0 7681 697" draw:points="3841,697 0,697 0,0 7681,0 7681,697">
            <text:p/>
          </draw:polygon>
          <draw:path draw:style-name="gr3" draw:text-style-name="P9" draw:layer="layout" svg:width="0.18cm" svg:height="0.773cm" svg:x="2.238cm" svg:y="9.2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166cm" svg:height="0.518cm" svg:x="2.488cm" svg:y="9.2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66cm" svg:height="0.518cm" svg:x="2.703cm" svg:y="9.2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8cm" svg:height="0.773cm" svg:x="2.937cm" svg:y="9.2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083cm" svg:height="0.083cm" svg:x="3.261cm" svg:y="9.722cm" svg:viewBox="0 0 84 84" svg:d="M84 42c0-23-19-42-42-42s-42 19-42 42 19 42 42 42 42-19 42-42z">
            <text:p/>
          </draw:path>
          <draw:path draw:style-name="gr3" draw:text-style-name="P9" draw:layer="layout" svg:width="0.358cm" svg:height="0.5cm" svg:x="3.775cm" svg:y="9.461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182cm" svg:x="4.417cm" svg:y="9.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5.225cm" svg:y="9.461cm" svg:viewBox="0 0 299 352" svg:d="M109 164c23 0 81-2 120-18 54-23 58-69 58-79 0-35-30-67-83-67-86 0-204 76-204 211 0 79 46 141 121 141 113 0 178-83 178-92 0-5-5-10-10-10-4 0-6 2-9 9-62 75-146 75-157 75-60 0-67-65-67-89 0-9 0-34 13-81zM74 146c30-118 109-128 130-128 37 0 57 22 57 49 0 79-124 79-155 79z">
            <text:p/>
          </draw:path>
          <draw:path draw:style-name="gr3" draw:text-style-name="P9" draw:layer="layout" svg:width="0.367cm" svg:height="0.027cm" svg:x="5.609cm" svg:y="9.337cm" svg:viewBox="0 0 368 28" svg:d="M347 28c7 0 21 0 21-14s-12-14-21-14h-326c-9 0-21 0-21 14s12 14 21 14z">
            <text:p/>
          </draw:path>
          <draw:path draw:style-name="gr3" draw:text-style-name="P9" draw:layer="layout" svg:width="0.291cm" svg:height="0.245cm" svg:x="6.059cm" svg:y="9.245cm" svg:viewBox="0 0 292 246" svg:d="M109 183c-5 18-23 47-51 47-2 0-18 0-30-7 23-7 25-26 25-29 0-13-9-22-21-22-16 0-32 14-32 34 0 28 30 40 56 40 27 0 48-16 62-38 14 28 44 38 65 38 63 0 95-68 95-84 0-7-7-7-9-7-7 0-7 3-8 10-13 37-46 65-76 65-21 0-34-14-34-35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515cm" svg:height="0.516cm" svg:x="6.638cm" svg:y="9.3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531cm" svg:height="0.555cm" svg:x="7.395cm" svg:y="9.25cm" svg:viewBox="0 0 532 556" svg:d="M111 466c-30 51-60 63-95 65-9 0-16 0-16 16 0 4 4 9 11 9 21 0 44-4 66-4 25 0 53 4 78 4 3 0 14 0 14-16 0-9-7-9-12-9-18-2-37-9-37-28 0-9 5-17 12-28l58-99h195c2 16 13 122 13 129 0 24-41 26-57 26-10 0-19 0-19 16 0 9 11 9 12 9 32 0 66-4 97-4 20 0 67 4 86 4 6 0 15 0 15-16 0-9-7-9-18-9-48 0-48-5-49-28l-48-484c-2-15-2-19-16-19-12 0-14 5-19 12zM204 352l153-255 25 255z">
            <text:p/>
          </draw:path>
          <draw:path draw:style-name="gr3" draw:text-style-name="P9" draw:layer="layout" svg:width="0.386cm" svg:height="0.351cm" svg:x="7.969cm" svg:y="9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516cm" svg:x="8.604cm" svg:y="9.3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553cm" svg:height="0.528cm" svg:x="9.367cm" svg:y="9.275cm" svg:viewBox="0 0 554 529" svg:d="M92 470c-8 30-9 35-71 35-14 0-21 0-21 16 0 8 7 8 21 8h276c124 0 215-91 215-167 0-56-46-100-119-109 79-16 161-72 161-146 0-58-51-107-144-107h-260c-16 0-23 0-23 16 0 9 7 9 21 9 2 0 16 0 30 1 14 0 21 2 21 13 0 1-2 5-4 14zM209 246l48-193c7-27 9-28 42-28h101c66 0 84 45 84 79 0 68-67 142-162 142zM174 505c-10 0-12 0-17 0-7 0-11-2-11-7 0-4 0-5 5-20l53-216h146c76 0 90 58 90 92 0 77-69 151-160 151z">
            <text:p/>
          </draw:path>
        </draw:g>
        <draw:g>
          <svg:title>TexMaths</svg:title>
          <svg:desc>22§display§\frac{dy}{dx} = - e^{-x} + A§svg§600§FALSE§</svg:desc>
          <draw:polygon draw:style-name="gr2" draw:text-style-name="P8" draw:layer="layout" svg:width="5.228cm" svg:height="1.522cm" svg:x="3.84cm" svg:y="11.664cm" svg:viewBox="0 0 5229 1523" draw:points="2613,1523 0,1523 0,0 5229,0 5229,1523">
            <text:p/>
          </draw:polygon>
          <draw:path draw:style-name="gr3" draw:text-style-name="P9" draw:layer="layout" svg:width="0.369cm" svg:height="0.546cm" svg:x="3.85cm" svg:y="11.625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4.243cm" svg:y="11.82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5cm" svg:height="0.032cm" svg:x="3.801cm" svg:y="12.475cm" svg:viewBox="0 0 846 33" draw:points="422,33 0,33 0,0 846,0 846,33">
            <text:p/>
          </draw:polygon>
          <draw:path draw:style-name="gr3" draw:text-style-name="P9" draw:layer="layout" svg:width="0.369cm" svg:height="0.546cm" svg:x="3.833cm" svg:y="12.68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4.225cm" svg:y="12.8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182cm" svg:x="4.996cm" svg:y="12.4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5.834cm" svg:y="12.475cm" svg:viewBox="0 0 473 33" svg:d="M447 33c12 0 26 0 26-17 0-16-14-16-26-16h-421c-12 0-26 0-26 16 0 17 14 17 26 17z">
            <text:p/>
          </draw:path>
          <draw:path draw:style-name="gr3" draw:text-style-name="P9" draw:layer="layout" svg:width="0.298cm" svg:height="0.351cm" svg:x="6.406cm" svg:y="12.343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367cm" svg:height="0.027cm" svg:x="6.789cm" svg:y="12.217cm" svg:viewBox="0 0 368 28" svg:d="M347 28c7 0 21 0 21-14s-13-14-21-14h-326c-9 0-21 0-21 14s12 14 21 14z">
            <text:p/>
          </draw:path>
          <draw:path draw:style-name="gr3" draw:text-style-name="P9" draw:layer="layout" svg:width="0.291cm" svg:height="0.245cm" svg:x="7.24cm" svg:y="12.127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515cm" svg:height="0.517cm" svg:x="7.817cm" svg:y="12.23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53cm" svg:height="0.555cm" svg:x="8.576cm" svg:y="12.132cm" svg:viewBox="0 0 531 556" svg:d="M111 467c-30 51-60 63-95 65-9 0-16 0-16 15 0 4 4 9 11 9 21 0 44-3 66-3 25 0 53 3 78 3 3 0 14 0 14-16 0-8-7-8-12-8-18-2-37-9-37-29 0-8 5-17 12-28l58-98h195c2 16 13 121 13 128 0 25-41 27-57 27-10 0-19 0-19 15 0 9 11 9 12 9 32 0 65-3 97-3 20 0 67 3 86 3 6 0 14 0 14-16 0-8-7-8-17-8-48 0-48-6-49-29l-48-484c-2-15-2-19-16-19-12 0-14 5-19 12zM204 352l153-255 25 255z">
            <text:p/>
          </draw:path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3.816cm" svg:y="17.165cm" svg:viewBox="0 0 4745 478" draw:points="2372,478 0,478 0,0 4745,0 4745,478">
            <text:p/>
          </draw:polygon>
          <draw:path draw:style-name="gr3" draw:text-style-name="P9" draw:layer="layout" svg:width="0.52cm" svg:height="0.53cm" svg:x="3.804cm" svg:y="13.844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394cm" svg:y="13.85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603cm" svg:y="13.826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101cm" svg:y="14.29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615cm" svg:y="14.03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233cm" svg:y="14.29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662cm" svg:y="14.03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034cm" svg:y="14.29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458cm" svg:y="13.888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785cm" svg:y="14.29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213cm" svg:y="14.03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draw:frame presentation:style-name="pr8" draw:text-style-name="P7" draw:layer="layout" svg:width="26.4cm" svg:height="14.59cm" svg:x="0.8cm" svg:y="0.567cm" presentation:class="subtitle" presentation:user-transformed="true">
          <draw:text-box>
            <text:p text:style-name="P6"><text:span text:style-name="T13"><text:tab/></text:span><text:span text:style-name="T13"> </text:span></text:p>
            <text:p text:style-name="P6"><text:span text:style-name="T5"/></text:p>
          </draw:text-box>
        </draw:frame>
        <draw:g>
          <svg:title>TexMaths</svg:title>
          <svg:desc>22§display§\text {which is the required result }§svg§600§FALSE§</svg:desc>
          <draw:polygon draw:style-name="gr2" draw:text-style-name="P8" draw:layer="layout" svg:width="9.13cm" svg:height="0.61cm" svg:x="8.13cm" svg:y="4.566cm" svg:viewBox="0 0 9131 611" draw:points="4565,611 0,611 0,0 9131,0 9131,611">
            <text:p/>
          </draw:polygon>
          <draw:path draw:style-name="gr3" draw:text-style-name="P9" draw:layer="layout" svg:width="0.531cm" svg:height="0.343cm" svg:x="8.105cm" svg:y="4.731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2 7 18 16 18 10 0 12-4 16-16l79-221 79 223c2 8 5 14 16 14 9 0 12-7 14-14z">
            <text:p/>
          </draw:path>
          <draw:path draw:style-name="gr3" draw:text-style-name="P9" draw:layer="layout" svg:width="0.39cm" svg:height="0.538cm" svg:x="8.673cm" svg:y="4.527cm" svg:viewBox="0 0 391 539" svg:d="M60 479c0 36-7 36-60 36v24c26-2 67-2 88-2 19 0 60 0 86 2v-24c-51 0-60 0-60-36v-142c0-81 55-124 104-124 50 0 58 43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9" draw:layer="layout" svg:width="0.166cm" svg:height="0.519cm" svg:x="9.105cm" svg:y="4.54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95cm" svg:height="0.357cm" svg:x="9.319cm" svg:y="4.717cm" svg:viewBox="0 0 296 358" svg:d="M65 180c0-127 63-161 104-161 7 0 56 0 84 29-31 3-37 26-37 37 0 19 15 35 36 35s37-14 37-37c0-53-60-83-120-83-97 0-169 85-169 180 0 100 77 178 167 178 104 0 129-94 129-102s-7-8-9-8c-7 0-9 4-11 8-23 72-74 82-102 82-40 0-109-33-109-158z">
            <text:p/>
          </draw:path>
          <draw:path draw:style-name="gr3" draw:text-style-name="P9" draw:layer="layout" svg:width="0.39cm" svg:height="0.538cm" svg:x="9.641cm" svg:y="4.527cm" svg:viewBox="0 0 391 539" svg:d="M60 479c0 36-7 36-60 36v24c26-2 67-2 88-2 19 0 60 0 86 2v-24c-51 0-60 0-60-36v-142c0-81 55-124 104-124 50 0 58 43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9" draw:layer="layout" svg:width="0.166cm" svg:height="0.519cm" svg:x="10.328cm" svg:y="4.54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54cm" svg:height="0.357cm" svg:x="10.544cm" svg:y="4.717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20 48 25 103 35z">
            <text:p/>
          </draw:path>
          <draw:path draw:style-name="gr3" draw:text-style-name="P9" draw:layer="layout" svg:width="0.242cm" svg:height="0.485cm" svg:x="11.095cm" svg:y="4.589cm" svg:viewBox="0 0 243 486" svg:d="M120 167h111v-24h-111v-143h-20c0 63-24 146-100 150v17h67v214c0 97 72 105 100 105 55 0 76-54 76-105v-44h-19v44c0 56-23 86-52 86-52 0-52-71-52-85z">
            <text:p/>
          </draw:path>
          <draw:path draw:style-name="gr3" draw:text-style-name="P9" draw:layer="layout" svg:width="0.39cm" svg:height="0.538cm" svg:x="11.407cm" svg:y="4.527cm" svg:viewBox="0 0 391 539" svg:d="M60 479c0 36-7 36-60 36v24c26-2 67-2 88-2 19 0 60 0 86 2v-24c-51 0-60 0-60-36v-142c0-81 55-124 104-124 50 0 58 43 58 87v179c0 36-8 36-60 36v24c27-2 67-2 88-2 20 0 60 0 87 2v-24c-41 0-60 0-60-23v-148c0-67 0-92-25-120-10-13-37-28-81-28-67 0-100 47-112 75v-271l-113 9v24c55 0 60 6 60 43z">
            <text:p/>
          </draw:path>
          <draw:path draw:style-name="gr3" draw:text-style-name="P9" draw:layer="layout" svg:width="0.3cm" svg:height="0.357cm" svg:x="11.833cm" svg:y="4.71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261cm" svg:height="0.343cm" svg:x="12.435cm" svg:y="4.723cm" svg:viewBox="0 0 262 344" svg:d="M107 86v-86l-107 9v24c55 0 62 6 62 43v209c0 34-9 34-62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12.737cm" svg:y="4.71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383cm" svg:height="0.492cm" svg:x="13.086cm" svg:y="4.723cm" svg:viewBox="0 0 384 493" svg:d="M269 296v139c0 35-9 35-61 35v23c26 0 67-1 88-1s60 1 88 1v-23c-53 0-62 0-62-35v-435h-18l-28 70c-10-21-42-70-104-70-91 0-172 76-172 176 0 97 76 176 165 176 55 0 87-33 104-56zM271 129v109c0 25-14 46-32 65-8 11-33 32-70 32-56 0-104-69-104-159 0-91 55-157 111-157 63 0 95 67 95 110z">
            <text:p/>
          </draw:path>
          <draw:path draw:style-name="gr3" draw:text-style-name="P9" draw:layer="layout" svg:width="0.39cm" svg:height="0.351cm" svg:x="13.492cm" svg:y="4.723cm" svg:viewBox="0 0 391 352" svg:d="M278 282v70l113-8v-25c-55 0-60-5-60-42v-277l-115 9v24c55 0 60 6 60 43v139c0 67-37 120-93 120-65 0-69-35-69-76v-259l-114 9v24c60 0 60 2 60 71v116c0 62 0 132 120 132 42 0 77-21 98-70z">
            <text:p/>
          </draw:path>
          <draw:path draw:style-name="gr3" draw:text-style-name="P9" draw:layer="layout" svg:width="0.166cm" svg:height="0.519cm" svg:x="13.922cm" svg:y="4.54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261cm" svg:height="0.343cm" svg:x="14.133cm" svg:y="4.723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14.436cm" svg:y="4.71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383cm" svg:height="0.547cm" svg:x="14.784cm" svg:y="4.527cm" svg:viewBox="0 0 384 548" svg:d="M269 497v51l115-9v-24c-55 0-62-6-62-43v-472l-111 9v24c55 0 60 6 60 43v167c-23-26-56-47-99-47-91 0-172 75-172 176 0 98 76 176 165 176 50 0 85-26 104-51zM269 289v159c0 14 0 15-9 28-22 37-58 54-91 54-35 0-63-19-83-49-19-32-21-76-21-107 0-30 2-76 23-111 18-25 46-50 88-50 28 0 60 11 84 46 9 14 9 16 9 30z">
            <text:p/>
          </draw:path>
          <draw:path draw:style-name="gr3" draw:text-style-name="P9" draw:layer="layout" svg:width="0.261cm" svg:height="0.343cm" svg:x="15.467cm" svg:y="4.723cm" svg:viewBox="0 0 262 344" svg:d="M107 86v-86l-107 9v24c55 0 60 6 60 43v209c0 34-7 34-60 34v25c30 0 67-2 88-2 32 0 69 0 100 2v-25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7cm" svg:x="15.77cm" svg:y="4.717cm" svg:viewBox="0 0 301 358" svg:d="M65 153c5-116 71-135 97-135 79 0 88 104 88 135zM65 169h217c17 0 19 0 19-16 0-77-42-153-139-153-90 0-162 79-162 178 0 104 81 180 171 180 95 0 130-87 130-102 0-8-7-9-11-9-7 0-8 5-8 10-29 81-99 81-106 81-39 0-70-24-88-53-23-37-23-88-23-116z">
            <text:p/>
          </draw:path>
          <draw:path draw:style-name="gr3" draw:text-style-name="P9" draw:layer="layout" svg:width="0.254cm" svg:height="0.357cm" svg:x="16.117cm" svg:y="4.717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20 48 25 103 35z">
            <text:p/>
          </draw:path>
          <draw:path draw:style-name="gr3" draw:text-style-name="P9" draw:layer="layout" svg:width="0.39cm" svg:height="0.351cm" svg:x="16.421cm" svg:y="4.723cm" svg:viewBox="0 0 391 352" svg:d="M278 282v70l113-8v-25c-55 0-60-5-60-42v-277l-115 9v24c55 0 60 6 60 43v139c0 67-37 120-93 120-65 0-69-35-69-76v-259l-114 9v24c60 0 60 2 60 71v116c0 62 0 132 118 132 44 0 79-21 100-70z">
            <text:p/>
          </draw:path>
          <draw:path draw:style-name="gr3" draw:text-style-name="P9" draw:layer="layout" svg:width="0.173cm" svg:height="0.538cm" svg:x="16.852cm" svg:y="4.527cm" svg:viewBox="0 0 174 539" svg:d="M113 0l-113 9v24c55 0 62 6 62 43v403c0 36-9 36-62 36v24c26-2 67-2 86-2 20 0 58 0 88 2v-24c-53 0-61 0-61-36z">
            <text:p/>
          </draw:path>
          <draw:path draw:style-name="gr3" draw:text-style-name="P9" draw:layer="layout" svg:width="0.244cm" svg:height="0.485cm" svg:x="17.056cm" svg:y="4.589cm" svg:viewBox="0 0 245 486" svg:d="M120 167h111v-24h-111v-143h-20c0 63-24 146-100 150v17h67v214c0 97 72 105 100 105 55 0 78-54 78-105v-44h-21v44c0 56-23 86-52 86-52 0-52-71-52-85z">
            <text:p/>
          </draw:path>
        </draw:g>
        <draw:g>
          <svg:title>TexMaths</svg:title>
          <svg:desc>22§display§\frac{d^y}{dx^2} =  e^{-x}§svg§600§FALSE§</svg:desc>
          <draw:polygon draw:style-name="gr2" draw:text-style-name="P8" draw:layer="layout" svg:width="3.398cm" svg:height="1.522cm" svg:x="3.84cm" svg:y="0.665cm" svg:viewBox="0 0 3399 1523" draw:points="1698,1523 0,1523 0,0 3399,0 3399,1523">
            <text:p/>
          </draw:polygon>
          <draw:path draw:style-name="gr3" draw:text-style-name="P9" draw:layer="layout" svg:width="0.369cm" svg:height="0.546cm" svg:x="4.04cm" svg:y="0.626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279cm" svg:height="0.349cm" svg:x="4.438cm" svg:y="0.644cm" svg:viewBox="0 0 280 350" svg:d="M278 35c2-9 2-9 2-12 0-11-9-18-18-18-7 0-17 4-23 14-1 2-7 20-8 30l-13 46c-2 14-19 81-21 88 0 0-25 48-67 48-37 0-37-36-37-46 0-30 13-64 28-106 7-17 11-23 11-33 0-27-23-46-53-46-54 0-79 74-79 83 0 7 7 7 9 7 9 0 9-2 10-9 14-44 37-65 58-65 11 0 15 5 15 17 0 15-6 25-8 32-26 67-31 88-31 111 0 9 0 35 21 53 16 14 39 16 54 16 22 0 41-7 59-25-7 30-13 53-36 81-14 18-37 35-65 35-3 0-30 0-40-17 28-4 28-30 28-30 0-18-16-21-21-21-13 0-32 10-32 35 0 28 27 47 65 47 55 0 123-42 139-109z">
            <text:p/>
          </draw:path>
          <draw:polygon draw:style-name="gr3" draw:text-style-name="P9" draw:layer="layout" svg:width="1.192cm" svg:height="0.032cm" svg:x="3.801cm" svg:y="1.476cm" svg:viewBox="0 0 1193 33" draw:points="597,33 0,33 0,0 1193,0 1193,33">
            <text:p/>
          </draw:polygon>
          <draw:path draw:style-name="gr3" draw:text-style-name="P9" draw:layer="layout" svg:width="0.369cm" svg:height="0.546cm" svg:x="3.833cm" svg:y="1.681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4.225cm" svg:y="1.8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679cm" svg:y="1.63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5.343cm" svg:y="1.4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6.152cm" svg:y="1.344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67cm" svg:height="0.027cm" svg:x="6.534cm" svg:y="1.218cm" svg:viewBox="0 0 368 28" svg:d="M347 28c7 0 21 0 21-14s-12-14-21-14h-326c-9 0-21 0-21 14s12 14 21 14z">
            <text:p/>
          </draw:path>
          <draw:path draw:style-name="gr3" draw:text-style-name="P9" draw:layer="layout" svg:width="0.291cm" svg:height="0.245cm" svg:x="6.985cm" svg:y="1.128cm" svg:viewBox="0 0 292 246" svg:d="M109 183c-5 18-23 48-51 48-2 0-18 0-30-7 23-7 25-27 25-30 0-13-9-21-21-21-16 0-32 14-32 33 0 28 30 40 56 40 27 0 48-15 62-38 14 28 44 38 65 38 63 0 95-68 95-84 0-7-7-7-9-7-7 0-7 3-9 10-12 37-45 66-75 66-21 0-34-14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</draw:g>
        <draw:g>
          <svg:title>TexMaths</svg:title>
          <svg:desc>22§display§e^x\frac{d^2y}{dx^2} =  1§svg§600§FALSE§</svg:desc>
          <draw:polygon draw:style-name="gr2" draw:text-style-name="P8" draw:layer="layout" svg:width="3.404cm" svg:height="1.625cm" svg:x="3.806cm" svg:y="3.967cm" svg:viewBox="0 0 3405 1626" draw:points="1702,1626 0,1626 0,0 3405,0 3405,1626">
            <text:p/>
          </draw:polygon>
          <draw:path draw:style-name="gr3" draw:text-style-name="P9" draw:layer="layout" svg:width="0.298cm" svg:height="0.351cm" svg:x="3.802cm" svg:y="4.7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91cm" svg:height="0.245cm" svg:x="4.152cm" svg:y="4.533cm" svg:viewBox="0 0 292 246" svg:d="M109 183c-5 18-23 47-51 47-2 0-18 0-30-7 23-7 25-26 25-29 0-13-9-22-21-22-16 0-32 14-32 34 0 28 30 40 56 40 27 0 48-16 62-38 14 28 44 38 65 38 63 0 95-68 95-84 0-7-7-7-9-7-7 0-7 3-9 10-12 37-44 65-75 65-21 0-34-14-34-35 0-14 14-63 28-125 13-42 37-54 55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9" draw:layer="layout" svg:width="0.369cm" svg:height="0.546cm" svg:x="4.657cm" svg:y="4.032cm" svg:viewBox="0 0 370 547" svg:d="M370 9c0-2 0-9-11-9s-85 7-99 9c-5 0-10 3-10 14 0 10 7 10 19 10 37 0 39 6 39 13l-4 16-45 183c-14-29-37-50-72-50-90 0-187 115-187 227 0 74 42 125 104 125 16 0 54-3 100-58 7 32 34 58 70 58 29 0 46-17 59-44 12-26 22-74 22-75 0-9-7-9-8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24cm" svg:height="0.36cm" svg:x="5.062cm" svg:y="3.92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5.398cm" svg:y="4.225cm" svg:viewBox="0 0 359 501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0 0 160-70 181-158z">
            <text:p/>
          </draw:path>
          <draw:polygon draw:style-name="gr3" draw:text-style-name="P9" draw:layer="layout" svg:width="1.192cm" svg:height="0.032cm" svg:x="4.608cm" svg:y="4.882cm" svg:viewBox="0 0 1193 33" draw:points="596,33 0,33 0,0 1193,0 1193,33">
            <text:p/>
          </draw:polygon>
          <draw:path draw:style-name="gr3" draw:text-style-name="P9" draw:layer="layout" svg:width="0.369cm" svg:height="0.546cm" svg:x="4.64cm" svg:y="5.084cm" svg:viewBox="0 0 370 547" svg:d="M370 9c0-2 0-9-11-9s-85 7-99 9c-5 0-10 3-10 14 0 10 7 10 19 10 37 0 39 6 39 13l-4 16-45 183c-14-29-37-50-72-50-90 0-187 115-187 227 0 74 42 125 104 125 16 0 54-3 100-58 7 32 34 58 70 58 29 0 46-17 59-44 12-26 22-74 22-75 0-9-7-9-8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5.034cm" svg:y="5.279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81-55 83-60 9 30 37 60 83 60 80 0 124-100 124-120 0-7-7-7-8-7-7 0-9 2-11 7-25 85-79 102-104 102-30 0-42-24-42-51 0-17 5-33 14-68z">
            <text:p/>
          </draw:path>
          <draw:path draw:style-name="gr3" draw:text-style-name="P9" draw:layer="layout" svg:width="0.24cm" svg:height="0.36cm" svg:x="5.488cm" svg:y="5.03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6.151cm" svg:y="4.808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9" draw:layer="layout" svg:width="0.256cm" svg:height="0.516cm" svg:x="6.992cm" svg:y="4.575cm" svg:viewBox="0 0 257 517" svg:d="M160 19c0-17 0-19-19-19-48 49-116 49-141 49v25c16 0 62 0 102-21v403c0 28-2 37-72 37h-25v24c27-3 95-3 125-3 32 0 99 0 127 3v-24h-25c-70 0-72-9-72-37z">
            <text:p/>
          </draw:path>
        </draw:g>
        <draw:g>
          <svg:title>TexMaths</svg:title>
          <svg:desc>22§display§\text {Multiplying through out by } e^x§svg§600§FALSE§</svg:desc>
          <draw:polygon draw:style-name="gr2" draw:text-style-name="P8" draw:layer="layout" svg:width="10.18cm" svg:height="0.639cm" svg:x="3.917cm" svg:y="2.868cm" svg:viewBox="0 0 10181 640" draw:points="5089,640 0,640 0,0 10181,0 10181,640">
            <text:p/>
          </draw:polygon>
          <draw:path draw:style-name="gr3" draw:text-style-name="P9" draw:layer="layout" svg:width="0.652cm" svg:height="0.528cm" svg:x="3.906cm" svg:y="2.859cm" svg:viewBox="0 0 653 529" svg:d="M158 18c-7-18-8-18-28-18h-130v25h19c58 0 60 8 60 35v388c0 21 0 57-79 57v24c26 0 65-2 92-2 24 0 63 2 89 2v-24c-79 0-79-36-79-57v-418l187 482c5 10 8 17 15 17 9 0 11-5 15-14l190-490h1v444c0 28-1 36-61 36h-20v24c30-2 83-2 113-2s83 0 111 2v-24h-19c-60 0-60-8-60-36v-409c0-27 0-35 60-35h19v-25h-132c-19 0-19 0-25 14l-170 438z">
            <text:p/>
          </draw:path>
          <draw:path draw:style-name="gr3" draw:text-style-name="P9" draw:layer="layout" svg:width="0.39cm" svg:height="0.351cm" svg:x="4.612cm" svg:y="3.045cm" svg:viewBox="0 0 391 352" svg:d="M278 281v71l113-9v-25c-55 0-60-5-60-42v-276l-115 9v24c55 0 60 6 60 43v138c0 67-37 120-93 120-65 0-69-35-69-76v-258l-114 9v24c60 0 60 2 60 71v116c0 61 0 132 120 132 42 0 77-22 98-71z">
            <text:p/>
          </draw:path>
          <draw:path draw:style-name="gr3" draw:text-style-name="P9" draw:layer="layout" svg:width="0.173cm" svg:height="0.537cm" svg:x="5.041cm" svg:y="2.85cm" svg:viewBox="0 0 174 538" svg:d="M113 0l-113 9v24c55 0 62 6 62 43v402c0 35-9 35-62 35v25c26-2 67-2 86-2 20 0 58 0 88 2v-25c-53 0-61 0-61-35z">
            <text:p/>
          </draw:path>
          <draw:path draw:style-name="gr3" draw:text-style-name="P9" draw:layer="layout" svg:width="0.244cm" svg:height="0.484cm" svg:x="5.245cm" svg:y="2.912cm" svg:viewBox="0 0 245 485" svg:d="M120 167h111v-25h-111v-142h-20c0 63-24 146-100 149v18h67v213c0 96 72 105 100 105 55 0 78-54 78-105v-44h-21v44c0 56-23 86-52 86-52 0-52-70-52-85z">
            <text:p/>
          </draw:path>
          <draw:path draw:style-name="gr3" draw:text-style-name="P9" draw:layer="layout" svg:width="0.166cm" svg:height="0.518cm" svg:x="5.557cm" svg:y="2.869cm" svg:viewBox="0 0 167 519" svg:d="M113 176l-109 9v24c51 0 58 4 58 42v208c0 35-9 35-62 35v25c25-2 67-2 86-2 27 0 55 0 81 2v-25c-51 0-54-4-54-33zM116 40c0-24-19-40-42-40-25 0-41 21-41 40 0 22 16 43 41 43 23 0 42-18 42-43z">
            <text:p/>
          </draw:path>
          <draw:path draw:style-name="gr3" draw:text-style-name="P9" draw:layer="layout" svg:width="0.383cm" svg:height="0.491cm" svg:x="5.768cm" svg:y="3.045cm" svg:viewBox="0 0 384 492" svg:d="M113 51v-51l-113 9v24c55 0 60 4 60 39v362c0 35-7 35-60 35v23c26 0 67-2 86-2 21 0 62 2 88 2v-23c-51 0-60 0-60-35v-130-7c4 12 37 55 95 55 94 0 175-76 175-176 0-99-76-176-164-176-60 0-93 33-107 51zM114 255v-174c23-39 60-62 101-62 56 0 104 69 104 157 0 93-55 158-113 158-30 0-60-16-81-47-11-16-11-18-11-32z">
            <text:p/>
          </draw:path>
          <draw:path draw:style-name="gr3" draw:text-style-name="P9" draw:layer="layout" svg:width="0.173cm" svg:height="0.537cm" svg:x="6.201cm" svg:y="2.85cm" svg:viewBox="0 0 174 538" svg:d="M113 0l-113 9v24c55 0 62 6 62 43v402c0 35-9 35-62 35v25c26-2 67-2 86-2 20 0 58 0 88 2v-25c-53 0-61 0-61-35z">
            <text:p/>
          </draw:path>
          <draw:path draw:style-name="gr3" draw:text-style-name="P9" draw:layer="layout" svg:width="0.379cm" svg:height="0.491cm" svg:x="6.405cm" svg:y="3.054cm" svg:viewBox="0 0 380 492" svg:d="M308 74c19-49 60-49 72-49v-25c-17 2-40 2-58 2-14 0-51-2-69-2v25c25 0 37 14 37 33 0 7 0 9-5 18l-77 191-87-209c-3-7-5-11-5-14 0-19 30-19 44-19v-25c-21 0-72 2-84 2-21 0-53 0-76-2v25c37 0 53 0 63 26l117 283c-4 11-15 35-20 46-17 42-39 96-88 96-5 0-23 0-37-14 25-3 30-21 30-33 0-19-14-32-32-32-15 0-33 9-33 34 0 35 33 61 72 61 48 0 81-44 99-88z">
            <text:p/>
          </draw:path>
          <draw:path draw:style-name="gr3" draw:text-style-name="P9" draw:layer="layout" svg:width="0.166cm" svg:height="0.518cm" svg:x="6.824cm" svg:y="2.869cm" svg:viewBox="0 0 167 519" svg:d="M113 176l-109 9v24c51 0 58 4 58 42v208c0 35-9 35-62 35v25c25-2 67-2 86-2 27 0 55 0 81 2v-25c-51 0-54-4-54-33zM116 40c0-24-19-40-42-40-25 0-41 21-41 40 0 22 16 43 41 43 23 0 42-18 42-43z">
            <text:p/>
          </draw:path>
          <draw:path draw:style-name="gr3" draw:text-style-name="P9" draw:layer="layout" svg:width="0.39cm" svg:height="0.342cm" svg:x="7.039cm" svg:y="3.045cm" svg:viewBox="0 0 391 343" svg:d="M60 76v209c0 33-7 33-60 33v25c26 0 67-2 88-2 19 0 60 2 86 2v-25c-51 0-60 0-60-33v-144c0-81 55-123 104-123s58 42 58 86v181c0 33-9 33-60 33v25c27 0 67-2 88-2 20 0 60 2 87 2v-25c-41 0-60 0-60-23v-147c0-67 0-92-25-120-10-12-37-28-81-28-58 0-93 33-116 81v-81l-109 9v24c55 0 60 6 60 43z">
            <text:p/>
          </draw:path>
          <draw:path draw:style-name="gr3" draw:text-style-name="P9" draw:layer="layout" svg:width="0.354cm" svg:height="0.511cm" svg:x="7.464cm" svg:y="3.036cm" svg:viewBox="0 0 355 512" svg:d="M151 218c-68 0-68-77-68-95 0-21 1-46 12-65 7-11 25-32 56-32 67 0 67 78 67 95 0 21 0 46-12 65-7 11-25 32-55 32zM60 248c0-4 0-21 14-37 30 23 62 25 77 25 73 0 125-53 125-113 0-30-12-58-31-76 28-26 56-29 70-29 2 0 5 0 7 0-9 3-12 12-12 21 0 14 10 23 23 23 7 0 22-6 22-23 0-14-10-39-40-39-16 0-49 5-83 37-31-26-65-28-81-28-72 0-126 53-126 112 0 35 17 64 37 81-11 11-25 37-25 63 0 25 11 55 35 69-47 14-72 47-72 79 0 55 77 99 172 99 92 0 173-41 173-101 0-28-12-66-51-89-42-21-86-21-134-21-19 0-53 0-58 0-25-4-42-29-42-53zM172 492c-79 0-132-38-132-79 0-37 30-65 64-67h46c66 0 154 0 154 67 0 41-56 79-132 79z">
            <text:p/>
          </draw:path>
          <draw:path draw:style-name="gr3" draw:text-style-name="P9" draw:layer="layout" svg:width="0.242cm" svg:height="0.484cm" svg:x="8.101cm" svg:y="2.912cm" svg:viewBox="0 0 243 485" svg:d="M120 167h111v-25h-111v-142h-20c0 63-24 146-100 149v18h67v213c0 96 72 105 100 105 55 0 76-54 76-105v-44h-19v44c0 56-23 86-52 86-52 0-52-70-52-85z">
            <text:p/>
          </draw:path>
          <draw:path draw:style-name="gr3" draw:text-style-name="P9" draw:layer="layout" svg:width="0.39cm" svg:height="0.537cm" svg:x="8.413cm" svg:y="2.85cm" svg:viewBox="0 0 391 538" svg:d="M60 478c0 35-7 35-60 35v25c26-2 67-2 88-2 19 0 60 0 86 2v-25c-51 0-60 0-60-35v-142c0-81 55-123 104-123s58 42 58 86v179c0 35-9 35-60 35v25c27-2 67-2 88-2 20 0 60 0 87 2v-25c-41 0-60 0-60-23v-147c0-67 0-92-25-120-10-12-37-28-81-28-67 0-100 48-112 76v-271l-113 9v24c55 0 60 6 60 43z">
            <text:p/>
          </draw:path>
          <draw:path draw:style-name="gr3" draw:text-style-name="P9" draw:layer="layout" svg:width="0.261cm" svg:height="0.342cm" svg:x="8.839cm" svg:y="3.045cm" svg:viewBox="0 0 262 343" svg:d="M107 86v-86l-107 9v24c55 0 60 6 60 43v209c0 33-7 33-60 33v25c30 0 67-2 88-2 32 0 69 0 100 2v-25h-17c-57 0-58-7-58-35v-120c0-77 31-145 91-145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9.142cm" svg:y="3.0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9" draw:layer="layout" svg:width="0.39cm" svg:height="0.351cm" svg:x="9.532cm" svg:y="3.045cm" svg:viewBox="0 0 391 352" svg:d="M278 281v71l113-9v-25c-55 0-60-5-60-42v-276l-115 9v24c55 0 60 6 60 43v138c0 67-37 120-93 120-65 0-69-35-69-76v-258l-114 9v24c60 0 60 2 60 71v116c0 61 0 132 118 132 44 0 79-22 100-71z">
            <text:p/>
          </draw:path>
          <draw:path draw:style-name="gr3" draw:text-style-name="P9" draw:layer="layout" svg:width="0.354cm" svg:height="0.511cm" svg:x="9.958cm" svg:y="3.036cm" svg:viewBox="0 0 355 512" svg:d="M151 218c-68 0-68-77-68-95 0-21 1-46 12-65 7-11 25-32 56-32 67 0 67 78 67 95 0 21 0 46-12 65-7 11-25 32-55 32zM60 248c0-4 0-21 14-37 30 23 62 25 77 25 73 0 125-53 125-113 0-30-12-58-31-76 28-26 56-29 70-29 2 0 5 0 7 0-9 3-12 12-12 21 0 14 10 23 23 23 7 0 22-6 22-23 0-14-10-39-40-39-16 0-49 5-83 37-31-26-65-28-81-28-72 0-126 53-126 112 0 35 17 64 37 81-11 11-25 37-25 63 0 25 11 55 35 69-47 14-72 47-72 79 0 55 77 99 172 99 92 0 173-41 173-101 0-28-12-66-51-89-42-21-86-21-134-21-19 0-53 0-58 0-25-4-42-29-42-53zM172 492c-79 0-132-38-132-79 0-37 30-65 64-67h46c66 0 154 0 154 67 0 41-56 79-132 79z">
            <text:p/>
          </draw:path>
          <draw:path draw:style-name="gr3" draw:text-style-name="P9" draw:layer="layout" svg:width="0.39cm" svg:height="0.537cm" svg:x="10.347cm" svg:y="2.85cm" svg:viewBox="0 0 391 538" svg:d="M60 478c0 35-7 35-60 35v25c26-2 67-2 88-2 19 0 60 0 86 2v-25c-51 0-60 0-60-35v-142c0-81 55-123 104-123s58 42 58 86v179c0 35-9 35-60 35v25c27-2 67-2 88-2 20 0 60 0 87 2v-25c-41 0-60 0-60-23v-147c0-67 0-92-25-120-10-12-37-28-81-28-67 0-100 48-112 76v-271l-113 9v24c55 0 60 6 60 43z">
            <text:p/>
          </draw:path>
          <draw:path draw:style-name="gr3" draw:text-style-name="P9" draw:layer="layout" svg:width="0.344cm" svg:height="0.356cm" svg:x="11.032cm" svg:y="3.0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9" draw:layer="layout" svg:width="0.39cm" svg:height="0.351cm" svg:x="11.422cm" svg:y="3.045cm" svg:viewBox="0 0 391 352" svg:d="M278 281v71l113-9v-25c-55 0-60-5-60-42v-276l-115 9v24c55 0 60 6 60 43v138c0 67-37 120-93 120-65 0-69-35-69-76v-258l-114 9v24c60 0 60 2 60 71v116c0 61 0 132 120 132 42 0 77-22 98-71z">
            <text:p/>
          </draw:path>
          <draw:path draw:style-name="gr3" draw:text-style-name="P9" draw:layer="layout" svg:width="0.244cm" svg:height="0.484cm" svg:x="11.841cm" svg:y="2.912cm" svg:viewBox="0 0 245 485" svg:d="M120 167h111v-25h-111v-142h-20c0 63-24 146-100 149v18h67v213c0 96 72 105 100 105 55 0 78-54 78-105v-44h-21v44c0 56-23 86-52 86-52 0-52-70-52-85z">
            <text:p/>
          </draw:path>
          <draw:path draw:style-name="gr3" draw:text-style-name="P9" draw:layer="layout" svg:width="0.383cm" svg:height="0.546cm" svg:x="12.406cm" svg:y="2.85cm" svg:viewBox="0 0 384 547" svg:d="M113 246v-246l-113 9v24c55 0 60 6 60 43v462h19c2-2 7-12 28-48 13 18 46 57 102 57 94 0 175-76 175-176 0-99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9" draw:layer="layout" svg:width="0.379cm" svg:height="0.491cm" svg:x="12.807cm" svg:y="3.054cm" svg:viewBox="0 0 380 492" svg:d="M308 74c19-49 60-49 72-49v-25c-17 2-40 2-58 2-14 0-51-2-69-2v25c25 0 37 14 37 33 0 7 0 9-5 18l-77 191-87-209c-3-7-5-11-5-14 0-19 30-19 44-19v-25c-21 0-72 2-84 2-21 0-53 0-76-2v25c37 0 53 0 63 26l117 283c-4 11-15 35-20 46-17 42-39 96-88 96-5 0-23 0-37-14 25-3 30-21 30-33 0-19-14-32-32-32-15 0-33 9-33 34 0 35 33 61 72 61 48 0 79-44 99-88z">
            <text:p/>
          </draw:path>
          <draw:path draw:style-name="gr3" draw:text-style-name="P9" draw:layer="layout" svg:width="0.298cm" svg:height="0.351cm" svg:x="13.494cm" svg:y="3.045cm" svg:viewBox="0 0 299 352" svg:d="M109 163c23 0 81-1 120-17 54-23 58-69 58-79 0-35-30-67-83-67-86 0-204 76-204 211 0 79 46 141 121 141 113 0 178-83 178-92 0-5-5-10-10-10-4 0-6 1-9 8-62 76-146 76-157 76-60 0-67-65-67-90 0-8 0-33 13-81zM74 146c30-118 109-128 130-128 37 0 56 22 56 49 0 79-123 79-154 79z">
            <text:p/>
          </draw:path>
          <draw:path draw:style-name="gr3" draw:text-style-name="P9" draw:layer="layout" svg:width="0.291cm" svg:height="0.245cm" svg:x="13.844cm" svg:y="2.829cm" svg:viewBox="0 0 292 246" svg:d="M109 183c-5 17-23 47-51 47-2 0-18 0-30-7 23-7 25-26 25-30 0-12-9-21-21-21-16 0-32 14-32 34 0 28 30 40 56 40 27 0 48-16 62-39 14 29 44 39 65 39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3.816cm" svg:y="7.765cm" svg:viewBox="0 0 4745 478" draw:points="2372,478 0,478 0,0 4745,0 4745,478">
            <text:p/>
          </draw:polygon>
          <draw:path draw:style-name="gr3" draw:text-style-name="P9" draw:layer="layout" svg:width="0.52cm" svg:height="0.53cm" svg:x="3.804cm" svg:y="7.744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394cm" svg:y="7.754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603cm" svg:y="7.726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101cm" svg:y="8.19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615cm" svg:y="7.93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233cm" svg:y="8.19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662cm" svg:y="7.93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034cm" svg:y="8.19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458cm" svg:y="7.788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785cm" svg:y="8.19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213cm" svg:y="7.93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\text {(iii). } y = x^m§svg§600§FALSE§</svg:desc>
          <draw:polygon draw:style-name="gr2" draw:text-style-name="P8" draw:layer="layout" svg:width="4.129cm" svg:height="0.696cm" svg:x="2.202cm" svg:y="6.264cm" svg:viewBox="0 0 4130 697" draw:points="2064,697 0,697 0,0 4130,0 4130,697">
            <text:p/>
          </draw:polygon>
          <draw:path draw:style-name="gr3" draw:text-style-name="P9" draw:layer="layout" svg:width="0.18cm" svg:height="0.773cm" svg:x="2.239cm" svg:y="6.2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166cm" svg:height="0.518cm" svg:x="2.489cm" svg:y="6.28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66cm" svg:height="0.518cm" svg:x="2.704cm" svg:y="6.28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66cm" svg:height="0.518cm" svg:x="2.918cm" svg:y="6.28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18cm" svg:height="0.773cm" svg:x="3.152cm" svg:y="6.22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083cm" svg:height="0.083cm" svg:x="3.476cm" svg:y="6.723cm" svg:viewBox="0 0 84 84" svg:d="M84 42c0-23-19-42-42-42s-42 19-42 42 19 42 42 42 42-19 42-42z">
            <text:p/>
          </draw:path>
          <draw:path draw:style-name="gr3" draw:text-style-name="P9" draw:layer="layout" svg:width="0.358cm" svg:height="0.5cm" svg:x="3.99cm" svg:y="6.462cm" svg:viewBox="0 0 359 501" svg:d="M355 47c4-10 4-12 4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182cm" svg:x="4.632cm" svg:y="6.52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5.428cm" svg:y="6.4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9" draw:layer="layout" svg:width="0.497cm" svg:height="0.245cm" svg:x="5.873cm" svg:y="6.246cm" svg:viewBox="0 0 498 246" svg:d="M209 197c-1 11-7 28-7 32 0 12 11 17 20 17s17-7 21-12c2-5 7-23 9-33 3-11 8-36 12-50 3-12 7-24 9-37 7-23 7-24 17-40 18-28 44-58 87-58 30 0 31 24 31 37 0 33-23 93-31 116-6 16-7 21-7 30 0 28 22 47 51 47 54 0 77-75 77-84 0-7-7-7-9-7-7 0-7 3-9 10-14 43-37 65-58 65-12 0-14-7-14-19s4-19 13-44c7-17 30-74 30-105 0-9 0-32-22-48-8-7-24-14-51-14-47 0-77 32-95 55-5-46-44-55-70-55-46 0-76 28-92 49-5-37-37-49-59-49-23 0-36 18-43 30-12 19-19 51-19 53 0 7 7 7 9 7 9 0 9-2 12-16 9-32 19-58 41-58 14 0 17 10 17 26 0 11-5 30-9 46-3 14-8 37-12 47l-18 71c-1 7-5 21-5 23 0 12 11 17 20 17 8 0 17-7 21-12 1-5 7-23 8-33 4-11 9-36 13-50 3-12 7-24 9-37 7-23 7-26 22-49 16-21 41-49 81-49 32 0 34 26 34 37 0 14-2 21-11 51z">
            <text:p/>
          </draw:path>
        </draw:g>
        <draw:g>
          <svg:title>TexMaths</svg:title>
          <svg:desc>22§display§\frac{dy}{dx} = mx^{m-1}§svg§600§FALSE§</svg:desc>
          <draw:polygon draw:style-name="gr2" draw:text-style-name="P8" draw:layer="layout" svg:width="4.3cm" svg:height="1.522cm" svg:x="3.84cm" svg:y="9.065cm" svg:viewBox="0 0 4301 1523" draw:points="2150,1523 0,1523 0,0 4301,0 4301,1523">
            <text:p/>
          </draw:polygon>
          <draw:path draw:style-name="gr3" draw:text-style-name="P9" draw:layer="layout" svg:width="0.369cm" svg:height="0.546cm" svg:x="3.85cm" svg:y="9.026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4.243cm" svg:y="9.221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0 0 160-71 181-159z">
            <text:p/>
          </draw:path>
          <draw:polygon draw:style-name="gr3" draw:text-style-name="P9" draw:layer="layout" svg:width="0.845cm" svg:height="0.032cm" svg:x="3.801cm" svg:y="9.876cm" svg:viewBox="0 0 846 33" draw:points="422,33 0,33 0,0 846,0 846,33">
            <text:p/>
          </draw:polygon>
          <draw:path draw:style-name="gr3" draw:text-style-name="P9" draw:layer="layout" svg:width="0.369cm" svg:height="0.546cm" svg:x="3.833cm" svg:y="10.081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4.225cm" svg:y="10.274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0 0 124-100 124-120 0-7-7-7-8-7-7 0-9 2-11 7-25 85-79 102-104 102-30 0-42-24-42-51 0-17 5-33 14-68z">
            <text:p/>
          </draw:path>
          <draw:path draw:style-name="gr3" draw:text-style-name="P9" draw:layer="layout" svg:width="0.515cm" svg:height="0.182cm" svg:x="4.996cm" svg:y="9.802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9" draw:layer="layout" svg:width="0.634cm" svg:height="0.351cm" svg:x="5.791cm" svg:y="9.744cm" svg:viewBox="0 0 635 352" svg:d="M46 298c-2 12-7 29-7 33 0 14 10 21 23 21 8 0 22-7 28-21 2-2 10-39 14-58l17-71c6-15 9-33 14-51 2-14 9-37 9-38 13-25 53-95 127-95 35 0 42 28 42 54 0 20-5 41-12 64l-21 89-16 60c-4 16-9 42-9 46 0 14 11 21 21 21 25 0 30-19 35-44 11-44 41-157 48-188 2-9 42-102 127-102 33 0 42 26 42 54 0 44-32 132-48 174-7 18-10 27-10 43 0 37 26 63 63 63 74 0 102-113 102-120s-7-7-9-7c-8 0-8 2-12 14-12 41-37 95-79 95-14 0-19-7-19-24 0-20 7-39 14-56 15-41 47-127 47-171 0-50-30-83-88-83-60 0-98 33-127 76-1-11-3-37-24-57-20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6.47cm" svg:y="9.744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7 102-104 102-30 0-42-24-42-51 0-17 5-33 14-68z">
            <text:p/>
          </draw:path>
          <draw:path draw:style-name="gr3" draw:text-style-name="P9" draw:layer="layout" svg:width="0.497cm" svg:height="0.245cm" svg:x="6.914cm" svg:y="9.528cm" svg:viewBox="0 0 498 246" svg:d="M209 197c-1 11-7 28-7 32 0 12 11 17 20 17s17-7 21-12c2-5 7-23 9-33 3-11 8-36 12-50 3-12 7-24 9-37 7-22 7-24 17-40 18-28 44-58 87-58 29 0 31 24 31 37 0 33-23 93-31 116-6 16-7 21-7 30 0 28 22 47 51 47 54 0 77-75 77-84 0-7-7-7-9-7-7 0-7 3-9 10-14 43-37 66-58 66-12 0-14-7-14-20 0-12 4-19 13-44 7-17 29-74 29-105 0-9 0-32-21-48-8-7-24-14-51-14-47 0-77 32-95 55-5-46-44-55-70-55-46 0-76 28-92 49-5-37-37-49-59-49-23 0-36 18-43 30-12 19-19 51-19 53 0 7 7 7 9 7 9 0 9-2 12-16 9-32 19-58 41-58 14 0 17 10 17 26 0 11-5 30-9 46-3 14-8 37-12 48l-18 70c-1 7-5 21-5 23 0 12 11 17 20 17 8 0 17-7 21-12 1-5 7-23 8-33 4-11 9-36 13-50 3-12 7-24 9-37 7-22 7-26 22-49 16-21 41-49 81-49 32 0 34 26 34 37 0 14-2 21-11 51z">
            <text:p/>
          </draw:path>
          <draw:path draw:style-name="gr3" draw:text-style-name="P9" draw:layer="layout" svg:width="0.367cm" svg:height="0.027cm" svg:x="7.496cm" svg:y="9.618cm" svg:viewBox="0 0 368 28" svg:d="M347 28c7 0 21 0 21-14s-13-14-21-14h-326c-9 0-21 0-21 14s12 14 21 14z">
            <text:p/>
          </draw:path>
          <draw:path draw:style-name="gr3" draw:text-style-name="P9" draw:layer="layout" svg:width="0.198cm" svg:height="0.36cm" svg:x="7.98cm" svg:y="9.408cm" svg:viewBox="0 0 199 361" svg:d="M123 16c0-16-2-16-16-16-35 33-84 35-107 35v20c12 0 49 0 79-16v278c0 17 0 25-54 25h-21v19c10 0 77-2 96-2 18 0 87 2 99 2v-19h-21c-55 0-55-8-55-25z">
            <text:p/>
          </draw:path>
        </draw:g>
        <draw:g>
          <svg:title>TexMaths</svg:title>
          <svg:desc>22§display§.\ .\ .\  \ \ \text {(1)}§svg§600§FALSE§</svg:desc>
          <draw:polygon draw:style-name="gr2" draw:text-style-name="P8" draw:layer="layout" svg:width="2.767cm" svg:height="0.696cm" svg:x="10.304cm" svg:y="6.265cm" svg:viewBox="0 0 2768 697" draw:points="1383,697 0,697 0,0 2768,0 2768,697">
            <text:p/>
          </draw:polygon>
          <draw:path draw:style-name="gr3" draw:text-style-name="P9" draw:layer="layout" svg:width="0.083cm" svg:height="0.083cm" svg:x="10.332cm" svg:y="6.7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0.804cm" svg:y="6.7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1.277cm" svg:y="6.72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2.275cm" svg:y="6.2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12.567cm" svg:y="6.29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2.93cm" svg:y="6.2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.\ .\ .\  \ \ \text {(2)}§svg§600§FALSE§</svg:desc>
          <draw:polygon draw:style-name="gr2" draw:text-style-name="P8" draw:layer="layout" svg:width="2.767cm" svg:height="0.696cm" svg:x="10.305cm" svg:y="9.565cm" svg:viewBox="0 0 2768 697" draw:points="1383,697 0,697 0,0 2768,0 2768,697">
            <text:p/>
          </draw:polygon>
          <draw:path draw:style-name="gr3" draw:text-style-name="P9" draw:layer="layout" svg:width="0.083cm" svg:height="0.083cm" svg:x="10.333cm" svg:y="10.0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0.805cm" svg:y="10.0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1.278cm" svg:y="10.02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2.276cm" svg:y="9.5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12.538cm" svg:y="9.5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12.931cm" svg:y="9.5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3.817cm" svg:y="11.264cm" svg:viewBox="0 0 4745 478" draw:points="2372,478 0,478 0,0 4745,0 4745,478">
            <text:p/>
          </draw:polygon>
          <draw:path draw:style-name="gr3" draw:text-style-name="P9" draw:layer="layout" svg:width="0.52cm" svg:height="0.53cm" svg:x="3.805cm" svg:y="11.243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395cm" svg:y="11.253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604cm" svg:y="11.225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102cm" svg:y="11.689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616cm" svg:y="11.429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234cm" svg:y="11.689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663cm" svg:y="11.429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035cm" svg:y="11.689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459cm" svg:y="11.287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786cm" svg:y="11.689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214cm" svg:y="11.429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\frac{d^2y}{dx^2} = m(m-1)x^{m-2}§svg§600§FALSE§</svg:desc>
          <draw:polygon draw:style-name="gr2" draw:text-style-name="P8" draw:layer="layout" svg:width="7.277cm" svg:height="1.625cm" svg:x="3.842cm" svg:y="12.465cm" svg:viewBox="0 0 7278 1626" draw:points="3638,1626 0,1626 0,0 7278,0 7278,1626">
            <text:p/>
          </draw:polygon>
          <draw:path draw:style-name="gr3" draw:text-style-name="P9" draw:layer="layout" svg:width="0.369cm" svg:height="0.546cm" svg:x="3.852cm" svg:y="12.5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24cm" svg:height="0.36cm" svg:x="4.257cm" svg:y="12.42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4.591cm" svg:y="12.723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3.803cm" svg:y="13.38cm" svg:viewBox="0 0 1193 33" draw:points="597,33 0,33 0,0 1193,0 1193,33">
            <text:p/>
          </draw:polygon>
          <draw:path draw:style-name="gr3" draw:text-style-name="P9" draw:layer="layout" svg:width="0.369cm" svg:height="0.546cm" svg:x="3.835cm" svg:y="13.58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4.227cm" svg:y="13.77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681cm" svg:y="13.53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5.345cm" svg:y="13.30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34cm" svg:height="0.351cm" svg:x="6.14cm" svg:y="13.248cm" svg:viewBox="0 0 635 352" svg:d="M46 297c-2 13-7 30-7 34 0 14 10 21 23 21 8 0 22-7 28-21 2-2 10-39 14-58l17-71c6-16 9-33 15-51 1-14 8-37 8-38 13-25 53-95 127-95 35 0 42 28 42 54 0 19-5 41-12 63l-21 90-16 60c-4 16-9 42-9 46 0 14 11 21 21 21 25 0 30-19 36-44 10-44 40-157 47-188 2-9 42-102 127-102 33 0 42 26 42 54 0 44-32 132-48 174-7 18-10 27-10 43 0 36 26 63 63 63 74 0 102-113 102-120s-7-7-8-7c-9 0-9 2-13 14-12 41-37 95-79 95-14 0-19-7-19-24 0-20 7-39 14-57 16-40 47-126 47-170 0-50-30-83-88-83s-98 33-126 76c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18cm" svg:height="0.773cm" svg:x="6.874cm" svg:y="13.00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634cm" svg:height="0.351cm" svg:x="7.121cm" svg:y="13.248cm" svg:viewBox="0 0 635 352" svg:d="M46 297c-2 13-7 30-7 34 0 14 10 21 23 21 8 0 22-7 28-21 2-2 10-39 14-58l17-71c6-16 9-33 15-51 1-14 8-37 8-38 13-25 53-95 127-95 35 0 42 28 42 54 0 19-5 41-12 63l-21 90-16 60c-4 16-9 42-9 46 0 14 11 21 21 21 25 0 30-19 36-44 10-44 40-157 47-188 2-9 42-102 127-102 33 0 42 26 42 54 0 44-32 132-48 174-7 18-10 27-10 43 0 36 26 63 63 63 74 0 102-113 102-120s-7-7-8-7c-9 0-9 2-13 14-12 41-37 95-79 95-14 0-19-7-19-24 0-20 7-39 14-57 16-40 47-126 47-170 0-50-30-83-88-83s-98 33-126 76c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472cm" svg:height="0.032cm" svg:x="8.013cm" svg:y="13.38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8.791cm" svg:y="13.073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9.152cm" svg:y="13.00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386cm" svg:height="0.351cm" svg:x="9.431cm" svg:y="13.24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497cm" svg:height="0.245cm" svg:x="9.877cm" svg:y="13.031cm" svg:viewBox="0 0 498 246" svg:d="M209 197c-1 11-7 28-7 32 0 12 11 17 20 17s17-7 21-12c2-5 7-23 9-33 3-11 8-36 12-50 4-12 7-24 9-37 7-23 7-24 17-40 18-28 44-58 87-58 30 0 31 24 31 37 0 33-23 93-31 116-6 16-7 21-7 30 0 28 22 47 51 47 54 0 77-75 77-84 0-7-7-7-9-7-7 0-7 3-9 10-14 43-36 65-58 65-12 0-14-7-14-19s4-19 13-44c7-17 30-74 30-105 0-9 0-32-22-48-8-7-24-14-51-14-47 0-77 32-95 55-5-46-44-55-70-55-46 0-76 28-92 49-5-37-37-49-59-49-23 0-36 18-43 30-12 19-19 51-19 53 0 7 7 7 9 7 9 0 9-2 12-16 9-32 19-58 41-58 14 0 17 10 17 26 0 11-5 30-9 46-3 14-8 37-12 47l-18 71c-1 7-5 21-5 23 0 12 11 17 20 17 8 0 17-7 21-12 1-5 7-23 8-33 4-11 9-36 13-50 3-12 7-24 9-37 7-23 7-26 22-49 16-21 41-49 81-49 32 0 34 26 34 37 0 14-2 21-11 51z">
            <text:p/>
          </draw:path>
          <draw:path draw:style-name="gr3" draw:text-style-name="P9" draw:layer="layout" svg:width="0.367cm" svg:height="0.027cm" svg:x="10.458cm" svg:y="13.121cm" svg:viewBox="0 0 368 28" svg:d="M347 28c7 0 21 0 21-14s-12-14-21-14h-326c-9 0-21 0-21 14s12 14 21 14z">
            <text:p/>
          </draw:path>
          <draw:path draw:style-name="gr3" draw:text-style-name="P9" draw:layer="layout" svg:width="0.24cm" svg:height="0.36cm" svg:x="10.917cm" svg:y="12.9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.\ .\ .\  \ \ \text {(3)}§svg§600§FALSE§</svg:desc>
          <draw:polygon draw:style-name="gr2" draw:text-style-name="P8" draw:layer="layout" svg:width="2.767cm" svg:height="0.696cm" svg:x="10.307cm" svg:y="12.965cm" svg:viewBox="0 0 2768 697" draw:points="1383,697 0,697 0,0 2768,0 2768,697">
            <text:p/>
          </draw:polygon>
          <draw:path draw:style-name="gr3" draw:text-style-name="P9" draw:layer="layout" svg:width="0.083cm" svg:height="0.083cm" svg:x="10.335cm" svg:y="13.4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0.807cm" svg:y="13.424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1.28cm" svg:y="13.42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2.278cm" svg:y="12.9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21cm" svg:height="0.532cm" svg:x="12.535cm" svg:y="12.99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12.933cm" svg:y="12.9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draw:frame presentation:style-name="pr8" draw:text-style-name="P7" draw:layer="layout" svg:width="26.4cm" svg:height="14.59cm" svg:x="0.8cm" svg:y="0.567cm" presentation:class="subtitle" presentation:user-transformed="true">
          <draw:text-box>
            <text:p text:style-name="P6"><text:span text:style-name="T13"><text:tab/></text:span><text:span text:style-name="T13"> </text:span></text:p>
            <text:p text:style-name="P6"><text:span text:style-name="T5"/></text:p>
          </draw:text-box>
        </draw:frame>
        <draw:g>
          <svg:title>TexMaths</svg:title>
          <svg:desc>22§display§\text {Hence, }§svg§600§FALSE§</svg:desc>
          <draw:polygon draw:style-name="gr2" draw:text-style-name="P8" draw:layer="layout" svg:width="2.12cm" svg:height="0.601cm" svg:x="4.119cm" svg:y="12.066cm" svg:viewBox="0 0 2121 602" draw:points="1061,602 0,602 0,0 2121,0 2121,602">
            <text:p/>
          </draw:polygon>
          <draw:path draw:style-name="gr3" draw:text-style-name="P9" draw:layer="layout" svg:width="0.529cm" svg:height="0.529cm" svg:x="4.105cm" svg:y="12.027cm" svg:viewBox="0 0 530 530" svg:d="M451 60c0-27 1-35 59-35h20v-25c-27 2-85 2-115 2-28 0-88 0-114-2v25h19c60 0 60 8 60 35v183h-230v-183c0-27 1-35 59-35h20v-25c-27 2-85 2-115 2s-88 0-114-2v25h19c60 0 60 8 60 35v410c0 28 0 35-60 35h-19v25c26-2 84-2 114-2s88 0 115 2v-25h-20c-58 0-59-7-59-35v-204h230v204c0 28 0 35-60 35h-19v25c26-2 85-2 114-2 30 0 88 0 115 2v-25h-20c-58 0-59-7-59-35z">
            <text:p/>
          </draw:path>
          <draw:path draw:style-name="gr3" draw:text-style-name="P9" draw:layer="layout" svg:width="0.3cm" svg:height="0.356cm" svg:x="4.682cm" svg:y="12.20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9" draw:layer="layout" svg:width="0.39cm" svg:height="0.342cm" svg:x="5.029cm" svg:y="12.214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9" draw:layer="layout" svg:width="0.295cm" svg:height="0.356cm" svg:x="5.46cm" svg:y="12.208cm" svg:viewBox="0 0 296 357" svg:d="M65 180c0-127 64-161 104-161 7 0 56 0 84 29-31 3-36 26-36 37 0 19 14 35 35 35s37-14 37-37c0-53-60-83-120-83-97 0-169 85-169 180 0 100 77 177 167 177 104 0 129-93 129-102 0-7-7-7-9-7-7 0-9 4-11 7-23 73-74 83-102 83-40 0-109-33-109-158z">
            <text:p/>
          </draw:path>
          <draw:path draw:style-name="gr3" draw:text-style-name="P9" draw:layer="layout" svg:width="0.3cm" svg:height="0.356cm" svg:x="5.798cm" svg:y="12.20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9" draw:layer="layout" svg:width="0.091cm" svg:height="0.231cm" svg:x="6.187cm" svg:y="12.473cm" svg:viewBox="0 0 92 232" svg:d="M92 81c0-49-18-81-50-81-28 0-42 21-42 41 0 21 14 42 42 42 13 0 21-6 30-11l2-2c0 0 2 0 2 11 0 51-23 99-58 136-4 3-6 5-6 7 0 7 4 8 9 8 9 0 71-61 71-151z">
            <text:p/>
          </draw:path>
        </draw:g>
        <draw:g>
          <svg:title>TexMaths</svg:title>
          <svg:desc>22§display§= x^2 \frac{d^2y}{dx^2} - mx \frac{dy}{dx} +  my§svg§600§FALSE§</svg:desc>
          <draw:polygon draw:style-name="gr2" draw:text-style-name="P8" draw:layer="layout" svg:width="8.004cm" svg:height="1.625cm" svg:x="7.004cm" svg:y="1.969cm" svg:viewBox="0 0 8005 1626" draw:points="4002,1626 0,1626 0,0 8005,0 8005,1626">
            <text:p/>
          </draw:polygon>
          <draw:path draw:style-name="gr3" draw:text-style-name="P9" draw:layer="layout" svg:width="0.515cm" svg:height="0.182cm" svg:x="7.009cm" svg:y="2.8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7.803cm" svg:y="2.75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8.257cm" svg:y="2.41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8.711cm" svg:y="2.03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24cm" svg:height="0.36cm" svg:x="9.118cm" svg:y="1.9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9.452cm" svg:y="2.227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8.664cm" svg:y="2.884cm" svg:viewBox="0 0 1193 33" draw:points="597,33 0,33 0,0 1193,0 1193,33">
            <text:p/>
          </draw:polygon>
          <draw:path draw:style-name="gr3" draw:text-style-name="P9" draw:layer="layout" svg:width="0.369cm" svg:height="0.546cm" svg:x="8.694cm" svg:y="3.08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9.088cm" svg:y="3.28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9.542cm" svg:y="3.0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0.183cm" svg:y="2.884cm" svg:viewBox="0 0 473 33" svg:d="M447 33c12 0 26 0 26-17 0-16-14-16-26-16h-421c-12 0-26 0-26 16 0 17 14 17 26 17z">
            <text:p/>
          </draw:path>
          <draw:path draw:style-name="gr3" draw:text-style-name="P9" draw:layer="layout" svg:width="0.634cm" svg:height="0.351cm" svg:x="10.915cm" svg:y="2.752cm" svg:viewBox="0 0 635 352" svg:d="M46 297c-2 13-7 30-7 34 0 14 10 21 23 21 8 0 22-7 28-21 2-2 10-39 14-58l17-71c6-16 9-33 15-51 1-14 8-37 8-38 13-25 53-95 127-95 35 0 42 28 42 54 0 19-5 41-12 63l-21 90-16 60c-4 16-9 42-9 46 0 14 11 21 21 21 25 0 30-19 36-44 10-44 40-157 47-188 2-9 42-102 127-102 33 0 42 26 42 54 0 44-32 132-48 174-7 18-10 27-10 43 0 36 26 63 63 63 74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11.594cm" svg:y="2.75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369cm" svg:height="0.546cm" svg:x="12.154cm" svg:y="2.03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58cm" svg:height="0.5cm" svg:x="12.548cm" svg:y="2.227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olygon draw:style-name="gr3" draw:text-style-name="P9" draw:layer="layout" svg:width="0.846cm" svg:height="0.032cm" svg:x="12.106cm" svg:y="2.884cm" svg:viewBox="0 0 847 33" draw:points="422,33 0,33 0,0 847,0 847,33">
            <text:p/>
          </draw:polygon>
          <draw:path draw:style-name="gr3" draw:text-style-name="P9" draw:layer="layout" svg:width="0.369cm" svg:height="0.546cm" svg:x="12.136cm" svg:y="3.086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12.53cm" svg:y="3.2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516cm" svg:x="13.257cm" svg:y="2.64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634cm" svg:height="0.351cm" svg:x="14.011cm" svg:y="2.752cm" svg:viewBox="0 0 635 352" svg:d="M46 297c-2 13-7 30-7 34 0 14 10 21 23 21 8 0 22-7 28-21 2-2 10-39 14-58l17-71c6-16 9-33 15-51 1-14 8-37 8-38 13-25 53-95 127-95 35 0 42 28 42 54 0 19-5 41-12 63l-21 90-16 60c-4 16-9 42-9 46 0 14 11 21 21 21 25 0 30-19 36-44 10-44 40-157 47-188 2-9 42-102 127-102 33 0 42 26 42 54 0 44-32 132-48 174-7 18-10 27-10 43 0 36 26 63 63 63 74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58cm" svg:height="0.5cm" svg:x="14.69cm" svg:y="2.752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</draw:g>
        <draw:g>
          <svg:title>TexMaths</svg:title>
          <svg:desc>22§display§\text {Now, consider, }§svg§600§FALSE§</svg:desc>
          <draw:polygon draw:style-name="gr2" draw:text-style-name="P8" draw:layer="layout" svg:width="4.812cm" svg:height="0.609cm" svg:x="3.92cm" svg:y="0.968cm" svg:viewBox="0 0 4813 610" draw:points="2406,610 0,610 0,0 4813,0 4813,610">
            <text:p/>
          </draw:polygon>
          <draw:path draw:style-name="gr3" draw:text-style-name="P9" draw:layer="layout" svg:width="0.529cm" svg:height="0.528cm" svg:x="3.906cm" svg:y="0.938cm" svg:viewBox="0 0 530 529" svg:d="M155 11c-7-11-9-11-23-11h-132v25h23c10 0 26 0 39 1 17 2 17 2 17 18v405c0 21 0 56-79 56v24c26 0 65-1 92-1 24 0 63 1 89 1v-24c-79 0-79-35-79-56v-403c4 3 4 3 7 9l317 464c7 10 7 10 12 10 13 0 13-5 13-19v-429c0-21 0-56 79-56v-25c-27 0-65 2-92 2-24 0-63-2-90-2v25c80 0 80 35 80 56v332z">
            <text:p/>
          </draw:path>
          <draw:path draw:style-name="gr3" draw:text-style-name="P9" draw:layer="layout" svg:width="0.344cm" svg:height="0.356cm" svg:x="4.483cm" svg:y="1.11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53cm" svg:height="0.342cm" svg:x="4.84cm" svg:y="1.133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4 16-16l79-220 79 222c2 9 5 14 16 14 9 0 12-7 14-14z">
            <text:p/>
          </draw:path>
          <draw:path draw:style-name="gr3" draw:text-style-name="P9" draw:layer="layout" svg:width="0.091cm" svg:height="0.231cm" svg:x="5.451cm" svg:y="1.383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9" draw:layer="layout" svg:width="0.295cm" svg:height="0.356cm" svg:x="5.884cm" svg:y="1.119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6.222cm" svg:y="1.11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6.613cm" svg:y="1.124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254cm" svg:height="0.356cm" svg:x="7.042cm" svg:y="1.119cm" svg:viewBox="0 0 255 357" svg:d="M136 197c17 4 80 16 80 72 0 39-26 70-88 70-65 0-93-43-107-110-2-9-3-13-10-13-11 0-11 6-11 20v102c0 14 0 19 9 19 3 0 5-2 19-16 2-2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9" draw:layer="layout" svg:width="0.166cm" svg:height="0.518cm" svg:x="7.348cm" svg:y="0.94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83cm" svg:height="0.546cm" svg:x="7.563cm" svg:y="0.929cm" svg:viewBox="0 0 384 547" svg:d="M269 496v51l115-9v-24c-55 0-62-6-62-43v-471l-111 9v24c55 0 60 6 60 43v167c-23-27-56-48-99-48-91 0-172 76-172 176 0 99 76 176 165 176 50 0 85-26 104-51zM269 288v159c0 14 0 16-9 28-22 37-58 54-91 54-35 0-63-19-83-49-19-31-21-75-21-107 0-30 2-76 23-111 18-25 46-49 88-49 28 0 60 10 84 46 9 14 9 15 9 29z">
            <text:p/>
          </draw:path>
          <draw:path draw:style-name="gr3" draw:text-style-name="P9" draw:layer="layout" svg:width="0.3cm" svg:height="0.356cm" svg:x="7.987cm" svg:y="1.11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8.332cm" svg:y="1.124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091cm" svg:height="0.231cm" svg:x="8.678cm" svg:y="1.383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text { L. H. S.} §svg§600§FALSE§</svg:desc>
          <draw:polygon draw:style-name="gr2" draw:text-style-name="P8" draw:layer="layout" svg:width="2.509cm" svg:height="0.485cm" svg:x="3.921cm" svg:y="2.569cm" svg:viewBox="0 0 2510 486" draw:points="1255,486 0,486 0,0 2510,0 2510,486">
            <text:p/>
          </draw:polygon>
          <draw:path draw:style-name="gr3" draw:text-style-name="P9" draw:layer="layout" svg:width="0.425cm" svg:height="0.529cm" svg:x="3.907cm" svg:y="2.548cm" svg:viewBox="0 0 426 530" svg:d="M426 329h-19c-9 79-20 176-157 176h-63c-36 0-37-5-37-30v-413c0-27 0-37 74-37h24v-25c-28 2-98 2-130 2-30 0-92 0-118-2v25h19c60 0 60 8 60 35v410c0 28 0 35-60 35h-19v25h405z">
            <text:p/>
          </draw:path>
          <draw:path draw:style-name="gr3" draw:text-style-name="P9" draw:layer="layout" svg:width="0.084cm" svg:height="0.083cm" svg:x="4.432cm" svg:y="2.993cm" svg:viewBox="0 0 85 84" svg:d="M85 42c0-23-20-42-43-42s-42 19-42 42 19 42 42 42 43-19 43-42z">
            <text:p/>
          </draw:path>
          <draw:path draw:style-name="gr3" draw:text-style-name="P9" draw:layer="layout" svg:width="0.529cm" svg:height="0.529cm" svg:x="4.865cm" svg:y="2.548cm" svg:viewBox="0 0 530 530" svg:d="M451 60c0-27 1-35 60-35h19v-25c-27 2-85 2-115 2-28 0-88 0-114-2v25h19c60 0 60 8 60 35v183h-230v-183c0-27 1-35 59-35h20v-25c-27 2-85 2-115 2-29 0-88 0-114-2v25h19c60 0 60 8 60 35v410c0 28 0 35-60 35h-19v25c26-2 85-2 114-2 30 0 88 0 115 2v-25h-20c-58 0-59-7-59-35v-204h230v204c0 28 0 35-60 35h-19v25c26-2 85-2 114-2 30 0 88 0 115 2v-25h-19c-59 0-60-7-60-35z">
            <text:p/>
          </draw:path>
          <draw:path draw:style-name="gr3" draw:text-style-name="P9" draw:layer="layout" svg:width="0.084cm" svg:height="0.083cm" svg:x="5.484cm" svg:y="2.993cm" svg:viewBox="0 0 85 84" svg:d="M85 42c0-23-20-42-43-42s-42 19-42 42 19 42 42 42 43-19 43-42z">
            <text:p/>
          </draw:path>
          <draw:path draw:style-name="gr3" draw:text-style-name="P9" draw:layer="layout" svg:width="0.344cm" svg:height="0.562cm" svg:x="5.935cm" svg:y="2.53cm" svg:viewBox="0 0 345 563" svg:d="M227 246l-98-24c-50-13-80-53-80-99 0-54 43-102 104-102 129 0 146 129 152 162 0 5 0 11 8 11 11 0 11-4 11-20v-155c0-14 0-19-9-19-5 0-7 0-12 11l-27 44c-22-23-56-55-125-55-86 0-151 69-151 150 0 65 40 121 102 142 9 4 48 12 102 26 21 6 44 11 67 39 16 21 23 46 23 72 0 55-39 111-104 111-23 0-81-3-123-42-44-42-48-92-48-120 0-7-7-7-8-7-11 0-11 6-11 20v154c0 13 0 18 9 18 5 0 5 0 10-9 0-2 4-3 29-44 24 27 73 53 144 53 90 0 153-76 153-160 0-78-53-141-118-157z">
            <text:p/>
          </draw:path>
          <draw:path draw:style-name="gr3" draw:text-style-name="P9" draw:layer="layout" svg:width="0.084cm" svg:height="0.083cm" svg:x="6.387cm" svg:y="2.993cm" svg:viewBox="0 0 85 84" svg:d="M85 42c0-23-20-42-43-42s-42 19-42 42 19 42 42 42 43-19 43-42z">
            <text:p/>
          </draw:path>
        </draw:g>
        <draw:g>
          <svg:title>TexMaths</svg:title>
          <svg:desc>22§display§= x^2 [ \  m(m-1)x^{m-2}  \ ]  - mx [ \  m x^{m-1}  \ ] + my§svg§600§FALSE§</svg:desc>
          <draw:polygon draw:style-name="gr2" draw:text-style-name="P8" draw:layer="layout" svg:width="15.099cm" svg:height="0.795cm" svg:x="7.006cm" svg:y="4.071cm" svg:viewBox="0 0 15100 796" draw:points="7549,796 0,796 0,0 15100,0 15100,796">
            <text:p/>
          </draw:polygon>
          <draw:path draw:style-name="gr3" draw:text-style-name="P9" draw:layer="layout" svg:width="0.515cm" svg:height="0.182cm" svg:x="7.011cm" svg:y="4.4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7.805cm" svg:y="4.3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8.259cm" svg:y="4.03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106cm" svg:height="0.773cm" svg:x="8.664cm" svg:y="4.131cm" svg:viewBox="0 0 107 774" draw:points="107,774 107,745 32,745 32,32 107,32 107,0 0,0 0,774">
            <text:p/>
          </draw:polygon>
          <draw:path draw:style-name="gr3" draw:text-style-name="P9" draw:layer="layout" svg:width="0.634cm" svg:height="0.351cm" svg:x="9.067cm" svg:y="4.368cm" svg:viewBox="0 0 635 352" svg:d="M46 297c-2 13-7 30-7 34 0 14 10 21 23 21 8 0 22-7 28-21 2-2 10-39 14-58l17-71c6-15 9-33 15-51 1-14 8-37 8-38 13-25 53-95 127-95 35 0 42 28 42 54 0 20-5 41-12 64l-21 89-16 60c-4 16-9 42-9 46 0 14 11 21 21 21 25 0 30-19 36-44 10-44 40-157 47-188 2-9 42-102 127-102 33 0 42 26 42 54 0 44-32 132-48 174-7 18-10 27-10 43 0 37 26 63 63 63 74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18cm" svg:height="0.773cm" svg:x="9.801cm" svg:y="4.13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634cm" svg:height="0.351cm" svg:x="10.047cm" svg:y="4.368cm" svg:viewBox="0 0 635 352" svg:d="M46 297c-2 13-7 30-7 34 0 14 10 21 23 21 8 0 22-7 28-21 2-2 10-39 14-58l17-71c6-15 9-33 15-51 1-14 8-37 8-38 13-25 53-95 127-95 35 0 42 28 42 54 0 20-5 41-12 64l-21 89-16 60c-4 16-11 42-11 46 0 14 13 21 23 21 25 0 30-19 36-44 10-44 40-157 45-188 4-9 44-102 129-102 33 0 42 26 42 54 0 44-32 132-48 174-7 18-10 27-10 43 0 37 26 63 63 63 72 0 102-113 102-120s-7-7-10-7c-7 0-7 2-11 14-12 41-37 95-79 95-14 0-19-7-19-24 0-20 7-39 14-57 16-40 47-126 47-170 0-50-30-83-88-83-60 0-98 33-126 76-2-11-4-37-25-57-19-15-46-19-65-19-69 0-108 49-120 67-3-44-37-67-72-67s-49 30-56 44c-14 28-25 74-25 76 0 7 7 7 9 7 9 0 9 0 14-18 12-54 28-91 56-91 13 0 25 5 25 35 0 16-4 24-12 65z">
            <text:p/>
          </draw:path>
          <draw:path draw:style-name="gr3" draw:text-style-name="P9" draw:layer="layout" svg:width="0.472cm" svg:height="0.032cm" svg:x="10.94cm" svg:y="4.502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11.718cm" svg:y="4.1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2.078cm" svg:y="4.131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86cm" svg:height="0.351cm" svg:x="12.358cm" svg:y="4.3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497cm" svg:height="0.245cm" svg:x="12.804cm" svg:y="4.153cm" svg:viewBox="0 0 498 246" svg:d="M209 197c-1 11-7 28-7 32 0 12 11 17 20 17s17-7 21-12c2-5 7-23 9-33 3-11 8-36 12-50 4-12 7-24 9-37 7-22 7-24 17-40 18-28 44-58 87-58 30 0 31 24 31 37 0 33-23 93-31 116-6 16-7 21-7 30 0 28 22 47 51 47 54 0 77-75 77-84 0-7-7-7-9-7-7 0-7 3-9 10-14 43-36 66-58 66-12 0-14-7-14-20 0-12 4-19 13-44 7-17 30-74 30-105 0-9 0-32-22-48-8-7-24-14-51-14-47 0-77 32-95 55-5-46-44-55-70-55-46 0-76 28-92 49-5-37-37-49-59-49-23 0-36 18-43 30-12 19-19 51-19 53 0 7 7 7 9 7 9 0 9-2 12-16 9-32 19-58 41-58 14 0 17 10 17 26 0 11-5 30-9 46-3 14-8 37-12 48l-18 70c-1 7-5 21-5 23 0 12 11 17 20 17 8 0 17-7 21-12 1-5 7-23 8-33 4-11 9-36 13-50 3-12 7-24 9-37 7-22 7-26 22-49 16-21 41-49 81-49 32 0 34 26 34 37 0 14-2 21-11 51z">
            <text:p/>
          </draw:path>
          <draw:path draw:style-name="gr3" draw:text-style-name="P9" draw:layer="layout" svg:width="0.367cm" svg:height="0.027cm" svg:x="13.384cm" svg:y="4.243cm" svg:viewBox="0 0 368 28" svg:d="M347 28c7 0 21 0 21-14s-12-14-21-14h-326c-9 0-21 0-21 14s12 14 21 14z">
            <text:p/>
          </draw:path>
          <draw:path draw:style-name="gr3" draw:text-style-name="P9" draw:layer="layout" svg:width="0.24cm" svg:height="0.36cm" svg:x="13.844cm" svg:y="4.03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106cm" svg:height="0.773cm" svg:x="14.432cm" svg:y="4.131cm" svg:viewBox="0 0 107 774" draw:points="107,0 0,0 0,32 76,32 76,745 0,745 0,774 107,774">
            <text:p/>
          </draw:polygon>
          <draw:path draw:style-name="gr3" draw:text-style-name="P9" draw:layer="layout" svg:width="0.472cm" svg:height="0.032cm" svg:x="14.865cm" svg:y="4.502cm" svg:viewBox="0 0 473 33" svg:d="M447 33c12 0 26 0 26-17 0-16-14-16-26-16h-421c-12 0-26 0-26 16 0 17 14 17 26 17z">
            <text:p/>
          </draw:path>
          <draw:path draw:style-name="gr3" draw:text-style-name="P9" draw:layer="layout" svg:width="0.634cm" svg:height="0.351cm" svg:x="15.597cm" svg:y="4.368cm" svg:viewBox="0 0 635 352" svg:d="M46 297c-2 13-7 30-7 34 0 14 10 21 23 21 8 0 22-7 28-21 2-2 10-39 14-58l17-71c6-15 9-33 15-51 1-14 8-37 8-38 13-25 53-95 127-95 35 0 42 28 42 54 0 20-5 41-12 64l-21 89-16 60c-4 16-9 42-9 46 0 14 11 21 21 21 25 0 30-19 36-44 10-44 40-157 47-188 2-9 42-102 127-102 33 0 42 26 42 54 0 44-32 132-48 174-7 18-10 27-10 43 0 37 26 63 63 63 74 0 102-113 102-120s-7-7-8-7c-9 0-9 2-13 14-12 41-37 95-79 95-14 0-19-7-19-24 0-20 7-39 14-57 16-40 47-126 47-170 0-50-30-83-88-83s-98 33-126 76c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16.276cm" svg:y="4.3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olygon draw:style-name="gr3" draw:text-style-name="P9" draw:layer="layout" svg:width="0.106cm" svg:height="0.773cm" svg:x="16.787cm" svg:y="4.131cm" svg:viewBox="0 0 107 774" draw:points="107,774 107,745 32,745 32,32 107,32 107,0 0,0 0,774">
            <text:p/>
          </draw:polygon>
          <draw:path draw:style-name="gr3" draw:text-style-name="P9" draw:layer="layout" svg:width="0.634cm" svg:height="0.351cm" svg:x="17.19cm" svg:y="4.368cm" svg:viewBox="0 0 635 352" svg:d="M46 297c-2 13-7 30-7 34 0 14 10 21 23 21 8 0 22-7 28-21 2-2 10-39 14-58l17-71c6-15 9-33 15-51 1-14 8-37 8-38 13-25 53-95 127-95 35 0 42 28 42 54 0 20-5 41-12 64l-21 89-16 60c-4 16-9 42-9 46 0 14 11 21 21 21 25 0 30-19 36-44 10-44 40-157 47-188 2-9 42-102 127-102 33 0 42 26 42 54 0 44-32 132-48 174-7 18-10 27-10 43 0 37 26 63 63 63 74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17.869cm" svg:y="4.3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497cm" svg:height="0.245cm" svg:x="18.314cm" svg:y="4.153cm" svg:viewBox="0 0 498 246" svg:d="M209 197c-1 11-7 28-7 32 0 12 11 17 20 17s17-7 21-12c2-5 7-23 9-33 3-11 8-36 12-50 4-12 7-24 9-37 7-22 7-24 17-40 18-28 44-58 87-58 30 0 31 24 31 37 0 33-23 93-31 116-6 16-7 21-7 30 0 28 22 47 51 47 54 0 77-75 77-84 0-7-7-7-9-7-7 0-7 3-9 10-14 43-36 66-58 66-12 0-14-7-14-20 0-12 4-19 13-44 7-17 30-74 30-105 0-9 0-32-22-48-8-7-24-14-51-14-47 0-77 32-95 55-5-46-44-55-70-55-46 0-76 28-92 49-5-37-37-49-59-49-23 0-36 18-43 30-12 19-19 51-19 53 0 7 7 7 9 7 9 0 9-2 12-16 9-32 19-58 41-58 14 0 17 10 17 26 0 11-5 30-9 46-3 14-8 37-12 48l-18 70c-1 7-5 21-5 23 0 12 11 17 20 17 8 0 17-7 21-12 1-5 7-23 8-33 4-11 9-36 13-50 3-12 7-24 9-37 7-22 7-26 22-49 16-21 41-49 81-49 32 0 34 26 34 37 0 14-2 21-11 51z">
            <text:p/>
          </draw:path>
          <draw:path draw:style-name="gr3" draw:text-style-name="P9" draw:layer="layout" svg:width="0.367cm" svg:height="0.027cm" svg:x="18.895cm" svg:y="4.243cm" svg:viewBox="0 0 368 28" svg:d="M347 28c7 0 21 0 21-14s-12-14-21-14h-326c-9 0-21 0-21 14s12 14 21 14z">
            <text:p/>
          </draw:path>
          <draw:path draw:style-name="gr3" draw:text-style-name="P9" draw:layer="layout" svg:width="0.198cm" svg:height="0.36cm" svg:x="19.379cm" svg:y="4.032cm" svg:viewBox="0 0 199 361" svg:d="M123 16c0-16-2-16-16-16-35 33-84 35-107 35v20c12 0 49 0 79-16v278c0 17 0 24-54 24h-21v20c10 0 77-2 96-2 18 0 87 2 99 2v-20h-21c-55 0-55-7-55-24z">
            <text:p/>
          </draw:path>
          <draw:polygon draw:style-name="gr3" draw:text-style-name="P9" draw:layer="layout" svg:width="0.106cm" svg:height="0.773cm" svg:x="19.942cm" svg:y="4.131cm" svg:viewBox="0 0 107 774" draw:points="107,0 0,0 0,32 76,32 76,745 0,745 0,774 107,774">
            <text:p/>
          </draw:polygon>
          <draw:path draw:style-name="gr3" draw:text-style-name="P9" draw:layer="layout" svg:width="0.515cm" svg:height="0.516cm" svg:x="20.354cm" svg:y="4.25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634cm" svg:height="0.351cm" svg:x="21.108cm" svg:y="4.368cm" svg:viewBox="0 0 635 352" svg:d="M46 297c-2 13-7 30-7 34 0 14 10 21 23 21 8 0 22-7 28-21 2-2 10-39 14-58l17-71c6-15 9-33 15-51 1-14 8-37 8-38 13-25 53-95 127-95 35 0 42 28 42 54 0 20-5 41-12 64l-21 89-16 60c-4 16-11 42-11 46 0 14 13 21 23 21 25 0 30-19 36-44 10-44 40-157 45-188 4-9 44-102 129-102 33 0 42 26 42 54 0 44-32 132-48 174-7 18-10 27-10 43 0 37 26 63 63 63 72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58cm" svg:height="0.501cm" svg:x="21.787cm" svg:y="4.368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</draw:g>
        <draw:g>
          <svg:title>TexMaths</svg:title>
          <svg:desc>22§display§= m(m-1)x^m - m^2 x^m + mx^m§svg§600§FALSE§</svg:desc>
          <draw:polygon draw:style-name="gr2" draw:text-style-name="P8" draw:layer="layout" svg:width="10.648cm" svg:height="0.795cm" svg:x="7.007cm" svg:y="6.774cm" svg:viewBox="0 0 10649 796" draw:points="5325,796 0,796 0,0 10649,0 10649,796">
            <text:p/>
          </draw:polygon>
          <draw:path draw:style-name="gr3" draw:text-style-name="P9" draw:layer="layout" svg:width="0.515cm" svg:height="0.182cm" svg:x="7.012cm" svg:y="7.1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34cm" svg:height="0.351cm" svg:x="7.806cm" svg:y="7.071cm" svg:viewBox="0 0 635 352" svg:d="M46 297c-2 13-7 30-7 34 0 14 10 21 23 21 8 0 22-7 28-21 2-2 10-39 14-58l17-71c6-15 9-33 15-51 1-14 8-37 8-38 13-25 53-95 127-95 35 0 42 28 42 54 0 20-5 41-12 64l-21 89-16 60c-3 16-9 42-9 46 0 14 11 21 21 21 25 0 30-19 36-44 10-44 40-157 47-188 2-9 42-102 127-102 33 0 42 26 42 54 0 44-32 132-47 174-8 18-11 27-11 43 0 37 26 63 63 63 74 0 102-113 102-120s-7-7-8-7c-9 0-9 2-13 14-12 41-37 95-79 95-14 0-19-7-19-24 0-20 7-39 14-57 16-40 47-126 47-170 0-50-30-83-88-83s-98 33-126 76c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18cm" svg:height="0.773cm" svg:x="8.54cm" svg:y="6.834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9" draw:layer="layout" svg:width="0.634cm" svg:height="0.351cm" svg:x="8.787cm" svg:y="7.071cm" svg:viewBox="0 0 635 352" svg:d="M46 297c-2 13-7 30-7 34 0 14 10 21 23 21 8 0 22-7 28-21 2-2 10-39 14-58l17-71c6-15 9-33 15-51 1-14 8-37 8-38 13-25 53-95 127-95 35 0 42 28 42 54 0 20-5 41-12 64l-21 89-16 60c-3 16-9 42-9 46 0 14 11 21 21 21 25 0 30-19 36-44 10-44 40-157 47-188 2-9 42-102 127-102 33 0 42 26 42 54 0 44-32 132-47 174-8 18-11 27-11 43 0 37 26 63 63 63 74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472cm" svg:height="0.032cm" svg:x="9.679cm" svg:y="7.205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10.457cm" svg:y="6.89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0.82cm" svg:y="6.834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9" draw:layer="layout" svg:width="0.386cm" svg:height="0.351cm" svg:x="11.098cm" svg:y="7.071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497cm" svg:height="0.245cm" svg:x="11.543cm" svg:y="6.856cm" svg:viewBox="0 0 498 246" svg:d="M209 197c-1 11-7 28-7 32 0 12 11 17 20 17s17-7 21-12c2-5 7-23 9-33 3-11 9-36 12-50 4-12 7-24 9-37 7-22 7-24 17-40 18-28 44-58 87-58 30 0 31 24 31 37 0 33-23 93-31 116-6 16-7 21-7 30 0 28 23 47 51 47 54 0 77-75 77-84 0-7-7-7-9-7-7 0-7 3-8 10-15 43-37 66-59 66-12 0-14-7-14-20 0-12 4-19 13-44 7-17 30-74 30-105 0-9 0-32-22-48-8-7-24-14-51-14-47 0-77 32-95 55-5-46-44-55-70-55-46 0-76 28-92 49-5-37-37-49-59-49-23 0-36 18-43 30-12 19-19 51-19 53 0 7 7 7 9 7 9 0 9-2 12-16 9-32 19-58 41-58 14 0 17 10 17 26 0 11-5 30-9 46-3 14-8 37-12 48l-18 70c-1 7-5 21-5 23 0 12 11 17 20 17 8 0 17-7 21-12 1-5 7-23 8-33 4-11 9-36 13-50 3-12 7-24 9-37 7-22 7-26 22-49 16-21 41-49 81-49 32 0 34 26 34 37 0 14-2 21-11 51z">
            <text:p/>
          </draw:path>
          <draw:path draw:style-name="gr3" draw:text-style-name="P9" draw:layer="layout" svg:width="0.472cm" svg:height="0.032cm" svg:x="12.34cm" svg:y="7.205cm" svg:viewBox="0 0 473 33" svg:d="M447 33c12 0 26 0 26-17 0-16-14-16-26-16h-421c-12 0-26 0-26 16 0 17 14 17 26 17z">
            <text:p/>
          </draw:path>
          <draw:path draw:style-name="gr3" draw:text-style-name="P9" draw:layer="layout" svg:width="0.634cm" svg:height="0.351cm" svg:x="13.073cm" svg:y="7.071cm" svg:viewBox="0 0 635 352" svg:d="M46 297c-2 13-7 30-7 34 0 14 10 21 23 21 8 0 22-7 28-21 2-2 10-39 14-58l17-71c6-15 9-33 15-51 1-14 8-37 8-38 13-25 53-95 127-95 35 0 42 28 42 54 0 20-5 41-12 64l-21 89-16 60c-3 16-11 42-11 46 0 14 13 21 23 21 25 0 30-19 36-44 10-44 40-157 45-188 4-9 44-102 129-102 33 0 42 26 42 54 0 44-32 132-47 174-8 18-11 27-11 43 0 37 26 63 63 63 73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24cm" svg:height="0.36cm" svg:x="13.763cm" svg:y="6.73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6cm" svg:height="0.351cm" svg:x="14.099cm" svg:y="7.07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497cm" svg:height="0.245cm" svg:x="14.544cm" svg:y="6.856cm" svg:viewBox="0 0 498 246" svg:d="M209 197c-1 11-7 28-7 32 0 12 11 17 20 17s17-7 21-12c2-5 7-23 9-33 3-11 9-36 12-50 4-12 7-24 9-37 7-22 7-24 17-40 18-28 44-58 87-58 30 0 31 24 31 37 0 33-23 93-31 116-6 16-7 21-7 30 0 28 23 47 51 47 54 0 77-75 77-84 0-7-7-7-9-7-7 0-7 3-8 10-15 43-37 66-59 66-12 0-14-7-14-20 0-12 4-19 13-44 7-17 30-74 30-105 0-9 0-32-22-48-8-7-24-14-51-14-47 0-77 32-95 55-5-46-44-55-70-55-46 0-76 28-92 49-5-37-37-49-59-49-23 0-36 18-43 30-12 19-19 51-19 53 0 7 7 7 9 7 9 0 9-2 12-16 9-32 19-58 41-58 14 0 17 10 17 26 0 11-5 30-9 46-3 14-8 37-12 48l-18 70c-1 7-5 21-5 23 0 12 11 17 20 17 8 0 17-7 21-12 1-5 7-23 8-33 4-11 9-36 13-50 3-12 7-24 9-37 7-22 7-26 22-49 16-21 41-49 81-49 32 0 34 26 34 37 0 14-2 21-11 51z">
            <text:p/>
          </draw:path>
          <draw:path draw:style-name="gr3" draw:text-style-name="P9" draw:layer="layout" svg:width="0.515cm" svg:height="0.516cm" svg:x="15.32cm" svg:y="6.96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634cm" svg:height="0.351cm" svg:x="16.074cm" svg:y="7.071cm" svg:viewBox="0 0 635 352" svg:d="M46 297c-2 13-7 30-7 34 0 14 10 21 23 21 8 0 22-7 28-21 2-2 10-39 14-58l17-71c6-15 9-33 15-51 1-14 8-37 8-38 13-25 53-95 127-95 35 0 42 28 42 54 0 20-5 41-12 64l-21 89-16 60c-3 16-11 42-11 46 0 14 13 21 23 21 25 0 30-19 36-44 10-44 40-157 45-188 4-9 44-102 129-102 33 0 42 26 42 54 0 44-32 132-47 174-8 18-11 27-11 43 0 37 26 63 63 63 73 0 102-113 102-120s-7-7-10-7c-7 0-7 2-11 14-12 41-37 95-79 95-14 0-19-7-19-24 0-20 7-39 14-57 16-40 47-126 47-170 0-50-30-83-88-83-60 0-98 33-126 76-2-11-4-37-25-57-19-15-46-19-65-19-69 0-108 49-120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16.752cm" svg:y="7.07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97cm" svg:height="0.245cm" svg:x="17.197cm" svg:y="6.856cm" svg:viewBox="0 0 498 246" svg:d="M209 197c-1 11-7 28-7 32 0 12 11 17 20 17s17-7 21-12c2-5 7-23 9-33 3-11 9-36 12-50 4-12 7-24 9-37 7-22 7-24 17-40 18-28 44-58 87-58 30 0 31 24 31 37 0 33-23 93-31 116-6 16-7 21-7 30 0 28 23 47 51 47 54 0 77-75 77-84 0-7-7-7-9-7-7 0-7 3-8 10-15 43-37 66-59 66-12 0-14-7-14-20 0-12 4-19 13-44 7-17 30-74 30-105 0-9 0-32-22-48-8-7-24-14-51-14-47 0-77 32-95 55-5-46-44-55-70-55-46 0-76 28-92 49-5-37-37-49-59-49-23 0-36 18-43 30-12 19-19 51-19 53 0 7 7 7 9 7 9 0 9-2 12-16 9-32 19-58 41-58 14 0 17 10 17 26 0 11-5 30-9 46-3 14-8 37-12 48l-18 70c-1 7-5 21-5 23 0 12 11 17 20 17 8 0 17-7 21-12 1-5 7-23 8-33 4-11 9-36 13-50 3-12 7-24 9-37 7-22 7-26 22-49 16-21 41-49 81-49 32 0 34 26 34 37 0 14-2 21-11 51z">
            <text:p/>
          </draw:path>
        </draw:g>
        <draw:g>
          <svg:title>TexMaths</svg:title>
          <svg:desc>22§display§.\ .\ .\  \ \ [ \ \text { From (2) and (3)}\ ]§svg§600§FALSE§</svg:desc>
          <draw:polygon draw:style-name="gr2" draw:text-style-name="P8" draw:layer="layout" svg:width="8.736cm" svg:height="0.696cm" svg:x="18.104cm" svg:y="5.367cm" svg:viewBox="0 0 8737 697" draw:points="4369,697 0,697 0,0 8737,0 8737,697">
            <text:p/>
          </draw:polygon>
          <draw:path draw:style-name="gr3" draw:text-style-name="P9" draw:layer="layout" svg:width="0.083cm" svg:height="0.083cm" svg:x="18.132cm" svg:y="5.826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8.604cm" svg:y="5.826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077cm" svg:y="5.826cm" svg:viewBox="0 0 84 84" svg:d="M84 42c0-23-19-42-42-42s-42 19-42 42 19 42 42 42 42-19 42-42z">
            <text:p/>
          </draw:path>
          <draw:polygon draw:style-name="gr3" draw:text-style-name="P9" draw:layer="layout" svg:width="0.106cm" svg:height="0.773cm" svg:x="20.089cm" svg:y="5.328cm" svg:viewBox="0 0 107 774" draw:points="107,774 107,744 32,744 32,32 107,32 107,0 0,0 0,774">
            <text:p/>
          </draw:polygon>
          <draw:path draw:style-name="gr3" draw:text-style-name="P9" draw:layer="layout" svg:width="0.446cm" svg:height="0.527cm" svg:x="20.755cm" svg:y="5.383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261cm" svg:height="0.342cm" svg:x="21.191cm" svg:y="5.565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21.494cm" svg:y="5.562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604cm" svg:height="0.342cm" svg:x="21.883cm" svg:y="5.565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22.837cm" svg:y="5.3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23.099cm" svg:y="5.39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23.492cm" svg:y="5.3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49cm" svg:height="0.356cm" svg:x="24.039cm" svg:y="5.56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39cm" svg:height="0.342cm" svg:x="24.418cm" svg:y="5.565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9" draw:layer="layout" svg:width="0.383cm" svg:height="0.546cm" svg:x="24.849cm" svg:y="5.372cm" svg:viewBox="0 0 384 547" svg:d="M269 496v51l115-9v-24c-55 0-62-6-62-43v-471l-111 9v24c53 0 60 6 60 43v167c-23-27-56-48-99-48-91 0-172 76-172 176 0 99 76 176 165 176 50 0 85-26 104-51zM269 288v159c0 14 0 16-9 28-22 37-58 54-91 54-35 0-63-19-83-49-19-31-21-75-21-107 0-30 0-76 23-111 18-25 46-49 88-49 28 0 60 10 84 46 9 14 9 15 9 29z">
            <text:p/>
          </draw:path>
          <draw:path draw:style-name="gr3" draw:text-style-name="P9" draw:layer="layout" svg:width="0.18cm" svg:height="0.773cm" svg:x="25.586cm" svg:y="5.32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21cm" svg:height="0.532cm" svg:x="25.843cm" svg:y="5.393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26.241cm" svg:y="5.32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9" draw:layer="layout" svg:width="0.106cm" svg:height="0.773cm" svg:x="26.773cm" svg:y="5.328cm" svg:viewBox="0 0 107 774" draw:points="107,0 0,0 0,32 76,32 76,744 0,744 0,774 107,774">
            <text:p/>
          </draw:polygon>
        </draw:g>
        <draw:g>
          <svg:title>TexMaths</svg:title>
          <svg:desc>22§display§.\ .\ .\  \ \ [ \ \text { From (1) }\ ]§svg§600§FALSE§</svg:desc>
          <draw:polygon draw:style-name="gr2" draw:text-style-name="P8" draw:layer="layout" svg:width="6.245cm" svg:height="0.696cm" svg:x="18.105cm" svg:y="6.768cm" svg:viewBox="0 0 6246 697" draw:points="3122,697 0,697 0,0 6246,0 6246,697">
            <text:p/>
          </draw:polygon>
          <draw:path draw:style-name="gr3" draw:text-style-name="P9" draw:layer="layout" svg:width="0.083cm" svg:height="0.083cm" svg:x="18.133cm" svg:y="7.22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8.605cm" svg:y="7.22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9.078cm" svg:y="7.227cm" svg:viewBox="0 0 84 84" svg:d="M84 42c0-23-19-42-42-42s-42 19-42 42 19 42 42 42 42-19 42-42z">
            <text:p/>
          </draw:path>
          <draw:polygon draw:style-name="gr3" draw:text-style-name="P9" draw:layer="layout" svg:width="0.106cm" svg:height="0.773cm" svg:x="20.09cm" svg:y="6.729cm" svg:viewBox="0 0 107 774" draw:points="107,774 107,744 32,744 32,32 107,32 107,0 0,0 0,774">
            <text:p/>
          </draw:polygon>
          <draw:path draw:style-name="gr3" draw:text-style-name="P9" draw:layer="layout" svg:width="0.446cm" svg:height="0.527cm" svg:x="20.756cm" svg:y="6.784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261cm" svg:height="0.342cm" svg:x="21.192cm" svg:y="6.96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21.495cm" svg:y="6.96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604cm" svg:height="0.342cm" svg:x="21.884cm" svg:y="6.966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22.838cm" svg:y="6.72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23.132cm" svg:y="6.79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23.492cm" svg:y="6.72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9" draw:layer="layout" svg:width="0.106cm" svg:height="0.773cm" svg:x="24.283cm" svg:y="6.729cm" svg:viewBox="0 0 107 774" draw:points="107,0 0,0 0,32 76,32 76,744 0,744 0,774 107,774">
            <text:p/>
          </draw:polygon>
        </draw:g>
        <draw:g>
          <svg:title>TexMaths</svg:title>
          <svg:desc>22§display§= m^2 x^m - mx^m - m^2 x^m + mx^m§svg§600§FALSE§</svg:desc>
          <draw:polygon draw:style-name="gr2" draw:text-style-name="P8" draw:layer="layout" svg:width="11.035cm" svg:height="0.666cm" svg:x="7.008cm" svg:y="8.175cm" svg:viewBox="0 0 11036 667" draw:points="5517,667 0,667 0,0 11036,0 11036,667">
            <text:p/>
          </draw:polygon>
          <draw:path draw:style-name="gr3" draw:text-style-name="P9" draw:layer="layout" svg:width="0.515cm" svg:height="0.182cm" svg:x="7.013cm" svg:y="8.5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34cm" svg:height="0.351cm" svg:x="7.807cm" svg:y="8.472cm" svg:viewBox="0 0 635 352" svg:d="M46 297c-2 13-7 30-7 34 0 14 10 21 23 21 8 0 22-7 28-21 2-2 10-39 14-58l17-71c6-16 9-33 15-51 1-14 8-37 8-38 13-25 53-95 127-95 35 0 42 28 42 54 0 19-5 41-12 63l-21 90-16 60c-4 16-9 42-9 46 0 14 11 21 21 21 25 0 30-20 36-44 10-44 40-157 47-188 2-9 42-102 127-102 33 0 42 26 42 54 0 44-32 132-48 174-7 18-10 27-10 42 0 37 26 64 63 64 74 0 102-113 102-120s-7-7-8-7c-9 0-9 2-13 14-12 41-37 95-79 95-14 0-19-7-19-24 0-20 7-39 14-57 16-40 47-126 47-170 0-50-30-83-88-83s-98 33-126 76c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24cm" svg:height="0.36cm" svg:x="8.499cm" svg:y="8.13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86cm" svg:height="0.351cm" svg:x="8.833cm" svg:y="8.4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9" draw:layer="layout" svg:width="0.497cm" svg:height="0.245cm" svg:x="9.278cm" svg:y="8.257cm" svg:viewBox="0 0 498 246" svg:d="M209 197c-1 11-7 28-7 32 0 12 11 17 20 17s17-7 21-12c2-5 7-23 9-33 3-11 8-36 12-50 4-12 7-24 9-37 7-23 7-24 17-40 18-28 44-58 87-58 30 0 31 24 31 37 0 33-23 93-31 116-6 16-7 21-7 30 0 28 22 47 51 47 54 0 77-75 77-84 0-7-7-7-9-7-7 0-7 3-9 10-14 43-37 65-58 65-12 0-14-7-14-19s4-19 13-44c7-17 30-74 30-105 0-9 0-32-22-48-8-7-24-14-51-14-47 0-77 32-95 55-5-46-44-55-70-55-46 0-76 28-92 49-5-37-37-49-59-49-23 0-36 18-43 30-12 19-19 51-19 53 0 7 7 7 9 7 9 0 9-2 12-16 9-32 19-58 41-58 14 0 17 10 17 26 0 11-5 30-9 46-3 14-8 37-12 47l-18 71c-1 7-5 21-5 23 0 12 11 17 20 17 8 0 17-7 21-12 1-5 7-23 8-33 4-11 9-36 13-50 3-12 7-24 9-37 7-23 7-26 22-49 16-21 41-49 81-49 32 0 34 26 34 37 0 14-2 21-11 51z">
            <text:p/>
          </draw:path>
          <draw:path draw:style-name="gr3" draw:text-style-name="P9" draw:layer="layout" svg:width="0.472cm" svg:height="0.032cm" svg:x="10.075cm" svg:y="8.606cm" svg:viewBox="0 0 473 33" svg:d="M447 33c12 0 26 0 26-17 0-16-14-16-26-16h-421c-12 0-26 0-26 16 0 17 14 17 26 17z">
            <text:p/>
          </draw:path>
          <draw:path draw:style-name="gr3" draw:text-style-name="P9" draw:layer="layout" svg:width="0.634cm" svg:height="0.351cm" svg:x="10.808cm" svg:y="8.472cm" svg:viewBox="0 0 635 352" svg:d="M46 297c-2 13-7 30-7 34 0 14 10 21 23 21 8 0 22-7 28-21 2-2 10-39 14-58l17-71c6-16 9-33 15-51 1-14 8-37 8-38 13-25 53-95 127-95 35 0 42 28 42 54 0 19-5 41-12 63l-21 90-16 60c-4 16-9 42-9 46 0 14 11 21 21 21 25 0 30-20 36-44 10-44 40-157 47-188 2-9 42-102 127-102 33 0 42 26 42 54 0 44-32 132-48 174-7 18-10 27-10 42 0 37 26 64 63 64 74 0 102-113 102-120s-7-7-8-7c-9 0-9 2-13 14-12 41-37 95-79 95-14 0-19-7-19-24 0-20 7-39 14-57 16-40 47-126 47-170 0-50-30-83-88-83s-98 33-126 76c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11.487cm" svg:y="8.47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497cm" svg:height="0.245cm" svg:x="11.932cm" svg:y="8.257cm" svg:viewBox="0 0 498 246" svg:d="M209 197c-1 11-7 28-7 32 0 12 11 17 20 17s17-7 21-12c2-5 7-23 9-33 3-11 8-36 12-50 4-12 7-24 9-37 7-23 7-24 17-40 18-28 44-58 87-58 30 0 31 24 31 37 0 33-23 93-31 116-6 16-7 21-7 30 0 28 22 47 51 47 54 0 77-75 77-84 0-7-7-7-9-7-7 0-7 3-9 10-14 43-37 65-58 65-12 0-14-7-14-19s4-19 13-44c7-17 30-74 30-105 0-9 0-32-22-48-8-7-24-14-51-14-47 0-77 32-95 55-5-46-44-55-70-55-46 0-76 28-92 49-5-37-37-49-59-49-23 0-36 18-43 30-12 19-19 51-19 53 0 7 7 7 9 7 9 0 9-2 12-16 9-32 19-58 41-58 14 0 17 10 17 26 0 11-5 30-9 46-3 14-8 37-12 47l-18 71c-1 7-5 21-5 23 0 12 11 17 20 17 8 0 17-7 21-12 1-5 7-23 8-33 4-11 9-36 13-50 3-12 7-24 9-37 7-23 7-26 22-49 16-21 41-49 81-49 32 0 34 26 34 37 0 14-2 21-11 51z">
            <text:p/>
          </draw:path>
          <draw:path draw:style-name="gr3" draw:text-style-name="P9" draw:layer="layout" svg:width="0.472cm" svg:height="0.032cm" svg:x="12.729cm" svg:y="8.606cm" svg:viewBox="0 0 473 33" svg:d="M447 33c12 0 26 0 26-17 0-16-14-16-26-16h-421c-12 0-26 0-26 16 0 17 14 17 26 17z">
            <text:p/>
          </draw:path>
          <draw:path draw:style-name="gr3" draw:text-style-name="P9" draw:layer="layout" svg:width="0.634cm" svg:height="0.351cm" svg:x="13.462cm" svg:y="8.472cm" svg:viewBox="0 0 635 352" svg:d="M46 297c-2 13-7 30-7 34 0 14 10 21 23 21 8 0 22-7 28-21 2-2 10-39 14-58l17-71c6-16 9-33 15-51 1-14 8-37 8-38 13-25 53-95 127-95 35 0 42 28 42 54 0 19-5 41-12 63l-21 90-16 60c-4 16-11 42-11 46 0 14 13 21 23 21 25 0 30-20 36-44 10-44 40-157 45-188 4-9 44-102 129-102 33 0 42 26 42 54 0 44-32 132-48 174-7 18-10 27-10 42 0 37 26 64 63 64 72 0 102-113 102-120s-7-7-8-7c-9 0-9 2-13 14-12 41-37 95-79 95-14 0-19-7-19-24 0-20 7-39 14-57 16-40 47-126 47-170 0-50-30-83-88-83-60 0-98 33-126 76-2-11-4-37-25-57-19-15-44-19-65-19-69 0-108 49-120 67-3-44-37-67-72-67s-49 30-56 44c-14 28-25 74-25 76 0 7 7 7 9 7 9 0 9 0 14-18 12-54 28-91 56-91 13 0 25 5 25 35 0 16-4 24-12 65z">
            <text:p/>
          </draw:path>
          <draw:path draw:style-name="gr3" draw:text-style-name="P9" draw:layer="layout" svg:width="0.24cm" svg:height="0.36cm" svg:x="14.151cm" svg:y="8.13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86cm" svg:height="0.351cm" svg:x="14.486cm" svg:y="8.4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497cm" svg:height="0.245cm" svg:x="14.931cm" svg:y="8.257cm" svg:viewBox="0 0 498 246" svg:d="M209 197c-1 11-7 28-7 32 0 12 11 17 20 17s17-7 21-12c2-5 7-23 9-33 3-11 8-36 12-50 4-12 7-24 9-37 7-23 7-24 17-40 18-28 44-58 87-58 30 0 31 24 31 37 0 33-23 93-31 116-6 16-7 21-7 30 0 28 22 47 51 47 54 0 77-75 77-84 0-7-7-7-9-7-7 0-7 3-9 10-14 43-37 65-58 65-12 0-14-7-14-19s4-19 13-44c7-17 30-74 30-105 0-9 0-32-22-48-8-7-24-14-51-14-47 0-77 32-95 55-5-46-44-55-70-55-46 0-76 28-92 49-5-37-37-49-59-49-23 0-36 18-43 30-12 19-19 51-19 53 0 7 7 7 9 7 9 0 9-2 12-16 9-32 19-58 41-58 14 0 17 10 17 26 0 11-5 30-9 46-3 14-8 37-12 47l-18 71c-1 7-5 21-5 23 0 12 11 17 20 17 8 0 17-7 21-12 1-5 7-23 8-33 4-11 9-36 13-50 3-12 7-24 9-37 7-23 7-26 22-49 16-21 41-49 81-49 32 0 34 26 34 37 0 14-2 21-11 51z">
            <text:p/>
          </draw:path>
          <draw:path draw:style-name="gr3" draw:text-style-name="P9" draw:layer="layout" svg:width="0.515cm" svg:height="0.516cm" svg:x="15.709cm" svg:y="8.36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634cm" svg:height="0.351cm" svg:x="16.46cm" svg:y="8.472cm" svg:viewBox="0 0 635 352" svg:d="M46 297c-2 13-7 30-7 34 0 14 10 21 23 21 8 0 22-7 28-21 2-2 10-39 14-58l17-71c6-16 9-33 15-51 1-14 8-37 8-38 13-25 53-95 127-95 35 0 42 28 42 54 0 19-5 41-12 63l-21 90-16 60c-4 16-11 42-11 46 0 14 13 21 23 21 25 0 30-20 36-44 10-44 40-157 45-188 4-9 44-102 129-102 33 0 42 26 42 54 0 44-32 132-48 174-7 18-10 27-10 42 0 37 26 64 63 64 72 0 102-113 102-120s-7-7-10-7c-7 0-7 2-11 14-12 41-37 95-79 95-14 0-19-7-19-24 0-20 7-39 14-57 16-40 47-126 47-170 0-50-30-83-88-83-60 0-98 33-126 76-2-11-4-37-25-57-19-15-46-19-65-19-69 0-108 49-120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17.14cm" svg:y="8.4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497cm" svg:height="0.245cm" svg:x="17.585cm" svg:y="8.257cm" svg:viewBox="0 0 498 246" svg:d="M209 197c-1 11-7 28-7 32 0 12 11 17 20 17s17-7 21-12c2-5 7-23 9-33 3-11 8-36 12-50 4-12 7-24 9-37 7-23 7-24 17-40 18-28 44-58 87-58 30 0 31 24 31 37 0 33-23 93-31 116-6 16-7 21-7 30 0 28 22 47 51 47 54 0 77-75 77-84 0-7-7-7-9-7-7 0-7 3-9 10-14 43-37 65-58 65-12 0-14-7-14-19s4-19 13-44c7-17 30-74 30-105 0-9 0-32-22-48-8-7-24-14-51-14-47 0-77 32-95 55-5-46-44-55-70-55-46 0-76 28-92 49-5-37-37-49-59-49-23 0-36 18-43 30-12 19-19 51-19 53 0 7 7 7 9 7 9 0 9-2 12-16 9-32 19-58 41-58 14 0 17 10 17 26 0 11-5 30-9 46-3 14-8 37-12 47l-18 71c-1 7-5 21-5 23 0 12 11 17 20 17 8 0 17-7 21-12 1-5 7-23 8-33 4-11 9-36 13-50 3-12 7-24 9-37 7-23 7-26 22-49 16-21 41-49 81-49 32 0 34 26 34 37 0 14-2 21-11 51z">
            <text:p/>
          </draw:path>
        </draw:g>
        <draw:g>
          <svg:title>TexMaths</svg:title>
          <svg:desc>22§display§= 0§svg§600§FALSE§</svg:desc>
          <draw:polygon draw:style-name="gr2" draw:text-style-name="P8" draw:layer="layout" svg:width="1.095cm" svg:height="0.454cm" svg:x="7.01cm" svg:y="9.575cm" svg:viewBox="0 0 1096 455" draw:points="547,455 0,455 0,0 1096,0 1096,455">
            <text:p/>
          </draw:polygon>
          <draw:path draw:style-name="gr3" draw:text-style-name="P9" draw:layer="layout" svg:width="0.515cm" svg:height="0.182cm" svg:x="7.015cm" svg:y="9.7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1cm" svg:x="7.818cm" svg:y="9.536cm" svg:viewBox="0 0 327 532" svg:d="M327 269c0-64-3-125-31-183-36-74-99-86-132-86-46 0-104 19-136 91-24 55-28 114-28 178 0 58 4 126 35 186 34 61 90 77 129 77 42 0 100-16 135-90 25-52 28-114 28-173zM164 516c-30 0-78-19-90-95-9-45-9-117-9-163 0-49 0-100 5-142 16-91 74-98 94-98 24 0 75 14 91 89 7 44 7 102 7 151 0 58 0 111-9 160-10 74-54 98-89 98z">
            <text:p/>
          </draw:path>
        </draw:g>
        <draw:g>
          <svg:title>TexMaths</svg:title>
          <svg:desc>22§display§= \text {R. H. S.}§svg§600§FALSE§</svg:desc>
          <draw:polygon draw:style-name="gr2" draw:text-style-name="P8" draw:layer="layout" svg:width="3.412cm" svg:height="0.485cm" svg:x="7.012cm" svg:y="10.776cm" svg:viewBox="0 0 3413 486" draw:points="1706,486 0,486 0,0 3413,0 3413,486">
            <text:p/>
          </draw:polygon>
          <draw:path draw:style-name="gr3" draw:text-style-name="P9" draw:layer="layout" svg:width="0.515cm" svg:height="0.182cm" svg:x="7.017cm" svg:y="10.9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539cm" svg:height="0.546cm" svg:x="7.816cm" svg:y="10.755cm" svg:viewBox="0 0 540 547" svg:d="M146 255v-200c0-18 0-27 18-29 7-1 30-1 45-1 71 0 157 1 157 114 0 55-19 116-134 116zM310 266c76-18 135-65 135-127 0-74-88-139-202-139h-243v25h19c60 0 60 8 60 35v410c0 28 0 35-60 35h-19v25c28-2 83-2 113-2 31 0 86 0 114 2v-25h-19c-60 0-62-7-62-35v-197h90c12 0 46 0 72 26 30 28 30 53 30 104s0 81 32 111c31 28 74 33 96 33 62 0 74-63 74-86 0-3 0-12-10-12-7 0-7 7-9 12-3 55-32 69-51 69-37 0-44-39-55-111l-10-63c-14-50-51-74-95-90z">
            <text:p/>
          </draw:path>
          <draw:path draw:style-name="gr3" draw:text-style-name="P9" draw:layer="layout" svg:width="0.083cm" svg:height="0.083cm" svg:x="8.426cm" svg:y="11.2cm" svg:viewBox="0 0 84 84" svg:d="M84 42c0-23-19-42-42-42s-42 19-42 42 19 42 42 42 42-19 42-42z">
            <text:p/>
          </draw:path>
          <draw:path draw:style-name="gr3" draw:text-style-name="P9" draw:layer="layout" svg:width="0.529cm" svg:height="0.529cm" svg:x="8.857cm" svg:y="10.755cm" svg:viewBox="0 0 530 530" svg:d="M451 60c0-27 1-35 59-35h20v-25c-27 2-85 2-115 2-29 0-88 0-114-2v25h19c60 0 60 8 60 35v183h-230v-183c0-27 1-35 59-35h20v-25c-27 2-85 2-115 2-28 0-88 0-114-2v25h19c60 0 60 8 60 35v410c0 28 0 35-60 35h-19v25c26-2 84-2 114-2s88 0 115 2v-25h-20c-58 0-59-7-59-35v-204h230v204c0 28 0 35-60 35h-19v25c26-2 85-2 114-2 30 0 88 0 115 2v-25h-20c-58 0-59-7-59-35z">
            <text:p/>
          </draw:path>
          <draw:path draw:style-name="gr3" draw:text-style-name="P9" draw:layer="layout" svg:width="0.083cm" svg:height="0.083cm" svg:x="9.478cm" svg:y="11.2cm" svg:viewBox="0 0 84 84" svg:d="M84 42c0-23-19-42-42-42s-42 19-42 42 19 42 42 42 42-19 42-42z">
            <text:p/>
          </draw:path>
          <draw:path draw:style-name="gr3" draw:text-style-name="P9" draw:layer="layout" svg:width="0.344cm" svg:height="0.562cm" svg:x="9.927cm" svg:y="10.737cm" svg:viewBox="0 0 345 563" svg:d="M227 246l-98-24c-50-13-80-53-80-99 0-54 43-102 104-102 129 0 146 129 152 162 0 5 0 11 8 11 11 0 11-4 11-20v-155c0-14 0-19-9-19-5 0-7 0-12 11l-27 44c-24-23-56-55-125-55-86 0-151 69-151 150 0 65 40 121 102 142 9 4 48 13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9" draw:layer="layout" svg:width="0.083cm" svg:height="0.083cm" svg:x="10.38cm" svg:y="11.2cm" svg:viewBox="0 0 84 84" svg:d="M84 42c0-23-19-42-42-42s-42 19-42 42 19 42 42 42 42-19 42-42z">
            <text:p/>
          </draw:path>
        </draw:g>
        <draw:g>
          <svg:title>TexMaths</svg:title>
          <svg:desc>22§display§x^2 \frac{d^2y}{dx^2} - mx \frac{dy}{dx} +  my = 0§svg§600§FALSE§</svg:desc>
          <draw:polygon draw:style-name="gr2" draw:text-style-name="P8" draw:layer="layout" svg:width="8.601cm" svg:height="1.625cm" svg:x="4.022cm" svg:y="13.071cm" svg:viewBox="0 0 8602 1626" draw:points="4301,1626 0,1626 0,0 8602,0 8602,1626">
            <text:p/>
          </draw:polygon>
          <draw:path draw:style-name="gr3" draw:text-style-name="P9" draw:layer="layout" svg:width="0.386cm" svg:height="0.351cm" svg:x="4.006cm" svg:y="13.8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458cm" svg:y="13.516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4.912cm" svg:y="13.13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24cm" svg:height="0.36cm" svg:x="5.319cm" svg:y="13.03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8cm" svg:height="0.5cm" svg:x="5.653cm" svg:y="13.329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192cm" svg:height="0.032cm" svg:x="4.865cm" svg:y="13.986cm" svg:viewBox="0 0 1193 33" draw:points="597,33 0,33 0,0 1193,0 1193,33">
            <text:p/>
          </draw:polygon>
          <draw:path draw:style-name="gr3" draw:text-style-name="P9" draw:layer="layout" svg:width="0.369cm" svg:height="0.546cm" svg:x="4.895cm" svg:y="14.18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5.289cm" svg:y="14.3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5.743cm" svg:y="14.14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6.385cm" svg:y="13.986cm" svg:viewBox="0 0 473 33" svg:d="M447 33c12 0 26 0 26-17 0-16-14-16-26-16h-421c-12 0-26 0-26 16 0 17 14 17 26 17z">
            <text:p/>
          </draw:path>
          <draw:path draw:style-name="gr3" draw:text-style-name="P9" draw:layer="layout" svg:width="0.634cm" svg:height="0.351cm" svg:x="7.116cm" svg:y="13.854cm" svg:viewBox="0 0 635 352" svg:d="M46 297c-2 13-7 30-7 34 0 14 10 21 23 21 8 0 22-7 28-21 2-2 10-39 14-58l17-71c6-16 9-33 15-51 1-14 8-37 8-38 13-25 53-95 127-95 35 0 42 28 42 54 0 19-5 41-12 63l-21 90-16 60c-4 16-9 42-9 46 0 14 11 21 21 21 25 0 30-19 36-44 10-44 40-157 47-188 2-9 42-102 127-102 33 0 42 26 42 54 0 44-32 132-48 174-7 18-10 27-10 43 0 36 26 63 63 63 74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86cm" svg:height="0.351cm" svg:x="7.795cm" svg:y="13.8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369cm" svg:height="0.546cm" svg:x="8.355cm" svg:y="13.13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58cm" svg:height="0.5cm" svg:x="8.749cm" svg:y="13.329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46cm" svg:height="0.032cm" svg:x="8.307cm" svg:y="13.986cm" svg:viewBox="0 0 847 33" draw:points="422,33 0,33 0,0 847,0 847,33">
            <text:p/>
          </draw:polygon>
          <draw:path draw:style-name="gr3" draw:text-style-name="P9" draw:layer="layout" svg:width="0.369cm" svg:height="0.546cm" svg:x="8.339cm" svg:y="14.18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8.731cm" svg:y="14.3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516cm" svg:x="9.46cm" svg:y="13.74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634cm" svg:height="0.351cm" svg:x="10.211cm" svg:y="13.854cm" svg:viewBox="0 0 635 352" svg:d="M46 297c-2 13-7 30-7 34 0 14 10 21 23 21 8 0 22-7 28-21 2-2 10-39 14-58l17-71c6-16 9-33 15-51 1-14 8-37 8-38 13-25 53-95 127-95 35 0 42 28 42 54 0 19-5 41-12 63l-21 90-16 60c-4 16-9 42-9 46 0 14 11 21 21 21 25 0 30-19 36-44 10-44 40-157 47-188 2-9 42-102 127-102 33 0 42 26 42 54 0 44-32 132-48 174-7 18-10 27-10 43 0 36 26 63 63 63 74 0 102-113 102-120s-7-7-8-7c-9 0-9 2-13 14-12 41-37 95-79 95-14 0-19-7-19-24 0-20 7-39 14-57 16-40 47-126 47-170 0-50-30-83-88-83-60 0-98 33-126 76-2-11-4-37-25-57-19-15-44-19-63-19-71 0-110 49-122 67-3-44-37-67-72-67s-49 30-56 44c-14 28-25 74-25 76 0 7 7 7 9 7 9 0 9 0 14-18 12-54 28-91 56-91 13 0 25 5 25 35 0 16-4 24-12 65z">
            <text:p/>
          </draw:path>
          <draw:path draw:style-name="gr3" draw:text-style-name="P9" draw:layer="layout" svg:width="0.358cm" svg:height="0.5cm" svg:x="10.891cm" svg:y="13.854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515cm" svg:height="0.182cm" svg:x="11.533cm" svg:y="13.91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2.336cm" svg:y="13.679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draw:frame presentation:style-name="pr6" draw:text-style-name="P12" draw:layer="layout" svg:width="25.199cm" svg:height="1.6cm" svg:x="1.398cm" svg:y="0.4cm" presentation:class="title" presentation:user-transformed="true">
          <draw:text-box>
            <text:p><text:span text:style-name="T16">Examples</text:span></text:p>
          </draw:text-box>
        </draw:frame>
        <draw:frame presentation:style-name="pr9" draw:text-style-name="P7" draw:layer="layout" svg:width="26.6cm" svg:height="12.4cm" svg:x="0.8cm" svg:y="2.4cm" presentation:class="subtitle" presentation:user-transformed="true">
          <draw:text-box>
            <text:p text:style-name="P6"><text:span text:style-name="T17"><text:tab/></text:span></text:p>
          </draw:text-box>
        </draw:frame>
        <draw:g>
          <svg:title>TexMaths</svg:title>
          <svg:desc>24§display§(2) \text { Solve the following differential equstions}§svg§600§FALSE§</svg:desc>
          <draw:polygon draw:style-name="gr2" draw:text-style-name="P8" draw:layer="layout" svg:width="16.088cm" svg:height="0.76cm" svg:x="1.786cm" svg:y="2.442cm" svg:viewBox="0 0 16089 761" draw:points="8044,761 0,761 0,0 16089,0 16089,761">
            <text:p/>
          </draw:polygon>
          <draw:path draw:style-name="gr3" draw:text-style-name="P9" draw:layer="layout" svg:width="0.197cm" svg:height="0.844cm" svg:x="1.826cm" svg:y="2.4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9" draw:layer="layout" svg:width="0.337cm" svg:height="0.564cm" svg:x="2.114cm" svg:y="2.47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9" draw:layer="layout" svg:width="0.197cm" svg:height="0.844cm" svg:x="2.542cm" svg:y="2.4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9" draw:layer="layout" svg:width="0.375cm" svg:height="0.614cm" svg:x="3.149cm" svg:y="2.438cm" svg:viewBox="0 0 376 615" svg:d="M248 269l-108-27c-54-13-86-58-86-108 0-59 46-111 113-111 140 0 159 140 165 177 0 5 0 11 10 11 11 0 11-4 11-21v-169c0-15 0-21-9-21-6 0-8 0-14 12l-29 48c-25-25-61-60-136-60-94 0-165 75-165 163 0 71 44 133 111 156 10 4 52 13 112 29 23 5 48 11 73 42 17 23 25 50 25 79 0 59-43 121-114 121-25 0-88-4-134-47-48-46-52-99-52-130 0-8-8-8-9-8-12 0-12 6-12 21v169c0 14 0 20 10 20 5 0 5 0 11-10 0-2 4-4 31-48 27 29 80 58 157 58 98 0 167-83 167-175 0-85-57-154-128-171z">
            <text:p/>
          </draw:path>
          <draw:path draw:style-name="gr3" draw:text-style-name="P9" draw:layer="layout" svg:width="0.375cm" svg:height="0.389cm" svg:x="3.595cm" svg:y="2.65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189cm" svg:height="0.587cm" svg:x="4.021cm" svg:y="2.448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414cm" svg:height="0.373cm" svg:x="4.243cm" svg:y="2.669cm" svg:viewBox="0 0 415 374" svg:d="M336 83c8-20 23-56 79-56v-27c-19 2-44 2-64 2-21 0-59-2-75-2v27c33 0 43 19 43 36 0 8-2 10-6 20l-86 217-96-237c-4-11-4-13-4-15 0-21 32-21 48-21v-27c-25 0-73 2-92 2-23 0-58 0-83-2v27c54 0 58 4 67 31l123 301c6 12 6 15 17 15 12 0 16-7 18-15z">
            <text:p/>
          </draw:path>
          <draw:path draw:style-name="gr3" draw:text-style-name="P9" draw:layer="layout" svg:width="0.327cm" svg:height="0.389cm" svg:x="4.674cm" svg:y="2.65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66cm" svg:height="0.529cm" svg:x="5.321cm" svg:y="2.51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425cm" svg:height="0.587cm" svg:x="5.66cm" svg:y="2.448cm" svg:viewBox="0 0 426 588" svg:d="M65 522c0 39-7 39-65 39v27c29-2 73-2 96-2 21 0 65 0 94 2v-27c-56 0-65 0-65-39v-155c0-89 59-135 113-135s63 46 63 94v196c0 39-9 39-65 39v27c29-2 73-2 96-2 21 0 65 0 94 2v-27c-44 0-65 0-65-25v-162c0-72 0-99-27-130-11-14-40-31-88-31-73 0-110 52-123 83v-296l-123 10v26c60 0 65 6 65 47z">
            <text:p/>
          </draw:path>
          <draw:path draw:style-name="gr3" draw:text-style-name="P9" draw:layer="layout" svg:width="0.327cm" svg:height="0.389cm" svg:x="6.125cm" svg:y="2.65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74cm" svg:height="0.596cm" svg:x="6.785cm" svg:y="2.438cm" svg:viewBox="0 0 275 597" svg:d="M121 232v-98c0-74 40-115 79-115 2 0 13 0 27 6-10 4-25 13-25 35 0 19 13 36 36 36 25 0 37-17 37-36 0-31-31-60-75-60-60 0-133 44-133 134v98h-67v25h67v275c0 38-9 38-67 38v27c35-2 73-4 98-4 34 0 73 0 107 4v-27h-17c-63 0-65-9-65-40v-273h98v-25z">
            <text:p/>
          </draw:path>
          <draw:path draw:style-name="gr3" draw:text-style-name="P9" draw:layer="layout" svg:width="0.375cm" svg:height="0.389cm" svg:x="7.039cm" svg:y="2.65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189cm" svg:height="0.587cm" svg:x="7.465cm" svg:y="2.448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189cm" svg:height="0.587cm" svg:x="7.699cm" svg:y="2.448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75cm" svg:height="0.389cm" svg:x="7.93cm" svg:y="2.655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9" draw:layer="layout" svg:width="0.579cm" svg:height="0.373cm" svg:x="8.319cm" svg:y="2.669cm" svg:viewBox="0 0 580 374" svg:d="M509 81c15-43 42-54 71-54v-27c-19 2-44 2-62 2-25 0-63-2-78-2v27c30 0 48 15 48 40 0 6 0 6-4 18l-77 217-84-237c-2-9-4-11-4-15 0-23 32-23 50-23v-27c-25 0-68 2-89 2-25 0-50 0-75-2v27c31 0 45 2 54 11 4 6 14 31 19 48l-73 204-80-225c-4-11-4-13-4-15 0-23 33-23 50-23v-27c-25 0-73 2-92 2-4 0-48 0-79-2v27c42 0 52 2 63 29l106 299c4 14 8 19 17 19 12 0 14-3 18-17l86-240 86 242c2 10 6 15 18 15 9 0 13-7 15-15z">
            <text:p/>
          </draw:path>
          <draw:path draw:style-name="gr3" draw:text-style-name="P9" draw:layer="layout" svg:width="0.181cm" svg:height="0.566cm" svg:x="8.942cm" svg:y="2.46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425cm" svg:height="0.373cm" svg:x="9.174cm" svg:y="2.65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387cm" svg:height="0.558cm" svg:x="9.64cm" svg:y="2.65cm" svg:viewBox="0 0 388 559" svg:d="M165 238c-75 0-75-84-75-104 0-23 2-49 14-71 7-11 27-34 61-34 73 0 73 84 73 104 0 23 0 49-13 71-8 11-27 34-60 34zM65 271c0-4 0-23 16-41 32 25 67 27 84 27 79 0 136-57 136-123 0-32-13-63-34-82 31-29 61-33 77-33 2 0 5 0 7 0-9 4-13 14-13 23 0 16 11 25 25 25 8 0 25-6 25-25 0-15-12-42-44-42-18 0-54 6-91 40-34-28-71-30-88-30-79 0-138 57-138 123 0 38 19 69 40 88-11 11-27 40-27 69 0 27 12 60 39 75-52 15-79 52-79 86 0 60 84 108 188 108 100 0 188-44 188-110 0-30-13-73-55-98-46-23-94-23-146-23-21 0-58 0-64 0-27-3-46-30-46-57zM188 538c-86 0-144-43-144-87 0-40 33-71 69-73h50c73 0 169 0 169 73 0 44-61 87-144 87z">
            <text:p/>
          </draw:path>
          <draw:path draw:style-name="gr3" draw:text-style-name="P9" draw:layer="layout" svg:width="0.418cm" svg:height="0.596cm" svg:x="10.347cm" svg:y="2.448cm" svg:viewBox="0 0 419 597" svg:d="M294 542v55l125-9v-27c-60 0-68-6-68-46v-515l-121 10v26c58 0 66 6 66 47v182c-25-29-62-52-108-52-100 0-188 83-188 192 0 108 83 192 180 192 54 0 93-29 114-55zM294 315v173c0 15 0 17-10 31-25 40-63 59-100 59-38 0-69-21-90-54-21-34-23-82-23-117 0-33 2-82 25-121 19-27 50-54 96-54 31 0 65 12 92 50 10 16 10 18 10 33z">
            <text:p/>
          </draw:path>
          <draw:path draw:style-name="gr3" draw:text-style-name="P9" draw:layer="layout" svg:width="0.181cm" svg:height="0.566cm" svg:x="10.815cm" svg:y="2.46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508cm" svg:height="0.596cm" svg:x="11.044cm" svg:y="2.438cm" svg:viewBox="0 0 509 597" svg:d="M357 257h96v-25h-100v-98c0-76 41-115 79-115 4 0 15 0 29 6-10 4-25 13-25 35 0 19 13 36 36 36s37-17 37-36c0-31-29-60-77-60-50 0-88 33-92 36-25-32-71-36-94-36-81 0-179 44-179 136v96h-67v25h67v275c0 38-9 38-67 38v27c29-2 73-4 94-4s63 2 94 4v-27c-56 0-65 0-65-38v-275h178v275c0 38-9 38-67 38v27c33-2 73-4 96-4 35 0 75 0 108 4v-27h-18c-61 0-63-9-63-40zM121 232v-96c0-82 69-117 123-117 42 0 65 16 67 16v1c-15 0-33 12-33 35 0 6 2 27 25 35-2 11-2 19-2 28v98z">
            <text:p/>
          </draw:path>
          <draw:path draw:style-name="gr3" draw:text-style-name="P9" draw:layer="layout" svg:width="0.327cm" svg:height="0.389cm" svg:x="11.537cm" svg:y="2.65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285cm" svg:height="0.373cm" svg:x="11.912cm" svg:y="2.659cm" svg:viewBox="0 0 286 374" svg:d="M117 94v-94l-117 10v26c60 0 65 6 65 47v228c0 37-7 37-65 37v26c33 0 73-1 96-1 35 0 75 0 109 1v-26h-19c-61 0-63-8-63-39v-130c0-85 34-160 100-160 5 0 7 0 9 0-4 2-19 12-19 33 0 25 17 36 37 36 15 0 36-9 36-36s-27-52-63-52c-62 0-92 58-106 94z">
            <text:p/>
          </draw:path>
          <draw:path draw:style-name="gr3" draw:text-style-name="P9" draw:layer="layout" svg:width="0.327cm" svg:height="0.389cm" svg:x="12.242cm" svg:y="2.65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25cm" svg:height="0.373cm" svg:x="12.622cm" svg:y="2.65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66cm" svg:height="0.529cm" svg:x="13.056cm" svg:y="2.51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181cm" svg:height="0.566cm" svg:x="13.396cm" svg:y="2.46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81cm" svg:height="0.389cm" svg:x="13.638cm" svg:y="2.655cm" svg:viewBox="0 0 382 390" svg:d="M246 315c4 35 27 69 67 69 17 0 69-11 69-81v-46h-21v46c0 50-21 56-31 56-27 0-30-38-30-42v-171c0-35 0-67-31-100-33-33-75-46-115-46-71 0-129 40-129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9" draw:layer="layout" svg:width="0.189cm" svg:height="0.587cm" svg:x="14.05cm" svg:y="2.448cm" svg:viewBox="0 0 190 588" svg:d="M123 0l-123 10v26c60 0 67 6 67 47v439c0 39-9 39-67 39v27c29-2 73-2 94-2s63 0 96 2v-27c-58 0-67 0-67-39z">
            <text:p/>
          </draw:path>
          <draw:path draw:style-name="gr3" draw:text-style-name="P9" draw:layer="layout" svg:width="0.327cm" svg:height="0.389cm" svg:x="14.563cm" svg:y="2.65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9" draw:layer="layout" svg:width="0.418cm" svg:height="0.537cm" svg:x="14.943cm" svg:y="2.659cm" svg:viewBox="0 0 419 538" svg:d="M294 323v151c0 39-10 39-67 39v25c28 0 73-2 96-2s65 2 96 2v-25c-58 0-68 0-68-39v-474h-19l-31 77c-11-23-46-77-113-77-100 0-188 83-188 192 0 106 83 192 180 192 60 0 95-36 114-61zM296 140v119c0 27-16 50-35 71-9 12-36 35-77 35-61 0-113-75-113-173 0-100 60-171 121-171 69 0 104 73 104 119z">
            <text:p/>
          </draw:path>
          <draw:path draw:style-name="gr3" draw:text-style-name="P9" draw:layer="layout" svg:width="0.425cm" svg:height="0.383cm" svg:x="15.387cm" svg:y="2.659cm" svg:viewBox="0 0 426 384" svg:d="M303 307v77l123-10v-26c-59 0-65-6-65-46v-302l-125 10v26c60 0 65 6 65 47v151c0 73-40 131-101 131-71 0-75-39-75-83v-282l-125 10v26c65 0 65 2 65 77v127c0 67 0 144 131 144 46 0 84-23 107-77z">
            <text:p/>
          </draw:path>
          <draw:path draw:style-name="gr3" draw:text-style-name="P9" draw:layer="layout" svg:width="0.277cm" svg:height="0.389cm" svg:x="15.855cm" svg:y="2.65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9" draw:layer="layout" svg:width="0.266cm" svg:height="0.529cm" svg:x="16.176cm" svg:y="2.513cm" svg:viewBox="0 0 267 530" svg:d="M131 182h121v-26h-121v-156h-22c0 69-26 159-109 163v19h73v233c0 105 79 115 109 115 60 0 85-59 85-115v-48h-23v48c0 61-25 94-56 94-57 0-57-77-57-92z">
            <text:p/>
          </draw:path>
          <draw:path draw:style-name="gr3" draw:text-style-name="P9" draw:layer="layout" svg:width="0.181cm" svg:height="0.566cm" svg:x="16.516cm" svg:y="2.469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9" draw:layer="layout" svg:width="0.375cm" svg:height="0.389cm" svg:x="16.746cm" svg:y="2.65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9" draw:layer="layout" svg:width="0.425cm" svg:height="0.373cm" svg:x="17.17cm" svg:y="2.659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9" draw:layer="layout" svg:width="0.277cm" svg:height="0.389cm" svg:x="17.641cm" svg:y="2.65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</draw:g>
        <draw:g>
          <svg:title>TexMaths</svg:title>
          <svg:desc>22§display§(i) \ \log \left( \frac{dy}{dx} \right) = 2x + 3y§svg§600§FALSE§</svg:desc>
          <draw:polygon draw:style-name="gr2" draw:text-style-name="P8" draw:layer="layout" svg:width="8.045cm" svg:height="1.779cm" svg:x="2.887cm" svg:y="3.84cm" svg:viewBox="0 0 8046 1780" draw:points="4022,1780 0,1780 0,0 8046,0 8046,1780">
            <text:p/>
          </draw:polygon>
          <draw:path draw:style-name="gr3" draw:text-style-name="P9" draw:layer="layout" svg:width="0.18cm" svg:height="0.773cm" svg:x="2.924cm" svg:y="4.343cm" svg:viewBox="0 0 181 774" svg:d="M181 767c0-1 0-3-14-17-97-97-121-243-121-363 0-134 30-269 125-366 10-9 10-10 10-14 0-5-3-7-8-7-8 0-78 53-124 151-40 85-49 171-49 236 0 62 9 155 51 243 48 95 114 144 122 144 5 0 8-1 8-7z">
            <text:p/>
          </draw:path>
          <draw:path draw:style-name="gr3" draw:text-style-name="P9" draw:layer="layout" svg:width="0.205cm" svg:height="0.52cm" svg:x="3.172cm" svg:y="4.412cm" svg:viewBox="0 0 206 521" svg:d="M199 28c0-16-11-28-28-28-21 0-43 19-43 40 0 16 11 29 30 29 18 0 41-18 41-41zM139 320c11-23 11-24 18-45 7-16 10-27 10-41 0-35-24-63-65-63-72 0-102 111-102 118 0 8 7 8 9 8 9 0 9-1 12-14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18cm" svg:height="0.773cm" svg:x="3.459cm" svg:y="4.343cm" svg:viewBox="0 0 181 774" svg:d="M181 387c0-60-8-153-51-241-47-95-114-146-123-146-3 0-7 4-7 7 0 4 0 5 14 19 78 76 122 199 122 361 0 132-29 270-125 366-11 11-11 13-11 14 0 6 4 7 7 7 9 0 79-52 125-151 41-84 49-171 49-236z">
            <text:p/>
          </draw:path>
          <draw:path draw:style-name="gr3" draw:text-style-name="P9" draw:layer="layout" svg:width="0.173cm" svg:height="0.538cm" svg:x="4.128cm" svg:y="4.38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4.339cm" svg:y="4.575cm" svg:viewBox="0 0 345 357" svg:d="M345 181c0-98-79-181-172-181-97 0-173 84-173 181 0 101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9" draw:layer="layout" svg:width="0.355cm" svg:height="0.511cm" svg:x="4.726cm" svg:y="4.572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3 98 91 0 172-40 172-100 0-28-12-67-51-90-42-21-86-21-134-21-19 0-53 0-58 0-25-4-42-28-42-53zM173 493c-80 0-133-39-133-79 0-37 30-65 64-67h46c67 0 155 0 155 67 0 40-57 79-132 79z">
            <text:p/>
          </draw:path>
          <draw:path draw:style-name="gr3" draw:text-style-name="P9" draw:layer="layout" svg:width="0.381cm" svg:height="1.856cm" svg:x="5.392cm" svg:y="3.801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69cm" svg:height="0.546cm" svg:x="5.941cm" svg:y="3.863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6.335cm" svg:y="4.058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6cm" svg:height="0.032cm" svg:x="5.893cm" svg:y="4.713cm" svg:viewBox="0 0 847 33" draw:points="422,33 0,33 0,0 847,0 847,33">
            <text:p/>
          </draw:polygon>
          <draw:path draw:style-name="gr3" draw:text-style-name="P9" draw:layer="layout" svg:width="0.369cm" svg:height="0.546cm" svg:x="5.923cm" svg:y="4.915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6.318cm" svg:y="5.11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6cm" svg:x="6.856cm" svg:y="3.801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515cm" svg:height="0.182cm" svg:x="7.657cm" svg:y="4.6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8.469cm" svg:y="4.40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6 7-72 7z">
            <text:p/>
          </draw:path>
          <draw:path draw:style-name="gr3" draw:text-style-name="P9" draw:layer="layout" svg:width="0.386cm" svg:height="0.351cm" svg:x="8.84cm" svg:y="4.581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9.474cm" svg:y="4.47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21cm" svg:height="0.532cm" svg:x="10.236cm" svg:y="4.407cm" svg:viewBox="0 0 322 533" svg:d="M194 243c63-19 107-74 107-136 0-63-69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9" draw:layer="layout" svg:width="0.356cm" svg:height="0.501cm" svg:x="10.613cm" svg:y="4.581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</draw:g>
        <draw:g>
          <svg:title>TexMaths</svg:title>
          <svg:desc>22§display§(ii) \ y -  x \frac{dy}{dx} = 0§svg§600§FALSE§</svg:desc>
          <draw:polygon draw:style-name="gr2" draw:text-style-name="P8" draw:layer="layout" svg:width="5.526cm" svg:height="1.522cm" svg:x="14.887cm" svg:y="3.841cm" svg:viewBox="0 0 5527 1523" draw:points="2764,1523 0,1523 0,0 5527,0 5527,1523">
            <text:p/>
          </draw:polygon>
          <draw:path draw:style-name="gr3" draw:text-style-name="P9" draw:layer="layout" svg:width="0.18cm" svg:height="0.774cm" svg:x="14.924cm" svg:y="4.283cm" svg:viewBox="0 0 181 775" svg:d="M181 768c0-2 0-4-14-18-97-97-121-243-121-363 0-133 30-269 125-366 10-9 10-10 10-14 0-5-3-7-8-7-8 0-78 53-124 151-40 85-49 171-49 236 0 62 9 155 51 243 48 95 114 145 122 145 5 0 8-2 8-7z">
            <text:p/>
          </draw:path>
          <draw:path draw:style-name="gr3" draw:text-style-name="P9" draw:layer="layout" svg:width="0.205cm" svg:height="0.52cm" svg:x="15.172cm" svg:y="4.351cm" svg:viewBox="0 0 206 521" svg:d="M199 28c0-16-11-28-28-28-21 0-42 19-42 40 0 16 10 29 29 29 18 0 41-18 41-41zM139 320c11-22 11-24 18-45 7-16 10-27 10-41 0-35-24-63-65-63-72 0-102 111-102 118 0 9 7 9 9 9 9 0 9-2 12-15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205cm" svg:height="0.52cm" svg:x="15.438cm" svg:y="4.351cm" svg:viewBox="0 0 206 521" svg:d="M199 28c0-16-11-28-28-28-21 0-42 19-42 40 0 16 10 29 29 29 18 0 41-18 41-41zM139 320c11-22 11-24 18-45 7-16 10-27 10-41 0-35-24-63-65-63-72 0-102 111-102 118 0 9 7 9 9 9 9 0 9-2 12-15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18cm" svg:height="0.774cm" svg:x="15.727cm" svg:y="4.283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3" draw:text-style-name="P9" draw:layer="layout" svg:width="0.358cm" svg:height="0.501cm" svg:x="16.264cm" svg:y="4.5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473cm" svg:height="0.032cm" svg:x="16.883cm" svg:y="4.652cm" svg:viewBox="0 0 474 33" svg:d="M447 33c12 0 27 0 27-17 0-16-15-16-27-16h-421c-12 0-26 0-26 16 0 17 14 17 26 17z">
            <text:p/>
          </draw:path>
          <draw:path draw:style-name="gr3" draw:text-style-name="P9" draw:layer="layout" svg:width="0.386cm" svg:height="0.351cm" svg:x="17.615cm" svg:y="4.52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18.175cm" svg:y="3.802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18.57cm" svg:y="3.997cm" svg:viewBox="0 0 357 502" svg:d="M356 48c1-11 1-13 1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18.128cm" svg:y="4.652cm" svg:viewBox="0 0 847 33" draw:points="422,33 0,33 0,0 847,0 847,33">
            <text:p/>
          </draw:polygon>
          <draw:path draw:style-name="gr3" draw:text-style-name="P9" draw:layer="layout" svg:width="0.369cm" svg:height="0.546cm" svg:x="18.158cm" svg:y="4.857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18.552cm" svg:y="5.05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19.323cm" svg:y="4.5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0.126cm" svg:y="4.348cm" svg:viewBox="0 0 327 533" svg:d="M327 269c0-63-3-125-31-183-35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</draw:g>
        <draw:g>
          <svg:title>TexMaths</svg:title>
          <svg:desc>22§display§(iii) \ \sec^2 x . \tan y \ dx + \sec^2 y . \tan x \ dy = 0§svg§600§FALSE§</svg:desc>
          <draw:polygon draw:style-name="gr2" draw:text-style-name="P8" draw:layer="layout" svg:width="14.024cm" svg:height="0.795cm" svg:x="2.395cm" svg:y="6.244cm" svg:viewBox="0 0 14025 796" draw:points="7012,796 0,796 0,0 14025,0 14025,796">
            <text:p/>
          </draw:polygon>
          <draw:path draw:style-name="gr3" draw:text-style-name="P9" draw:layer="layout" svg:width="0.18cm" svg:height="0.773cm" svg:x="2.432cm" svg:y="6.30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05cm" svg:height="0.52cm" svg:x="2.68cm" svg:y="6.372cm" svg:viewBox="0 0 206 521" svg:d="M199 28c0-16-11-28-28-28-21 0-43 19-43 40 0 16 11 29 30 29 18 0 41-18 41-41zM139 320c11-23 11-24 18-45 7-16 10-27 10-41 0-35-24-63-65-63-72 0-102 111-102 118 0 8 7 8 9 8 9 0 9-1 12-14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205cm" svg:height="0.52cm" svg:x="2.946cm" svg:y="6.372cm" svg:viewBox="0 0 206 521" svg:d="M199 28c0-16-11-28-28-28-21 0-43 19-43 40 0 16 11 29 30 29 18 0 41-18 41-41zM139 320c11-23 11-24 18-45 7-16 10-27 10-41 0-35-24-63-65-63-72 0-102 111-102 118 0 8 7 8 9 8 9 0 9-1 12-14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205cm" svg:height="0.52cm" svg:x="3.212cm" svg:y="6.372cm" svg:viewBox="0 0 206 521" svg:d="M199 28c0-16-11-28-28-28-21 0-43 19-43 40 0 16 11 29 30 29 18 0 41-18 41-41zM139 320c11-23 11-24 18-45 7-16 10-27 10-41 0-35-24-63-65-63-72 0-102 111-102 118 0 8 7 8 9 8 9 0 9-1 12-14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18cm" svg:height="0.773cm" svg:x="3.5cm" svg:y="6.30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254cm" svg:height="0.356cm" svg:x="4.169cm" svg:y="6.53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cm" svg:height="0.356cm" svg:x="4.47cm" svg:y="6.5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4.819cm" svg:y="6.53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24cm" svg:height="0.36cm" svg:x="5.171cm" svg:y="6.20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6cm" svg:height="0.351cm" svg:x="5.634cm" svg:y="6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083cm" svg:height="0.083cm" svg:x="6.119cm" svg:y="6.802cm" svg:viewBox="0 0 84 84" svg:d="M84 42c0-23-19-42-42-42s-42 19-42 42 19 42 42 42 42-19 42-42z">
            <text:p/>
          </draw:path>
          <draw:path draw:style-name="gr3" draw:text-style-name="P9" draw:layer="layout" svg:width="0.244cm" svg:height="0.485cm" svg:x="6.412cm" svg:y="6.40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49cm" svg:height="0.356cm" svg:x="6.73cm" svg:y="6.538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39cm" svg:height="0.342cm" svg:x="7.109cm" svg:y="6.5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58cm" svg:height="0.501cm" svg:x="7.665cm" svg:y="6.541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369cm" svg:height="0.546cm" svg:x="8.339cm" svg:y="6.348cm" svg:viewBox="0 0 370 547" svg:d="M370 9c0-2 0-9-11-9-10 0-84 7-99 9-5 0-10 3-10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8.733cm" svg:y="6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516cm" svg:x="9.367cm" svg:y="6.43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54cm" svg:height="0.356cm" svg:x="10.122cm" svg:y="6.53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cm" svg:height="0.356cm" svg:x="10.425cm" svg:y="6.53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10.771cm" svg:y="6.538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24cm" svg:height="0.36cm" svg:x="11.123cm" svg:y="6.20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56cm" svg:height="0.501cm" svg:x="11.588cm" svg:y="6.541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083cm" svg:height="0.083cm" svg:x="12.039cm" svg:y="6.802cm" svg:viewBox="0 0 84 84" svg:d="M84 42c0-23-19-42-42-42s-42 19-42 42 19 42 42 42 42-19 42-42z">
            <text:p/>
          </draw:path>
          <draw:path draw:style-name="gr3" draw:text-style-name="P9" draw:layer="layout" svg:width="0.242cm" svg:height="0.485cm" svg:x="12.331cm" svg:y="6.40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349cm" svg:height="0.356cm" svg:x="12.649cm" svg:y="6.538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39cm" svg:height="0.342cm" svg:x="13.028cm" svg:y="6.54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86cm" svg:height="0.351cm" svg:x="13.584cm" svg:y="6.5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369cm" svg:height="0.546cm" svg:x="14.292cm" svg:y="6.348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14.686cm" svg:y="6.541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515cm" svg:height="0.182cm" svg:x="15.328cm" svg:y="6.5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6.133cm" svg:y="6.369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>
          <svg:title>TexMaths</svg:title>
          <svg:desc>22§display§(iv) \ \frac{\cos^2 y . dy}{x} + \frac{\cos^2 x . dx}{y} = 0§svg§600§FALSE§</svg:desc>
          <draw:polygon draw:style-name="gr2" draw:text-style-name="P8" draw:layer="layout" svg:width="10.109cm" svg:height="1.774cm" svg:x="2.394cm" svg:y="7.841cm" svg:viewBox="0 0 10110 1775" draw:points="5055,1775 0,1775 0,0 10110,0 10110,1775">
            <text:p/>
          </draw:polygon>
          <draw:path draw:style-name="gr3" draw:text-style-name="P9" draw:layer="layout" svg:width="0.18cm" svg:height="0.773cm" svg:x="2.431cm" svg:y="8.384cm" svg:viewBox="0 0 181 774" svg:d="M181 767c0-2 0-4-14-18-97-96-121-242-121-362 0-134 30-269 125-366 10-9 10-10 10-14 0-5-3-7-9-7-7 0-77 53-123 151-40 85-49 171-49 236 0 61 9 155 51 243 48 95 114 144 121 144 6 0 9-2 9-7z">
            <text:p/>
          </draw:path>
          <draw:path draw:style-name="gr3" draw:text-style-name="P9" draw:layer="layout" svg:width="0.205cm" svg:height="0.52cm" svg:x="2.679cm" svg:y="8.453cm" svg:viewBox="0 0 206 521" svg:d="M199 28c0-16-11-28-28-28-21 0-43 19-43 40 0 16 11 29 30 29 18 0 41-18 41-41zM139 320c11-23 11-25 18-46 7-15 10-26 10-40 0-35-24-63-65-63-72 0-102 110-102 117 0 9 7 9 9 9 9 0 9-2 12-14 21-74 53-97 79-97 7 0 20 0 20 25 0 18-6 33-9 41-5 21-41 110-53 144-9 19-18 45-18 61 0 37 27 64 64 64 74 0 102-113 102-120s-7-7-9-7c-9 0-9 2-12 14-14 49-41 97-79 97-14 0-20-9-20-27 0-19 6-30 23-77z">
            <text:p/>
          </draw:path>
          <draw:path draw:style-name="gr3" draw:text-style-name="P9" draw:layer="layout" svg:width="0.34cm" svg:height="0.351cm" svg:x="2.945cm" svg:y="8.623cm" svg:viewBox="0 0 341 352" svg:d="M341 55c0-43-21-55-35-55-19 0-37 19-37 37 0 10 4 16 13 23 15 16 26 37 26 65 0 32-47 209-139 209-39 0-56-26-56-67 0-44 21-100 44-165 5-12 10-23 10-39 0-35-26-63-65-63-72 0-102 113-102 120s7 7 9 7c9 0 9 0 12-14 23-78 56-95 79-95 7 0 20 0 20 24 0 20-7 41-13 55-35 89-45 125-45 158 0 84 68 97 105 97 130 0 174-257 174-297z">
            <text:p/>
          </draw:path>
          <draw:path draw:style-name="gr3" draw:text-style-name="P9" draw:layer="layout" svg:width="0.18cm" svg:height="0.773cm" svg:x="3.369cm" svg:y="8.38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295cm" svg:height="0.356cm" svg:x="4.003cm" svg:y="8.096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4.341cm" svg:y="8.096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9" draw:layer="layout" svg:width="0.254cm" svg:height="0.356cm" svg:x="4.731cm" svg:y="8.096cm" svg:viewBox="0 0 255 357" svg:d="M136 197c17 4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24cm" svg:height="0.36cm" svg:x="5.047cm" svg:y="7.802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58cm" svg:height="0.5cm" svg:x="5.509cm" svg:y="8.099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083cm" svg:height="0.083cm" svg:x="5.96cm" svg:y="8.36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6.14cm" svg:y="7.906cm" svg:viewBox="0 0 370 547" svg:d="M370 9c0-2 0-9-11-9-10 0-84 7-98 9-6 0-11 3-11 14 0 10 7 10 19 10 37 0 39 6 39 13l-3 16-46 182c-14-28-37-49-72-49-90 0-187 115-187 227 0 74 42 125 104 125 16 0 54-4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56cm" svg:height="0.5cm" svg:x="6.534cm" svg:y="8.099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olygon draw:style-name="gr3" draw:text-style-name="P9" draw:layer="layout" svg:width="2.944cm" svg:height="0.032cm" svg:x="3.976cm" svg:y="8.755cm" svg:viewBox="0 0 2945 33" draw:points="1471,33 0,33 0,0 2945,0 2945,33">
            <text:p/>
          </draw:polygon>
          <draw:path draw:style-name="gr3" draw:text-style-name="P9" draw:layer="layout" svg:width="0.386cm" svg:height="0.351cm" svg:x="5.249cm" svg:y="9.15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6cm" svg:x="7.226cm" svg:y="8.51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5cm" svg:height="0.356cm" svg:x="8.076cm" svg:y="8.096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8.414cm" svg:y="8.09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8.804cm" svg:y="8.096cm" svg:viewBox="0 0 255 357" svg:d="M136 197c17 4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24cm" svg:height="0.36cm" svg:x="9.118cm" svg:y="7.802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86cm" svg:height="0.351cm" svg:x="9.582cm" svg:y="8.09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083cm" svg:height="0.083cm" svg:x="10.068cm" svg:y="8.36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10.248cm" svg:y="7.906cm" svg:viewBox="0 0 370 547" svg:d="M370 9c0-2 0-9-11-9-10 0-84 7-98 9-6 0-11 3-11 14 0 10 7 10 19 10 37 0 39 6 39 13l-3 16-46 182c-14-28-37-49-72-49-90 0-187 115-187 227 0 74 42 125 104 125 16 0 54-4 100-58 7 32 34 58 71 58 28 0 45-18 58-44 12-26 23-74 23-76 0-8-7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9" draw:layer="layout" svg:width="0.386cm" svg:height="0.351cm" svg:x="10.642cm" svg:y="8.0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9" draw:layer="layout" svg:width="3.012cm" svg:height="0.032cm" svg:x="8.049cm" svg:y="8.755cm" svg:viewBox="0 0 3013 33" draw:points="1507,33 0,33 0,0 3013,0 3013,33">
            <text:p/>
          </draw:polygon>
          <draw:path draw:style-name="gr3" draw:text-style-name="P9" draw:layer="layout" svg:width="0.358cm" svg:height="0.5cm" svg:x="9.375cm" svg:y="9.153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515cm" svg:height="0.182cm" svg:x="11.413cm" svg:y="8.68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2.216cm" svg:y="8.449cm" svg:viewBox="0 0 327 533" svg:d="M327 269c0-63-3-125-31-183-35-74-99-86-132-86-46 0-104 19-136 91-24 55-28 115-28 178 0 58 4 127 35 187 34 61 90 77 129 77 42 0 100-16 135-90 25-53 28-114 28-174zM164 517c-30 0-78-19-92-95-7-46-7-118-7-163 0-50 0-101 5-143 16-91 74-98 94-98 24 0 75 14 91 89 7 44 7 102 7 152 0 58 0 110-9 160-10 73-54 98-89 98z">
            <text:p/>
          </draw:path>
        </draw:g>
        <draw:g>
          <svg:title>TexMaths</svg:title>
          <svg:desc>22§display§(v) \ ( x - y )^2 \ \frac{dy}{dx} = a^2§svg§600§FALSE§</svg:desc>
          <draw:polygon draw:style-name="gr2" draw:text-style-name="P8" draw:layer="layout" svg:width="6.927cm" svg:height="1.522cm" svg:x="2.695cm" svg:y="10.039cm" svg:viewBox="0 0 6928 1523" draw:points="3463,1523 0,1523 0,0 6928,0 6928,1523">
            <text:p/>
          </draw:polygon>
          <draw:path draw:style-name="gr3" draw:text-style-name="P9" draw:layer="layout" svg:width="0.18cm" svg:height="0.774cm" svg:x="2.732cm" svg:y="10.48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4cm" svg:height="0.351cm" svg:x="2.98cm" svg:y="10.718cm" svg:viewBox="0 0 341 352" svg:d="M341 55c0-43-21-55-35-55-19 0-37 19-37 37 0 11 4 16 13 23 15 16 26 37 26 65 0 32-48 209-139 209-39 0-56-26-56-66 0-44 21-101 44-166 5-12 10-23 10-39 0-35-26-63-65-63-72 0-102 113-102 120s7 7 9 7c9 0 9 0 12-14 23-78 56-95 79-95 7 0 20 0 20 24 0 20-7 41-13 55-35 90-45 125-45 158 0 85 68 97 105 97 130 0 174-257 174-297z">
            <text:p/>
          </draw:path>
          <draw:path draw:style-name="gr3" draw:text-style-name="P9" draw:layer="layout" svg:width="0.18cm" svg:height="0.774cm" svg:x="3.404cm" svg:y="10.48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18cm" svg:height="0.774cm" svg:x="3.994cm" svg:y="10.48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86cm" svg:height="0.351cm" svg:x="4.24cm" svg:y="10.7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472cm" svg:height="0.032cm" svg:x="4.896cm" svg:y="10.85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01cm" svg:x="5.627cm" svg:y="10.718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0 0 160-71 181-159z">
            <text:p/>
          </draw:path>
          <draw:path draw:style-name="gr3" draw:text-style-name="P9" draw:layer="layout" svg:width="0.18cm" svg:height="0.774cm" svg:x="6.056cm" svg:y="10.48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24cm" svg:height="0.36cm" svg:x="6.347cm" svg:y="10.3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7.059cm" svg:y="10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7.452cm" svg:y="10.195cm" svg:viewBox="0 0 357 502" svg:d="M355 48c2-11 2-13 2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olygon draw:style-name="gr3" draw:text-style-name="P9" draw:layer="layout" svg:width="0.845cm" svg:height="0.032cm" svg:x="7.01cm" svg:y="10.85cm" svg:viewBox="0 0 846 33" draw:points="422,33 0,33 0,0 846,0 846,33">
            <text:p/>
          </draw:polygon>
          <draw:path draw:style-name="gr3" draw:text-style-name="P9" draw:layer="layout" svg:width="0.369cm" svg:height="0.546cm" svg:x="7.042cm" svg:y="11.055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7.434cm" svg:y="11.24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182cm" svg:x="8.205cm" svg:y="10.77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4cm" svg:height="0.351cm" svg:x="9.009cm" svg:y="10.718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9.421cm" svg:y="10.3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display§(vii) \  ( 2x - 2y + 3 )\ dx - ( x - y + 1 )\ dy = 0 \ \text { when } x = 0, \ y = 1.§svg§600§FALSE§</svg:desc>
          <draw:polygon draw:style-name="gr2" draw:text-style-name="P8" draw:layer="layout" svg:width="21.445cm" svg:height="0.696cm" svg:x="2.298cm" svg:y="12.444cm" svg:viewBox="0 0 21446 697" draw:points="10722,697 0,697 0,0 21446,0 21446,697">
            <text:p/>
          </draw:polygon>
          <draw:path draw:style-name="gr3" draw:text-style-name="P9" draw:layer="layout" svg:width="0.18cm" svg:height="0.773cm" svg:x="2.335cm" svg:y="12.4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4cm" svg:height="0.351cm" svg:x="2.583cm" svg:y="12.642cm" svg:viewBox="0 0 341 352" svg:d="M341 55c0-43-21-55-35-55-19 0-37 19-37 37 0 10 4 16 13 23 15 16 26 37 26 65 0 32-48 209-139 209-39 0-56-26-56-67 0-44 21-100 44-165 5-12 10-23 10-39 0-35-26-63-65-63-72 0-102 113-102 120s7 7 9 7c9 0 9 0 12-14 23-78 56-95 79-95 7 0 20 0 20 24 0 20-7 41-13 55-35 89-45 125-45 158 0 85 68 97 105 97 130 0 174-257 174-297z">
            <text:p/>
          </draw:path>
          <draw:path draw:style-name="gr3" draw:text-style-name="P9" draw:layer="layout" svg:width="0.205cm" svg:height="0.52cm" svg:x="2.984cm" svg:y="12.474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205cm" svg:height="0.52cm" svg:x="3.252cm" svg:y="12.474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18cm" svg:height="0.773cm" svg:x="3.539cm" svg:y="12.40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18cm" svg:height="0.773cm" svg:x="4.13cm" svg:y="12.4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4.392cm" svg:y="12.4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386cm" svg:height="0.351cm" svg:x="4.764cm" svg:y="12.6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472cm" svg:height="0.032cm" svg:x="5.419cm" svg:y="12.776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6cm" svg:x="6.167cm" svg:y="12.4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58cm" svg:height="0.5cm" svg:x="6.536cm" svg:y="12.642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7.136cm" svg:y="12.53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21cm" svg:height="0.532cm" svg:x="7.898cm" svg:y="12.47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8.298cm" svg:y="12.40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8.842cm" svg:y="12.449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86cm" svg:height="0.351cm" svg:x="9.236cm" svg:y="12.64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9.893cm" svg:y="12.776cm" svg:viewBox="0 0 473 33" svg:d="M447 33c12 0 26 0 26-17 0-16-14-16-26-16h-421c-12 0-26 0-26 16 0 17 14 17 26 17z">
            <text:p/>
          </draw:path>
          <draw:path draw:style-name="gr3" draw:text-style-name="P9" draw:layer="layout" svg:width="0.18cm" svg:height="0.773cm" svg:x="10.678cm" svg:y="12.40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10.924cm" svg:y="12.6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472cm" svg:height="0.032cm" svg:x="11.581cm" svg:y="12.776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2.311cm" svg:y="12.642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12.911cm" svg:y="12.53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6cm" svg:height="0.516cm" svg:x="13.71cm" svg:y="12.4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4.071cm" svg:y="12.40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4.617cm" svg:y="12.449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9" draw:layer="layout" svg:width="0.356cm" svg:height="0.5cm" svg:x="15.011cm" svg:y="12.642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182cm" svg:x="15.653cm" svg:y="12.7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6.456cm" svg:y="12.47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  <draw:path draw:style-name="gr3" draw:text-style-name="P9" draw:layer="layout" svg:width="0.531cm" svg:height="0.342cm" svg:x="17.341cm" svg:y="12.651cm" svg:viewBox="0 0 532 343" svg:d="M466 74c14-39 39-49 66-49v-25c-18 2-41 2-57 2-23 0-58-2-72-2v25c28 0 44 14 44 37 0 5 0 5-3 15l-71 199-77-216c-2-9-4-11-4-14 0-21 30-21 46-21v-25c-23 0-62 2-81 2-23 0-46 0-69-2v25c28 0 41 1 50 10 3 5 12 28 17 44l-67 187-74-206c-3-11-3-13-3-14 0-21 30-21 46-21v-25c-23 0-67 2-85 2-3 0-44 0-72-2v25c39 0 48 1 58 26l97 274c3 13 7 18 16 18 10 0 12-3 16-16l79-220 79 222c3 9 5 14 16 14 9 0 12-7 14-14z">
            <text:p/>
          </draw:path>
          <draw:path draw:style-name="gr3" draw:text-style-name="P9" draw:layer="layout" svg:width="0.39cm" svg:height="0.537cm" svg:x="17.911cm" svg:y="12.449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18.337cm" svg:y="12.63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8.684cm" svg:y="12.64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86cm" svg:height="0.351cm" svg:x="19.369cm" svg:y="12.6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20.046cm" svg:y="12.7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0.851cm" svg:y="12.47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  <draw:path draw:style-name="gr3" draw:text-style-name="P9" draw:layer="layout" svg:width="0.091cm" svg:height="0.231cm" svg:x="21.273cm" svg:y="12.903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3" draw:text-style-name="P9" draw:layer="layout" svg:width="0.358cm" svg:height="0.5cm" svg:x="21.831cm" svg:y="12.642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182cm" svg:x="22.474cm" svg:y="12.7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6cm" svg:height="0.516cm" svg:x="23.315cm" svg:y="12.47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083cm" svg:height="0.083cm" svg:x="23.699cm" svg:y="12.903cm" svg:viewBox="0 0 84 84" svg:d="M84 42c0-23-19-42-42-42s-42 19-42 42 19 42 42 42 42-19 42-42z">
            <text:p/>
          </draw:path>
        </draw:g>
        <draw:g>
          <svg:title>TexMaths</svg:title>
          <svg:desc>22§display§(vi) \  x + y \ \frac{dy}{dx} = \sec (x^2 + y^2)§svg§600§FALSE§</svg:desc>
          <draw:polygon draw:style-name="gr2" draw:text-style-name="P8" draw:layer="layout" svg:width="9.567cm" svg:height="1.522cm" svg:x="14.797cm" svg:y="10.039cm" svg:viewBox="0 0 9568 1523" draw:points="4783,1523 0,1523 0,0 9568,0 9568,1523">
            <text:p/>
          </draw:polygon>
          <draw:path draw:style-name="gr3" draw:text-style-name="P9" draw:layer="layout" svg:width="0.18cm" svg:height="0.774cm" svg:x="14.834cm" svg:y="10.48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4cm" svg:height="0.351cm" svg:x="15.082cm" svg:y="10.718cm" svg:viewBox="0 0 341 352" svg:d="M341 55c0-43-21-55-35-55-19 0-37 19-37 37 0 11 4 16 13 23 15 16 26 37 26 65 0 32-48 209-139 209-39 0-56-26-56-66 0-44 21-101 44-166 5-12 10-23 10-39 0-35-26-63-65-63-72 0-102 113-102 120s7 7 9 7c9 0 9 0 12-14 23-78 56-95 79-95 7 0 20 0 20 24 0 20-7 41-13 55-35 90-45 125-45 158 0 85 68 97 105 97 130 0 174-257 174-297z">
            <text:p/>
          </draw:path>
          <draw:path draw:style-name="gr3" draw:text-style-name="P9" draw:layer="layout" svg:width="0.205cm" svg:height="0.52cm" svg:x="15.483cm" svg:y="10.549cm" svg:viewBox="0 0 206 521" svg:d="M199 28c0-16-11-28-28-28-21 0-43 19-43 40 0 16 11 29 30 29 18 0 41-18 41-41zM139 320c11-22 11-24 18-45 7-16 10-27 10-41 0-35-24-63-65-63-72 0-102 111-102 118 0 9 7 9 9 9 9 0 9-2 12-15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18cm" svg:height="0.774cm" svg:x="15.772cm" svg:y="10.48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86cm" svg:height="0.351cm" svg:x="16.309cm" svg:y="10.71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517cm" svg:x="16.942cm" svg:y="10.60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17.695cm" svg:y="10.718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369cm" svg:height="0.546cm" svg:x="18.479cm" svg:y="10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8.873cm" svg:y="10.195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5cm" svg:height="0.032cm" svg:x="18.431cm" svg:y="10.85cm" svg:viewBox="0 0 846 33" draw:points="422,33 0,33 0,0 846,0 846,33">
            <text:p/>
          </draw:polygon>
          <draw:path draw:style-name="gr3" draw:text-style-name="P9" draw:layer="layout" svg:width="0.369cm" svg:height="0.546cm" svg:x="18.461cm" svg:y="11.055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8.855cm" svg:y="11.2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182cm" svg:x="19.626cm" svg:y="10.77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4cm" svg:height="0.356cm" svg:x="20.423cm" svg:y="10.71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cm" svg:height="0.356cm" svg:x="20.724cm" svg:y="10.71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21.073cm" svg:y="10.713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18cm" svg:height="0.774cm" svg:x="21.467cm" svg:y="10.48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86cm" svg:height="0.351cm" svg:x="21.713cm" svg:y="10.7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9" draw:layer="layout" svg:width="0.24cm" svg:height="0.36cm" svg:x="22.167cm" svg:y="10.3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22.695cm" svg:y="10.60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23.447cm" svg:y="10.718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4cm" svg:height="0.36cm" svg:x="23.865cm" svg:y="10.3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18cm" svg:height="0.774cm" svg:x="24.223cm" svg:y="10.48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draw:frame presentation:style-name="pr10" draw:text-style-name="P14" draw:layer="layout" svg:width="26.4cm" svg:height="14.373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20"><text:tab/></text:span><text:span text:style-name="T20">Solutions :</text:span><text:span text:style-name="T11"> <text:s text:c="15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(i)\ \text { Given that,}§svg§600§FALSE§</svg:desc>
          <draw:polygon draw:style-name="gr2" draw:text-style-name="P8" draw:layer="layout" svg:width="5.121cm" svg:height="0.696cm" svg:x="3.044cm" svg:y="2.891cm" svg:viewBox="0 0 5122 697" draw:points="2561,697 0,697 0,0 5122,0 5122,697">
            <text:p/>
          </draw:polygon>
          <draw:path draw:style-name="gr3" draw:text-style-name="P9" draw:layer="layout" svg:width="0.18cm" svg:height="0.773cm" svg:x="3.081cm" svg:y="2.85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05cm" svg:height="0.52cm" svg:x="3.329cm" svg:y="2.921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18cm" svg:height="0.773cm" svg:x="3.616cm" svg:y="2.85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25cm" svg:height="0.562cm" svg:x="4.433cm" svg:y="2.887cm" svg:viewBox="0 0 526 563" svg:d="M417 498c9 17 41 47 49 47 7 0 7-5 7-17v-136c0-30 4-33 53-33v-25c-28 2-70 4-93 4-32 0-99 0-125-4v25h25c68 0 72 9 72 37v49c0 88-99 95-122 95-49 0-204-28-204-259 0-232 153-256 201-256 83 0 153 68 169 183 2 10 2 14 12 14 12 0 12-4 12-20v-183c0-14 0-19-8-19-4 0-6 0-13 9l-38 58c-25-25-67-67-145-67-144 0-269 123-269 281 0 159 125 282 271 282 56 0 120-19 146-65z">
            <text:p/>
          </draw:path>
          <draw:path draw:style-name="gr3" draw:text-style-name="P9" draw:layer="layout" svg:width="0.166cm" svg:height="0.518cm" svg:x="5.021cm" svg:y="2.9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79cm" svg:height="0.342cm" svg:x="5.225cm" svg:y="3.098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9" draw:layer="layout" svg:width="0.3cm" svg:height="0.356cm" svg:x="5.619cm" svg:y="3.0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5.966cm" svg:y="3.08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9" draw:layer="layout" svg:width="0.242cm" svg:height="0.485cm" svg:x="6.644cm" svg:y="2.9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7cm" svg:x="6.953cm" svg:y="2.896cm" svg:viewBox="0 0 391 538" svg:d="M60 478c0 36-7 36-60 36v24c26-1 67-1 88-1 19 0 60 0 86 1v-24c-51 0-60 0-60-36v-142c0-81 55-123 104-123 50 0 58 42 58 86v179c0 36-8 36-60 36v24c27-1 67-1 89-1 19 0 59 0 86 1v-24c-41 0-60 0-60-23v-148c0-67 0-91-25-120-10-12-37-28-81-28-67 0-100 48-112 76v-271l-113 9v24c55 0 60 6 60 43z">
            <text:p/>
          </draw:path>
          <draw:path draw:style-name="gr3" draw:text-style-name="P9" draw:layer="layout" svg:width="0.349cm" svg:height="0.356cm" svg:x="7.392cm" svg:y="3.086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42cm" svg:height="0.485cm" svg:x="7.759cm" svg:y="2.9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091cm" svg:height="0.231cm" svg:x="8.111cm" svg:y="3.35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text {Integrating through out, we get}§svg§600§FALSE§</svg:desc>
          <draw:polygon draw:style-name="gr2" draw:text-style-name="P8" draw:layer="layout" svg:width="10.559cm" svg:height="0.62cm" svg:x="4.764cm" svg:y="7.791cm" svg:viewBox="0 0 10560 621" draw:points="5280,621 0,621 0,0 10560,0 10560,621">
            <text:p/>
          </draw:polygon>
          <draw:path draw:style-name="gr3" draw:text-style-name="P9" draw:layer="layout" svg:width="0.237cm" svg:height="0.53cm" svg:x="4.746cm" svg:y="7.761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5.029cm" svg:y="7.9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5.427cm" svg:y="7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5.735cm" svg:y="7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6.078cm" svg:y="7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6.466cm" svg:y="7.9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6.779cm" svg:y="7.9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7.147cm" svg:y="7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7.458cm" svg:y="7.7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7.673cm" svg:y="7.9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8.099cm" svg:y="7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8.736cm" svg:y="7.8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9.048cm" svg:y="7.7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9.474cm" svg:y="7.9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9.776cm" svg:y="7.9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0.167cm" svg:y="7.9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10.593cm" svg:y="7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10.984cm" svg:y="7.7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1.667cm" svg:y="7.9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2.057cm" svg:y="7.9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2.476cm" svg:y="7.8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2.828cm" svg:y="8.2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3.249cm" svg:y="7.9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3.793cm" svg:y="7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4.395cm" svg:y="7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4.782cm" svg:y="7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5.118cm" svg:y="7.814cm" svg:viewBox="0 0 243 487" svg:d="M120 168h111v-25h-111v-143h-20c0 63-24 146-100 150v18h67v213c0 97 72 106 100 106 55 0 76-55 76-106v-44h-19v44c0 56-23 86-52 86-52 0-52-70-52-84z">
            <text:p/>
          </draw:path>
        </draw:g>
        <draw:g>
          <svg:title>TexMaths</svg:title>
          <svg:desc>22§display§\log \left( \frac{dy}{dx} \right) = 2x + 3y§svg§600§FALSE§</svg:desc>
          <draw:polygon draw:style-name="gr2" draw:text-style-name="P8" draw:layer="layout" svg:width="6.788cm" svg:height="1.779cm" svg:x="8.558cm" svg:y="2.392cm" svg:viewBox="0 0 6789 1780" draw:points="3395,1780 0,1780 0,0 6789,0 6789,1780">
            <text:p/>
          </draw:polygon>
          <draw:path draw:style-name="gr3" draw:text-style-name="P9" draw:layer="layout" svg:width="0.173cm" svg:height="0.538cm" svg:x="8.544cm" svg:y="2.93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8.755cm" svg:y="3.12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4cm" svg:height="0.511cm" svg:x="9.142cm" svg:y="3.124cm" svg:viewBox="0 0 355 512" svg:d="M151 218c-68 0-68-77-68-95 0-21 1-46 12-65 7-10 25-32 56-32 67 0 67 78 67 95 0 22 0 46-12 66-7 10-25 31-55 31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9" draw:layer="layout" svg:width="0.381cm" svg:height="1.856cm" svg:x="9.808cm" svg:y="2.353cm" svg:viewBox="0 0 382 1857" svg:d="M382 1850c0-4-2-5-4-7-28-30-81-81-132-166-125-198-181-450-181-748 0-209 28-477 155-707 62-111 125-174 160-208 2-2 2-3 2-7 0-7-5-7-16-7s-12 0-25 12c-260 236-341 590-341 916 0 304 70 610 267 843 16 17 44 49 78 77 9 9 10 9 21 9s16 0 16-7z">
            <text:p/>
          </draw:path>
          <draw:path draw:style-name="gr3" draw:text-style-name="P9" draw:layer="layout" svg:width="0.369cm" svg:height="0.546cm" svg:x="10.357cm" svg:y="2.415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10.751cm" svg:y="2.61cm" svg:viewBox="0 0 357 502" svg:d="M355 48c2-11 2-13 2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olygon draw:style-name="gr3" draw:text-style-name="P9" draw:layer="layout" svg:width="0.845cm" svg:height="0.032cm" svg:x="10.309cm" svg:y="3.265cm" svg:viewBox="0 0 846 33" draw:points="422,33 0,33 0,0 846,0 846,33">
            <text:p/>
          </draw:polygon>
          <draw:path draw:style-name="gr3" draw:text-style-name="P9" draw:layer="layout" svg:width="0.369cm" svg:height="0.546cm" svg:x="10.339cm" svg:y="3.467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10.733cm" svg:y="3.6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381cm" svg:height="1.856cm" svg:x="11.274cm" svg:y="2.353cm" svg:viewBox="0 0 382 1857" svg:d="M382 929c0-304-71-610-268-843-15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515cm" svg:height="0.182cm" svg:x="12.072cm" svg:y="3.1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12.884cm" svg:y="2.959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8 7-59 7-74 7z">
            <text:p/>
          </draw:path>
          <draw:path draw:style-name="gr3" draw:text-style-name="P9" draw:layer="layout" svg:width="0.386cm" svg:height="0.351cm" svg:x="13.255cm" svg:y="3.13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515cm" svg:height="0.516cm" svg:x="13.889cm" svg:y="3.02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21cm" svg:height="0.532cm" svg:x="14.652cm" svg:y="2.959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9" draw:layer="layout" svg:width="0.358cm" svg:height="0.501cm" svg:x="15.029cm" svg:y="3.133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</draw:g>
        <draw:g>
          <svg:title>TexMaths</svg:title>
          <svg:desc>22§display§\therefore \ \ \frac{dy}{dx} = e^{2x + 3y} = e^{2x}.e^{3y}§svg§600§FALSE§</svg:desc>
          <draw:polygon draw:style-name="gr2" draw:text-style-name="P8" draw:layer="layout" svg:width="8.678cm" svg:height="1.522cm" svg:x="4.66cm" svg:y="4.493cm" svg:viewBox="0 0 8679 1523" draw:points="4341,1523 0,1523 0,0 8679,0 8679,1523">
            <text:p/>
          </draw:polygon>
          <draw:path draw:style-name="gr3" draw:text-style-name="P9" draw:layer="layout" svg:width="0.469cm" svg:height="0.418cm" svg:x="4.644cm" svg:y="5.155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9" draw:layer="layout" svg:width="0.369cm" svg:height="0.546cm" svg:x="6.008cm" svg:y="4.454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6.402cm" svg:y="4.649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5.961cm" svg:y="5.304cm" svg:viewBox="0 0 847 33" draw:points="422,33 0,33 0,0 847,0 847,33">
            <text:p/>
          </draw:polygon>
          <draw:path draw:style-name="gr3" draw:text-style-name="P9" draw:layer="layout" svg:width="0.369cm" svg:height="0.546cm" svg:x="5.991cm" svg:y="5.509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6.385cm" svg:y="5.7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7.156cm" svg:y="5.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7.964cm" svg:y="5.172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24cm" svg:height="0.36cm" svg:x="8.323cm" svg:y="4.83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8.622cm" svg:y="4.956cm" svg:viewBox="0 0 292 246" svg:d="M109 183c-5 18-23 48-51 48-2 0-18 0-30-7 23-7 25-27 25-30 0-13-9-21-21-21-16 0-32 14-32 33 0 28 30 40 56 40 27 0 48-15 62-38 14 28 44 38 65 38 63 0 95-68 95-84 0-7-7-7-9-7-7 0-7 3-8 10-13 37-46 66-76 66-21 0-34-14-34-36 0-14 14-63 29-125 12-42 35-54 54-54 0 0 18 0 28 7-16 5-23 19-23 30 0 12 9 21 22 21 12 0 31-11 31-34 0-31-35-40-58-40-26 0-49 18-60 39-10-23-35-39-65-39-61 0-97 67-97 83 0 7 7 7 9 7 7 0 9-2 11-9 14-42 47-65 75-65 18 0 32 9 32 35 0 11-7 39-11 56z">
            <text:p/>
          </draw:path>
          <draw:path draw:style-name="gr3" draw:text-style-name="P9" draw:layer="layout" svg:width="0.399cm" svg:height="0.4cm" svg:x="8.985cm" svg:y="4.859cm" svg:viewBox="0 0 400 401" svg:d="M213 213h167c7 0 20 0 20-12 0-14-13-14-20-14h-167v-168c0-7 0-19-12-19-14 0-14 12-14 19v168h-168c-7 0-19 0-19 14 0 12 12 12 19 12h168v167c0 7 0 21 14 21 12 0 12-12 12-21z">
            <text:p/>
          </draw:path>
          <draw:path draw:style-name="gr3" draw:text-style-name="P9" draw:layer="layout" svg:width="0.249cm" svg:height="0.37cm" svg:x="9.451cm" svg:y="4.836cm" svg:viewBox="0 0 250 371" svg:d="M120 180c42 0 72 29 72 88 0 66-39 86-71 86-21 0-70-5-93-37 27-2 32-19 32-30 0-18-12-30-30-30-14 0-30 9-30 30 0 53 56 84 123 84 76 0 127-49 127-103 0-43-33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9" draw:layer="layout" svg:width="0.279cm" svg:height="0.349cm" svg:x="9.756cm" svg:y="4.956cm" svg:viewBox="0 0 280 350" svg:d="M278 35c2-9 2-9 2-12 0-11-9-18-18-18-7 0-17 4-23 14-1 2-7 20-8 30l-13 46c-1 14-19 81-21 88 0 0-25 48-67 48-37 0-37-36-37-46 0-30 13-64 28-106 7-17 11-23 11-33 0-27-23-46-53-46-54 0-79 74-79 83 0 7 7 7 9 7 9 0 9-2 10-9 14-44 37-65 58-65 11 0 15 5 15 17 0 15-6 25-8 32-26 67-31 88-31 111 0 9 0 35 21 53 16 14 39 16 54 16 22 0 41-7 59-25-7 30-13 53-36 81-14 18-37 35-65 35-3 0-30 0-40-17 28-4 28-30 28-30 0-18-16-21-21-21-13 0-32 10-32 35 0 28 27 47 65 47 55 0 123-42 139-109z">
            <text:p/>
          </draw:path>
          <draw:path draw:style-name="gr3" draw:text-style-name="P9" draw:layer="layout" svg:width="0.515cm" svg:height="0.182cm" svg:x="10.359cm" svg:y="5.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11.169cm" svg:y="5.172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9" draw:layer="layout" svg:width="0.24cm" svg:height="0.36cm" svg:x="11.526cm" svg:y="4.83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11.827cm" svg:y="4.956cm" svg:viewBox="0 0 292 246" svg:d="M109 183c-5 18-23 48-51 48-2 0-18 0-30-7 23-7 25-27 25-30 0-13-9-21-21-21-16 0-32 14-32 33 0 28 30 40 56 40 27 0 48-15 62-38 14 28 44 38 65 38 63 0 95-68 95-84 0-7-7-7-9-7-7 0-7 3-8 10-13 37-44 66-76 66-21 0-34-14-34-36 0-14 14-63 29-125 12-42 37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083cm" svg:height="0.084cm" svg:x="12.257cm" svg:y="5.433cm" svg:viewBox="0 0 84 85" svg:d="M84 42c0-23-19-42-42-42s-42 19-42 42 19 43 42 43 42-20 42-43z">
            <text:p/>
          </draw:path>
          <draw:path draw:style-name="gr3" draw:text-style-name="P9" draw:layer="layout" svg:width="0.298cm" svg:height="0.351cm" svg:x="12.442cm" svg:y="5.172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9" draw:layer="layout" svg:width="0.249cm" svg:height="0.37cm" svg:x="12.794cm" svg:y="4.836cm" svg:viewBox="0 0 250 371" svg:d="M120 180c42 0 72 29 72 88 0 66-39 86-71 86-21 0-70-5-93-37 27-2 32-19 32-30 0-18-12-30-30-30-14 0-30 9-30 30 0 53 56 84 123 84 76 0 127-49 127-103 0-43-33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9" draw:layer="layout" svg:width="0.279cm" svg:height="0.349cm" svg:x="13.098cm" svg:y="4.956cm" svg:viewBox="0 0 280 350" svg:d="M276 35c4-9 4-9 4-12 0-11-9-18-18-18-7 0-17 4-23 14-1 2-7 20-8 30l-13 46c-1 14-19 81-21 88 0 0-25 48-67 48-37 0-37-36-37-46 0-30 13-64 28-106 7-17 11-23 11-33 0-27-23-46-53-46-54 0-79 74-79 83 0 7 7 7 9 7 9 0 9-2 10-9 14-44 37-65 58-65 9 0 15 5 15 17 0 15-6 25-8 32-26 67-31 88-31 111 0 9 0 35 21 53 16 14 39 16 54 16 22 0 41-7 59-25-7 30-13 53-36 81-14 18-37 35-65 35-3 0-30 0-40-17 28-4 28-30 28-30 0-18-16-21-21-21-13 0-32 10-32 35 0 28 27 47 65 47 55 0 123-42 139-109z">
            <text:p/>
          </draw:path>
        </draw:g>
        <draw:g>
          <svg:title>TexMaths</svg:title>
          <svg:desc>22§display§\Rightarrow  \ \ \frac{dy}{e^{3y}} = e^{2x}\ dx§svg§600§FALSE§</svg:desc>
          <draw:polygon draw:style-name="gr2" draw:text-style-name="P8" draw:layer="layout" svg:width="5.808cm" svg:height="1.521cm" svg:x="13.946cm" svg:y="4.497cm" svg:viewBox="0 0 5809 1522" draw:points="2904,1522 0,1522 0,0 5809,0 5809,1522">
            <text:p/>
          </draw:polygon>
          <draw:path draw:style-name="gr3" draw:text-style-name="P9" draw:layer="layout" svg:width="0.687cm" svg:height="0.426cm" svg:x="13.95cm" svg:y="5.111cm" svg:viewBox="0 0 688 427" svg:d="M521 153c32 28 72 49 97 60-28 12-65 33-97 60h-493c-14 0-28 0-28 15 0 16 14 16 26 16h460c-37 36-78 104-78 115 0 8 9 8 14 8 7 0 13 0 14-7 18-29 39-70 90-116 53-47 106-67 145-79 14-5 14-5 15-7 2 0 2-3 2-5s0-2 0-4l-3-1c-2-2-2-2-16-7-106-30-183-102-227-185-7-16-9-16-20-16-5 0-14 0-14 9 0 10 39 77 78 114h-460c-12 0-26 0-26 16 0 14 14 14 28 14z">
            <text:p/>
          </draw:path>
          <draw:path draw:style-name="gr3" draw:text-style-name="P9" draw:layer="layout" svg:width="0.369cm" svg:height="0.546cm" svg:x="15.65cm" svg:y="4.458cm" svg:viewBox="0 0 370 547" svg:d="M370 9c0-2 0-9-11-9s-84 7-99 9c-5 0-10 3-10 14 0 10 7 10 19 10 37 0 39 6 39 13l-4 16-45 183c-14-29-37-50-72-50-90 0-187 115-187 227 0 74 42 125 104 125 16 0 54-3 100-58 7 32 34 58 71 58 28 0 45-18 58-44 12-26 22-74 22-76 0-8-7-8-8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56cm" svg:height="0.5cm" svg:x="16.044cm" svg:y="4.653cm" svg:viewBox="0 0 357 501" svg:d="M355 47c2-10 2-12 2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olygon draw:style-name="gr3" draw:text-style-name="P9" draw:layer="layout" svg:width="1.041cm" svg:height="0.032cm" svg:x="15.503cm" svg:y="5.308cm" svg:viewBox="0 0 1042 33" draw:points="521,33 0,33 0,0 1042,0 1042,33">
            <text:p/>
          </draw:polygon>
          <draw:path draw:style-name="gr3" draw:text-style-name="P9" draw:layer="layout" svg:width="0.298cm" svg:height="0.351cm" svg:x="15.539cm" svg:y="5.70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49cm" svg:height="0.37cm" svg:x="15.892cm" svg:y="5.464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7-28-28c19-25 56-30 75-30 25 0 60 12 60 60 0 23-7 47-23 63-17 21-31 23-59 25-15 0-15 0-18 1 0 0-5 0-5 7s5 7 14 7z">
            <text:p/>
          </draw:path>
          <draw:path draw:style-name="gr3" draw:text-style-name="P9" draw:layer="layout" svg:width="0.279cm" svg:height="0.349cm" svg:x="16.197cm" svg:y="5.586cm" svg:viewBox="0 0 280 350" svg:d="M278 35c2-9 2-9 2-12 0-11-9-18-18-18-7 0-17 4-23 14-1 2-7 20-8 30l-13 46c-2 14-19 81-21 88 0 0-25 47-67 47-37 0-37-35-37-45 0-30 13-64 28-106 7-17 11-23 11-33 0-27-23-46-53-46-54 0-79 74-79 83 0 7 7 7 9 7 9 0 9-2 10-9 14-44 37-65 58-65 11 0 15 5 15 17 0 14-6 25-8 32-26 67-31 88-31 111 0 9 0 35 21 53 16 14 39 16 54 16 22 0 41-8 59-25-7 30-13 53-36 81-14 17-37 35-65 35-3 0-30 0-40-18 28-3 28-30 28-30 0-17-16-21-21-21-13 0-32 11-32 36 0 28 27 47 65 47 55 0 123-42 139-109z">
            <text:p/>
          </draw:path>
          <draw:path draw:style-name="gr3" draw:text-style-name="P9" draw:layer="layout" svg:width="0.515cm" svg:height="0.182cm" svg:x="16.894cm" svg:y="5.23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17.703cm" svg:y="5.176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4cm" svg:height="0.36cm" svg:x="18.061cm" svg:y="4.8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18.361cm" svg:y="4.959cm" svg:viewBox="0 0 292 246" svg:d="M109 183c-5 18-23 47-51 47-2 0-18 0-30-7 23-7 25-26 25-30 0-12-9-21-21-21-16 0-32 14-32 34 0 28 30 40 58 40 25 0 46-16 60-38 14 28 44 38 65 38 63 0 95-68 95-84 0-7-7-7-9-7-7 0-7 3-9 10-12 37-44 65-75 65-21 0-34-14-34-35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369cm" svg:height="0.546cm" svg:x="19.013cm" svg:y="4.98cm" svg:viewBox="0 0 370 547" svg:d="M370 9c0-2 0-9-11-9s-84 7-99 9c-5 0-10 3-10 14 0 10 7 10 19 10 37 0 39 6 39 13l-4 16-45 183c-14-29-37-50-72-50-90 0-187 115-187 227 0 74 42 125 104 125 16 0 54-3 100-58 7 32 34 58 71 58 28 0 45-18 58-44 12-26 22-74 22-76 0-8-7-8-8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86cm" svg:height="0.351cm" svg:x="19.407cm" svg:y="5.1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>
          <svg:title>TexMaths</svg:title>
          <svg:desc>22§display§\therefore \ \ e^{-3y}\ dy = e^{2x}\ dx§svg§600§FALSE§</svg:desc>
          <draw:polygon draw:style-name="gr2" draw:text-style-name="P8" draw:layer="layout" svg:width="6.916cm" svg:height="0.761cm" svg:x="4.762cm" svg:y="6.496cm" svg:viewBox="0 0 6917 762" draw:points="3459,762 0,762 0,0 6917,0 6917,762">
            <text:p/>
          </draw:polygon>
          <draw:path draw:style-name="gr3" draw:text-style-name="P9" draw:layer="layout" svg:width="0.469cm" svg:height="0.418cm" svg:x="4.746cm" svg:y="6.777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9" draw:layer="layout" svg:width="0.298cm" svg:height="0.351cm" svg:x="6.005cm" svg:y="6.793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9" draw:layer="layout" svg:width="0.367cm" svg:height="0.027cm" svg:x="6.388cm" svg:y="6.668cm" svg:viewBox="0 0 368 28" svg:d="M347 28c7 0 21 0 21-14s-12-14-21-14h-326c-9 0-21 0-21 14s12 14 21 14z">
            <text:p/>
          </draw:path>
          <draw:path draw:style-name="gr3" draw:text-style-name="P9" draw:layer="layout" svg:width="0.249cm" svg:height="0.37cm" svg:x="6.842cm" svg:y="6.457cm" svg:viewBox="0 0 250 371" svg:d="M120 180c42 0 72 29 72 88 0 66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9" draw:layer="layout" svg:width="0.279cm" svg:height="0.349cm" svg:x="7.147cm" svg:y="6.578cm" svg:viewBox="0 0 280 350" svg:d="M276 35c4-9 4-9 4-12 0-11-9-18-18-18-7 0-17 4-23 14-1 2-7 20-8 30l-13 46c-2 14-19 81-21 88 0 0-25 48-67 48-37 0-37-36-37-46 0-30 13-64 28-106 7-17 11-23 11-33 0-27-23-46-53-46-54 0-79 74-79 83 0 7 7 7 9 7 9 0 9-2 10-9 14-44 37-65 58-65 11 0 15 5 15 17 0 15-6 25-8 32-26 67-31 88-31 111 0 9 0 35 21 53 16 14 39 16 54 16 22 0 41-7 59-25-7 30-13 53-36 81-14 18-37 35-65 35-3 0-30 0-40-17 28-4 28-30 28-30 0-18-16-21-21-21-13 0-32 10-32 35 0 28 27 47 65 47 55 0 123-42 139-109z">
            <text:p/>
          </draw:path>
          <draw:path draw:style-name="gr3" draw:text-style-name="P9" draw:layer="layout" svg:width="0.369cm" svg:height="0.547cm" svg:x="7.781cm" svg:y="6.6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8.175cm" svg:y="6.793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515cm" svg:height="0.182cm" svg:x="8.817cm" svg:y="6.8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9.625cm" svg:y="6.793cm" svg:viewBox="0 0 299 352" svg:d="M109 164c23 0 81-2 120-18 54-23 58-69 58-79 0-35-30-67-83-67-86 0-204 76-204 211 0 79 46 141 121 141 113 0 178-83 178-91 0-6-5-11-10-11-4 0-6 2-9 9-62 75-146 75-157 75-60 0-67-65-67-89 0-9 0-34 13-81zM74 146c30-118 109-128 130-128 37 0 57 22 57 49 0 79-124 79-155 79z">
            <text:p/>
          </draw:path>
          <draw:path draw:style-name="gr3" draw:text-style-name="P9" draw:layer="layout" svg:width="0.24cm" svg:height="0.36cm" svg:x="9.984cm" svg:y="6.45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10.285cm" svg:y="6.578cm" svg:viewBox="0 0 292 246" svg:d="M109 183c-5 18-23 48-51 48-2 0-18 0-30-7 23-7 25-27 25-30 0-13-9-21-21-21-16 0-32 14-32 33 0 28 30 40 58 40 25 0 46-15 60-38 14 28 44 38 65 38 63 0 95-68 95-84 0-7-7-7-9-7-7 0-7 3-8 10-13 37-45 66-76 66-21 0-34-14-34-36 0-14 14-63 29-125 12-42 36-54 54-54 0 0 18 0 28 7-16 5-23 19-23 30 0 12 9 21 22 21 12 0 31-11 31-34 0-31-35-40-58-40-26 0-49 18-60 39-10-23-35-39-65-39-61 0-97 67-97 83 0 7 7 7 9 7 7 0 9-2 11-9 14-42 47-65 75-65 18 0 32 9 32 35 0 11-5 39-11 56z">
            <text:p/>
          </draw:path>
          <draw:path draw:style-name="gr3" draw:text-style-name="P9" draw:layer="layout" svg:width="0.369cm" svg:height="0.547cm" svg:x="10.936cm" svg:y="6.6cm" svg:viewBox="0 0 370 548" svg:d="M370 9c0-2 0-9-11-9-10 0-84 7-98 9-6 0-11 3-11 14 0 10 7 10 19 10 37 0 39 6 39 13l-3 16-46 183c-14-28-37-50-72-50-90 0-187 115-187 228 0 73 42 125 104 125 16 0 54-4 100-59 7 32 34 59 71 59 28 0 45-18 58-44 12-27 23-74 23-76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11.331cm" svg:y="6.793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\int e^{2x}\ dx = \int e^{-3y}\ dy§svg§600§FALSE§</svg:desc>
          <draw:polygon draw:style-name="gr2" draw:text-style-name="P8" draw:layer="layout" svg:width="7.48cm" svg:height="1.642cm" svg:x="4.749cm" svg:y="8.796cm" svg:viewBox="0 0 7481 1643" draw:points="3740,1643 0,1643 0,0 7481,0 7481,1643">
            <text:p/>
          </draw:polygon>
          <draw:path draw:style-name="gr3" draw:text-style-name="P9" draw:layer="layout" svg:width="0.687cm" svg:height="1.719cm" svg:x="4.754cm" svg:y="8.75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298cm" svg:height="0.351cm" svg:x="5.648cm" svg:y="9.468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4cm" svg:height="0.36cm" svg:x="6.006cm" svg:y="9.1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6.307cm" svg:y="9.252cm" svg:viewBox="0 0 292 246" svg:d="M109 183c-5 18-23 48-51 48-2 0-18 0-30-7 23-7 25-27 25-30 0-13-9-21-21-21-16 0-32 14-32 33 0 28 30 40 56 40 27 0 48-15 62-38 14 28 44 38 65 38 63 0 95-68 95-84 0-7-7-7-9-7-7 0-7 3-9 10-12 37-44 66-75 66-21 0-34-14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9" draw:layer="layout" svg:width="0.369cm" svg:height="0.547cm" svg:x="6.958cm" svg:y="9.273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7.352cm" svg:y="9.46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182cm" svg:x="8.029cm" svg:y="9.5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87cm" svg:height="1.719cm" svg:x="8.846cm" svg:y="8.757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298cm" svg:height="0.351cm" svg:x="9.74cm" svg:y="9.468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3" draw:text-style-name="P9" draw:layer="layout" svg:width="0.367cm" svg:height="0.027cm" svg:x="10.124cm" svg:y="9.341cm" svg:viewBox="0 0 368 28" svg:d="M347 28c7 0 21 0 21-14s-13-14-21-14h-326c-9 0-21 0-21 14s12 14 21 14z">
            <text:p/>
          </draw:path>
          <draw:path draw:style-name="gr3" draw:text-style-name="P9" draw:layer="layout" svg:width="0.249cm" svg:height="0.37cm" svg:x="10.578cm" svg:y="9.13cm" svg:viewBox="0 0 250 371" svg:d="M120 180c42 0 72 29 72 88 0 66-39 86-71 86-21 0-70-5-93-37 27-2 32-19 32-30 0-18-12-30-30-30-14 0-30 9-30 30 0 53 56 84 123 84 76 0 127-49 127-103 0-43-34-85-93-99 56-19 77-62 77-93 0-44-49-76-111-76-60 0-105 30-105 72 0 20 10 30 28 30 16 0 28-12 28-28s-12-26-28-28c19-25 56-30 75-30 25 0 60 12 60 60 0 23-7 47-23 63-17 21-31 23-59 25-15 0-15 0-18 1 0 0-5 0-5 8 0 7 5 7 14 7z">
            <text:p/>
          </draw:path>
          <draw:path draw:style-name="gr3" draw:text-style-name="P9" draw:layer="layout" svg:width="0.279cm" svg:height="0.349cm" svg:x="10.882cm" svg:y="9.252cm" svg:viewBox="0 0 280 350" svg:d="M276 35c4-9 4-9 4-12 0-11-9-18-18-18-7 0-17 4-23 14-1 2-7 20-8 30l-13 46c-2 14-19 81-21 88 0 0-25 48-67 48-37 0-37-36-37-46 0-30 13-64 28-106 7-17 11-23 11-33 0-27-23-46-53-46-54 0-79 74-79 83 0 7 7 7 9 7 9 0 9-2 10-9 14-44 37-65 58-65 9 0 15 5 15 17 0 15-6 25-8 32-26 67-31 88-31 111 0 9 0 35 21 53 16 14 39 16 54 16 22 0 41-7 59-25-7 30-13 53-36 81-14 18-37 35-65 35-3 0-30 0-40-17 28-4 28-30 28-30 0-18-16-21-21-21-13 0-32 10-32 35 0 28 27 47 65 47 55 0 123-42 139-109z">
            <text:p/>
          </draw:path>
          <draw:path draw:style-name="gr3" draw:text-style-name="P9" draw:layer="layout" svg:width="0.369cm" svg:height="0.547cm" svg:x="11.516cm" svg:y="9.273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1.91cm" svg:y="9.468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</draw:g>
        <draw:g>
          <svg:title>TexMaths</svg:title>
          <svg:desc>22§display§\frac{e^{2x}}{2} = \frac{e^{-3y}}{-3}  + c_1§svg§600§FALSE§</svg:desc>
          <draw:polygon draw:style-name="gr2" draw:text-style-name="P8" draw:layer="layout" svg:width="5.349cm" svg:height="1.634cm" svg:x="4.884cm" svg:y="10.893cm" svg:viewBox="0 0 5350 1635" draw:points="2675,1635 0,1635 0,0 5350,0 5350,1635">
            <text:p/>
          </draw:polygon>
          <draw:path draw:style-name="gr3" draw:text-style-name="P9" draw:layer="layout" svg:width="0.298cm" svg:height="0.351cm" svg:x="4.88cm" svg:y="11.15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24cm" svg:height="0.36cm" svg:x="5.239cm" svg:y="10.854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291cm" svg:height="0.245cm" svg:x="5.538cm" svg:y="10.975cm" svg:viewBox="0 0 292 246" svg:d="M109 183c-5 18-23 47-51 47-2 0-18 0-30-7 23-7 25-26 25-29 0-13-9-22-21-22-16 0-32 15-32 34 0 28 30 40 56 40 27 0 48-16 62-38 14 28 44 38 65 38 63 0 95-68 95-84 0-7-7-7-9-7-7 0-7 3-9 10-12 37-44 65-75 65-21 0-34-14-34-35 0-14 14-63 28-125 13-42 37-54 55-54 0 0 18 0 28 7-16 5-23 19-23 30 0 12 9 21 21 21 13 0 32-11 32-34 0-31-35-40-58-40-26 0-47 18-60 39-10-23-35-39-65-39-61 0-97 67-97 83 0 7 7 7 9 7 7 0 9-2 11-9 14-42 47-65 75-65 18 0 32 9 32 35 0 11-7 39-11 56z">
            <text:p/>
          </draw:path>
          <draw:polygon draw:style-name="gr3" draw:text-style-name="P9" draw:layer="layout" svg:width="1.058cm" svg:height="0.032cm" svg:x="4.845cm" svg:y="11.808cm" svg:viewBox="0 0 1059 33" draw:points="530,33 0,33 0,0 1059,0 1059,33">
            <text:p/>
          </draw:polygon>
          <draw:path draw:style-name="gr3" draw:text-style-name="P9" draw:layer="layout" svg:width="0.309cm" svg:height="0.516cm" svg:x="5.22cm" svg:y="12.033cm" svg:viewBox="0 0 310 517" svg:d="M60 457l83-80c121-108 167-148 167-226 0-89-69-151-164-151-88 0-146 72-146 141 0 42 39 42 40 42 15 0 41-9 41-40 0-20-14-41-41-41-7 0-7 0-10 2 18-51 60-79 105-79 71 0 104 61 104 126 0 62-38 123-81 171l-149 165c-9 9-9 11-9 30h289l21-135h-20c-3 23-8 58-15 68-8 7-59 7-74 7z">
            <text:p/>
          </draw:path>
          <draw:path draw:style-name="gr3" draw:text-style-name="P9" draw:layer="layout" svg:width="0.515cm" svg:height="0.182cm" svg:x="6.253cm" svg:y="11.73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98cm" svg:height="0.351cm" svg:x="7.154cm" svg:y="11.15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9" draw:layer="layout" svg:width="0.367cm" svg:height="0.027cm" svg:x="7.537cm" svg:y="11.065cm" svg:viewBox="0 0 368 28" svg:d="M347 28c7 0 21 0 21-14s-13-14-21-14h-326c-9 0-21 0-21 14s12 14 21 14z">
            <text:p/>
          </draw:path>
          <draw:path draw:style-name="gr3" draw:text-style-name="P9" draw:layer="layout" svg:width="0.249cm" svg:height="0.37cm" svg:x="7.991cm" svg:y="10.854cm" svg:viewBox="0 0 250 371" svg:d="M120 179c42 0 72 30 72 88 0 67-39 87-71 87-21 0-70-6-93-37 27-2 32-20 32-30 0-18-12-30-30-30-14 0-30 9-30 30 0 53 56 84 123 84 76 0 127-49 127-104 0-42-34-84-93-98 56-19 77-62 77-93 0-44-49-76-111-76-60 0-105 30-105 72 0 19 10 30 28 30 16 0 28-12 28-28s-12-26-28-28c19-25 56-30 75-30 25 0 60 12 60 60 0 23-7 47-23 63-17 21-31 23-59 25-15 0-15 0-18 1 0 0-5 0-5 7s5 7 14 7z">
            <text:p/>
          </draw:path>
          <draw:path draw:style-name="gr3" draw:text-style-name="P9" draw:layer="layout" svg:width="0.279cm" svg:height="0.349cm" svg:x="8.296cm" svg:y="10.975cm" svg:viewBox="0 0 280 350" svg:d="M278 35c2-9 2-9 2-12 0-11-9-18-18-18-7 0-17 4-23 14-1 2-7 20-8 30l-13 46c-2 14-19 81-21 88 0 0-25 47-67 47-37 0-37-35-37-45 0-30 13-64 28-106 7-17 11-23 11-33 0-27-23-46-53-46-54 0-79 74-79 83 0 7 7 7 9 7 9 0 9-2 10-9 14-44 37-65 58-65 11 0 15 5 15 17 0 15-6 25-8 32-26 67-31 88-31 111 0 9 0 35 21 53 16 14 39 16 54 16 22 0 41-7 59-25-8 30-13 53-36 81-14 17-37 35-65 35-3 0-30 0-40-18 28-3 28-29 28-29 0-18-16-22-21-22-13 0-32 11-32 36 0 28 27 47 65 47 55 0 123-42 139-109z">
            <text:p/>
          </draw:path>
          <draw:polygon draw:style-name="gr3" draw:text-style-name="P9" draw:layer="layout" svg:width="1.523cm" svg:height="0.032cm" svg:x="7.119cm" svg:y="11.808cm" svg:viewBox="0 0 1524 33" draw:points="762,33 0,33 0,0 1524,0 1524,33">
            <text:p/>
          </draw:polygon>
          <draw:path draw:style-name="gr3" draw:text-style-name="P9" draw:layer="layout" svg:width="0.472cm" svg:height="0.032cm" svg:x="7.451cm" svg:y="12.339cm" svg:viewBox="0 0 473 33" svg:d="M447 33c12 0 26 0 26-17 0-16-14-16-26-16h-421c-12 0-26 0-26 16 0 17 14 17 26 17z">
            <text:p/>
          </draw:path>
          <draw:path draw:style-name="gr3" draw:text-style-name="P9" draw:layer="layout" svg:width="0.321cm" svg:height="0.532cm" svg:x="8.02cm" svg:y="12.033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9" draw:layer="layout" svg:width="0.515cm" svg:height="0.516cm" svg:x="8.949cm" svg:y="11.56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9.711cm" svg:y="11.676cm" svg:viewBox="0 0 303 352" svg:d="M276 48c-12 0-23 0-35 12-12 10-14 24-14 30 0 17 14 26 30 26 23 0 44-17 44-49 0-39-37-67-93-67-104 0-208 111-208 220 0 70 46 132 127 132 111 0 176-83 176-92 0-5-6-10-9-10-5 0-5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10.073cm" svg:y="11.774cm" svg:viewBox="0 0 199 361" svg:d="M123 16c0-16 0-16-16-16-35 33-84 35-107 35v20c12 0 49 0 79-16v278c0 17 0 24-54 24h-21v20c10 0 77-2 96-2 18 0 87 2 99 2v-20h-21c-55 0-55-7-55-24z">
            <text:p/>
          </draw:path>
        </draw:g>
        <draw:g>
          <svg:title>TexMaths</svg:title>
          <svg:desc>28§display§\Rightarrow§svg§600§FALSE§</svg:desc>
          <draw:polygon draw:style-name="gr2" draw:text-style-name="P8" draw:layer="layout" svg:width="0.829cm" svg:height="0.444cm" svg:x="11.141cm" svg:y="11.616cm" svg:viewBox="0 0 830 445" draw:points="416,445 0,445 0,0 830,0 830,445">
            <text:p/>
          </draw:polygon>
          <draw:path draw:style-name="gr3" draw:text-style-name="P9" draw:layer="layout" svg:width="0.874cm" svg:height="0.542cm" svg:x="11.145cm" svg:y="11.5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>
          <svg:title>TexMaths</svg:title>
          <svg:desc>22§display§3e^{2x} = - 2 e^{-3y} + 6c_1§svg§600§FALSE§</svg:desc>
          <draw:polygon draw:style-name="gr2" draw:text-style-name="P8" draw:layer="layout" svg:width="6.83cm" svg:height="0.718cm" svg:x="12.854cm" svg:y="11.393cm" svg:viewBox="0 0 6831 719" draw:points="3416,719 0,719 0,0 6831,0 6831,719">
            <text:p/>
          </draw:polygon>
          <draw:path draw:style-name="gr3" draw:text-style-name="P9" draw:layer="layout" svg:width="0.321cm" svg:height="0.533cm" svg:x="12.847cm" svg:y="11.518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9" draw:layer="layout" svg:width="0.298cm" svg:height="0.351cm" svg:x="13.238cm" svg:y="11.69cm" svg:viewBox="0 0 299 352" svg:d="M109 164c23 0 81-2 120-18 54-23 58-69 58-79 0-35-30-67-83-67-86 0-204 76-204 211 0 80 46 141 121 141 113 0 178-83 178-91 0-6-5-11-10-11-4 0-6 2-9 9-62 76-146 76-157 76-60 0-67-66-67-90 0-9 0-34 13-81zM74 146c30-118 109-128 130-128 37 0 56 23 56 49 0 79-123 79-154 79z">
            <text:p/>
          </draw:path>
          <draw:path draw:style-name="gr3" draw:text-style-name="P9" draw:layer="layout" svg:width="0.24cm" svg:height="0.36cm" svg:x="13.597cm" svg:y="11.354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6cm" svg:x="13.896cm" svg:y="11.476cm" svg:viewBox="0 0 292 247" svg:d="M109 183c-5 18-23 48-51 48-2 0-18 0-30-7 23-7 25-27 25-30 0-13-9-21-21-21-16 0-32 14-32 33 0 28 30 41 56 41 27 0 48-16 62-39 14 28 44 39 65 39 63 0 95-69 95-85 0-7-7-7-9-7-7 0-7 3-9 11-12 37-44 65-75 65-21 0-34-14-34-36 0-14 14-63 28-125 13-42 37-54 55-54 0 0 18 0 28 7-16 5-23 19-23 30 0 12 9 21 21 21 13 0 32-11 32-33 0-32-35-41-58-41-26 0-47 18-60 39-10-23-35-39-65-39-61 0-97 67-97 83 0 7 7 7 9 7 7 0 9-2 11-9 14-42 47-65 75-65 18 0 32 9 32 35 0 11-7 39-11 56z">
            <text:p/>
          </draw:path>
          <draw:path draw:style-name="gr3" draw:text-style-name="P9" draw:layer="layout" svg:width="0.515cm" svg:height="0.182cm" svg:x="14.517cm" svg:y="11.7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5.355cm" svg:y="11.824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15.93cm" svg:y="11.518cm" svg:viewBox="0 0 310 518" svg:d="M60 458l83-81c121-108 167-148 167-226 0-89-69-151-164-151-88 0-146 72-146 141 0 42 39 42 40 42 15 0 41-9 41-40 0-20-14-41-41-41-7 0-7 0-10 2 18-51 60-79 105-79 71 0 104 61 104 126 0 62-38 124-81 171l-149 166c-9 9-9 10-9 30h289l21-136h-20c-3 23-8 58-15 69-8 7-59 7-74 7z">
            <text:p/>
          </draw:path>
          <draw:path draw:style-name="gr3" draw:text-style-name="P9" draw:layer="layout" svg:width="0.298cm" svg:height="0.351cm" svg:x="16.314cm" svg:y="11.69cm" svg:viewBox="0 0 299 352" svg:d="M109 164c23 0 81-2 120-18 54-23 58-69 58-79 0-35-30-67-83-67-86 0-204 76-204 211 0 80 46 141 121 141 113 0 178-83 178-91 0-6-5-11-10-11-4 0-6 2-9 9-62 76-146 76-157 76-60 0-67-66-67-90 0-9 0-34 13-81zM74 146c30-118 109-128 130-128 37 0 58 23 58 49 0 79-125 79-156 79z">
            <text:p/>
          </draw:path>
          <draw:path draw:style-name="gr3" draw:text-style-name="P9" draw:layer="layout" svg:width="0.367cm" svg:height="0.027cm" svg:x="16.696cm" svg:y="11.565cm" svg:viewBox="0 0 368 28" svg:d="M347 28c7 0 21 0 21-14s-13-14-21-14h-326c-9 0-21 0-21 14s12 14 21 14z">
            <text:p/>
          </draw:path>
          <draw:path draw:style-name="gr3" draw:text-style-name="P9" draw:layer="layout" svg:width="0.249cm" svg:height="0.371cm" svg:x="17.15cm" svg:y="11.354cm" svg:viewBox="0 0 250 372" svg:d="M120 180c42 0 72 30 72 88 0 67-39 86-71 86-21 0-70-5-93-37 27-2 32-19 32-30 0-18-12-30-30-30-14 0-30 9-30 30 0 53 56 85 123 85 76 0 127-50 127-104 0-43-34-85-93-99 56-19 77-62 77-93 0-44-49-76-111-76-60 0-105 30-105 72 0 20 10 30 28 30 16 0 28-12 28-28s-12-26-28-28c19-25 56-30 75-30 25 0 60 12 60 60 0 23-7 47-23 63-17 21-31 23-59 25-15 0-15 0-18 2 0 0-5 0-5 7s5 7 14 7z">
            <text:p/>
          </draw:path>
          <draw:path draw:style-name="gr3" draw:text-style-name="P9" draw:layer="layout" svg:width="0.279cm" svg:height="0.349cm" svg:x="17.454cm" svg:y="11.476cm" svg:viewBox="0 0 280 350" svg:d="M276 35c4-9 4-9 4-12 0-11-9-18-18-18-7 0-17 4-23 14-1 2-7 20-8 30l-13 46c-2 14-19 81-21 88 0 0-25 48-67 48-37 0-37-36-37-46 0-30 13-63 28-106 7-17 11-23 11-33 0-27-23-46-53-46-54 0-79 74-79 83 0 7 7 7 9 7 9 0 9-2 10-9 14-44 37-65 58-65 11 0 15 5 15 17 0 15-6 25-8 32-26 67-31 88-31 111 0 9 0 35 21 53 16 14 39 16 54 16 22 0 41-7 59-25-8 30-13 53-36 81-14 18-37 35-65 35-3 0-30 0-40-17 28-4 28-30 28-30 0-18-16-21-21-21-13 0-32 10-32 35 0 28 27 47 65 47 55 0 123-42 139-109z">
            <text:p/>
          </draw:path>
          <draw:path draw:style-name="gr3" draw:text-style-name="P9" draw:layer="layout" svg:width="0.515cm" svg:height="0.517cm" svg:x="18.015cm" svg:y="11.58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21cm" svg:height="0.533cm" svg:x="18.779cm" svg:y="11.518cm" svg:viewBox="0 0 322 534" svg:d="M70 262v-19c0-195 97-224 136-224 19 0 51 6 69 32-13 0-43 0-43 34 0 24 18 37 35 37 13 0 36-8 36-37 0-48-34-85-99-85-98 0-204 100-204 271 0 208 90 263 162 263 86 0 160-73 160-175 0-98-69-174-155-174-53 0-81 40-97 77zM162 512c-49 0-72-47-76-58-14-37-14-98-14-112 0-60 25-139 95-139 12 0 48 0 72 49 14 28 14 69 14 105 0 37 0 76-14 104-23 48-60 51-77 51z">
            <text:p/>
          </draw:path>
          <draw:path draw:style-name="gr3" draw:text-style-name="P9" draw:layer="layout" svg:width="0.302cm" svg:height="0.351cm" svg:x="19.164cm" svg:y="11.69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  <draw:path draw:style-name="gr3" draw:text-style-name="P9" draw:layer="layout" svg:width="0.198cm" svg:height="0.36cm" svg:x="19.525cm" svg:y="11.789cm" svg:viewBox="0 0 199 361" svg:d="M123 16c0-16-2-16-16-16-35 33-84 35-107 35v20c12 0 49 0 79-16v278c0 18 0 25-54 25h-21v19c10 0 77-2 96-2 18 0 87 2 99 2v-19h-21c-55 0-55-7-55-25z">
            <text:p/>
          </draw:path>
        </draw:g>
        <draw:g>
          <svg:title>TexMaths</svg:title>
          <svg:desc>22§display§3e^{2x} + 2 e^{-3y} = c  \ \ \text {where }  \ c = 6c_1§svg§600§FALSE§</svg:desc>
          <draw:polygon draw:style-name="gr2" draw:text-style-name="P8" draw:layer="layout" svg:width="10.94cm" svg:height="0.718cm" svg:x="4.857cm" svg:y="13.094cm" svg:viewBox="0 0 10941 719" draw:points="5471,719 0,719 0,0 10941,0 10941,719">
            <text:p/>
          </draw:polygon>
          <draw:path draw:style-name="gr3" draw:text-style-name="P9" draw:layer="layout" svg:width="0.321cm" svg:height="0.533cm" svg:x="4.85cm" svg:y="13.219cm" svg:viewBox="0 0 322 534" svg:d="M194 243c63-19 107-74 107-136 0-63-67-107-143-107-79 0-137 46-137 106 0 24 18 40 39 40 24 0 40-17 40-40 0-39-37-39-47-39 23-37 74-48 102-48 32 0 76 18 76 87 0 10-2 54-23 89-23 37-50 39-69 41-5 0-25 2-30 2-7 0-12 2-12 9 0 8 5 8 19 8h34c63 0 93 53 93 129 0 106-55 128-88 128-34 0-92-14-120-59 28 5 51-13 51-43 0-28-19-44-42-44-19 0-44 13-44 46 0 71 72 122 157 122 95 0 165-71 165-150 0-63-49-123-128-141z">
            <text:p/>
          </draw:path>
          <draw:path draw:style-name="gr3" draw:text-style-name="P9" draw:layer="layout" svg:width="0.298cm" svg:height="0.351cm" svg:x="5.241cm" svg:y="13.391cm" svg:viewBox="0 0 299 352" svg:d="M109 164c23 0 81-2 120-18 54-23 58-69 58-79 0-35-30-67-83-67-86 0-204 76-204 211 0 80 46 141 121 141 113 0 178-83 178-91 0-6-5-11-10-11-4 0-6 2-9 9-62 76-146 76-157 76-60 0-67-66-67-90 0-9 0-34 13-81zM74 146c30-118 109-128 130-128 37 0 57 23 57 49 0 79-124 79-155 79z">
            <text:p/>
          </draw:path>
          <draw:path draw:style-name="gr3" draw:text-style-name="P9" draw:layer="layout" svg:width="0.24cm" svg:height="0.36cm" svg:x="5.6cm" svg:y="13.05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291cm" svg:height="0.246cm" svg:x="5.899cm" svg:y="13.177cm" svg:viewBox="0 0 292 247" svg:d="M109 183c-5 18-23 48-51 48-2 0-18 0-30-7 23-7 25-27 25-30 0-13-9-21-21-21-16 0-32 14-32 33 0 28 30 41 56 41 27 0 48-16 62-39 14 28 44 39 65 39 63 0 95-69 95-85 0-7-7-7-9-7-7 0-7 3-8 11-13 37-44 65-76 65-21 0-34-14-34-36 0-14 14-63 29-125 12-42 37-54 54-54 0 0 18 0 28 7-16 5-23 19-23 30 0 12 9 21 22 21 12 0 31-11 31-33 0-32-35-41-58-41-26 0-47 18-60 39-10-23-35-39-65-39-61 0-97 67-97 83 0 7 7 7 9 7 7 0 9-2 11-9 14-42 47-65 75-65 18 0 32 9 32 35 0 11-7 39-11 56z">
            <text:p/>
          </draw:path>
          <draw:path draw:style-name="gr3" draw:text-style-name="P9" draw:layer="layout" svg:width="0.515cm" svg:height="0.517cm" svg:x="6.478cm" svg:y="13.28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7.246cm" svg:y="13.219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9" draw:layer="layout" svg:width="0.298cm" svg:height="0.351cm" svg:x="7.629cm" svg:y="13.391cm" svg:viewBox="0 0 299 352" svg:d="M109 164c23 0 81-2 120-18 54-23 58-69 58-79 0-35-30-67-83-67-86 0-204 76-204 211 0 80 46 141 121 141 113 0 178-83 178-91 0-6-5-11-10-11-4 0-6 2-9 9-62 76-146 76-157 76-60 0-67-66-67-90 0-9 0-34 13-81zM74 146c30-118 109-128 130-128 37 0 57 23 57 49 0 79-124 79-155 79z">
            <text:p/>
          </draw:path>
          <draw:path draw:style-name="gr3" draw:text-style-name="P9" draw:layer="layout" svg:width="0.367cm" svg:height="0.027cm" svg:x="8.013cm" svg:y="13.266cm" svg:viewBox="0 0 368 28" svg:d="M347 28c7 0 21 0 21-14s-12-14-21-14h-326c-9 0-21 0-21 14s12 14 21 14z">
            <text:p/>
          </draw:path>
          <draw:path draw:style-name="gr3" draw:text-style-name="P9" draw:layer="layout" svg:width="0.249cm" svg:height="0.371cm" svg:x="8.467cm" svg:y="13.055cm" svg:viewBox="0 0 250 372" svg:d="M120 180c42 0 72 30 72 88 0 67-39 86-71 86-21 0-70-5-93-37 27-2 32-19 32-30 0-18-12-30-30-30-14 0-30 9-30 30 0 53 56 85 123 85 76 0 127-50 127-104 0-43-33-85-93-99 56-19 77-62 77-93 0-44-49-76-111-76-60 0-105 30-105 72 0 20 10 30 28 30 16 0 26-12 26-28s-10-26-26-28c19-25 56-30 75-30 25 0 60 12 60 60 0 23-9 47-23 63-17 21-31 23-59 25-15 0-15 0-18 2 0 0-5 0-5 7s5 7 14 7z">
            <text:p/>
          </draw:path>
          <draw:path draw:style-name="gr3" draw:text-style-name="P9" draw:layer="layout" svg:width="0.279cm" svg:height="0.349cm" svg:x="8.772cm" svg:y="13.177cm" svg:viewBox="0 0 280 350" svg:d="M278 35c2-9 2-9 2-12 0-11-9-18-18-18-7 0-17 4-23 14-1 2-7 20-8 30l-13 46c-1 14-19 81-21 88 0 0-25 48-67 48-37 0-37-36-37-46 0-30 13-63 28-106 7-17 11-23 11-33 0-27-23-46-53-46-54 0-79 74-79 83 0 7 7 7 9 7 9 0 9-2 10-9 14-44 37-65 58-65 11 0 15 5 15 17 0 15-6 25-8 32-26 67-31 88-31 111 0 9 0 35 21 53 16 14 39 16 54 16 22 0 41-7 59-25-7 30-13 53-36 81-14 18-37 35-65 35-3 0-30 0-40-17 28-4 28-30 28-30 0-18-16-21-21-21-13 0-32 10-32 35 0 28 27 47 65 47 55 0 123-42 139-109z">
            <text:p/>
          </draw:path>
          <draw:path draw:style-name="gr3" draw:text-style-name="P9" draw:layer="layout" svg:width="0.515cm" svg:height="0.182cm" svg:x="9.375cm" svg:y="13.4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10.18cm" svg:y="13.391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  <draw:path draw:style-name="gr3" draw:text-style-name="P9" draw:layer="layout" svg:width="0.531cm" svg:height="0.342cm" svg:x="11.012cm" svg:y="13.4cm" svg:viewBox="0 0 532 343" svg:d="M466 74c15-39 39-49 66-49v-25c-18 2-41 2-57 2-23 0-58-2-72-2v25c28 0 44 14 44 37 0 5 0 5-3 15l-71 199-77-216c-2-9-4-11-4-14 0-21 30-21 46-21v-25c-23 0-62 2-81 2-23 0-46 0-69-2v25c29 0 41 1 50 10 3 6 12 28 17 44l-67 187-74-206c-3-11-3-12-3-14 0-21 30-21 46-21v-25c-23 0-67 2-85 2-3 0-44 0-72-2v25c39 0 48 1 58 26l97 275c3 12 7 17 16 17 10 0 12-3 16-15l79-221 79 222c2 9 5 14 16 14 9 0 12-7 14-14z">
            <text:p/>
          </draw:path>
          <draw:path draw:style-name="gr3" draw:text-style-name="P9" draw:layer="layout" svg:width="0.39cm" svg:height="0.538cm" svg:x="11.583cm" svg:y="13.198cm" svg:viewBox="0 0 391 539" svg:d="M60 479c0 35-7 35-60 35v25c26-2 67-2 88-2 19 0 60 0 86 2v-25c-51 0-60 0-60-35v-143c0-81 55-123 104-123 50 0 58 42 58 86v180c0 35-8 35-59 35v25c26-2 66-2 88-2 19 0 59 0 86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12.009cm" svg:y="13.38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9" draw:layer="layout" svg:width="0.261cm" svg:height="0.342cm" svg:x="12.352cm" svg:y="13.391cm" svg:viewBox="0 0 262 343" svg:d="M107 86v-86l-107 9v24c55 0 60 6 60 43v209c0 34-7 34-60 34v24c30 0 67-1 88-1 32 0 69 0 100 1v-24h-17c-57 0-58-7-58-35v-120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2.655cm" svg:y="13.38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9" draw:layer="layout" svg:width="0.302cm" svg:height="0.351cm" svg:x="13.524cm" svg:y="13.391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  <draw:path draw:style-name="gr3" draw:text-style-name="P9" draw:layer="layout" svg:width="0.515cm" svg:height="0.182cm" svg:x="14.086cm" svg:y="13.44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1cm" svg:height="0.533cm" svg:x="14.89cm" svg:y="13.219cm" svg:viewBox="0 0 322 534" svg:d="M70 262v-19c0-195 97-224 136-224 19 0 51 6 69 32-13 0-43 0-43 34 0 24 18 37 36 37 12 0 35-8 35-37 0-48-34-85-99-85-98 0-204 100-204 271 0 208 90 263 162 263 86 0 160-73 160-175 0-98-69-174-155-174-53 0-81 40-97 77zM162 512c-48 0-72-47-76-58-14-37-14-98-14-112 0-60 25-139 95-139 13 0 48 0 72 49 14 28 14 69 14 105 0 37 0 76-14 104-22 48-58 51-77 51z">
            <text:p/>
          </draw:path>
          <draw:path draw:style-name="gr3" draw:text-style-name="P9" draw:layer="layout" svg:width="0.302cm" svg:height="0.351cm" svg:x="15.277cm" svg:y="13.391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  <draw:path draw:style-name="gr3" draw:text-style-name="P9" draw:layer="layout" svg:width="0.198cm" svg:height="0.36cm" svg:x="15.638cm" svg:y="13.49cm" svg:viewBox="0 0 199 361" svg:d="M123 16c0-16-2-16-16-16-35 33-84 35-107 35v20c12 0 49 0 79-16v278c0 18 0 25-54 25h-21v19c10 0 77-2 96-2 18 0 87 2 99 2v-19h-21c-55 0-55-7-55-25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891cm" svg:height="0.619cm" svg:x="4.864cm" svg:y="14.395cm" svg:viewBox="0 0 10892 620" draw:points="5445,620 0,620 0,0 10892,0 10892,620">
            <text:p/>
          </draw:polygon>
          <draw:path draw:style-name="gr3" draw:text-style-name="P9" draw:layer="layout" svg:width="0.166cm" svg:height="0.518cm" svg:x="4.85cm" svg:y="14.3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5.066cm" svg:y="14.55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5.617cm" svg:y="14.42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5.929cm" svg:y="14.36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6.355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6.957cm" svg:y="14.5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7.259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7.608cm" svg:y="14.5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8.014cm" svg:y="14.5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8.444cm" svg:y="14.3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8.655cm" svg:y="14.5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8.958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9.306cm" svg:y="14.365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525cm" svg:height="0.562cm" svg:x="10.01cm" svg:y="14.356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3cm" svg:height="0.356cm" svg:x="10.596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0.943cm" svg:y="14.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6cm" svg:x="11.369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1.712cm" svg:y="14.56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6cm" svg:x="12.025cm" svg:y="14.55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2.405cm" svg:y="14.36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562cm" svg:x="12.896cm" svg:y="14.356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9" draw:layer="layout" svg:width="0.344cm" svg:height="0.356cm" svg:x="13.303cm" svg:y="14.55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173cm" svg:height="0.538cm" svg:x="13.694cm" svg:y="14.36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9cm" svg:height="0.351cm" svg:x="13.908cm" svg:y="14.5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242cm" svg:height="0.485cm" svg:x="14.327cm" svg:y="14.426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4.639cm" svg:y="14.3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4.85cm" svg:y="14.55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5.239cm" svg:y="14.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15.711cm" svg:y="14.819cm" svg:viewBox="0 0 84 84" svg:d="M84 42c0-23-19-42-42-42s-42 19-42 42 19 42 42 42 42-19 42-4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9">
        <draw:frame presentation:style-name="pr10" draw:text-style-name="P14" draw:layer="layout" svg:width="26.4cm" svg:height="14.373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11"> <text:s text:c="8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(ii)\ \text { Given that,}§svg§600§FALSE§</svg:desc>
          <draw:polygon draw:style-name="gr2" draw:text-style-name="P8" draw:layer="layout" svg:width="5.385cm" svg:height="0.696cm" svg:x="2.745cm" svg:y="1.091cm" svg:viewBox="0 0 5386 697" draw:points="2694,697 0,697 0,0 5386,0 5386,697">
            <text:p/>
          </draw:polygon>
          <draw:path draw:style-name="gr3" draw:text-style-name="P9" draw:layer="layout" svg:width="0.18cm" svg:height="0.773cm" svg:x="2.782cm" svg:y="1.05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05cm" svg:height="0.52cm" svg:x="3.03cm" svg:y="1.121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205cm" svg:height="0.52cm" svg:x="3.296cm" svg:y="1.121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18cm" svg:height="0.773cm" svg:x="3.584cm" svg:y="1.052cm" svg:viewBox="0 0 181 774" svg:d="M181 387c0-60-9-153-51-241-47-95-114-146-123-146-3 0-7 4-7 7 0 4 0 5 14 19 78 76 121 199 121 361 0 132-28 269-124 366-11 10-11 12-11 14 0 5 4 7 7 7 9 0 79-53 125-151 40-85 49-171 49-236z">
            <text:p/>
          </draw:path>
          <draw:path draw:style-name="gr3" draw:text-style-name="P9" draw:layer="layout" svg:width="0.525cm" svg:height="0.562cm" svg:x="4.399cm" svg:y="1.087cm" svg:viewBox="0 0 526 563" svg:d="M417 498c9 17 41 47 49 47 7 0 7-5 7-17v-136c0-30 4-33 53-33v-25c-28 2-70 4-93 4-32 0-99 0-125-4v25h25c68 0 72 9 72 37v49c0 88-99 95-122 95-49 0-204-28-204-259 0-232 153-256 201-256 82 0 153 68 169 183 1 10 1 14 12 14 12 0 12-4 12-20v-183c0-14 0-19-8-19-4 0-6 0-13 9l-38 58c-25-25-67-67-145-67-144 0-269 123-269 281 0 159 125 282 271 282 56 0 120-19 146-65z">
            <text:p/>
          </draw:path>
          <draw:path draw:style-name="gr3" draw:text-style-name="P9" draw:layer="layout" svg:width="0.166cm" svg:height="0.518cm" svg:x="4.989cm" svg:y="1.1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79cm" svg:height="0.342cm" svg:x="5.191cm" svg:y="1.298cm" svg:viewBox="0 0 380 343" svg:d="M308 76c7-18 21-51 72-51v-25c-18 2-40 2-58 2-19 0-55-2-69-2v25c30 0 39 17 39 33 0 7-2 9-5 18l-79 198-88-216c-4-11-4-12-4-14 0-19 30-19 44-19v-25c-23 0-67 2-84 2-21 0-53 0-76-2v25c49 0 53 3 62 28l112 276c4 11 5 14 16 14s14-7 16-14z">
            <text:p/>
          </draw:path>
          <draw:path draw:style-name="gr3" draw:text-style-name="P9" draw:layer="layout" svg:width="0.3cm" svg:height="0.356cm" svg:x="5.585cm" svg:y="1.286cm" svg:viewBox="0 0 301 357" svg:d="M65 153c5-116 70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5.932cm" svg:y="1.289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242cm" svg:height="0.485cm" svg:x="6.609cm" svg:y="1.156cm" svg:viewBox="0 0 243 486" svg:d="M120 167h111v-25h-111v-142h-20c0 63-24 146-100 150v17h67v213c0 97 72 106 100 106 55 0 76-55 76-106v-44h-20v44c0 56-22 86-51 86-52 0-52-70-52-84z">
            <text:p/>
          </draw:path>
          <draw:path draw:style-name="gr3" draw:text-style-name="P9" draw:layer="layout" svg:width="0.39cm" svg:height="0.537cm" svg:x="6.919cm" svg:y="1.096cm" svg:viewBox="0 0 391 538" svg:d="M60 478c0 36-7 36-60 36v24c26-1 67-1 88-1 19 0 60 0 86 1v-24c-51 0-60 0-60-36v-142c0-81 55-123 104-123s58 42 58 86v179c0 36-9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49cm" svg:height="0.356cm" svg:x="7.357cm" svg:y="1.286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44cm" svg:height="0.485cm" svg:x="7.725cm" svg:y="1.156cm" svg:viewBox="0 0 245 486" svg:d="M120 167h111v-25h-111v-142h-20c0 63-24 146-100 150v17h67v213c0 97 72 106 100 106 55 0 78-55 78-106v-44h-22v44c0 56-22 86-51 86-52 0-52-70-52-84z">
            <text:p/>
          </draw:path>
          <draw:path draw:style-name="gr3" draw:text-style-name="P9" draw:layer="layout" svg:width="0.091cm" svg:height="0.231cm" svg:x="8.078cm" svg:y="1.55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text {Integrating through out, we get}§svg§600§FALSE§</svg:desc>
          <draw:polygon draw:style-name="gr2" draw:text-style-name="P8" draw:layer="layout" svg:width="10.559cm" svg:height="0.62cm" svg:x="4.764cm" svg:y="5.891cm" svg:viewBox="0 0 10560 621" draw:points="5280,621 0,621 0,0 10560,0 10560,621">
            <text:p/>
          </draw:polygon>
          <draw:path draw:style-name="gr3" draw:text-style-name="P9" draw:layer="layout" svg:width="0.237cm" svg:height="0.53cm" svg:x="4.746cm" svg:y="5.861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5.029cm" svg:y="6.0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5.427cm" svg:y="5.9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5.735cm" svg:y="6.0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6.078cm" svg:y="6.0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6.466cm" svg:y="6.0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6.779cm" svg:y="6.0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7.147cm" svg:y="5.9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7.458cm" svg:y="5.8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7.673cm" svg:y="6.0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8.099cm" svg:y="6.0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8.736cm" svg:y="5.9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9.048cm" svg:y="5.8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9.474cm" svg:y="6.0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9.776cm" svg:y="6.0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0.167cm" svg:y="6.0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10.593cm" svg:y="6.0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10.984cm" svg:y="5.8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1.667cm" svg:y="6.0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2.057cm" svg:y="6.0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2.476cm" svg:y="5.9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2.828cm" svg:y="6.3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3.249cm" svg:y="6.0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3.793cm" svg:y="6.0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4.395cm" svg:y="6.0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4.782cm" svg:y="6.0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5.118cm" svg:y="5.914cm" svg:viewBox="0 0 243 487" svg:d="M120 168h111v-25h-111v-143h-20c0 63-24 146-100 150v18h67v213c0 97 72 106 100 106 55 0 76-55 76-106v-44h-19v44c0 56-23 86-52 86-52 0-52-70-52-84z">
            <text:p/>
          </draw:path>
        </draw:g>
        <draw:g>
          <svg:title>TexMaths</svg:title>
          <svg:desc>22§display§y -  x \frac{dy}{dx} = 0§svg§600§FALSE§</svg:desc>
          <draw:polygon draw:style-name="gr2" draw:text-style-name="P8" draw:layer="layout" svg:width="4.133cm" svg:height="1.522cm" svg:x="8.561cm" svg:y="0.492cm" svg:viewBox="0 0 4134 1523" draw:points="2068,1523 0,1523 0,0 4134,0 4134,1523">
            <text:p/>
          </draw:polygon>
          <draw:path draw:style-name="gr3" draw:text-style-name="P9" draw:layer="layout" svg:width="0.358cm" svg:height="0.501cm" svg:x="8.545cm" svg:y="1.171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472cm" svg:height="0.032cm" svg:x="9.165cm" svg:y="1.303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9.897cm" svg:y="1.17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10.456cm" svg:y="0.453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10.851cm" svg:y="0.648cm" svg:viewBox="0 0 357 502" svg:d="M356 48c1-11 1-13 1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10.409cm" svg:y="1.303cm" svg:viewBox="0 0 847 33" draw:points="422,33 0,33 0,0 847,0 847,33">
            <text:p/>
          </draw:polygon>
          <draw:path draw:style-name="gr3" draw:text-style-name="P9" draw:layer="layout" svg:width="0.369cm" svg:height="0.546cm" svg:x="10.439cm" svg:y="1.50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10.833cm" svg:y="1.701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11.604cm" svg:y="1.22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2.407cm" svg:y="0.999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</draw:g>
        <draw:g>
          <svg:title>TexMaths</svg:title>
          <svg:desc>22§display§\therefore \ \ \frac{dx}{x} =  \frac{dy}{y}§svg§600§FALSE§</svg:desc>
          <draw:polygon draw:style-name="gr2" draw:text-style-name="P8" draw:layer="layout" svg:width="4.131cm" svg:height="1.671cm" svg:x="7.161cm" svg:y="3.694cm" svg:viewBox="0 0 4132 1672" draw:points="2066,1672 0,1672 0,0 4132,0 4132,1672">
            <text:p/>
          </draw:polygon>
          <draw:path draw:style-name="gr3" draw:text-style-name="P9" draw:layer="layout" svg:width="0.469cm" svg:height="0.418cm" svg:x="7.145cm" svg:y="4.355cm" svg:viewBox="0 0 470 419" svg:d="M276 40c0-21-19-40-40-40-23 0-42 19-42 40 0 23 19 43 42 43 21 0 40-18 40-43zM470 377c0-22-18-41-41-41-22 0-42 19-42 41s20 42 42 42c23 0 41-20 41-42zM83 377c0-22-20-41-43-41-21 0-40 19-40 41s19 42 40 42c23 0 43-20 43-42z">
            <text:p/>
          </draw:path>
          <draw:path draw:style-name="gr3" draw:text-style-name="P9" draw:layer="layout" svg:width="0.369cm" svg:height="0.546cm" svg:x="8.491cm" svg:y="3.65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86cm" svg:height="0.351cm" svg:x="8.886cm" svg:y="3.8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9" draw:layer="layout" svg:width="0.846cm" svg:height="0.032cm" svg:x="8.461cm" svg:y="4.505cm" svg:viewBox="0 0 847 33" draw:points="422,33 0,33 0,0 847,0 847,33">
            <text:p/>
          </draw:polygon>
          <draw:path draw:style-name="gr3" draw:text-style-name="P9" draw:layer="layout" svg:width="0.386cm" svg:height="0.351cm" svg:x="8.685cm" svg:y="4.9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7 102-104 102-30 0-42-24-42-51 0-17 5-33 14-68z">
            <text:p/>
          </draw:path>
          <draw:path draw:style-name="gr3" draw:text-style-name="P9" draw:layer="layout" svg:width="0.515cm" svg:height="0.182cm" svg:x="9.656cm" svg:y="4.43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69cm" svg:height="0.546cm" svg:x="10.552cm" svg:y="3.65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58cm" svg:height="0.5cm" svg:x="10.947cm" svg:y="3.85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0.81cm" svg:height="0.032cm" svg:x="10.521cm" svg:y="4.505cm" svg:viewBox="0 0 811 33" draw:points="405,33 0,33 0,0 811,0 811,33">
            <text:p/>
          </draw:polygon>
          <draw:path draw:style-name="gr3" draw:text-style-name="P9" draw:layer="layout" svg:width="0.358cm" svg:height="0.5cm" svg:x="10.746cm" svg:y="4.903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</draw:g>
        <draw:g>
          <svg:title>TexMaths</svg:title>
          <svg:desc>22§display§\log x =  \log y + \log c§svg§600§FALSE§</svg:desc>
          <draw:polygon draw:style-name="gr2" draw:text-style-name="P8" draw:layer="layout" svg:width="6.462cm" svg:height="0.62cm" svg:x="7.162cm" svg:y="9.293cm" svg:viewBox="0 0 6463 621" draw:points="3231,621 0,621 0,0 6463,0 6463,621">
            <text:p/>
          </draw:polygon>
          <draw:path draw:style-name="gr3" draw:text-style-name="P9" draw:layer="layout" svg:width="0.173cm" svg:height="0.539cm" svg:x="7.148cm" svg:y="9.254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44cm" svg:height="0.357cm" svg:x="7.359cm" svg:y="9.444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54cm" svg:height="0.512cm" svg:x="7.746cm" svg:y="9.441cm" svg:viewBox="0 0 355 513" svg:d="M151 219c-68 0-68-78-68-96 0-21 1-45 12-65 7-10 25-32 56-32 67 0 67 78 67 96 0 21 0 46-12 65-7 10-25 32-55 32zM60 249c0-4 0-22 14-37 30 23 61 24 77 24 72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86cm" svg:height="0.352cm" svg:x="8.272cm" svg:y="9.45cm" svg:viewBox="0 0 387 353" svg:d="M238 109c3-21 21-91 75-91 5 0 23 0 39 8-21 6-37 25-37 43 0 12 9 28 30 28 17 0 42-14 42-46 0-40-46-51-72-51-46 0-72 41-83 60-19-53-60-60-82-60-81 0-125 101-125 120 0 7 7 7 8 7 7 0 9 0 11-7 26-83 77-102 104-102 14 0 42 7 42 51 0 24-14 77-42 185-13 49-41 81-74 81-5 0-23 0-39-9 20-5 37-21 37-42s-17-28-30-28c-23 0-42 21-42 46 0 35 39 51 72 51 53 0 81-55 83-60 9 30 37 60 83 60 80 0 124-101 124-120 0-7-7-7-8-7-7 0-9 1-11 7-25 84-79 102-104 102-30 0-42-25-42-51 0-18 5-34 14-69z">
            <text:p/>
          </draw:path>
          <draw:path draw:style-name="gr3" draw:text-style-name="P9" draw:layer="layout" svg:width="0.515cm" svg:height="0.182cm" svg:x="8.95cm" svg:y="9.508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9" draw:layer="layout" svg:width="0.173cm" svg:height="0.539cm" svg:x="9.749cm" svg:y="9.254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44cm" svg:height="0.357cm" svg:x="9.96cm" svg:y="9.444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54cm" svg:height="0.512cm" svg:x="10.347cm" svg:y="9.441cm" svg:viewBox="0 0 355 513" svg:d="M151 219c-68 0-68-78-68-96 0-21 1-45 12-65 7-10 25-32 56-32 67 0 67 78 67 96 0 21 0 46-12 65-7 10-25 32-55 32zM60 249c0-4 0-22 14-37 30 23 61 24 77 24 72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58cm" svg:height="0.502cm" svg:x="10.873cm" svg:y="9.45cm" svg:viewBox="0 0 359 503" svg:d="M355 48c4-11 4-13 4-18 0-14-12-21-23-21-9 0-21 3-28 16-2 3-7 28-11 42-5 19-10 41-15 62l-36 141c-1 10-35 65-86 65-40 0-49-33-49-63 0-36 14-83 40-152 13-32 14-41 14-57 0-35-24-63-63-63-74 0-102 113-102 120s7 7 9 7c9 0 9-2 12-14 21-72 53-95 79-95 6 0 20 0 20 24 0 20-7 39-14 55-30 81-44 127-44 162 0 69 49 94 95 94 30 0 56-14 77-36-9 41-19 78-49 120-21 27-51 50-86 50-11 0-46-4-59-34 13 0 22 0 34-9 7-7 14-17 14-31 0-25-21-29-28-29-18 0-44 13-44 52 0 38 35 67 83 67 80 0 160-71 181-159z">
            <text:p/>
          </draw:path>
          <draw:path draw:style-name="gr3" draw:text-style-name="P9" draw:layer="layout" svg:width="0.515cm" svg:height="0.517cm" svg:x="11.473cm" svg:y="9.34cm" svg:viewBox="0 0 516 518" svg:d="M275 275h216c11 0 25 0 25-16s-14-16-25-16h-216v-217c0-12 0-26-16-26s-16 14-16 26v217h-217c-12 0-26 0-26 16s14 16 26 16h217v217c0 11 0 26 16 26s16-15 16-26z">
            <text:p/>
          </draw:path>
          <draw:path draw:style-name="gr3" draw:text-style-name="P9" draw:layer="layout" svg:width="0.173cm" svg:height="0.539cm" svg:x="12.228cm" svg:y="9.254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44cm" svg:height="0.357cm" svg:x="12.439cm" svg:y="9.444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54cm" svg:height="0.512cm" svg:x="12.825cm" svg:y="9.441cm" svg:viewBox="0 0 355 513" svg:d="M151 219c-68 0-68-78-68-96 0-21 1-45 12-65 7-10 25-32 56-32 67 0 67 78 67 96 0 21 0 46-12 65-7 10-25 32-55 32zM60 249c0-4 0-22 14-37 30 23 61 24 77 24 72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02cm" svg:height="0.352cm" svg:x="13.361cm" svg:y="9.45cm" svg:viewBox="0 0 303 353" svg:d="M276 48c-12 0-23 0-35 12-12 11-14 25-14 30 0 18 14 26 30 26 23 0 44-17 44-49 0-39-37-67-93-67-104 0-208 111-208 220 0 71 46 133 127 133 111 0 176-83 176-92 0-5-6-11-9-11-5 0-7 2-11 9-61 76-146 76-156 76-48 0-69-37-69-85 0-31 16-107 42-155 23-44 67-77 109-77 27 0 57 8 67 30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891cm" svg:height="0.619cm" svg:x="4.864cm" svg:y="14.395cm" svg:viewBox="0 0 10892 620" draw:points="5445,620 0,620 0,0 10892,0 10892,620">
            <text:p/>
          </draw:polygon>
          <draw:path draw:style-name="gr3" draw:text-style-name="P9" draw:layer="layout" svg:width="0.166cm" svg:height="0.518cm" svg:x="4.85cm" svg:y="14.3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5.066cm" svg:y="14.55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5.617cm" svg:y="14.42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5.929cm" svg:y="14.36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6.355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6.957cm" svg:y="14.5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7.259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7.608cm" svg:y="14.5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8.014cm" svg:y="14.5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8.444cm" svg:y="14.3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8.655cm" svg:y="14.5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8.958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9.306cm" svg:y="14.365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525cm" svg:height="0.562cm" svg:x="10.01cm" svg:y="14.356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3cm" svg:height="0.356cm" svg:x="10.596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0.943cm" svg:y="14.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6cm" svg:x="11.369cm" svg:y="14.5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1.712cm" svg:y="14.56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6cm" svg:x="12.025cm" svg:y="14.55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2.405cm" svg:y="14.36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562cm" svg:x="12.896cm" svg:y="14.356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9" draw:layer="layout" svg:width="0.344cm" svg:height="0.356cm" svg:x="13.303cm" svg:y="14.55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173cm" svg:height="0.538cm" svg:x="13.694cm" svg:y="14.36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9cm" svg:height="0.351cm" svg:x="13.908cm" svg:y="14.5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242cm" svg:height="0.485cm" svg:x="14.327cm" svg:y="14.426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4.639cm" svg:y="14.3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4.85cm" svg:y="14.55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5.239cm" svg:y="14.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15.711cm" svg:y="14.819cm" svg:viewBox="0 0 84 84" svg:d="M84 42c0-23-19-42-42-42s-42 19-42 42 19 42 42 42 42-19 42-42z">
            <text:p/>
          </draw:path>
        </draw:g>
        <draw:g>
          <svg:title>TexMaths</svg:title>
          <svg:desc>22§display§y \ dx -  x \ dy = 0§svg§600§FALSE§</svg:desc>
          <draw:polygon draw:style-name="gr2" draw:text-style-name="P8" draw:layer="layout" svg:width="5.271cm" svg:height="0.619cm" svg:x="8.562cm" svg:y="2.493cm" svg:viewBox="0 0 5272 620" draw:points="2636,620 0,620 0,0 5272,0 5272,620">
            <text:p/>
          </draw:polygon>
          <draw:path draw:style-name="gr3" draw:text-style-name="P9" draw:layer="layout" svg:width="0.358cm" svg:height="0.501cm" svg:x="8.546cm" svg:y="2.649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0 0 160-71 181-159z">
            <text:p/>
          </draw:path>
          <draw:path draw:style-name="gr3" draw:text-style-name="P9" draw:layer="layout" svg:width="0.369cm" svg:height="0.546cm" svg:x="9.218cm" svg:y="2.454cm" svg:viewBox="0 0 370 547" svg:d="M370 9c0-2 0-9-11-9s-85 7-99 9c-5 0-10 3-10 14 0 10 7 10 19 10 37 0 39 6 39 13l-4 16-45 183c-14-29-37-50-72-50-90 0-187 115-187 227 0 74 42 125 104 125 16 0 54-3 100-58 7 32 34 58 70 58 29 0 46-17 59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9.612cm" svg:y="2.649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81-55 83-60 9 30 37 60 83 60 80 0 124-100 124-120 0-7-7-7-8-7-7 0-9 2-11 7-25 85-79 102-104 102-30 0-42-24-42-51 0-17 5-33 14-68z">
            <text:p/>
          </draw:path>
          <draw:path draw:style-name="gr3" draw:text-style-name="P9" draw:layer="layout" svg:width="0.472cm" svg:height="0.032cm" svg:x="10.267cm" svg:y="2.781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10.999cm" svg:y="2.649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8 20-6 37-22 37-43s-17-28-30-28c-23 0-42 21-42 46 0 35 39 51 72 51 53 0 81-55 83-60 9 30 37 60 83 60 80 0 124-100 124-120 0-7-7-7-8-7-7 0-9 2-11 7-25 85-79 102-104 102-30 0-42-24-42-51 0-17 5-33 14-68z">
            <text:p/>
          </draw:path>
          <draw:path draw:style-name="gr3" draw:text-style-name="P9" draw:layer="layout" svg:width="0.369cm" svg:height="0.546cm" svg:x="11.706cm" svg:y="2.454cm" svg:viewBox="0 0 370 547" svg:d="M370 9c0-2 0-9-11-9s-85 7-99 9c-5 0-10 3-10 14 0 10 7 10 19 10 37 0 39 6 39 13l-2 16-47 183c-14-29-37-50-72-50-90 0-187 115-187 227 0 74 42 125 104 125 16 0 54-3 100-58 7 32 34 58 70 58 29 0 46-17 59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2.1cm" svg:y="2.649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0 0 160-71 181-159z">
            <text:p/>
          </draw:path>
          <draw:path draw:style-name="gr3" draw:text-style-name="P9" draw:layer="layout" svg:width="0.515cm" svg:height="0.182cm" svg:x="12.743cm" svg:y="2.707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9" draw:layer="layout" svg:width="0.326cm" svg:height="0.532cm" svg:x="13.547cm" svg:y="2.475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</draw:g>
        <draw:g>
          <svg:title>TexMaths</svg:title>
          <svg:desc>22§display§y \ dx = x \ dy§svg§600§FALSE§</svg:desc>
          <draw:polygon draw:style-name="gr2" draw:text-style-name="P8" draw:layer="layout" svg:width="3.943cm" svg:height="0.619cm" svg:x="16.562cm" svg:y="2.495cm" svg:viewBox="0 0 3944 620" draw:points="1973,620 0,620 0,0 3944,0 3944,620">
            <text:p/>
          </draw:polygon>
          <draw:path draw:style-name="gr3" draw:text-style-name="P9" draw:layer="layout" svg:width="0.358cm" svg:height="0.501cm" svg:x="16.546cm" svg:y="2.651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0 0 160-71 181-159z">
            <text:p/>
          </draw:path>
          <draw:path draw:style-name="gr3" draw:text-style-name="P9" draw:layer="layout" svg:width="0.369cm" svg:height="0.546cm" svg:x="17.218cm" svg:y="2.456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7.612cm" svg:y="2.6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182cm" svg:x="18.29cm" svg:y="2.70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19.085cm" svg:y="2.6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369cm" svg:height="0.546cm" svg:x="19.793cm" svg:y="2.456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20.187cm" svg:y="2.651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0 0 160-71 181-159z">
            <text:p/>
          </draw:path>
        </draw:g>
        <draw:g>
          <svg:title>TexMaths</svg:title>
          <svg:desc>28§display§\Rightarrow§svg§600§FALSE§</svg:desc>
          <draw:polygon draw:style-name="gr2" draw:text-style-name="P8" draw:layer="layout" svg:width="0.829cm" svg:height="0.444cm" svg:x="14.742cm" svg:y="2.617cm" svg:viewBox="0 0 830 445" draw:points="416,445 0,445 0,0 830,0 830,445">
            <text:p/>
          </draw:polygon>
          <draw:path draw:style-name="gr3" draw:text-style-name="P9" draw:layer="layout" svg:width="0.874cm" svg:height="0.542cm" svg:x="14.746cm" svg:y="2.568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>
          <svg:title>TexMaths</svg:title>
          <svg:desc>22§display§\int \frac{1}{x} \ dx = \int \frac{1}{y} \ dy§svg§600§FALSE§</svg:desc>
          <draw:polygon draw:style-name="gr2" draw:text-style-name="P8" draw:layer="layout" svg:width="6.119cm" svg:height="1.664cm" svg:x="7.246cm" svg:y="6.996cm" svg:viewBox="0 0 6120 1665" draw:points="3061,1665 0,1665 0,0 6120,0 6120,1665">
            <text:p/>
          </draw:polygon>
          <draw:path draw:style-name="gr3" draw:text-style-name="P9" draw:layer="layout" svg:width="0.687cm" svg:height="1.718cm" svg:x="7.251cm" svg:y="6.957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9" draw:layer="layout" svg:width="0.256cm" svg:height="0.516cm" svg:x="8.298cm" svg:y="6.971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9" draw:layer="layout" svg:width="0.443cm" svg:height="0.032cm" svg:x="8.202cm" svg:y="7.8cm" svg:viewBox="0 0 444 33" draw:points="222,33 0,33 0,0 444,0 444,33">
            <text:p/>
          </draw:polygon>
          <draw:path draw:style-name="gr3" draw:text-style-name="P9" draw:layer="layout" svg:width="0.386cm" svg:height="0.351cm" svg:x="8.225cm" svg:y="8.19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9.025cm" svg:y="7.473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0 0 62 63 62 69 0 3-2 8-4 12z">
            <text:p/>
          </draw:path>
          <draw:path draw:style-name="gr3" draw:text-style-name="P9" draw:layer="layout" svg:width="0.386cm" svg:height="0.351cm" svg:x="9.42cm" svg:y="7.66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10.097cm" svg:y="7.72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87cm" svg:height="1.718cm" svg:x="10.914cm" svg:y="6.957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2-21 118-44 249-69 356-14 56-49 202-113 202-28 0-45-19-47-19z">
            <text:p/>
          </draw:path>
          <draw:path draw:style-name="gr3" draw:text-style-name="P9" draw:layer="layout" svg:width="0.256cm" svg:height="0.516cm" svg:x="11.943cm" svg:y="6.971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0.407cm" svg:height="0.032cm" svg:x="11.864cm" svg:y="7.8cm" svg:viewBox="0 0 408 33" draw:points="204,33 0,33 0,0 408,0 408,33">
            <text:p/>
          </draw:polygon>
          <draw:path draw:style-name="gr3" draw:text-style-name="P9" draw:layer="layout" svg:width="0.358cm" svg:height="0.5cm" svg:x="11.887cm" svg:y="8.198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  <draw:path draw:style-name="gr3" draw:text-style-name="P9" draw:layer="layout" svg:width="0.369cm" svg:height="0.546cm" svg:x="12.653cm" svg:y="7.473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6-135 44-170 22-46 58-74 89-74 51 0 62 63 62 69 0 3-2 8-4 12z">
            <text:p/>
          </draw:path>
          <draw:path draw:style-name="gr3" draw:text-style-name="P9" draw:layer="layout" svg:width="0.358cm" svg:height="0.5cm" svg:x="13.047cm" svg:y="7.668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</draw:g>
        <draw:g>
          <svg:title>TexMaths</svg:title>
          <svg:desc>22§display§\log \left( \frac{x}{y} \right) = \log c \ \Rightarrow \ \frac{x}{y} = c§svg§600§FALSE§</svg:desc>
          <draw:polygon draw:style-name="gr2" draw:text-style-name="P8" draw:layer="layout" svg:width="9.019cm" svg:height="1.779cm" svg:x="7.164cm" svg:y="10.694cm" svg:viewBox="0 0 9020 1780" draw:points="4509,1780 0,1780 0,0 9020,0 9020,1780">
            <text:p/>
          </draw:polygon>
          <draw:path draw:style-name="gr3" draw:text-style-name="P9" draw:layer="layout" svg:width="0.173cm" svg:height="0.538cm" svg:x="7.15cm" svg:y="11.239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7.361cm" svg:y="11.42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7.748cm" svg:y="11.42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9" draw:layer="layout" svg:width="0.381cm" svg:height="1.856cm" svg:x="8.414cm" svg:y="10.655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386cm" svg:height="0.351cm" svg:x="8.938cm" svg:y="10.9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9" draw:layer="layout" svg:width="0.443cm" svg:height="0.032cm" svg:x="8.915cm" svg:y="11.567cm" svg:viewBox="0 0 444 33" draw:points="222,33 0,33 0,0 444,0 444,33">
            <text:p/>
          </draw:polygon>
          <draw:path draw:style-name="gr3" draw:text-style-name="P9" draw:layer="layout" svg:width="0.358cm" svg:height="0.501cm" svg:x="8.954cm" svg:y="11.965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9" draw:layer="layout" svg:width="0.381cm" svg:height="1.856cm" svg:x="9.477cm" svg:y="10.655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515cm" svg:height="0.182cm" svg:x="10.278cm" svg:y="11.4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8cm" svg:x="11.075cm" svg:y="11.239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11.286cm" svg:y="11.42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55cm" svg:height="0.511cm" svg:x="11.673cm" svg:y="11.42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9" draw:layer="layout" svg:width="0.302cm" svg:height="0.351cm" svg:x="12.208cm" svg:y="11.43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  <draw:path draw:style-name="gr3" draw:text-style-name="P9" draw:layer="layout" svg:width="0.687cm" svg:height="0.427cm" svg:x="13.027cm" svg:y="11.37cm" svg:viewBox="0 0 688 428" svg:d="M521 153c32 28 72 49 97 60-28 12-65 33-97 60h-493c-14 0-28 0-28 16s14 16 26 16h460c-37 35-78 103-78 114 0 9 9 9 14 9 7 0 13 0 14-7 18-30 39-71 90-116 53-48 106-67 145-80 14-5 14-5 15-7 2 0 2-3 2-5s0-2 0-4l-3-1c-2-2-2-2-16-7-106-30-183-102-225-185-9-16-11-16-22-16-5 0-14 0-14 9 0 10 39 77 78 114h-460c-12 0-26 0-26 16 0 14 14 14 28 14z">
            <text:p/>
          </draw:path>
          <draw:path draw:style-name="gr3" draw:text-style-name="P9" draw:layer="layout" svg:width="0.386cm" svg:height="0.351cm" svg:x="14.345cm" svg:y="10.91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olygon draw:style-name="gr3" draw:text-style-name="P9" draw:layer="layout" svg:width="0.443cm" svg:height="0.032cm" svg:x="14.324cm" svg:y="11.567cm" svg:viewBox="0 0 444 33" draw:points="222,33 0,33 0,0 444,0 444,33">
            <text:p/>
          </draw:polygon>
          <draw:path draw:style-name="gr3" draw:text-style-name="P9" draw:layer="layout" svg:width="0.356cm" svg:height="0.501cm" svg:x="14.363cm" svg:y="11.965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9" draw:layer="layout" svg:width="0.515cm" svg:height="0.182cm" svg:x="15.116cm" svg:y="11.4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15.92cm" svg:y="11.43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>
          <svg:title>TexMaths</svg:title>
          <svg:desc>22§display§\therefore \ \ \  x =  \ cy§svg§600§FALSE§</svg:desc>
          <draw:polygon draw:style-name="gr2" draw:text-style-name="P8" draw:layer="layout" svg:width="3.871cm" svg:height="0.441cm" svg:x="7.162cm" svg:y="13.296cm" svg:viewBox="0 0 3872 442" draw:points="1936,442 0,442 0,0 3872,0 3872,442">
            <text:p/>
          </draw:polygon>
          <draw:path draw:style-name="gr3" draw:text-style-name="P9" draw:layer="layout" svg:width="0.469cm" svg:height="0.418cm" svg:x="7.146cm" svg:y="13.257cm" svg:viewBox="0 0 470 419" svg:d="M276 40c0-21-19-40-40-40-23 0-42 19-42 40 0 23 19 43 42 43 21 0 40-18 40-43zM470 376c0-21-18-40-41-40-22 0-42 19-42 40 0 23 20 43 42 43 23 0 41-20 41-43zM83 376c0-21-20-40-43-40-21 0-40 19-40 40 0 23 19 43 40 43 23 0 43-20 43-43z">
            <text:p/>
          </draw:path>
          <draw:path draw:style-name="gr3" draw:text-style-name="P9" draw:layer="layout" svg:width="0.386cm" svg:height="0.351cm" svg:x="8.649cm" svg:y="13.27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9.327cm" svg:y="13.3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10.39cm" svg:y="13.275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356cm" svg:height="0.5cm" svg:x="10.714cm" svg:y="13.275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draw:frame presentation:style-name="pr10" draw:text-style-name="P14" draw:layer="layout" svg:width="26.4cm" svg:height="14.373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11"> <text:s text:c="8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(iii)\ \text { Given that,}§svg§600§FALSE§</svg:desc>
          <draw:polygon draw:style-name="gr2" draw:text-style-name="P8" draw:layer="layout" svg:width="5.651cm" svg:height="0.696cm" svg:x="2.745cm" svg:y="1.091cm" svg:viewBox="0 0 5652 697" draw:points="2826,697 0,697 0,0 5652,0 5652,697">
            <text:p/>
          </draw:polygon>
          <draw:path draw:style-name="gr3" draw:text-style-name="P9" draw:layer="layout" svg:width="0.18cm" svg:height="0.773cm" svg:x="2.782cm" svg:y="1.05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05cm" svg:height="0.52cm" svg:x="3.03cm" svg:y="1.121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205cm" svg:height="0.52cm" svg:x="3.296cm" svg:y="1.121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205cm" svg:height="0.52cm" svg:x="3.562cm" svg:y="1.121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18cm" svg:height="0.773cm" svg:x="3.85cm" svg:y="1.05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25cm" svg:height="0.562cm" svg:x="4.665cm" svg:y="1.087cm" svg:viewBox="0 0 526 563" svg:d="M417 498c9 17 41 47 49 47 7 0 7-5 7-17v-136c0-30 4-33 53-33v-25c-28 2-70 4-93 4-32 0-99 0-125-4v25h25c68 0 72 9 72 37v49c0 88-99 95-122 95-49 0-204-28-204-259 0-232 153-256 201-256 83 0 153 68 169 183 1 10 1 14 12 14 12 0 12-4 12-20v-183c0-14 0-19-8-19-4 0-7 0-13 9l-38 58c-25-25-67-67-145-67-144 0-269 123-269 281 0 159 125 282 271 282 56 0 120-19 146-65z">
            <text:p/>
          </draw:path>
          <draw:path draw:style-name="gr3" draw:text-style-name="P9" draw:layer="layout" svg:width="0.166cm" svg:height="0.518cm" svg:x="5.254cm" svg:y="1.1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79cm" svg:height="0.342cm" svg:x="5.459cm" svg:y="1.298cm" svg:viewBox="0 0 380 343" svg:d="M308 76c7-18 21-51 72-51v-25c-17 2-40 2-58 2-19 0-55-2-69-2v25c30 0 39 17 39 33 0 7-2 9-5 18l-79 198-88-216c-4-11-4-12-4-14 0-19 30-19 44-19v-25c-23 0-67 2-84 2-21 0-53 0-76-2v25c49 0 53 3 62 28l112 276c5 11 5 14 16 14s14-7 16-14z">
            <text:p/>
          </draw:path>
          <draw:path draw:style-name="gr3" draw:text-style-name="P9" draw:layer="layout" svg:width="0.3cm" svg:height="0.356cm" svg:x="5.851cm" svg:y="1.2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6.198cm" svg:y="1.289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242cm" svg:height="0.485cm" svg:x="6.875cm" svg:y="1.156cm" svg:viewBox="0 0 243 486" svg:d="M120 167h111v-25h-111v-142h-20c0 63-24 146-100 150v17h67v213c0 97 72 106 100 106 55 0 76-55 76-106v-44h-20v44c0 56-22 86-51 86-52 0-52-70-52-84z">
            <text:p/>
          </draw:path>
          <draw:path draw:style-name="gr3" draw:text-style-name="P9" draw:layer="layout" svg:width="0.39cm" svg:height="0.537cm" svg:x="7.187cm" svg:y="1.096cm" svg:viewBox="0 0 391 538" svg:d="M60 478c0 36-7 36-60 36v24c26-1 67-1 88-1 19 0 60 0 86 1v-24c-51 0-60 0-60-36v-142c0-81 55-123 104-123s58 42 58 86v179c0 36-9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49cm" svg:height="0.356cm" svg:x="7.623cm" svg:y="1.286cm" svg:viewBox="0 0 350 357" svg:d="M227 288c2 32 23 64 60 64 16 0 63-11 63-74v-42h-19v42c0 46-20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9" draw:layer="layout" svg:width="0.242cm" svg:height="0.485cm" svg:x="7.993cm" svg:y="1.156cm" svg:viewBox="0 0 243 486" svg:d="M120 167h111v-25h-111v-142h-20c0 63-24 146-100 150v17h67v213c0 97 72 106 100 106 55 0 76-55 76-106v-44h-20v44c0 56-22 86-51 86-52 0-52-70-52-84z">
            <text:p/>
          </draw:path>
          <draw:path draw:style-name="gr3" draw:text-style-name="P9" draw:layer="layout" svg:width="0.091cm" svg:height="0.231cm" svg:x="8.344cm" svg:y="1.55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text {Integrating through out, we get}§svg§600§FALSE§</svg:desc>
          <draw:polygon draw:style-name="gr2" draw:text-style-name="P8" draw:layer="layout" svg:width="10.559cm" svg:height="0.62cm" svg:x="4.764cm" svg:y="5.791cm" svg:viewBox="0 0 10560 621" draw:points="5280,621 0,621 0,0 10560,0 10560,621">
            <text:p/>
          </draw:polygon>
          <draw:path draw:style-name="gr3" draw:text-style-name="P9" draw:layer="layout" svg:width="0.237cm" svg:height="0.53cm" svg:x="4.746cm" svg:y="5.761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5.029cm" svg:y="5.9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5.427cm" svg:y="5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5.735cm" svg:y="5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6.078cm" svg:y="5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6.466cm" svg:y="5.9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6.779cm" svg:y="5.9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7.147cm" svg:y="5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7.458cm" svg:y="5.7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7.673cm" svg:y="5.9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8.099cm" svg:y="5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8.736cm" svg:y="5.8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9.048cm" svg:y="5.7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9.474cm" svg:y="5.9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9.776cm" svg:y="5.9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0.167cm" svg:y="5.9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10.593cm" svg:y="5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10.984cm" svg:y="5.7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1.667cm" svg:y="5.9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2.057cm" svg:y="5.9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2.476cm" svg:y="5.8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2.828cm" svg:y="6.2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3.249cm" svg:y="5.9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3.793cm" svg:y="5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4.395cm" svg:y="5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4.782cm" svg:y="5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5.118cm" svg:y="5.814cm" svg:viewBox="0 0 243 487" svg:d="M120 168h111v-25h-111v-143h-20c0 63-24 146-100 150v18h67v213c0 97 72 106 100 106 55 0 76-55 76-106v-44h-19v44c0 56-23 86-52 86-52 0-52-70-52-84z">
            <text:p/>
          </draw:path>
        </draw:g>
        <draw:g>
          <svg:title>TexMaths</svg:title>
          <svg:desc>22§display§\sec^2 x . \tan y \ dx + \sec^2 y . \tan x \ dy = 0§svg§600§FALSE§</svg:desc>
          <draw:polygon draw:style-name="gr2" draw:text-style-name="P8" draw:layer="layout" svg:width="12.235cm" svg:height="0.761cm" svg:x="8.96cm" svg:y="0.992cm" svg:viewBox="0 0 12236 762" draw:points="6117,762 0,762 0,0 12236,0 12236,762">
            <text:p/>
          </draw:polygon>
          <draw:path draw:style-name="gr3" draw:text-style-name="P9" draw:layer="layout" svg:width="0.254cm" svg:height="0.356cm" svg:x="8.946cm" svg:y="1.28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cm" svg:height="0.356cm" svg:x="9.249cm" svg:y="1.2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9.595cm" svg:y="1.286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24cm" svg:height="0.36cm" svg:x="9.947cm" svg:y="0.9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86cm" svg:height="0.351cm" svg:x="10.412cm" svg:y="1.2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083cm" svg:height="0.084cm" svg:x="10.898cm" svg:y="1.55cm" svg:viewBox="0 0 84 85" svg:d="M84 42c0-23-19-42-42-42s-42 19-42 42 19 43 42 43 42-20 42-43z">
            <text:p/>
          </draw:path>
          <draw:path draw:style-name="gr3" draw:text-style-name="P9" draw:layer="layout" svg:width="0.242cm" svg:height="0.485cm" svg:x="11.19cm" svg:y="1.15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49cm" svg:height="0.356cm" svg:x="11.508cm" svg:y="1.286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9" draw:layer="layout" svg:width="0.39cm" svg:height="0.342cm" svg:x="11.887cm" svg:y="1.289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58cm" svg:height="0.501cm" svg:x="12.443cm" svg:y="1.289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369cm" svg:height="0.547cm" svg:x="13.115cm" svg:y="1.096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3.509cm" svg:y="1.2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9" draw:layer="layout" svg:width="0.515cm" svg:height="0.517cm" svg:x="14.145cm" svg:y="1.18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4cm" svg:height="0.356cm" svg:x="14.9cm" svg:y="1.286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cm" svg:height="0.356cm" svg:x="15.2cm" svg:y="1.28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15.549cm" svg:y="1.286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24cm" svg:height="0.36cm" svg:x="15.901cm" svg:y="0.95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58cm" svg:height="0.501cm" svg:x="16.364cm" svg:y="1.289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083cm" svg:height="0.084cm" svg:x="16.816cm" svg:y="1.55cm" svg:viewBox="0 0 84 85" svg:d="M84 42c0-23-19-42-42-42s-42 19-42 42 19 43 42 43 42-20 42-43z">
            <text:p/>
          </draw:path>
          <draw:path draw:style-name="gr3" draw:text-style-name="P9" draw:layer="layout" svg:width="0.242cm" svg:height="0.485cm" svg:x="17.106cm" svg:y="1.155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49cm" svg:height="0.356cm" svg:x="17.425cm" svg:y="1.286cm" svg:viewBox="0 0 350 357" svg:d="M225 289c4 31 25 63 62 63 16 0 63-10 63-74v-42h-19v42c0 46-20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9" draw:layer="layout" svg:width="0.39cm" svg:height="0.342cm" svg:x="17.805cm" svg:y="1.289cm" svg:viewBox="0 0 391 343" svg:d="M60 76v209c0 34-7 34-60 34v24c26 0 67-1 88-1 19 0 60 1 86 1v-24c-51 0-60 0-60-34v-144c0-81 55-123 104-123s58 42 58 86v181c0 34-9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386cm" svg:height="0.351cm" svg:x="18.361cm" svg:y="1.28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8-7-9-7-7 0-9 2-11 7-26 85-79 102-104 102-30 0-42-24-42-51 0-17 5-33 14-68z">
            <text:p/>
          </draw:path>
          <draw:path draw:style-name="gr3" draw:text-style-name="P9" draw:layer="layout" svg:width="0.369cm" svg:height="0.547cm" svg:x="19.069cm" svg:y="1.096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8cm" svg:height="0.501cm" svg:x="19.463cm" svg:y="1.289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515cm" svg:height="0.182cm" svg:x="20.105cm" svg:y="1.3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0.908cm" svg:y="1.117cm" svg:viewBox="0 0 327 533" svg:d="M327 269c0-63-3-125-31-183-36-74-99-86-132-86-46 0-104 19-136 92-24 54-28 114-28 177 0 58 4 127 35 187 34 62 90 77 129 77 42 0 100-15 135-89 25-53 28-115 28-175zM164 518c-30 0-78-20-92-95-7-46-7-118-7-164 0-49 0-101 5-143 16-91 74-98 94-98 24 0 75 14 91 89 7 44 7 103 7 152 0 58 0 111-9 160-10 74-54 99-89 99z">
            <text:p/>
          </draw:path>
        </draw:g>
        <draw:g>
          <svg:title>TexMaths</svg:title>
          <svg:desc>22§display§\frac{\sec^2 x}{ \tan x}\ dx + \frac{ \sec^2 y}{ \tan y} \ dy = 0§svg§600§FALSE§</svg:desc>
          <draw:polygon draw:style-name="gr2" draw:text-style-name="P8" draw:layer="layout" svg:width="8.489cm" svg:height="1.774cm" svg:x="4.785cm" svg:y="3.395cm" svg:viewBox="0 0 8490 1775" draw:points="4244,1775 0,1775 0,0 8490,0 8490,1775">
            <text:p/>
          </draw:polygon>
          <draw:path draw:style-name="gr3" draw:text-style-name="P9" draw:layer="layout" svg:width="0.254cm" svg:height="0.356cm" svg:x="4.771cm" svg:y="3.65cm" svg:viewBox="0 0 255 357" svg:d="M136 197c17 4 81 16 81 72 0 39-27 70-89 70-65 0-93-44-107-110-2-9-3-13-10-13-11 0-11 6-11 20v102c0 14 0 19 9 19 3 0 5-2 19-16 2-2 2-3 16-17 33 31 69 33 84 33 90 0 127-53 127-109 0-40-24-63-33-74-27-25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cm" svg:height="0.356cm" svg:x="5.073cm" svg:y="3.6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5.42cm" svg:y="3.65cm" svg:viewBox="0 0 296 357" svg:d="M65 179c0-126 63-160 104-160 7 0 56 0 84 28-31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24cm" svg:height="0.36cm" svg:x="5.772cm" svg:y="3.35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86cm" svg:height="0.351cm" svg:x="6.237cm" svg:y="3.653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9" draw:layer="layout" svg:width="1.911cm" svg:height="0.032cm" svg:x="4.746cm" svg:y="4.309cm" svg:viewBox="0 0 1912 33" draw:points="956,33 0,33 0,0 1912,0 1912,33">
            <text:p/>
          </draw:polygon>
          <draw:path draw:style-name="gr3" draw:text-style-name="P9" draw:layer="layout" svg:width="0.244cm" svg:height="0.484cm" svg:x="4.871cm" svg:y="4.573cm" svg:viewBox="0 0 245 485" svg:d="M120 167h111v-25h-111v-142h-20c0 63-24 146-100 149v18h67v213c0 97 72 105 100 105 55 0 78-54 78-105v-44h-21v44c0 56-23 86-51 86-53 0-53-70-53-84z">
            <text:p/>
          </draw:path>
          <draw:path draw:style-name="gr3" draw:text-style-name="P9" draw:layer="layout" svg:width="0.349cm" svg:height="0.356cm" svg:x="5.19cm" svg:y="4.701cm" svg:viewBox="0 0 350 357" svg:d="M225 288c4 32 25 64 62 64 16 0 63-11 63-74v-42h-19v42c0 46-19 51-28 51-25 0-28-35-28-39v-156c0-32 0-62-29-92s-68-42-107-42c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9" draw:layer="layout" svg:width="0.39cm" svg:height="0.342cm" svg:x="5.57cm" svg:y="4.707cm" svg:viewBox="0 0 391 343" svg:d="M60 76v209c0 33-7 33-60 33v25c26 0 67-2 88-2 19 0 60 2 86 2v-25c-51 0-60 0-60-33v-144c0-81 55-123 104-123 50 0 58 42 58 86v181c0 33-8 33-59 33v25c26 0 66-2 88-2 19 0 59 2 86 2v-25c-41 0-60 0-60-23v-147c0-67 0-92-25-120-10-12-37-28-81-28-58 0-93 33-116 81v-81l-109 9v24c55 0 60 6 60 43z">
            <text:p/>
          </draw:path>
          <draw:path draw:style-name="gr3" draw:text-style-name="P9" draw:layer="layout" svg:width="0.386cm" svg:height="0.351cm" svg:x="6.126cm" svg:y="4.707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7.038cm" svg:y="3.982cm" svg:viewBox="0 0 370 547" svg:d="M370 9c0-2 0-9-11-9-10 0-84 7-98 9-6 0-11 3-11 14 0 10 7 10 19 10 37 0 39 6 39 13l-3 16-46 182c-14-28-37-49-72-49-90 0-187 115-187 227 0 74 42 125 104 125 16 0 54-4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86cm" svg:height="0.351cm" svg:x="7.432cm" svg:y="4.177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8.066cm" svg:y="4.06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4cm" svg:height="0.356cm" svg:x="8.914cm" svg:y="3.65cm" svg:viewBox="0 0 255 357" svg:d="M136 197c17 4 81 16 81 72 0 39-27 70-89 70-65 0-93-44-107-110-2-9-3-13-10-13-11 0-11 6-11 20v102c0 14 0 19 9 19 3 0 5-2 19-16 2-2 2-3 16-17 33 31 69 33 84 33 90 0 127-53 127-109 0-40-24-63-33-74-27-25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cm" svg:height="0.356cm" svg:x="9.215cm" svg:y="3.65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9.564cm" svg:y="3.65cm" svg:viewBox="0 0 296 357" svg:d="M65 179c0-126 63-160 104-160 7 0 56 0 84 28-33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24cm" svg:height="0.36cm" svg:x="9.916cm" svg:y="3.35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58cm" svg:height="0.5cm" svg:x="10.38cm" svg:y="3.653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olygon draw:style-name="gr3" draw:text-style-name="P9" draw:layer="layout" svg:width="1.875cm" svg:height="0.032cm" svg:x="8.89cm" svg:y="4.309cm" svg:viewBox="0 0 1876 33" draw:points="938,33 0,33 0,0 1876,0 1876,33">
            <text:p/>
          </draw:polygon>
          <draw:path draw:style-name="gr3" draw:text-style-name="P9" draw:layer="layout" svg:width="0.242cm" svg:height="0.484cm" svg:x="9.015cm" svg:y="4.573cm" svg:viewBox="0 0 243 485" svg:d="M120 167h111v-25h-111v-142h-20c0 63-24 146-100 149v18h67v213c0 97 72 105 100 105 55 0 76-54 76-105v-44h-19v44c0 56-23 86-51 86-53 0-53-70-53-84z">
            <text:p/>
          </draw:path>
          <draw:path draw:style-name="gr3" draw:text-style-name="P9" draw:layer="layout" svg:width="0.349cm" svg:height="0.356cm" svg:x="9.333cm" svg:y="4.701cm" svg:viewBox="0 0 350 357" svg:d="M225 288c4 32 25 64 62 64 16 0 63-11 63-74v-42h-19v42c0 46-19 51-28 51-25 0-28-35-28-39v-156c0-32 0-62-29-92s-68-42-107-42c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9" draw:layer="layout" svg:width="0.39cm" svg:height="0.342cm" svg:x="9.712cm" svg:y="4.707cm" svg:viewBox="0 0 391 343" svg:d="M60 76v209c0 33-7 33-60 33v25c26 0 67-2 88-2 19 0 60 2 86 2v-25c-51 0-60 0-60-33v-144c0-81 55-123 104-123 50 0 58 42 58 86v181c0 33-8 33-59 33v25c26 0 66-2 88-2 19 0 59 2 86 2v-25c-41 0-60 0-60-23v-147c0-67 0-92-25-120-10-12-37-28-81-28-58 0-93 33-116 81v-81l-109 9v24c55 0 60 6 60 43z">
            <text:p/>
          </draw:path>
          <draw:path draw:style-name="gr3" draw:text-style-name="P9" draw:layer="layout" svg:width="0.356cm" svg:height="0.5cm" svg:x="10.268cm" svg:y="4.707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369cm" svg:height="0.546cm" svg:x="11.146cm" svg:y="3.982cm" svg:viewBox="0 0 370 547" svg:d="M370 9c0-2 0-9-11-9-10 0-84 7-98 9-6 0-11 3-11 14 0 10 7 10 19 10 37 0 39 6 39 13l-3 16-46 182c-14-28-37-49-72-49-90 0-187 115-187 227 0 74 42 125 104 125 16 0 54-4 100-58 7 32 34 58 71 58 28 0 45-18 58-44 12-26 23-74 23-76 0-8-7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9" draw:layer="layout" svg:width="0.358cm" svg:height="0.5cm" svg:x="11.54cm" svg:y="4.177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182cm" svg:x="12.183cm" svg:y="4.23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2.986cm" svg:y="4.003cm" svg:viewBox="0 0 327 533" svg:d="M327 269c0-63-3-125-31-183-35-74-99-86-132-86-46 0-104 19-136 91-24 55-28 115-28 178 0 58 4 127 35 187 34 61 90 77 129 77 42 0 100-16 135-90 25-53 28-114 28-174zM164 517c-30 0-78-19-90-95-9-46-9-118-9-163 0-50 0-101 5-143 16-91 74-98 94-98 24 0 77 14 91 89 7 44 7 102 7 152 0 58 0 110-9 160-10 73-54 98-89 98z">
            <text:p/>
          </draw:path>
        </draw:g>
        <draw:g>
          <svg:title>TexMaths</svg:title>
          <svg:desc>22§display§\log ( \tan x ) +  \log ( \tan y  )  = \log c§svg§600§FALSE§</svg:desc>
          <draw:polygon draw:style-name="gr2" draw:text-style-name="P8" draw:layer="layout" svg:width="9.899cm" svg:height="0.696cm" svg:x="4.763cm" svg:y="9.394cm" svg:viewBox="0 0 9900 697" draw:points="4951,697 0,697 0,0 9900,0 9900,697">
            <text:p/>
          </draw:polygon>
          <draw:path draw:style-name="gr3" draw:text-style-name="P9" draw:layer="layout" svg:width="0.173cm" svg:height="0.537cm" svg:x="4.749cm" svg:y="9.39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4.96cm" svg:y="9.58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5.347cm" svg:y="9.58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8cm" svg:height="0.773cm" svg:x="5.8cm" svg:y="9.35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44cm" svg:height="0.485cm" svg:x="6.039cm" svg:y="9.459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349cm" svg:height="0.356cm" svg:x="6.358cm" svg:y="9.58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39cm" svg:height="0.342cm" svg:x="6.736cm" svg:y="9.59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86cm" svg:height="0.351cm" svg:x="7.292cm" svg:y="9.5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7.755cm" svg:y="9.35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516cm" svg:x="8.227cm" svg:y="9.48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173cm" svg:height="0.537cm" svg:x="8.984cm" svg:y="9.39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9.193cm" svg:y="9.58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55cm" svg:height="0.511cm" svg:x="9.58cm" svg:y="9.58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8cm" svg:height="0.773cm" svg:x="10.033cm" svg:y="9.35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42cm" svg:height="0.485cm" svg:x="10.272cm" svg:y="9.45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49cm" svg:height="0.356cm" svg:x="10.591cm" svg:y="9.589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9" draw:layer="layout" svg:width="0.39cm" svg:height="0.342cm" svg:x="10.969cm" svg:y="9.59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58cm" svg:height="0.5cm" svg:x="11.525cm" svg:y="9.592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18cm" svg:height="0.773cm" svg:x="11.953cm" svg:y="9.35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182cm" svg:x="12.469cm" svg:y="9.6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7cm" svg:x="13.266cm" svg:y="9.39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13.477cm" svg:y="9.58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13.864cm" svg:y="9.58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02cm" svg:height="0.351cm" svg:x="14.401cm" svg:y="9.592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891cm" svg:height="0.619cm" svg:x="4.664cm" svg:y="13.595cm" svg:viewBox="0 0 10892 620" draw:points="5445,620 0,620 0,0 10892,0 10892,620">
            <text:p/>
          </draw:polygon>
          <draw:path draw:style-name="gr3" draw:text-style-name="P9" draw:layer="layout" svg:width="0.166cm" svg:height="0.518cm" svg:x="4.65cm" svg:y="13.5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4.866cm" svg:y="13.75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5.417cm" svg:y="13.62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5.729cm" svg:y="13.56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6.155cm" svg:y="13.7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6.757cm" svg:y="13.7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7.059cm" svg:y="13.7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7.408cm" svg:y="13.7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7.814cm" svg:y="13.7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8.244cm" svg:y="13.5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8.455cm" svg:y="13.7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8.758cm" svg:y="13.7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9.106cm" svg:y="13.565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525cm" svg:height="0.562cm" svg:x="9.81cm" svg:y="13.556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3cm" svg:height="0.356cm" svg:x="10.396cm" svg:y="13.7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0.743cm" svg:y="13.7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6cm" svg:x="11.169cm" svg:y="13.7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1.512cm" svg:y="13.76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6cm" svg:x="11.825cm" svg:y="13.75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2.205cm" svg:y="13.56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562cm" svg:x="12.696cm" svg:y="13.556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9" draw:layer="layout" svg:width="0.344cm" svg:height="0.356cm" svg:x="13.103cm" svg:y="13.75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173cm" svg:height="0.538cm" svg:x="13.494cm" svg:y="13.56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9cm" svg:height="0.351cm" svg:x="13.708cm" svg:y="13.7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242cm" svg:height="0.485cm" svg:x="14.127cm" svg:y="13.626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4.439cm" svg:y="13.5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4.65cm" svg:y="13.75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5.039cm" svg:y="13.7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15.511cm" svg:y="14.019cm" svg:viewBox="0 0 84 84" svg:d="M84 42c0-23-19-42-42-42s-42 19-42 42 19 42 42 42 42-19 42-42z">
            <text:p/>
          </draw:path>
        </draw:g>
        <draw:g>
          <svg:title>TexMaths</svg:title>
          <svg:desc>22§display§\therefore \ \ \  \tan x \tan y \ = \ c§svg§600§FALSE§</svg:desc>
          <draw:polygon draw:style-name="gr2" draw:text-style-name="P8" draw:layer="layout" svg:width="6.775cm" svg:height="0.557cm" svg:x="3.262cm" svg:y="12.296cm" svg:viewBox="0 0 6776 558" draw:points="3388,558 0,558 0,0 6776,0 6776,558">
            <text:p/>
          </draw:polygon>
          <draw:path draw:style-name="gr3" draw:text-style-name="P9" draw:layer="layout" svg:width="0.469cm" svg:height="0.418cm" svg:x="3.246cm" svg:y="12.373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9" draw:layer="layout" svg:width="0.244cm" svg:height="0.485cm" svg:x="4.742cm" svg:y="12.257cm" svg:viewBox="0 0 245 486" svg:d="M120 167h111v-24h-111v-143h-20c0 63-24 146-100 150v17h67v214c0 96 72 105 100 105 55 0 78-54 78-105v-45h-21v45c0 56-23 86-52 86-52 0-52-71-52-85z">
            <text:p/>
          </draw:path>
          <draw:path draw:style-name="gr3" draw:text-style-name="P9" draw:layer="layout" svg:width="0.349cm" svg:height="0.357cm" svg:x="5.061cm" svg:y="12.38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9" draw:layer="layout" svg:width="0.39cm" svg:height="0.343cm" svg:x="5.439cm" svg:y="12.39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9" draw:layer="layout" svg:width="0.386cm" svg:height="0.351cm" svg:x="5.995cm" svg:y="12.39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5 39 51 72 51 53 0 81-54 83-60 9 30 37 60 83 60 81 0 125-100 125-119 0-7-7-7-9-7-7 0-9 1-11 7-24 84-79 102-104 102-30 0-42-25-42-51 0-18 5-34 14-69z">
            <text:p/>
          </draw:path>
          <draw:path draw:style-name="gr3" draw:text-style-name="P9" draw:layer="layout" svg:width="0.242cm" svg:height="0.485cm" svg:x="6.559cm" svg:y="12.257cm" svg:viewBox="0 0 243 486" svg:d="M120 167h111v-24h-111v-143h-20c0 63-24 146-100 150v17h67v214c0 96 72 105 100 105 55 0 76-54 76-105v-45h-19v45c0 56-23 86-52 86-52 0-52-71-52-85z">
            <text:p/>
          </draw:path>
          <draw:path draw:style-name="gr3" draw:text-style-name="P9" draw:layer="layout" svg:width="0.349cm" svg:height="0.357cm" svg:x="6.877cm" svg:y="12.386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9" draw:layer="layout" svg:width="0.39cm" svg:height="0.343cm" svg:x="7.256cm" svg:y="12.39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9" draw:layer="layout" svg:width="0.358cm" svg:height="0.501cm" svg:x="7.812cm" svg:y="12.391cm" svg:viewBox="0 0 359 502" svg:d="M356 48c3-11 3-13 3-18 0-14-12-21-23-21-9 0-21 3-28 16-2 3-7 28-11 42-5 19-10 40-15 62l-36 141c-1 10-35 65-86 65-40 0-49-34-49-64 0-35 14-82 40-151 13-32 14-41 14-57 0-35-24-63-63-63-74 0-102 113-102 120s7 7 9 7c9 0 9-2 12-14 21-72 53-95 79-95 6 0 20 0 20 24 0 20-7 39-14 55-30 81-44 127-44 162 0 69 49 93 95 93 30 0 56-14 77-35-9 41-19 78-49 120-21 26-51 49-86 49-11 0-46-3-59-33 13 0 22 0 34-9 7-7 14-18 14-32 0-24-21-28-28-28-18 0-44 12-44 51s35 67 83 67c81 0 160-70 181-158z">
            <text:p/>
          </draw:path>
          <draw:path draw:style-name="gr3" draw:text-style-name="P9" draw:layer="layout" svg:width="0.515cm" svg:height="0.182cm" svg:x="8.711cm" svg:y="12.449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9" draw:layer="layout" svg:width="0.302cm" svg:height="0.351cm" svg:x="9.774cm" svg:y="12.391cm" svg:viewBox="0 0 303 352" svg:d="M276 48c-12 0-23 0-35 12-12 10-14 25-14 30 0 17 14 26 30 26 23 0 44-17 44-49 0-39-37-67-93-67-104 0-208 111-208 220 0 71 46 132 127 132 111 0 176-82 176-91 0-6-6-11-9-11-5 0-7 2-11 9-61 76-146 76-156 76-48 0-69-37-69-85 0-32 16-107 42-155 23-44 67-77 109-77 27 0 57 8 67 30z">
            <text:p/>
          </draw:path>
        </draw:g>
        <draw:g>
          <svg:title>TexMaths</svg:title>
          <svg:desc>22§display§\text {Dividing through out by } \tan x . \tan y \text { we get,}§svg§600§FALSE§</svg:desc>
          <draw:polygon draw:style-name="gr2" draw:text-style-name="P8" draw:layer="layout" svg:width="14.838cm" svg:height="0.62cm" svg:x="4.759cm" svg:y="2.291cm" svg:viewBox="0 0 14839 621" draw:points="7420,621 0,621 0,0 14839,0 14839,621">
            <text:p/>
          </draw:polygon>
          <draw:path draw:style-name="gr3" draw:text-style-name="P9" draw:layer="layout" svg:width="0.52cm" svg:height="0.53cm" svg:x="4.747cm" svg:y="2.261cm" svg:viewBox="0 0 521 531" svg:d="M0 0v25h19c60 0 60 9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5.337cm" svg:y="2.2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79cm" svg:height="0.343cm" svg:x="5.541cm" svg:y="2.457cm" svg:viewBox="0 0 380 344" svg:d="M308 76c7-18 21-51 72-51v-25c-17 2-40 2-58 2-19 0-54-2-69-2v25c30 0 39 17 39 33 0 7-2 9-5 18l-79 199-88-217c-4-10-4-12-4-14 0-19 30-19 44-19v-25c-23 0-67 2-84 2-21 0-53 0-76-2v25c49 0 53 3 62 28l112 277c6 10 6 14 16 14 11 0 14-7 16-14z">
            <text:p/>
          </draw:path>
          <draw:path draw:style-name="gr3" draw:text-style-name="P9" draw:layer="layout" svg:width="0.166cm" svg:height="0.519cm" svg:x="5.96cm" svg:y="2.2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83cm" svg:height="0.547cm" svg:x="6.174cm" svg:y="2.252cm" svg:viewBox="0 0 384 548" svg:d="M269 497v51l115-8v-25c-55 0-62-5-62-42v-473l-111 9v25c55 0 60 5 60 42v167c-23-26-56-47-99-47-91 0-172 76-172 176 0 99 76 176 165 176 50 0 85-26 104-51zM269 289v159c0 14 0 16-9 28-22 37-58 55-91 55-35 0-63-20-83-50-19-31-21-75-21-107 0-30 2-76 23-111 18-25 46-50 88-50 28 0 60 11 84 46 9 14 9 16 9 30z">
            <text:p/>
          </draw:path>
          <draw:path draw:style-name="gr3" draw:text-style-name="P9" draw:layer="layout" svg:width="0.166cm" svg:height="0.519cm" svg:x="6.604cm" svg:y="2.2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6.819cm" svg:y="2.4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7.245cm" svg:y="2.4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7.882cm" svg:y="2.3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8.193cm" svg:y="2.2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8.619cm" svg:y="2.4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8.922cm" svg:y="2.4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9.313cm" svg:y="2.4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9.738cm" svg:y="2.4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10.127cm" svg:y="2.2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0.812cm" svg:y="2.4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1.201cm" svg:y="2.4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1.622cm" svg:y="2.3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83cm" svg:height="0.547cm" svg:x="12.187cm" svg:y="2.252cm" svg:viewBox="0 0 384 548" svg:d="M113 247v-247l-113 9v25c55 0 60 5 60 42v464h19c2-2 7-13 28-48 13 18 44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9" draw:layer="layout" svg:width="0.379cm" svg:height="0.493cm" svg:x="12.588cm" svg:y="2.457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9" draw:layer="layout" svg:width="0.244cm" svg:height="0.486cm" svg:x="13.382cm" svg:y="2.3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49cm" svg:height="0.357cm" svg:x="13.7cm" svg:y="2.4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39cm" svg:height="0.343cm" svg:x="14.081cm" svg:y="2.4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86cm" svg:height="0.352cm" svg:x="14.637cm" svg:y="2.448cm" svg:viewBox="0 0 387 353" svg:d="M238 109c3-21 21-91 75-91 6 0 23 0 39 8-21 6-37 25-37 43 0 12 9 28 30 28 18 0 42-14 42-46 0-40-46-51-72-51-46 0-72 41-83 60-19-53-60-60-82-60-81 0-125 101-125 120 0 7 7 7 8 7 7 0 9 0 11-7 26-83 77-102 104-102 14 0 42 7 42 51 0 24-14 77-42 185-12 49-41 81-74 81-5 0-23 0-39-9 20-5 37-21 37-42s-17-28-30-28c-23 0-42 21-42 46 0 35 39 51 72 51 53 0 81-55 83-60 9 30 37 60 83 60 81 0 125-101 125-120 0-7-7-7-9-7-7 0-9 1-11 7-24 84-79 102-104 102-30 0-42-25-42-51 0-18 5-34 14-69z">
            <text:p/>
          </draw:path>
          <draw:path draw:style-name="gr3" draw:text-style-name="P9" draw:layer="layout" svg:width="0.083cm" svg:height="0.084cm" svg:x="15.122cm" svg:y="2.707cm" svg:viewBox="0 0 84 85" svg:d="M84 42c0-23-19-42-42-42s-42 19-42 42 19 43 42 43 42-20 42-43z">
            <text:p/>
          </draw:path>
          <draw:path draw:style-name="gr3" draw:text-style-name="P9" draw:layer="layout" svg:width="0.242cm" svg:height="0.486cm" svg:x="15.415cm" svg:y="2.3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49cm" svg:height="0.357cm" svg:x="15.733cm" svg:y="2.4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39cm" svg:height="0.343cm" svg:x="16.112cm" svg:y="2.4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6cm" svg:height="0.502cm" svg:x="16.668cm" svg:y="2.448cm" svg:viewBox="0 0 357 503" svg:d="M356 48c1-11 1-13 1-18 0-14-10-21-21-21-9 0-21 3-28 16-2 3-7 28-11 42-5 19-10 41-15 62l-36 141c-1 10-35 65-88 65-38 0-47-33-47-63 0-36 14-83 40-152 13-32 14-41 14-57 0-35-24-63-63-63-74 0-102 113-102 120s7 7 9 7c9 0 9-2 12-14 21-72 53-95 79-95 6 0 20 0 20 24 0 20-7 39-14 55-30 81-44 127-44 162 0 69 49 94 95 94 30 0 56-14 77-36-9 41-19 78-49 120-21 27-51 50-86 50-11 0-46-4-59-34 13 0 22 0 32-9 9-7 16-17 16-31 0-25-21-29-28-29-18 0-44 13-44 52 0 38 35 67 83 67 81 0 160-71 181-159z">
            <text:p/>
          </draw:path>
          <draw:path draw:style-name="gr3" draw:text-style-name="P9" draw:layer="layout" svg:width="0.531cm" svg:height="0.343cm" svg:x="17.324cm" svg:y="2.4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2 9 5 14 14 14 11 0 14-7 16-14z">
            <text:p/>
          </draw:path>
          <draw:path draw:style-name="gr3" draw:text-style-name="P9" draw:layer="layout" svg:width="0.3cm" svg:height="0.357cm" svg:x="17.868cm" svg:y="2.4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8.47cm" svg:y="2.4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8.856cm" svg:y="2.4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4cm" svg:height="0.486cm" svg:x="19.193cm" svg:y="2.3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091cm" svg:height="0.232cm" svg:x="19.545cm" svg:y="2.707cm" svg:viewBox="0 0 92 233" svg:d="M92 81c0-49-18-81-50-81-28 0-42 21-42 41 0 21 14 42 42 42 13 0 21-5 30-11l2-1c0 0 2 0 2 10 0 51-23 99-58 136-4 3-6 5-6 7 0 7 4 9 9 9 9 0 71-62 71-152z">
            <text:p/>
          </draw:path>
        </draw:g>
        <draw:g>
          <svg:title>TexMaths</svg:title>
          <svg:desc>22§display§\int \frac{\sec^2 x}{ \tan x}\ dx + \int \frac{ \sec^2 y}{ \tan y} \ dy = 0§svg§600§FALSE§</svg:desc>
          <draw:polygon draw:style-name="gr2" draw:text-style-name="P8" draw:layer="layout" svg:width="10.384cm" svg:height="1.774cm" svg:x="4.546cm" svg:y="6.896cm" svg:viewBox="0 0 10385 1775" draw:points="5192,1775 0,1775 0,0 10385,0 10385,1775">
            <text:p/>
          </draw:polygon>
          <draw:path draw:style-name="gr3" draw:text-style-name="P9" draw:layer="layout" svg:width="0.687cm" svg:height="1.717cm" svg:x="4.551cm" svg:y="6.968cm" svg:viewBox="0 0 688 1718" svg:d="M37 1683c25 0 39-17 39-37 0-26-20-38-37-38-20 0-39 12-39 38 0 41 39 72 86 72 118 0 162-181 217-404 60-245 111-493 153-741 28-163 56-318 83-418 8-39 35-137 66-137 23 0 43 14 46 17-26 2-39 18-39 37 0 26 20 39 37 39 20 0 39-13 39-39 0-42-42-72-84-72-60 0-102 84-146 243-2 7-108 395-192 902-21 118-44 248-69 355-14 57-49 203-113 203-28 0-45-20-47-20z">
            <text:p/>
          </draw:path>
          <draw:path draw:style-name="gr3" draw:text-style-name="P9" draw:layer="layout" svg:width="0.254cm" svg:height="0.356cm" svg:x="5.528cm" svg:y="7.151cm" svg:viewBox="0 0 255 357" svg:d="M136 197c17 4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cm" svg:height="0.356cm" svg:x="5.829cm" svg:y="7.15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6.177cm" svg:y="7.151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24cm" svg:height="0.36cm" svg:x="6.528cm" svg:y="6.85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86cm" svg:height="0.351cm" svg:x="6.992cm" svg:y="7.1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9" draw:layer="layout" svg:width="1.91cm" svg:height="0.032cm" svg:x="5.502cm" svg:y="7.81cm" svg:viewBox="0 0 1911 33" draw:points="956,33 0,33 0,0 1911,0 1911,33">
            <text:p/>
          </draw:polygon>
          <draw:path draw:style-name="gr3" draw:text-style-name="P9" draw:layer="layout" svg:width="0.244cm" svg:height="0.484cm" svg:x="5.628cm" svg:y="8.074cm" svg:viewBox="0 0 245 485" svg:d="M120 167h111v-25h-111v-142h-20c0 63-24 146-100 149v18h67v213c0 97 72 105 100 105 55 0 78-54 78-105v-44h-21v44c0 56-23 86-52 86-52 0-52-70-52-84z">
            <text:p/>
          </draw:path>
          <draw:path draw:style-name="gr3" draw:text-style-name="P9" draw:layer="layout" svg:width="0.349cm" svg:height="0.356cm" svg:x="5.947cm" svg:y="8.20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9" draw:layer="layout" svg:width="0.39cm" svg:height="0.342cm" svg:x="6.325cm" svg:y="8.20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9" draw:layer="layout" svg:width="0.386cm" svg:height="0.351cm" svg:x="6.881cm" svg:y="8.2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7.793cm" svg:y="7.483cm" svg:viewBox="0 0 370 547" svg:d="M370 9c0-2 0-9-11-9s-84 7-99 9c-5 0-10 3-10 14 0 10 7 10 19 10 37 0 39 6 39 13l-4 16-45 182c-14-28-37-49-72-49-90 0-187 115-187 227 0 74 42 125 104 125 16 0 54-4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86cm" svg:height="0.351cm" svg:x="8.187cm" svg:y="7.67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8.823cm" svg:y="7.56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687cm" svg:height="1.717cm" svg:x="9.595cm" svg:y="6.968cm" svg:viewBox="0 0 688 1718" svg:d="M37 1683c25 0 39-17 39-37 0-26-20-38-37-38-20 0-39 12-39 38 0 41 39 72 86 72 118 0 162-181 217-404 60-245 111-493 153-741 28-163 56-318 83-418 8-39 35-137 66-137 23 0 43 14 46 17-26 2-39 18-39 37 0 26 20 39 37 39 20 0 39-13 39-39 0-42-42-72-84-72-60 0-102 84-146 243-2 7-108 395-192 902-21 118-44 248-69 355-14 57-49 203-113 203-28 0-45-20-47-20z">
            <text:p/>
          </draw:path>
          <draw:path draw:style-name="gr3" draw:text-style-name="P9" draw:layer="layout" svg:width="0.254cm" svg:height="0.356cm" svg:x="10.572cm" svg:y="7.151cm" svg:viewBox="0 0 255 357" svg:d="M136 197c17 4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cm" svg:height="0.356cm" svg:x="10.873cm" svg:y="7.151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11.221cm" svg:y="7.151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24cm" svg:height="0.36cm" svg:x="11.573cm" svg:y="6.85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58cm" svg:height="0.5cm" svg:x="12.036cm" svg:y="7.154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olygon draw:style-name="gr3" draw:text-style-name="P9" draw:layer="layout" svg:width="1.875cm" svg:height="0.032cm" svg:x="10.547cm" svg:y="7.81cm" svg:viewBox="0 0 1876 33" draw:points="938,33 0,33 0,0 1876,0 1876,33">
            <text:p/>
          </draw:polygon>
          <draw:path draw:style-name="gr3" draw:text-style-name="P9" draw:layer="layout" svg:width="0.242cm" svg:height="0.484cm" svg:x="10.672cm" svg:y="8.074cm" svg:viewBox="0 0 243 485" svg:d="M120 167h111v-25h-111v-142h-20c0 63-24 146-100 149v18h67v213c0 97 72 105 100 105 55 0 76-54 76-105v-44h-19v44c0 56-23 86-52 86-52 0-52-70-52-84z">
            <text:p/>
          </draw:path>
          <draw:path draw:style-name="gr3" draw:text-style-name="P9" draw:layer="layout" svg:width="0.349cm" svg:height="0.356cm" svg:x="10.991cm" svg:y="8.202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3-143 26-58 27-77 67-77 102 0 64 76 83 125 83 51 0 86-32 100-69zM220 162v77c0 74-55 100-90 100-38 0-70-28-70-66 0-43 33-108 160-111z">
            <text:p/>
          </draw:path>
          <draw:path draw:style-name="gr3" draw:text-style-name="P9" draw:layer="layout" svg:width="0.39cm" svg:height="0.342cm" svg:x="11.369cm" svg:y="8.20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9" draw:layer="layout" svg:width="0.358cm" svg:height="0.5cm" svg:x="11.925cm" svg:y="8.208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369cm" svg:height="0.546cm" svg:x="12.804cm" svg:y="7.483cm" svg:viewBox="0 0 370 547" svg:d="M370 9c0-2 0-9-11-9s-84 7-99 9c-5 0-10 3-10 14 0 10 7 10 19 10 37 0 39 6 39 13l-4 16-45 182c-14-28-37-49-72-49-90 0-187 115-187 227 0 74 42 125 104 125 16 0 54-4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56cm" svg:height="0.5cm" svg:x="13.196cm" svg:y="7.678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515cm" svg:height="0.182cm" svg:x="13.838cm" svg:y="7.73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4.643cm" svg:y="7.504cm" svg:viewBox="0 0 327 533" svg:d="M327 269c0-63-3-125-31-183-36-74-99-86-132-86-46 0-104 19-136 91-24 55-28 115-28 178 0 58 4 127 35 187 34 61 90 77 129 77 42 0 100-16 135-90 25-53 28-114 28-174zM164 517c-30 0-78-19-92-95-7-46-7-118-7-163 0-50 0-101 5-143 16-91 74-98 94-98 24 0 75 14 91 89 7 44 7 102 7 152 0 58 0 110-9 160-10 73-54 98-89 98z">
            <text:p/>
          </draw:path>
        </draw:g>
        <draw:g>
          <svg:title>TexMaths</svg:title>
          <svg:desc>22§display§\log ( \tan x .  \tan y  )  = \log c§svg§600§FALSE§</svg:desc>
          <draw:polygon draw:style-name="gr2" draw:text-style-name="P8" draw:layer="layout" svg:width="7.699cm" svg:height="0.696cm" svg:x="4.765cm" svg:y="10.794cm" svg:viewBox="0 0 7700 697" draw:points="3849,697 0,697 0,0 7700,0 7700,697">
            <text:p/>
          </draw:polygon>
          <draw:path draw:style-name="gr3" draw:text-style-name="P9" draw:layer="layout" svg:width="0.173cm" svg:height="0.537cm" svg:x="4.751cm" svg:y="10.79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4.962cm" svg:y="10.98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5.349cm" svg:y="10.98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8cm" svg:height="0.773cm" svg:x="5.802cm" svg:y="10.75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44cm" svg:height="0.485cm" svg:x="6.041cm" svg:y="10.859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349cm" svg:height="0.356cm" svg:x="6.36cm" svg:y="10.98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39cm" svg:height="0.342cm" svg:x="6.738cm" svg:y="10.99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86cm" svg:height="0.351cm" svg:x="7.294cm" svg:y="10.9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083cm" svg:height="0.083cm" svg:x="7.78cm" svg:y="11.253cm" svg:viewBox="0 0 84 84" svg:d="M84 42c0-23-19-42-42-42s-42 19-42 42 19 42 42 42 42-19 42-42z">
            <text:p/>
          </draw:path>
          <draw:path draw:style-name="gr3" draw:text-style-name="P9" draw:layer="layout" svg:width="0.242cm" svg:height="0.485cm" svg:x="8.072cm" svg:y="10.859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49cm" svg:height="0.356cm" svg:x="8.391cm" svg:y="10.989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39cm" svg:height="0.342cm" svg:x="8.769cm" svg:y="10.99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56cm" svg:height="0.5cm" svg:x="9.325cm" svg:y="10.992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18cm" svg:height="0.773cm" svg:x="9.753cm" svg:y="10.75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182cm" svg:x="10.269cm" svg:y="11.0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7cm" svg:x="11.068cm" svg:y="10.799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11.277cm" svg:y="10.98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11.664cm" svg:y="10.984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02cm" svg:height="0.351cm" svg:x="12.201cm" svg:y="10.992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2§display§.\ .\ .\   \left[\ \because \int \frac{f'(x)}{f(x)}\ dx = \log [ f(x) ] + c  \ \right]
 §svg§600§FALSE§</svg:desc>
          <draw:polygon draw:style-name="gr2" draw:text-style-name="P8" draw:layer="layout" svg:width="12.495cm" svg:height="1.779cm" svg:x="15.151cm" svg:y="8.795cm" svg:viewBox="0 0 12496 1780" draw:points="6249,1780 0,1780 0,0 12496,0 12496,1780">
            <text:p/>
          </draw:polygon>
          <draw:path draw:style-name="gr3" draw:text-style-name="P9" draw:layer="layout" svg:width="0.083cm" svg:height="0.083cm" svg:x="15.179cm" svg:y="9.795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5.651cm" svg:y="9.795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124cm" svg:y="9.795cm" svg:viewBox="0 0 84 84" svg:d="M84 42c0-23-19-42-42-42s-42 19-42 42 19 42 42 42 42-19 42-42z">
            <text:p/>
          </draw:path>
          <draw:polygon draw:style-name="gr3" draw:text-style-name="P9" draw:layer="layout" svg:width="0.205cm" svg:height="1.856cm" svg:x="16.851cm" svg:y="8.756cm" svg:viewBox="0 0 206 1857" draw:points="0,1857 206,1857 206,1815 42,1815 42,42 206,42 206,0 0,0">
            <text:p/>
          </draw:polygon>
          <draw:path draw:style-name="gr3" draw:text-style-name="P9" draw:layer="layout" svg:width="0.469cm" svg:height="0.418cm" svg:x="17.348cm" svg:y="9.518cm" svg:viewBox="0 0 470 419" svg:d="M83 40c0-21-20-40-43-40-21 0-40 19-40 40 0 23 19 43 40 43 23 0 43-18 43-43zM276 377c0-21-19-41-40-41-23 0-42 20-42 41 0 23 19 42 42 42 21 0 40-19 40-42zM470 40c0-21-18-40-41-40-22 0-40 19-40 40 0 23 18 43 40 43s41-18 41-43z">
            <text:p/>
          </draw:path>
          <draw:path draw:style-name="gr3" draw:text-style-name="P9" draw:layer="layout" svg:width="0.687cm" svg:height="1.719cm" svg:x="18.098cm" svg:y="8.825cm" svg:viewBox="0 0 688 1720" svg:d="M37 1685c25 0 39-18 39-37 0-27-20-39-37-39-20 0-39 12-39 39 0 40 39 72 86 72 118 0 162-182 217-405 60-245 111-493 153-741 28-164 56-319 83-419 8-39 35-137 67-137 22 0 42 14 45 17-26 2-38 18-38 37 0 27 19 39 37 39 19 0 38-12 38-39 0-42-42-72-84-72-60 0-104 84-146 243-2 7-108 396-192 903-21 118-44 248-69 355-14 57-49 203-113 203-28 0-45-19-47-19z">
            <text:p/>
          </draw:path>
          <draw:path draw:style-name="gr3" draw:text-style-name="P9" draw:layer="layout" svg:width="0.386cm" svg:height="0.705cm" svg:x="19.09cm" svg:y="8.809cm" svg:viewBox="0 0 387 706" svg:d="M245 236h67c14 0 22 0 22-14 0-9-8-9-21-9h-65l18-90c2-16 12-70 17-79 7-16 22-26 37-26 4 0 23 0 37 14-33 1-40 30-40 40 0 20 14 28 28 28 19 0 42-17 42-47 0-35-35-53-67-53-26 0-75 14-98 92-5 15-7 22-27 121h-52c-16 0-23 0-23 14 0 9 5 9 21 9h51l-58 306c-14 76-28 146-67 146-4 0-23 0-39-14 37-2 44-30 44-42 0-18-14-26-30-26-19 0-42 17-42 45 0 35 33 55 67 55 42 0 72-46 86-76 27-49 44-142 44-148z">
            <text:p/>
          </draw:path>
          <draw:path draw:style-name="gr3" draw:text-style-name="P9" draw:layer="layout" svg:width="0.136cm" svg:height="0.281cm" svg:x="19.537cm" svg:y="8.77cm" svg:viewBox="0 0 137 282" svg:d="M132 48c5-9 5-15 5-18 0-18-16-30-31-30-22 0-29 18-30 26l-72 236c-2 0-4 7-4 7 0 7 18 13 21 13 4 0 5 0 9-9z">
            <text:p/>
          </draw:path>
          <draw:path draw:style-name="gr3" draw:text-style-name="P9" draw:layer="layout" svg:width="0.18cm" svg:height="0.773cm" svg:x="19.805cm" svg:y="8.77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20.051cm" svg:y="9.01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18cm" svg:height="0.773cm" svg:x="20.516cm" svg:y="8.77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9" draw:layer="layout" svg:width="1.722cm" svg:height="0.032cm" svg:x="19.05cm" svg:y="9.668cm" svg:viewBox="0 0 1723 33" draw:points="862,33 0,33 0,0 1723,0 1723,33">
            <text:p/>
          </draw:polygon>
          <draw:path draw:style-name="gr3" draw:text-style-name="P9" draw:layer="layout" svg:width="0.386cm" svg:height="0.705cm" svg:x="19.199cm" svg:y="9.863cm" svg:viewBox="0 0 387 706" svg:d="M245 236h67c14 0 22 0 22-14 0-9-8-9-21-9h-65l16-90c4-16 14-70 19-79 7-16 22-26 37-26 4 0 23 0 37 14-33 1-40 30-40 40 0 20 14 28 28 28 19 0 42-17 42-47 0-35-35-53-67-53-26 0-75 14-98 92-5 15-7 22-27 121h-52c-16 0-23 0-23 14 0 9 5 9 21 9h51l-58 306c-14 76-28 146-67 146-4 0-23 0-39-14 37-2 44-30 44-42 0-18-14-26-30-26-19 0-42 17-42 45 0 35 33 55 67 55 42 0 72-46 86-76 25-49 44-142 44-148z">
            <text:p/>
          </draw:path>
          <draw:path draw:style-name="gr3" draw:text-style-name="P9" draw:layer="layout" svg:width="0.18cm" svg:height="0.773cm" svg:x="19.698cm" svg:y="9.82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19.944cm" svg:y="10.0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20.407cm" svg:y="9.82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369cm" svg:height="0.546cm" svg:x="21.153cm" svg:y="9.34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21.547cm" svg:y="9.5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22.225cm" svg:y="9.5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73cm" svg:height="0.538cm" svg:x="23.024cm" svg:y="9.34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23.236cm" svg:y="9.53cm" svg:viewBox="0 0 345 357" svg:d="M345 181c0-98-79-181-173-181-96 0-172 84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9" draw:layer="layout" svg:width="0.355cm" svg:height="0.511cm" svg:x="23.621cm" svg:y="9.52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7 0 155 0 155 67 0 40-57 79-133 79z">
            <text:p/>
          </draw:path>
          <draw:polygon draw:style-name="gr3" draw:text-style-name="P9" draw:layer="layout" svg:width="0.106cm" svg:height="0.773cm" svg:x="24.089cm" svg:y="9.298cm" svg:viewBox="0 0 107 774" draw:points="107,774 107,745 32,745 32,32 107,32 107,0 0,0 0,774">
            <text:p/>
          </draw:polygon>
          <draw:path draw:style-name="gr3" draw:text-style-name="P9" draw:layer="layout" svg:width="0.386cm" svg:height="0.705cm" svg:x="24.253cm" svg:y="9.332cm" svg:viewBox="0 0 387 706" svg:d="M245 236h67c14 0 22 0 22-14 0-9-8-9-21-9h-65l16-90c4-16 14-70 19-79 7-16 22-26 37-26 4 0 23 0 37 14-33 1-40 30-40 40 0 20 14 28 28 28 19 0 42-17 42-47 0-35-35-53-67-53-26 0-75 14-98 92-5 15-7 22-27 121h-52c-16 0-23 0-23 14 0 9 5 9 21 9h51l-58 306c-14 76-28 146-67 146-4 0-23 0-39-14 37-2 44-30 44-42 0-18-14-26-30-26-19 0-42 17-42 45 0 35 33 55 67 55 42 0 72-46 86-76 25-49 44-142 44-148z">
            <text:p/>
          </draw:path>
          <draw:path draw:style-name="gr3" draw:text-style-name="P9" draw:layer="layout" svg:width="0.18cm" svg:height="0.773cm" svg:x="24.751cm" svg:y="9.29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24.997cm" svg:y="9.5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25.46cm" svg:y="9.29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3" draw:text-style-name="P9" draw:layer="layout" svg:width="0.106cm" svg:height="0.773cm" svg:x="25.735cm" svg:y="9.298cm" svg:viewBox="0 0 107 774" draw:points="107,0 0,0 0,32 76,32 76,745 0,745 0,774 107,774">
            <text:p/>
          </draw:polygon>
          <draw:path draw:style-name="gr3" draw:text-style-name="P9" draw:layer="layout" svg:width="0.515cm" svg:height="0.516cm" svg:x="26.147cm" svg:y="9.42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26.909cm" svg:y="9.536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  <draw:polygon draw:style-name="gr3" draw:text-style-name="P9" draw:layer="layout" svg:width="0.205cm" svg:height="1.856cm" svg:x="27.481cm" svg:y="8.756cm" svg:viewBox="0 0 206 1857" draw:points="162,1815 0,1815 0,1857 206,1857 206,0 0,0 0,42 162,42">
            <text:p/>
          </draw:polygon>
        </draw:g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draw:frame presentation:style-name="pr11" draw:text-style-name="P14" draw:layer="layout" svg:width="26.4cm" svg:height="14.605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11"> <text:s text:c="8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(iv)\ \text { Given that,}§svg§600§FALSE§</svg:desc>
          <draw:polygon draw:style-name="gr2" draw:text-style-name="P8" draw:layer="layout" svg:width="5.522cm" svg:height="0.696cm" svg:x="2.745cm" svg:y="1.091cm" svg:viewBox="0 0 5523 697" draw:points="2762,697 0,697 0,0 5523,0 5523,697">
            <text:p/>
          </draw:polygon>
          <draw:path draw:style-name="gr3" draw:text-style-name="P9" draw:layer="layout" svg:width="0.18cm" svg:height="0.773cm" svg:x="2.782cm" svg:y="1.05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05cm" svg:height="0.52cm" svg:x="3.03cm" svg:y="1.121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34cm" svg:height="0.351cm" svg:x="3.296cm" svg:y="1.289cm" svg:viewBox="0 0 341 352" svg:d="M341 55c0-43-21-55-35-55-19 0-37 19-37 37 0 10 4 16 13 23 15 16 26 37 26 65 0 32-48 209-139 209-39 0-56-26-56-67 0-44 21-100 44-165 5-12 10-23 10-39 0-35-26-63-65-63-72 0-102 113-102 120s7 7 9 7c9 0 9 0 12-14 23-78 56-95 79-95 7 0 20 0 20 24 0 20-7 41-13 55-35 89-45 125-45 158 0 85 68 97 105 97 130 0 174-257 174-297z">
            <text:p/>
          </draw:path>
          <draw:path draw:style-name="gr3" draw:text-style-name="P9" draw:layer="layout" svg:width="0.18cm" svg:height="0.773cm" svg:x="3.72cm" svg:y="1.05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25cm" svg:height="0.562cm" svg:x="4.535cm" svg:y="1.087cm" svg:viewBox="0 0 526 563" svg:d="M417 498c9 17 41 47 49 47 7 0 7-5 7-17v-136c0-30 4-33 53-33v-25c-28 2-70 4-93 4-32 0-99 0-125-4v25h25c68 0 72 9 72 37v49c0 88-99 95-122 95-49 0-204-28-204-259 0-232 153-256 201-256 83 0 153 68 169 183 2 10 2 14 12 14 12 0 12-4 12-20v-183c0-14 0-19-8-19-4 0-7 0-13 9l-38 58c-25-25-67-67-145-67-144 0-269 123-269 281 0 159 125 282 271 282 56 0 120-19 146-65z">
            <text:p/>
          </draw:path>
          <draw:path draw:style-name="gr3" draw:text-style-name="P9" draw:layer="layout" svg:width="0.166cm" svg:height="0.518cm" svg:x="5.125cm" svg:y="1.11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79cm" svg:height="0.342cm" svg:x="5.329cm" svg:y="1.298cm" svg:viewBox="0 0 380 343" svg:d="M308 76c7-18 21-51 72-51v-25c-17 2-40 2-58 2-19 0-54-2-69-2v25c30 0 39 17 39 33 0 7-2 9-5 18l-79 198-88-216c-4-11-4-12-4-14 0-19 30-19 44-19v-25c-23 0-67 2-84 2-21 0-53 0-76-2v25c49 0 53 3 62 28l112 276c6 11 6 14 16 14 11 0 14-7 16-14z">
            <text:p/>
          </draw:path>
          <draw:path draw:style-name="gr3" draw:text-style-name="P9" draw:layer="layout" svg:width="0.3cm" svg:height="0.356cm" svg:x="5.721cm" svg:y="1.286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6.068cm" svg:y="1.28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9" draw:layer="layout" svg:width="0.242cm" svg:height="0.485cm" svg:x="6.746cm" svg:y="1.1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7cm" svg:x="7.057cm" svg:y="1.096cm" svg:viewBox="0 0 391 538" svg:d="M60 478c0 36-7 36-60 36v24c26-1 67-1 88-1 19 0 60 0 86 1v-24c-51 0-60 0-60-36v-142c0-81 55-123 104-123 50 0 58 42 58 86v179c0 36-8 36-60 36v24c27-1 67-1 89-1 19 0 59 0 86 1v-24c-41 0-60 0-60-23v-148c0-67 0-91-25-120-10-12-37-28-81-28-67 0-100 48-112 76v-271l-113 9v24c55 0 60 6 60 43z">
            <text:p/>
          </draw:path>
          <draw:path draw:style-name="gr3" draw:text-style-name="P9" draw:layer="layout" svg:width="0.349cm" svg:height="0.356cm" svg:x="7.494cm" svg:y="1.286cm" svg:viewBox="0 0 350 357" svg:d="M227 288c2 32 23 64 60 64 16 0 63-11 63-74v-42h-19v42c0 46-19 51-28 51-25 0-28-35-28-39v-156c0-32 0-62-29-92-30-30-68-42-105-42-65 0-118 37-118 88 0 23 16 37 35 37 23 0 35-16 35-37 0-9-3-35-38-35 21-27 58-35 84-35 37 0 81 29 81 98v30c-39 2-93 4-143 26-58 27-77 67-77 102 0 64 76 83 125 83 51 0 86-32 102-69zM220 162v77c0 74-55 101-90 101-38 0-70-29-70-67 0-43 33-108 160-111z">
            <text:p/>
          </draw:path>
          <draw:path draw:style-name="gr3" draw:text-style-name="P9" draw:layer="layout" svg:width="0.242cm" svg:height="0.485cm" svg:x="7.863cm" svg:y="1.156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091cm" svg:height="0.231cm" svg:x="8.215cm" svg:y="1.55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text {Integrating through out, we get}§svg§600§FALSE§</svg:desc>
          <draw:polygon draw:style-name="gr2" draw:text-style-name="P8" draw:layer="layout" svg:width="10.559cm" svg:height="0.62cm" svg:x="4.764cm" svg:y="10.491cm" svg:viewBox="0 0 10560 621" draw:points="5280,621 0,621 0,0 10560,0 10560,621">
            <text:p/>
          </draw:polygon>
          <draw:path draw:style-name="gr3" draw:text-style-name="P9" draw:layer="layout" svg:width="0.237cm" svg:height="0.53cm" svg:x="4.746cm" svg:y="10.461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5.029cm" svg:y="10.6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5.427cm" svg:y="10.5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5.735cm" svg:y="10.6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6.078cm" svg:y="10.6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6.466cm" svg:y="10.6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6.779cm" svg:y="10.6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7.147cm" svg:y="10.5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7.458cm" svg:y="10.4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7.673cm" svg:y="10.6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8.099cm" svg:y="10.6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8.736cm" svg:y="10.5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9.048cm" svg:y="10.4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9.474cm" svg:y="10.6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9.776cm" svg:y="10.6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0.167cm" svg:y="10.6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10.593cm" svg:y="10.6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10.984cm" svg:y="10.4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1.667cm" svg:y="10.6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2.057cm" svg:y="10.6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2.476cm" svg:y="10.5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2.828cm" svg:y="10.9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3.249cm" svg:y="10.6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3.793cm" svg:y="10.6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4.395cm" svg:y="10.6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4.782cm" svg:y="10.6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5.118cm" svg:y="10.514cm" svg:viewBox="0 0 243 487" svg:d="M120 168h111v-25h-111v-143h-20c0 63-24 146-100 150v18h67v213c0 97 72 106 100 106 55 0 76-55 76-106v-44h-19v44c0 56-23 86-52 86-52 0-52-70-52-84z">
            <text:p/>
          </draw:path>
        </draw:g>
        <draw:g>
          <svg:title>TexMaths</svg:title>
          <svg:desc>22§display§\frac{\cos^2 y . dy}{x} + \frac{\cos^2 x . dx}{y} = 0§svg§600§FALSE§</svg:desc>
          <draw:polygon draw:style-name="gr2" draw:text-style-name="P8" draw:layer="layout" svg:width="8.489cm" svg:height="1.774cm" svg:x="8.986cm" svg:y="0.593cm" svg:viewBox="0 0 8490 1775" draw:points="4244,1775 0,1775 0,0 8490,0 8490,1775">
            <text:p/>
          </draw:polygon>
          <draw:path draw:style-name="gr3" draw:text-style-name="P9" draw:layer="layout" svg:width="0.295cm" svg:height="0.356cm" svg:x="8.973cm" svg:y="0.848cm" svg:viewBox="0 0 296 357" svg:d="M65 179c0-126 63-160 104-160 7 0 56 0 84 28-31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9.313cm" svg:y="0.848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9" draw:layer="layout" svg:width="0.254cm" svg:height="0.356cm" svg:x="9.702cm" svg:y="0.848cm" svg:viewBox="0 0 255 357" svg:d="M136 197c17 4 81 16 81 72 0 39-27 70-89 70-65 0-93-44-107-110-2-9-3-13-10-13-11 0-11 6-11 20v102c0 14 0 19 9 19 3 0 5-2 19-16 2-2 2-3 16-17 33 31 69 33 84 33 90 0 127-53 127-109 0-40-24-63-33-74-27-25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24cm" svg:height="0.36cm" svg:x="10.017cm" svg:y="0.554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58cm" svg:height="0.5cm" svg:x="10.48cm" svg:y="0.851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083cm" svg:height="0.083cm" svg:x="10.931cm" svg:y="1.112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11.11cm" svg:y="0.658cm" svg:viewBox="0 0 370 547" svg:d="M370 9c0-2 0-9-11-9-10 0-84 7-98 9-6 0-11 3-11 14 0 10 7 10 19 10 37 0 39 6 39 13l-2 16-47 182c-14-28-37-49-72-49-90 0-187 115-187 227 0 74 42 125 104 125 16 0 54-4 100-58 7 32 34 58 71 58 28 0 45-18 58-44 12-26 23-74 23-76 0-8-7-8-9-8-9 0-9 3-11 14-14 51-28 96-60 96-21 0-23-19-23-35 0-19 2-24 6-37zM208 445c-4 14-4 16-16 30-34 42-65 54-86 54-39 0-51-42-51-72 0-38 26-135 44-170 22-46 58-74 89-74 51 0 62 63 62 68 0 4-2 9-4 13z">
            <text:p/>
          </draw:path>
          <draw:path draw:style-name="gr3" draw:text-style-name="P9" draw:layer="layout" svg:width="0.358cm" svg:height="0.5cm" svg:x="11.505cm" svg:y="0.851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olygon draw:style-name="gr3" draw:text-style-name="P9" draw:layer="layout" svg:width="2.944cm" svg:height="0.032cm" svg:x="8.947cm" svg:y="1.507cm" svg:viewBox="0 0 2945 33" draw:points="1472,33 0,33 0,0 2945,0 2945,33">
            <text:p/>
          </draw:polygon>
          <draw:path draw:style-name="gr3" draw:text-style-name="P9" draw:layer="layout" svg:width="0.386cm" svg:height="0.351cm" svg:x="10.22cm" svg:y="1.905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6cm" svg:x="12.196cm" svg:y="1.26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5cm" svg:height="0.356cm" svg:x="13.047cm" svg:y="0.848cm" svg:viewBox="0 0 296 357" svg:d="M65 179c0-126 63-160 104-160 7 0 56 0 84 28-31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13.385cm" svg:y="0.848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9" draw:layer="layout" svg:width="0.254cm" svg:height="0.356cm" svg:x="13.775cm" svg:y="0.848cm" svg:viewBox="0 0 255 357" svg:d="M136 197c17 4 81 16 81 72 0 39-27 70-89 70-65 0-93-44-107-110-2-9-3-13-10-13-11 0-11 6-11 20v102c0 14 0 19 9 19 3 0 5-2 19-16 2-2 2-3 16-17 33 31 69 33 84 33 90 0 127-53 127-109 0-40-24-63-33-74-27-25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24cm" svg:height="0.36cm" svg:x="14.089cm" svg:y="0.554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9" draw:layer="layout" svg:width="0.386cm" svg:height="0.351cm" svg:x="14.553cm" svg:y="0.85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083cm" svg:height="0.083cm" svg:x="15.039cm" svg:y="1.112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15.219cm" svg:y="0.658cm" svg:viewBox="0 0 370 547" svg:d="M370 9c0-2 0-9-11-9-10 0-84 7-98 9-6 0-11 3-11 14 0 10 7 10 19 10 37 0 39 6 39 13l-2 16-47 182c-14-28-37-49-72-49-90 0-187 115-187 227 0 74 42 125 104 125 16 0 54-4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86cm" svg:height="0.351cm" svg:x="15.613cm" svg:y="0.85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olygon draw:style-name="gr3" draw:text-style-name="P9" draw:layer="layout" svg:width="3.012cm" svg:height="0.032cm" svg:x="13.02cm" svg:y="1.507cm" svg:viewBox="0 0 3013 33" draw:points="1507,33 0,33 0,0 3013,0 3013,33">
            <text:p/>
          </draw:polygon>
          <draw:path draw:style-name="gr3" draw:text-style-name="P9" draw:layer="layout" svg:width="0.358cm" svg:height="0.5cm" svg:x="14.346cm" svg:y="1.905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182cm" svg:x="16.384cm" svg:y="1.4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7.187cm" svg:y="1.201cm" svg:viewBox="0 0 327 533" svg:d="M327 269c0-63-3-125-31-183-35-74-99-86-132-86-46 0-104 19-136 91-24 55-28 115-28 178 0 58 4 127 35 187 34 61 90 77 129 77 42 0 100-16 135-90 25-53 28-114 28-174zM164 517c-30 0-78-19-90-95-9-46-9-118-9-163 0-50 0-101 5-143 16-91 74-98 94-98 24 0 77 14 91 89 7 44 7 102 7 152 0 58 0 110-9 160-10 73-54 98-89 98z">
            <text:p/>
          </draw:path>
        </draw:g>
        <draw:g>
          <svg:title>TexMaths</svg:title>
          <svg:desc>22§display§y \cos^2 y\ dy + x \cos^2 x \ dx = 0§svg§600§FALSE§</svg:desc>
          <draw:polygon draw:style-name="gr2" draw:text-style-name="P8" draw:layer="layout" svg:width="9.4cm" svg:height="0.761cm" svg:x="4.762cm" svg:y="3.895cm" svg:viewBox="0 0 9401 762" draw:points="4701,762 0,762 0,0 9401,0 9401,762">
            <text:p/>
          </draw:polygon>
          <draw:path draw:style-name="gr3" draw:text-style-name="P9" draw:layer="layout" svg:width="0.358cm" svg:height="0.501cm" svg:x="4.746cm" svg:y="4.19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95cm" svg:height="0.356cm" svg:x="5.285cm" svg:y="4.189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5.624cm" svg:y="4.189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6.015cm" svg:y="4.18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cm" svg:height="0.36cm" svg:x="6.328cm" svg:y="3.85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58cm" svg:height="0.501cm" svg:x="6.793cm" svg:y="4.19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369cm" svg:height="0.547cm" svg:x="7.465cm" svg:y="3.99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58cm" svg:height="0.501cm" svg:x="7.859cm" svg:y="4.19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515cm" svg:height="0.517cm" svg:x="8.459cm" svg:y="4.08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6cm" svg:height="0.351cm" svg:x="9.211cm" svg:y="4.1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295cm" svg:height="0.356cm" svg:x="9.785cm" svg:y="4.189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10.124cm" svg:y="4.189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10.515cm" svg:y="4.189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cm" svg:height="0.36cm" svg:x="10.828cm" svg:y="3.85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86cm" svg:height="0.351cm" svg:x="11.293cm" svg:y="4.1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7cm" svg:x="12cm" svg:y="3.999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2.395cm" svg:y="4.1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3.072cm" svg:y="4.2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3.875cm" svg:y="4.02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</draw:g>
        <draw:g>
          <svg:title>TexMaths</svg:title>
          <svg:desc>22§display§\text {Multiplying through out by }x . y \text { we get,}§svg§600§FALSE§</svg:desc>
          <draw:polygon draw:style-name="gr2" draw:text-style-name="P8" draw:layer="layout" svg:width="13.152cm" svg:height="0.62cm" svg:x="4.658cm" svg:y="2.791cm" svg:viewBox="0 0 13153 621" draw:points="6577,621 0,621 0,0 13153,0 13153,621">
            <text:p/>
          </draw:polygon>
          <draw:path draw:style-name="gr3" draw:text-style-name="P9" draw:layer="layout" svg:width="0.652cm" svg:height="0.53cm" svg:x="4.647cm" svg:y="2.761cm" svg:viewBox="0 0 653 531" svg:d="M158 18c-7-18-8-18-28-18h-130v25h19c58 0 60 9 60 35v390c0 21 0 56-79 56v25c26 0 65-2 92-2 24 0 63 2 89 2v-25c-79 0-79-35-79-56v-420l187 483c5 11 8 18 15 18 9 0 11-6 15-14l190-492h1v446c0 28-1 35-61 35h-20v25c30-2 83-2 113-2s83 0 111 2v-25h-19c-60 0-60-7-60-35v-411c0-26 0-35 60-35h19v-25h-132c-19 0-19 0-25 14l-170 439z">
            <text:p/>
          </draw:path>
          <draw:path draw:style-name="gr3" draw:text-style-name="P9" draw:layer="layout" svg:width="0.39cm" svg:height="0.352cm" svg:x="5.353cm" svg:y="2.9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173cm" svg:height="0.539cm" svg:x="5.782cm" svg:y="2.752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244cm" svg:height="0.486cm" svg:x="5.986cm" svg:y="2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6.298cm" svg:y="2.7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83cm" svg:height="0.493cm" svg:x="6.509cm" svg:y="2.948cm" svg:viewBox="0 0 384 494" svg:d="M113 51v-51l-113 9v25c55 0 60 3 60 38v364c0 35-7 35-60 35v23c26 0 67-2 86-2 21 0 62 2 88 2v-23c-51 0-60 0-60-35v-131-7c4 12 37 55 95 55 94 0 175-76 175-177 0-98-76-176-164-176-60 0-93 34-107 51zM114 256v-175c23-39 60-62 101-62 56 0 104 69 104 157 0 94-55 159-113 159-30 0-60-16-81-48-11-15-11-17-11-31z">
            <text:p/>
          </draw:path>
          <draw:path draw:style-name="gr3" draw:text-style-name="P9" draw:layer="layout" svg:width="0.173cm" svg:height="0.539cm" svg:x="6.942cm" svg:y="2.752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79cm" svg:height="0.493cm" svg:x="7.146cm" svg:y="2.957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9" draw:layer="layout" svg:width="0.166cm" svg:height="0.519cm" svg:x="7.565cm" svg:y="2.7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7.78cm" svg:y="2.9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8.206cm" svg:y="2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8.843cm" svg:y="2.8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9.154cm" svg:y="2.7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9.58cm" svg:y="2.9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9.883cm" svg:y="2.942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52cm" svg:x="10.274cm" svg:y="2.948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355cm" svg:height="0.512cm" svg:x="10.7cm" svg:y="2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11.089cm" svg:y="2.7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1.773cm" svg:y="2.942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52cm" svg:x="12.164cm" svg:y="2.9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4cm" svg:height="0.486cm" svg:x="12.583cm" svg:y="2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83cm" svg:height="0.547cm" svg:x="13.148cm" svg:y="2.752cm" svg:viewBox="0 0 384 548" svg:d="M113 247v-247l-113 9v25c55 0 60 5 60 42v464h19c2-2 7-13 28-48 13 18 46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9" draw:layer="layout" svg:width="0.379cm" svg:height="0.493cm" svg:x="13.549cm" svg:y="2.957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79-44 99-88z">
            <text:p/>
          </draw:path>
          <draw:path draw:style-name="gr3" draw:text-style-name="P9" draw:layer="layout" svg:width="0.386cm" svg:height="0.352cm" svg:x="14.223cm" svg:y="2.948cm" svg:viewBox="0 0 387 353" svg:d="M238 109c3-21 21-91 75-91 6 0 23 0 39 8-21 6-37 25-37 43 0 12 9 28 30 28 18 0 42-14 42-46 0-40-46-51-72-51-46 0-72 41-83 60-19-53-60-60-82-60-81 0-125 101-125 120 0 7 7 7 8 7 7 0 9 0 11-7 26-83 77-102 104-102 14 0 42 7 42 51 0 24-14 77-42 185-12 49-41 81-74 81-5 0-23 0-39-9 20-5 37-21 37-42s-17-28-30-28c-23 0-42 21-42 46 0 35 39 51 74 51 51 0 79-55 81-60 9 30 37 60 84 60 80 0 124-101 124-120 0-7-7-7-9-7-7 0-9 1-11 7-24 84-77 102-104 102-30 0-42-25-42-51 0-18 5-34 14-69z">
            <text:p/>
          </draw:path>
          <draw:path draw:style-name="gr3" draw:text-style-name="P9" draw:layer="layout" svg:width="0.083cm" svg:height="0.084cm" svg:x="14.709cm" svg:y="3.207cm" svg:viewBox="0 0 84 85" svg:d="M84 42c0-23-19-42-42-42s-42 19-42 42 19 43 42 43 42-20 42-43z">
            <text:p/>
          </draw:path>
          <draw:path draw:style-name="gr3" draw:text-style-name="P9" draw:layer="layout" svg:width="0.356cm" svg:height="0.502cm" svg:x="14.88cm" svg:y="2.948cm" svg:viewBox="0 0 357 503" svg:d="M356 48c1-11 1-13 1-18 0-14-10-21-21-21-9 0-21 3-28 16-2 3-7 28-11 42-5 19-10 41-15 62l-36 141c-1 10-35 65-88 65-38 0-47-33-47-63 0-36 14-83 40-152 13-32 14-41 14-57 0-35-24-63-63-63-74 0-102 113-102 120s7 7 9 7c9 0 9-2 12-14 21-72 53-95 79-95 6 0 20 0 20 24 0 20-7 39-14 55-30 81-44 127-44 162 0 69 49 94 95 94 30 0 56-14 77-36-9 41-19 78-49 120-21 27-51 50-86 50-11 0-46-4-59-34 13 0 22 0 32-9 9-7 16-17 16-31 0-25-21-29-28-29-18 0-44 13-44 52 0 38 35 67 83 67 81 0 160-71 181-159z">
            <text:p/>
          </draw:path>
          <draw:path draw:style-name="gr3" draw:text-style-name="P9" draw:layer="layout" svg:width="0.531cm" svg:height="0.343cm" svg:x="15.536cm" svg:y="2.9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2 9 5 14 16 14 9 0 12-7 14-14z">
            <text:p/>
          </draw:path>
          <draw:path draw:style-name="gr3" draw:text-style-name="P9" draw:layer="layout" svg:width="0.3cm" svg:height="0.357cm" svg:x="16.08cm" svg:y="2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6.682cm" svg:y="2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7.068cm" svg:y="2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4cm" svg:height="0.486cm" svg:x="17.405cm" svg:y="2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091cm" svg:height="0.232cm" svg:x="17.757cm" svg:y="3.207cm" svg:viewBox="0 0 92 233" svg:d="M92 81c0-49-18-81-50-81-28 0-42 21-42 41 0 21 14 42 42 42 13 0 21-5 30-11l2-1c0 0 2 0 2 10 0 51-23 99-58 136-4 3-6 5-6 7 0 7 4 9 9 9 9 0 71-62 71-152z">
            <text:p/>
          </draw:path>
        </draw:g>
        <draw:g>
          <svg:title>TexMaths</svg:title>
          <svg:desc>22§display§y \left( \frac{1 + \cos 2y}{2} \right)\ dy + x \left( \frac{1 + \cos 2x}{2} \right) \ dx = 0§svg§600§FALSE§</svg:desc>
          <draw:polygon draw:style-name="gr2" draw:text-style-name="P8" draw:layer="layout" svg:width="15.048cm" svg:height="1.779cm" svg:x="4.763cm" svg:y="5.297cm" svg:viewBox="0 0 15049 1780" draw:points="7525,1780 0,1780 0,0 15049,0 15049,1780">
            <text:p/>
          </draw:polygon>
          <draw:path draw:style-name="gr3" draw:text-style-name="P9" draw:layer="layout" svg:width="0.358cm" svg:height="0.501cm" svg:x="4.747cm" svg:y="6.038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ath draw:style-name="gr3" draw:text-style-name="P9" draw:layer="layout" svg:width="0.381cm" svg:height="1.856cm" svg:x="5.421cm" svg:y="5.258cm" svg:viewBox="0 0 382 1857" svg:d="M382 1850c0-4-2-5-4-7-28-30-81-81-132-166-125-198-181-450-181-748 0-209 28-477 155-707 62-111 125-174 160-208 2-2 2-3 2-7 0-7-5-7-16-7s-12 0-25 12c-260 236-341 590-341 916 0 304 70 610 268 843 15 17 43 49 77 77 9 9 10 9 21 9s16 0 16-7z">
            <text:p/>
          </draw:path>
          <draw:path draw:style-name="gr3" draw:text-style-name="P9" draw:layer="layout" svg:width="0.256cm" svg:height="0.516cm" svg:x="5.991cm" svg:y="5.34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6.523cm" svg:y="5.4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0.356cm" svg:x="7.279cm" svg:y="5.51cm" svg:viewBox="0 0 296 357" svg:d="M65 180c0-127 63-161 104-161 7 0 56 0 84 29-31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7.619cm" svg:y="5.5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8.01cm" svg:y="5.51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8.455cm" svg:y="5.34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8.826cm" svg:y="5.515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 0 38 35 67 83 67 81 0 160-71 181-159z">
            <text:p/>
          </draw:path>
          <draw:polygon draw:style-name="gr3" draw:text-style-name="P9" draw:layer="layout" svg:width="3.29cm" svg:height="0.032cm" svg:x="5.921cm" svg:y="6.17cm" svg:viewBox="0 0 3291 33" draw:points="1645,33 0,33 0,0 3291,0 3291,33">
            <text:p/>
          </draw:polygon>
          <draw:path draw:style-name="gr3" draw:text-style-name="P9" draw:layer="layout" svg:width="0.309cm" svg:height="0.516cm" svg:x="7.411cm" svg:y="6.39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1cm" svg:height="1.856cm" svg:x="9.33cm" svg:y="5.258cm" svg:viewBox="0 0 382 1857" svg:d="M382 929c0-304-71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369cm" svg:height="0.546cm" svg:x="10.291cm" svg:y="5.842cm" svg:viewBox="0 0 370 547" svg:d="M370 9c0-2 0-9-11-9s-84 7-99 9c-5 0-10 3-10 14 0 10 7 10 19 10 37 0 39 6 39 13l-4 16-45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0.685cm" svg:y="6.038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 0 38 35 67 83 67 81 0 160-71 181-159z">
            <text:p/>
          </draw:path>
          <draw:path draw:style-name="gr3" draw:text-style-name="P9" draw:layer="layout" svg:width="0.515cm" svg:height="0.516cm" svg:x="11.283cm" svg:y="5.92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12.036cm" svg:y="6.0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381cm" svg:height="1.856cm" svg:x="12.746cm" svg:y="5.258cm" svg:viewBox="0 0 382 1857" svg:d="M382 1850c0-4-2-5-4-7-28-30-81-81-132-166-125-198-181-450-181-748 0-209 28-477 155-707 62-111 125-174 160-208 2-2 2-3 2-7 0-7-5-7-16-7s-12 0-25 12c-260 236-341 590-341 916 0 304 70 610 268 843 15 17 43 49 77 77 9 9 10 9 21 9s16 0 16-7z">
            <text:p/>
          </draw:path>
          <draw:path draw:style-name="gr3" draw:text-style-name="P9" draw:layer="layout" svg:width="0.256cm" svg:height="0.516cm" svg:x="13.314cm" svg:y="5.34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13.847cm" svg:y="5.4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0.356cm" svg:x="14.604cm" svg:y="5.51cm" svg:viewBox="0 0 296 357" svg:d="M65 180c0-127 63-161 104-161 7 0 56 0 84 29-33 3-37 26-37 36 0 20 15 36 36 36s37-14 37-37c0-53-60-83-120-83-97 0-169 84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14.942cm" svg:y="5.5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5.333cm" svg:y="5.51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5.78cm" svg:y="5.34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16.151cm" svg:y="5.5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9" draw:layer="layout" svg:width="3.325cm" svg:height="0.032cm" svg:x="13.245cm" svg:y="6.17cm" svg:viewBox="0 0 3326 33" draw:points="1663,33 0,33 0,0 3326,0 3326,33">
            <text:p/>
          </draw:polygon>
          <draw:path draw:style-name="gr3" draw:text-style-name="P9" draw:layer="layout" svg:width="0.309cm" svg:height="0.516cm" svg:x="14.754cm" svg:y="6.39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81cm" svg:height="1.856cm" svg:x="16.69cm" svg:y="5.258cm" svg:viewBox="0 0 382 1857" svg:d="M382 929c0-304-71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9" draw:layer="layout" svg:width="0.369cm" svg:height="0.546cm" svg:x="17.649cm" svg:y="5.842cm" svg:viewBox="0 0 370 547" svg:d="M370 9c0-2 0-9-11-9s-84 7-99 9c-5 0-10 3-10 14 0 10 7 10 19 10 37 0 39 6 39 13l-2 16-47 183c-14-28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8.043cm" svg:y="6.0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9" draw:layer="layout" svg:width="0.515cm" svg:height="0.182cm" svg:x="18.72cm" svg:y="6.0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9.525cm" svg:y="5.864cm" svg:viewBox="0 0 327 533" svg:d="M327 269c0-63-3-125-31-183-36-74-99-86-132-86-46 0-104 19-136 92-24 54-28 114-28 177 0 58 4 127 35 187 34 61 90 77 129 77 42 0 100-16 135-89 25-53 28-115 28-175zM164 517c-30 0-78-19-90-95-9-45-9-117-9-163 0-50 0-101 5-143 16-91 74-98 94-98 24 0 77 14 91 89 7 44 7 102 7 152 0 58 0 111-9 160-10 74-54 98-89 98z">
            <text:p/>
          </draw:path>
        </draw:g>
        <draw:g>
          <svg:title>TexMaths</svg:title>
          <svg:desc>22§display§\text {Multiplying through out by } 2 \text { we get,}§svg§600§FALSE§</svg:desc>
          <draw:polygon draw:style-name="gr2" draw:text-style-name="P8" draw:layer="layout" svg:width="12.476cm" svg:height="0.62cm" svg:x="4.659cm" svg:y="7.791cm" svg:viewBox="0 0 12477 621" draw:points="6238,621 0,621 0,0 12477,0 12477,621">
            <text:p/>
          </draw:polygon>
          <draw:path draw:style-name="gr3" draw:text-style-name="P9" draw:layer="layout" svg:width="0.652cm" svg:height="0.53cm" svg:x="4.648cm" svg:y="7.761cm" svg:viewBox="0 0 653 531" svg:d="M158 18c-7-18-8-18-28-18h-130v25h19c58 0 60 9 60 35v390c0 21 0 56-79 56v25c26 0 65-2 92-2 24 0 63 2 89 2v-25c-79 0-79-35-79-56v-420l187 483c5 11 8 18 16 18s10-6 14-14l190-492h1v446c0 28-1 35-61 35h-20v25c30-2 83-2 113-2s83 0 111 2v-25h-19c-60 0-60-7-60-35v-411c0-26 0-35 60-35h19v-25h-132c-19 0-19 0-25 14l-170 439z">
            <text:p/>
          </draw:path>
          <draw:path draw:style-name="gr3" draw:text-style-name="P9" draw:layer="layout" svg:width="0.39cm" svg:height="0.352cm" svg:x="5.354cm" svg:y="7.9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173cm" svg:height="0.539cm" svg:x="5.783cm" svg:y="7.752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244cm" svg:height="0.486cm" svg:x="5.987cm" svg:y="7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6.299cm" svg:y="7.7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83cm" svg:height="0.493cm" svg:x="6.51cm" svg:y="7.948cm" svg:viewBox="0 0 384 494" svg:d="M113 51v-51l-113 9v25c55 0 60 3 60 38v364c0 35-7 35-60 35v23c26 0 67-2 86-2 21 0 62 2 88 2v-23c-51 0-60 0-60-35v-131-7c4 12 37 55 95 55 94 0 175-76 175-177 0-98-76-176-164-176-60 0-93 34-107 51zM114 256v-175c23-39 60-62 101-62 56 0 104 69 104 157 0 94-55 159-113 159-30 0-60-16-81-48-11-15-11-17-11-31z">
            <text:p/>
          </draw:path>
          <draw:path draw:style-name="gr3" draw:text-style-name="P9" draw:layer="layout" svg:width="0.173cm" svg:height="0.539cm" svg:x="6.943cm" svg:y="7.752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79cm" svg:height="0.493cm" svg:x="7.147cm" svg:y="7.957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9" draw:layer="layout" svg:width="0.166cm" svg:height="0.519cm" svg:x="7.566cm" svg:y="7.7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7.781cm" svg:y="7.948cm" svg:viewBox="0 0 391 344" svg:d="M60 76v210c0 33-7 33-60 33v25c26 0 67-2 88-2 19 0 60 2 86 2v-25c-51 0-60 0-60-33v-145c0-81 55-123 104-123 50 0 58 42 58 86v182c0 33-8 33-60 33v25c27 0 67-2 89-2 19 0 59 2 86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8.207cm" svg:y="7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5 0 155 67 0 41-57 80-133 80z">
            <text:p/>
          </draw:path>
          <draw:path draw:style-name="gr3" draw:text-style-name="P9" draw:layer="layout" svg:width="0.242cm" svg:height="0.486cm" svg:x="8.844cm" svg:y="7.8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9.156cm" svg:y="7.752cm" svg:viewBox="0 0 391 540" svg:d="M60 480c0 35-7 35-60 35v25c26-2 67-2 88-2 19 0 60 0 86 2v-25c-51 0-60 0-60-35v-143c0-81 55-124 104-124 50 0 58 43 58 87v180c0 35-8 35-60 35v25c27-2 67-2 89-2 19 0 59 0 86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9.582cm" svg:y="7.9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9.884cm" svg:y="7.942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52cm" svg:x="10.275cm" svg:y="7.948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355cm" svg:height="0.512cm" svg:x="10.701cm" svg:y="7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5 0 155 67 0 41-57 80-133 80z">
            <text:p/>
          </draw:path>
          <draw:path draw:style-name="gr3" draw:text-style-name="P9" draw:layer="layout" svg:width="0.39cm" svg:height="0.539cm" svg:x="11.09cm" svg:y="7.752cm" svg:viewBox="0 0 391 540" svg:d="M60 480c0 35-7 35-60 35v25c26-2 67-2 88-2 19 0 60 0 86 2v-25c-51 0-60 0-60-35v-143c0-81 55-124 104-124 50 0 58 43 58 87v180c0 35-8 35-60 35v25c27-2 67-2 89-2 19 0 59 0 86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11.775cm" svg:y="7.942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52cm" svg:x="12.165cm" svg:y="7.9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4cm" svg:height="0.486cm" svg:x="12.584cm" svg:y="7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83cm" svg:height="0.547cm" svg:x="13.149cm" svg:y="7.752cm" svg:viewBox="0 0 384 548" svg:d="M113 247v-247l-113 9v25c55 0 60 5 60 42v464h19c2-2 7-13 28-48 13 18 46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9" draw:layer="layout" svg:width="0.379cm" svg:height="0.493cm" svg:x="13.551cm" svg:y="7.957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79-44 99-88z">
            <text:p/>
          </draw:path>
          <draw:path draw:style-name="gr3" draw:text-style-name="P9" draw:layer="layout" svg:width="0.309cm" svg:height="0.517cm" svg:x="14.241cm" svg:y="7.773cm" svg:viewBox="0 0 310 518" svg:d="M60 458l83-81c121-107 167-148 167-225 0-90-69-152-164-152-88 0-146 72-146 141 0 42 39 42 40 42 15 0 41-8 41-40 0-20-14-41-41-41-7 0-7 0-10 2 18-51 60-79 106-79 70 0 103 61 103 127 0 61-38 123-81 171l-149 165c-9 9-9 11-9 30h289l21-135h-20c-3 23-8 58-15 68-7 7-59 7-74 7z">
            <text:p/>
          </draw:path>
          <draw:path draw:style-name="gr3" draw:text-style-name="P9" draw:layer="layout" svg:width="0.531cm" svg:height="0.343cm" svg:x="14.86cm" svg:y="7.957cm" svg:viewBox="0 0 532 344" svg:d="M466 74c15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2 9 5 14 16 14 9 0 12-7 14-14z">
            <text:p/>
          </draw:path>
          <draw:path draw:style-name="gr3" draw:text-style-name="P9" draw:layer="layout" svg:width="0.3cm" svg:height="0.357cm" svg:x="15.404cm" svg:y="7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6.006cm" svg:y="7.9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5 0 155 67 0 41-57 80-133 80z">
            <text:p/>
          </draw:path>
          <draw:path draw:style-name="gr3" draw:text-style-name="P9" draw:layer="layout" svg:width="0.3cm" svg:height="0.357cm" svg:x="16.393cm" svg:y="7.9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4cm" svg:height="0.486cm" svg:x="16.729cm" svg:y="7.8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091cm" svg:height="0.232cm" svg:x="17.081cm" svg:y="8.207cm" svg:viewBox="0 0 92 233" svg:d="M92 81c0-49-18-81-50-81-28 0-42 21-42 41 0 21 14 42 42 42 13 0 21-5 30-11l2-1c0 0 2 0 2 10 0 51-23 99-58 136-4 3-6 5-6 7 0 7 4 9 9 9 9 0 71-62 71-152z">
            <text:p/>
          </draw:path>
        </draw:g>
        <draw:g>
          <svg:title>TexMaths</svg:title>
          <svg:desc>22§display§\left( y  + y \cos 2y \right)\ dy + \left( x + x \cos 2x \right) \ dx = 0§svg§600§FALSE§</svg:desc>
          <draw:polygon draw:style-name="gr2" draw:text-style-name="P8" draw:layer="layout" svg:width="13.679cm" svg:height="0.696cm" svg:x="4.748cm" svg:y="9.098cm" svg:viewBox="0 0 13680 697" draw:points="6841,697 0,697 0,0 13680,0 13680,697">
            <text:p/>
          </draw:polygon>
          <draw:path draw:style-name="gr3" draw:text-style-name="P9" draw:layer="layout" svg:width="0.18cm" svg:height="0.773cm" svg:x="4.785cm" svg:y="9.05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58cm" svg:height="0.5cm" svg:x="5.033cm" svg:y="9.296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5.632cm" svg:y="9.18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8cm" svg:height="0.5cm" svg:x="6.385cm" svg:y="9.296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295cm" svg:height="0.356cm" svg:x="6.923cm" svg:y="9.293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7.263cm" svg:y="9.29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7.654cm" svg:y="9.2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09cm" svg:height="0.516cm" svg:x="8.101cm" svg:y="9.12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58cm" svg:height="0.5cm" svg:x="8.47cm" svg:y="9.296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18cm" svg:height="0.773cm" svg:x="8.9cm" svg:y="9.05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9.574cm" svg:y="9.103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58cm" svg:height="0.5cm" svg:x="9.966cm" svg:y="9.296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516cm" svg:x="10.566cm" svg:y="9.18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18cm" svg:height="0.773cm" svg:x="11.373cm" svg:y="9.05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11.619cm" svg:y="9.2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6cm" svg:x="12.254cm" svg:y="9.18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13.006cm" svg:y="9.2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295cm" svg:height="0.356cm" svg:x="13.581cm" svg:y="9.293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13.921cm" svg:y="9.29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14.31cm" svg:y="9.29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09cm" svg:height="0.516cm" svg:x="14.757cm" svg:y="9.12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86cm" svg:height="0.351cm" svg:x="15.128cm" svg:y="9.2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15.591cm" svg:y="9.05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6.265cm" svg:y="9.103cm" svg:viewBox="0 0 370 547" svg:d="M370 9c0-2 0-9-11-9s-84 7-99 9c-5 0-10 3-10 14 0 10 7 10 19 10 37 0 39 6 39 13l-2 16-47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86cm" svg:height="0.351cm" svg:x="16.66cm" svg:y="9.29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7.337cm" svg:y="9.35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8.14cm" svg:y="9.124cm" svg:viewBox="0 0 327 533" svg:d="M327 269c0-63-3-125-31-183-36-74-99-86-132-86-46 0-104 19-136 91-24 55-28 115-28 178 0 58 4 127 35 187 34 61 90 77 129 77 42 0 100-16 135-90 25-52 28-114 28-174zM164 517c-30 0-78-19-90-95-9-46-9-118-9-163 0-50 0-101 5-143 16-91 74-98 94-98 24 0 77 14 91 89 7 44 7 102 7 152 0 58 0 110-9 160-10 74-54 98-89 98z">
            <text:p/>
          </draw:path>
        </draw:g>
        <draw:g>
          <svg:title>TexMaths</svg:title>
          <svg:desc>22§display§\int \left( y  + y \cos 2y \right)\ dy + \int \left( x + x \cos 2x \right) \ dx = 0§svg§600§FALSE§</svg:desc>
          <draw:polygon draw:style-name="gr2" draw:text-style-name="P8" draw:layer="layout" svg:width="15.483cm" svg:height="1.642cm" svg:x="4.749cm" svg:y="11.598cm" svg:viewBox="0 0 15484 1643" draw:points="7742,1643 0,1643 0,0 15484,0 15484,1643">
            <text:p/>
          </draw:polygon>
          <draw:path draw:style-name="gr3" draw:text-style-name="P9" draw:layer="layout" svg:width="0.687cm" svg:height="1.719cm" svg:x="4.754cm" svg:y="11.55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18cm" svg:height="0.774cm" svg:x="5.689cm" svg:y="12.03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58cm" svg:height="0.501cm" svg:x="5.935cm" svg:y="12.27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515cm" svg:height="0.517cm" svg:x="6.535cm" svg:y="12.1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7.287cm" svg:y="12.27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95cm" svg:height="0.356cm" svg:x="7.827cm" svg:y="12.265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8.165cm" svg:y="12.265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8.556cm" svg:y="12.26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7cm" svg:x="9.003cm" svg:y="12.09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58cm" svg:height="0.501cm" svg:x="9.374cm" svg:y="12.27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18cm" svg:height="0.774cm" svg:x="9.802cm" svg:y="12.03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69cm" svg:height="0.547cm" svg:x="10.476cm" svg:y="12.075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0.87cm" svg:y="12.27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515cm" svg:height="0.517cm" svg:x="11.47cm" svg:y="12.1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687cm" svg:height="1.719cm" svg:x="12.243cm" svg:y="11.55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18cm" svg:height="0.774cm" svg:x="13.178cm" svg:y="12.03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86cm" svg:height="0.351cm" svg:x="13.426cm" svg:y="12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7cm" svg:x="14.059cm" svg:y="12.1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86cm" svg:height="0.351cm" svg:x="14.813cm" svg:y="12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295cm" svg:height="0.356cm" svg:x="15.386cm" svg:y="12.265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15.726cm" svg:y="12.265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6.117cm" svg:y="12.26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7cm" svg:x="16.564cm" svg:y="12.09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86cm" svg:height="0.351cm" svg:x="16.933cm" svg:y="12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18cm" svg:height="0.774cm" svg:x="17.396cm" svg:y="12.03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369cm" svg:height="0.547cm" svg:x="18.07cm" svg:y="12.075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8.465cm" svg:y="12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9.142cm" svg:y="12.3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9.945cm" svg:y="12.096cm" svg:viewBox="0 0 327 533" svg:d="M327 269c0-63-3-125-31-183-36-74-99-86-132-86-46 0-104 19-136 92-24 54-28 114-28 177 0 58 4 127 35 187 34 62 90 77 129 77 42 0 100-15 135-89 25-53 28-115 28-175zM164 518c-30 0-78-20-90-95-9-46-9-118-9-164 0-50 0-101 5-143 16-91 74-98 94-98 24 0 77 14 91 89 7 44 7 102 7 152 0 58 0 111-9 160-10 74-54 99-89 99z">
            <text:p/>
          </draw:path>
        </draw:g>
        <draw:g>
          <svg:title>TexMaths</svg:title>
          <svg:desc>22§display§\int y \ dy  + \int y \cos 2y \ dy + \int x \ dx + \int x \cos 2x \ dx = 0§svg§600§FALSE§</svg:desc>
          <draw:polygon draw:style-name="gr2" draw:text-style-name="P8" draw:layer="layout" svg:width="17.996cm" svg:height="1.642cm" svg:x="4.751cm" svg:y="13.598cm" svg:viewBox="0 0 17997 1643" draw:points="8999,1643 0,1643 0,0 17997,0 17997,1643">
            <text:p/>
          </draw:polygon>
          <draw:path draw:style-name="gr3" draw:text-style-name="P9" draw:layer="layout" svg:width="0.687cm" svg:height="1.719cm" svg:x="4.756cm" svg:y="13.55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58cm" svg:height="0.501cm" svg:x="5.636cm" svg:y="14.27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369cm" svg:height="0.547cm" svg:x="6.31cm" svg:y="14.07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6cm" svg:height="0.501cm" svg:x="6.705cm" svg:y="14.27cm" svg:viewBox="0 0 357 502" svg:d="M356 48c1-11 1-13 1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515cm" svg:height="0.517cm" svg:x="7.303cm" svg:y="14.1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687cm" svg:height="1.719cm" svg:x="8.077cm" svg:y="13.55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58cm" svg:height="0.501cm" svg:x="8.957cm" svg:y="14.27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95cm" svg:height="0.356cm" svg:x="9.498cm" svg:y="14.265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9.836cm" svg:y="14.265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10.226cm" svg:y="14.26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7cm" svg:x="10.673cm" svg:y="14.09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58cm" svg:height="0.501cm" svg:x="11.045cm" svg:y="14.27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ath draw:style-name="gr3" draw:text-style-name="P9" draw:layer="layout" svg:width="0.369cm" svg:height="0.547cm" svg:x="11.717cm" svg:y="14.075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12.111cm" svg:y="14.27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515cm" svg:height="0.517cm" svg:x="12.711cm" svg:y="14.1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687cm" svg:height="1.719cm" svg:x="13.484cm" svg:y="13.55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86cm" svg:height="0.351cm" svg:x="14.366cm" svg:y="14.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9" draw:layer="layout" svg:width="0.369cm" svg:height="0.547cm" svg:x="15.073cm" svg:y="14.07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5.467cm" svg:y="14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7cm" svg:x="16.101cm" svg:y="14.1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687cm" svg:height="1.719cm" svg:x="16.875cm" svg:y="13.55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86cm" svg:height="0.351cm" svg:x="17.755cm" svg:y="14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295cm" svg:height="0.356cm" svg:x="18.331cm" svg:y="14.265cm" svg:viewBox="0 0 296 357" svg:d="M65 180c0-127 63-161 104-161 7 0 56 0 84 29-33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18.669cm" svg:y="14.265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9.059cm" svg:y="14.26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7cm" svg:x="19.506cm" svg:y="14.09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86cm" svg:height="0.351cm" svg:x="19.878cm" svg:y="14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9" draw:layer="layout" svg:width="0.369cm" svg:height="0.547cm" svg:x="20.585cm" svg:y="14.075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20.98cm" svg:y="14.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182cm" svg:x="21.657cm" svg:y="14.3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2.46cm" svg:y="14.096cm" svg:viewBox="0 0 327 533" svg:d="M327 269c0-63-3-125-31-183-36-74-99-86-132-86-46 0-104 19-136 92-24 54-28 114-28 177 0 58 4 127 35 187 34 62 90 77 129 77 42 0 100-15 135-89 25-53 28-115 28-175zM164 518c-30 0-78-20-92-95-7-46-7-118-7-164 0-50 0-101 5-143 16-91 74-98 94-98 24 0 75 14 91 89 7 44 7 102 7 152 0 58 0 111-9 160-10 74-54 99-89 99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9">
        <draw:frame presentation:style-name="pr10" draw:text-style-name="P14" draw:layer="layout" svg:width="26.716cm" svg:height="14.373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11"> <text:s text:c="8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\frac{y^2}{2} + y \int \cos 2y \ dy - \int \left[ \smallint \cos 2y \ dy . \frac{d}{dy}(y) \right] \ dy§svg§600§FALSE§</svg:desc>
          <draw:polygon draw:style-name="gr2" draw:text-style-name="P8" draw:layer="layout" svg:width="15.788cm" svg:height="1.821cm" svg:x="2.991cm" svg:y="0.701cm" svg:viewBox="0 0 15789 1822" draw:points="7893,1822 0,1822 0,0 15789,0 15789,1822">
            <text:p/>
          </draw:polygon>
          <draw:path draw:style-name="gr3" draw:text-style-name="P9" draw:layer="layout" svg:width="0.358cm" svg:height="0.501cm" svg:x="2.975cm" svg:y="0.959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ath draw:style-name="gr3" draw:text-style-name="P9" draw:layer="layout" svg:width="0.24cm" svg:height="0.36cm" svg:x="3.394cm" svg:y="0.66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54cm" svg:height="0.032cm" svg:x="2.952cm" svg:y="1.616cm" svg:viewBox="0 0 755 33" draw:points="378,33 0,33 0,0 755,0 755,33">
            <text:p/>
          </draw:polygon>
          <draw:path draw:style-name="gr3" draw:text-style-name="P9" draw:layer="layout" svg:width="0.309cm" svg:height="0.516cm" svg:x="3.174cm" svg:y="1.84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515cm" svg:height="0.516cm" svg:x="4.013cm" svg:y="1.37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8cm" svg:height="0.501cm" svg:x="4.767cm" svg:y="1.484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ath draw:style-name="gr3" draw:text-style-name="P9" draw:layer="layout" svg:width="0.687cm" svg:height="1.718cm" svg:x="5.323cm" svg:y="0.773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9" draw:layer="layout" svg:width="0.295cm" svg:height="0.356cm" svg:x="6.208cm" svg:y="1.479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6.546cm" svg:y="1.47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6.937cm" svg:y="1.47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7.384cm" svg:y="1.3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7.755cm" svg:y="1.484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ath draw:style-name="gr3" draw:text-style-name="P9" draw:layer="layout" svg:width="0.369cm" svg:height="0.546cm" svg:x="8.427cm" svg:y="1.28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8.821cm" svg:y="1.48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ath draw:style-name="gr3" draw:text-style-name="P9" draw:layer="layout" svg:width="0.472cm" svg:height="0.032cm" svg:x="9.441cm" svg:y="1.616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8cm" svg:x="10.194cm" svg:y="0.773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olygon draw:style-name="gr3" draw:text-style-name="P9" draw:layer="layout" svg:width="0.205cm" svg:height="1.856cm" svg:x="11.247cm" svg:y="0.704cm" svg:viewBox="0 0 206 1857" draw:points="0,1857 206,1857 206,1815 42,1815 42,42 206,42 206,0 0,0">
            <text:p/>
          </draw:polygon>
          <draw:path draw:style-name="gr3" draw:text-style-name="P9" draw:layer="layout" svg:width="0.323cm" svg:height="0.721cm" svg:x="11.504cm" svg:y="1.271cm" svg:viewBox="0 0 324 722" svg:d="M294 32c-26 1-34 21-34 31 0 20 16 32 32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9" draw:layer="layout" svg:width="0.295cm" svg:height="0.356cm" svg:x="12.025cm" svg:y="1.479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2.362cm" svg:y="1.47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12.753cm" svg:y="1.479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3.2cm" svg:y="1.3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13.572cm" svg:y="1.484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ath draw:style-name="gr3" draw:text-style-name="P9" draw:layer="layout" svg:width="0.369cm" svg:height="0.546cm" svg:x="14.244cm" svg:y="1.28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14.638cm" svg:y="1.48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ath draw:style-name="gr3" draw:text-style-name="P9" draw:layer="layout" svg:width="0.083cm" svg:height="0.083cm" svg:x="15.089cm" svg:y="1.743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15.564cm" svg:y="0.76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olygon draw:style-name="gr3" draw:text-style-name="P9" draw:layer="layout" svg:width="0.81cm" svg:height="0.032cm" svg:x="15.33cm" svg:y="1.616cm" svg:viewBox="0 0 811 33" draw:points="405,33 0,33 0,0 811,0 811,33">
            <text:p/>
          </draw:polygon>
          <draw:path draw:style-name="gr3" draw:text-style-name="P9" draw:layer="layout" svg:width="0.369cm" svg:height="0.546cm" svg:x="15.361cm" svg:y="1.818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15.754cm" svg:y="2.014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ath draw:style-name="gr3" draw:text-style-name="P9" draw:layer="layout" svg:width="0.18cm" svg:height="0.773cm" svg:x="16.308cm" svg:y="1.24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58cm" svg:height="0.501cm" svg:x="16.555cm" svg:y="1.48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ath draw:style-name="gr3" draw:text-style-name="P9" draw:layer="layout" svg:width="0.18cm" svg:height="0.773cm" svg:x="16.984cm" svg:y="1.245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3" draw:text-style-name="P9" draw:layer="layout" svg:width="0.205cm" svg:height="1.856cm" svg:x="17.252cm" svg:y="0.704cm" svg:viewBox="0 0 206 1857" draw:points="162,1815 0,1815 0,1857 206,1857 206,0 0,0 0,42 162,42">
            <text:p/>
          </draw:polygon>
          <draw:path draw:style-name="gr3" draw:text-style-name="P9" draw:layer="layout" svg:width="0.369cm" svg:height="0.546cm" svg:x="18.066cm" svg:y="1.28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9" draw:layer="layout" svg:width="0.358cm" svg:height="0.501cm" svg:x="18.459cm" svg:y="1.48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</draw:g>
        <draw:g>
          <svg:title>TexMaths</svg:title>
          <svg:desc>22§display§+ \frac{x^2}{2} + x \int \cos 2x \ dx - \int \left[ \smallint \cos 2x \ dx . \frac{d}{dx}(x) \right] \ dx = 0§svg§600§FALSE§</svg:desc>
          <draw:polygon draw:style-name="gr2" draw:text-style-name="P8" draw:layer="layout" svg:width="18.211cm" svg:height="1.821cm" svg:x="2.953cm" svg:y="3.004cm" svg:viewBox="0 0 18212 1822" draw:points="9106,1822 0,1822 0,0 18212,0 18212,1822">
            <text:p/>
          </draw:polygon>
          <draw:path draw:style-name="gr3" draw:text-style-name="P9" draw:layer="layout" svg:width="0.515cm" svg:height="0.516cm" svg:x="2.958cm" svg:y="3.67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3.631cm" svg:y="3.2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085cm" svg:y="2.96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89cm" svg:height="0.032cm" svg:x="3.608cm" svg:y="3.919cm" svg:viewBox="0 0 790 33" draw:points="396,33 0,33 0,0 790,0 790,33">
            <text:p/>
          </draw:polygon>
          <draw:path draw:style-name="gr3" draw:text-style-name="P9" draw:layer="layout" svg:width="0.309cm" svg:height="0.516cm" svg:x="3.849cm" svg:y="4.14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515cm" svg:height="0.516cm" svg:x="4.706cm" svg:y="3.67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5.457cm" svg:y="3.7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687cm" svg:height="1.718cm" svg:x="6.049cm" svg:y="3.076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9" draw:layer="layout" svg:width="0.295cm" svg:height="0.356cm" svg:x="6.934cm" svg:y="3.78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7.274cm" svg:y="3.782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7.664cm" svg:y="3.78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8.112cm" svg:y="3.61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8.481cm" svg:y="3.7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369cm" svg:height="0.546cm" svg:x="9.189cm" svg:y="3.592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9.583cm" svg:y="3.7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10.239cm" svg:y="3.919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8cm" svg:x="10.991cm" svg:y="3.076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olygon draw:style-name="gr3" draw:text-style-name="P9" draw:layer="layout" svg:width="0.205cm" svg:height="1.856cm" svg:x="12.043cm" svg:y="3.007cm" svg:viewBox="0 0 206 1857" draw:points="0,1857 206,1857 206,1815 42,1815 42,42 206,42 206,0 0,0">
            <text:p/>
          </draw:polygon>
          <draw:path draw:style-name="gr3" draw:text-style-name="P9" draw:layer="layout" svg:width="0.323cm" svg:height="0.721cm" svg:x="12.3cm" svg:y="3.574cm" svg:viewBox="0 0 324 722" svg:d="M294 32c-26 1-34 21-34 31 0 20 16 32 32 32s32-11 32-33c0-30-25-62-62-62-65 0-79 84-91 144-21 116-37 215-50 351-3 40-8 84-14 121-7 58-19 90-47 90-14 0-25-9-30-16 26 0 33-19 33-32 0-17-15-30-31-30s-32 9-32 32c0 30 25 62 62 62 65 0 79-83 91-146 19-111 37-210 49-347 4-42 9-86 14-123 8-58 20-88 48-88 14 0 25 7 30 14z">
            <text:p/>
          </draw:path>
          <draw:path draw:style-name="gr3" draw:text-style-name="P9" draw:layer="layout" svg:width="0.295cm" svg:height="0.356cm" svg:x="12.821cm" svg:y="3.78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3.159cm" svg:y="3.78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3.55cm" svg:y="3.78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3.997cm" svg:y="3.61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86cm" svg:height="0.351cm" svg:x="14.368cm" svg:y="3.78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369cm" svg:height="0.546cm" svg:x="15.076cm" svg:y="3.59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5.47cm" svg:y="3.7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083cm" svg:height="0.083cm" svg:x="15.956cm" svg:y="4.046cm" svg:viewBox="0 0 84 84" svg:d="M84 42c0-23-19-42-42-42s-42 19-42 42 19 42 42 42 42-19 42-42z">
            <text:p/>
          </draw:path>
          <draw:path draw:style-name="gr3" draw:text-style-name="P9" draw:layer="layout" svg:width="0.369cm" svg:height="0.546cm" svg:x="16.449cm" svg:y="3.06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olygon draw:style-name="gr3" draw:text-style-name="P9" draw:layer="layout" svg:width="0.846cm" svg:height="0.032cm" svg:x="16.197cm" svg:y="3.919cm" svg:viewBox="0 0 847 33" draw:points="422,33 0,33 0,0 847,0 847,33">
            <text:p/>
          </draw:polygon>
          <draw:path draw:style-name="gr3" draw:text-style-name="P9" draw:layer="layout" svg:width="0.369cm" svg:height="0.546cm" svg:x="16.229cm" svg:y="4.12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6.621cm" svg:y="4.3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17.211cm" svg:y="3.54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17.457cm" svg:y="3.7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18cm" svg:height="0.773cm" svg:x="17.92cm" svg:y="3.548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3" draw:text-style-name="P9" draw:layer="layout" svg:width="0.205cm" svg:height="1.856cm" svg:x="18.187cm" svg:y="3.007cm" svg:viewBox="0 0 206 1857" draw:points="162,1815 0,1815 0,1857 206,1857 206,0 0,0 0,42 162,42">
            <text:p/>
          </draw:polygon>
          <draw:path draw:style-name="gr3" draw:text-style-name="P9" draw:layer="layout" svg:width="0.369cm" svg:height="0.546cm" svg:x="19.002cm" svg:y="3.592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9.396cm" svg:y="3.7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20.074cm" svg:y="3.84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0.877cm" svg:y="3.613cm" svg:viewBox="0 0 327 533" svg:d="M327 269c0-63-3-125-31-183-36-74-99-86-132-86-46 0-104 19-136 92-24 54-28 114-28 177 0 58 4 127 35 187 34 61 90 77 129 77 42 0 100-16 135-89 25-53 28-115 28-175zM164 517c-30 0-78-19-92-95-7-45-7-118-7-163 0-50 0-101 5-143 16-91 74-98 94-98 24 0 75 14 91 89 7 44 7 102 7 152 0 58 0 111-9 160-10 74-54 98-89 98z">
            <text:p/>
          </draw:path>
        </draw:g>
        <draw:g>
          <svg:title>TexMaths</svg:title>
          <svg:desc>22§display§\frac{y^2}{2} + y \left( \frac{\sin 2y}{2} \right) - \int \left[ \left( \frac{\sin 2y}{2} \right) . (1) \right] \ dy§svg§600§FALSE§</svg:desc>
          <draw:polygon draw:style-name="gr2" draw:text-style-name="P8" draw:layer="layout" svg:width="13.804cm" svg:height="1.821cm" svg:x="2.992cm" svg:y="5.302cm" svg:viewBox="0 0 13805 1822" draw:points="6902,1822 0,1822 0,0 13805,0 13805,1822">
            <text:p/>
          </draw:polygon>
          <draw:path draw:style-name="gr3" draw:text-style-name="P9" draw:layer="layout" svg:width="0.358cm" svg:height="0.501cm" svg:x="2.976cm" svg:y="5.56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ath draw:style-name="gr3" draw:text-style-name="P9" draw:layer="layout" svg:width="0.24cm" svg:height="0.36cm" svg:x="3.395cm" svg:y="5.26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54cm" svg:height="0.032cm" svg:x="2.953cm" svg:y="6.217cm" svg:viewBox="0 0 755 33" draw:points="378,33 0,33 0,0 755,0 755,33">
            <text:p/>
          </draw:polygon>
          <draw:path draw:style-name="gr3" draw:text-style-name="P9" draw:layer="layout" svg:width="0.309cm" svg:height="0.516cm" svg:x="3.175cm" svg:y="6.4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515cm" svg:height="0.516cm" svg:x="4.014cm" svg:y="5.97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8cm" svg:height="0.501cm" svg:x="4.767cm" svg:y="6.085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ath draw:style-name="gr3" draw:text-style-name="P9" draw:layer="layout" svg:width="0.381cm" svg:height="1.856cm" svg:x="5.441cm" svg:y="5.305cm" svg:viewBox="0 0 382 1857" svg:d="M382 1850c0-4-2-6-4-7-28-30-81-81-132-166-125-199-181-450-181-748 0-209 27-477 155-707 62-111 125-174 160-208 2-2 2-3 2-7 0-7-5-7-16-7s-12 0-25 12c-260 236-341 590-341 916 0 304 70 610 268 843 15 17 44 49 77 77 9 9 10 9 21 9s16 0 16-7z">
            <text:p/>
          </draw:path>
          <draw:path draw:style-name="gr3" draw:text-style-name="P9" draw:layer="layout" svg:width="0.254cm" svg:height="0.356cm" svg:x="5.968cm" svg:y="5.55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6.272cm" svg:y="5.3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6.487cm" svg:y="5.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7.059cm" svg:y="5.38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7.428cm" svg:y="5.56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4-8 7-8 14-18 14-32 0-25-21-28-28-28-18 0-44 12-44 51 0 38 35 67 83 67 81 0 160-71 181-159z">
            <text:p/>
          </draw:path>
          <draw:polygon draw:style-name="gr3" draw:text-style-name="P9" draw:layer="layout" svg:width="1.872cm" svg:height="0.032cm" svg:x="5.941cm" svg:y="6.217cm" svg:viewBox="0 0 1873 33" draw:points="936,33 0,33 0,0 1873,0 1873,33">
            <text:p/>
          </draw:polygon>
          <draw:path draw:style-name="gr3" draw:text-style-name="P9" draw:layer="layout" svg:width="0.309cm" svg:height="0.516cm" svg:x="6.723cm" svg:y="6.4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1cm" svg:height="1.856cm" svg:x="7.933cm" svg:y="5.305cm" svg:viewBox="0 0 382 1857" svg:d="M382 929c0-304-70-610-268-843-14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9" draw:layer="layout" svg:width="0.472cm" svg:height="0.032cm" svg:x="8.711cm" svg:y="6.217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8cm" svg:x="9.465cm" svg:y="5.374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olygon draw:style-name="gr3" draw:text-style-name="P9" draw:layer="layout" svg:width="0.205cm" svg:height="1.856cm" svg:x="10.515cm" svg:y="5.305cm" svg:viewBox="0 0 206 1857" draw:points="0,1857 206,1857 206,1815 42,1815 42,42 206,42 206,0 0,0">
            <text:p/>
          </draw:polygon>
          <draw:path draw:style-name="gr3" draw:text-style-name="P9" draw:layer="layout" svg:width="0.381cm" svg:height="1.856cm" svg:x="10.892cm" svg:y="5.305cm" svg:viewBox="0 0 382 1857" svg:d="M382 1850c0-4-2-6-4-7-28-30-81-81-132-166-125-199-181-450-181-748 0-209 28-477 155-707 62-111 125-174 160-208 2-2 2-3 2-7 0-7-5-7-16-7s-12 0-25 12c-260 236-341 590-341 916 0 304 70 610 268 843 15 17 44 49 77 77 9 9 10 9 21 9s16 0 16-7z">
            <text:p/>
          </draw:path>
          <draw:path draw:style-name="gr3" draw:text-style-name="P9" draw:layer="layout" svg:width="0.254cm" svg:height="0.356cm" svg:x="11.418cm" svg:y="5.55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1.723cm" svg:y="5.3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1.937cm" svg:y="5.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12.509cm" svg:y="5.38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58cm" svg:height="0.501cm" svg:x="12.879cm" svg:y="5.56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olygon draw:style-name="gr3" draw:text-style-name="P9" draw:layer="layout" svg:width="1.872cm" svg:height="0.032cm" svg:x="11.392cm" svg:y="6.217cm" svg:viewBox="0 0 1873 33" draw:points="936,33 0,33 0,0 1873,0 1873,33">
            <text:p/>
          </draw:polygon>
          <draw:path draw:style-name="gr3" draw:text-style-name="P9" draw:layer="layout" svg:width="0.309cm" svg:height="0.516cm" svg:x="12.173cm" svg:y="6.44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1cm" svg:height="1.856cm" svg:x="13.384cm" svg:y="5.305cm" svg:viewBox="0 0 382 1857" svg:d="M382 929c0-304-70-610-268-843-15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9" draw:layer="layout" svg:width="0.083cm" svg:height="0.083cm" svg:x="14.121cm" svg:y="6.34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4.347cm" svg:y="5.84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6cm" svg:height="0.516cm" svg:x="14.639cm" svg:y="5.91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5.001cm" svg:y="5.84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3" draw:text-style-name="P9" draw:layer="layout" svg:width="0.205cm" svg:height="1.856cm" svg:x="15.269cm" svg:y="5.305cm" svg:viewBox="0 0 206 1857" draw:points="162,1815 0,1815 0,1857 206,1857 206,0 0,0 0,42 162,42">
            <text:p/>
          </draw:polygon>
          <draw:path draw:style-name="gr3" draw:text-style-name="P9" draw:layer="layout" svg:width="0.369cm" svg:height="0.546cm" svg:x="16.084cm" svg:y="5.89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16.478cm" svg:y="6.085cm" svg:viewBox="0 0 357 502" svg:d="M355 48c2-11 2-13 2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</draw:g>
        <draw:g>
          <svg:title>TexMaths</svg:title>
          <svg:desc>22§display§+ \frac{x^2}{2} + x \left( \frac{\sin 2x}{2} \right) - \int \left[ \left( \frac{\sin 2x}{2} \right) . (1) \right] \ dx = c_1§svg§600§FALSE§</svg:desc>
          <draw:polygon draw:style-name="gr2" draw:text-style-name="P8" draw:layer="layout" svg:width="16.324cm" svg:height="1.821cm" svg:x="2.954cm" svg:y="7.606cm" svg:viewBox="0 0 16325 1822" draw:points="8164,1822 0,1822 0,0 16325,0 16325,1822">
            <text:p/>
          </draw:polygon>
          <draw:path draw:style-name="gr3" draw:text-style-name="P9" draw:layer="layout" svg:width="0.515cm" svg:height="0.516cm" svg:x="2.959cm" svg:y="8.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3.632cm" svg:y="7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086cm" svg:y="7.56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89cm" svg:height="0.032cm" svg:x="3.609cm" svg:y="8.521cm" svg:viewBox="0 0 790 33" draw:points="396,33 0,33 0,0 790,0 790,33">
            <text:p/>
          </draw:polygon>
          <draw:path draw:style-name="gr3" draw:text-style-name="P9" draw:layer="layout" svg:width="0.309cm" svg:height="0.516cm" svg:x="3.85cm" svg:y="8.7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515cm" svg:height="0.516cm" svg:x="4.707cm" svg:y="8.2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5.459cm" svg:y="8.3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381cm" svg:height="1.856cm" svg:x="6.168cm" svg:y="7.609cm" svg:viewBox="0 0 382 1857" svg:d="M382 1850c0-4-2-6-4-7-28-30-81-81-132-166-125-199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254cm" svg:height="0.356cm" svg:x="6.694cm" svg:y="7.86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6.999cm" svg:y="7.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7.214cm" svg:y="7.864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7.786cm" svg:y="7.69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8.157cm" svg:y="7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9" draw:layer="layout" svg:width="1.907cm" svg:height="0.032cm" svg:x="6.67cm" svg:y="8.521cm" svg:viewBox="0 0 1908 33" draw:points="954,33 0,33 0,0 1908,0 1908,33">
            <text:p/>
          </draw:polygon>
          <draw:path draw:style-name="gr3" draw:text-style-name="P9" draw:layer="layout" svg:width="0.309cm" svg:height="0.516cm" svg:x="7.469cm" svg:y="8.7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81cm" svg:height="1.856cm" svg:x="8.696cm" svg:y="7.609cm" svg:viewBox="0 0 382 1857" svg:d="M382 929c0-304-70-610-268-843-15-17-44-49-75-77-11-9-13-9-23-9-9 0-16 0-16 7 0 4 4 7 5 9 27 28 79 79 131 164 125 198 183 450 183 748 0 209-29 476-157 707-62 111-127 174-158 208-2 1-4 3-4 7 0 7 7 7 16 7 10 0 12 0 24-13 261-235 342-589 342-915z">
            <text:p/>
          </draw:path>
          <draw:path draw:style-name="gr3" draw:text-style-name="P9" draw:layer="layout" svg:width="0.472cm" svg:height="0.032cm" svg:x="9.474cm" svg:y="8.521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8cm" svg:x="10.227cm" svg:y="7.678cm" svg:viewBox="0 0 688 1719" svg:d="M37 1684c25 0 39-17 39-37 0-26-20-38-37-38-20 0-39 12-39 38 0 41 39 72 86 72 118 0 162-181 217-404 60-245 111-493 153-741 28-164 56-319 83-419 8-39 35-137 66-137 23 0 43 14 46 17-26 2-38 18-38 37 0 27 19 39 36 39 20 0 39-12 39-39 0-42-42-72-84-72-60 0-102 84-146 243-2 7-108 396-192 903-21 118-44 248-69 355-14 57-49 203-113 203-28 0-45-20-47-20z">
            <text:p/>
          </draw:path>
          <draw:polygon draw:style-name="gr3" draw:text-style-name="P9" draw:layer="layout" svg:width="0.205cm" svg:height="1.856cm" svg:x="11.278cm" svg:y="7.609cm" svg:viewBox="0 0 206 1857" draw:points="0,1857 206,1857 206,1815 42,1815 42,42 206,42 206,0 0,0">
            <text:p/>
          </draw:polygon>
          <draw:path draw:style-name="gr3" draw:text-style-name="P9" draw:layer="layout" svg:width="0.381cm" svg:height="1.856cm" svg:x="11.654cm" svg:y="7.609cm" svg:viewBox="0 0 382 1857" svg:d="M382 1850c0-4-2-6-4-7-28-30-81-81-132-166-125-199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254cm" svg:height="0.356cm" svg:x="12.181cm" svg:y="7.86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2.485cm" svg:y="7.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2.7cm" svg:y="7.864cm" svg:viewBox="0 0 391 343" svg:d="M60 76v209c0 34-7 34-60 34v24c26 0 67-2 88-2 19 0 60 2 86 2v-24c-51 0-60 0-60-34v-144c0-81 55-123 104-123 50 0 58 42 58 86v181c0 34-8 34-60 34v24c27 0 67-2 89-2 19 0 59 2 86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13.272cm" svg:y="7.69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13.643cm" svg:y="7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9" draw:layer="layout" svg:width="1.907cm" svg:height="0.032cm" svg:x="12.156cm" svg:y="8.521cm" svg:viewBox="0 0 1908 33" draw:points="954,33 0,33 0,0 1908,0 1908,33">
            <text:p/>
          </draw:polygon>
          <draw:path draw:style-name="gr3" draw:text-style-name="P9" draw:layer="layout" svg:width="0.309cm" svg:height="0.516cm" svg:x="12.953cm" svg:y="8.7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1cm" svg:height="1.856cm" svg:x="14.182cm" svg:y="7.609cm" svg:viewBox="0 0 382 1857" svg:d="M382 929c0-304-70-610-268-843-15-17-44-49-75-77-11-9-13-9-23-9-9 0-16 0-16 7 0 4 4 7 5 9 27 28 79 79 131 164 125 198 181 450 181 748 0 209-27 476-155 707-62 111-127 174-158 208-2 1-4 3-4 7 0 7 7 7 16 7 10 0 12 0 24-13 261-235 342-589 342-915z">
            <text:p/>
          </draw:path>
          <draw:path draw:style-name="gr3" draw:text-style-name="P9" draw:layer="layout" svg:width="0.083cm" svg:height="0.083cm" svg:x="14.919cm" svg:y="8.648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5.145cm" svg:y="8.15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256cm" svg:height="0.516cm" svg:x="15.437cm" svg:y="8.215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5.799cm" svg:y="8.15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3" draw:text-style-name="P9" draw:layer="layout" svg:width="0.205cm" svg:height="1.856cm" svg:x="16.067cm" svg:y="7.609cm" svg:viewBox="0 0 206 1857" draw:points="162,1815 0,1815 0,1857 206,1857 206,0 0,0 0,42 162,42">
            <text:p/>
          </draw:polygon>
          <draw:path draw:style-name="gr3" draw:text-style-name="P9" draw:layer="layout" svg:width="0.369cm" svg:height="0.546cm" svg:x="16.882cm" svg:y="8.194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7.276cm" svg:y="8.3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7.954cm" svg:y="8.4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18.758cm" svg:y="8.389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19.119cm" svg:y="8.487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2§display§\frac{y^2}{2} + \frac{y\sin 2y}{2} - \frac{1}{2}\int \sin 2y \ dy§svg§600§FALSE§</svg:desc>
          <draw:polygon draw:style-name="gr2" draw:text-style-name="P8" draw:layer="layout" svg:width="9.767cm" svg:height="1.752cm" svg:x="2.993cm" svg:y="10.104cm" svg:viewBox="0 0 9768 1753" draw:points="4884,1753 0,1753 0,0 9768,0 9768,1753">
            <text:p/>
          </draw:polygon>
          <draw:path draw:style-name="gr3" draw:text-style-name="P9" draw:layer="layout" svg:width="0.358cm" svg:height="0.5cm" svg:x="2.977cm" svg:y="10.362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24cm" svg:height="0.36cm" svg:x="3.396cm" svg:y="10.06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54cm" svg:height="0.032cm" svg:x="2.954cm" svg:y="11.019cm" svg:viewBox="0 0 755 33" draw:points="378,33 0,33 0,0 755,0 755,33">
            <text:p/>
          </draw:polygon>
          <draw:path draw:style-name="gr3" draw:text-style-name="P9" draw:layer="layout" svg:width="0.309cm" svg:height="0.516cm" svg:x="3.176cm" svg:y="11.24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9" draw:layer="layout" svg:width="0.515cm" svg:height="0.516cm" svg:x="4.015cm" svg:y="10.778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9" draw:layer="layout" svg:width="0.356cm" svg:height="0.5cm" svg:x="4.86cm" svg:y="10.362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254cm" svg:height="0.356cm" svg:x="5.4cm" svg:y="10.359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5.705cm" svg:y="10.188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5.918cm" svg:y="10.36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09cm" svg:height="0.516cm" svg:x="6.491cm" svg:y="10.1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9" draw:layer="layout" svg:width="0.356cm" svg:height="0.5cm" svg:x="6.861cm" svg:y="10.362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2.408cm" svg:height="0.032cm" svg:x="4.839cm" svg:y="11.019cm" svg:viewBox="0 0 2409 33" draw:points="1204,33 0,33 0,0 2409,0 2409,33">
            <text:p/>
          </draw:polygon>
          <draw:path draw:style-name="gr3" draw:text-style-name="P9" draw:layer="layout" svg:width="0.309cm" svg:height="0.516cm" svg:x="5.888cm" svg:y="11.24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9" draw:layer="layout" svg:width="0.472cm" svg:height="0.032cm" svg:x="7.574cm" svg:y="11.019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8.445cm" svg:y="10.1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0.388cm" svg:height="0.032cm" svg:x="8.376cm" svg:y="11.019cm" svg:viewBox="0 0 389 33" draw:points="194,33 0,33 0,0 389,0 389,33">
            <text:p/>
          </draw:polygon>
          <draw:path draw:style-name="gr3" draw:text-style-name="P9" draw:layer="layout" svg:width="0.309cm" svg:height="0.516cm" svg:x="8.415cm" svg:y="11.24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9" draw:layer="layout" svg:width="0.687cm" svg:height="1.718cm" svg:x="9.027cm" svg:y="10.176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9" draw:layer="layout" svg:width="0.254cm" svg:height="0.356cm" svg:x="9.911cm" svg:y="10.88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0.217cm" svg:y="10.71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10.43cm" svg:y="10.887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09cm" svg:height="0.516cm" svg:x="11.004cm" svg:y="10.71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9" draw:layer="layout" svg:width="0.358cm" svg:height="0.5cm" svg:x="11.373cm" svg:y="10.887cm" svg:viewBox="0 0 359 501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369cm" svg:height="0.546cm" svg:x="12.046cm" svg:y="10.691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9" draw:layer="layout" svg:width="0.358cm" svg:height="0.5cm" svg:x="12.44cm" svg:y="10.887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1 0 160-70 181-158z">
            <text:p/>
          </draw:path>
        </draw:g>
        <draw:g>
          <svg:title>TexMaths</svg:title>
          <svg:desc>22§display§+ \frac{x^2}{2} +  \frac{x\sin 2x}{2} - \frac{1}{2} \int \sin 2x \ dx = c_1§svg§600§FALSE§</svg:desc>
          <draw:polygon draw:style-name="gr2" draw:text-style-name="P8" draw:layer="layout" svg:width="12.284cm" svg:height="1.752cm" svg:x="13.156cm" svg:y="10.207cm" svg:viewBox="0 0 12285 1753" draw:points="6142,1753 0,1753 0,0 12285,0 12285,1753">
            <text:p/>
          </draw:polygon>
          <draw:path draw:style-name="gr3" draw:text-style-name="P9" draw:layer="layout" svg:width="0.515cm" svg:height="0.516cm" svg:x="13.161cm" svg:y="10.88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13.834cm" svg:y="10.4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24cm" svg:height="0.36cm" svg:x="14.288cm" svg:y="10.16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89cm" svg:height="0.032cm" svg:x="13.811cm" svg:y="11.122cm" svg:viewBox="0 0 790 33" draw:points="396,33 0,33 0,0 790,0 790,33">
            <text:p/>
          </draw:polygon>
          <draw:path draw:style-name="gr3" draw:text-style-name="P9" draw:layer="layout" svg:width="0.309cm" svg:height="0.516cm" svg:x="14.052cm" svg:y="11.34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9" draw:layer="layout" svg:width="0.515cm" svg:height="0.516cm" svg:x="14.909cm" svg:y="10.88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15.753cm" svg:y="10.4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254cm" svg:height="0.356cm" svg:x="16.327cm" svg:y="10.462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6.632cm" svg:y="10.291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16.846cm" svg:y="10.465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09cm" svg:height="0.516cm" svg:x="17.418cm" svg:y="10.293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9" draw:layer="layout" svg:width="0.386cm" svg:height="0.351cm" svg:x="17.788cm" svg:y="10.46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olygon draw:style-name="gr3" draw:text-style-name="P9" draw:layer="layout" svg:width="2.479cm" svg:height="0.032cm" svg:x="15.731cm" svg:y="11.122cm" svg:viewBox="0 0 2480 33" draw:points="1239,33 0,33 0,0 2480,0 2480,33">
            <text:p/>
          </draw:polygon>
          <draw:path draw:style-name="gr3" draw:text-style-name="P9" draw:layer="layout" svg:width="0.309cm" svg:height="0.516cm" svg:x="16.815cm" svg:y="11.34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9" draw:layer="layout" svg:width="0.472cm" svg:height="0.032cm" svg:x="18.536cm" svg:y="11.122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19.407cm" svg:y="10.29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9" draw:layer="layout" svg:width="0.388cm" svg:height="0.032cm" svg:x="19.338cm" svg:y="11.122cm" svg:viewBox="0 0 389 33" draw:points="194,33 0,33 0,0 389,0 389,33">
            <text:p/>
          </draw:polygon>
          <draw:path draw:style-name="gr3" draw:text-style-name="P9" draw:layer="layout" svg:width="0.309cm" svg:height="0.516cm" svg:x="19.377cm" svg:y="11.34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9" draw:layer="layout" svg:width="0.687cm" svg:height="1.718cm" svg:x="19.989cm" svg:y="10.27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9" draw:layer="layout" svg:width="0.254cm" svg:height="0.356cm" svg:x="20.875cm" svg:y="10.984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21.179cm" svg:y="10.81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21.394cm" svg:y="10.99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09cm" svg:height="0.516cm" svg:x="21.966cm" svg:y="10.816cm" svg:viewBox="0 0 310 517" svg:d="M60 458l83-81c121-108 167-148 167-226 0-89-69-151-164-151-88 0-146 72-146 141 0 42 39 42 40 42 15 0 41-9 41-40 0-20-14-41-41-41-7 0-7 0-10 2 18-51 60-79 106-79 70 0 103 61 103 126 0 62-38 123-81 171l-149 165c-9 9-9 11-9 30h289l21-135h-20c-3 23-8 58-17 68-6 8-57 8-72 8z">
            <text:p/>
          </draw:path>
          <draw:path draw:style-name="gr3" draw:text-style-name="P9" draw:layer="layout" svg:width="0.386cm" svg:height="0.351cm" svg:x="22.335cm" svg:y="10.9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369cm" svg:height="0.546cm" svg:x="23.044cm" svg:y="10.794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86cm" svg:height="0.351cm" svg:x="23.437cm" svg:y="10.9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182cm" svg:x="24.114cm" svg:y="11.0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24.92cm" svg:y="10.99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25.281cm" svg:y="11.088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2§display§\text {i.e.}§svg§600§FALSE§</svg:desc>
          <draw:polygon draw:style-name="gr2" draw:text-style-name="P8" draw:layer="layout" svg:width="0.846cm" svg:height="0.45cm" svg:x="1.211cm" svg:y="1.344cm" svg:viewBox="0 0 847 451" draw:points="423,451 0,451 0,0 847,0 847,451">
            <text:p/>
          </draw:polygon>
          <draw:path draw:style-name="gr3" draw:text-style-name="P9" draw:layer="layout" svg:width="0.166cm" svg:height="0.518cm" svg:x="1.197cm" svg:y="1.30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4cm" svg:height="0.083cm" svg:x="1.454cm" svg:y="1.74cm" svg:viewBox="0 0 85 84" svg:d="M85 42c0-23-20-42-43-42s-42 19-42 42 19 42 42 42 43-19 43-42z">
            <text:p/>
          </draw:path>
          <draw:path draw:style-name="gr3" draw:text-style-name="P9" draw:layer="layout" svg:width="0.3cm" svg:height="0.356cm" svg:x="1.623cm" svg:y="1.476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9" draw:layer="layout" svg:width="0.084cm" svg:height="0.083cm" svg:x="2.012cm" svg:y="1.74cm" svg:viewBox="0 0 85 84" svg:d="M85 42c0-23-20-42-43-42s-42 19-42 42 19 42 42 42 43-19 43-42z">
            <text:p/>
          </draw:path>
        </draw:g>
        <draw:g>
          <svg:title>TexMaths</svg:title>
          <svg:desc>22§display§\text {i.e.}§svg§600§FALSE§</svg:desc>
          <draw:polygon draw:style-name="gr2" draw:text-style-name="P8" draw:layer="layout" svg:width="0.846cm" svg:height="0.45cm" svg:x="1.211cm" svg:y="6.044cm" svg:viewBox="0 0 847 451" draw:points="423,451 0,451 0,0 847,0 847,451">
            <text:p/>
          </draw:polygon>
          <draw:path draw:style-name="gr3" draw:text-style-name="P9" draw:layer="layout" svg:width="0.166cm" svg:height="0.518cm" svg:x="1.197cm" svg:y="6.00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4cm" svg:height="0.083cm" svg:x="1.454cm" svg:y="6.44cm" svg:viewBox="0 0 85 84" svg:d="M85 42c0-23-20-42-43-42s-42 19-42 42 19 42 42 42 43-19 43-42z">
            <text:p/>
          </draw:path>
          <draw:path draw:style-name="gr3" draw:text-style-name="P9" draw:layer="layout" svg:width="0.3cm" svg:height="0.356cm" svg:x="1.623cm" svg:y="6.176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9" draw:layer="layout" svg:width="0.084cm" svg:height="0.083cm" svg:x="2.012cm" svg:y="6.44cm" svg:viewBox="0 0 85 84" svg:d="M85 42c0-23-20-42-43-42s-42 19-42 42 19 42 42 42 43-19 43-42z">
            <text:p/>
          </draw:path>
        </draw:g>
        <draw:g>
          <svg:title>TexMaths</svg:title>
          <svg:desc>22§display§\text {i.e.}§svg§600§FALSE§</svg:desc>
          <draw:polygon draw:style-name="gr2" draw:text-style-name="P8" draw:layer="layout" svg:width="0.846cm" svg:height="0.45cm" svg:x="1.211cm" svg:y="10.544cm" svg:viewBox="0 0 847 451" draw:points="423,451 0,451 0,0 847,0 847,451">
            <text:p/>
          </draw:polygon>
          <draw:path draw:style-name="gr3" draw:text-style-name="P9" draw:layer="layout" svg:width="0.166cm" svg:height="0.518cm" svg:x="1.197cm" svg:y="10.50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4cm" svg:height="0.083cm" svg:x="1.454cm" svg:y="10.94cm" svg:viewBox="0 0 85 84" svg:d="M85 42c0-23-20-42-43-42s-42 19-42 42 19 42 42 42 43-19 43-42z">
            <text:p/>
          </draw:path>
          <draw:path draw:style-name="gr3" draw:text-style-name="P9" draw:layer="layout" svg:width="0.3cm" svg:height="0.356cm" svg:x="1.623cm" svg:y="10.676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9" draw:layer="layout" svg:width="0.084cm" svg:height="0.083cm" svg:x="2.012cm" svg:y="10.94cm" svg:viewBox="0 0 85 84" svg:d="M85 42c0-23-20-42-43-42s-42 19-42 42 19 42 42 42 43-19 43-42z">
            <text:p/>
          </draw:path>
        </draw:g>
        <draw:g>
          <svg:title>TexMaths</svg:title>
          <svg:desc>22§display§\frac{y^2}{2} + \frac{y\sin 2y}{2} - \frac{1}{2}\left( - \frac{\cos 2y}{2} \right)§svg§600§FALSE§</svg:desc>
          <draw:polygon draw:style-name="gr2" draw:text-style-name="P8" draw:layer="layout" svg:width="9.677cm" svg:height="1.821cm" svg:x="2.994cm" svg:y="12.506cm" svg:viewBox="0 0 9678 1822" draw:points="4839,1822 0,1822 0,0 9678,0 9678,1822">
            <text:p/>
          </draw:polygon>
          <draw:path draw:style-name="gr3" draw:text-style-name="P9" draw:layer="layout" svg:width="0.358cm" svg:height="0.501cm" svg:x="2.978cm" svg:y="12.764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ath draw:style-name="gr3" draw:text-style-name="P9" draw:layer="layout" svg:width="0.24cm" svg:height="0.36cm" svg:x="3.397cm" svg:y="12.46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54cm" svg:height="0.032cm" svg:x="2.955cm" svg:y="13.421cm" svg:viewBox="0 0 755 33" draw:points="378,33 0,33 0,0 755,0 755,33">
            <text:p/>
          </draw:polygon>
          <draw:path draw:style-name="gr3" draw:text-style-name="P9" draw:layer="layout" svg:width="0.309cm" svg:height="0.516cm" svg:x="3.177cm" svg:y="13.6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9" draw:layer="layout" svg:width="0.515cm" svg:height="0.516cm" svg:x="4.016cm" svg:y="13.1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6cm" svg:height="0.501cm" svg:x="4.861cm" svg:y="12.764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ath draw:style-name="gr3" draw:text-style-name="P9" draw:layer="layout" svg:width="0.254cm" svg:height="0.356cm" svg:x="5.402cm" svg:y="12.761cm" svg:viewBox="0 0 255 357" svg:d="M136 197c17 4 81 16 81 72 0 39-27 71-89 71-65 0-93-44-107-111-2-9-3-13-10-13-11 0-11 6-11 20v102c0 14 0 19 9 19 3 0 5-1 19-16 2-1 2-3 16-17 33 32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5.706cm" svg:y="12.5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5.919cm" svg:y="12.764cm" svg:viewBox="0 0 391 343" svg:d="M60 76v209c0 34-7 34-60 34v24c26 0 67-2 88-2 19 0 60 2 86 2v-24c-51 0-60 0-60-34v-144c0-81 55-123 104-123 50 0 58 42 58 86v181c0 34-8 34-59 34v24c26 0 66-2 88-2 19 0 59 2 86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6.493cm" svg:y="12.59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9" draw:layer="layout" svg:width="0.356cm" svg:height="0.501cm" svg:x="6.863cm" svg:y="12.764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olygon draw:style-name="gr3" draw:text-style-name="P9" draw:layer="layout" svg:width="2.409cm" svg:height="0.032cm" svg:x="4.84cm" svg:y="13.421cm" svg:viewBox="0 0 2410 33" draw:points="1204,33 0,33 0,0 2410,0 2410,33">
            <text:p/>
          </draw:polygon>
          <draw:path draw:style-name="gr3" draw:text-style-name="P9" draw:layer="layout" svg:width="0.309cm" svg:height="0.516cm" svg:x="5.889cm" svg:y="13.6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9" draw:layer="layout" svg:width="0.472cm" svg:height="0.032cm" svg:x="7.576cm" svg:y="13.421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8.447cm" svg:y="12.59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0.388cm" svg:height="0.032cm" svg:x="8.378cm" svg:y="13.421cm" svg:viewBox="0 0 389 33" draw:points="194,33 0,33 0,0 389,0 389,33">
            <text:p/>
          </draw:polygon>
          <draw:path draw:style-name="gr3" draw:text-style-name="P9" draw:layer="layout" svg:width="0.309cm" svg:height="0.516cm" svg:x="8.417cm" svg:y="13.6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9" draw:layer="layout" svg:width="0.381cm" svg:height="1.856cm" svg:x="9.147cm" svg:y="12.509cm" svg:viewBox="0 0 382 1857" svg:d="M382 1850c0-4-2-6-4-7-28-30-81-81-132-166-125-199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472cm" svg:height="0.032cm" svg:x="9.619cm" svg:y="13.421cm" svg:viewBox="0 0 473 33" svg:d="M447 33c12 0 26 0 26-17 0-16-14-16-26-16h-421c-12 0-26 0-26 16 0 17 14 17 26 17z">
            <text:p/>
          </draw:path>
          <draw:path draw:style-name="gr3" draw:text-style-name="P9" draw:layer="layout" svg:width="0.295cm" svg:height="0.356cm" svg:x="10.276cm" svg:y="12.761cm" svg:viewBox="0 0 296 357" svg:d="M65 180c0-127 63-161 104-161 7 0 56 0 84 29-33 3-36 26-36 36 0 20 14 36 35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0.615cm" svg:y="12.761cm" svg:viewBox="0 0 345 357" svg:d="M345 181c0-98-79-181-173-181-96 0-172 84-172 181 0 101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9" draw:layer="layout" svg:width="0.254cm" svg:height="0.356cm" svg:x="11.006cm" svg:y="12.761cm" svg:viewBox="0 0 255 357" svg:d="M136 197c17 4 81 16 81 72 0 39-27 71-89 71-65 0-93-44-107-111-2-9-3-13-10-13-11 0-11 6-11 20v102c0 14 0 19 9 19 3 0 5-1 19-16 2-1 2-3 16-17 33 32 69 33 84 33 90 0 127-53 127-109 0-40-24-63-33-74-27-24-57-30-88-37-44-9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1.453cm" svg:y="12.59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9" draw:layer="layout" svg:width="0.358cm" svg:height="0.501cm" svg:x="11.823cm" svg:y="12.764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19-21 27-51 50-86 50-11 0-46-4-59-34 13 0 22 0 32-8 9-8 16-18 16-32 0-25-21-28-28-28-18 0-44 12-44 51 0 38 35 67 83 67 81 0 160-71 181-159z">
            <text:p/>
          </draw:path>
          <draw:polygon draw:style-name="gr3" draw:text-style-name="P9" draw:layer="layout" svg:width="1.958cm" svg:height="0.032cm" svg:x="10.249cm" svg:y="13.421cm" svg:viewBox="0 0 1959 33" draw:points="980,33 0,33 0,0 1959,0 1959,33">
            <text:p/>
          </draw:polygon>
          <draw:path draw:style-name="gr3" draw:text-style-name="P9" draw:layer="layout" svg:width="0.309cm" svg:height="0.516cm" svg:x="11.073cm" svg:y="13.64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9" draw:layer="layout" svg:width="0.381cm" svg:height="1.856cm" svg:x="12.328cm" svg:y="12.509cm" svg:viewBox="0 0 382 1857" svg:d="M382 929c0-304-70-610-268-843-15-17-44-49-75-77-11-9-13-9-23-9-9 0-16 0-16 7 0 4 4 7 5 9 27 28 79 79 131 164 125 198 183 450 183 748 0 209-29 476-157 707-62 111-127 174-158 208-2 1-4 3-4 7 0 7 7 7 16 7 10 0 12 0 24-13 261-235 342-589 342-915z">
            <text:p/>
          </draw:path>
        </draw:g>
        <draw:g>
          <svg:title>TexMaths</svg:title>
          <svg:desc>22§display§+ \frac{x^2}{2} +  \frac{x\sin 2x}{2} - \frac{1}{2} \left( - \frac{\cos 2x}{2} \right) = c_1 + c_2§svg§600§FALSE§</svg:desc>
          <draw:polygon draw:style-name="gr2" draw:text-style-name="P8" draw:layer="layout" svg:width="13.937cm" svg:height="1.821cm" svg:x="13.158cm" svg:y="12.61cm" svg:viewBox="0 0 13938 1822" draw:points="6968,1822 0,1822 0,0 13938,0 13938,1822">
            <text:p/>
          </draw:polygon>
          <draw:path draw:style-name="gr3" draw:text-style-name="P9" draw:layer="layout" svg:width="0.515cm" svg:height="0.516cm" svg:x="13.163cm" svg:y="13.28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13.836cm" svg:y="12.8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14.29cm" svg:y="12.57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89cm" svg:height="0.032cm" svg:x="13.813cm" svg:y="13.525cm" svg:viewBox="0 0 790 33" draw:points="396,33 0,33 0,0 790,0 790,33">
            <text:p/>
          </draw:polygon>
          <draw:path draw:style-name="gr3" draw:text-style-name="P9" draw:layer="layout" svg:width="0.309cm" svg:height="0.516cm" svg:x="14.054cm" svg:y="13.7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515cm" svg:height="0.516cm" svg:x="14.911cm" svg:y="13.28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86cm" svg:height="0.351cm" svg:x="15.756cm" svg:y="12.8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254cm" svg:height="0.356cm" svg:x="16.33cm" svg:y="12.86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6.634cm" svg:y="12.69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6.849cm" svg:y="12.868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17.421cm" svg:y="12.69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17.791cm" svg:y="12.8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9" draw:layer="layout" svg:width="2.479cm" svg:height="0.032cm" svg:x="15.733cm" svg:y="13.525cm" svg:viewBox="0 0 2480 33" draw:points="1239,33 0,33 0,0 2480,0 2480,33">
            <text:p/>
          </draw:polygon>
          <draw:path draw:style-name="gr3" draw:text-style-name="P9" draw:layer="layout" svg:width="0.309cm" svg:height="0.516cm" svg:x="16.817cm" svg:y="13.7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472cm" svg:height="0.032cm" svg:x="18.539cm" svg:y="13.525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19.41cm" svg:y="12.696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9" draw:layer="layout" svg:width="0.388cm" svg:height="0.032cm" svg:x="19.341cm" svg:y="13.525cm" svg:viewBox="0 0 389 33" draw:points="194,33 0,33 0,0 389,0 389,33">
            <text:p/>
          </draw:polygon>
          <draw:path draw:style-name="gr3" draw:text-style-name="P9" draw:layer="layout" svg:width="0.309cm" svg:height="0.516cm" svg:x="19.38cm" svg:y="13.7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1cm" svg:height="1.856cm" svg:x="20.11cm" svg:y="12.613cm" svg:viewBox="0 0 382 1857" svg:d="M382 1850c0-4-2-6-4-7-28-30-81-81-132-166-125-199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472cm" svg:height="0.032cm" svg:x="20.584cm" svg:y="13.525cm" svg:viewBox="0 0 473 33" svg:d="M447 33c12 0 26 0 26-17 0-16-14-16-26-16h-421c-12 0-26 0-26 16 0 17 14 17 26 17z">
            <text:p/>
          </draw:path>
          <draw:path draw:style-name="gr3" draw:text-style-name="P9" draw:layer="layout" svg:width="0.295cm" svg:height="0.356cm" svg:x="21.239cm" svg:y="12.865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21.578cm" svg:y="12.86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21.969cm" svg:y="12.86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22.416cm" svg:y="12.69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22.786cm" svg:y="12.86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olygon draw:style-name="gr3" draw:text-style-name="P9" draw:layer="layout" svg:width="1.993cm" svg:height="0.032cm" svg:x="21.212cm" svg:y="13.525cm" svg:viewBox="0 0 1994 33" draw:points="998,33 0,33 0,0 1994,0 1994,33">
            <text:p/>
          </draw:polygon>
          <draw:path draw:style-name="gr3" draw:text-style-name="P9" draw:layer="layout" svg:width="0.309cm" svg:height="0.516cm" svg:x="22.055cm" svg:y="13.75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1cm" svg:height="1.856cm" svg:x="23.326cm" svg:y="12.613cm" svg:viewBox="0 0 382 1857" svg:d="M382 929c0-304-70-610-268-843-15-17-44-49-75-77-11-9-13-9-23-9-9 0-16 0-16 7 0 4 4 7 5 9 27 28 79 79 131 164 124 198 181 450 181 748 0 209-27 476-155 707-62 111-127 174-158 208-2 1-4 3-4 7 0 7 7 7 16 7 10 0 12 0 24-13 261-235 342-589 342-915z">
            <text:p/>
          </draw:path>
          <draw:path draw:style-name="gr3" draw:text-style-name="P9" draw:layer="layout" svg:width="0.515cm" svg:height="0.182cm" svg:x="24.125cm" svg:y="13.4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24.931cm" svg:y="13.39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25.292cm" svg:y="13.49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515cm" svg:height="0.516cm" svg:x="25.796cm" svg:y="13.28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26.558cm" svg:y="13.39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24cm" svg:height="0.36cm" svg:x="26.894cm" svg:y="13.49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\text {i.e.}§svg§600§FALSE§</svg:desc>
          <draw:polygon draw:style-name="gr2" draw:text-style-name="P8" draw:layer="layout" svg:width="0.846cm" svg:height="0.45cm" svg:x="1.212cm" svg:y="12.945cm" svg:viewBox="0 0 847 451" draw:points="423,451 0,451 0,0 847,0 847,451">
            <text:p/>
          </draw:polygon>
          <draw:path draw:style-name="gr3" draw:text-style-name="P9" draw:layer="layout" svg:width="0.166cm" svg:height="0.518cm" svg:x="1.198cm" svg:y="12.90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4cm" svg:height="0.083cm" svg:x="1.455cm" svg:y="13.341cm" svg:viewBox="0 0 85 84" svg:d="M85 42c0-23-20-42-43-42s-42 19-42 42 19 42 42 42 43-19 43-42z">
            <text:p/>
          </draw:path>
          <draw:path draw:style-name="gr3" draw:text-style-name="P9" draw:layer="layout" svg:width="0.3cm" svg:height="0.356cm" svg:x="1.624cm" svg:y="13.077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9" draw:layer="layout" svg:width="0.084cm" svg:height="0.083cm" svg:x="2.013cm" svg:y="13.341cm" svg:viewBox="0 0 85 84" svg:d="M85 42c0-23-20-42-43-42s-42 19-42 42 19 42 42 42 43-19 43-4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9">
        <draw:frame presentation:style-name="pr12" draw:text-style-name="P14" draw:layer="layout" svg:width="26.716cm" svg:height="14.567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11"> <text:s text:c="8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\frac{y^2}{2} + \frac{y\sin 2y}{2} + \frac{\cos 2y}{4} + \frac{x^2}{2} +  \frac{x\sin 2x}{2} + \frac{\cos 2x}{4} = c_1 + c_2§svg§600§FALSE§</svg:desc>
          <draw:polygon draw:style-name="gr2" draw:text-style-name="P8" draw:layer="layout" svg:width="19.313cm" svg:height="1.616cm" svg:x="2.996cm" svg:y="0.606cm" svg:viewBox="0 0 19314 1617" draw:points="9658,1617 0,1617 0,0 19314,0 19314,1617">
            <text:p/>
          </draw:polygon>
          <draw:path draw:style-name="gr3" draw:text-style-name="P9" draw:layer="layout" svg:width="0.358cm" svg:height="0.5cm" svg:x="2.98cm" svg:y="0.864cm" svg:viewBox="0 0 359 501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24cm" svg:height="0.36cm" svg:x="3.399cm" svg:y="0.56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54cm" svg:height="0.032cm" svg:x="2.957cm" svg:y="1.521cm" svg:viewBox="0 0 755 33" draw:points="378,33 0,33 0,0 755,0 755,33">
            <text:p/>
          </draw:polygon>
          <draw:path draw:style-name="gr3" draw:text-style-name="P9" draw:layer="layout" svg:width="0.309cm" svg:height="0.516cm" svg:x="3.179cm" svg:y="1.746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515cm" svg:height="0.516cm" svg:x="4.018cm" svg:y="1.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6cm" svg:height="0.5cm" svg:x="4.863cm" svg:y="0.864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ath draw:style-name="gr3" draw:text-style-name="P9" draw:layer="layout" svg:width="0.254cm" svg:height="0.356cm" svg:x="5.404cm" svg:y="0.86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166cm" svg:height="0.518cm" svg:x="5.708cm" svg:y="0.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5.921cm" svg:y="0.86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09cm" svg:height="0.516cm" svg:x="6.495cm" svg:y="0.692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56cm" svg:height="0.5cm" svg:x="6.864cm" svg:y="0.864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2.409cm" svg:height="0.032cm" svg:x="4.842cm" svg:y="1.521cm" svg:viewBox="0 0 2410 33" draw:points="1204,33 0,33 0,0 2410,0 2410,33">
            <text:p/>
          </draw:polygon>
          <draw:path draw:style-name="gr3" draw:text-style-name="P9" draw:layer="layout" svg:width="0.309cm" svg:height="0.516cm" svg:x="5.891cm" svg:y="1.746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515cm" svg:height="0.516cm" svg:x="7.556cm" svg:y="1.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5cm" svg:height="0.356cm" svg:x="8.406cm" svg:y="0.861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8.744cm" svg:y="0.861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9.135cm" svg:y="0.86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09cm" svg:height="0.516cm" svg:x="9.582cm" svg:y="0.692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356cm" svg:height="0.5cm" svg:x="9.953cm" svg:y="0.864cm" svg:viewBox="0 0 357 501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1 0 160-70 181-158z">
            <text:p/>
          </draw:path>
          <draw:polygon draw:style-name="gr3" draw:text-style-name="P9" draw:layer="layout" svg:width="1.958cm" svg:height="0.032cm" svg:x="8.38cm" svg:y="1.521cm" svg:viewBox="0 0 1959 33" draw:points="980,33 0,33 0,0 1959,0 1959,33">
            <text:p/>
          </draw:polygon>
          <draw:path draw:style-name="gr3" draw:text-style-name="P9" draw:layer="layout" svg:width="0.344cm" svg:height="0.523cm" svg:x="9.186cm" svg:y="1.737cm" svg:viewBox="0 0 345 524" svg:d="M206 398v66c0 29 0 37-58 37h-16v23c32-1 72-1 104-1 33 0 74 0 105 1v-23h-15c-58 0-60-8-60-37v-66h79v-25h-79v-354c0-14 0-19-13-19-7 0-8 0-14 9l-239 364v25zM211 373h-190l190-289z">
            <text:p/>
          </draw:path>
          <draw:path draw:style-name="gr3" draw:text-style-name="P9" draw:layer="layout" svg:width="0.515cm" svg:height="0.516cm" svg:x="10.645cm" svg:y="1.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11.49cm" svg:y="0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24cm" svg:height="0.36cm" svg:x="11.944cm" svg:y="0.56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0.789cm" svg:height="0.032cm" svg:x="11.467cm" svg:y="1.521cm" svg:viewBox="0 0 790 33" draw:points="396,33 0,33 0,0 790,0 790,33">
            <text:p/>
          </draw:polygon>
          <draw:path draw:style-name="gr3" draw:text-style-name="P9" draw:layer="layout" svg:width="0.309cm" svg:height="0.516cm" svg:x="11.708cm" svg:y="1.746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515cm" svg:height="0.516cm" svg:x="12.565cm" svg:y="1.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86cm" svg:height="0.351cm" svg:x="13.41cm" svg:y="0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54cm" svg:height="0.356cm" svg:x="13.984cm" svg:y="0.86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166cm" svg:height="0.518cm" svg:x="14.289cm" svg:y="0.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9cm" svg:height="0.342cm" svg:x="14.503cm" svg:y="0.864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309cm" svg:height="0.516cm" svg:x="15.075cm" svg:y="0.692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86cm" svg:height="0.351cm" svg:x="15.445cm" svg:y="0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9" draw:layer="layout" svg:width="2.479cm" svg:height="0.032cm" svg:x="13.387cm" svg:y="1.521cm" svg:viewBox="0 0 2480 33" draw:points="1239,33 0,33 0,0 2480,0 2480,33">
            <text:p/>
          </draw:polygon>
          <draw:path draw:style-name="gr3" draw:text-style-name="P9" draw:layer="layout" svg:width="0.309cm" svg:height="0.516cm" svg:x="14.472cm" svg:y="1.746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515cm" svg:height="0.516cm" svg:x="16.174cm" svg:y="1.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95cm" svg:height="0.356cm" svg:x="17.022cm" svg:y="0.861cm" svg:viewBox="0 0 296 357" svg:d="M65 179c0-126 63-160 104-160 7 0 56 0 84 29-33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17.362cm" svg:y="0.861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17.751cm" svg:y="0.861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309cm" svg:height="0.516cm" svg:x="18.198cm" svg:y="0.692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86cm" svg:height="0.351cm" svg:x="18.569cm" svg:y="0.86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olygon draw:style-name="gr3" draw:text-style-name="P9" draw:layer="layout" svg:width="1.993cm" svg:height="0.032cm" svg:x="16.996cm" svg:y="1.521cm" svg:viewBox="0 0 1994 33" draw:points="998,33 0,33 0,0 1994,0 1994,33">
            <text:p/>
          </draw:polygon>
          <draw:path draw:style-name="gr3" draw:text-style-name="P9" draw:layer="layout" svg:width="0.344cm" svg:height="0.523cm" svg:x="17.821cm" svg:y="1.737cm" svg:viewBox="0 0 345 524" svg:d="M206 398v66c0 29 0 37-58 37h-16v23c32-1 72-1 104-1 33 0 74 0 105 1v-23h-15c-58 0-60-8-60-37v-66h79v-25h-79v-354c0-14 0-19-13-19-7 0-8 0-14 9l-239 364v25zM211 373h-190l190-289z">
            <text:p/>
          </draw:path>
          <draw:path draw:style-name="gr3" draw:text-style-name="P9" draw:layer="layout" svg:width="0.515cm" svg:height="0.182cm" svg:x="19.34cm" svg:y="1.44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20.144cm" svg:y="1.389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20.505cm" svg:y="1.487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515cm" svg:height="0.516cm" svg:x="21.009cm" svg:y="1.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21.771cm" svg:y="1.389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24cm" svg:height="0.36cm" svg:x="22.107cm" svg:y="1.487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\text {i.e.}§svg§600§FALSE§</svg:desc>
          <draw:polygon draw:style-name="gr2" draw:text-style-name="P8" draw:layer="layout" svg:width="0.846cm" svg:height="0.45cm" svg:x="1.212cm" svg:y="1.045cm" svg:viewBox="0 0 847 451" draw:points="423,451 0,451 0,0 847,0 847,451">
            <text:p/>
          </draw:polygon>
          <draw:path draw:style-name="gr3" draw:text-style-name="P9" draw:layer="layout" svg:width="0.166cm" svg:height="0.518cm" svg:x="1.198cm" svg:y="1.00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4cm" svg:height="0.083cm" svg:x="1.455cm" svg:y="1.441cm" svg:viewBox="0 0 85 84" svg:d="M85 42c0-23-20-42-43-42s-42 19-42 42 19 42 42 42 43-19 43-42z">
            <text:p/>
          </draw:path>
          <draw:path draw:style-name="gr3" draw:text-style-name="P9" draw:layer="layout" svg:width="0.3cm" svg:height="0.356cm" svg:x="1.624cm" svg:y="1.177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9" draw:layer="layout" svg:width="0.084cm" svg:height="0.083cm" svg:x="2.013cm" svg:y="1.441cm" svg:viewBox="0 0 85 84" svg:d="M85 42c0-23-20-42-43-42s-42 19-42 42 19 42 42 42 43-19 43-42z">
            <text:p/>
          </draw:path>
        </draw:g>
        <draw:g>
          <svg:title>TexMaths</svg:title>
          <svg:desc>22§display§\text {Multiplying through out by  4, we get,}§svg§600§FALSE§</svg:desc>
          <draw:polygon draw:style-name="gr2" draw:text-style-name="P8" draw:layer="layout" svg:width="12.689cm" svg:height="0.62cm" svg:x="2.859cm" svg:y="2.891cm" svg:viewBox="0 0 12690 621" draw:points="6344,621 0,621 0,0 12690,0 12690,621">
            <text:p/>
          </draw:polygon>
          <draw:path draw:style-name="gr3" draw:text-style-name="P9" draw:layer="layout" svg:width="0.652cm" svg:height="0.53cm" svg:x="2.848cm" svg:y="2.861cm" svg:viewBox="0 0 653 531" svg:d="M158 18c-7-18-8-18-28-18h-130v25h19c58 0 60 9 60 35v390c0 21 0 56-79 56v25c26 0 65-2 92-2 24 0 63 2 89 2v-25c-79 0-79-35-79-56v-420l187 483c5 11 8 18 15 18 9 0 11-6 15-14l190-492h1v446c0 28-1 35-61 35h-20v25c30-2 83-2 113-2s83 0 111 2v-25h-19c-60 0-60-7-60-35v-411c0-26 0-35 60-35h19v-25h-132c-19 0-19 0-25 14l-170 439z">
            <text:p/>
          </draw:path>
          <draw:path draw:style-name="gr3" draw:text-style-name="P9" draw:layer="layout" svg:width="0.39cm" svg:height="0.352cm" svg:x="3.554cm" svg:y="3.0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173cm" svg:height="0.539cm" svg:x="3.983cm" svg:y="2.852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244cm" svg:height="0.486cm" svg:x="4.187cm" svg:y="2.9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4.499cm" svg:y="2.8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83cm" svg:height="0.493cm" svg:x="4.71cm" svg:y="3.048cm" svg:viewBox="0 0 384 494" svg:d="M113 51v-51l-113 9v25c55 0 60 3 60 38v364c0 35-7 35-60 35v23c26 0 67-2 86-2 21 0 62 2 88 2v-23c-51 0-60 0-60-35v-131-7c4 12 37 55 95 55 94 0 175-76 175-177 0-98-76-176-164-176-60 0-93 34-107 51zM114 256v-175c23-39 60-62 101-62 56 0 104 69 104 157 0 94-55 159-113 159-30 0-60-16-81-48-11-15-11-17-11-31z">
            <text:p/>
          </draw:path>
          <draw:path draw:style-name="gr3" draw:text-style-name="P9" draw:layer="layout" svg:width="0.173cm" svg:height="0.539cm" svg:x="5.143cm" svg:y="2.852cm" svg:viewBox="0 0 174 540" svg:d="M113 0l-113 9v25c55 0 62 5 62 42v404c0 35-9 35-62 35v25c26-2 67-2 86-2 20 0 58 0 88 2v-25c-53 0-61 0-61-35z">
            <text:p/>
          </draw:path>
          <draw:path draw:style-name="gr3" draw:text-style-name="P9" draw:layer="layout" svg:width="0.379cm" svg:height="0.493cm" svg:x="5.347cm" svg:y="3.057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81-44 99-88z">
            <text:p/>
          </draw:path>
          <draw:path draw:style-name="gr3" draw:text-style-name="P9" draw:layer="layout" svg:width="0.166cm" svg:height="0.519cm" svg:x="5.766cm" svg:y="2.8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5.981cm" svg:y="3.0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4cm" svg:height="0.512cm" svg:x="6.406cm" svg:y="3.039cm" svg:viewBox="0 0 355 513" svg:d="M151 219c-68 0-68-78-68-96 0-21 1-45 12-65 7-10 25-32 56-32 67 0 67 78 67 96 0 21 0 46-12 65-7 10-25 32-55 32zM60 249c0-4 0-22 14-37 30 23 62 24 77 24 73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7.044cm" svg:y="2.9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7.355cm" svg:y="2.8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7.781cm" svg:y="3.0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8.084cm" svg:y="3.042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52cm" svg:x="8.474cm" svg:y="3.048cm" svg:viewBox="0 0 391 353" svg:d="M278 282v71l113-9v-25c-55 0-60-5-60-42v-277l-115 9v25c55 0 60 5 60 42v139c0 67-37 120-93 120-65 0-69-35-69-76v-259l-114 9v25c60 0 60 1 60 70v116c0 62 0 133 118 133 44 0 79-22 100-71z">
            <text:p/>
          </draw:path>
          <draw:path draw:style-name="gr3" draw:text-style-name="P9" draw:layer="layout" svg:width="0.354cm" svg:height="0.512cm" svg:x="8.9cm" svg:y="3.039cm" svg:viewBox="0 0 355 513" svg:d="M151 219c-68 0-68-78-68-96 0-21 1-45 12-65 7-10 25-32 56-32 67 0 67 78 67 96 0 21 0 46-12 65-7 10-25 32-55 32zM60 249c0-4 0-22 14-37 30 23 62 24 77 24 73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9.289cm" svg:y="2.8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9.974cm" svg:y="3.042cm" svg:viewBox="0 0 345 358" svg:d="M345 182c0-99-79-182-173-182-96 0-172 85-172 182 0 100 81 176 172 176 94 0 173-78 173-176zM172 339c-33 0-66-18-88-53-19-34-19-81-19-110 0-30 0-72 18-107 21-35 58-51 89-51 34 0 67 16 87 49 21 34 21 79 21 109 0 29 0 71-18 104-16 36-51 59-90 59z">
            <text:p/>
          </draw:path>
          <draw:path draw:style-name="gr3" draw:text-style-name="P9" draw:layer="layout" svg:width="0.39cm" svg:height="0.352cm" svg:x="10.364cm" svg:y="3.0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4cm" svg:height="0.486cm" svg:x="10.783cm" svg:y="2.9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83cm" svg:height="0.547cm" svg:x="11.348cm" svg:y="2.852cm" svg:viewBox="0 0 384 548" svg:d="M113 247v-247l-113 9v25c55 0 60 5 60 42v464h19c2-2 7-13 28-48 13 18 46 56 102 56 94 0 175-75 175-176 0-99-78-176-166-176-60 0-93 37-105 51zM114 451v-160c0-16 0-16 9-28 30-44 72-50 92-50 35 0 63 20 81 50 21 31 23 76 23 107 0 30-2 76-25 111-16 23-46 50-88 50-34 0-62-20-81-48-11-16-11-18-11-32z">
            <text:p/>
          </draw:path>
          <draw:path draw:style-name="gr3" draw:text-style-name="P9" draw:layer="layout" svg:width="0.379cm" svg:height="0.493cm" svg:x="11.749cm" svg:y="3.057cm" svg:viewBox="0 0 380 494" svg:d="M308 74c19-49 60-49 72-49v-25c-17 2-40 2-58 2-14 0-51-2-69-2v25c25 0 37 14 37 33 0 7 0 9-5 18l-77 192-87-210c-3-7-5-10-5-14 0-19 30-19 44-19v-25c-21 0-72 2-84 2-21 0-53 0-76-2v25c37 0 53 0 63 26l117 284c-4 11-15 35-20 46-17 42-39 97-88 97-5 0-23 0-37-14 25-4 30-21 30-34 0-19-14-32-32-32-15 0-33 9-33 34 0 35 33 62 72 62 48 0 79-44 99-88z">
            <text:p/>
          </draw:path>
          <draw:path draw:style-name="gr3" draw:text-style-name="P9" draw:layer="layout" svg:width="0.344cm" svg:height="0.524cm" svg:x="12.422cm" svg:y="2.864cm" svg:viewBox="0 0 345 525" svg:d="M206 398v67c0 29 0 38-58 38h-16v22c32-1 72-1 104-1 33 0 74 0 105 1v-22h-15c-58 0-60-9-60-38v-67h79v-24h-79v-355c0-14 0-19-13-19-7 0-8 0-14 9l-239 365v24zM211 374h-190l190-289z">
            <text:p/>
          </draw:path>
          <draw:path draw:style-name="gr3" draw:text-style-name="P9" draw:layer="layout" svg:width="0.091cm" svg:height="0.232cm" svg:x="12.853cm" svg:y="3.3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cm" svg:height="0.343cm" svg:x="13.274cm" svg:y="3.057cm" svg:viewBox="0 0 531 344" svg:d="M466 74c14-39 39-49 65-49v-25c-17 2-40 2-56 2-23 0-58-2-72-2v25c28 0 44 14 44 37 0 5 0 5-4 16l-70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3.817cm" svg:y="3.0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4cm" svg:height="0.512cm" svg:x="14.419cm" svg:y="3.039cm" svg:viewBox="0 0 355 513" svg:d="M151 219c-68 0-68-78-68-96 0-21 1-45 12-65 7-10 25-32 56-32 67 0 67 78 67 96 0 21 0 46-12 65-7 10-25 32-55 32zM60 249c0-4 0-22 14-37 30 23 62 24 77 24 73 0 125-53 125-113 0-30-12-58-31-75 28-27 56-30 70-30 2 0 5 0 7 0-9 3-12 12-12 21 0 14 10 23 23 23 7 0 22-6 22-23 0-14-10-39-40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4.806cm" svg:y="3.0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5.143cm" svg:y="2.9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5.494cm" svg:y="3.307cm" svg:viewBox="0 0 92 233" svg:d="M92 81c0-49-18-81-50-81-28 0-42 21-42 41 0 21 14 42 42 42 13 0 21-5 30-11l2-1c0 0 2 0 2 10 0 51-23 99-58 136-4 3-6 5-6 7 0 7 4 9 9 9 9 0 71-62 71-152z">
            <text:p/>
          </draw:path>
        </draw:g>
        <draw:g>
          <svg:title>TexMaths</svg:title>
          <svg:desc>22§display§2y^2 + 2y\sin 2y + \cos 2y + 2x^2 +  2x\sin 2x + \cos 2x = 4(c_1 + c_2)§svg§600§FALSE§</svg:desc>
          <draw:polygon draw:style-name="gr2" draw:text-style-name="P8" draw:layer="layout" svg:width="20.82cm" svg:height="0.795cm" svg:x="2.958cm" svg:y="4.107cm" svg:viewBox="0 0 20821 796" draw:points="10412,796 0,796 0,0 20821,0 20821,796">
            <text:p/>
          </draw:polygon>
          <draw:path draw:style-name="gr3" draw:text-style-name="P9" draw:layer="layout" svg:width="0.309cm" svg:height="0.516cm" svg:x="2.958cm" svg:y="4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3.328cm" svg:y="4.404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9" draw:layer="layout" svg:width="0.24cm" svg:height="0.36cm" svg:x="3.746cm" svg:y="4.0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4.274cm" svg:y="4.2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5.043cm" svg:y="4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56cm" svg:height="0.501cm" svg:x="5.413cm" svg:y="4.404cm" svg:viewBox="0 0 357 502" svg:d="M355 48c2-11 2-13 2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254cm" svg:height="0.356cm" svg:x="5.952cm" svg:y="4.40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6.258cm" svg:y="4.2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6.471cm" svg:y="4.40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7.043cm" svg:y="4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58cm" svg:height="0.501cm" svg:x="7.414cm" svg:y="4.404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515cm" svg:height="0.516cm" svg:x="8.014cm" svg:y="4.2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0.356cm" svg:x="8.769cm" svg:y="4.401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9.109cm" svg:y="4.40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254cm" svg:height="0.356cm" svg:x="9.5cm" svg:y="4.40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9.947cm" svg:y="4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58cm" svg:height="0.501cm" svg:x="10.316cm" svg:y="4.404cm" svg:viewBox="0 0 359 502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515cm" svg:height="0.516cm" svg:x="10.916cm" svg:y="4.2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11.684cm" svg:y="4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12.055cm" svg:y="4.40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24cm" svg:height="0.36cm" svg:x="12.509cm" svg:y="4.06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13.037cm" svg:y="4.2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13.804cm" svg:y="4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86cm" svg:height="0.351cm" svg:x="14.176cm" svg:y="4.40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254cm" svg:height="0.356cm" svg:x="14.749cm" svg:y="4.40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5.054cm" svg:y="4.2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5.268cm" svg:y="4.40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15.84cm" svg:y="4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86cm" svg:height="0.351cm" svg:x="16.21cm" svg:y="4.40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516cm" svg:x="16.845cm" svg:y="4.2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0.356cm" svg:x="17.6cm" svg:y="4.401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7.94cm" svg:y="4.40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8.331cm" svg:y="4.401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8.778cm" svg:y="4.23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86cm" svg:height="0.351cm" svg:x="19.147cm" svg:y="4.40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182cm" svg:x="19.825cm" svg:y="4.46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4cm" svg:x="20.62cm" svg:y="4.223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9" draw:layer="layout" svg:width="0.18cm" svg:height="0.773cm" svg:x="21.062cm" svg:y="4.1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02cm" svg:height="0.351cm" svg:x="21.317cm" svg:y="4.404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21.68cm" svg:y="4.503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515cm" svg:height="0.516cm" svg:x="22.181cm" svg:y="4.295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22.943cm" svg:y="4.404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24cm" svg:height="0.36cm" svg:x="23.281cm" svg:y="4.50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23.637cm" svg:y="4.16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</draw:g>
        <draw:g>
          <svg:title>TexMaths</svg:title>
          <svg:desc>22§display§2x^2 + 2y^2 + 2y\sin 2y +  2x\sin 2x + \cos 2x + \cos 2y - 4(c_1 + c_2) = 0§svg§600§FALSE§</svg:desc>
          <draw:polygon draw:style-name="gr2" draw:text-style-name="P8" draw:layer="layout" svg:width="22.2cm" svg:height="0.795cm" svg:x="2.958cm" svg:y="5.408cm" svg:viewBox="0 0 22201 796" draw:points="11101,796 0,796 0,0 22201,0 22201,796">
            <text:p/>
          </draw:polygon>
          <draw:path draw:style-name="gr3" draw:text-style-name="P9" draw:layer="layout" svg:width="0.309cm" svg:height="0.516cm" svg:x="2.958cm" svg:y="5.5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3.328cm" svg:y="5.70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3.782cm" svg:y="5.36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4.31cm" svg:y="5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5.079cm" svg:y="5.5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56cm" svg:height="0.501cm" svg:x="5.448cm" svg:y="5.705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24cm" svg:height="0.36cm" svg:x="5.867cm" svg:y="5.36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6.395cm" svg:y="5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7.165cm" svg:y="5.5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7.534cm" svg:y="5.705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254cm" svg:height="0.356cm" svg:x="8.073cm" svg:y="5.70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8.377cm" svg:y="5.53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8.592cm" svg:y="5.70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9.164cm" svg:y="5.5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9.535cm" svg:y="5.705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515cm" svg:height="0.516cm" svg:x="10.134cm" svg:y="5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10.903cm" svg:y="5.5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11.272cm" svg:y="5.7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54cm" svg:height="0.356cm" svg:x="11.848cm" svg:y="5.70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2.153cm" svg:y="5.53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2.365cm" svg:y="5.70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12.939cm" svg:y="5.5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13.309cm" svg:y="5.7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13.944cm" svg:y="5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0.356cm" svg:x="14.699cm" svg:y="5.70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5.039cm" svg:y="5.70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5.43cm" svg:y="5.70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5.877cm" svg:y="5.5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86cm" svg:height="0.351cm" svg:x="16.246cm" svg:y="5.70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16.882cm" svg:y="5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0.356cm" svg:x="17.637cm" svg:y="5.70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7.977cm" svg:y="5.702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8.367cm" svg:y="5.70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8.814cm" svg:y="5.53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5 7-57 7-72 7z">
            <text:p/>
          </draw:path>
          <draw:path draw:style-name="gr3" draw:text-style-name="P9" draw:layer="layout" svg:width="0.356cm" svg:height="0.501cm" svg:x="19.184cm" svg:y="5.705cm" svg:viewBox="0 0 357 502" svg:d="M356 48c1-11 1-13 1-18 0-14-10-21-21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472cm" svg:height="0.032cm" svg:x="19.805cm" svg:y="5.839cm" svg:viewBox="0 0 473 33" svg:d="M447 33c12 0 26 0 26-17 0-16-14-16-26-16h-421c-12 0-26 0-26 16 0 17 14 17 26 17z">
            <text:p/>
          </draw:path>
          <draw:path draw:style-name="gr3" draw:text-style-name="P9" draw:layer="layout" svg:width="0.344cm" svg:height="0.524cm" svg:x="20.536cm" svg:y="5.524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9" draw:layer="layout" svg:width="0.18cm" svg:height="0.773cm" svg:x="20.977cm" svg:y="5.468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02cm" svg:height="0.351cm" svg:x="21.233cm" svg:y="5.705cm" svg:viewBox="0 0 303 352" svg:d="M276 48c-12 0-23 0-35 12-12 10-14 24-14 30 0 17 14 26 30 26 23 0 44-17 44-49 0-39-37-67-93-67-104 0-208 111-208 220 0 70 46 132 127 132 111 0 176-83 176-92 0-5-6-10-9-10-5 0-5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21.595cm" svg:y="5.804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515cm" svg:height="0.516cm" svg:x="22.099cm" svg:y="5.59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22.859cm" svg:y="5.705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24cm" svg:height="0.36cm" svg:x="23.197cm" svg:y="5.80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23.554cm" svg:y="5.468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515cm" svg:height="0.182cm" svg:x="24.068cm" svg:y="5.7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4.871cm" svg:y="5.533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</draw:g>
        <draw:g>
          <svg:title>TexMaths</svg:title>
          <svg:desc>22§display§2(x^2 + y^2) + 2(x\sin 2x + y\sin 2y) + \cos 2x + \cos 2y + c = 0§svg§600§FALSE§</svg:desc>
          <draw:polygon draw:style-name="gr2" draw:text-style-name="P8" draw:layer="layout" svg:width="19.668cm" svg:height="0.795cm" svg:x="2.958cm" svg:y="6.809cm" svg:viewBox="0 0 19669 796" draw:points="9835,796 0,796 0,0 19669,0 19669,796">
            <text:p/>
          </draw:polygon>
          <draw:path draw:style-name="gr3" draw:text-style-name="P9" draw:layer="layout" svg:width="0.309cm" svg:height="0.516cm" svg:x="2.958cm" svg:y="6.93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18cm" svg:height="0.773cm" svg:x="3.382cm" svg:y="6.86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3.629cm" svg:y="7.1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9" draw:layer="layout" svg:width="0.24cm" svg:height="0.36cm" svg:x="4.083cm" svg:y="6.7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4.611cm" svg:y="6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8cm" svg:height="0.501cm" svg:x="5.362cm" svg:y="7.106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  <draw:path draw:style-name="gr3" draw:text-style-name="P9" draw:layer="layout" svg:width="0.24cm" svg:height="0.36cm" svg:x="5.781cm" svg:y="6.7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6.138cm" svg:y="6.86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515cm" svg:height="0.516cm" svg:x="6.61cm" svg:y="6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7.379cm" svg:y="6.93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18cm" svg:height="0.773cm" svg:x="7.803cm" svg:y="6.86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8.05cm" svg:y="7.1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254cm" svg:height="0.356cm" svg:x="8.623cm" svg:y="7.10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8.928cm" svg:y="6.93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9.142cm" svg:y="7.10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9.714cm" svg:y="6.93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10.086cm" svg:y="7.10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9" draw:layer="layout" svg:width="0.515cm" svg:height="0.516cm" svg:x="10.719cm" svg:y="6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8cm" svg:height="0.501cm" svg:x="11.473cm" svg:y="7.106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9" draw:layer="layout" svg:width="0.254cm" svg:height="0.356cm" svg:x="12.011cm" svg:y="7.10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12.316cm" svg:y="6.93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12.53cm" svg:y="7.10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09cm" svg:height="0.516cm" svg:x="13.102cm" svg:y="6.93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13.472cm" svg:y="7.106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9" draw:layer="layout" svg:width="0.18cm" svg:height="0.773cm" svg:x="13.901cm" svg:y="6.86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515cm" svg:height="0.516cm" svg:x="14.373cm" svg:y="6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0.356cm" svg:x="15.128cm" svg:y="7.103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5.468cm" svg:y="7.10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5.858cm" svg:y="7.10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6.306cm" svg:y="6.93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6cm" svg:height="0.351cm" svg:x="16.675cm" svg:y="7.10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516cm" svg:x="17.31cm" svg:y="6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95cm" svg:height="0.356cm" svg:x="18.065cm" svg:y="7.103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9" draw:layer="layout" svg:width="0.344cm" svg:height="0.356cm" svg:x="18.405cm" svg:y="7.103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18.796cm" svg:y="7.103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09cm" svg:height="0.516cm" svg:x="19.243cm" svg:y="6.934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8cm" svg:height="0.501cm" svg:x="19.612cm" svg:y="7.106cm" svg:viewBox="0 0 359 502" svg:d="M356 48c3-11 3-13 3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9" draw:layer="layout" svg:width="0.515cm" svg:height="0.516cm" svg:x="20.213cm" svg:y="6.99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20.975cm" svg:y="7.106cm" svg:viewBox="0 0 303 352" svg:d="M276 48c-12 0-23 0-35 12-12 10-12 24-12 30 0 17 12 26 28 26 23 0 44-17 44-49 0-39-37-67-93-67-104 0-208 111-208 220 0 70 46 132 127 132 111 0 176-83 176-92 0-5-6-10-9-10-5 0-5 2-11 9-61 75-146 75-156 75-48 0-69-37-69-84 0-32 16-107 42-155 23-44 67-77 109-77 27 0 57 8 67 30z">
            <text:p/>
          </draw:path>
          <draw:path draw:style-name="gr3" draw:text-style-name="P9" draw:layer="layout" svg:width="0.515cm" svg:height="0.182cm" svg:x="21.534cm" svg:y="7.16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2.339cm" svg:y="6.934cm" svg:viewBox="0 0 327 533" svg:d="M327 269c0-63-3-125-31-183-36-74-99-86-132-86-46 0-104 19-136 92-24 54-28 114-28 177 0 58 4 127 35 187 34 61 90 77 129 77 42 0 100-16 135-89 25-53 28-115 28-175zM164 517c-30 0-78-19-90-95-9-45-9-118-9-163 0-50 0-101 5-143 16-91 74-98 94-98 24 0 77 14 91 89 7 44 7 102 7 152 0 58 0 111-9 160-10 74-54 98-89 98z">
            <text:p/>
          </draw:path>
        </draw:g>
        <draw:g>
          <svg:title>TexMaths</svg:title>
          <svg:desc>22§display§\text {where }  \ c = 4( c_1 + c_2 )§svg§600§FALSE§</svg:desc>
          <draw:polygon draw:style-name="gr2" draw:text-style-name="P8" draw:layer="layout" svg:width="7cm" svg:height="0.696cm" svg:x="19.875cm" svg:y="7.894cm" svg:viewBox="0 0 7001 697" draw:points="3500,697 0,697 0,0 7001,0 7001,697">
            <text:p/>
          </draw:polygon>
          <draw:path draw:style-name="gr3" draw:text-style-name="P9" draw:layer="layout" svg:width="0.53cm" svg:height="0.342cm" svg:x="19.85cm" svg:y="8.101cm" svg:viewBox="0 0 531 343" svg:d="M466 74c14-39 39-49 65-49v-25c-17 2-40 2-56 2-23 0-58-2-72-2v25c28 0 44 14 44 37 0 5 0 5-4 15l-70 199-77-216c-2-9-4-11-4-14 0-21 30-21 46-21v-25c-23 0-62 2-81 2-23 0-46 0-69-2v25c28 0 41 1 50 10 3 5 12 28 17 44l-67 187-74-206c-3-11-3-13-3-14 0-21 30-21 46-21v-25c-23 0-67 2-85 2-3 0-44 0-72-2v25c39 0 48 1 58 26l97 274c3 13 7 18 16 18 10 0 12-3 16-16l79-220 79 222c2 9 5 14 16 14 9 0 12-7 14-14z">
            <text:p/>
          </draw:path>
          <draw:path draw:style-name="gr3" draw:text-style-name="P9" draw:layer="layout" svg:width="0.39cm" svg:height="0.537cm" svg:x="20.418cm" svg:y="7.899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cm" svg:height="0.356cm" svg:x="20.846cm" svg:y="8.08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21.189cm" svg:y="8.092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cm" svg:height="0.356cm" svg:x="21.492cm" svg:y="8.089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02cm" svg:height="0.351cm" svg:x="22.361cm" svg:y="8.092cm" svg:viewBox="0 0 303 352" svg:d="M276 47c-12 0-23 0-35 13-12 10-14 24-14 30 0 17 14 26 30 26 23 0 44-17 44-49 0-39-37-67-93-67-104 0-208 111-208 220 0 70 46 132 127 132 111 0 176-83 176-92 0-5-6-10-9-10-5 0-5 2-11 9-61 75-146 75-156 75-48 0-69-37-69-84 0-32 16-108 42-155 23-44 67-77 109-77 27 0 57 8 67 29z">
            <text:p/>
          </draw:path>
          <draw:path draw:style-name="gr3" draw:text-style-name="P9" draw:layer="layout" svg:width="0.515cm" svg:height="0.182cm" svg:x="22.923cm" svg:y="8.15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44cm" svg:height="0.523cm" svg:x="23.717cm" svg:y="7.911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9" draw:layer="layout" svg:width="0.18cm" svg:height="0.773cm" svg:x="24.158cm" svg:y="7.85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2cm" svg:height="0.351cm" svg:x="24.413cm" svg:y="8.092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198cm" svg:height="0.36cm" svg:x="24.776cm" svg:y="8.191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9" draw:layer="layout" svg:width="0.515cm" svg:height="0.516cm" svg:x="25.279cm" svg:y="7.98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26.04cm" svg:y="8.092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24cm" svg:height="0.36cm" svg:x="26.377cm" svg:y="8.191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26.735cm" svg:y="7.85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891cm" svg:height="0.619cm" svg:x="2.964cm" svg:y="8.495cm" svg:viewBox="0 0 10892 620" draw:points="5445,620 0,620 0,0 10892,0 10892,620">
            <text:p/>
          </draw:polygon>
          <draw:path draw:style-name="gr3" draw:text-style-name="P9" draw:layer="layout" svg:width="0.166cm" svg:height="0.518cm" svg:x="2.95cm" svg:y="8.4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3.166cm" svg:y="8.655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3.717cm" svg:y="8.526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4.029cm" svg:y="8.465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4.455cm" svg:y="8.6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5.057cm" svg:y="8.6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5.359cm" svg:y="8.6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5.708cm" svg:y="8.66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6.114cm" svg:y="8.6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6.544cm" svg:y="8.4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6.755cm" svg:y="8.6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7.058cm" svg:y="8.6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7.406cm" svg:y="8.465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525cm" svg:height="0.562cm" svg:x="8.11cm" svg:y="8.456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3cm" svg:height="0.356cm" svg:x="8.696cm" svg:y="8.6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9.043cm" svg:y="8.6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6cm" svg:x="9.469cm" svg:y="8.65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9.812cm" svg:y="8.66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6cm" svg:x="10.125cm" svg:y="8.655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0.505cm" svg:y="8.46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562cm" svg:x="10.996cm" svg:y="8.456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9" draw:layer="layout" svg:width="0.344cm" svg:height="0.356cm" svg:x="11.403cm" svg:y="8.655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173cm" svg:height="0.538cm" svg:x="11.794cm" svg:y="8.465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9cm" svg:height="0.351cm" svg:x="12.008cm" svg:y="8.66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242cm" svg:height="0.485cm" svg:x="12.427cm" svg:y="8.526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2.739cm" svg:y="8.48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2.95cm" svg:y="8.655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3.339cm" svg:y="8.6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13.811cm" svg:y="8.919cm" svg:viewBox="0 0 84 84" svg:d="M84 42c0-23-19-42-42-42s-42 19-42 42 19 42 42 42 42-19 42-42z">
            <text:p/>
          </draw:path>
        </draw:g>
        <draw:g>
          <svg:title>TexMaths</svg:title>
          <svg:desc>22§display§(v) \ \text { Given that , }( x - y )^2 \ \frac{dy}{dx} = a^2§svg§600§FALSE§</svg:desc>
          <draw:polygon draw:style-name="gr2" draw:text-style-name="P8" draw:layer="layout" svg:width="11.572cm" svg:height="1.522cm" svg:x="2.696cm" svg:y="9.539cm" svg:viewBox="0 0 11573 1523" draw:points="5787,1523 0,1523 0,0 11573,0 11573,1523">
            <text:p/>
          </draw:polygon>
          <draw:path draw:style-name="gr3" draw:text-style-name="P9" draw:layer="layout" svg:width="0.18cm" svg:height="0.774cm" svg:x="2.733cm" svg:y="9.98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4cm" svg:height="0.351cm" svg:x="2.981cm" svg:y="10.218cm" svg:viewBox="0 0 341 352" svg:d="M341 55c0-43-21-55-35-55-19 0-37 19-37 37 0 11 4 16 13 23 15 16 26 37 26 65 0 32-48 209-139 209-39 0-56-26-56-66 0-44 21-101 44-166 5-12 10-23 10-39 0-35-26-63-65-63-72 0-102 113-102 120s7 7 9 7c9 0 9 0 12-14 23-78 56-95 79-95 7 0 20 0 20 24 0 20-7 41-13 55-35 90-45 125-45 158 0 85 68 97 105 97 130 0 174-257 174-297z">
            <text:p/>
          </draw:path>
          <draw:path draw:style-name="gr3" draw:text-style-name="P9" draw:layer="layout" svg:width="0.18cm" svg:height="0.774cm" svg:x="3.405cm" svg:y="9.98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525cm" svg:height="0.562cm" svg:x="4.22cm" svg:y="10.014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166cm" svg:height="0.518cm" svg:x="4.81cm" svg:y="10.04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79cm" svg:height="0.342cm" svg:x="5.012cm" svg:y="10.227cm" svg:viewBox="0 0 380 343" svg:d="M308 76c7-18 21-51 72-51v-25c-17 2-40 2-58 2-19 0-54-2-69-2v25c30 0 39 17 39 33 0 7-2 9-5 18l-79 199-88-217c-4-10-4-12-4-14 0-19 30-19 44-19v-25c-23 0-67 2-84 2-21 0-53 0-76-2v25c49 0 53 3 62 28l112 276c4 11 6 14 16 14 11 0 14-7 16-14z">
            <text:p/>
          </draw:path>
          <draw:path draw:style-name="gr3" draw:text-style-name="P9" draw:layer="layout" svg:width="0.3cm" svg:height="0.356cm" svg:x="5.406cm" svg:y="10.21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5.753cm" svg:y="10.21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242cm" svg:height="0.485cm" svg:x="6.431cm" svg:y="10.08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9cm" svg:height="0.538cm" svg:x="6.74cm" svg:y="10.02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49cm" svg:height="0.356cm" svg:x="7.179cm" svg:y="10.213cm" svg:viewBox="0 0 350 357" svg:d="M225 289c4 31 25 63 62 63 16 0 63-10 63-74v-42h-19v42c0 46-19 51-28 51-25 0-28-35-28-39v-156c0-32 0-62-29-92-30-30-68-42-105-42-65 0-118 37-118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9" draw:layer="layout" svg:width="0.244cm" svg:height="0.485cm" svg:x="7.546cm" svg:y="10.084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091cm" svg:height="0.231cm" svg:x="8.157cm" svg:y="10.479cm" svg:viewBox="0 0 92 232" svg:d="M92 81c0-49-18-81-50-81-28 0-42 21-42 40 0 22 14 43 42 43 13 0 21-6 30-11l2-2c0 0 2 0 2 11 0 51-23 99-58 136-4 3-6 5-6 7 0 7 4 8 9 8 9 0 71-61 71-151z">
            <text:p/>
          </draw:path>
          <draw:path draw:style-name="gr3" draw:text-style-name="P9" draw:layer="layout" svg:width="0.18cm" svg:height="0.774cm" svg:x="8.639cm" svg:y="9.98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86cm" svg:height="0.351cm" svg:x="8.886cm" svg:y="10.2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9.542cm" svg:y="10.35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01cm" svg:x="10.272cm" svg:y="10.218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18cm" svg:height="0.774cm" svg:x="10.702cm" svg:y="9.98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24cm" svg:height="0.36cm" svg:x="10.992cm" svg:y="9.8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11.705cm" svg:y="9.5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2.098cm" svg:y="9.695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11.656cm" svg:y="10.35cm" svg:viewBox="0 0 847 33" draw:points="422,33 0,33 0,0 847,0 847,33">
            <text:p/>
          </draw:polygon>
          <draw:path draw:style-name="gr3" draw:text-style-name="P9" draw:layer="layout" svg:width="0.369cm" svg:height="0.546cm" svg:x="11.687cm" svg:y="10.555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2.08cm" svg:y="10.7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12.851cm" svg:y="10.27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5cm" svg:height="0.351cm" svg:x="13.655cm" svg:y="10.218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14.067cm" svg:y="9.8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display§ \text {Put  } \ x - y = u§svg§600§FALSE§</svg:desc>
          <draw:polygon draw:style-name="gr2" draw:text-style-name="P8" draw:layer="layout" svg:width="4.94cm" svg:height="0.61cm" svg:x="4.308cm" svg:y="11.24cm" svg:viewBox="0 0 4941 611" draw:points="2471,611 0,611 0,0 4941,0 4941,611">
            <text:p/>
          </draw:polygon>
          <draw:path draw:style-name="gr3" draw:text-style-name="P9" draw:layer="layout" svg:width="0.457cm" svg:height="0.529cm" svg:x="4.296cm" svg:y="11.201cm" svg:viewBox="0 0 458 530" svg:d="M150 285h130c93 0 178-63 178-141 0-75-78-144-183-144h-275v25h19c60 0 60 8 60 35v410c0 29 0 36-60 36h-19v24c26-1 84-1 114-1s88 0 115 1v-24h-18c-60 0-61-7-61-36zM146 264v-209c0-25 2-30 39-30h68c124 0 124 81 124 119s0 120-124 120z">
            <text:p/>
          </draw:path>
          <draw:path draw:style-name="gr3" draw:text-style-name="P9" draw:layer="layout" svg:width="0.39cm" svg:height="0.351cm" svg:x="4.821cm" svg:y="11.388cm" svg:viewBox="0 0 391 352" svg:d="M278 282v70l113-8v-25c-55 0-60-5-60-42v-277l-114 9v24c54 0 59 6 59 43v139c0 67-37 120-93 120-65 0-69-35-69-76v-259l-114 9v24c60 0 60 2 60 71v116c0 62 0 132 120 132 42 0 77-21 98-70z">
            <text:p/>
          </draw:path>
          <draw:path draw:style-name="gr3" draw:text-style-name="P9" draw:layer="layout" svg:width="0.244cm" svg:height="0.485cm" svg:x="5.239cm" svg:y="11.254cm" svg:viewBox="0 0 245 486" svg:d="M120 167h111v-24h-111v-143h-20c0 63-24 146-100 150v17h67v214c0 97 72 105 100 105 55 0 78-54 78-105v-44h-21v44c0 56-23 86-51 86-53 0-53-71-53-85z">
            <text:p/>
          </draw:path>
          <draw:path draw:style-name="gr3" draw:text-style-name="P9" draw:layer="layout" svg:width="0.386cm" svg:height="0.351cm" svg:x="6.065cm" svg:y="11.388cm" svg:viewBox="0 0 387 352" svg:d="M238 109c3-21 21-91 75-91 6 0 23 0 39 8-21 6-37 25-37 43 0 12 9 28 30 28 18 0 42-14 42-46 0-40-46-51-72-51-46 0-72 41-83 60-19-53-59-60-82-60-81 0-125 100-125 120 0 7 7 7 8 7 6 0 9 0 11-7 26-83 77-102 104-102 14 0 42 7 42 51 0 24-14 77-42 185-12 49-41 81-74 81-5 0-23 0-39-9 20-5 37-21 37-42s-17-28-30-28c-23 0-42 21-42 45 0 36 39 51 72 51 53 0 81-54 83-59 9 29 37 59 83 59 81 0 125-100 125-119 0-7-7-7-9-7-7 0-9 1-11 7-24 84-77 102-104 102-30 0-42-25-42-51 0-18 5-34 14-69z">
            <text:p/>
          </draw:path>
          <draw:path draw:style-name="gr3" draw:text-style-name="P9" draw:layer="layout" svg:width="0.473cm" svg:height="0.032cm" svg:x="6.72cm" svg:y="11.52cm" svg:viewBox="0 0 474 33" svg:d="M447 33c12 0 27 0 27-17 0-16-15-16-27-16h-421c-12 0-26 0-26 16 0 17 14 17 26 17z">
            <text:p/>
          </draw:path>
          <draw:path draw:style-name="gr3" draw:text-style-name="P9" draw:layer="layout" svg:width="0.358cm" svg:height="0.501cm" svg:x="7.452cm" svg:y="11.388cm" svg:viewBox="0 0 359 502" svg:d="M356 48c3-11 3-13 3-18 0-14-12-21-23-21-9 0-21 3-28 16-2 3-7 28-11 42-5 19-10 40-15 62l-36 141c-1 10-35 65-88 65-38 0-47-34-47-64 0-35 14-82 40-151 13-32 14-41 14-57 0-35-24-63-63-63-74 0-102 113-102 120s7 7 9 7c9 0 9-2 12-14 21-72 53-95 79-95 6 0 20 0 20 24 0 20-7 39-14 55-30 81-44 127-44 162 0 69 49 93 95 93 30 0 56-14 77-35-9 41-19 78-49 120-21 26-51 49-86 49-11 0-46-3-59-33 13 0 22 0 32-9 9-7 16-18 16-32 0-24-21-28-28-28-18 0-44 12-44 51s35 67 83 67c81 0 160-70 181-158z">
            <text:p/>
          </draw:path>
          <draw:path draw:style-name="gr3" draw:text-style-name="P9" draw:layer="layout" svg:width="0.515cm" svg:height="0.182cm" svg:x="8.095cm" svg:y="11.446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9" draw:layer="layout" svg:width="0.399cm" svg:height="0.351cm" svg:x="8.888cm" svg:y="11.388cm" svg:viewBox="0 0 400 352" svg:d="M250 300c9 33 35 52 69 52 26 0 45-17 58-42 12-28 23-76 23-77 0-7-7-7-9-7-9 0-9 1-13 14-10 42-24 95-58 95-15 0-23-9-23-35 0-18 9-53 15-81l22-85c2-11 11-41 13-53 3-18 12-48 12-51 0-14-10-21-23-21-3 0-24 0-30 26-16 58-49 194-58 235-2 3-31 65-90 65-38 0-47-35-47-64 0-44 21-105 42-158 9-23 12-34 12-50 0-35-24-63-63-63-74 0-102 113-102 120s7 7 9 7c9 0 9 0 12-14 19-67 49-95 79-95 7 0 20 0 20 24 0 20-9 43-14 53-29 78-44 125-44 164 0 74 52 93 95 93 51 0 79-35 93-52z">
            <text:p/>
          </draw:path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4.316cm" svg:y="12.266cm" svg:viewBox="0 0 4745 478" draw:points="2372,478 0,478 0,0 4745,0 4745,478">
            <text:p/>
          </draw:polygon>
          <draw:path draw:style-name="gr3" draw:text-style-name="P9" draw:layer="layout" svg:width="0.52cm" svg:height="0.53cm" svg:x="4.304cm" svg:y="12.245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894cm" svg:y="12.255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5.103cm" svg:y="12.227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601cm" svg:y="12.691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6.115cm" svg:y="12.431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733cm" svg:y="12.691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7.162cm" svg:y="12.431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534cm" svg:y="12.691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958cm" svg:y="12.289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8.285cm" svg:y="12.691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713cm" svg:y="12.431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1 - \frac{dy}{dx} = \frac{du}{dx}§svg§600§FALSE§</svg:desc>
          <draw:polygon draw:style-name="gr2" draw:text-style-name="P8" draw:layer="layout" svg:width="4.252cm" svg:height="1.522cm" svg:x="4.296cm" svg:y="13.341cm" svg:viewBox="0 0 4253 1523" draw:points="2128,1523 0,1523 0,0 4253,0 4253,1523">
            <text:p/>
          </draw:polygon>
          <draw:path draw:style-name="gr3" draw:text-style-name="P9" draw:layer="layout" svg:width="0.256cm" svg:height="0.517cm" svg:x="4.326cm" svg:y="13.848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4.88cm" svg:y="14.152cm" svg:viewBox="0 0 473 33" svg:d="M447 33c12 0 26 0 26-17 0-16-14-16-26-16h-421c-12 0-26 0-26 16 0 17 14 17 26 17z">
            <text:p/>
          </draw:path>
          <draw:path draw:style-name="gr3" draw:text-style-name="P9" draw:layer="layout" svg:width="0.369cm" svg:height="0.546cm" svg:x="5.73cm" svg:y="13.302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6.124cm" svg:y="13.497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olygon draw:style-name="gr3" draw:text-style-name="P9" draw:layer="layout" svg:width="0.845cm" svg:height="0.032cm" svg:x="5.681cm" svg:y="14.152cm" svg:viewBox="0 0 846 33" draw:points="422,33 0,33 0,0 846,0 846,33">
            <text:p/>
          </draw:polygon>
          <draw:path draw:style-name="gr3" draw:text-style-name="P9" draw:layer="layout" svg:width="0.369cm" svg:height="0.546cm" svg:x="5.713cm" svg:y="14.357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6.107cm" svg:y="14.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4 60 80 0 124-100 124-120 0-7-8-7-9-7-7 0-9 2-11 7-24 85-79 102-104 102-30 0-42-24-42-51 0-17 5-33 14-68z">
            <text:p/>
          </draw:path>
          <draw:path draw:style-name="gr3" draw:text-style-name="P9" draw:layer="layout" svg:width="0.515cm" svg:height="0.182cm" svg:x="6.876cm" svg:y="14.0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69cm" svg:height="0.546cm" svg:x="7.773cm" svg:y="13.302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8cm" svg:height="0.351cm" svg:x="8.167cm" svg:y="13.497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7.742cm" svg:y="14.152cm" svg:viewBox="0 0 846 33" draw:points="424,33 0,33 0,0 846,0 846,33">
            <text:p/>
          </draw:polygon>
          <draw:path draw:style-name="gr3" draw:text-style-name="P9" draw:layer="layout" svg:width="0.369cm" svg:height="0.546cm" svg:x="7.773cm" svg:y="14.357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8.167cm" svg:y="14.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>
          <svg:title>TexMaths</svg:title>
          <svg:desc>22§display§\therefore \ \ \  \frac{dy}{dx} = 1 - \frac{du}{dx}§svg§600§FALSE§</svg:desc>
          <draw:polygon draw:style-name="gr2" draw:text-style-name="P8" draw:layer="layout" svg:width="5.756cm" svg:height="1.522cm" svg:x="10.012cm" svg:y="13.341cm" svg:viewBox="0 0 5757 1523" draw:points="2879,1523 0,1523 0,0 5757,0 5757,1523">
            <text:p/>
          </draw:polygon>
          <draw:path draw:style-name="gr3" draw:text-style-name="P9" draw:layer="layout" svg:width="0.469cm" svg:height="0.418cm" svg:x="9.996cm" svg:y="14.003cm" svg:viewBox="0 0 470 419" svg:d="M276 40c0-21-19-40-40-40-23 0-42 19-42 40 0 23 19 43 42 43 21 0 40-18 40-43zM470 377c0-21-18-41-41-41s-42 20-42 41c0 23 19 42 42 42s41-19 41-42zM83 377c0-21-20-41-43-41-21 0-40 20-40 41 0 23 19 42 40 42 23 0 43-19 43-42z">
            <text:p/>
          </draw:path>
          <draw:path draw:style-name="gr3" draw:text-style-name="P9" draw:layer="layout" svg:width="0.369cm" svg:height="0.546cm" svg:x="11.617cm" svg:y="13.302cm" svg:viewBox="0 0 370 547" svg:d="M370 9c0-2 0-9-11-9s-85 7-99 9c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2.011cm" svg:y="13.497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olygon draw:style-name="gr3" draw:text-style-name="P9" draw:layer="layout" svg:width="0.845cm" svg:height="0.032cm" svg:x="11.569cm" svg:y="14.152cm" svg:viewBox="0 0 846 33" draw:points="422,33 0,33 0,0 846,0 846,33">
            <text:p/>
          </draw:polygon>
          <draw:path draw:style-name="gr3" draw:text-style-name="P9" draw:layer="layout" svg:width="0.369cm" svg:height="0.546cm" svg:x="11.601cm" svg:y="14.357cm" svg:viewBox="0 0 370 547" svg:d="M370 9c0-2 0-9-11-9s-85 7-99 9c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1.993cm" svg:y="14.55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0 0 124-100 124-120 0-7-7-7-8-7-7 0-9 2-11 7-25 85-79 102-104 102-30 0-42-24-42-51 0-17 5-33 14-68z">
            <text:p/>
          </draw:path>
          <draw:path draw:style-name="gr3" draw:text-style-name="P9" draw:layer="layout" svg:width="0.515cm" svg:height="0.182cm" svg:x="12.764cm" svg:y="14.078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9" draw:layer="layout" svg:width="0.256cm" svg:height="0.517cm" svg:x="13.605cm" svg:y="13.84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14.159cm" svg:y="14.152cm" svg:viewBox="0 0 473 33" svg:d="M447 33c12 0 26 0 26-17 0-16-14-16-26-16h-421c-12 0-26 0-26 16 0 17 14 17 26 17z">
            <text:p/>
          </draw:path>
          <draw:path draw:style-name="gr3" draw:text-style-name="P9" draw:layer="layout" svg:width="0.369cm" svg:height="0.546cm" svg:x="14.992cm" svg:y="13.302cm" svg:viewBox="0 0 370 547" svg:d="M370 9c0-2 0-9-11-9s-85 7-99 9c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8cm" svg:height="0.351cm" svg:x="15.386cm" svg:y="13.497cm" svg:viewBox="0 0 399 352" svg:d="M250 299c7 34 35 53 68 53 27 0 44-18 59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14.962cm" svg:y="14.152cm" svg:viewBox="0 0 846 33" draw:points="424,33 0,33 0,0 846,0 846,33">
            <text:p/>
          </draw:polygon>
          <draw:path draw:style-name="gr3" draw:text-style-name="P9" draw:layer="layout" svg:width="0.369cm" svg:height="0.546cm" svg:x="14.992cm" svg:y="14.357cm" svg:viewBox="0 0 370 547" svg:d="M370 9c0-2 0-9-11-9s-85 7-99 9c-5 0-10 3-10 14 0 10 7 10 19 10 37 0 39 6 39 13l-2 16-47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5.386cm" svg:y="14.55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</draw:g>
        <draw:g>
          <svg:title>TexMaths</svg:title>
          <svg:desc>22§display§.\ .\ .\  \ \ \text {(1)}§svg§600§FALSE§</svg:desc>
          <draw:polygon draw:style-name="gr2" draw:text-style-name="P8" draw:layer="layout" svg:width="2.767cm" svg:height="0.696cm" svg:x="15.904cm" svg:y="9.864cm" svg:viewBox="0 0 2768 697" draw:points="1383,697 0,697 0,0 2768,0 2768,697">
            <text:p/>
          </draw:polygon>
          <draw:path draw:style-name="gr3" draw:text-style-name="P9" draw:layer="layout" svg:width="0.083cm" svg:height="0.083cm" svg:x="15.932cm" svg:y="10.3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404cm" svg:y="10.3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877cm" svg:y="10.32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7.875cm" svg:y="9.8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18.167cm" svg:y="9.8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8.53cm" svg:y="9.82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9">
        <draw:frame presentation:style-name="pr12" draw:text-style-name="P14" draw:layer="layout" svg:width="26.716cm" svg:height="14.567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11"> <text:s text:c="8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\text {Equation (1) becomes,}§svg§600§FALSE§</svg:desc>
          <draw:polygon draw:style-name="gr2" draw:text-style-name="P8" draw:layer="layout" svg:width="7.485cm" svg:height="0.696cm" svg:x="2.863cm" svg:y="0.892cm" svg:viewBox="0 0 7486 697" draw:points="3742,697 0,697 0,0 7486,0 7486,697">
            <text:p/>
          </draw:polygon>
          <draw:path draw:style-name="gr3" draw:text-style-name="P9" draw:layer="layout" svg:width="0.48cm" svg:height="0.527cm" svg:x="2.849cm" svg:y="0.908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9" draw:layer="layout" svg:width="0.383cm" svg:height="0.492cm" svg:x="3.377cm" svg:y="1.09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9" draw:layer="layout" svg:width="0.39cm" svg:height="0.351cm" svg:x="3.784cm" svg:y="1.09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9" draw:layer="layout" svg:width="0.349cm" svg:height="0.356cm" svg:x="4.22cm" svg:y="1.08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42cm" svg:height="0.485cm" svg:x="4.59cm" svg:y="0.95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166cm" svg:height="0.518cm" svg:x="4.901cm" svg:y="0.91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44cm" svg:height="0.356cm" svg:x="5.113cm" svg:y="1.087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9" draw:layer="layout" svg:width="0.39cm" svg:height="0.342cm" svg:x="5.502cm" svg:y="1.0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9" draw:layer="layout" svg:width="0.18cm" svg:height="0.773cm" svg:x="6.241cm" svg:y="0.85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6.535cm" svg:y="0.9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6.896cm" svg:y="0.85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83cm" svg:height="0.546cm" svg:x="7.432cm" svg:y="0.897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9" draw:layer="layout" svg:width="0.3cm" svg:height="0.356cm" svg:x="7.883cm" svg:y="1.0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8.232cm" svg:y="1.087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8.571cm" svg:y="1.08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8.96cm" svg:y="1.09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3cm" svg:height="0.356cm" svg:x="9.601cm" svg:y="1.0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54cm" svg:height="0.356cm" svg:x="9.949cm" svg:y="1.0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091cm" svg:height="0.231cm" svg:x="10.294cm" svg:y="1.351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u^2 \left( 1 - \frac{du}{dx} \right) = a^2§svg§600§FALSE§</svg:desc>
          <draw:polygon draw:style-name="gr2" draw:text-style-name="P8" draw:layer="layout" svg:width="6.056cm" svg:height="1.779cm" svg:x="3.012cm" svg:y="2.044cm" svg:viewBox="0 0 6057 1780" draw:points="3028,1780 0,1780 0,0 6057,0 6057,1780">
            <text:p/>
          </draw:polygon>
          <draw:path draw:style-name="gr3" draw:text-style-name="P9" draw:layer="layout" svg:width="0.399cm" svg:height="0.351cm" svg:x="2.996cm" svg:y="2.785cm" svg:viewBox="0 0 400 352" svg:d="M250 299c9 34 35 53 69 53 26 0 45-18 58-42 12-28 23-76 23-78 0-7-7-7-9-7-9 0-9 2-13 14-10 43-24 95-58 95-15 0-22-8-22-35 0-17 8-53 14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3.45cm" svg:y="2.44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1cm" svg:height="1.856cm" svg:x="4.052cm" svg:y="2.005cm" svg:viewBox="0 0 382 1857" svg:d="M382 1850c0-4-2-5-4-7-28-30-80-81-132-166-125-198-181-450-181-748 0-209 28-477 155-707 62-111 125-174 160-208 2-2 2-3 2-7 0-7-5-7-16-7-10 0-12 0-24 12-261 236-342 590-342 916 0 304 70 610 268 843 15 17 44 49 77 77 9 9 11 9 21 9 11 0 16 0 16-7z">
            <text:p/>
          </draw:path>
          <draw:path draw:style-name="gr3" draw:text-style-name="P9" draw:layer="layout" svg:width="0.256cm" svg:height="0.516cm" svg:x="4.529cm" svg:y="2.61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473cm" svg:height="0.032cm" svg:x="5.084cm" svg:y="2.917cm" svg:viewBox="0 0 474 33" svg:d="M447 33c12 0 27 0 27-17 0-16-15-16-27-16h-421c-12 0-26 0-26 16 0 17 14 17 26 17z">
            <text:p/>
          </draw:path>
          <draw:path draw:style-name="gr3" draw:text-style-name="P9" draw:layer="layout" svg:width="0.369cm" svg:height="0.546cm" svg:x="5.916cm" svg:y="2.067cm" svg:viewBox="0 0 370 547" svg:d="M370 9c0-2 0-9-11-9-10 0-84 7-98 9-6 0-11 3-11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99cm" svg:height="0.351cm" svg:x="6.311cm" svg:y="2.262cm" svg:viewBox="0 0 400 352" svg:d="M250 299c7 34 35 53 69 53 26 0 44-18 58-42 12-28 23-76 23-78 0-7-7-7-9-7-9 0-9 2-13 14-10 43-24 95-58 95-15 0-22-8-22-35 0-17 8-53 14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9" draw:layer="layout" svg:width="0.846cm" svg:height="0.032cm" svg:x="5.887cm" svg:y="2.917cm" svg:viewBox="0 0 847 33" draw:points="424,33 0,33 0,0 847,0 847,33">
            <text:p/>
          </draw:polygon>
          <draw:path draw:style-name="gr3" draw:text-style-name="P9" draw:layer="layout" svg:width="0.369cm" svg:height="0.546cm" svg:x="5.916cm" svg:y="3.119cm" svg:viewBox="0 0 370 547" svg:d="M370 9c0-2 0-9-11-9-10 0-84 7-98 9-6 0-11 3-11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6.311cm" svg:y="3.315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381cm" svg:height="1.856cm" svg:x="6.851cm" svg:y="2.005cm" svg:viewBox="0 0 382 1857" svg:d="M382 929c0-304-70-610-268-843-15-17-44-49-75-77-11-9-13-9-23-9-9 0-16 0-16 7 0 4 4 7 5 9 27 28 79 79 131 164 125 198 183 450 183 748 0 209-29 477-157 707-62 111-127 174-158 208-2 2-4 3-4 7 0 7 7 7 16 7 10 0 12 0 24-12 261-236 342-590 342-916z">
            <text:p/>
          </draw:path>
          <draw:path draw:style-name="gr3" draw:text-style-name="P9" draw:layer="layout" svg:width="0.515cm" svg:height="0.182cm" svg:x="7.65cm" svg:y="2.8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5cm" svg:height="0.351cm" svg:x="8.455cm" svg:y="2.785cm" svg:viewBox="0 0 356 352" svg:d="M259 49c-14-28-37-49-72-49-90 0-187 114-187 227 0 74 42 125 104 125 16 0 54-3 100-58 7 32 34 58 71 58 28 0 45-18 58-42 12-28 23-76 23-78 0-7-7-7-9-7-7 0-9 2-11 14-14 50-28 95-60 95-21 0-23-19-23-35 0-17 2-23 11-58 9-32 9-40 16-69l28-109c5-23 5-23 5-26 0-14-8-21-21-21-19 0-31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8.867cm" svg:y="2.44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</draw:g>
        <draw:g>
          <svg:title>TexMaths</svg:title>
          <svg:desc>22§display§\text {i.e. } \ u^2  - u^2 \frac{du}{dx}  = a^2§svg§600§FALSE§</svg:desc>
          <draw:polygon draw:style-name="gr2" draw:text-style-name="P8" draw:layer="layout" svg:width="6.779cm" svg:height="1.522cm" svg:x="10.011cm" svg:y="2.045cm" svg:viewBox="0 0 6780 1523" draw:points="3389,1523 0,1523 0,0 6780,0 6780,1523">
            <text:p/>
          </draw:polygon>
          <draw:path draw:style-name="gr3" draw:text-style-name="P9" draw:layer="layout" svg:width="0.166cm" svg:height="0.518cm" svg:x="9.997cm" svg:y="2.548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083cm" svg:height="0.084cm" svg:x="10.254cm" svg:y="2.985cm" svg:viewBox="0 0 84 85" svg:d="M84 42c0-23-19-42-42-42s-42 19-42 42 19 43 42 43 42-20 42-43z">
            <text:p/>
          </draw:path>
          <draw:path draw:style-name="gr3" draw:text-style-name="P9" draw:layer="layout" svg:width="0.3cm" svg:height="0.356cm" svg:x="10.423cm" svg:y="2.719cm" svg:viewBox="0 0 301 357" svg:d="M65 153c5-116 70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4cm" svg:x="10.812cm" svg:y="2.985cm" svg:viewBox="0 0 84 85" svg:d="M84 42c0-23-19-42-42-42s-42 19-42 42 19 43 42 43 42-20 42-43z">
            <text:p/>
          </draw:path>
          <draw:path draw:style-name="gr3" draw:text-style-name="P9" draw:layer="layout" svg:width="0.398cm" svg:height="0.351cm" svg:x="11.584cm" svg:y="2.724cm" svg:viewBox="0 0 399 352" svg:d="M250 299c9 34 35 53 69 53 26 0 45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24cm" svg:height="0.36cm" svg:x="12.038cm" svg:y="2.3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2.587cm" svg:y="2.856cm" svg:viewBox="0 0 473 33" svg:d="M447 33c12 0 26 0 26-17 0-16-14-16-26-16h-421c-12 0-26 0-26 16 0 17 14 17 26 17z">
            <text:p/>
          </draw:path>
          <draw:path draw:style-name="gr3" draw:text-style-name="P9" draw:layer="layout" svg:width="0.398cm" svg:height="0.351cm" svg:x="13.318cm" svg:y="2.724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24cm" svg:height="0.36cm" svg:x="13.772cm" svg:y="2.3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14.208cm" svg:y="2.006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8cm" svg:height="0.351cm" svg:x="14.602cm" svg:y="2.201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14.178cm" svg:y="2.856cm" svg:viewBox="0 0 846 33" draw:points="424,33 0,33 0,0 846,0 846,33">
            <text:p/>
          </draw:polygon>
          <draw:path draw:style-name="gr3" draw:text-style-name="P9" draw:layer="layout" svg:width="0.369cm" svg:height="0.546cm" svg:x="14.21cm" svg:y="3.061cm" svg:viewBox="0 0 370 547" svg:d="M370 9c0-2 0-9-11-9s-84 7-99 9c-5 0-10 3-10 14 0 10 7 10 19 10 37 0 39 6 39 13l-2 16-47 183c-14-28-37-50-72-50-90 0-187 115-187 228 0 73 42 124 104 124 16 0 54-3 100-58 7 32 34 58 71 58 28 0 45-17 58-44 12-26 22-73 22-75 0-9-7-9-8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14.602cm" svg:y="3.25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9" draw:layer="layout" svg:width="0.515cm" svg:height="0.182cm" svg:x="15.373cm" svg:y="2.7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4cm" svg:height="0.351cm" svg:x="16.177cm" svg:y="2.724cm" svg:viewBox="0 0 355 352" svg:d="M259 49c-14-28-37-49-72-49-90 0-187 114-187 227 0 74 42 125 104 125 16 0 54-3 100-58 7 32 34 58 71 58 28 0 45-18 58-42 12-28 22-76 22-78 0-7-7-7-8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16.589cm" svg:y="2.3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display§\text {i.e. } \ u^2  -  a^2  =  u^2 \frac{du}{dx}§svg§600§FALSE§</svg:desc>
          <draw:polygon draw:style-name="gr2" draw:text-style-name="P8" draw:layer="layout" svg:width="6.762cm" svg:height="1.522cm" svg:x="17.812cm" svg:y="2.045cm" svg:viewBox="0 0 6763 1523" draw:points="3382,1523 0,1523 0,0 6763,0 6763,1523">
            <text:p/>
          </draw:polygon>
          <draw:path draw:style-name="gr3" draw:text-style-name="P9" draw:layer="layout" svg:width="0.166cm" svg:height="0.518cm" svg:x="17.798cm" svg:y="2.548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083cm" svg:height="0.084cm" svg:x="18.055cm" svg:y="2.985cm" svg:viewBox="0 0 84 85" svg:d="M84 42c0-23-19-42-42-42s-42 19-42 42 19 43 42 43 42-20 42-43z">
            <text:p/>
          </draw:path>
          <draw:path draw:style-name="gr3" draw:text-style-name="P9" draw:layer="layout" svg:width="0.3cm" svg:height="0.356cm" svg:x="18.224cm" svg:y="2.71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4cm" svg:x="18.613cm" svg:y="2.985cm" svg:viewBox="0 0 84 85" svg:d="M84 42c0-23-19-42-42-42s-42 19-42 42 19 43 42 43 42-20 42-43z">
            <text:p/>
          </draw:path>
          <draw:path draw:style-name="gr3" draw:text-style-name="P9" draw:layer="layout" svg:width="0.399cm" svg:height="0.351cm" svg:x="19.386cm" svg:y="2.724cm" svg:viewBox="0 0 400 352" svg:d="M250 299c9 34 35 53 69 53 26 0 45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24cm" svg:height="0.36cm" svg:x="19.84cm" svg:y="2.3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473cm" svg:height="0.032cm" svg:x="20.389cm" svg:y="2.856cm" svg:viewBox="0 0 474 33" svg:d="M447 33c12 0 27 0 27-17 0-16-15-16-27-16h-421c-12 0-26 0-26 16 0 17 14 17 26 17z">
            <text:p/>
          </draw:path>
          <draw:path draw:style-name="gr3" draw:text-style-name="P9" draw:layer="layout" svg:width="0.355cm" svg:height="0.351cm" svg:x="21.129cm" svg:y="2.724cm" svg:viewBox="0 0 356 352" svg:d="M259 49c-14-28-37-49-72-49-90 0-187 114-187 227 0 74 42 125 104 125 16 0 54-3 100-58 7 32 34 58 71 58 28 0 45-18 58-42 12-28 23-76 23-78 0-7-7-7-9-7-9 0-9 2-11 14-14 50-28 95-60 95-21 0-23-19-23-35 0-17 2-23 11-58 9-32 9-40 16-68l28-110c5-23 5-23 5-26 0-14-8-21-21-21-19 0-31 17-33 33zM208 252c-4 14-4 14-16 28-34 42-65 54-86 54-41 0-51-42-51-72 0-38 24-135 44-170 22-46 58-74 89-74 51 0 62 63 62 68 0 4-2 9-4 13z">
            <text:p/>
          </draw:path>
          <draw:path draw:style-name="gr3" draw:text-style-name="P9" draw:layer="layout" svg:width="0.24cm" svg:height="0.36cm" svg:x="21.54cm" svg:y="2.3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22.113cm" svg:y="2.7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9cm" svg:height="0.351cm" svg:x="22.906cm" svg:y="2.724cm" svg:viewBox="0 0 400 352" svg:d="M250 299c9 34 35 53 69 53 26 0 45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24cm" svg:height="0.36cm" svg:x="23.362cm" svg:y="2.38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23.799cm" svg:y="2.006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99cm" svg:height="0.351cm" svg:x="24.192cm" svg:y="2.201cm" svg:viewBox="0 0 400 352" svg:d="M250 299c7 34 35 53 69 53 26 0 44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6cm" svg:height="0.032cm" svg:x="23.767cm" svg:y="2.856cm" svg:viewBox="0 0 847 33" draw:points="424,33 0,33 0,0 847,0 847,33">
            <text:p/>
          </draw:polygon>
          <draw:path draw:style-name="gr3" draw:text-style-name="P9" draw:layer="layout" svg:width="0.369cm" svg:height="0.546cm" svg:x="23.799cm" svg:y="3.061cm" svg:viewBox="0 0 370 547" svg:d="M370 9c0-2 0-9-11-9-10 0-84 7-98 9-6 0-11 3-11 14 0 10 7 10 19 10 37 0 39 6 39 13l-2 16-47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24.193cm" svg:y="3.254cm" svg:viewBox="0 0 387 352" svg:d="M238 109c3-21 21-91 75-91 6 0 23 0 39 8-21 6-37 25-37 43 0 12 9 28 30 28 18 0 42-14 42-46 0-40-45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>
          <svg:title>TexMaths</svg:title>
          <svg:desc>22§display§\text {i.e. } \ ( u^2  -  a^2 ) dx =  u^2 du§svg§600§FALSE§</svg:desc>
          <draw:polygon draw:style-name="gr2" draw:text-style-name="P8" draw:layer="layout" svg:width="8.09cm" svg:height="0.795cm" svg:x="2.912cm" svg:y="4.246cm" svg:viewBox="0 0 8091 796" draw:points="4046,796 0,796 0,0 8091,0 8091,796">
            <text:p/>
          </draw:polygon>
          <draw:path draw:style-name="gr3" draw:text-style-name="P9" draw:layer="layout" svg:width="0.166cm" svg:height="0.518cm" svg:x="2.898cm" svg:y="4.3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3cm" svg:height="0.083cm" svg:x="3.155cm" svg:y="4.804cm" svg:viewBox="0 0 84 84" svg:d="M84 42c0-23-19-42-42-42s-42 19-42 42 19 42 42 42 42-19 42-42z">
            <text:p/>
          </draw:path>
          <draw:path draw:style-name="gr3" draw:text-style-name="P9" draw:layer="layout" svg:width="0.3cm" svg:height="0.356cm" svg:x="3.324cm" svg:y="4.54cm" svg:viewBox="0 0 301 357" svg:d="M65 153c5-116 70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3.713cm" svg:y="4.80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4.54cm" svg:y="4.30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98cm" svg:height="0.351cm" svg:x="4.786cm" svg:y="4.543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5.24cm" svg:y="4.2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5.789cm" svg:y="4.677cm" svg:viewBox="0 0 473 33" svg:d="M447 33c12 0 26 0 26-17 0-16-14-16-26-16h-421c-12 0-26 0-26 16 0 17 14 17 26 17z">
            <text:p/>
          </draw:path>
          <draw:path draw:style-name="gr3" draw:text-style-name="P9" draw:layer="layout" svg:width="0.354cm" svg:height="0.351cm" svg:x="6.528cm" svg:y="4.543cm" svg:viewBox="0 0 355 352" svg:d="M259 49c-14-28-37-49-72-49-90 0-187 114-187 227 0 74 42 125 104 125 16 0 54-4 100-58 7 32 34 58 71 58 28 0 45-18 58-42 12-28 22-76 22-78 0-7-7-7-8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6.94cm" svg:y="4.2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7.297cm" svg:y="4.306cm" svg:viewBox="0 0 181 774" svg:d="M181 387c0-60-9-153-51-241-47-95-114-146-123-146-3 0-7 4-7 7 0 4 0 5 14 19 78 76 121 199 121 361 0 132-28 270-124 366-11 11-11 13-11 14 0 6 4 7 7 7 9 0 79-52 125-151 40-84 49-171 49-236z">
            <text:p/>
          </draw:path>
          <draw:path draw:style-name="gr3" draw:text-style-name="P9" draw:layer="layout" svg:width="0.369cm" svg:height="0.546cm" svg:x="7.584cm" svg:y="4.35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7.978cm" svg:y="4.54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3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182cm" svg:x="8.656cm" svg:y="4.6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8cm" svg:height="0.351cm" svg:x="9.451cm" svg:y="4.543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9.905cm" svg:y="4.2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10.248cm" svg:y="4.35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98cm" svg:height="0.351cm" svg:x="10.643cm" svg:y="4.543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</draw:g>
        <draw:g>
          <svg:title>TexMaths</svg:title>
          <svg:desc>22§display§\Rightarrow \ \  dx =  \frac{u^2}{u^2  -  a^2 }\ du§svg§600§FALSE§</svg:desc>
          <draw:polygon draw:style-name="gr2" draw:text-style-name="P8" draw:layer="layout" svg:width="7.057cm" svg:height="1.625cm" svg:x="2.9cm" svg:y="5.647cm" svg:viewBox="0 0 7058 1626" draw:points="3528,1626 0,1626 0,0 7058,0 7058,1626">
            <text:p/>
          </draw:polygon>
          <draw:path draw:style-name="gr3" draw:text-style-name="P9" draw:layer="layout" svg:width="0.687cm" svg:height="0.427cm" svg:x="2.904cm" svg:y="6.364cm" svg:viewBox="0 0 688 428" svg:d="M521 153c32 28 72 49 97 60-28 12-65 33-97 60h-493c-14 0-28 0-28 16 0 15 14 15 26 15h460c-37 36-78 104-78 115 0 9 9 9 14 9 7 0 13 0 14-8 18-29 39-70 90-116 53-47 106-66 144-79 15-5 15-5 16-7 2 0 2-3 2-5s0-2 0-4l-3-1c-2-2-2-2-16-7-106-30-183-102-227-185-7-16-9-16-20-16-5 0-14 0-14 9 0 10 39 77 78 114h-460c-12 0-26 0-26 16 0 14 14 14 28 14z">
            <text:p/>
          </draw:path>
          <draw:path draw:style-name="gr3" draw:text-style-name="P9" draw:layer="layout" svg:width="0.369cm" svg:height="0.546cm" svg:x="4.396cm" svg:y="6.234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9" draw:layer="layout" svg:width="0.386cm" svg:height="0.351cm" svg:x="4.79cm" svg:y="6.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515cm" svg:height="0.182cm" svg:x="5.467cm" svg:y="6.4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8cm" svg:height="0.351cm" svg:x="7.204cm" svg:y="5.905cm" svg:viewBox="0 0 399 352" svg:d="M250 299c9 34 35 53 69 53 26 0 45-18 58-42 12-29 22-76 22-78 0-7-7-7-8-7-9 0-9 2-13 14-10 42-24 95-58 95-16 0-23-9-23-35 0-18 9-53 14-81l23-84c2-11 11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7.658cm" svg:y="5.60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2.491cm" svg:height="0.032cm" svg:x="6.331cm" svg:y="6.562cm" svg:viewBox="0 0 2492 33" draw:points="1246,33 0,33 0,0 2492,0 2492,33">
            <text:p/>
          </draw:polygon>
          <draw:path draw:style-name="gr3" draw:text-style-name="P9" draw:layer="layout" svg:width="0.398cm" svg:height="0.351cm" svg:x="6.354cm" svg:y="6.959cm" svg:viewBox="0 0 399 352" svg:d="M250 299c9 34 35 53 69 53 26 0 45-18 58-42 12-29 22-76 22-78 0-7-7-7-8-7-9 0-9 2-13 14-10 42-24 95-58 95-16 0-23-9-23-35 0-18 9-53 14-81l23-84c2-11 11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6.808cm" svg:y="6.71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7.357cm" svg:y="7.093cm" svg:viewBox="0 0 473 33" svg:d="M447 33c12 0 26 0 26-17 0-16-14-16-26-16h-421c-12 0-26 0-26 16 0 17 14 17 26 17z">
            <text:p/>
          </draw:path>
          <draw:path draw:style-name="gr3" draw:text-style-name="P9" draw:layer="layout" svg:width="0.354cm" svg:height="0.351cm" svg:x="8.098cm" svg:y="6.959cm" svg:viewBox="0 0 355 352" svg:d="M259 49c-14-28-37-49-72-49-90 0-187 114-187 227 0 74 42 125 104 125 16 0 54-4 100-58 7 31 34 58 71 58 28 0 45-18 58-42 12-29 22-76 22-78 0-7-7-7-8-7-7 0-9 2-11 14-14 50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9" draw:layer="layout" svg:width="0.24cm" svg:height="0.36cm" svg:x="8.51cm" svg:y="6.71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9.203cm" svg:y="6.234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9" draw:layer="layout" svg:width="0.398cm" svg:height="0.351cm" svg:x="9.598cm" svg:y="6.43cm" svg:viewBox="0 0 399 352" svg:d="M250 299c7 34 35 53 69 53 26 0 44-18 58-42 12-29 22-76 22-78 0-7-7-7-8-7-9 0-9 2-13 14-10 42-24 95-58 95-16 0-23-9-23-35 0-18 9-53 14-81l23-84c2-11 9-41 13-53 3-18 12-48 12-51 0-14-11-21-23-21-3 0-25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</draw:g>
        <draw:g>
          <svg:title>TexMaths</svg:title>
          <svg:desc>22§display§\text {Integrating through out, we get}§svg§600§FALSE§</svg:desc>
          <draw:polygon draw:style-name="gr2" draw:text-style-name="P8" draw:layer="layout" svg:width="10.559cm" svg:height="0.62cm" svg:x="3.065cm" svg:y="7.991cm" svg:viewBox="0 0 10560 621" draw:points="5280,621 0,621 0,0 10560,0 10560,621">
            <text:p/>
          </draw:polygon>
          <draw:path draw:style-name="gr3" draw:text-style-name="P9" draw:layer="layout" svg:width="0.237cm" svg:height="0.53cm" svg:x="3.047cm" svg:y="7.961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3.33cm" svg:y="8.1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3.728cm" svg:y="8.0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4.036cm" svg:y="8.1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4.379cm" svg:y="8.1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4.767cm" svg:y="8.1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5.08cm" svg:y="8.1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5.448cm" svg:y="8.0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5.759cm" svg:y="7.9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5.974cm" svg:y="8.1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6.4cm" svg:y="8.1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7.037cm" svg:y="8.0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7.349cm" svg:y="7.9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7.775cm" svg:y="8.1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8.077cm" svg:y="8.1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8.468cm" svg:y="8.1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8.894cm" svg:y="8.1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9.285cm" svg:y="7.9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9.968cm" svg:y="8.1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0.358cm" svg:y="8.1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0.777cm" svg:y="8.0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1.129cm" svg:y="8.4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1.55cm" svg:y="8.1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2.094cm" svg:y="8.1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2.696cm" svg:y="8.1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3.083cm" svg:y="8.1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3.419cm" svg:y="8.014cm" svg:viewBox="0 0 243 487" svg:d="M120 168h111v-25h-111v-143h-20c0 63-24 146-100 150v18h67v213c0 97 72 106 100 106 55 0 76-55 76-106v-44h-19v44c0 56-23 86-52 86-52 0-52-70-52-84z">
            <text:p/>
          </draw:path>
        </draw:g>
        <draw:g>
          <svg:title>TexMaths</svg:title>
          <svg:desc>22§display§\int dx =  \int \frac{u^2}{u^2  -  a^2 }\ du§svg§600§FALSE§</svg:desc>
          <draw:polygon draw:style-name="gr2" draw:text-style-name="P8" draw:layer="layout" svg:width="7.358cm" svg:height="1.752cm" svg:x="2.901cm" svg:y="9.447cm" svg:viewBox="0 0 7359 1753" draw:points="3680,1753 0,1753 0,0 7359,0 7359,1753">
            <text:p/>
          </draw:polygon>
          <draw:path draw:style-name="gr3" draw:text-style-name="P9" draw:layer="layout" svg:width="0.687cm" svg:height="1.718cm" svg:x="2.906cm" svg:y="9.51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9" draw:layer="layout" svg:width="0.369cm" svg:height="0.546cm" svg:x="3.795cm" svg:y="10.03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86cm" svg:height="0.351cm" svg:x="4.189cm" svg:y="10.2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4.867cm" svg:y="10.2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87cm" svg:height="1.718cm" svg:x="5.684cm" svg:y="9.519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9" draw:layer="layout" svg:width="0.399cm" svg:height="0.351cm" svg:x="7.507cm" svg:y="9.705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7.961cm" svg:y="9.40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2.491cm" svg:height="0.032cm" svg:x="6.634cm" svg:y="10.362cm" svg:viewBox="0 0 2492 33" draw:points="1246,33 0,33 0,0 2492,0 2492,33">
            <text:p/>
          </draw:polygon>
          <draw:path draw:style-name="gr3" draw:text-style-name="P9" draw:layer="layout" svg:width="0.399cm" svg:height="0.351cm" svg:x="6.657cm" svg:y="10.759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7.111cm" svg:y="10.5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7.66cm" svg:y="10.893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8.399cm" svg:y="10.759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4-135 44-170 22-46 58-74 89-74 51 0 62 63 62 68 0 4-2 9-4 13z">
            <text:p/>
          </draw:path>
          <draw:path draw:style-name="gr3" draw:text-style-name="P9" draw:layer="layout" svg:width="0.24cm" svg:height="0.36cm" svg:x="8.811cm" svg:y="10.51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9.506cm" svg:y="10.03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99cm" svg:height="0.351cm" svg:x="9.9cm" svg:y="10.23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</draw:g>
        <draw:g>
          <svg:title>TexMaths</svg:title>
          <svg:desc>22§display§\text {i.e. } \ \int dx =  \int \frac{(u^2 - a^2 ) + a^2 }{u^2  -  a^2 }\ du§svg§600§FALSE§</svg:desc>
          <draw:polygon draw:style-name="gr2" draw:text-style-name="P8" draw:layer="layout" svg:width="11.379cm" svg:height="1.752cm" svg:x="11.416cm" svg:y="9.448cm" svg:viewBox="0 0 11380 1753" draw:points="5690,1753 0,1753 0,0 11380,0 11380,1753">
            <text:p/>
          </draw:polygon>
          <draw:path draw:style-name="gr3" draw:text-style-name="P9" draw:layer="layout" svg:width="0.166cm" svg:height="0.518cm" svg:x="11.402cm" svg:y="10.05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083cm" svg:height="0.083cm" svg:x="11.659cm" svg:y="10.489cm" svg:viewBox="0 0 84 84" svg:d="M84 42c0-23-19-42-42-42s-42 19-42 42 19 42 42 42 42-19 42-42z">
            <text:p/>
          </draw:path>
          <draw:path draw:style-name="gr3" draw:text-style-name="P9" draw:layer="layout" svg:width="0.3cm" svg:height="0.356cm" svg:x="11.828cm" svg:y="10.225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12.217cm" svg:y="10.489cm" svg:viewBox="0 0 84 84" svg:d="M84 42c0-23-19-42-42-42s-42 19-42 42 19 42 42 42 42-19 42-42z">
            <text:p/>
          </draw:path>
          <draw:path draw:style-name="gr3" draw:text-style-name="P9" draw:layer="layout" svg:width="0.687cm" svg:height="1.718cm" svg:x="13.139cm" svg:y="9.52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9" draw:layer="layout" svg:width="0.369cm" svg:height="0.546cm" svg:x="14.028cm" svg:y="10.0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86cm" svg:height="0.351cm" svg:x="14.422cm" svg:y="10.2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15.1cm" svg:y="10.2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87cm" svg:height="1.718cm" svg:x="15.916cm" svg:y="9.52cm" svg:viewBox="0 0 688 1719" svg:d="M37 1684c25 0 39-18 39-37 0-26-20-39-37-39-20 0-39 13-39 39 0 40 39 72 86 72 118 0 162-181 217-405 60-244 111-492 153-740 28-164 56-319 83-419 8-39 35-137 66-137 23 0 43 14 46 17-26 2-39 18-39 37 0 27 20 39 37 39 20 0 39-12 39-39 0-42-42-72-84-72-60 0-102 84-146 243-2 7-108 396-192 903-21 117-44 248-69 355-14 56-49 202-113 202-28 0-45-19-47-19z">
            <text:p/>
          </draw:path>
          <draw:path draw:style-name="gr3" draw:text-style-name="P9" draw:layer="layout" svg:width="0.18cm" svg:height="0.773cm" svg:x="16.944cm" svg:y="9.469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99cm" svg:height="0.351cm" svg:x="17.191cm" svg:y="9.706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17.645cm" svg:y="9.40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8.194cm" svg:y="9.84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8.935cm" svg:y="9.706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9" draw:layer="layout" svg:width="0.24cm" svg:height="0.36cm" svg:x="19.347cm" svg:y="9.40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19.702cm" svg:y="9.46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9" draw:layer="layout" svg:width="0.515cm" svg:height="0.516cm" svg:x="20.174cm" svg:y="9.599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9" draw:layer="layout" svg:width="0.355cm" svg:height="0.351cm" svg:x="20.936cm" svg:y="9.706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9" draw:layer="layout" svg:width="0.24cm" svg:height="0.36cm" svg:x="21.348cm" svg:y="9.40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4.793cm" svg:height="0.032cm" svg:x="16.869cm" svg:y="10.363cm" svg:viewBox="0 0 4794 33" draw:points="2397,33 0,33 0,0 4794,0 4794,33">
            <text:p/>
          </draw:polygon>
          <draw:path draw:style-name="gr3" draw:text-style-name="P9" draw:layer="layout" svg:width="0.399cm" svg:height="0.351cm" svg:x="18.041cm" svg:y="10.76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18.495cm" svg:y="10.51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9.044cm" svg:y="10.894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9.785cm" svg:y="10.76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9 24-135 44-170 22-46 58-74 89-74 51 0 62 63 62 68 0 4-2 9-4 13z">
            <text:p/>
          </draw:path>
          <draw:path draw:style-name="gr3" draw:text-style-name="P9" draw:layer="layout" svg:width="0.24cm" svg:height="0.36cm" svg:x="20.197cm" svg:y="10.519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69cm" svg:height="0.546cm" svg:x="22.041cm" svg:y="10.03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9" draw:layer="layout" svg:width="0.399cm" svg:height="0.351cm" svg:x="22.435cm" svg:y="10.231cm" svg:viewBox="0 0 400 352" svg:d="M250 299c9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</draw:g>
        <draw:g>
          <svg:title>TexMaths</svg:title>
          <svg:desc>22§display§\text {i.e. } \ \int dx =  \int \left( 1 +   \frac{ a^2 }{u^2  -  a^2 } \right)\ du§svg§600§FALSE§</svg:desc>
          <draw:polygon draw:style-name="gr2" draw:text-style-name="P8" draw:layer="layout" svg:width="11.674cm" svg:height="1.821cm" svg:x="3.116cm" svg:y="12.149cm" svg:viewBox="0 0 11675 1822" draw:points="5838,1822 0,1822 0,0 11675,0 11675,1822">
            <text:p/>
          </draw:polygon>
          <draw:path draw:style-name="gr3" draw:text-style-name="P9" draw:layer="layout" svg:width="0.166cm" svg:height="0.518cm" svg:x="3.102cm" svg:y="12.75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3cm" svg:height="0.083cm" svg:x="3.359cm" svg:y="13.191cm" svg:viewBox="0 0 84 84" svg:d="M84 42c0-23-19-42-42-42s-42 19-42 42 19 42 42 42 42-19 42-42z">
            <text:p/>
          </draw:path>
          <draw:path draw:style-name="gr3" draw:text-style-name="P9" draw:layer="layout" svg:width="0.3cm" svg:height="0.356cm" svg:x="3.528cm" svg:y="12.92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3.917cm" svg:y="13.191cm" svg:viewBox="0 0 84 84" svg:d="M84 42c0-23-19-42-42-42s-42 19-42 42 19 42 42 42 42-19 42-42z">
            <text:p/>
          </draw:path>
          <draw:path draw:style-name="gr3" draw:text-style-name="P9" draw:layer="layout" svg:width="0.687cm" svg:height="1.718cm" svg:x="4.839cm" svg:y="12.221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9" draw:layer="layout" svg:width="0.369cm" svg:height="0.546cm" svg:x="5.728cm" svg:y="12.73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6.122cm" svg:y="12.93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6.8cm" svg:y="12.9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87cm" svg:height="1.718cm" svg:x="7.616cm" svg:y="12.221cm" svg:viewBox="0 0 688 1719" svg:d="M37 1684c25 0 39-17 39-37 0-26-20-38-37-38-20 0-39 12-39 38 0 41 39 72 86 72 118 0 162-181 217-404 60-245 111-493 153-741 28-164 56-319 83-419 8-39 35-137 66-137 23 0 43 14 46 17-26 2-39 18-39 37 0 27 20 39 37 39 20 0 39-12 39-39 0-42-42-72-84-72-60 0-102 84-146 243-2 7-108 396-192 903-21 118-44 248-69 355-14 57-49 203-113 203-28 0-45-20-47-20z">
            <text:p/>
          </draw:path>
          <draw:path draw:style-name="gr3" draw:text-style-name="P9" draw:layer="layout" svg:width="0.381cm" svg:height="1.856cm" svg:x="8.635cm" svg:y="12.152cm" svg:viewBox="0 0 382 1857" svg:d="M382 1850c0-4-2-6-4-7-28-30-81-81-132-166-125-199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256cm" svg:height="0.516cm" svg:x="9.112cm" svg:y="12.75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515cm" svg:height="0.516cm" svg:x="9.645cm" svg:y="12.8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5cm" svg:height="0.351cm" svg:x="11.367cm" svg:y="12.407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6-135 44-170 22-46 58-74 89-74 51 0 62 63 62 68 0 4-2 9-4 13z">
            <text:p/>
          </draw:path>
          <draw:path draw:style-name="gr3" draw:text-style-name="P9" draw:layer="layout" svg:width="0.24cm" svg:height="0.36cm" svg:x="11.779cm" svg:y="12.1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9" draw:layer="layout" svg:width="2.491cm" svg:height="0.032cm" svg:x="10.469cm" svg:y="13.064cm" svg:viewBox="0 0 2492 33" draw:points="1246,33 0,33 0,0 2492,0 2492,33">
            <text:p/>
          </draw:polygon>
          <draw:path draw:style-name="gr3" draw:text-style-name="P9" draw:layer="layout" svg:width="0.399cm" svg:height="0.351cm" svg:x="10.49cm" svg:y="13.462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24cm" svg:height="0.36cm" svg:x="10.944cm" svg:y="13.22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1.493cm" svg:y="13.595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2.234cm" svg:y="13.462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12.646cm" svg:y="13.22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81cm" svg:height="1.856cm" svg:x="13.079cm" svg:y="12.152cm" svg:viewBox="0 0 382 1857" svg:d="M382 929c0-304-70-610-268-843-15-17-44-49-75-77-11-9-13-9-23-9-9 0-16 0-16 7 0 4 4 7 5 9 27 28 79 79 131 164 124 198 183 450 183 748 0 209-29 476-157 707-62 111-127 174-158 208-2 1-4 3-4 7 0 7 7 7 16 7 10 0 12 0 24-13 261-235 342-589 342-915z">
            <text:p/>
          </draw:path>
          <draw:path draw:style-name="gr3" draw:text-style-name="P9" draw:layer="layout" svg:width="0.369cm" svg:height="0.546cm" svg:x="14.038cm" svg:y="12.73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9" draw:layer="layout" svg:width="0.399cm" svg:height="0.351cm" svg:x="14.432cm" svg:y="12.932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9">
        <draw:frame presentation:style-name="pr12" draw:text-style-name="P14" draw:layer="layout" svg:width="26.716cm" svg:height="14.567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11"> <text:s text:c="8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\text {i.e. } \ \int dx =  \int du +  a^2\int  \frac{1}{u^2  -  a^2 }\ du§svg§600§FALSE§</svg:desc>
          <draw:polygon draw:style-name="gr2" draw:text-style-name="P8" draw:layer="layout" svg:width="12.653cm" svg:height="1.642cm" svg:x="3.117cm" svg:y="0.649cm" svg:viewBox="0 0 12654 1643" draw:points="6327,1643 0,1643 0,0 12654,0 12654,1643">
            <text:p/>
          </draw:polygon>
          <draw:path draw:style-name="gr3" draw:text-style-name="P9" draw:layer="layout" svg:width="0.166cm" svg:height="0.518cm" svg:x="3.103cm" svg:y="1.145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083cm" svg:height="0.084cm" svg:x="3.36cm" svg:y="1.58cm" svg:viewBox="0 0 84 85" svg:d="M84 42c0-23-19-42-42-42s-42 19-42 42 19 43 42 43 42-20 42-43z">
            <text:p/>
          </draw:path>
          <draw:path draw:style-name="gr3" draw:text-style-name="P9" draw:layer="layout" svg:width="0.3cm" svg:height="0.356cm" svg:x="3.529cm" svg:y="1.31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4cm" svg:x="3.918cm" svg:y="1.58cm" svg:viewBox="0 0 84 85" svg:d="M84 42c0-23-19-42-42-42s-42 19-42 42 19 43 42 43 42-20 42-43z">
            <text:p/>
          </draw:path>
          <draw:path draw:style-name="gr3" draw:text-style-name="P9" draw:layer="layout" svg:width="0.687cm" svg:height="1.719cm" svg:x="4.84cm" svg:y="0.6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69cm" svg:height="0.547cm" svg:x="5.729cm" svg:y="1.126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6.123cm" svg:y="1.32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6.801cm" svg:y="1.3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687cm" svg:height="1.719cm" svg:x="7.617cm" svg:y="0.6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69cm" svg:height="0.547cm" svg:x="8.506cm" svg:y="1.126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9cm" svg:height="0.351cm" svg:x="8.9cm" svg:y="1.321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9.536cm" svg:y="1.21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5cm" svg:height="0.351cm" svg:x="10.298cm" svg:y="1.321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10.71cm" svg:y="0.98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687cm" svg:height="1.719cm" svg:x="11.194cm" svg:y="0.6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256cm" svg:height="0.517cm" svg:x="13.265cm" svg:y="0.62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2.491cm" svg:height="0.032cm" svg:x="12.146cm" svg:y="1.453cm" svg:viewBox="0 0 2492 33" draw:points="1246,33 0,33 0,0 2492,0 2492,33">
            <text:p/>
          </draw:polygon>
          <draw:path draw:style-name="gr3" draw:text-style-name="P9" draw:layer="layout" svg:width="0.399cm" svg:height="0.351cm" svg:x="12.169cm" svg:y="1.851cm" svg:viewBox="0 0 400 352" svg:d="M250 299c9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24cm" svg:height="0.36cm" svg:x="12.623cm" svg:y="1.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472cm" svg:height="0.032cm" svg:x="13.17cm" svg:y="1.985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3.911cm" svg:y="1.851cm" svg:viewBox="0 0 356 352" svg:d="M259 49c-14-28-37-49-72-49-90 0-187 114-187 227 0 74 42 125 104 125 16 0 54-3 100-58 7 32 34 58 71 58 28 0 45-18 58-42 12-28 23-76 23-78 0-7-8-7-9-7-9 0-9 2-11 14-14 50-28 95-60 95-21 0-23-19-23-35 0-17 2-23 11-58 7-32 9-40 16-68l28-110c5-23 5-23 5-26 0-14-9-21-21-21-19 0-32 17-33 33zM208 252c-4 14-4 14-16 28-34 42-65 54-86 54-41 0-51-42-51-72 0-38 24-135 44-170 22-46 58-74 89-74 51 0 62 63 62 68 0 4-2 9-4 13z">
            <text:p/>
          </draw:path>
          <draw:path draw:style-name="gr3" draw:text-style-name="P9" draw:layer="layout" svg:width="0.24cm" svg:height="0.36cm" svg:x="14.323cm" svg:y="1.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369cm" svg:height="0.547cm" svg:x="15.016cm" svg:y="1.126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99cm" svg:height="0.351cm" svg:x="15.41cm" svg:y="1.321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</draw:g>
        <draw:g>
          <svg:title>TexMaths</svg:title>
          <svg:desc>22§display§x =  u +  a^2 \times \frac{1}{2a} \log \frac{u - a}{u + a} + c_1§svg§600§FALSE§</svg:desc>
          <draw:polygon draw:style-name="gr2" draw:text-style-name="P8" draw:layer="layout" svg:width="10.238cm" svg:height="1.557cm" svg:x="6.021cm" svg:y="2.751cm" svg:viewBox="0 0 10239 1558" draw:points="5120,1558 0,1558 0,0 10239,0 10239,1558">
            <text:p/>
          </draw:polygon>
          <draw:path draw:style-name="gr3" draw:text-style-name="P9" draw:layer="layout" svg:width="0.386cm" svg:height="0.351cm" svg:x="6.005cm" svg:y="3.4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6.683cm" svg:y="3.4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9cm" svg:height="0.351cm" svg:x="7.478cm" svg:y="3.409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8.113cm" svg:y="3.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5cm" svg:height="0.351cm" svg:x="8.874cm" svg:y="3.409cm" svg:viewBox="0 0 356 352" svg:d="M259 49c-14-28-37-49-72-49-90 0-187 114-187 227 0 74 42 125 104 125 16 0 54-4 100-58 7 32 34 58 71 58 28 0 45-18 58-42 12-28 23-76 23-78 0-7-8-7-9-7-7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24cm" svg:height="0.36cm" svg:x="9.286cm" svg:y="3.07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374cm" svg:height="0.374cm" svg:x="9.884cm" svg:y="3.37cm" svg:viewBox="0 0 375 375" svg:d="M188 165l-155-154c-10-9-12-11-17-11-9 0-16 7-16 16 0 5 2 7 11 16l154 155-154 156c-9 9-11 11-11 16 0 9 7 16 16 16 5 0 7-2 17-11l154-155 161 161c2 1 8 5 11 5 11 0 16-7 16-16 0-2 0-5-2-9-2-2-125-123-164-163l143-141c4-6 16-16 19-20 0-1 4-5 4-10 0-9-5-16-16-16-5 0-9 4-18 12z">
            <text:p/>
          </draw:path>
          <draw:path draw:style-name="gr3" draw:text-style-name="P9" draw:layer="layout" svg:width="0.256cm" svg:height="0.516cm" svg:x="10.908cm" svg:y="2.71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0.796cm" svg:height="0.032cm" svg:x="10.635cm" svg:y="3.541cm" svg:viewBox="0 0 797 33" draw:points="398,33 0,33 0,0 797,0 797,33">
            <text:p/>
          </draw:polygon>
          <draw:path draw:style-name="gr3" draw:text-style-name="P9" draw:layer="layout" svg:width="0.309cm" svg:height="0.516cm" svg:x="10.674cm" svg:y="3.76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55cm" svg:height="0.351cm" svg:x="11.054cm" svg:y="3.939cm" svg:viewBox="0 0 356 352" svg:d="M259 49c-14-28-37-49-72-49-90 0-187 114-187 227 0 74 42 125 104 125 16 0 54-4 100-58 7 32 34 58 71 58 28 0 45-18 58-42 12-28 23-76 23-78 0-7-8-7-9-7-9 0-9 2-11 14-14 50-28 95-60 95-21 0-23-19-23-35 0-17 2-23 11-58 9-32 9-40 16-69l28-109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9" draw:layer="layout" svg:width="0.173cm" svg:height="0.538cm" svg:x="11.679cm" svg:y="3.214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356cm" svg:x="11.889cm" svg:y="3.404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12.276cm" svg:y="3.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9" draw:layer="layout" svg:width="0.399cm" svg:height="0.351cm" svg:x="12.895cm" svg:y="2.884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472cm" svg:height="0.032cm" svg:x="13.552cm" svg:y="3.018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4.293cm" svg:y="2.884cm" svg:viewBox="0 0 356 352" svg:d="M259 49c-14-28-37-49-72-49-90 0-187 114-187 227 0 74 42 125 104 125 16 0 54-4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olygon draw:style-name="gr3" draw:text-style-name="P9" draw:layer="layout" svg:width="1.798cm" svg:height="0.032cm" svg:x="12.874cm" svg:y="3.541cm" svg:viewBox="0 0 1799 33" draw:points="899,33 0,33 0,0 1799,0 1799,33">
            <text:p/>
          </draw:polygon>
          <draw:path draw:style-name="gr3" draw:text-style-name="P9" draw:layer="layout" svg:width="0.399cm" svg:height="0.351cm" svg:x="12.895cm" svg:y="3.939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13.531cm" svg:y="3.8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5cm" svg:height="0.351cm" svg:x="14.293cm" svg:y="3.939cm" svg:viewBox="0 0 356 352" svg:d="M259 49c-14-28-37-49-72-49-90 0-187 114-187 227 0 74 42 125 104 125 16 0 54-4 100-58 7 32 34 58 71 58 28 0 45-18 58-42 12-28 23-76 23-78 0-7-8-7-9-7-9 0-9 2-11 14-14 50-28 95-60 95-21 0-23-19-23-35 0-17 2-23 11-58 9-32 9-40 16-69l28-109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9" draw:layer="layout" svg:width="0.515cm" svg:height="0.516cm" svg:x="14.977cm" svg:y="3.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15.739cm" svg:y="3.409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  <draw:path draw:style-name="gr3" draw:text-style-name="P9" draw:layer="layout" svg:width="0.198cm" svg:height="0.36cm" svg:x="16.1cm" svg:y="3.506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2§display§x =  x - y +  \frac{a}{2} \log \frac{x - y - a}{x - y + a} + c_1§svg§600§FALSE§</svg:desc>
          <draw:polygon draw:style-name="gr2" draw:text-style-name="P8" draw:layer="layout" svg:width="10.854cm" svg:height="1.477cm" svg:x="6.022cm" svg:y="4.854cm" svg:viewBox="0 0 10855 1478" draw:points="5428,1478 0,1478 0,0 10855,0 10855,1478">
            <text:p/>
          </draw:polygon>
          <draw:path draw:style-name="gr3" draw:text-style-name="P9" draw:layer="layout" svg:width="0.386cm" svg:height="0.351cm" svg:x="6.006cm" svg:y="5.3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182cm" svg:x="6.684cm" svg:y="5.39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86cm" svg:height="0.351cm" svg:x="7.479cm" svg:y="5.3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6 85-79 102-104 102-30 0-42-24-42-51 0-17 5-33 14-68z">
            <text:p/>
          </draw:path>
          <draw:path draw:style-name="gr3" draw:text-style-name="P9" draw:layer="layout" svg:width="0.472cm" svg:height="0.032cm" svg:x="8.134cm" svg:y="5.471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8.866cm" svg:y="5.337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515cm" svg:height="0.516cm" svg:x="9.464cm" svg:y="5.2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5cm" svg:height="0.351cm" svg:x="10.318cm" svg:y="4.815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olygon draw:style-name="gr3" draw:text-style-name="P9" draw:layer="layout" svg:width="0.409cm" svg:height="0.032cm" svg:x="10.288cm" svg:y="5.471cm" svg:viewBox="0 0 410 33" draw:points="206,33 0,33 0,0 410,0 410,33">
            <text:p/>
          </draw:polygon>
          <draw:path draw:style-name="gr3" draw:text-style-name="P9" draw:layer="layout" svg:width="0.309cm" svg:height="0.516cm" svg:x="10.337cm" svg:y="5.69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173cm" svg:height="0.537cm" svg:x="10.943cm" svg:y="5.144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11.154cm" svg:y="5.33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55cm" svg:height="0.511cm" svg:x="11.541cm" svg:y="5.32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86cm" svg:height="0.351cm" svg:x="12.161cm" svg:y="4.8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472cm" svg:height="0.032cm" svg:x="12.815cm" svg:y="4.949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3.547cm" svg:y="4.815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472cm" svg:height="0.032cm" svg:x="14.169cm" svg:y="4.949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4.908cm" svg:y="4.815cm" svg:viewBox="0 0 356 352" svg:d="M259 49c-14-28-37-49-72-49-90 0-187 114-187 227 0 74 42 125 104 125 16 0 54-4 100-58 7 31 34 58 71 58 28 0 45-18 58-42 12-29 23-76 23-78 0-7-8-7-9-7-9 0-9 2-11 14-14 49-28 95-60 95-21 0-23-19-23-35 0-18 2-23 11-58 9-32 9-40 16-69l28-109c5-23 5-23 5-26 0-14-9-21-21-21-19 0-32 17-33 33zM208 252c-4 14-4 14-16 28-34 42-65 54-86 54-39 0-51-42-51-72 0-39 24-135 44-171 22-45 58-73 89-73 51 0 62 63 62 68 0 4-2 9-4 13z">
            <text:p/>
          </draw:path>
          <draw:polygon draw:style-name="gr3" draw:text-style-name="P9" draw:layer="layout" svg:width="3.148cm" svg:height="0.032cm" svg:x="12.138cm" svg:y="5.471cm" svg:viewBox="0 0 3149 33" draw:points="1575,33 0,33 0,0 3149,0 3149,33">
            <text:p/>
          </draw:polygon>
          <draw:path draw:style-name="gr3" draw:text-style-name="P9" draw:layer="layout" svg:width="0.386cm" svg:height="0.351cm" svg:x="12.161cm" svg:y="5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472cm" svg:height="0.032cm" svg:x="12.815cm" svg:y="6.001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3.547cm" svg:y="5.869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515cm" svg:height="0.516cm" svg:x="14.148cm" svg:y="5.7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5cm" svg:height="0.351cm" svg:x="14.908cm" svg:y="5.869cm" svg:viewBox="0 0 356 352" svg:d="M259 49c-14-28-37-49-72-49-90 0-187 114-187 227 0 74 42 125 104 125 16 0 54-4 100-58 7 31 34 58 71 58 28 0 45-18 58-42 12-29 23-76 23-78 0-7-8-7-9-7-9 0-9 2-11 14-14 49-28 95-60 95-21 0-23-19-23-35 0-18 2-23 11-58 9-32 9-40 16-69l28-109c5-23 5-23 5-26 0-14-9-21-21-21-19 0-32 17-33 33zM208 252c-4 14-4 14-16 28-34 42-65 54-86 54-39 0-51-42-51-72 0-39 24-135 44-171 22-45 58-73 89-73 51 0 62 63 62 68 0 4-2 9-4 13z">
            <text:p/>
          </draw:path>
          <draw:path draw:style-name="gr3" draw:text-style-name="P9" draw:layer="layout" svg:width="0.515cm" svg:height="0.516cm" svg:x="15.594cm" svg:y="5.2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16.355cm" svg:y="5.33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198cm" svg:height="0.36cm" svg:x="16.717cm" svg:y="5.436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2§display§2y = a \log \frac{x - y - a}{x - y + a} + 2c_1§svg§600§FALSE§</svg:desc>
          <draw:polygon draw:style-name="gr2" draw:text-style-name="P8" draw:layer="layout" svg:width="8.668cm" svg:height="1.477cm" svg:x="6.006cm" svg:y="6.955cm" svg:viewBox="0 0 8669 1478" draw:points="4335,1478 0,1478 0,0 8669,0 8669,1478">
            <text:p/>
          </draw:polygon>
          <draw:path draw:style-name="gr3" draw:text-style-name="P9" draw:layer="layout" svg:width="0.309cm" svg:height="0.516cm" svg:x="6.006cm" svg:y="7.2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58cm" svg:height="0.5cm" svg:x="6.376cm" svg:y="7.438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182cm" svg:x="7.018cm" svg:y="7.4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5cm" svg:height="0.351cm" svg:x="7.822cm" svg:y="7.438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9" draw:layer="layout" svg:width="0.173cm" svg:height="0.537cm" svg:x="8.355cm" svg:y="7.245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8.565cm" svg:y="7.43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8.952cm" svg:y="7.4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86cm" svg:height="0.351cm" svg:x="9.572cm" svg:y="6.9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10.228cm" svg:y="7.05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0.958cm" svg:y="6.916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472cm" svg:height="0.032cm" svg:x="11.58cm" svg:y="7.05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2.319cm" svg:y="6.916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olygon draw:style-name="gr3" draw:text-style-name="P9" draw:layer="layout" svg:width="3.147cm" svg:height="0.032cm" svg:x="9.549cm" svg:y="7.572cm" svg:viewBox="0 0 3148 33" draw:points="1575,33 0,33 0,0 3148,0 3148,33">
            <text:p/>
          </draw:polygon>
          <draw:path draw:style-name="gr3" draw:text-style-name="P9" draw:layer="layout" svg:width="0.386cm" svg:height="0.351cm" svg:x="9.572cm" svg:y="7.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10.228cm" svg:y="8.102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0.958cm" svg:y="7.97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11.558cm" svg:y="7.8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5cm" svg:height="0.351cm" svg:x="12.319cm" svg:y="7.97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9" draw:layer="layout" svg:width="0.515cm" svg:height="0.516cm" svg:x="13.005cm" svg:y="7.3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9cm" svg:height="0.516cm" svg:x="13.772cm" svg:y="7.2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02cm" svg:height="0.351cm" svg:x="14.153cm" svg:y="7.438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198cm" svg:height="0.36cm" svg:x="14.515cm" svg:y="7.537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2§display§y = \frac{a}{2} \log \frac{x - y - a}{x - y + a} + c_1§svg§600§FALSE§</svg:desc>
          <draw:polygon draw:style-name="gr2" draw:text-style-name="P8" draw:layer="layout" svg:width="8.08cm" svg:height="1.477cm" svg:x="18.422cm" svg:y="4.856cm" svg:viewBox="0 0 8081 1478" draw:points="4041,1478 0,1478 0,0 8081,0 8081,1478">
            <text:p/>
          </draw:polygon>
          <draw:path draw:style-name="gr3" draw:text-style-name="P9" draw:layer="layout" svg:width="0.358cm" svg:height="0.5cm" svg:x="18.406cm" svg:y="5.339cm" svg:viewBox="0 0 359 501" svg:d="M355 47c4-10 4-12 4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182cm" svg:x="19.048cm" svg:y="5.39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4cm" svg:height="0.351cm" svg:x="19.944cm" svg:y="4.817cm" svg:viewBox="0 0 355 352" svg:d="M259 49c-14-28-37-49-72-49-90 0-187 114-187 227 0 74 42 125 104 125 16 0 54-4 100-58 7 31 34 58 71 58 28 0 45-18 58-42 12-29 22-76 22-78 0-7-7-7-8-7-9 0-9 2-11 14-14 49-28 95-60 95-21 0-23-19-23-35 0-18 2-23 11-58 9-32 9-40 16-69l28-109c5-23 5-23 5-26 0-14-9-21-21-21-19 0-32 17-33 33zM208 252c-4 14-4 14-16 28-34 42-65 54-86 54-39 0-51-42-51-72 0-39 24-135 44-171 22-45 58-73 89-73 51 0 62 63 62 68 0 4-2 9-4 13z">
            <text:p/>
          </draw:path>
          <draw:polygon draw:style-name="gr3" draw:text-style-name="P9" draw:layer="layout" svg:width="0.409cm" svg:height="0.032cm" svg:x="19.914cm" svg:y="5.473cm" svg:viewBox="0 0 410 33" draw:points="206,33 0,33 0,0 410,0 410,33">
            <text:p/>
          </draw:polygon>
          <draw:path draw:style-name="gr3" draw:text-style-name="P9" draw:layer="layout" svg:width="0.309cm" svg:height="0.516cm" svg:x="19.964cm" svg:y="5.69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73cm" svg:height="0.537cm" svg:x="20.569cm" svg:y="5.146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20.78cm" svg:y="5.33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4cm" svg:height="0.511cm" svg:x="21.167cm" svg:y="5.331cm" svg:viewBox="0 0 355 512" svg:d="M151 218c-68 0-68-77-68-95 0-21 1-46 12-65 7-11 25-32 56-32 67 0 67 78 67 95 0 21 0 46-12 65-7 11-25 32-55 32zM60 248c0-3 0-21 14-37 30 23 62 25 77 25 73 0 125-53 125-113 0-30-12-58-31-76 28-26 56-29 70-29 2 0 5 0 7 0-9 3-12 12-12 21 0 14 10 23 23 23 7 0 22-6 22-23 0-14-10-39-40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86cm" svg:height="0.351cm" svg:x="21.787cm" svg:y="4.81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472cm" svg:height="0.032cm" svg:x="22.441cm" svg:y="4.951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23.174cm" svg:y="4.817cm" svg:viewBox="0 0 359 501" svg:d="M355 47c4-10 4-12 4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472cm" svg:height="0.032cm" svg:x="23.793cm" svg:y="4.951cm" svg:viewBox="0 0 473 33" svg:d="M447 33c12 0 26 0 26-17 0-16-14-16-26-16h-421c-12 0-26 0-26 16 0 17 14 17 26 17z">
            <text:p/>
          </draw:path>
          <draw:path draw:style-name="gr3" draw:text-style-name="P9" draw:layer="layout" svg:width="0.354cm" svg:height="0.351cm" svg:x="24.534cm" svg:y="4.817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olygon draw:style-name="gr3" draw:text-style-name="P9" draw:layer="layout" svg:width="3.147cm" svg:height="0.032cm" svg:x="21.764cm" svg:y="5.473cm" svg:viewBox="0 0 3148 33" draw:points="1575,33 0,33 0,0 3148,0 3148,33">
            <text:p/>
          </draw:polygon>
          <draw:path draw:style-name="gr3" draw:text-style-name="P9" draw:layer="layout" svg:width="0.386cm" svg:height="0.351cm" svg:x="21.787cm" svg:y="5.87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472cm" svg:height="0.032cm" svg:x="22.441cm" svg:y="6.003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23.174cm" svg:y="5.871cm" svg:viewBox="0 0 359 501" svg:d="M355 47c4-10 4-12 4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49-86 49-11 0-46-3-59-33 13 0 22 0 32-9 9-7 16-17 16-31 0-25-21-29-28-29-18 0-44 13-44 51 0 39 35 67 83 67 81 0 160-70 181-158z">
            <text:p/>
          </draw:path>
          <draw:path draw:style-name="gr3" draw:text-style-name="P9" draw:layer="layout" svg:width="0.515cm" svg:height="0.516cm" svg:x="23.774cm" svg:y="5.76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4cm" svg:height="0.351cm" svg:x="24.534cm" svg:y="5.871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9" draw:layer="layout" svg:width="0.515cm" svg:height="0.516cm" svg:x="25.22cm" svg:y="5.2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25.981cm" svg:y="5.339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  <draw:path draw:style-name="gr3" draw:text-style-name="P9" draw:layer="layout" svg:width="0.198cm" svg:height="0.36cm" svg:x="26.343cm" svg:y="5.438cm" svg:viewBox="0 0 199 361" svg:d="M123 16c0-16-2-16-16-16-35 33-84 35-107 35v20c12 0 49 0 79-16v278c0 17 0 24-54 24h-21v20c10 0 77-2 96-2 18 0 87 2 99 2v-20h-21c-55 0-55-7-55-24z">
            <text:p/>
          </draw:path>
        </draw:g>
        <draw:g>
          <svg:title>TexMaths</svg:title>
          <svg:desc>28§display§\Rightarrow§svg§600§FALSE§</svg:desc>
          <draw:polygon draw:style-name="gr2" draw:text-style-name="P8" draw:layer="layout" svg:width="0.829cm" svg:height="0.444cm" svg:x="17.241cm" svg:y="5.316cm" svg:viewBox="0 0 830 445" draw:points="416,445 0,445 0,0 830,0 830,445">
            <text:p/>
          </draw:polygon>
          <draw:path draw:style-name="gr3" draw:text-style-name="P9" draw:layer="layout" svg:width="0.874cm" svg:height="0.542cm" svg:x="17.245cm" svg:y="5.267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>
          <svg:title>TexMaths</svg:title>
          <svg:desc>22§display§2y = a \log \frac{x - y - a}{x - y + a} + c§svg§600§FALSE§</svg:desc>
          <draw:polygon draw:style-name="gr2" draw:text-style-name="P8" draw:layer="layout" svg:width="8.023cm" svg:height="1.477cm" svg:x="6.006cm" svg:y="8.955cm" svg:viewBox="0 0 8024 1478" draw:points="4013,1478 0,1478 0,0 8024,0 8024,1478">
            <text:p/>
          </draw:polygon>
          <draw:path draw:style-name="gr3" draw:text-style-name="P9" draw:layer="layout" svg:width="0.309cm" svg:height="0.516cm" svg:x="6.006cm" svg:y="9.26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58cm" svg:height="0.5cm" svg:x="6.376cm" svg:y="9.438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182cm" svg:x="7.018cm" svg:y="9.4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55cm" svg:height="0.351cm" svg:x="7.822cm" svg:y="9.438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9" draw:layer="layout" svg:width="0.173cm" svg:height="0.537cm" svg:x="8.356cm" svg:y="9.245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8.565cm" svg:y="9.43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8.952cm" svg:y="9.4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386cm" svg:height="0.351cm" svg:x="9.572cm" svg:y="8.9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10.228cm" svg:y="9.05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0.959cm" svg:y="8.916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472cm" svg:height="0.032cm" svg:x="11.58cm" svg:y="9.05cm" svg:viewBox="0 0 473 33" svg:d="M447 33c12 0 26 0 26-17 0-16-14-16-26-16h-421c-12 0-26 0-26 16 0 17 14 17 26 17z">
            <text:p/>
          </draw:path>
          <draw:path draw:style-name="gr3" draw:text-style-name="P9" draw:layer="layout" svg:width="0.355cm" svg:height="0.351cm" svg:x="12.319cm" svg:y="8.916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olygon draw:style-name="gr3" draw:text-style-name="P9" draw:layer="layout" svg:width="3.148cm" svg:height="0.032cm" svg:x="9.549cm" svg:y="9.572cm" svg:viewBox="0 0 3149 33" draw:points="1575,33 0,33 0,0 3149,0 3149,33">
            <text:p/>
          </draw:polygon>
          <draw:path draw:style-name="gr3" draw:text-style-name="P9" draw:layer="layout" svg:width="0.386cm" svg:height="0.351cm" svg:x="9.572cm" svg:y="9.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10.228cm" svg:y="10.102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0.959cm" svg:y="9.97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49-86 49-11 0-46-3-59-33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11.559cm" svg:y="9.8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55cm" svg:height="0.351cm" svg:x="12.319cm" svg:y="9.97cm" svg:viewBox="0 0 356 352" svg:d="M259 49c-14-28-37-49-72-49-90 0-187 114-187 227 0 74 42 125 104 125 16 0 54-4 100-58 7 31 34 58 71 58 28 0 45-18 58-42 12-29 23-76 23-78 0-7-8-7-9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9" draw:layer="layout" svg:width="0.515cm" svg:height="0.516cm" svg:x="13.006cm" svg:y="9.3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13.766cm" svg:y="9.438cm" svg:viewBox="0 0 303 352" svg:d="M276 47c-12 0-23 0-35 13-12 10-14 24-14 30 0 17 14 26 30 26 23 0 44-17 44-49 0-39-37-67-93-67-104 0-208 111-208 220 0 70 46 132 127 132 111 0 176-83 176-92 0-5-6-10-9-10-5 0-5 2-11 9-61 75-146 75-156 75-48 0-69-37-69-84 0-32 16-108 42-155 23-44 67-77 109-77 27 0 57 8 67 29z">
            <text:p/>
          </draw:path>
        </draw:g>
        <draw:g>
          <svg:title>TexMaths</svg:title>
          <svg:desc>22§display§\text {where } c = 2c_1 §svg§600§FALSE§</svg:desc>
          <draw:polygon draw:style-name="gr2" draw:text-style-name="P8" draw:layer="layout" svg:width="4.501cm" svg:height="0.577cm" svg:x="14.832cm" svg:y="9.255cm" svg:viewBox="0 0 4502 578" draw:points="2251,578 0,578 0,0 4502,0 4502,578">
            <text:p/>
          </draw:polygon>
          <draw:path draw:style-name="gr3" draw:text-style-name="P9" draw:layer="layout" svg:width="0.53cm" svg:height="0.343cm" svg:x="14.807cm" svg:y="9.421cm" svg:viewBox="0 0 531 344" svg:d="M466 74c14-39 39-49 65-49v-25c-17 2-40 2-56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2 9 5 14 16 14 9 0 12-7 14-14z">
            <text:p/>
          </draw:path>
          <draw:path draw:style-name="gr3" draw:text-style-name="P9" draw:layer="layout" svg:width="0.39cm" svg:height="0.539cm" svg:x="15.375cm" svg:y="9.216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cm" svg:height="0.357cm" svg:x="15.803cm" svg:y="9.406cm" svg:viewBox="0 0 301 358" svg:d="M65 153c5-116 71-135 97-135 79 0 88 104 88 135zM65 169h217c17 0 19 0 19-16 0-77-42-153-139-153-90 0-162 79-162 178 0 104 81 180 171 180 95 0 130-86 130-102 0-7-7-9-11-9-7 0-8 5-8 10-29 82-99 82-106 82-39 0-70-25-88-53-23-37-23-88-23-117z">
            <text:p/>
          </draw:path>
          <draw:path draw:style-name="gr3" draw:text-style-name="P9" draw:layer="layout" svg:width="0.261cm" svg:height="0.343cm" svg:x="16.146cm" svg:y="9.412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cm" svg:height="0.357cm" svg:x="16.449cm" svg:y="9.406cm" svg:viewBox="0 0 301 358" svg:d="M65 153c5-116 71-135 97-135 79 0 88 104 88 135zM65 169h217c17 0 19 0 19-16 0-77-42-153-139-153-90 0-162 79-162 178 0 104 81 180 171 180 95 0 130-86 130-102 0-7-7-9-11-9-7 0-8 5-8 10-29 82-99 82-106 82-39 0-70-25-88-53-23-37-23-88-23-117z">
            <text:p/>
          </draw:path>
          <draw:path draw:style-name="gr3" draw:text-style-name="P9" draw:layer="layout" svg:width="0.302cm" svg:height="0.352cm" svg:x="17.06cm" svg:y="9.412cm" svg:viewBox="0 0 303 353" svg:d="M276 48c-12 0-23 0-35 12-12 11-12 25-12 30 0 18 12 26 28 26 23 0 44-17 44-49 0-39-37-67-93-67-104 0-208 111-208 220 0 71 46 133 127 133 111 0 176-83 176-92 0-5-6-11-9-11-5 0-5 2-11 9-61 76-146 76-156 76-48 0-69-37-69-85 0-31 16-107 42-155 23-44 67-77 109-77 27 0 57 8 67 30z">
            <text:p/>
          </draw:path>
          <draw:path draw:style-name="gr3" draw:text-style-name="P9" draw:layer="layout" svg:width="0.515cm" svg:height="0.182cm" svg:x="17.621cm" svg:y="9.47cm" svg:viewBox="0 0 516 183" svg:d="M489 32c13 0 27 0 27-16s-14-16-25-16h-465c-12 0-26 0-26 16s14 16 26 16zM491 183c11 0 25 0 25-15 0-16-14-16-27-16h-463c-12 0-26 0-26 16 0 15 14 15 26 15z">
            <text:p/>
          </draw:path>
          <draw:path draw:style-name="gr3" draw:text-style-name="P9" draw:layer="layout" svg:width="0.309cm" svg:height="0.517cm" svg:x="18.432cm" svg:y="9.237cm" svg:viewBox="0 0 310 518" svg:d="M60 458l83-81c121-107 167-148 167-225 0-90-69-152-164-152-88 0-146 72-146 141 0 42 39 42 40 42 15 0 41-8 41-40 0-20-14-41-41-41-7 0-7 0-10 2 18-51 60-79 106-79 70 0 103 61 103 127 0 61-38 123-81 171l-149 165c-9 9-9 11-9 30h289l21-135h-20c-3 23-8 58-15 68-7 7-59 7-74 7z">
            <text:p/>
          </draw:path>
          <draw:path draw:style-name="gr3" draw:text-style-name="P9" draw:layer="layout" svg:width="0.302cm" svg:height="0.352cm" svg:x="18.813cm" svg:y="9.412cm" svg:viewBox="0 0 303 353" svg:d="M276 48c-12 0-23 0-35 12-12 11-14 25-14 30 0 18 14 26 30 26 23 0 44-17 44-49 0-39-37-67-93-67-104 0-208 111-208 220 0 71 46 133 127 133 111 0 176-83 176-92 0-5-6-11-9-11-5 0-7 2-11 9-61 76-146 76-156 76-48 0-69-37-69-85 0-31 16-107 42-155 23-44 67-77 109-77 27 0 57 8 67 30z">
            <text:p/>
          </draw:path>
          <draw:path draw:style-name="gr3" draw:text-style-name="P9" draw:layer="layout" svg:width="0.198cm" svg:height="0.361cm" svg:x="19.175cm" svg:y="9.51cm" svg:viewBox="0 0 199 362" svg:d="M123 16c0-16-2-16-16-16-35 34-84 35-107 35v20c12 0 49 0 79-16v278c0 18 0 25-54 25h-21v20c10 0 77-2 96-2 18 0 87 2 99 2v-20h-21c-55 0-55-7-55-25z">
            <text:p/>
          </draw:path>
        </draw:g>
        <draw:g>
          <svg:title>TexMaths</svg:title>
          <svg:desc>22§display§(vi) \ \text { Given that , } x + y \ \frac{dy}{dx} = \sec (x^2 + y^2)§svg§600§FALSE§</svg:desc>
          <draw:polygon draw:style-name="gr2" draw:text-style-name="P8" draw:layer="layout" svg:width="14.212cm" svg:height="1.522cm" svg:x="2.499cm" svg:y="11.839cm" svg:viewBox="0 0 14213 1523" draw:points="7107,1523 0,1523 0,0 14213,0 14213,1523">
            <text:p/>
          </draw:polygon>
          <draw:path draw:style-name="gr3" draw:text-style-name="P9" draw:layer="layout" svg:width="0.18cm" svg:height="0.774cm" svg:x="2.536cm" svg:y="12.28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4cm" svg:height="0.351cm" svg:x="2.784cm" svg:y="12.518cm" svg:viewBox="0 0 341 352" svg:d="M341 55c0-43-21-55-35-55-19 0-37 19-37 37 0 11 4 16 13 23 15 16 26 37 26 65 0 32-48 209-139 209-39 0-56-26-56-66 0-44 21-101 44-166 5-12 10-23 10-39 0-35-26-63-65-63-72 0-102 113-102 120s7 7 9 7c9 0 9 0 12-14 23-78 56-95 79-95 7 0 20 0 20 24 0 20-7 41-13 55-35 90-45 125-45 158 0 85 68 97 105 97 130 0 174-257 174-297z">
            <text:p/>
          </draw:path>
          <draw:path draw:style-name="gr3" draw:text-style-name="P9" draw:layer="layout" svg:width="0.205cm" svg:height="0.52cm" svg:x="3.185cm" svg:y="12.349cm" svg:viewBox="0 0 206 521" svg:d="M199 28c0-16-11-28-28-28-21 0-43 19-43 40 0 16 11 29 30 29 18 0 41-18 41-41zM139 320c11-22 11-24 18-45 7-16 10-27 10-41 0-35-24-63-65-63-72 0-102 111-102 118 0 9 7 9 9 9 9 0 9-2 12-15 21-74 53-96 79-96 7 0 20 0 20 24 0 18-6 34-9 41-5 21-41 111-53 144-9 19-18 46-18 62 0 37 27 63 64 63 74 0 102-113 102-120s-7-7-9-7c-9 0-9 2-12 14-14 50-41 97-79 97-14 0-20-9-20-26 0-20 6-30 23-78z">
            <text:p/>
          </draw:path>
          <draw:path draw:style-name="gr3" draw:text-style-name="P9" draw:layer="layout" svg:width="0.18cm" svg:height="0.774cm" svg:x="3.474cm" svg:y="12.28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525cm" svg:height="0.562cm" svg:x="4.289cm" svg:y="12.314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7 0-13 9l-38 58c-25-25-67-67-145-67-144 0-269 123-269 282 0 158 125 281 271 281 56 0 120-19 146-65z">
            <text:p/>
          </draw:path>
          <draw:path draw:style-name="gr3" draw:text-style-name="P9" draw:layer="layout" svg:width="0.166cm" svg:height="0.518cm" svg:x="4.878cm" svg:y="12.34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9" draw:layer="layout" svg:width="0.379cm" svg:height="0.342cm" svg:x="5.083cm" svg:y="12.527cm" svg:viewBox="0 0 380 343" svg:d="M308 76c7-18 21-51 72-51v-25c-17 2-40 2-58 2-19 0-54-2-69-2v25c30 0 39 17 39 33 0 7-2 9-5 18l-79 199-88-217c-4-10-4-12-4-14 0-19 30-19 44-19v-25c-23 0-67 2-84 2-21 0-53 0-76-2v25c49 0 53 3 62 28l112 276c6 11 6 14 16 14 11 0 14-7 16-14z">
            <text:p/>
          </draw:path>
          <draw:path draw:style-name="gr3" draw:text-style-name="P9" draw:layer="layout" svg:width="0.3cm" svg:height="0.356cm" svg:x="5.475cm" svg:y="12.51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5.822cm" svg:y="12.518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9" draw:layer="layout" svg:width="0.242cm" svg:height="0.485cm" svg:x="6.499cm" svg:y="12.38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39cm" svg:height="0.538cm" svg:x="6.811cm" svg:y="12.323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49cm" svg:height="0.356cm" svg:x="7.247cm" svg:y="12.513cm" svg:viewBox="0 0 350 357" svg:d="M227 289c2 31 23 63 60 63 16 0 63-10 63-74v-42h-19v42c0 46-19 51-28 51-25 0-28-35-28-39v-156c0-32 0-62-29-92-30-30-68-42-105-42-65 0-118 37-118 88 0 23 16 37 35 37 23 0 35-16 35-37 0-9-3-35-38-35 21-27 58-35 84-35 37 0 81 30 81 98v30c-39 2-93 4-143 27-58 26-77 66-77 102 0 63 76 82 125 82 51 0 86-31 102-68zM220 162v77c0 74-55 101-90 101-38 0-70-28-70-67 0-42 33-108 160-111z">
            <text:p/>
          </draw:path>
          <draw:path draw:style-name="gr3" draw:text-style-name="P9" draw:layer="layout" svg:width="0.242cm" svg:height="0.485cm" svg:x="7.617cm" svg:y="12.384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9" draw:layer="layout" svg:width="0.091cm" svg:height="0.231cm" svg:x="8.226cm" svg:y="12.779cm" svg:viewBox="0 0 92 232" svg:d="M92 81c0-49-18-81-50-81-28 0-42 21-42 40 0 22 14 43 42 43 13 0 21-6 30-11l2-2c0 0 2 0 2 11 0 51-23 99-58 136-4 3-6 5-6 7 0 7 4 8 9 8 9 0 71-61 71-151z">
            <text:p/>
          </draw:path>
          <draw:path draw:style-name="gr3" draw:text-style-name="P9" draw:layer="layout" svg:width="0.386cm" svg:height="0.351cm" svg:x="8.655cm" svg:y="12.51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7cm" svg:x="9.291cm" svg:y="12.40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10.042cm" svg:y="12.518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369cm" svg:height="0.546cm" svg:x="10.825cm" svg:y="11.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1.22cm" svg:y="11.995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1 0 160-71 181-159z">
            <text:p/>
          </draw:path>
          <draw:polygon draw:style-name="gr3" draw:text-style-name="P9" draw:layer="layout" svg:width="0.846cm" svg:height="0.032cm" svg:x="10.778cm" svg:y="12.65cm" svg:viewBox="0 0 847 33" draw:points="422,33 0,33 0,0 847,0 847,33">
            <text:p/>
          </draw:polygon>
          <draw:path draw:style-name="gr3" draw:text-style-name="P9" draw:layer="layout" svg:width="0.369cm" svg:height="0.546cm" svg:x="10.808cm" svg:y="12.855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1.202cm" svg:y="13.0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1.973cm" svg:y="12.57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4cm" svg:height="0.356cm" svg:x="12.77cm" svg:y="12.513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cm" svg:height="0.356cm" svg:x="13.071cm" svg:y="12.51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13.419cm" svg:y="12.513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18cm" svg:height="0.774cm" svg:x="13.814cm" svg:y="12.28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86cm" svg:height="0.351cm" svg:x="14.06cm" svg:y="12.518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9" draw:layer="layout" svg:width="0.24cm" svg:height="0.36cm" svg:x="14.514cm" svg:y="12.1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15.042cm" svg:y="12.40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15.794cm" svg:y="12.518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4cm" svg:height="0.36cm" svg:x="16.212cm" svg:y="12.18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18cm" svg:height="0.774cm" svg:x="16.57cm" svg:y="12.28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</draw:g>
        <draw:g>
          <svg:title>TexMaths</svg:title>
          <svg:desc>22§display§.\ .\ .\  \ \ \text {(1)}§svg§600§FALSE§</svg:desc>
          <draw:polygon draw:style-name="gr2" draw:text-style-name="P8" draw:layer="layout" svg:width="2.767cm" svg:height="0.696cm" svg:x="17.905cm" svg:y="12.264cm" svg:viewBox="0 0 2768 697" draw:points="1383,697 0,697 0,0 2768,0 2768,697">
            <text:p/>
          </draw:polygon>
          <draw:path draw:style-name="gr3" draw:text-style-name="P9" draw:layer="layout" svg:width="0.083cm" svg:height="0.083cm" svg:x="17.933cm" svg:y="12.7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8.405cm" svg:y="12.723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8.878cm" svg:y="12.723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9.876cm" svg:y="12.225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20.168cm" svg:y="12.2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20.531cm" svg:y="12.225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 \text {Put  } \ x^2 + y^2 = u§svg§600§FALSE§</svg:desc>
          <draw:polygon draw:style-name="gr2" draw:text-style-name="P8" draw:layer="layout" svg:width="5.633cm" svg:height="0.761cm" svg:x="4.409cm" svg:y="13.441cm" svg:viewBox="0 0 5634 762" draw:points="2818,762 0,762 0,0 5634,0 5634,762">
            <text:p/>
          </draw:polygon>
          <draw:path draw:style-name="gr3" draw:text-style-name="P9" draw:layer="layout" svg:width="0.457cm" svg:height="0.529cm" svg:x="4.397cm" svg:y="13.553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9" draw:layer="layout" svg:width="0.39cm" svg:height="0.351cm" svg:x="4.922cm" svg:y="13.738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9" draw:layer="layout" svg:width="0.244cm" svg:height="0.485cm" svg:x="5.34cm" svg:y="13.604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9" draw:layer="layout" svg:width="0.386cm" svg:height="0.351cm" svg:x="6.166cm" svg:y="13.738cm" svg:viewBox="0 0 387 352" svg:d="M238 109c3-21 21-91 75-91 6 0 23 0 39 8-21 6-37 25-37 43 0 12 9 28 30 28 18 0 42-14 42-46 0-40-46-51-72-51-46 0-72 40-83 60-19-53-60-60-82-60-81 0-125 100-125 120 0 7 7 7 8 7 6 0 9 0 11-7 26-83 77-102 104-102 14 0 42 7 42 51 0 24-14 77-42 185-12 49-41 80-74 80-5 0-23 0-39-8 20-6 37-21 37-43 0-21-17-28-30-28-23 0-42 21-42 46 0 35 39 51 72 51 53 0 81-54 83-60 9 30 37 60 83 60 81 0 125-100 125-120 0-7-7-7-9-7-7 0-9 2-11 7-24 85-77 102-104 102-30 0-42-24-42-51 0-17 5-33 14-68z">
            <text:p/>
          </draw:path>
          <draw:path draw:style-name="gr3" draw:text-style-name="P9" draw:layer="layout" svg:width="0.24cm" svg:height="0.36cm" svg:x="6.618cm" svg:y="13.40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517cm" svg:x="7.146cm" svg:y="13.62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7.9cm" svg:y="13.738cm" svg:viewBox="0 0 359 502" svg:d="M356 48c3-11 3-13 3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24cm" svg:height="0.36cm" svg:x="8.317cm" svg:y="13.40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9" draw:layer="layout" svg:width="0.515cm" svg:height="0.182cm" svg:x="8.889cm" svg:y="13.7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9cm" svg:height="0.351cm" svg:x="9.684cm" svg:y="13.738cm" svg:viewBox="0 0 400 352" svg:d="M250 299c7 34 35 53 69 53 26 0 44-18 58-42 12-28 23-76 23-78 0-7-7-7-9-7-9 0-9 2-13 14-10 43-24 95-58 95-15 0-23-8-23-35 0-17 9-53 15-81l22-84c2-11 9-41 13-53 3-18 12-48 12-51 0-14-10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4.416cm" svg:y="14.567cm" svg:viewBox="0 0 4745 478" draw:points="2372,478 0,478 0,0 4745,0 4745,478">
            <text:p/>
          </draw:polygon>
          <draw:path draw:style-name="gr3" draw:text-style-name="P9" draw:layer="layout" svg:width="0.52cm" svg:height="0.53cm" svg:x="4.404cm" svg:y="14.546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994cm" svg:y="14.55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5.203cm" svg:y="14.528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701cm" svg:y="14.992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6.215cm" svg:y="14.732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833cm" svg:y="14.992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7.262cm" svg:y="14.732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634cm" svg:y="14.992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8.058cm" svg:y="14.59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8.385cm" svg:y="14.992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813cm" svg:y="14.732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891cm" svg:height="0.619cm" svg:x="5.965cm" svg:y="10.896cm" svg:viewBox="0 0 10892 620" draw:points="5445,620 0,620 0,0 10892,0 10892,620">
            <text:p/>
          </draw:polygon>
          <draw:path draw:style-name="gr3" draw:text-style-name="P9" draw:layer="layout" svg:width="0.166cm" svg:height="0.518cm" svg:x="5.951cm" svg:y="10.88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6.167cm" svg:y="11.056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6.718cm" svg:y="10.927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7.03cm" svg:y="10.866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7.456cm" svg:y="11.05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8.058cm" svg:y="11.06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8.36cm" svg:y="11.05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8.709cm" svg:y="11.061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9.115cm" svg:y="11.061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9.545cm" svg:y="10.88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9.756cm" svg:y="11.06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0.059cm" svg:y="11.05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10.407cm" svg:y="10.866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525cm" svg:height="0.562cm" svg:x="11.111cm" svg:y="10.857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3cm" svg:height="0.356cm" svg:x="11.697cm" svg:y="11.05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2.044cm" svg:y="11.06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6cm" svg:x="12.47cm" svg:y="11.05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2.813cm" svg:y="11.061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6cm" svg:x="13.126cm" svg:y="11.056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3.506cm" svg:y="10.866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562cm" svg:x="13.997cm" svg:y="10.857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9" draw:layer="layout" svg:width="0.344cm" svg:height="0.356cm" svg:x="14.404cm" svg:y="11.056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173cm" svg:height="0.538cm" svg:x="14.795cm" svg:y="10.866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9cm" svg:height="0.351cm" svg:x="15.009cm" svg:y="11.061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242cm" svg:height="0.485cm" svg:x="15.428cm" svg:y="10.927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15.74cm" svg:y="10.885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15.951cm" svg:y="11.05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16.34cm" svg:y="11.06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16.812cm" svg:y="11.32cm" svg:viewBox="0 0 84 84" svg:d="M84 42c0-23-19-42-42-42s-42 19-42 42 19 42 42 42 42-19 42-4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>
        <draw:frame presentation:style-name="pr12" draw:text-style-name="P14" draw:layer="layout" svg:width="26.716cm" svg:height="14.567cm" svg:x="0.8cm" svg:y="0.627cm" presentation:class="title" presentation:user-transformed="true">
          <draw:text-box>
            <text:p text:style-name="P6"><text:span text:style-name="T18"><text:tab/></text:span><text:span text:style-name="T18"><text:tab/></text:span><text:span text:style-name="T19"><text:line-break/></text:span><text:span text:style-name="T11"> <text:s text:c="8"/></text:span><text:span text:style-name="T11"><text:line-break/></text:span><text:span text:style-name="T11"> <text:s text:c="4"/></text:span></text:p>
          </draw:text-box>
        </draw:frame>
        <draw:g>
          <svg:title>TexMaths</svg:title>
          <svg:desc>22§display§2x + 2y\frac{dy}{dx} =  \frac{du}{dx}§svg§600§FALSE§</svg:desc>
          <draw:polygon draw:style-name="gr2" draw:text-style-name="P8" draw:layer="layout" svg:width="5.489cm" svg:height="1.522cm" svg:x="4.398cm" svg:y="0.941cm" svg:viewBox="0 0 5490 1523" draw:points="2746,1523 0,1523 0,0 5490,0 5490,1523">
            <text:p/>
          </draw:polygon>
          <draw:path draw:style-name="gr3" draw:text-style-name="P9" draw:layer="layout" svg:width="0.309cm" svg:height="0.517cm" svg:x="4.398cm" svg:y="1.44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9" draw:layer="layout" svg:width="0.386cm" svg:height="0.351cm" svg:x="4.768cm" svg:y="1.62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9" draw:layer="layout" svg:width="0.515cm" svg:height="0.517cm" svg:x="5.403cm" svg:y="1.51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6.172cm" svg:y="1.44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8 7-74 7z">
            <text:p/>
          </draw:path>
          <draw:path draw:style-name="gr3" draw:text-style-name="P9" draw:layer="layout" svg:width="0.358cm" svg:height="0.501cm" svg:x="6.542cm" svg:y="1.62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ath draw:style-name="gr3" draw:text-style-name="P9" draw:layer="layout" svg:width="0.369cm" svg:height="0.546cm" svg:x="7.068cm" svg:y="0.902cm" svg:viewBox="0 0 370 547" svg:d="M370 9c0-2 0-9-11-9-10 0-84 7-98 9-6 0-11 3-11 14 0 10 7 10 19 10 37 0 39 6 39 13l-2 16-47 183c-14-28-37-50-72-50-90 0-187 115-187 228 0 73 42 124 104 124 16 0 54-3 100-58 7 32 34 58 71 58 28 0 45-17 58-44 12-26 23-73 23-75 0-9-7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58cm" svg:height="0.501cm" svg:x="7.463cm" svg:y="1.097cm" svg:viewBox="0 0 359 502" svg:d="M356 48c3-11 3-13 3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7 14-18 14-32 0-25-21-28-28-28-18 0-44 12-44 51s35 67 83 67c81 0 160-71 181-159z">
            <text:p/>
          </draw:path>
          <draw:polygon draw:style-name="gr3" draw:text-style-name="P9" draw:layer="layout" svg:width="0.846cm" svg:height="0.032cm" svg:x="7.019cm" svg:y="1.752cm" svg:viewBox="0 0 847 33" draw:points="422,33 0,33 0,0 847,0 847,33">
            <text:p/>
          </draw:polygon>
          <draw:path draw:style-name="gr3" draw:text-style-name="P9" draw:layer="layout" svg:width="0.369cm" svg:height="0.546cm" svg:x="7.051cm" svg:y="1.957cm" svg:viewBox="0 0 370 547" svg:d="M370 9c0-2 0-9-11-9-10 0-84 7-98 9-6 0-11 3-11 14 0 10 7 10 19 10 37 0 39 6 39 13l-2 16-47 183c-14-28-37-50-72-50-90 0-187 115-187 228 0 73 42 124 104 124 16 0 54-3 100-58 7 32 34 58 71 58 28 0 45-17 58-44 12-26 23-73 23-75 0-9-7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86cm" svg:height="0.351cm" svg:x="7.445cm" svg:y="2.15cm" svg:viewBox="0 0 387 352" svg:d="M238 109c3-21 21-91 75-91 6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8.214cm" svg:y="1.6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69cm" svg:height="0.546cm" svg:x="9.112cm" svg:y="0.902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9cm" svg:height="0.351cm" svg:x="9.506cm" svg:y="1.097cm" svg:viewBox="0 0 400 352" svg:d="M250 299c9 34 35 53 69 53 26 0 45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6cm" svg:height="0.032cm" svg:x="9.08cm" svg:y="1.752cm" svg:viewBox="0 0 847 33" draw:points="424,33 0,33 0,0 847,0 847,33">
            <text:p/>
          </draw:polygon>
          <draw:path draw:style-name="gr3" draw:text-style-name="P9" draw:layer="layout" svg:width="0.369cm" svg:height="0.546cm" svg:x="9.112cm" svg:y="1.957cm" svg:viewBox="0 0 370 547" svg:d="M370 9c0-2 0-9-11-9-10 0-84 7-98 9-6 0-11 3-11 14 0 10 7 10 19 10 37 0 39 6 39 13l-3 16-46 183c-14-28-37-50-72-50-90 0-187 115-187 228 0 73 42 124 104 124 16 0 54-3 100-58 7 32 34 58 71 58 28 0 45-17 58-44 12-26 23-73 23-75 0-9-7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9.506cm" svg:y="2.15cm" svg:viewBox="0 0 387 352" svg:d="M238 109c3-21 21-91 75-91 4 0 23 0 39 8-21 6-37 25-37 43 0 12 9 28 30 28 18 0 42-14 42-46 0-40-46-51-72-51-46 0-72 40-83 60-19-53-59-60-82-60-81 0-125 100-125 120 0 7 7 7 8 7 7 0 9 0 11-7 26-83 77-102 104-102 14 0 42 7 42 51 0 24-14 77-42 185-12 49-41 80-74 80-5 0-23 0-39-8 20-6 37-21 37-43 0-21-17-28-30-28-23 0-42 21-42 46 0 35 39 51 72 51 53 0 79-54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x + y\frac{dy}{dx} =  \frac{1}{2}.\frac{du}{dx}§svg§600§FALSE§</svg:desc>
          <draw:polygon draw:style-name="gr2" draw:text-style-name="P8" draw:layer="layout" svg:width="5.501cm" svg:height="1.522cm" svg:x="5.115cm" svg:y="3.042cm" svg:viewBox="0 0 5502 1523" draw:points="2752,1523 0,1523 0,0 5502,0 5502,1523">
            <text:p/>
          </draw:polygon>
          <draw:path draw:style-name="gr3" draw:text-style-name="P9" draw:layer="layout" svg:width="0.386cm" svg:height="0.351cm" svg:x="5.099cm" svg:y="3.721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0 0 124-100 124-120 0-7-7-7-8-7-7 0-9 2-11 7-25 85-79 102-104 102-30 0-42-24-42-51 0-17 5-33 14-68z">
            <text:p/>
          </draw:path>
          <draw:path draw:style-name="gr3" draw:text-style-name="P9" draw:layer="layout" svg:width="0.515cm" svg:height="0.517cm" svg:x="5.732cm" svg:y="3.61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58cm" svg:height="0.501cm" svg:x="6.486cm" svg:y="3.721cm" svg:viewBox="0 0 359 502" svg:d="M355 48c4-11 4-13 4-18 0-14-12-21-23-21-9 0-21 3-28 16-2 3-7 28-11 42-5 19-10 40-15 62l-36 140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ath draw:style-name="gr3" draw:text-style-name="P9" draw:layer="layout" svg:width="0.369cm" svg:height="0.546cm" svg:x="7.01cm" svg:y="3.003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56cm" svg:height="0.501cm" svg:x="7.404cm" svg:y="3.198cm" svg:viewBox="0 0 357 502" svg:d="M355 48c2-11 2-13 2-18 0-14-10-21-21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olygon draw:style-name="gr3" draw:text-style-name="P9" draw:layer="layout" svg:width="0.845cm" svg:height="0.032cm" svg:x="6.962cm" svg:y="3.853cm" svg:viewBox="0 0 846 33" draw:points="422,33 0,33 0,0 846,0 846,33">
            <text:p/>
          </draw:polygon>
          <draw:path draw:style-name="gr3" draw:text-style-name="P9" draw:layer="layout" svg:width="0.369cm" svg:height="0.546cm" svg:x="6.992cm" svg:y="4.058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7.387cm" svg:y="4.251cm" svg:viewBox="0 0 387 352" svg:d="M238 109c3-21 21-91 75-91 4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0 0 124-100 124-120 0-7-7-7-8-7-7 0-9 2-11 7-26 85-79 102-104 102-30 0-42-24-42-51 0-17 5-33 14-68z">
            <text:p/>
          </draw:path>
          <draw:path draw:style-name="gr3" draw:text-style-name="P9" draw:layer="layout" svg:width="0.515cm" svg:height="0.182cm" svg:x="8.157cm" svg:y="3.7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6cm" svg:height="0.517cm" svg:x="9.092cm" svg:y="3.02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0.388cm" svg:height="0.032cm" svg:x="9.023cm" svg:y="3.853cm" svg:viewBox="0 0 389 33" draw:points="194,33 0,33 0,0 389,0 389,33">
            <text:p/>
          </draw:polygon>
          <draw:path draw:style-name="gr3" draw:text-style-name="P9" draw:layer="layout" svg:width="0.309cm" svg:height="0.517cm" svg:x="9.062cm" svg:y="4.079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5 69-8 7-59 7-74 7z">
            <text:p/>
          </draw:path>
          <draw:path draw:style-name="gr3" draw:text-style-name="P9" draw:layer="layout" svg:width="0.083cm" svg:height="0.084cm" svg:x="9.569cm" svg:y="3.982cm" svg:viewBox="0 0 84 85" svg:d="M84 42c0-23-19-42-42-42s-42 19-42 42 19 43 42 43 42-20 42-43z">
            <text:p/>
          </draw:path>
          <draw:path draw:style-name="gr3" draw:text-style-name="P9" draw:layer="layout" svg:width="0.369cm" svg:height="0.546cm" svg:x="9.841cm" svg:y="3.003cm" svg:viewBox="0 0 370 547" svg:d="M370 9c0-2 0-9-11-9s-84 7-99 9c-5 0-10 3-10 14 0 10 7 10 19 10 37 0 39 6 39 13l-2 16-47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8cm" svg:height="0.351cm" svg:x="10.234cm" svg:y="3.198cm" svg:viewBox="0 0 399 352" svg:d="M250 299c9 34 35 53 68 53 27 0 46-18 59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9.81cm" svg:y="3.853cm" svg:viewBox="0 0 846 33" draw:points="424,33 0,33 0,0 846,0 846,33">
            <text:p/>
          </draw:polygon>
          <draw:path draw:style-name="gr3" draw:text-style-name="P9" draw:layer="layout" svg:width="0.369cm" svg:height="0.546cm" svg:x="9.841cm" svg:y="4.058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86cm" svg:height="0.351cm" svg:x="10.235cm" svg:y="4.251cm" svg:viewBox="0 0 387 352" svg:d="M238 109c3-21 21-91 75-91 4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79-54 83-60 9 30 37 60 83 60 80 0 124-100 124-120 0-7-7-7-8-7-7 0-9 2-11 7-26 85-79 102-104 102-30 0-42-24-42-51 0-17 5-33 14-68z">
            <text:p/>
          </draw:path>
        </draw:g>
        <draw:g>
          <svg:title>TexMaths</svg:title>
          <svg:desc>22§display§\therefore§svg§600§FALSE§</svg:desc>
          <draw:polygon draw:style-name="gr2" draw:text-style-name="P8" draw:layer="layout" svg:width="0.415cm" svg:height="0.34cm" svg:x="3.015cm" svg:y="3.741cm" svg:viewBox="0 0 416 341" draw:points="208,341 0,341 0,0 416,0 416,341">
            <text:p/>
          </draw:polygon>
          <draw:path draw:style-name="gr3" draw:text-style-name="P9" draw:layer="layout" svg:width="0.47cm" svg:height="0.417cm" svg:x="2.999cm" svg:y="3.702cm" svg:viewBox="0 0 471 418" svg:d="M277 40c0-21-19-40-41-40-23 0-42 19-42 40 0 23 19 43 42 43 22 0 41-18 41-43zM471 376c0-21-18-41-41-41s-42 20-42 41c0 23 19 42 42 42s41-19 41-42zM83 376c0-21-19-41-42-41-22 0-41 20-41 41 0 23 19 42 41 42 23 0 42-19 42-42z">
            <text:p/>
          </draw:path>
        </draw:g>
        <draw:g>
          <svg:title>TexMaths</svg:title>
          <svg:desc>22§display§\text {Equation (1) becomes,}§svg§600§FALSE§</svg:desc>
          <draw:polygon draw:style-name="gr2" draw:text-style-name="P8" draw:layer="layout" svg:width="7.485cm" svg:height="0.696cm" svg:x="2.864cm" svg:y="5.192cm" svg:viewBox="0 0 7486 697" draw:points="3742,697 0,697 0,0 7486,0 7486,697">
            <text:p/>
          </draw:polygon>
          <draw:path draw:style-name="gr3" draw:text-style-name="P9" draw:layer="layout" svg:width="0.48cm" svg:height="0.527cm" svg:x="2.85cm" svg:y="5.208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9" draw:layer="layout" svg:width="0.383cm" svg:height="0.492cm" svg:x="3.378cm" svg:y="5.39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9" draw:layer="layout" svg:width="0.39cm" svg:height="0.351cm" svg:x="3.785cm" svg:y="5.39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9" draw:layer="layout" svg:width="0.349cm" svg:height="0.356cm" svg:x="4.221cm" svg:y="5.38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42cm" svg:height="0.485cm" svg:x="4.591cm" svg:y="5.25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166cm" svg:height="0.518cm" svg:x="4.902cm" svg:y="5.21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44cm" svg:height="0.356cm" svg:x="5.114cm" svg:y="5.387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9" draw:layer="layout" svg:width="0.39cm" svg:height="0.342cm" svg:x="5.503cm" svg:y="5.3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9" draw:layer="layout" svg:width="0.18cm" svg:height="0.773cm" svg:x="6.242cm" svg:y="5.15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6.536cm" svg:y="5.2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6.897cm" svg:y="5.15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83cm" svg:height="0.546cm" svg:x="7.433cm" svg:y="5.197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9" draw:layer="layout" svg:width="0.3cm" svg:height="0.356cm" svg:x="7.884cm" svg:y="5.3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8.233cm" svg:y="5.387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8.572cm" svg:y="5.38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8.961cm" svg:y="5.39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3cm" svg:height="0.356cm" svg:x="9.602cm" svg:y="5.3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54cm" svg:height="0.356cm" svg:x="9.95cm" svg:y="5.3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091cm" svg:height="0.231cm" svg:x="10.295cm" svg:y="5.651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\frac{1}{2}.\frac{du}{dx} = \sec u§svg§600§FALSE§</svg:desc>
          <draw:polygon draw:style-name="gr2" draw:text-style-name="P8" draw:layer="layout" svg:width="4.219cm" svg:height="1.522cm" svg:x="6.14cm" svg:y="6.443cm" svg:viewBox="0 0 4220 1523" draw:points="2110,1523 0,1523 0,0 4220,0 4220,1523">
            <text:p/>
          </draw:polygon>
          <draw:path draw:style-name="gr3" draw:text-style-name="P9" draw:layer="layout" svg:width="0.256cm" svg:height="0.517cm" svg:x="6.17cm" svg:y="6.42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9" draw:layer="layout" svg:width="0.388cm" svg:height="0.032cm" svg:x="6.101cm" svg:y="7.254cm" svg:viewBox="0 0 389 33" draw:points="194,33 0,33 0,0 389,0 389,33">
            <text:p/>
          </draw:polygon>
          <draw:path draw:style-name="gr3" draw:text-style-name="P9" draw:layer="layout" svg:width="0.309cm" svg:height="0.517cm" svg:x="6.14cm" svg:y="7.48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5 69-8 7-59 7-74 7z">
            <text:p/>
          </draw:path>
          <draw:path draw:style-name="gr3" draw:text-style-name="P9" draw:layer="layout" svg:width="0.083cm" svg:height="0.084cm" svg:x="6.647cm" svg:y="7.383cm" svg:viewBox="0 0 84 85" svg:d="M84 42c0-23-19-42-42-42s-42 19-42 42 19 43 42 43 42-20 42-43z">
            <text:p/>
          </draw:path>
          <draw:path draw:style-name="gr3" draw:text-style-name="P9" draw:layer="layout" svg:width="0.369cm" svg:height="0.546cm" svg:x="6.919cm" svg:y="6.404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8cm" svg:height="0.351cm" svg:x="7.313cm" svg:y="6.599cm" svg:viewBox="0 0 399 352" svg:d="M250 299c9 34 35 53 69 53 26 0 45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6.888cm" svg:y="7.254cm" svg:viewBox="0 0 846 33" draw:points="424,33 0,33 0,0 846,0 846,33">
            <text:p/>
          </draw:polygon>
          <draw:path draw:style-name="gr3" draw:text-style-name="P9" draw:layer="layout" svg:width="0.369cm" svg:height="0.546cm" svg:x="6.919cm" svg:y="7.459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7.313cm" svg:y="7.652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182cm" svg:x="8.084cm" svg:y="7.1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4cm" svg:height="0.356cm" svg:x="8.881cm" svg:y="7.117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9" draw:layer="layout" svg:width="0.3cm" svg:height="0.356cm" svg:x="9.182cm" svg:y="7.117cm" svg:viewBox="0 0 301 357" svg:d="M65 153c5-116 70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9.531cm" svg:y="7.117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98cm" svg:height="0.351cm" svg:x="10.001cm" svg:y="7.122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</draw:g>
        <draw:g>
          <svg:title>TexMaths</svg:title>
          <svg:desc>22§display§\frac{du}{\sec u} = 2 dx §svg§600§FALSE§</svg:desc>
          <draw:polygon draw:style-name="gr2" draw:text-style-name="P8" draw:layer="layout" svg:width="3.807cm" svg:height="1.522cm" svg:x="13.342cm" svg:y="6.443cm" svg:viewBox="0 0 3808 1523" draw:points="1904,1523 0,1523 0,0 3808,0 3808,1523">
            <text:p/>
          </draw:polygon>
          <draw:path draw:style-name="gr3" draw:text-style-name="P9" draw:layer="layout" svg:width="0.368cm" svg:height="0.546cm" svg:x="13.694cm" svg:y="6.404cm" svg:viewBox="0 0 369 547" svg:d="M369 9c0-2 0-9-10-9-11 0-85 7-99 9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8cm" svg:height="0.351cm" svg:x="14.088cm" svg:y="6.599cm" svg:viewBox="0 0 399 352" svg:d="M250 299c9 34 35 53 68 53 27 0 46-18 59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1.565cm" svg:height="0.032cm" svg:x="13.303cm" svg:y="7.254cm" svg:viewBox="0 0 1566 33" draw:points="783,33 0,33 0,0 1566,0 1566,33">
            <text:p/>
          </draw:polygon>
          <draw:path draw:style-name="gr3" draw:text-style-name="P9" draw:layer="layout" svg:width="0.254cm" svg:height="0.356cm" svg:x="13.328cm" svg:y="7.649cm" svg:viewBox="0 0 255 357" svg:d="M135 197c18 4 81 16 81 72 0 39-26 71-88 71-65 0-93-44-107-111-2-9-3-12-10-12-11 0-11 5-11 19v102c0 14 0 19 9 19 3 0 5-1 19-15 2-2 2-4 16-18 33 32 69 33 84 33 90 0 127-52 127-109 0-40-25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9" draw:layer="layout" svg:width="0.3cm" svg:height="0.356cm" svg:x="13.63cm" svg:y="7.649cm" svg:viewBox="0 0 301 357" svg:d="M65 153c5-116 70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13.977cm" svg:y="7.649cm" svg:viewBox="0 0 296 357" svg:d="M65 180c0-127 63-161 104-161 7 0 56 0 84 29-31 3-37 26-37 37 0 19 14 35 36 35 21 0 37-14 37-37 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98cm" svg:height="0.351cm" svg:x="14.447cm" svg:y="7.652cm" svg:viewBox="0 0 399 352" svg:d="M250 299c9 34 35 53 68 53 27 0 46-18 59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182cm" svg:x="15.217cm" svg:y="7.18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9" draw:layer="layout" svg:width="0.309cm" svg:height="0.517cm" svg:x="16.028cm" svg:y="6.95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6 69-7 7-58 7-73 7z">
            <text:p/>
          </draw:path>
          <draw:path draw:style-name="gr3" draw:text-style-name="P9" draw:layer="layout" svg:width="0.368cm" svg:height="0.546cm" svg:x="16.407cm" svg:y="6.927cm" svg:viewBox="0 0 369 547" svg:d="M369 9c0-2 0-9-10-9-11 0-85 7-99 9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16.801cm" svg:y="7.122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7 102-104 102-30 0-42-24-42-51 0-17 5-33 14-68z">
            <text:p/>
          </draw:path>
        </draw:g>
        <draw:g>
          <svg:title>TexMaths</svg:title>
          <svg:desc>28§display§\Rightarrow§svg§600§FALSE§</svg:desc>
          <draw:polygon draw:style-name="gr2" draw:text-style-name="P8" draw:layer="layout" svg:width="0.829cm" svg:height="0.444cm" svg:x="11.442cm" svg:y="7.017cm" svg:viewBox="0 0 830 445" draw:points="416,445 0,445 0,0 830,0 830,445">
            <text:p/>
          </draw:polygon>
          <draw:path draw:style-name="gr3" draw:text-style-name="P9" draw:layer="layout" svg:width="0.874cm" svg:height="0.542cm" svg:x="11.446cm" svg:y="6.968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>
          <svg:title>TexMaths</svg:title>
          <svg:desc>22§display§\cos u \ du = 2 dx §svg§600§FALSE§</svg:desc>
          <draw:polygon draw:style-name="gr2" draw:text-style-name="P8" draw:layer="layout" svg:width="4.861cm" svg:height="0.469cm" svg:x="5.216cm" svg:y="8.544cm" svg:viewBox="0 0 4862 470" draw:points="2431,470 0,470 0,0 4862,0 4862,470">
            <text:p/>
          </draw:polygon>
          <draw:path draw:style-name="gr3" draw:text-style-name="P9" draw:layer="layout" svg:width="0.295cm" svg:height="0.357cm" svg:x="5.204cm" svg:y="8.695cm" svg:viewBox="0 0 296 358" svg:d="M65 180c0-127 64-161 104-161 7 0 56 0 84 29-31 3-36 26-36 37 0 19 14 35 35 35s37-14 37-37c0-53-60-83-120-83-97 0-169 85-169 180 0 100 77 178 167 178 104 0 129-94 129-103 0-7-7-7-9-7-7 0-9 4-11 7-23 73-74 83-102 83-40 0-109-33-109-158z">
            <text:p/>
          </draw:path>
          <draw:path draw:style-name="gr3" draw:text-style-name="P9" draw:layer="layout" svg:width="0.344cm" svg:height="0.357cm" svg:x="5.544cm" svg:y="8.695cm" svg:viewBox="0 0 345 358" svg:d="M345 181c0-98-79-181-172-181-97 0-173 85-173 181 0 101 81 177 173 177 93 0 172-78 172-177zM173 338c-34 0-67-17-89-53-19-33-19-81-19-109 0-30 0-72 18-107 21-36 58-51 90-51 33 0 66 15 86 49 21 33 21 79 21 109 0 28 0 71-18 104-16 35-51 58-89 58z">
            <text:p/>
          </draw:path>
          <draw:path draw:style-name="gr3" draw:text-style-name="P9" draw:layer="layout" svg:width="0.254cm" svg:height="0.357cm" svg:x="5.933cm" svg:y="8.695cm" svg:viewBox="0 0 255 358" svg:d="M136 197c17 4 81 16 81 73 0 38-27 70-88 70-66 0-94-44-108-111-2-9-3-12-10-12-11 0-11 5-11 19v102c0 14 0 20 9 20 3 0 5-2 19-16 2-2 2-4 16-18 33 32 69 34 85 34 89 0 126-53 126-110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399cm" svg:height="0.351cm" svg:x="6.364cm" svg:y="8.701cm" svg:viewBox="0 0 400 352" svg:d="M250 300c9 33 35 52 69 52 26 0 45-17 58-42 12-28 23-76 23-77 0-7-7-7-9-7-9 0-9 1-13 14-10 42-24 95-58 95-15 0-23-9-23-35 0-18 9-53 15-82l22-84c2-11 9-41 13-53 3-18 12-48 12-51 0-14-10-21-23-21-3 0-24 0-30 26-16 58-49 194-58 235-2 3-31 65-90 65-38 0-47-35-47-64 0-44 21-105 42-158 9-23 12-34 12-50 0-35-24-63-63-63-74 0-102 113-102 120s7 7 9 7c9 0 9 0 12-14 19-67 49-95 79-95 7 0 20 0 20 24 0 20-9 43-14 53-29 78-44 125-44 164 0 74 52 93 95 93 51 0 79-35 93-52z">
            <text:p/>
          </draw:path>
          <draw:path draw:style-name="gr3" draw:text-style-name="P9" draw:layer="layout" svg:width="0.369cm" svg:height="0.547cm" svg:x="7.073cm" svg:y="8.505cm" svg:viewBox="0 0 370 548" svg:d="M370 9c0-2 0-9-11-9-10 0-84 7-98 9-6 0-11 3-11 14 0 10 7 10 19 10 37 0 39 6 39 13l-2 16-47 183c-14-28-37-49-72-49-90 0-187 114-187 227 0 74 42 125 104 125 16 0 54-4 100-58 7 32 34 58 71 58 28 0 45-18 58-44 12-26 23-74 23-76 0-9-7-9-9-9-9 0-9 4-11 14-14 52-28 97-60 97-21 0-23-19-23-35 0-19 2-25 6-37zM208 446c-4 14-4 16-16 30-34 42-65 54-86 54-39 0-51-42-51-72 0-39 24-136 44-171 22-46 58-74 89-74 51 0 62 64 62 69 0 3-2 9-4 12z">
            <text:p/>
          </draw:path>
          <draw:path draw:style-name="gr3" draw:text-style-name="P9" draw:layer="layout" svg:width="0.399cm" svg:height="0.351cm" svg:x="7.468cm" svg:y="8.701cm" svg:viewBox="0 0 400 352" svg:d="M250 300c9 33 35 52 69 52 26 0 45-17 58-42 12-28 23-76 23-77 0-7-7-7-9-7-9 0-9 1-13 14-10 42-24 95-58 95-15 0-23-9-23-35 0-18 9-53 15-82l22-84c2-11 9-41 13-53 3-18 12-48 12-51 0-14-10-21-23-21-3 0-24 0-30 26-16 58-49 194-58 235-2 3-31 65-90 65-38 0-47-35-47-64 0-44 21-105 42-158 9-23 12-34 12-50 0-35-24-63-63-63-74 0-102 113-102 120s7 7 9 7c9 0 9 0 12-14 19-67 49-95 79-95 7 0 20 0 20 24 0 20-9 43-14 53-29 78-44 125-44 164 0 74 52 93 95 93 51 0 79-35 93-52z">
            <text:p/>
          </draw:path>
          <draw:path draw:style-name="gr3" draw:text-style-name="P9" draw:layer="layout" svg:width="0.515cm" svg:height="0.182cm" svg:x="8.145cm" svg:y="8.759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9" draw:layer="layout" svg:width="0.309cm" svg:height="0.517cm" svg:x="8.957cm" svg:y="8.526cm" svg:viewBox="0 0 310 518" svg:d="M60 458l83-81c121-107 167-148 167-225 0-90-69-152-164-152-88 0-146 72-146 141 0 42 39 42 40 42 15 0 41-9 41-40 0-20-14-41-41-41-7 0-7 0-10 2 18-51 60-79 106-79 70 0 103 61 103 127 0 61-38 123-81 170l-149 166c-9 9-9 11-9 30h289l21-136h-20c-3 23-8 59-15 69-7 7-58 7-74 7z">
            <text:p/>
          </draw:path>
          <draw:path draw:style-name="gr3" draw:text-style-name="P9" draw:layer="layout" svg:width="0.369cm" svg:height="0.547cm" svg:x="9.337cm" svg:y="8.505cm" svg:viewBox="0 0 370 548" svg:d="M370 9c0-2 0-9-11-9-10 0-84 7-98 9-6 0-11 3-11 14 0 10 7 10 19 10 37 0 39 6 39 13l-3 16-46 183c-14-28-37-49-72-49-90 0-187 114-187 227 0 74 42 125 104 125 16 0 54-4 100-58 7 32 34 58 71 58 28 0 45-18 58-44 12-26 23-74 23-76 0-9-7-9-9-9-9 0-9 4-11 14-14 52-28 97-60 97-21 0-23-19-23-35 0-19 2-25 6-37zM208 446c-4 14-4 16-16 30-34 42-65 54-86 54-41 0-51-42-51-72 0-39 24-136 44-171 22-46 58-74 89-74 50 0 62 64 62 69 0 3-2 9-4 12z">
            <text:p/>
          </draw:path>
          <draw:path draw:style-name="gr3" draw:text-style-name="P9" draw:layer="layout" svg:width="0.386cm" svg:height="0.351cm" svg:x="9.73cm" svg:y="8.701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5 37-21 37-42s-17-29-30-29c-23 0-42 22-42 46 0 36 39 51 74 51 51 0 79-54 81-59 9 29 37 59 84 59 80 0 124-100 124-119 0-7-7-7-9-7-7 0-9 1-11 7-24 84-77 102-104 102-30 0-42-25-42-51 0-18 5-34 14-69z">
            <text:p/>
          </draw:path>
        </draw:g>
        <draw:g>
          <svg:title>TexMaths</svg:title>
          <svg:desc>28§display§\Rightarrow§svg§600§FALSE§</svg:desc>
          <draw:polygon draw:style-name="gr2" draw:text-style-name="P8" draw:layer="layout" svg:width="0.829cm" svg:height="0.444cm" svg:x="3.442cm" svg:y="8.617cm" svg:viewBox="0 0 830 445" draw:points="416,445 0,445 0,0 830,0 830,445">
            <text:p/>
          </draw:polygon>
          <draw:path draw:style-name="gr3" draw:text-style-name="P9" draw:layer="layout" svg:width="0.874cm" svg:height="0.542cm" svg:x="3.446cm" svg:y="8.568cm" svg:viewBox="0 0 875 543" svg:d="M662 194c40 36 92 63 123 76-36 16-83 43-123 76h-626c-18 0-36 0-36 20 0 21 18 21 34 21h583c-47 44-98 131-98 145 0 11 11 11 18 11 9 0 15 0 18-9 22-38 49-89 114-147 67-61 134-85 183-101 18-7 18-7 20-9 3 0 3-4 3-7 0-2 0-2 0-4l-5-2c-2-3-2-3-20-9-134-38-233-130-289-235-9-20-11-20-24-20-7 0-18 0-18 11 0 14 49 98 98 145h-583c-16 0-34 0-34 21 0 17 18 17 36 17z">
            <text:p/>
          </draw:path>
        </draw:g>
        <draw:g>
          <svg:title>TexMaths</svg:title>
          <svg:desc>22§display§\text {Integrating through out, we get}§svg§600§FALSE§</svg:desc>
          <draw:polygon draw:style-name="gr2" draw:text-style-name="P8" draw:layer="layout" svg:width="10.559cm" svg:height="0.62cm" svg:x="3.066cm" svg:y="9.591cm" svg:viewBox="0 0 10560 621" draw:points="5280,621 0,621 0,0 10560,0 10560,621">
            <text:p/>
          </draw:polygon>
          <draw:path draw:style-name="gr3" draw:text-style-name="P9" draw:layer="layout" svg:width="0.237cm" svg:height="0.53cm" svg:x="3.048cm" svg:y="9.561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3.331cm" svg:y="9.7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3.729cm" svg:y="9.6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4.037cm" svg:y="9.7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4.38cm" svg:y="9.7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4.768cm" svg:y="9.7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5.081cm" svg:y="9.7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5.449cm" svg:y="9.6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5.76cm" svg:y="9.5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5.975cm" svg:y="9.7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6.401cm" svg:y="9.7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7.038cm" svg:y="9.6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7.35cm" svg:y="9.5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7.776cm" svg:y="9.7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8.078cm" svg:y="9.7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8.469cm" svg:y="9.7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8.895cm" svg:y="9.7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9.286cm" svg:y="9.5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9.969cm" svg:y="9.7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10.359cm" svg:y="9.7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10.778cm" svg:y="9.6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1.13cm" svg:y="10.0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1.551cm" svg:y="9.7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2.095cm" svg:y="9.7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2.697cm" svg:y="9.7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3.084cm" svg:y="9.7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3.42cm" svg:y="9.614cm" svg:viewBox="0 0 243 487" svg:d="M120 168h111v-25h-111v-143h-20c0 63-24 146-100 150v18h67v213c0 97 72 106 100 106 55 0 76-55 76-106v-44h-19v44c0 56-23 86-52 86-52 0-52-70-52-84z">
            <text:p/>
          </draw:path>
        </draw:g>
        <draw:g>
          <svg:title>TexMaths</svg:title>
          <svg:desc>22§display§\int \cos u \ du = 2 \int dx §svg§600§FALSE§</svg:desc>
          <draw:polygon draw:style-name="gr2" draw:text-style-name="P8" draw:layer="layout" svg:width="6.792cm" svg:height="1.642cm" svg:x="4.305cm" svg:y="10.744cm" svg:viewBox="0 0 6793 1643" draw:points="3396,1643 0,1643 0,0 6793,0 6793,1643">
            <text:p/>
          </draw:polygon>
          <draw:path draw:style-name="gr3" draw:text-style-name="P9" draw:layer="layout" svg:width="0.687cm" svg:height="1.719cm" svg:x="4.31cm" svg:y="10.705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295cm" svg:height="0.356cm" svg:x="5.194cm" svg:y="11.411cm" svg:viewBox="0 0 296 357" svg:d="M65 180c0-127 63-161 104-161 7 0 56 0 84 29-31 3-37 26-37 37 0 19 15 35 36 35s37-14 37-37c0-53-60-83-120-83-97 0-169 85-169 180 0 100 77 177 167 177 104 0 129-93 129-102 0-7-7-7-9-7-7 0-9 4-11 7-23 72-74 83-102 83-40 0-109-33-109-158z">
            <text:p/>
          </draw:path>
          <draw:path draw:style-name="gr3" draw:text-style-name="P9" draw:layer="layout" svg:width="0.344cm" svg:height="0.356cm" svg:x="5.533cm" svg:y="11.411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254cm" svg:height="0.356cm" svg:x="5.924cm" svg:y="11.411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9" draw:layer="layout" svg:width="0.398cm" svg:height="0.351cm" svg:x="6.355cm" svg:y="11.416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369cm" svg:height="0.547cm" svg:x="7.062cm" svg:y="11.221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8cm" svg:height="0.351cm" svg:x="7.457cm" svg:y="11.416cm" svg:viewBox="0 0 399 352" svg:d="M250 299c9 34 35 53 69 53 26 0 45-18 58-42 12-28 22-76 22-78 0-7-7-7-8-7-9 0-9 2-13 14-10 43-24 95-58 95-16 0-23-8-23-35 0-17 9-53 14-81l23-84c2-11 11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182cm" svg:x="8.136cm" svg:y="11.4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8.947cm" svg:y="11.242cm" svg:viewBox="0 0 310 518" svg:d="M60 458l83-81c121-108 167-148 167-226 0-89-69-151-164-151-88 0-146 72-146 141 0 42 39 42 40 42 15 0 41-9 41-40 0-20-14-41-41-41-7 0-7 0-10 2 18-51 60-79 105-79 71 0 104 61 104 126 0 62-38 124-81 171l-149 166c-9 8-9 10-9 30h289l21-136h-20c-3 23-8 58-15 69-8 7-59 7-74 7z">
            <text:p/>
          </draw:path>
          <draw:path draw:style-name="gr3" draw:text-style-name="P9" draw:layer="layout" svg:width="0.687cm" svg:height="1.719cm" svg:x="9.466cm" svg:y="10.705cm" svg:viewBox="0 0 688 1720" svg:d="M37 1685c25 0 39-18 39-37 0-27-20-39-37-39-20 0-39 12-39 39 0 40 39 72 86 72 118 0 162-181 217-405 60-245 111-493 153-741 28-164 56-319 82-419 9-39 36-137 67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69cm" svg:height="0.547cm" svg:x="10.357cm" svg:y="11.221cm" svg:viewBox="0 0 370 548" svg:d="M370 9c0-2 0-9-11-9s-84 7-99 9c-5 0-10 3-10 14 0 10 7 10 19 10 37 0 39 6 39 13l-4 16-45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0.751cm" svg:y="11.41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</draw:g>
        <draw:g>
          <svg:title>TexMaths</svg:title>
          <svg:desc>22§display§\sin u = 2x + c §svg§600§FALSE§</svg:desc>
          <draw:polygon draw:style-name="gr2" draw:text-style-name="P8" draw:layer="layout" svg:width="4.579cm" svg:height="0.505cm" svg:x="6.321cm" svg:y="12.745cm" svg:viewBox="0 0 4580 506" draw:points="2291,506 0,506 0,0 4580,0 4580,506">
            <text:p/>
          </draw:polygon>
          <draw:path draw:style-name="gr3" draw:text-style-name="P9" draw:layer="layout" svg:width="0.254cm" svg:height="0.357cm" svg:x="6.307cm" svg:y="12.877cm" svg:viewBox="0 0 255 358" svg:d="M135 197c18 4 81 16 81 73 0 38-26 70-88 70-65 0-93-44-107-111-2-9-3-12-10-12-11 0-11 5-11 19v102c0 14 0 20 9 20 3 0 5-2 19-16 2-2 2-4 16-18 33 32 69 34 84 34 90 0 127-53 127-110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9" draw:layer="layout" svg:width="0.166cm" svg:height="0.519cm" svg:x="6.613cm" svg:y="12.70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6.826cm" svg:y="12.882cm" svg:viewBox="0 0 391 344" svg:d="M60 76v209c0 34-7 34-60 34v25c26 0 67-2 88-2 19 0 60 2 86 2v-25c-51 0-60 0-60-34v-144c0-81 55-123 104-123s58 42 58 86v181c0 34-9 34-60 34v25c27 0 67-2 88-2 20 0 60 2 87 2v-25c-41 0-60 0-60-23v-148c0-67 0-92-25-120-10-12-37-28-81-28-58 0-93 33-116 81v-81l-109 9v24c55 0 60 6 60 43z">
            <text:p/>
          </draw:path>
          <draw:path draw:style-name="gr3" draw:text-style-name="P9" draw:layer="layout" svg:width="0.398cm" svg:height="0.351cm" svg:x="7.382cm" svg:y="12.882cm" svg:viewBox="0 0 399 352" svg:d="M250 300c9 33 35 52 69 52 26 0 45-17 58-42 12-28 22-76 22-77 0-7-7-7-8-7-9 0-9 1-13 14-10 42-24 95-58 95-16 0-23-9-23-35 0-18 9-53 14-82l23-84c2-11 9-41 13-53 3-18 12-48 12-51 0-14-11-21-23-21-3 0-25 0-30 26-16 58-49 194-58 235-2 3-32 65-90 65-38 0-47-35-47-64 0-44 21-105 42-158 9-23 12-34 12-50 0-35-24-63-63-63-74 0-102 113-102 120s7 7 9 7c9 0 9 0 12-14 19-67 49-95 79-95 7 0 20 0 20 24 0 20-9 43-14 53-29 78-44 125-44 164 0 74 52 93 95 93 51 0 79-35 93-52z">
            <text:p/>
          </draw:path>
          <draw:path draw:style-name="gr3" draw:text-style-name="P9" draw:layer="layout" svg:width="0.515cm" svg:height="0.182cm" svg:x="8.061cm" svg:y="12.94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9" draw:layer="layout" svg:width="0.309cm" svg:height="0.517cm" svg:x="8.873cm" svg:y="12.708cm" svg:viewBox="0 0 310 518" svg:d="M60 458l83-81c121-107 167-148 167-225 0-90-69-152-164-152-88 0-146 72-146 141 0 42 39 42 40 42 15 0 41-9 41-40 0-20-14-41-41-41-7 0-7 0-10 2 18-51 60-79 105-79 71 0 104 61 104 127 0 61-38 123-81 170l-149 166c-9 9-9 11-9 30h289l21-136h-20c-3 23-8 59-15 69-8 7-59 7-74 7z">
            <text:p/>
          </draw:path>
          <draw:path draw:style-name="gr3" draw:text-style-name="P9" draw:layer="layout" svg:width="0.386cm" svg:height="0.351cm" svg:x="9.242cm" svg:y="12.882cm" svg:viewBox="0 0 387 352" svg:d="M238 109c3-21 21-91 75-91 4 0 23 0 39 8-21 6-37 25-37 43 0 12 9 28 30 28 17 0 42-14 42-46 0-40-46-51-72-51-46 0-72 41-83 60-19-53-60-60-82-60-81 0-125 100-125 120 0 7 7 7 8 7 7 0 9 0 11-7 26-83 77-102 104-102 14 0 42 7 42 51 0 24-14 77-42 185-13 49-41 81-74 81-5 0-23 0-39-9 20-5 37-21 37-42s-17-29-30-29c-23 0-42 22-42 46 0 36 39 51 72 51 53 0 79-54 83-59 9 29 37 59 83 59 81 0 124-100 124-119 0-7-7-7-8-7-7 0-9 1-11 7-26 84-79 102-104 102-30 0-42-25-42-51 0-18 5-34 14-69z">
            <text:p/>
          </draw:path>
          <draw:path draw:style-name="gr3" draw:text-style-name="P9" draw:layer="layout" svg:width="0.515cm" svg:height="0.517cm" svg:x="9.877cm" svg:y="12.773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9" draw:layer="layout" svg:width="0.302cm" svg:height="0.351cm" svg:x="10.639cm" svg:y="12.882cm" svg:viewBox="0 0 303 352" svg:d="M276 48c-12 0-23 0-35 12-12 10-12 25-12 30 0 17 12 26 28 26 23 0 44-17 44-49 0-39-37-67-93-67-104 0-208 111-208 220 0 71 46 132 127 132 111 0 176-82 176-91 0-6-6-11-9-11-5 0-5 2-11 9-61 76-146 76-156 76-48 0-69-37-69-85 0-32 16-107 42-155 23-44 67-77 109-77 27 0 57 8 67 30z">
            <text:p/>
          </draw:path>
        </draw:g>
        <draw:g>
          <svg:title>TexMaths</svg:title>
          <svg:desc>22§display§\text {i.e.}§svg§600§FALSE§</svg:desc>
          <draw:polygon draw:style-name="gr2" draw:text-style-name="P8" draw:layer="layout" svg:width="0.846cm" svg:height="0.45cm" svg:x="4.458cm" svg:y="12.708cm" svg:viewBox="0 0 847 451" draw:points="423,451 0,451 0,0 847,0 847,451">
            <text:p/>
          </draw:polygon>
          <draw:path draw:style-name="gr3" draw:text-style-name="P9" draw:layer="layout" svg:width="0.166cm" svg:height="0.518cm" svg:x="4.444cm" svg:y="12.6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4cm" svg:height="0.083cm" svg:x="4.701cm" svg:y="13.104cm" svg:viewBox="0 0 85 84" svg:d="M85 42c0-23-20-42-43-42s-42 19-42 42 19 42 42 42 43-19 43-42z">
            <text:p/>
          </draw:path>
          <draw:path draw:style-name="gr3" draw:text-style-name="P9" draw:layer="layout" svg:width="0.3cm" svg:height="0.356cm" svg:x="4.87cm" svg:y="12.84cm" svg:viewBox="0 0 301 357" svg:d="M65 153c5-116 71-135 97-135 79 0 88 103 88 135zM65 169h217c17 0 19 0 19-16 0-77-42-153-139-153-90 0-162 79-162 178 0 104 81 179 171 179 95 0 130-86 130-102 0-7-7-9-10-9-7 0-9 6-9 11-28 81-99 81-106 81-39 0-70-25-88-53-23-37-23-88-23-116z">
            <text:p/>
          </draw:path>
          <draw:path draw:style-name="gr3" draw:text-style-name="P9" draw:layer="layout" svg:width="0.084cm" svg:height="0.083cm" svg:x="5.259cm" svg:y="13.104cm" svg:viewBox="0 0 85 84" svg:d="M85 42c0-23-20-42-43-42s-42 19-42 42 19 42 42 42 43-19 43-42z">
            <text:p/>
          </draw:path>
        </draw:g>
        <draw:g>
          <svg:title>TexMaths</svg:title>
          <svg:desc>22§display§\sin ( x^2 + y^2 ) = 2x + c §svg§600§FALSE§</svg:desc>
          <draw:polygon draw:style-name="gr2" draw:text-style-name="P8" draw:layer="layout" svg:width="7.098cm" svg:height="0.795cm" svg:x="3.821cm" svg:y="13.946cm" svg:viewBox="0 0 7099 796" draw:points="3550,796 0,796 0,0 7099,0 7099,796">
            <text:p/>
          </draw:polygon>
          <draw:path draw:style-name="gr3" draw:text-style-name="P9" draw:layer="layout" svg:width="0.254cm" svg:height="0.356cm" svg:x="3.807cm" svg:y="14.24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7 7 9 7 11 0 11-3 11-19v-78c0-14 0-19-9-19-4 0-5 0-16 9-2 3-10 10-14 12-28-21-61-21-72-21-95 0-125 53-125 95 0 28 12 49 33 67 25 19 48 25 103 35z">
            <text:p/>
          </draw:path>
          <draw:path draw:style-name="gr3" draw:text-style-name="P9" draw:layer="layout" svg:width="0.166cm" svg:height="0.518cm" svg:x="4.113cm" svg:y="14.06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9cm" svg:height="0.342cm" svg:x="4.326cm" svg:y="14.243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18cm" svg:height="0.773cm" svg:x="4.808cm" svg:y="14.00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9" draw:layer="layout" svg:width="0.386cm" svg:height="0.351cm" svg:x="5.055cm" svg:y="14.2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9" draw:layer="layout" svg:width="0.24cm" svg:height="0.36cm" svg:x="5.509cm" svg:y="13.9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515cm" svg:height="0.516cm" svg:x="6.037cm" svg:y="14.13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58cm" svg:height="0.501cm" svg:x="6.788cm" svg:y="14.243cm" svg:viewBox="0 0 359 502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9" draw:layer="layout" svg:width="0.24cm" svg:height="0.36cm" svg:x="7.207cm" svg:y="13.90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9" draw:layer="layout" svg:width="0.18cm" svg:height="0.773cm" svg:x="7.564cm" svg:y="14.00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9" draw:layer="layout" svg:width="0.515cm" svg:height="0.182cm" svg:x="8.078cm" svg:y="14.30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8.889cm" svg:y="14.07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7 69-6 7-57 7-72 7z">
            <text:p/>
          </draw:path>
          <draw:path draw:style-name="gr3" draw:text-style-name="P9" draw:layer="layout" svg:width="0.386cm" svg:height="0.351cm" svg:x="9.261cm" svg:y="14.24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9" draw:layer="layout" svg:width="0.515cm" svg:height="0.516cm" svg:x="9.894cm" svg:y="14.13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2cm" svg:height="0.351cm" svg:x="10.656cm" svg:y="14.24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891cm" svg:height="0.619cm" svg:x="11.866cm" svg:y="14.097cm" svg:viewBox="0 0 10892 620" draw:points="5445,620 0,620 0,0 10892,0 10892,620">
            <text:p/>
          </draw:polygon>
          <draw:path draw:style-name="gr3" draw:text-style-name="P9" draw:layer="layout" svg:width="0.166cm" svg:height="0.518cm" svg:x="11.852cm" svg:y="14.0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12.068cm" svg:y="14.25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12.619cm" svg:y="14.128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12.931cm" svg:y="14.06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13.357cm" svg:y="14.2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3.959cm" svg:y="14.26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4.261cm" svg:y="14.2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4.61cm" svg:y="14.262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15.016cm" svg:y="14.262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15.446cm" svg:y="14.0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15.657cm" svg:y="14.26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5.96cm" svg:y="14.2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16.308cm" svg:y="14.067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525cm" svg:height="0.562cm" svg:x="17.012cm" svg:y="14.058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3cm" svg:height="0.356cm" svg:x="17.598cm" svg:y="14.2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7.945cm" svg:y="14.26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6cm" svg:x="18.371cm" svg:y="14.2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8.714cm" svg:y="14.262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6cm" svg:x="19.027cm" svg:y="14.25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19.407cm" svg:y="14.06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562cm" svg:x="19.898cm" svg:y="14.058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9" draw:layer="layout" svg:width="0.344cm" svg:height="0.356cm" svg:x="20.305cm" svg:y="14.25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173cm" svg:height="0.538cm" svg:x="20.696cm" svg:y="14.06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9cm" svg:height="0.351cm" svg:x="20.91cm" svg:y="14.262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242cm" svg:height="0.485cm" svg:x="21.329cm" svg:y="14.128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21.641cm" svg:y="14.0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21.852cm" svg:y="14.25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22.241cm" svg:y="14.26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22.713cm" svg:y="14.521cm" svg:viewBox="0 0 84 84" svg:d="M84 42c0-23-19-42-42-42s-42 19-42 42 19 42 42 42 42-19 42-4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>
        <draw:frame presentation:style-name="pr13" draw:text-style-name="P7" draw:layer="layout" svg:width="26.6cm" svg:height="14.2cm" svg:x="0.8cm" svg:y="0.6cm" presentation:class="subtitle" presentation:user-transformed="true">
          <draw:text-box>
            <text:p text:style-name="P6"><text:span text:style-name="T17"><text:tab/></text:span></text:p>
          </draw:text-box>
        </draw:frame>
        <draw:g>
          <svg:title>TexMaths</svg:title>
          <svg:desc>22§display§(viii) \ \text {Given that }( 2x - 2y + 3 )\ dx - ( x - y + 1 )\ dy = 0§svg§600§FALSE§</svg:desc>
          <draw:polygon draw:style-name="gr2" draw:text-style-name="P8" draw:layer="layout" svg:width="18.626cm" svg:height="0.696cm" svg:x="1.594cm" svg:y="0.745cm" svg:viewBox="0 0 18627 697" draw:points="9314,697 0,697 0,0 18627,0 18627,697">
            <text:p/>
          </draw:polygon>
          <draw:path draw:style-name="gr3" draw:text-style-name="P9" draw:layer="layout" svg:width="0.18cm" svg:height="0.773cm" svg:x="1.631cm" svg:y="0.7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4cm" svg:height="0.351cm" svg:x="1.879cm" svg:y="0.943cm" svg:viewBox="0 0 341 352" svg:d="M341 55c0-43-21-55-35-55-19 0-37 19-37 37 0 10 4 16 13 23 15 16 26 37 26 65 0 32-48 209-139 209-39 0-56-26-56-67 0-44 21-100 44-165 5-12 10-23 10-39 0-35-26-63-65-63-72 0-102 113-102 120s7 7 9 7c9 0 9 0 12-14 23-78 56-95 79-95 7 0 20 0 20 24 0 20-7 41-13 55-35 89-45 125-45 158 0 85 68 97 105 97 130 0 174-257 174-297z">
            <text:p/>
          </draw:path>
          <draw:path draw:style-name="gr3" draw:text-style-name="P9" draw:layer="layout" svg:width="0.205cm" svg:height="0.52cm" svg:x="2.28cm" svg:y="0.775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205cm" svg:height="0.52cm" svg:x="2.548cm" svg:y="0.775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205cm" svg:height="0.52cm" svg:x="2.814cm" svg:y="0.775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3" draw:text-style-name="P9" draw:layer="layout" svg:width="0.18cm" svg:height="0.773cm" svg:x="3.102cm" svg:y="0.7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25cm" svg:height="0.562cm" svg:x="3.66cm" svg:y="0.741cm" svg:viewBox="0 0 526 563" svg:d="M417 498c9 17 41 47 49 47 7 0 7-5 7-17v-136c0-30 4-33 53-33v-25c-28 2-70 4-93 4-32 0-99 0-125-4v25h25c68 0 72 9 72 37v49c0 88-99 95-122 95-49 0-204-28-204-259 0-232 153-256 201-256 83 0 153 68 169 183 2 10 2 14 12 14 12 0 12-4 12-20v-183c0-14 0-19-8-19-4 0-6 0-13 9l-38 58c-25-25-67-67-145-67-144 0-269 123-269 281 0 159 125 282 271 282 56 0 120-19 146-65z">
            <text:p/>
          </draw:path>
          <draw:path draw:style-name="gr3" draw:text-style-name="P9" draw:layer="layout" svg:width="0.166cm" svg:height="0.518cm" svg:x="4.248cm" svg:y="0.7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79cm" svg:height="0.342cm" svg:x="4.452cm" svg:y="0.952cm" svg:viewBox="0 0 380 343" svg:d="M308 76c7-18 21-51 72-51v-25c-17 2-40 2-58 2-19 0-54-2-69-2v25c30 0 39 17 39 33 0 7-2 9-5 18l-79 198-88-216c-4-11-4-12-4-14 0-19 30-19 44-19v-25c-23 0-67 2-84 2-21 0-53 0-76-2v25c49 0 53 3 62 28l112 276c4 11 6 14 16 14 11 0 14-7 16-14z">
            <text:p/>
          </draw:path>
          <draw:path draw:style-name="gr3" draw:text-style-name="P9" draw:layer="layout" svg:width="0.3cm" svg:height="0.356cm" svg:x="4.847cm" svg:y="0.9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5.193cm" svg:y="0.94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9" draw:layer="layout" svg:width="0.242cm" svg:height="0.485cm" svg:x="5.869cm" svg:y="0.81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39cm" svg:height="0.537cm" svg:x="6.181cm" svg:y="0.75cm" svg:viewBox="0 0 391 538" svg:d="M60 478c0 36-7 36-60 36v24c26-1 67-1 88-1 19 0 60 0 86 1v-24c-51 0-60 0-60-36v-142c0-81 55-123 104-123 50 0 58 42 58 86v179c0 36-8 36-60 36v24c27-1 67-1 88-1 20 0 60 0 87 1v-24c-41 0-60 0-60-23v-148c0-67 0-91-25-120-10-12-37-28-81-28-67 0-100 48-112 76v-271l-113 9v24c55 0 60 6 60 43z">
            <text:p/>
          </draw:path>
          <draw:path draw:style-name="gr3" draw:text-style-name="P9" draw:layer="layout" svg:width="0.349cm" svg:height="0.356cm" svg:x="6.617cm" svg:y="0.94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44cm" svg:height="0.485cm" svg:x="6.987cm" svg:y="0.81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9" draw:layer="layout" svg:width="0.18cm" svg:height="0.773cm" svg:x="7.608cm" svg:y="0.7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7.87cm" svg:y="0.77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86cm" svg:height="0.351cm" svg:x="8.24cm" svg:y="0.9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8.896cm" svg:y="1.077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6cm" svg:x="9.644cm" svg:y="0.77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356cm" svg:height="0.5cm" svg:x="10.014cm" svg:y="0.943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516cm" svg:x="10.614cm" svg:y="0.8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21cm" svg:height="0.532cm" svg:x="11.376cm" svg:y="0.771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11.774cm" svg:y="0.7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2.32cm" svg:y="0.75cm" svg:viewBox="0 0 370 547" svg:d="M370 9c0-2 0-9-11-9s-84 7-99 9c-5 0-10 3-10 14 0 10 7 10 19 10 37 0 39 6 39 13l-2 16-47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86cm" svg:height="0.351cm" svg:x="12.714cm" svg:y="0.9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13.369cm" svg:y="1.077cm" svg:viewBox="0 0 473 33" svg:d="M447 33c12 0 26 0 26-17 0-16-14-16-26-16h-421c-12 0-26 0-26 16 0 17 14 17 26 17z">
            <text:p/>
          </draw:path>
          <draw:path draw:style-name="gr3" draw:text-style-name="P9" draw:layer="layout" svg:width="0.18cm" svg:height="0.773cm" svg:x="14.154cm" svg:y="0.7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14.402cm" svg:y="0.9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15.057cm" svg:y="1.077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5.789cm" svg:y="0.943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16.387cm" svg:y="0.8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6cm" svg:height="0.516cm" svg:x="17.186cm" svg:y="0.77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7.549cm" svg:y="0.7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8.093cm" svg:y="0.75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56cm" svg:height="0.5cm" svg:x="18.487cm" svg:y="0.943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182cm" svg:x="19.129cm" svg:y="1.0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19.934cm" svg:y="0.771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draw:g>
          <svg:title>TexMaths</svg:title>
          <svg:desc>22§display§.\ .\ . \ \text {(1)} §svg§600§FALSE§</svg:desc>
          <draw:polygon draw:style-name="gr2" draw:text-style-name="P8" draw:layer="layout" svg:width="2.252cm" svg:height="0.696cm" svg:x="16.186cm" svg:y="5.136cm" svg:viewBox="0 0 2253 697" draw:points="1127,697 0,697 0,0 2253,0 2253,697">
            <text:p/>
          </draw:polygon>
          <draw:path draw:style-name="gr3" draw:text-style-name="P9" draw:layer="layout" svg:width="0.083cm" svg:height="0.083cm" svg:x="16.214cm" svg:y="5.595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686cm" svg:y="5.595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7.159cm" svg:y="5.595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17.642cm" svg:y="5.097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9" draw:layer="layout" svg:width="0.256cm" svg:height="0.516cm" svg:x="17.934cm" svg:y="5.16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8.297cm" svg:y="5.097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g>
          <svg:title>TexMaths</svg:title>
          <svg:desc>22§display§\text {i.e. }( \ 2(x - y) + 3 \ )\ dx - ( x - y + 1 )\ dy = 0§svg§600§FALSE§</svg:desc>
          <draw:polygon draw:style-name="gr2" draw:text-style-name="P8" draw:layer="layout" svg:width="14.712cm" svg:height="0.696cm" svg:x="6.209cm" svg:y="2.045cm" svg:viewBox="0 0 14713 697" draw:points="7357,697 0,697 0,0 14713,0 14713,697">
            <text:p/>
          </draw:polygon>
          <draw:path draw:style-name="gr3" draw:text-style-name="P9" draw:layer="layout" svg:width="0.166cm" svg:height="0.518cm" svg:x="6.195cm" svg:y="2.0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083cm" svg:height="0.083cm" svg:x="6.452cm" svg:y="2.504cm" svg:viewBox="0 0 84 84" svg:d="M84 42c0-23-19-42-42-42s-42 19-42 42 19 42 42 42 42-19 42-42z">
            <text:p/>
          </draw:path>
          <draw:path draw:style-name="gr3" draw:text-style-name="P9" draw:layer="layout" svg:width="0.3cm" svg:height="0.356cm" svg:x="6.621cm" svg:y="2.2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7.01cm" svg:y="2.50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7.578cm" svg:y="2.0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8.099cm" svg:y="2.07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18cm" svg:height="0.773cm" svg:x="8.523cm" svg:y="2.0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8.77cm" svg:y="2.2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9.426cm" svg:y="2.377cm" svg:viewBox="0 0 473 33" svg:d="M447 33c12 0 26 0 26-17 0-16-14-16-26-16h-421c-12 0-26 0-26 16 0 17 14 17 26 17z">
            <text:p/>
          </draw:path>
          <draw:path draw:style-name="gr3" draw:text-style-name="P9" draw:layer="layout" svg:width="0.356cm" svg:height="0.5cm" svg:x="10.157cm" svg:y="2.243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18cm" svg:height="0.773cm" svg:x="10.586cm" svg:y="2.0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516cm" svg:x="11.058cm" svg:y="2.1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21cm" svg:height="0.532cm" svg:x="11.82cm" svg:y="2.07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12.476cm" svg:y="2.0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3.02cm" svg:y="2.05cm" svg:viewBox="0 0 370 547" svg:d="M370 9c0-2 0-9-11-9s-84 7-99 9c-5 0-10 3-10 14 0 10 7 10 19 10 37 0 39 6 39 13l-2 16-47 183c-14-29-37-50-72-50-90 0-187 115-187 227 0 74 42 125 104 125 16 0 54-3 100-58 7 32 34 58 71 58 28 0 45-18 58-44 12-26 23-74 23-76 0-8-8-8-9-8-9 0-9 3-11 14-14 51-28 96-60 96-21 0-23-19-23-35 0-19 2-24 6-37zM208 445c-4 14-4 16-16 30-34 42-65 54-86 54-39 0-51-42-51-72 0-38 26-135 44-170 22-46 58-74 89-74 51 0 62 63 62 68 0 4-2 9-4 13z">
            <text:p/>
          </draw:path>
          <draw:path draw:style-name="gr3" draw:text-style-name="P9" draw:layer="layout" svg:width="0.386cm" svg:height="0.351cm" svg:x="13.414cm" svg:y="2.2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14.071cm" svg:y="2.377cm" svg:viewBox="0 0 473 33" svg:d="M447 33c12 0 26 0 26-17 0-16-14-16-26-16h-421c-12 0-26 0-26 16 0 17 14 17 26 17z">
            <text:p/>
          </draw:path>
          <draw:path draw:style-name="gr3" draw:text-style-name="P9" draw:layer="layout" svg:width="0.18cm" svg:height="0.773cm" svg:x="14.856cm" svg:y="2.0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15.102cm" svg:y="2.2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15.759cm" svg:y="2.377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6.489cm" svg:y="2.243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17.089cm" svg:y="2.1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6cm" svg:height="0.516cm" svg:x="17.888cm" svg:y="2.07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8.249cm" svg:y="2.0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8.794cm" svg:y="2.05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9" draw:layer="layout" svg:width="0.358cm" svg:height="0.5cm" svg:x="19.189cm" svg:y="2.243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182cm" svg:x="19.831cm" svg:y="2.3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26cm" svg:height="0.532cm" svg:x="20.634cm" svg:y="2.071cm" svg:viewBox="0 0 327 533" svg:d="M327 269c0-63-3-125-31-183-36-74-99-86-132-86-46 0-104 19-136 91-24 55-28 115-28 178 0 58 4 127 35 187 34 61 90 77 129 77 42 0 100-16 135-90 25-52 28-114 28-174zM164 517c-30 0-78-19-92-95-7-46-7-118-7-163 0-50 0-101 5-143 16-91 74-98 94-98 24 0 75 14 91 89 7 44 7 102 7 152 0 58 0 110-9 160-10 74-54 98-89 98z">
            <text:p/>
          </draw:path>
        </draw:g>
        <draw:g>
          <svg:title>TexMaths</svg:title>
          <svg:desc>22§display§ \text {Put  } \ x - y = u§svg§600§FALSE§</svg:desc>
          <draw:polygon draw:style-name="gr2" draw:text-style-name="P8" draw:layer="layout" svg:width="4.94cm" svg:height="0.61cm" svg:x="3.808cm" svg:y="7.141cm" svg:viewBox="0 0 4941 611" draw:points="2471,611 0,611 0,0 4941,0 4941,611">
            <text:p/>
          </draw:polygon>
          <draw:path draw:style-name="gr3" draw:text-style-name="P9" draw:layer="layout" svg:width="0.457cm" svg:height="0.529cm" svg:x="3.796cm" svg:y="7.102cm" svg:viewBox="0 0 458 530" svg:d="M150 285h130c93 0 178-63 178-141 0-75-78-144-183-144h-275v25h19c60 0 60 8 60 35v410c0 29 0 36-60 36h-19v24c26-1 84-1 114-1s88 0 115 1v-24h-18c-60 0-61-7-61-36zM146 264v-209c0-25 2-30 39-30h68c124 0 124 81 124 119s0 120-124 120z">
            <text:p/>
          </draw:path>
          <draw:path draw:style-name="gr3" draw:text-style-name="P9" draw:layer="layout" svg:width="0.39cm" svg:height="0.351cm" svg:x="4.321cm" svg:y="7.289cm" svg:viewBox="0 0 391 352" svg:d="M278 282v70l113-8v-25c-55 0-60-5-60-42v-277l-114 9v24c54 0 59 6 59 43v139c0 67-37 120-93 120-65 0-69-35-69-76v-259l-114 9v24c60 0 60 2 60 71v116c0 62 0 132 120 132 42 0 77-21 98-70z">
            <text:p/>
          </draw:path>
          <draw:path draw:style-name="gr3" draw:text-style-name="P9" draw:layer="layout" svg:width="0.244cm" svg:height="0.485cm" svg:x="4.739cm" svg:y="7.155cm" svg:viewBox="0 0 245 486" svg:d="M120 167h111v-24h-111v-143h-20c0 63-24 146-100 150v17h67v214c0 97 72 105 100 105 55 0 78-54 78-105v-44h-21v44c0 56-23 86-51 86-53 0-53-71-53-85z">
            <text:p/>
          </draw:path>
          <draw:path draw:style-name="gr3" draw:text-style-name="P9" draw:layer="layout" svg:width="0.386cm" svg:height="0.351cm" svg:x="5.565cm" svg:y="7.289cm" svg:viewBox="0 0 387 352" svg:d="M238 109c3-21 21-91 75-91 6 0 23 0 39 8-21 6-37 25-37 43 0 12 9 28 30 28 18 0 42-14 42-46 0-40-46-51-72-51-46 0-72 41-83 60-19-53-59-60-82-60-81 0-125 100-125 120 0 7 7 7 8 7 6 0 9 0 11-7 26-83 77-102 104-102 14 0 42 7 42 51 0 24-14 77-42 185-12 49-41 81-74 81-5 0-23 0-39-9 20-5 37-21 37-42s-17-28-30-28c-23 0-42 21-42 45 0 36 39 51 72 51 53 0 81-54 83-59 9 29 37 59 83 59 81 0 125-100 125-119 0-7-7-7-9-7-7 0-9 1-11 7-24 84-77 102-104 102-30 0-42-25-42-51 0-18 5-34 14-69z">
            <text:p/>
          </draw:path>
          <draw:path draw:style-name="gr3" draw:text-style-name="P9" draw:layer="layout" svg:width="0.473cm" svg:height="0.032cm" svg:x="6.22cm" svg:y="7.421cm" svg:viewBox="0 0 474 33" svg:d="M447 33c12 0 27 0 27-17 0-16-15-16-27-16h-421c-12 0-26 0-26 16 0 17 14 17 26 17z">
            <text:p/>
          </draw:path>
          <draw:path draw:style-name="gr3" draw:text-style-name="P9" draw:layer="layout" svg:width="0.358cm" svg:height="0.501cm" svg:x="6.952cm" svg:y="7.289cm" svg:viewBox="0 0 359 502" svg:d="M356 48c3-11 3-13 3-18 0-14-12-21-23-21-9 0-21 3-28 16-2 3-7 28-11 42-5 19-10 40-15 62l-36 141c-1 10-35 65-88 65-38 0-47-34-47-64 0-35 14-82 40-151 13-32 14-41 14-57 0-35-24-63-63-63-74 0-102 113-102 120s7 7 9 7c9 0 9-2 12-14 21-72 53-95 79-95 6 0 20 0 20 24 0 20-7 39-14 55-30 81-44 127-44 162 0 69 49 93 95 93 30 0 56-14 77-35-9 41-19 78-49 120-21 26-51 49-86 49-11 0-46-3-59-33 13 0 22 0 32-9 9-7 16-18 16-32 0-24-21-28-28-28-18 0-44 12-44 51s35 67 83 67c81 0 160-70 181-158z">
            <text:p/>
          </draw:path>
          <draw:path draw:style-name="gr3" draw:text-style-name="P9" draw:layer="layout" svg:width="0.515cm" svg:height="0.182cm" svg:x="7.595cm" svg:y="7.347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9" draw:layer="layout" svg:width="0.399cm" svg:height="0.351cm" svg:x="8.388cm" svg:y="7.289cm" svg:viewBox="0 0 400 352" svg:d="M250 300c9 33 35 52 69 52 26 0 45-17 58-42 12-28 23-76 23-77 0-7-7-7-9-7-9 0-9 1-13 14-10 42-24 95-58 95-15 0-23-9-23-35 0-18 9-53 15-81l22-85c2-11 11-41 13-53 3-18 12-48 12-51 0-14-10-21-23-21-3 0-24 0-30 26-16 58-49 194-58 235-2 3-31 65-90 65-38 0-47-35-47-64 0-44 21-105 42-158 9-23 12-34 12-50 0-35-24-63-63-63-74 0-102 113-102 120s7 7 9 7c9 0 9 0 12-14 19-67 49-95 79-95 7 0 20 0 20 24 0 20-9 43-14 53-29 78-44 125-44 164 0 74 52 93 95 93 51 0 79-35 93-52z">
            <text:p/>
          </draw:path>
        </draw:g>
        <draw:g>
          <svg:title>TexMaths</svg:title>
          <svg:desc>22§display§\text {Diff. }w. \ r. \ t. \ x§svg§600§FALSE§</svg:desc>
          <draw:polygon draw:style-name="gr2" draw:text-style-name="P8" draw:layer="layout" svg:width="4.744cm" svg:height="0.477cm" svg:x="3.816cm" svg:y="8.367cm" svg:viewBox="0 0 4745 478" draw:points="2372,478 0,478 0,0 4745,0 4745,478">
            <text:p/>
          </draw:polygon>
          <draw:path draw:style-name="gr3" draw:text-style-name="P9" draw:layer="layout" svg:width="0.52cm" svg:height="0.53cm" svg:x="3.804cm" svg:y="8.346cm" svg:viewBox="0 0 521 531" svg:d="M0 0v25h19c60 0 60 8 60 35v411c0 28 0 35-60 35h-19v25h283c131 0 238-115 238-261 0-148-104-270-238-270zM185 506c-37 0-39-5-39-30v-421c0-25 2-30 39-30h77c48 0 102 16 141 72 33 46 41 113 41 173 0 86-15 132-43 171-16 21-60 65-139 65z">
            <text:p/>
          </draw:path>
          <draw:path draw:style-name="gr3" draw:text-style-name="P9" draw:layer="layout" svg:width="0.166cm" svg:height="0.519cm" svg:x="4.394cm" svg:y="8.356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465cm" svg:height="0.547cm" svg:x="4.603cm" svg:y="8.328cm" svg:viewBox="0 0 466 548" svg:d="M327 236h88v-23h-91v-90c0-70 39-105 72-105 4 0 14 0 26 5-8 3-22 12-22 32 0 17 12 33 33 33s33-16 33-33c0-29-26-55-70-55-46 0-81 30-84 33-23-29-66-33-87-33-74 0-163 41-163 125v88h-62v23h62v252c0 36-9 36-62 36v24c26-2 67-3 86-3 20 0 58 1 86 3v-24c-51 0-59 0-59-36v-252h163v252c0 36-8 36-61 36v24c30-2 67-3 88-3 31 0 68 0 98 3v-24h-16c-56 0-58-9-58-38zM111 213v-88c0-76 63-107 113-107 38 0 59 14 61 14v1c-14 0-28 11-28 32 0 6 0 25 21 32-2 11-2 18-2 26v90z">
            <text:p/>
          </draw:path>
          <draw:path draw:style-name="gr3" draw:text-style-name="P9" draw:layer="layout" svg:width="0.083cm" svg:height="0.084cm" svg:x="5.101cm" svg:y="8.792cm" svg:viewBox="0 0 84 85" svg:d="M84 42c0-23-19-42-42-42s-42 19-42 42 19 43 42 43 42-20 42-43z">
            <text:p/>
          </draw:path>
          <draw:path draw:style-name="gr3" draw:text-style-name="P9" draw:layer="layout" svg:width="0.513cm" svg:height="0.352cm" svg:x="5.615cm" svg:y="8.532cm" svg:viewBox="0 0 514 353" svg:d="M336 79c4-16 11-46 11-49 0-14-11-21-21-21-11 0-25 5-30 21-2 5-39 155-44 174-6 23-7 37-7 52 0 8 0 10 1 14-17 42-42 65-72 65-61 0-61-57-61-71 0-24 3-54 40-151 9-23 12-34 12-50 0-35-24-63-63-63-74 0-102 113-102 120s7 7 9 7c9 0 9 0 12-14 21-72 51-95 79-95 7 0 20 0 20 24 0 20-9 43-14 55-34 92-44 129-44 157 0 72 52 99 110 99 13 0 50 0 81-55 20 49 74 55 97 55 58 0 92-50 113-96 26-61 51-165 51-202 0-43-21-55-35-55-20 0-39 19-39 37 0 11 5 16 12 21 9 9 28 28 28 67 0 27-22 102-42 141-21 42-47 69-86 69-37 0-56-23-56-67 0-21 5-46 7-56z">
            <text:p/>
          </draw:path>
          <draw:path draw:style-name="gr3" draw:text-style-name="P9" draw:layer="layout" svg:width="0.083cm" svg:height="0.084cm" svg:x="6.233cm" svg:y="8.792cm" svg:viewBox="0 0 84 85" svg:d="M84 42c0-23-19-42-42-42s-42 19-42 42 19 43 42 43 42-20 42-43z">
            <text:p/>
          </draw:path>
          <draw:path draw:style-name="gr3" draw:text-style-name="P9" draw:layer="layout" svg:width="0.316cm" svg:height="0.352cm" svg:x="6.662cm" svg:y="8.532cm" svg:viewBox="0 0 317 353" svg:d="M46 298c-2 12-7 30-7 33 0 14 10 22 23 22 8 0 22-8 28-22 2-3 28-109 31-123 6-26 20-81 25-102 4-9 25-46 44-64 5-5 28-24 62-24 21 0 31 8 33 8-25 4-40 23-40 43 0 12 8 28 28 28 21 0 44-18 44-46s-25-51-65-51c-51 0-85 39-99 60-7-35-35-60-72-60-35 0-49 30-56 44-14 27-25 74-25 76 0 7 7 7 9 7 9 0 9 0 14-18 12-54 28-91 56-91 14 0 25 5 25 35 0 16-4 25-12 65z">
            <text:p/>
          </draw:path>
          <draw:path draw:style-name="gr3" draw:text-style-name="P9" draw:layer="layout" svg:width="0.083cm" svg:height="0.084cm" svg:x="7.034cm" svg:y="8.792cm" svg:viewBox="0 0 84 85" svg:d="M84 42c0-23-19-42-42-42s-42 19-42 42 19 43 42 43 42-20 42-43z">
            <text:p/>
          </draw:path>
          <draw:path draw:style-name="gr3" draw:text-style-name="P9" draw:layer="layout" svg:width="0.238cm" svg:height="0.494cm" svg:x="7.458cm" svg:y="8.39cm" svg:viewBox="0 0 239 495" svg:d="M143 176h73c15 0 23 0 23-16 0-8-8-8-23-8h-66c26-111 31-126 31-131 0-14-10-21-23-21-1 0-24 0-31 28l-30 124h-74c-16 0-23 0-23 14 0 10 7 10 21 10h69c-57 221-58 233-58 247 0 42 30 72 70 72 81 0 125-114 125-120 0-7-7-7-11-7-5 0-7 2-10 11-34 81-76 99-102 99-16 0-23-11-23-36 0-19 0-24 3-37z">
            <text:p/>
          </draw:path>
          <draw:path draw:style-name="gr3" draw:text-style-name="P9" draw:layer="layout" svg:width="0.083cm" svg:height="0.084cm" svg:x="7.785cm" svg:y="8.792cm" svg:viewBox="0 0 84 85" svg:d="M84 42c0-23-19-42-42-42s-42 19-42 42 19 43 42 43 42-20 42-43z">
            <text:p/>
          </draw:path>
          <draw:path draw:style-name="gr3" draw:text-style-name="P9" draw:layer="layout" svg:width="0.386cm" svg:height="0.352cm" svg:x="8.213cm" svg:y="8.532cm" svg:viewBox="0 0 387 353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8-30-28c-23 0-42 21-42 45 0 36 39 52 72 52 53 0 81-55 83-60 9 30 37 60 83 60 81 0 125-101 125-120 0-7-7-7-9-7-7 0-9 1-11 7-24 84-79 102-104 102-30 0-42-25-42-51 0-18 5-34 14-69z">
            <text:p/>
          </draw:path>
        </draw:g>
        <draw:g>
          <svg:title>TexMaths</svg:title>
          <svg:desc>22§display§1 - \frac{dy}{dx} = \frac{du}{dx}§svg§600§FALSE§</svg:desc>
          <draw:polygon draw:style-name="gr2" draw:text-style-name="P8" draw:layer="layout" svg:width="4.252cm" svg:height="1.522cm" svg:x="3.796cm" svg:y="9.542cm" svg:viewBox="0 0 4253 1523" draw:points="2128,1523 0,1523 0,0 4253,0 4253,1523">
            <text:p/>
          </draw:polygon>
          <draw:path draw:style-name="gr3" draw:text-style-name="P9" draw:layer="layout" svg:width="0.256cm" svg:height="0.517cm" svg:x="3.826cm" svg:y="10.049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4.38cm" svg:y="10.353cm" svg:viewBox="0 0 473 33" svg:d="M447 33c12 0 26 0 26-17 0-16-14-16-26-16h-421c-12 0-26 0-26 16 0 17 14 17 26 17z">
            <text:p/>
          </draw:path>
          <draw:path draw:style-name="gr3" draw:text-style-name="P9" draw:layer="layout" svg:width="0.369cm" svg:height="0.546cm" svg:x="5.23cm" svg:y="9.503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5.624cm" svg:y="9.698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olygon draw:style-name="gr3" draw:text-style-name="P9" draw:layer="layout" svg:width="0.845cm" svg:height="0.032cm" svg:x="5.181cm" svg:y="10.353cm" svg:viewBox="0 0 846 33" draw:points="422,33 0,33 0,0 846,0 846,33">
            <text:p/>
          </draw:polygon>
          <draw:path draw:style-name="gr3" draw:text-style-name="P9" draw:layer="layout" svg:width="0.369cm" svg:height="0.546cm" svg:x="5.213cm" svg:y="10.558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5.607cm" svg:y="10.7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4 60 80 0 124-100 124-120 0-7-8-7-9-7-7 0-9 2-11 7-24 85-79 102-104 102-30 0-42-24-42-51 0-17 5-33 14-68z">
            <text:p/>
          </draw:path>
          <draw:path draw:style-name="gr3" draw:text-style-name="P9" draw:layer="layout" svg:width="0.515cm" svg:height="0.182cm" svg:x="6.376cm" svg:y="10.27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69cm" svg:height="0.546cm" svg:x="7.273cm" svg:y="9.503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8cm" svg:height="0.351cm" svg:x="7.667cm" svg:y="9.698cm" svg:viewBox="0 0 399 352" svg:d="M250 299c7 34 35 53 69 53 26 0 44-18 58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7.242cm" svg:y="10.353cm" svg:viewBox="0 0 846 33" draw:points="424,33 0,33 0,0 846,0 846,33">
            <text:p/>
          </draw:polygon>
          <draw:path draw:style-name="gr3" draw:text-style-name="P9" draw:layer="layout" svg:width="0.369cm" svg:height="0.546cm" svg:x="7.273cm" svg:y="10.558cm" svg:viewBox="0 0 370 547" svg:d="M370 9c0-2 0-9-11-9s-84 7-99 9c-5 0-10 3-10 14 0 10 7 10 19 10 37 0 39 6 39 13l-4 16-45 183c-14-28-37-50-72-50-90 0-187 115-187 228 0 73 42 124 104 124 16 0 54-3 100-58 7 32 34 58 71 58 28 0 45-17 58-44 12-26 22-73 22-75 0-9-7-9-8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7.667cm" svg:y="10.7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</draw:g>
        <draw:g>
          <svg:title>TexMaths</svg:title>
          <svg:desc>22§display§\therefore \ \ \  \frac{dy}{dx} = 1 - \frac{du}{dx}§svg§600§FALSE§</svg:desc>
          <draw:polygon draw:style-name="gr2" draw:text-style-name="P8" draw:layer="layout" svg:width="5.756cm" svg:height="1.522cm" svg:x="9.512cm" svg:y="9.542cm" svg:viewBox="0 0 5757 1523" draw:points="2879,1523 0,1523 0,0 5757,0 5757,1523">
            <text:p/>
          </draw:polygon>
          <draw:path draw:style-name="gr3" draw:text-style-name="P9" draw:layer="layout" svg:width="0.469cm" svg:height="0.418cm" svg:x="9.496cm" svg:y="10.204cm" svg:viewBox="0 0 470 419" svg:d="M276 40c0-21-19-40-40-40-23 0-42 19-42 40 0 23 19 43 42 43 21 0 40-18 40-43zM470 377c0-21-18-41-41-41s-42 20-42 41c0 23 19 42 42 42s41-19 41-42zM83 377c0-21-20-41-43-41-21 0-40 20-40 41 0 23 19 42 40 42 23 0 43-19 43-42z">
            <text:p/>
          </draw:path>
          <draw:path draw:style-name="gr3" draw:text-style-name="P9" draw:layer="layout" svg:width="0.369cm" svg:height="0.546cm" svg:x="11.117cm" svg:y="9.503cm" svg:viewBox="0 0 370 547" svg:d="M370 9c0-2 0-9-11-9s-85 7-99 9c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58cm" svg:height="0.501cm" svg:x="11.511cm" svg:y="9.698cm" svg:viewBox="0 0 359 502" svg:d="M355 48c4-11 4-13 4-18 0-14-12-21-23-21-9 0-21 3-28 16-2 3-7 28-11 42-5 19-10 40-15 62l-36 140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7 16-18 16-32 0-25-21-28-28-28-18 0-44 12-44 51s35 67 83 67c80 0 160-71 181-159z">
            <text:p/>
          </draw:path>
          <draw:polygon draw:style-name="gr3" draw:text-style-name="P9" draw:layer="layout" svg:width="0.845cm" svg:height="0.032cm" svg:x="11.069cm" svg:y="10.353cm" svg:viewBox="0 0 846 33" draw:points="422,33 0,33 0,0 846,0 846,33">
            <text:p/>
          </draw:polygon>
          <draw:path draw:style-name="gr3" draw:text-style-name="P9" draw:layer="layout" svg:width="0.369cm" svg:height="0.546cm" svg:x="11.101cm" svg:y="10.558cm" svg:viewBox="0 0 370 547" svg:d="M370 9c0-2 0-9-11-9s-85 7-99 9c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1.493cm" svg:y="10.751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2 51 53 0 81-54 83-60 9 30 37 60 83 60 80 0 124-100 124-120 0-7-7-7-8-7-7 0-9 2-11 7-25 85-79 102-104 102-30 0-42-24-42-51 0-17 5-33 14-68z">
            <text:p/>
          </draw:path>
          <draw:path draw:style-name="gr3" draw:text-style-name="P9" draw:layer="layout" svg:width="0.515cm" svg:height="0.182cm" svg:x="12.264cm" svg:y="10.279cm" svg:viewBox="0 0 516 183" svg:d="M489 32c12 0 27 0 27-16s-15-16-25-16h-465c-12 0-26 0-26 16s14 16 26 16zM491 183c10 0 25 0 25-16s-15-16-27-16h-463c-12 0-26 0-26 16s14 16 26 16z">
            <text:p/>
          </draw:path>
          <draw:path draw:style-name="gr3" draw:text-style-name="P9" draw:layer="layout" svg:width="0.256cm" svg:height="0.517cm" svg:x="13.105cm" svg:y="10.049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13.659cm" svg:y="10.353cm" svg:viewBox="0 0 473 33" svg:d="M447 33c12 0 26 0 26-17 0-16-14-16-26-16h-421c-12 0-26 0-26 16 0 17 14 17 26 17z">
            <text:p/>
          </draw:path>
          <draw:path draw:style-name="gr3" draw:text-style-name="P9" draw:layer="layout" svg:width="0.369cm" svg:height="0.546cm" svg:x="14.492cm" svg:y="9.503cm" svg:viewBox="0 0 370 547" svg:d="M370 9c0-2 0-9-11-9s-85 7-99 9c-5 0-10 3-10 14 0 10 7 10 19 10 37 0 39 6 39 13l-4 16-45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8cm" svg:height="0.351cm" svg:x="14.886cm" svg:y="9.698cm" svg:viewBox="0 0 399 352" svg:d="M250 299c7 34 35 53 68 53 27 0 44-18 59-42 12-28 22-76 22-78 0-7-7-7-8-7-9 0-9 2-13 14-10 43-24 95-58 95-16 0-23-8-23-35 0-17 9-53 14-81l23-84c2-11 9-41 13-53 3-18 12-48 12-51 0-14-11-21-23-21-3 0-25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14.462cm" svg:y="10.353cm" svg:viewBox="0 0 846 33" draw:points="424,33 0,33 0,0 846,0 846,33">
            <text:p/>
          </draw:polygon>
          <draw:path draw:style-name="gr3" draw:text-style-name="P9" draw:layer="layout" svg:width="0.369cm" svg:height="0.546cm" svg:x="14.492cm" svg:y="10.558cm" svg:viewBox="0 0 370 547" svg:d="M370 9c0-2 0-9-11-9s-85 7-99 9c-5 0-10 3-10 14 0 10 7 10 19 10 37 0 39 6 39 13l-2 16-47 183c-14-28-37-50-72-50-90 0-187 115-187 228 0 73 42 124 104 124 16 0 54-3 100-58 7 32 34 58 70 58 29 0 46-17 59-44 12-26 22-73 22-75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4.886cm" svg:y="10.751cm" svg:viewBox="0 0 387 352" svg:d="M238 109c3-21 21-91 75-91 5 0 23 0 39 8-21 6-37 25-37 43 0 12 9 28 30 28 17 0 42-14 42-46 0-40-46-51-72-51-46 0-72 40-83 60-19-53-60-60-82-60-81 0-125 100-125 120 0 7 7 7 8 7 7 0 9 0 11-7 26-83 77-102 104-102 14 0 42 7 42 51 0 24-14 77-42 185-13 49-41 80-74 80-5 0-23 0-39-8 20-6 37-21 37-43 0-21-17-28-30-28-23 0-42 21-42 46 0 35 39 51 74 51 51 0 79-54 81-60 9 30 37 60 84 60 79 0 123-100 123-120 0-7-7-7-8-7-7 0-9 2-11 7-25 85-79 102-104 102-30 0-42-24-42-51 0-17 5-33 14-68z">
            <text:p/>
          </draw:path>
        </draw:g>
        <draw:g>
          <svg:title>TexMaths</svg:title>
          <svg:desc>22§display§\text {i.e. }( \ 2(x - y) + 3 \ )\ dx = ( x - y + 1 )\ dy §svg§600§FALSE§</svg:desc>
          <draw:polygon draw:style-name="gr2" draw:text-style-name="P8" draw:layer="layout" svg:width="13.384cm" svg:height="0.696cm" svg:x="6.209cm" svg:y="3.445cm" svg:viewBox="0 0 13385 697" draw:points="6694,697 0,697 0,0 13385,0 13385,697">
            <text:p/>
          </draw:polygon>
          <draw:path draw:style-name="gr3" draw:text-style-name="P9" draw:layer="layout" svg:width="0.166cm" svg:height="0.518cm" svg:x="6.195cm" svg:y="3.469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083cm" svg:height="0.083cm" svg:x="6.452cm" svg:y="3.904cm" svg:viewBox="0 0 84 84" svg:d="M84 42c0-23-19-42-42-42s-42 19-42 42 19 42 42 42 42-19 42-42z">
            <text:p/>
          </draw:path>
          <draw:path draw:style-name="gr3" draw:text-style-name="P9" draw:layer="layout" svg:width="0.3cm" svg:height="0.356cm" svg:x="6.621cm" svg:y="3.64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7.01cm" svg:y="3.904cm" svg:viewBox="0 0 84 84" svg:d="M84 42c0-23-19-42-42-42s-42 19-42 42 19 42 42 42 42-19 42-42z">
            <text:p/>
          </draw:path>
          <draw:path draw:style-name="gr3" draw:text-style-name="P9" draw:layer="layout" svg:width="0.18cm" svg:height="0.773cm" svg:x="7.578cm" svg:y="3.4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09cm" svg:height="0.516cm" svg:x="8.099cm" svg:y="3.47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18cm" svg:height="0.773cm" svg:x="8.524cm" svg:y="3.4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8.77cm" svg:y="3.6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9.427cm" svg:y="3.777cm" svg:viewBox="0 0 473 33" svg:d="M447 33c12 0 26 0 26-17 0-16-14-16-26-16h-421c-12 0-26 0-26 16 0 17 14 17 26 17z">
            <text:p/>
          </draw:path>
          <draw:path draw:style-name="gr3" draw:text-style-name="P9" draw:layer="layout" svg:width="0.356cm" svg:height="0.5cm" svg:x="10.157cm" svg:y="3.643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18cm" svg:height="0.773cm" svg:x="10.586cm" svg:y="3.4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516cm" svg:x="11.058cm" svg:y="3.5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21cm" svg:height="0.532cm" svg:x="11.82cm" svg:y="3.47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9" draw:layer="layout" svg:width="0.18cm" svg:height="0.773cm" svg:x="12.477cm" svg:y="3.4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3.021cm" svg:y="3.45cm" svg:viewBox="0 0 370 547" svg:d="M370 9c0-2 0-9-11-9s-84 7-99 9c-5 0-10 3-10 14 0 10 7 10 19 10 37 0 39 6 39 13l-2 16-47 183c-14-29-37-50-72-50-90 0-187 115-187 227 0 74 42 125 104 125 16 0 54-3 100-58 7 32 34 58 71 58 28 0 45-18 58-44 12-26 23-74 23-76 0-8-8-8-9-8-9 0-9 3-11 14-14 51-28 96-60 96-21 0-23-19-23-35 0-19 2-24 6-37zM208 445c-4 14-4 16-16 30-34 42-65 54-86 54-39 0-51-42-51-72 0-38 26-135 44-170 22-46 58-74 89-74 51 0 62 63 62 68 0 4-2 9-4 13z">
            <text:p/>
          </draw:path>
          <draw:path draw:style-name="gr3" draw:text-style-name="P9" draw:layer="layout" svg:width="0.386cm" svg:height="0.351cm" svg:x="13.415cm" svg:y="3.6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182cm" svg:x="14.092cm" svg:y="3.70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18cm" svg:height="0.773cm" svg:x="14.943cm" svg:y="3.40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15.189cm" svg:y="3.6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15.844cm" svg:y="3.777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6.576cm" svg:y="3.643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17.176cm" svg:y="3.53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6cm" svg:height="0.516cm" svg:x="17.973cm" svg:y="3.47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18.336cm" svg:y="3.40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69cm" svg:height="0.546cm" svg:x="18.882cm" svg:y="3.45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9" draw:layer="layout" svg:width="0.358cm" svg:height="0.5cm" svg:x="19.276cm" svg:y="3.643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</draw:g>
        <draw:g>
          <svg:title>TexMaths</svg:title>
          <svg:desc>22§display§\therefore \ \ \  \frac{dy}{dx} = \frac{2(x - y) + 3}{ x - y + 1 }§svg§600§FALSE§</svg:desc>
          <draw:polygon draw:style-name="gr2" draw:text-style-name="P8" draw:layer="layout" svg:width="7.692cm" svg:height="1.715cm" svg:x="4.714cm" svg:y="4.744cm" svg:viewBox="0 0 7693 1716" draw:points="3847,1716 0,1716 0,0 7693,0 7693,1716">
            <text:p/>
          </draw:polygon>
          <draw:path draw:style-name="gr3" draw:text-style-name="P9" draw:layer="layout" svg:width="0.469cm" svg:height="0.418cm" svg:x="4.698cm" svg:y="5.449cm" svg:viewBox="0 0 470 419" svg:d="M276 40c0-21-19-40-40-40-23 0-42 19-42 40 0 23 19 43 42 43 21 0 40-18 40-43zM470 377c0-22-18-41-41-41s-42 19-42 41 19 42 42 42 41-20 41-42zM83 377c0-22-20-41-43-41-21 0-40 19-40 41s19 42 40 42c23 0 43-20 43-42z">
            <text:p/>
          </draw:path>
          <draw:path draw:style-name="gr3" draw:text-style-name="P9" draw:layer="layout" svg:width="0.369cm" svg:height="0.546cm" svg:x="6.319cm" svg:y="4.749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58cm" svg:height="0.5cm" svg:x="6.713cm" svg:y="4.943cm" svg:viewBox="0 0 359 501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0 0 160-70 181-158z">
            <text:p/>
          </draw:path>
          <draw:polygon draw:style-name="gr3" draw:text-style-name="P9" draw:layer="layout" svg:width="0.845cm" svg:height="0.032cm" svg:x="6.271cm" svg:y="5.599cm" svg:viewBox="0 0 846 33" draw:points="422,33 0,33 0,0 846,0 846,33">
            <text:p/>
          </draw:polygon>
          <draw:path draw:style-name="gr3" draw:text-style-name="P9" draw:layer="layout" svg:width="0.369cm" svg:height="0.546cm" svg:x="6.303cm" svg:y="5.801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9" draw:layer="layout" svg:width="0.386cm" svg:height="0.351cm" svg:x="6.695cm" svg:y="5.9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9" draw:layer="layout" svg:width="0.515cm" svg:height="0.182cm" svg:x="7.466cm" svg:y="5.5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6cm" svg:x="8.371cm" svg:y="4.77cm" svg:viewBox="0 0 310 517" svg:d="M60 457l83-80c121-108 167-148 167-226 0-89-69-151-164-151-88 0-146 72-146 141 0 42 39 42 40 42 15 0 41-9 41-40 0-20-14-41-41-41-7 0-7 0-10 2 18-51 60-79 105-79 71 0 104 61 104 126 0 62-38 123-81 171l-149 165c-9 9-9 11-9 30h289l21-135h-20c-3 23-8 58-15 68-8 7-59 7-74 7z">
            <text:p/>
          </draw:path>
          <draw:path draw:style-name="gr3" draw:text-style-name="P9" draw:layer="layout" svg:width="0.18cm" svg:height="0.773cm" svg:x="8.795cm" svg:y="4.705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9.041cm" svg:y="4.9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8 20-6 37-22 37-43s-17-28-30-28c-23 0-42 21-42 46 0 35 39 51 72 51 53 0 81-55 83-60 9 30 37 60 84 60 80 0 124-100 124-120 0-7-8-7-9-7-7 0-9 2-11 7-24 85-79 102-104 102-30 0-42-24-42-51 0-17 5-33 14-68z">
            <text:p/>
          </draw:path>
          <draw:path draw:style-name="gr3" draw:text-style-name="P9" draw:layer="layout" svg:width="0.472cm" svg:height="0.032cm" svg:x="9.697cm" svg:y="5.076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0.428cm" svg:y="4.943cm" svg:viewBox="0 0 359 501" svg:d="M355 48c4-11 4-13 4-18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8-28-28-18 0-44 12-44 51 0 38 35 66 83 66 80 0 160-70 181-158z">
            <text:p/>
          </draw:path>
          <draw:path draw:style-name="gr3" draw:text-style-name="P9" draw:layer="layout" svg:width="0.18cm" svg:height="0.773cm" svg:x="10.857cm" svg:y="4.705cm" svg:viewBox="0 0 181 774" svg:d="M181 387c0-60-9-153-51-241-47-95-114-146-123-146-3 0-7 4-7 7 0 4 0 5 14 19 78 76 121 199 121 361 0 132-28 269-124 366-11 11-11 12-11 14 0 5 4 7 7 7 9 0 79-53 125-151 40-85 49-171 49-236z">
            <text:p/>
          </draw:path>
          <draw:path draw:style-name="gr3" draw:text-style-name="P9" draw:layer="layout" svg:width="0.515cm" svg:height="0.516cm" svg:x="11.329cm" svg:y="4.83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21cm" svg:height="0.532cm" svg:x="12.091cm" svg:y="4.77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9" draw:layer="layout" svg:width="4.113cm" svg:height="0.032cm" svg:x="8.332cm" svg:y="5.599cm" svg:viewBox="0 0 4114 33" draw:points="2057,33 0,33 0,0 4114,0 4114,33">
            <text:p/>
          </draw:polygon>
          <draw:path draw:style-name="gr3" draw:text-style-name="P9" draw:layer="layout" svg:width="0.386cm" svg:height="0.351cm" svg:x="8.847cm" svg:y="5.9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3 50-41 81-74 81-5 0-23 0-39-8 20-6 37-22 37-43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9" draw:layer="layout" svg:width="0.472cm" svg:height="0.032cm" svg:x="9.504cm" svg:y="6.128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10.234cm" svg:y="5.997cm" svg:viewBox="0 0 359 501" svg:d="M355 48c4-11 4-13 4-18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8-28-28-18 0-44 12-44 51 0 38 35 66 83 66 80 0 160-70 181-158z">
            <text:p/>
          </draw:path>
          <draw:path draw:style-name="gr3" draw:text-style-name="P9" draw:layer="layout" svg:width="0.515cm" svg:height="0.516cm" svg:x="10.834cm" svg:y="5.88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256cm" svg:height="0.516cm" svg:x="11.633cm" svg:y="5.822cm" svg:viewBox="0 0 257 517" svg:d="M160 19c0-17 0-19-19-19-48 49-116 49-141 49v25c16 0 62 0 102-21v403c0 28-2 37-72 37h-25v24c27-3 95-3 125-3 32 0 99 0 127 3v-24h-25c-70 0-72-9-72-37z">
            <text:p/>
          </draw:path>
        </draw:g>
        <draw:g>
          <svg:title>TexMaths</svg:title>
          <svg:desc>22§display§\text {Equation (1) becomes,}§svg§600§FALSE§</svg:desc>
          <draw:polygon draw:style-name="gr2" draw:text-style-name="P8" draw:layer="layout" svg:width="7.485cm" svg:height="0.696cm" svg:x="3.764cm" svg:y="11.792cm" svg:viewBox="0 0 7486 697" draw:points="3742,697 0,697 0,0 7486,0 7486,697">
            <text:p/>
          </draw:polygon>
          <draw:path draw:style-name="gr3" draw:text-style-name="P9" draw:layer="layout" svg:width="0.48cm" svg:height="0.527cm" svg:x="3.75cm" svg:y="11.808cm" svg:viewBox="0 0 481 528" svg:d="M79 466c0 28 0 37-60 37h-19v25h447l34-201h-20c-19 120-37 176-171 176h-103c-36 0-37-5-37-32v-205h68c76 0 85 24 85 89h19v-204h-19c0 65-9 90-85 90h-68v-186c0-25 1-30 37-30h100c120 0 141 42 153 149h19l-22-174h-437v25h19c60 0 60 8 60 35z">
            <text:p/>
          </draw:path>
          <draw:path draw:style-name="gr3" draw:text-style-name="P9" draw:layer="layout" svg:width="0.383cm" svg:height="0.492cm" svg:x="4.278cm" svg:y="11.99cm" svg:viewBox="0 0 384 493" svg:d="M269 296v138c0 36-8 36-61 36v23c26 0 67-2 88-2s60 2 88 2v-23c-53 0-62 0-62-36v-434h-17l-29 70c-10-21-42-70-104-70-91 0-172 76-172 176 0 97 76 176 165 176 55 0 87-34 104-56zM271 128v109c0 25-14 46-32 66-8 10-33 31-70 31-56 0-104-68-104-158 0-92 55-157 111-157 62 0 95 67 95 109z">
            <text:p/>
          </draw:path>
          <draw:path draw:style-name="gr3" draw:text-style-name="P9" draw:layer="layout" svg:width="0.39cm" svg:height="0.351cm" svg:x="4.685cm" svg:y="11.99cm" svg:viewBox="0 0 391 352" svg:d="M278 281v71l113-9v-25c-55 0-60-5-60-42v-276l-115 9v24c55 0 60 6 60 43v139c0 66-37 119-93 119-65 0-69-35-69-75v-259l-114 9v24c60 0 60 2 60 71v116c0 61 0 132 120 132 42 0 77-21 98-71z">
            <text:p/>
          </draw:path>
          <draw:path draw:style-name="gr3" draw:text-style-name="P9" draw:layer="layout" svg:width="0.349cm" svg:height="0.356cm" svg:x="5.121cm" svg:y="11.987cm" svg:viewBox="0 0 350 357" svg:d="M225 288c4 32 25 64 62 64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9" draw:layer="layout" svg:width="0.242cm" svg:height="0.485cm" svg:x="5.491cm" svg:y="11.857cm" svg:viewBox="0 0 243 486" svg:d="M120 167h111v-25h-111v-142h-20c0 63-24 146-100 150v17h67v213c0 97 72 106 100 106 55 0 76-55 76-106v-44h-19v44c0 56-23 86-52 86-52 0-52-70-52-84z">
            <text:p/>
          </draw:path>
          <draw:path draw:style-name="gr3" draw:text-style-name="P9" draw:layer="layout" svg:width="0.166cm" svg:height="0.518cm" svg:x="5.802cm" svg:y="11.81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9" draw:layer="layout" svg:width="0.344cm" svg:height="0.356cm" svg:x="6.014cm" svg:y="11.987cm" svg:viewBox="0 0 345 357" svg:d="M345 181c0-98-79-181-173-181-96 0-172 84-172 181 0 100 81 176 172 176 94 0 173-77 173-176zM172 338c-33 0-66-18-88-53-19-33-19-81-19-109 0-30 0-72 18-107 21-36 58-51 89-51 34 0 67 15 89 49 19 33 19 79 19 109 0 28 0 70-18 104-16 35-51 58-90 58z">
            <text:p/>
          </draw:path>
          <draw:path draw:style-name="gr3" draw:text-style-name="P9" draw:layer="layout" svg:width="0.39cm" svg:height="0.342cm" svg:x="6.403cm" svg:y="11.99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9" draw:layer="layout" svg:width="0.18cm" svg:height="0.773cm" svg:x="7.142cm" svg:y="11.75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7.436cm" svg:y="11.81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7.797cm" svg:y="11.75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383cm" svg:height="0.546cm" svg:x="8.333cm" svg:y="11.797cm" svg:viewBox="0 0 384 547" svg:d="M113 246v-246l-113 9v24c55 0 60 6 60 43v462h19c2-1 7-12 28-47 13 17 46 56 102 56 94 0 175-76 175-176 0-98-78-176-166-176-60 0-93 37-105 51zM114 450v-160c0-16 0-16 9-28 30-44 72-49 92-49 35 0 63 19 81 49 21 32 23 76 23 107 0 30-2 76-25 111-16 23-46 49-88 49-34 0-62-19-81-47-11-16-11-18-11-32z">
            <text:p/>
          </draw:path>
          <draw:path draw:style-name="gr3" draw:text-style-name="P9" draw:layer="layout" svg:width="0.3cm" svg:height="0.356cm" svg:x="8.784cm" svg:y="11.9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95cm" svg:height="0.356cm" svg:x="9.133cm" svg:y="11.987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9" draw:layer="layout" svg:width="0.344cm" svg:height="0.356cm" svg:x="9.472cm" svg:y="11.98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604cm" svg:height="0.342cm" svg:x="9.861cm" svg:y="11.99cm" svg:viewBox="0 0 605 343" svg:d="M60 76v209c0 33-9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3cm" svg:height="0.356cm" svg:x="10.502cm" svg:y="11.98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9" draw:layer="layout" svg:width="0.254cm" svg:height="0.356cm" svg:x="10.85cm" svg:y="11.98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9" draw:layer="layout" svg:width="0.091cm" svg:height="0.231cm" svg:x="11.195cm" svg:y="12.251cm" svg:viewBox="0 0 92 232" svg:d="M92 81c0-49-18-81-50-81-28 0-42 21-42 40 0 22 14 43 42 43 13 0 21-6 30-11l2-2c0 0 2 0 2 11 0 51-23 98-58 135-4 4-6 6-6 7 0 7 4 9 9 9 9 0 71-61 71-151z">
            <text:p/>
          </draw:path>
        </draw:g>
        <draw:g>
          <svg:title>TexMaths</svg:title>
          <svg:desc>22§display§1 - \frac{du}{dx} = \frac{ 2u + 3 }{ u + 1 }§svg§600§FALSE§</svg:desc>
          <draw:polygon draw:style-name="gr2" draw:text-style-name="P8" draw:layer="layout" svg:width="5.569cm" svg:height="1.579cm" svg:x="3.799cm" svg:y="13.246cm" svg:viewBox="0 0 5570 1580" draw:points="2786,1580 0,1580 0,0 5570,0 5570,1580">
            <text:p/>
          </draw:polygon>
          <draw:path draw:style-name="gr3" draw:text-style-name="P9" draw:layer="layout" svg:width="0.256cm" svg:height="0.517cm" svg:x="3.829cm" svg:y="13.753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4.383cm" svg:y="14.058cm" svg:viewBox="0 0 473 33" svg:d="M447 33c12 0 26 0 26-17 0-16-14-16-26-16h-421c-12 0-26 0-26 16 0 17 14 17 26 17z">
            <text:p/>
          </draw:path>
          <draw:path draw:style-name="gr3" draw:text-style-name="P9" draw:layer="layout" svg:width="0.369cm" svg:height="0.547cm" svg:x="5.216cm" svg:y="13.207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98cm" svg:height="0.351cm" svg:x="5.61cm" svg:y="13.402cm" svg:viewBox="0 0 399 352" svg:d="M250 299c9 34 35 53 69 53 26 0 45-17 58-42 12-28 22-76 22-78 0-7-7-7-8-7-9 0-9 2-13 14-10 43-24 96-58 96-16 0-23-9-23-36 0-17 9-52 14-81l23-84c2-11 9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5.184cm" svg:y="14.058cm" svg:viewBox="0 0 846 33" draw:points="424,33 0,33 0,0 846,0 846,33">
            <text:p/>
          </draw:polygon>
          <draw:path draw:style-name="gr3" draw:text-style-name="P9" draw:layer="layout" svg:width="0.369cm" svg:height="0.547cm" svg:x="5.216cm" svg:y="14.262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86cm" svg:height="0.351cm" svg:x="5.61cm" svg:y="14.455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9" draw:layer="layout" svg:width="0.515cm" svg:height="0.182cm" svg:x="6.381cm" svg:y="13.9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9cm" svg:height="0.517cm" svg:x="7.285cm" svg:y="13.228cm" svg:viewBox="0 0 310 518" svg:d="M60 458l83-81c121-108 167-148 167-226 0-89-69-151-164-151-88 0-146 72-146 141 0 42 39 42 40 42 15 0 41-9 41-40 0-20-14-41-41-41-7 0-7 0-10 2 18-51 60-79 105-79 71 0 104 61 104 126 0 62-38 124-81 171l-149 166c-9 9-9 10-9 30h289l21-136h-20c-3 23-8 58-15 69-8 7-59 7-74 7z">
            <text:p/>
          </draw:path>
          <draw:path draw:style-name="gr3" draw:text-style-name="P9" draw:layer="layout" svg:width="0.398cm" svg:height="0.351cm" svg:x="7.655cm" svg:y="13.402cm" svg:viewBox="0 0 399 352" svg:d="M250 299c9 34 35 53 69 53 26 0 44-17 58-42 12-28 22-76 22-78 0-7-7-7-8-7-9 0-9 2-13 14-10 43-24 96-58 96-16 0-23-9-23-36 0-17 9-52 14-81l23-84c2-11 9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8.29cm" svg:y="13.29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21cm" svg:height="0.533cm" svg:x="9.052cm" svg:y="13.228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olygon draw:style-name="gr3" draw:text-style-name="P9" draw:layer="layout" svg:width="2.162cm" svg:height="0.032cm" svg:x="7.246cm" svg:y="14.058cm" svg:viewBox="0 0 2163 33" draw:points="1080,33 0,33 0,0 2163,0 2163,33">
            <text:p/>
          </draw:polygon>
          <draw:path draw:style-name="gr3" draw:text-style-name="P9" draw:layer="layout" svg:width="0.398cm" svg:height="0.351cm" svg:x="7.461cm" svg:y="14.455cm" svg:viewBox="0 0 399 352" svg:d="M250 299c9 34 35 53 69 53 26 0 45-17 58-42 12-28 22-76 22-78 0-7-7-7-8-7-9 0-9 2-13 14-10 43-24 96-58 96-16 0-23-9-23-36 0-17 9-52 14-81l23-84c2-11 11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8.096cm" svg:y="14.34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8.895cm" svg:y="14.283cm" svg:viewBox="0 0 257 518" svg:d="M160 19c0-17 0-19-19-19-48 49-116 49-141 49v25c16 0 62 0 102-21v403c0 28-2 37-72 37h-25v25c27-4 95-4 125-4 32 0 99 0 127 4v-25h-25c-70 0-72-9-72-37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9">
        <draw:frame presentation:style-name="pr13" draw:text-style-name="P7" draw:layer="layout" svg:width="26.6cm" svg:height="14.2cm" svg:x="0.8cm" svg:y="0.6cm" presentation:class="subtitle" presentation:user-transformed="true">
          <draw:text-box>
            <text:p text:style-name="P6"><text:span text:style-name="T17"><text:tab/></text:span></text:p>
          </draw:text-box>
        </draw:frame>
        <draw:g>
          <svg:title>TexMaths</svg:title>
          <svg:desc>22§display§\frac{du}{dx} = 1 - \frac{ 2u + 3 }{ u + 1 }§svg§600§FALSE§</svg:desc>
          <draw:polygon draw:style-name="gr2" draw:text-style-name="P8" draw:layer="layout" svg:width="5.479cm" svg:height="1.579cm" svg:x="3.839cm" svg:y="0.847cm" svg:viewBox="0 0 5480 1580" draw:points="2739,1580 0,1580 0,0 5480,0 5480,1580">
            <text:p/>
          </draw:polygon>
          <draw:path draw:style-name="gr3" draw:text-style-name="P9" draw:layer="layout" svg:width="0.369cm" svg:height="0.547cm" svg:x="3.832cm" svg:y="0.808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99cm" svg:height="0.351cm" svg:x="4.224cm" svg:y="1.003cm" svg:viewBox="0 0 400 352" svg:d="M250 299c9 34 35 53 69 53 26 0 45-17 58-42 12-28 23-76 23-78 0-7-7-7-9-7-9 0-9 2-13 14-10 43-24 96-58 96-15 0-23-9-23-36 0-17 9-52 15-81l22-84c2-11 9-41 13-53 3-18 12-48 12-51 0-14-10-21-23-21-3 0-24 0-30 26-16 58-49 194-58 234-2 4-31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6cm" svg:height="0.032cm" svg:x="3.8cm" svg:y="1.659cm" svg:viewBox="0 0 847 33" draw:points="424,33 0,33 0,0 847,0 847,33">
            <text:p/>
          </draw:polygon>
          <draw:path draw:style-name="gr3" draw:text-style-name="P9" draw:layer="layout" svg:width="0.369cm" svg:height="0.547cm" svg:x="3.832cm" svg:y="1.863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86cm" svg:height="0.351cm" svg:x="4.226cm" svg:y="2.056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9" draw:layer="layout" svg:width="0.515cm" svg:height="0.182cm" svg:x="4.997cm" svg:y="1.5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256cm" svg:height="0.517cm" svg:x="5.838cm" svg:y="1.354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6.391cm" svg:y="1.659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7.232cm" svg:y="0.829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9" draw:layer="layout" svg:width="0.399cm" svg:height="0.351cm" svg:x="7.602cm" svg:y="1.003cm" svg:viewBox="0 0 400 352" svg:d="M250 299c9 34 35 53 69 53 26 0 44-17 58-42 12-28 23-76 23-78 0-7-7-7-9-7-9 0-9 2-13 14-10 43-24 96-58 96-15 0-23-9-23-36 0-17 9-52 15-81l22-84c2-11 9-41 13-53 3-18 12-48 12-51 0-14-10-21-23-21-3 0-24 0-30 26-16 58-49 194-58 234-2 4-31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8.238cm" svg:y="0.89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21cm" svg:height="0.533cm" svg:x="9.001cm" svg:y="0.829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olygon draw:style-name="gr3" draw:text-style-name="P9" draw:layer="layout" svg:width="2.162cm" svg:height="0.032cm" svg:x="7.194cm" svg:y="1.659cm" svg:viewBox="0 0 2163 33" draw:points="1081,33 0,33 0,0 2163,0 2163,33">
            <text:p/>
          </draw:polygon>
          <draw:path draw:style-name="gr3" draw:text-style-name="P9" draw:layer="layout" svg:width="0.399cm" svg:height="0.351cm" svg:x="7.41cm" svg:y="2.056cm" svg:viewBox="0 0 400 352" svg:d="M250 299c9 34 35 53 69 53 26 0 45-17 58-42 12-28 23-76 23-78 0-7-7-7-9-7-9 0-9 2-13 14-10 43-24 96-58 96-15 0-23-9-23-36 0-17 9-52 15-81l22-84c2-11 11-41 13-53 3-18 12-48 12-51 0-14-10-21-23-21-3 0-24 0-30 26-16 58-49 194-58 234-2 4-31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8.046cm" svg:y="1.94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8.843cm" svg:y="1.884cm" svg:viewBox="0 0 257 518" svg:d="M160 19c0-17 0-19-19-19-48 49-116 49-141 49v25c16 0 62 0 102-21v403c0 28-2 37-72 37h-25v25c27-4 95-4 125-4 32 0 99 0 127 4v-25h-25c-70 0-72-9-72-37z">
            <text:p/>
          </draw:path>
        </draw:g>
        <draw:g>
          <svg:title>TexMaths</svg:title>
          <svg:desc>22§display§\therefore \ \ \ \frac{du}{dx} =  \frac{ u + 1 - 2u - 3 }{ u + 1 }§svg§600§FALSE§</svg:desc>
          <draw:polygon draw:style-name="gr2" draw:text-style-name="P8" draw:layer="layout" svg:width="8.46cm" svg:height="1.579cm" svg:x="10.717cm" svg:y="0.849cm" svg:viewBox="0 0 8461 1580" draw:points="4231,1580 0,1580 0,0 8461,0 8461,1580">
            <text:p/>
          </draw:polygon>
          <draw:path draw:style-name="gr3" draw:text-style-name="P9" draw:layer="layout" svg:width="0.469cm" svg:height="0.418cm" svg:x="10.701cm" svg:y="1.511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9" draw:layer="layout" svg:width="0.369cm" svg:height="0.547cm" svg:x="12.306cm" svg:y="0.81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98cm" svg:height="0.351cm" svg:x="12.698cm" svg:y="1.005cm" svg:viewBox="0 0 399 352" svg:d="M250 299c9 34 35 53 69 53 26 0 44-17 58-42 12-28 22-76 22-78 0-7-7-7-8-7-9 0-9 2-13 14-10 43-24 96-58 96-16 0-23-9-23-36 0-17 9-52 14-81l23-84c2-11 9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5cm" svg:height="0.032cm" svg:x="12.274cm" svg:y="1.661cm" svg:viewBox="0 0 846 33" draw:points="424,33 0,33 0,0 846,0 846,33">
            <text:p/>
          </draw:polygon>
          <draw:path draw:style-name="gr3" draw:text-style-name="P9" draw:layer="layout" svg:width="0.369cm" svg:height="0.547cm" svg:x="12.306cm" svg:y="1.865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86cm" svg:height="0.351cm" svg:x="12.7cm" svg:y="2.058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8-7-9-7-7 0-9 2-11 7-26 85-79 103-104 103-30 0-42-25-42-51 0-18 5-34 14-69z">
            <text:p/>
          </draw:path>
          <draw:path draw:style-name="gr3" draw:text-style-name="P9" draw:layer="layout" svg:width="0.515cm" svg:height="0.182cm" svg:x="13.469cm" svg:y="1.5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98cm" svg:height="0.351cm" svg:x="14.358cm" svg:y="1.005cm" svg:viewBox="0 0 399 352" svg:d="M250 299c7 34 35 53 69 53 26 0 44-17 58-42 12-28 22-76 22-78 0-7-7-7-8-7-9 0-9 2-13 14-10 43-24 96-58 96-16 0-23-9-23-36 0-17 9-52 14-81l23-84c2-11 9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14.993cm" svg:y="0.89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15.792cm" svg:y="0.83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9" draw:layer="layout" svg:width="0.472cm" svg:height="0.032cm" svg:x="16.345cm" svg:y="1.138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17.093cm" svg:y="0.83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ath draw:style-name="gr3" draw:text-style-name="P9" draw:layer="layout" svg:width="0.398cm" svg:height="0.351cm" svg:x="17.464cm" svg:y="1.005cm" svg:viewBox="0 0 399 352" svg:d="M250 299c9 34 35 53 69 53 26 0 45-17 58-42 12-28 22-76 22-78 0-7-7-7-8-7-9 0-9 2-13 14-10 43-24 96-58 96-16 0-23-9-23-36 0-17 9-52 14-81l23-84c2-11 11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472cm" svg:height="0.032cm" svg:x="18.121cm" svg:y="1.138cm" svg:viewBox="0 0 473 33" svg:d="M447 33c12 0 26 0 26-17 0-16-14-16-26-16h-421c-12 0-26 0-26 16 0 17 14 17 26 17z">
            <text:p/>
          </draw:path>
          <draw:path draw:style-name="gr3" draw:text-style-name="P9" draw:layer="layout" svg:width="0.321cm" svg:height="0.533cm" svg:x="18.862cm" svg:y="0.831cm" svg:viewBox="0 0 322 534" svg:d="M194 243c63-19 107-74 107-136 0-63-69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0 72 122 157 122 95 0 165-71 165-150 0-64-49-123-128-141z">
            <text:p/>
          </draw:path>
          <draw:polygon draw:style-name="gr3" draw:text-style-name="P9" draw:layer="layout" svg:width="4.881cm" svg:height="0.032cm" svg:x="14.335cm" svg:y="1.661cm" svg:viewBox="0 0 4882 33" draw:points="2441,33 0,33 0,0 4882,0 4882,33">
            <text:p/>
          </draw:polygon>
          <draw:path draw:style-name="gr3" draw:text-style-name="P9" draw:layer="layout" svg:width="0.398cm" svg:height="0.351cm" svg:x="15.91cm" svg:y="2.058cm" svg:viewBox="0 0 399 352" svg:d="M250 299c9 34 35 53 69 53 26 0 44-17 58-42 12-28 22-76 22-78 0-7-7-7-8-7-9 0-9 2-13 14-10 43-24 96-58 96-16 0-23-9-23-36 0-17 9-52 14-81l23-84c2-11 9-41 13-53 3-18 12-48 12-51 0-14-11-21-23-21-3 0-25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16.546cm" svg:y="1.94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17.345cm" svg:y="1.886cm" svg:viewBox="0 0 257 518" svg:d="M160 19c0-17 0-19-17-19-50 49-118 49-143 49v25c16 0 62 0 102-21v403c0 28-2 37-72 37h-25v25c27-4 95-4 125-4 32 0 99 0 127 4v-25h-25c-70 0-72-9-72-37z">
            <text:p/>
          </draw:path>
        </draw:g>
        <draw:g>
          <svg:title>TexMaths</svg:title>
          <svg:desc>22§display§\text {i.e.} \ \ \frac{du}{dx} =  \frac{ - u - 2 }{ u + 1 } = - \frac{ u + 2 }{ u + 1 }§svg§600§FALSE§</svg:desc>
          <draw:polygon draw:style-name="gr2" draw:text-style-name="P8" draw:layer="layout" svg:width="9.549cm" svg:height="1.579cm" svg:x="2.217cm" svg:y="2.955cm" svg:viewBox="0 0 9550 1580" draw:points="4775,1580 0,1580 0,0 9550,0 9550,1580">
            <text:p/>
          </draw:polygon>
          <draw:path draw:style-name="gr3" draw:text-style-name="P9" draw:layer="layout" svg:width="0.166cm" svg:height="0.518cm" svg:x="2.203cm" svg:y="3.458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9" draw:layer="layout" svg:width="0.083cm" svg:height="0.084cm" svg:x="2.46cm" svg:y="3.895cm" svg:viewBox="0 0 84 85" svg:d="M84 42c0-23-19-42-42-42s-42 19-42 42 19 43 42 43 42-20 42-43z">
            <text:p/>
          </draw:path>
          <draw:path draw:style-name="gr3" draw:text-style-name="P9" draw:layer="layout" svg:width="0.3cm" svg:height="0.356cm" svg:x="2.629cm" svg:y="3.629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9" draw:layer="layout" svg:width="0.083cm" svg:height="0.084cm" svg:x="3.018cm" svg:y="3.895cm" svg:viewBox="0 0 84 85" svg:d="M84 42c0-23-19-42-42-42s-42 19-42 42 19 43 42 43 42-20 42-43z">
            <text:p/>
          </draw:path>
          <draw:path draw:style-name="gr3" draw:text-style-name="P9" draw:layer="layout" svg:width="0.369cm" svg:height="0.547cm" svg:x="3.806cm" svg:y="2.916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99cm" svg:height="0.351cm" svg:x="4.199cm" svg:y="3.111cm" svg:viewBox="0 0 400 352" svg:d="M250 299c9 34 35 53 69 53 26 0 45-17 58-42 12-28 23-76 23-78 0-7-8-7-9-7-9 0-9 2-13 14-10 43-24 96-58 96-16 0-23-9-23-36 0-17 9-52 15-81l22-84c2-11 9-41 13-53 3-18 12-48 12-51 0-14-11-21-23-21-3 0-24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olygon draw:style-name="gr3" draw:text-style-name="P9" draw:layer="layout" svg:width="0.846cm" svg:height="0.032cm" svg:x="3.775cm" svg:y="3.767cm" svg:viewBox="0 0 847 33" draw:points="424,33 0,33 0,0 847,0 847,33">
            <text:p/>
          </draw:polygon>
          <draw:path draw:style-name="gr3" draw:text-style-name="P9" draw:layer="layout" svg:width="0.369cm" svg:height="0.547cm" svg:x="3.806cm" svg:y="3.971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9" draw:layer="layout" svg:width="0.386cm" svg:height="0.351cm" svg:x="4.201cm" svg:y="4.164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9" draw:layer="layout" svg:width="0.515cm" svg:height="0.182cm" svg:x="4.97cm" svg:y="3.6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5.901cm" svg:y="3.244cm" svg:viewBox="0 0 473 33" svg:d="M447 33c12 0 26 0 26-17 0-16-14-16-26-16h-421c-12 0-26 0-26 16 0 17 14 17 26 17z">
            <text:p/>
          </draw:path>
          <draw:path draw:style-name="gr3" draw:text-style-name="P9" draw:layer="layout" svg:width="0.399cm" svg:height="0.351cm" svg:x="6.461cm" svg:y="3.111cm" svg:viewBox="0 0 400 352" svg:d="M250 299c9 34 35 53 69 53 26 0 45-17 58-42 12-28 23-76 23-78 0-7-8-7-9-7-9 0-9 2-13 14-10 43-24 96-58 96-16 0-23-9-23-36 0-17 9-52 15-81l22-84c2-11 11-41 13-53 3-18 12-48 12-51 0-14-11-21-23-21-3 0-24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472cm" svg:height="0.032cm" svg:x="7.117cm" svg:y="3.244cm" svg:viewBox="0 0 473 33" svg:d="M447 33c12 0 26 0 26-17 0-16-14-16-26-16h-421c-12 0-26 0-26 16 0 17 14 17 26 17z">
            <text:p/>
          </draw:path>
          <draw:path draw:style-name="gr3" draw:text-style-name="P9" draw:layer="layout" svg:width="0.309cm" svg:height="0.517cm" svg:x="7.863cm" svg:y="2.93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9" draw:layer="layout" svg:width="2.377cm" svg:height="0.032cm" svg:x="5.836cm" svg:y="3.767cm" svg:viewBox="0 0 2378 33" draw:points="1188,33 0,33 0,0 2378,0 2378,33">
            <text:p/>
          </draw:polygon>
          <draw:path draw:style-name="gr3" draw:text-style-name="P9" draw:layer="layout" svg:width="0.399cm" svg:height="0.351cm" svg:x="6.16cm" svg:y="4.164cm" svg:viewBox="0 0 400 352" svg:d="M250 299c9 34 35 53 69 53 26 0 45-17 58-42 12-28 23-76 23-78 0-7-8-7-9-7-9 0-9 2-13 14-10 43-24 96-58 96-16 0-23-9-23-36 0-17 9-52 15-81l22-84c2-11 9-41 13-53 3-18 12-48 12-51 0-14-11-21-23-21-3 0-24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6.795cm" svg:y="4.0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7.594cm" svg:y="3.992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9" draw:layer="layout" svg:width="0.515cm" svg:height="0.182cm" svg:x="8.562cm" svg:y="3.6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9.4cm" svg:y="3.767cm" svg:viewBox="0 0 473 33" svg:d="M447 33c12 0 26 0 26-17 0-16-14-16-26-16h-421c-12 0-26 0-26 16 0 17 14 17 26 17z">
            <text:p/>
          </draw:path>
          <draw:path draw:style-name="gr3" draw:text-style-name="P9" draw:layer="layout" svg:width="0.399cm" svg:height="0.351cm" svg:x="10.053cm" svg:y="3.111cm" svg:viewBox="0 0 400 352" svg:d="M250 299c7 34 35 53 69 53 26 0 44-17 58-42 12-28 23-76 23-78 0-7-8-7-9-7-9 0-9 2-13 14-10 43-24 96-58 96-16 0-23-9-23-36 0-17 9-52 15-81l22-84c2-11 9-41 13-53 3-18 12-48 12-51 0-14-11-21-23-21-3 0-24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10.688cm" svg:y="3.00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11.456cm" svg:y="2.937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olygon draw:style-name="gr3" draw:text-style-name="P9" draw:layer="layout" svg:width="1.775cm" svg:height="0.032cm" svg:x="10.03cm" svg:y="3.767cm" svg:viewBox="0 0 1776 33" draw:points="889,33 0,33 0,0 1776,0 1776,33">
            <text:p/>
          </draw:polygon>
          <draw:path draw:style-name="gr3" draw:text-style-name="P9" draw:layer="layout" svg:width="0.399cm" svg:height="0.351cm" svg:x="10.053cm" svg:y="4.164cm" svg:viewBox="0 0 400 352" svg:d="M250 299c7 34 35 53 69 53 26 0 44-17 58-42 12-28 23-76 23-78 0-7-8-7-9-7-9 0-9 2-13 14-10 43-24 96-58 96-16 0-23-9-23-36 0-17 9-52 15-81l22-84c2-11 9-41 13-53 3-18 12-48 12-51 0-14-11-21-23-21-3 0-24 0-30 26-16 58-49 194-58 234-2 4-32 66-90 66-38 0-47-36-47-64 0-44 21-105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10.688cm" svg:y="4.0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11.487cm" svg:y="3.992cm" svg:viewBox="0 0 257 518" svg:d="M160 19c0-17 0-19-19-19-48 49-116 49-141 49v25c16 0 62 0 102-21v403c0 28-2 37-72 37h-25v25c27-4 95-4 125-4 32 0 99 0 127 4v-25h-25c-70 0-72-9-72-37z">
            <text:p/>
          </draw:path>
        </draw:g>
        <draw:g>
          <svg:title>TexMaths</svg:title>
          <svg:desc>22§display§\text {i.e.} \ \ \frac{u + 1}{u + 2}\ du =  - \ dx§svg§600§FALSE§</svg:desc>
          <draw:polygon draw:style-name="gr2" draw:text-style-name="P8" draw:layer="layout" svg:width="7.189cm" svg:height="1.557cm" svg:x="2.219cm" svg:y="5.058cm" svg:viewBox="0 0 7190 1558" draw:points="3596,1558 0,1558 0,0 7190,0 7190,1558">
            <text:p/>
          </draw:polygon>
          <draw:path draw:style-name="gr3" draw:text-style-name="P9" draw:layer="layout" svg:width="0.166cm" svg:height="0.518cm" svg:x="2.205cm" svg:y="5.5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083cm" svg:height="0.083cm" svg:x="2.462cm" svg:y="5.975cm" svg:viewBox="0 0 84 84" svg:d="M84 42c0-23-19-42-42-42s-42 19-42 42 19 42 42 42 42-19 42-42z">
            <text:p/>
          </draw:path>
          <draw:path draw:style-name="gr3" draw:text-style-name="P9" draw:layer="layout" svg:width="0.3cm" svg:height="0.356cm" svg:x="2.631cm" svg:y="5.71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083cm" svg:height="0.083cm" svg:x="3.02cm" svg:y="5.975cm" svg:viewBox="0 0 84 84" svg:d="M84 42c0-23-19-42-42-42s-42 19-42 42 19 42 42 42 42-19 42-42z">
            <text:p/>
          </draw:path>
          <draw:path draw:style-name="gr3" draw:text-style-name="P9" draw:layer="layout" svg:width="0.399cm" svg:height="0.351cm" svg:x="3.8cm" svg:y="5.191cm" svg:viewBox="0 0 400 352" svg:d="M250 299c7 34 35 53 69 53 26 0 45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4.435cm" svg:y="5.08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256cm" svg:height="0.516cm" svg:x="5.234cm" svg:y="5.019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1.775cm" svg:height="0.032cm" svg:x="3.777cm" svg:y="5.848cm" svg:viewBox="0 0 1776 33" draw:points="889,33 0,33 0,0 1776,0 1776,33">
            <text:p/>
          </draw:polygon>
          <draw:path draw:style-name="gr3" draw:text-style-name="P9" draw:layer="layout" svg:width="0.399cm" svg:height="0.351cm" svg:x="3.8cm" svg:y="6.246cm" svg:viewBox="0 0 400 352" svg:d="M250 299c7 34 35 53 69 53 26 0 45-18 58-42 12-28 23-76 23-78 0-7-7-7-9-7-9 0-9 2-13 14-10 43-24 95-58 95-15 0-23-8-23-35 0-17 9-53 15-81l22-84c2-11 9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4.435cm" svg:y="6.137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5.203cm" svg:y="6.07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8 7-74 7z">
            <text:p/>
          </draw:path>
          <draw:path draw:style-name="gr3" draw:text-style-name="P9" draw:layer="layout" svg:width="0.369cm" svg:height="0.546cm" svg:x="5.933cm" svg:y="5.521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9" draw:layer="layout" svg:width="0.399cm" svg:height="0.351cm" svg:x="6.327cm" svg:y="5.716cm" svg:viewBox="0 0 400 352" svg:d="M250 299c9 34 35 53 69 53 26 0 45-18 58-42 12-28 23-76 23-78 0-7-7-7-9-7-9 0-9 2-13 14-10 43-24 95-58 95-15 0-23-8-23-35 0-17 9-53 15-81l22-84c2-11 11-41 13-53 3-18 12-48 12-51 0-14-10-21-23-21-3 0-24 0-30 26-16 58-49 194-58 234-2 4-31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182cm" svg:x="7.005cm" svg:y="5.77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7.843cm" svg:y="5.848cm" svg:viewBox="0 0 473 33" svg:d="M447 33c12 0 26 0 26-17 0-16-14-16-26-16h-421c-12 0-26 0-26 16 0 17 14 17 26 17z">
            <text:p/>
          </draw:path>
          <draw:path draw:style-name="gr3" draw:text-style-name="P9" draw:layer="layout" svg:width="0.369cm" svg:height="0.546cm" svg:x="8.668cm" svg:y="5.521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9.063cm" svg:y="5.71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>
          <svg:title>TexMaths</svg:title>
          <svg:desc>22§display§\text {Integrating through out, we get}§svg§600§FALSE§</svg:desc>
          <draw:polygon draw:style-name="gr2" draw:text-style-name="P8" draw:layer="layout" svg:width="10.559cm" svg:height="0.62cm" svg:x="2.066cm" svg:y="7.091cm" svg:viewBox="0 0 10560 621" draw:points="5280,621 0,621 0,0 10560,0 10560,621">
            <text:p/>
          </draw:polygon>
          <draw:path draw:style-name="gr3" draw:text-style-name="P9" draw:layer="layout" svg:width="0.237cm" svg:height="0.53cm" svg:x="2.048cm" svg:y="7.061cm" svg:viewBox="0 0 238 531" svg:d="M153 60c0-26 4-35 63-35h22v-25c-27 2-88 2-118 2-32 0-94 0-120-2v25h21c60 0 63 9 63 35v411c0 28-3 35-63 35h-21v25c26-2 88-2 118-2 32 0 93 0 120 2v-25h-22c-59 0-63-7-63-35z">
            <text:p/>
          </draw:path>
          <draw:path draw:style-name="gr3" draw:text-style-name="P9" draw:layer="layout" svg:width="0.39cm" svg:height="0.343cm" svg:x="2.331cm" svg:y="7.2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244cm" svg:height="0.486cm" svg:x="2.729cm" svg:y="7.1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3cm" svg:height="0.357cm" svg:x="3.037cm" svg:y="7.2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3.38cm" svg:y="7.2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61cm" svg:height="0.343cm" svg:x="3.768cm" svg:y="7.2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9cm" svg:height="0.357cm" svg:x="4.081cm" svg:y="7.242cm" svg:viewBox="0 0 350 358" svg:d="M225 289c4 32 25 64 62 64 16 0 63-11 63-74v-43h-19v43c0 45-19 51-28 51-25 0-28-36-28-39v-157c0-32 0-62-29-92-30-30-68-42-107-42-63 0-116 37-116 88 0 23 16 37 35 37 21 0 35-16 35-37 0-9-3-35-38-35 21-27 58-35 84-35 37 0 81 30 81 98v30c-39 2-93 4-143 27-58 26-77 67-77 102 0 64 76 83 125 83 51 0 86-32 100-69zM220 162v78c0 74-55 100-90 100-38 0-70-28-70-67 0-42 33-107 160-111z">
            <text:p/>
          </draw:path>
          <draw:path draw:style-name="gr3" draw:text-style-name="P9" draw:layer="layout" svg:width="0.244cm" svg:height="0.486cm" svg:x="4.449cm" svg:y="7.114cm" svg:viewBox="0 0 245 487" svg:d="M120 168h111v-25h-111v-143h-20c0 63-24 146-100 150v18h67v213c0 97 72 106 100 106 55 0 78-55 78-106v-44h-21v44c0 56-23 86-52 86-52 0-52-70-52-84z">
            <text:p/>
          </draw:path>
          <draw:path draw:style-name="gr3" draw:text-style-name="P9" draw:layer="layout" svg:width="0.166cm" svg:height="0.519cm" svg:x="4.76cm" svg:y="7.071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9" draw:layer="layout" svg:width="0.39cm" svg:height="0.343cm" svg:x="4.975cm" svg:y="7.248cm" svg:viewBox="0 0 391 344" svg:d="M60 76v210c0 33-7 33-60 33v25c26 0 67-2 88-2 19 0 60 2 86 2v-25c-51 0-60 0-60-33v-145c0-81 55-123 104-123 50 0 58 42 58 86v182c0 33-8 33-60 33v25c27 0 67-2 88-2 20 0 60 2 87 2v-25c-41 0-60 0-60-23v-148c0-67 0-92-25-120-10-12-37-28-81-28-58 0-93 34-116 81v-81l-109 9v25c55 0 60 5 60 42z">
            <text:p/>
          </draw:path>
          <draw:path draw:style-name="gr3" draw:text-style-name="P9" draw:layer="layout" svg:width="0.355cm" svg:height="0.512cm" svg:x="5.401cm" svg:y="7.2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242cm" svg:height="0.486cm" svg:x="6.038cm" svg:y="7.1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39cm" svg:height="0.539cm" svg:x="6.35cm" svg:y="7.0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261cm" svg:height="0.343cm" svg:x="6.776cm" svg:y="7.248cm" svg:viewBox="0 0 262 344" svg:d="M107 86v-86l-107 9v25c55 0 60 5 60 42v210c0 33-7 33-60 33v25c30 0 67-2 88-2 32 0 69 0 100 2v-25h-17c-57 0-58-7-58-35v-120c0-78 31-146 91-146 5 0 7 0 9 0-4 1-18 10-18 30 0 23 16 33 34 33 14 0 33-9 33-33 0-25-24-48-58-48-56 0-84 53-97 86z">
            <text:p/>
          </draw:path>
          <draw:path draw:style-name="gr3" draw:text-style-name="P9" draw:layer="layout" svg:width="0.344cm" svg:height="0.357cm" svg:x="7.078cm" svg:y="7.2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7.469cm" svg:y="7.2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355cm" svg:height="0.512cm" svg:x="7.895cm" svg:y="7.2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9cm" svg:height="0.539cm" svg:x="8.286cm" svg:y="7.052cm" svg:viewBox="0 0 391 540" svg:d="M60 480c0 35-7 35-60 35v25c26-2 67-2 88-2 19 0 60 0 86 2v-25c-51 0-60 0-60-35v-143c0-81 55-124 104-124 50 0 58 43 58 87v180c0 35-8 35-60 35v25c27-2 67-2 88-2 20 0 60 0 87 2v-25c-41 0-60 0-60-23v-148c0-67 0-92-25-120-10-12-37-28-81-28-67 0-100 47-112 76v-272l-113 9v25c55 0 60 5 60 42z">
            <text:p/>
          </draw:path>
          <draw:path draw:style-name="gr3" draw:text-style-name="P9" draw:layer="layout" svg:width="0.344cm" svg:height="0.357cm" svg:x="8.969cm" svg:y="7.242cm" svg:viewBox="0 0 345 358" svg:d="M345 182c0-99-79-182-173-182-96 0-172 85-172 182 0 100 81 176 172 176 94 0 173-78 173-176zM172 339c-33 0-66-18-88-53-19-34-19-81-19-110 0-30 0-72 18-107 21-35 58-51 89-51 34 0 67 16 88 49 20 34 20 79 20 109 0 29 0 71-18 104-16 36-51 59-90 59z">
            <text:p/>
          </draw:path>
          <draw:path draw:style-name="gr3" draw:text-style-name="P9" draw:layer="layout" svg:width="0.39cm" svg:height="0.352cm" svg:x="9.359cm" svg:y="7.248cm" svg:viewBox="0 0 391 353" svg:d="M278 282v71l113-9v-25c-55 0-60-5-60-42v-277l-115 9v25c55 0 60 5 60 42v139c0 67-37 120-93 120-65 0-69-35-69-76v-259l-114 9v25c60 0 60 1 60 70v116c0 62 0 133 120 133 42 0 77-22 98-71z">
            <text:p/>
          </draw:path>
          <draw:path draw:style-name="gr3" draw:text-style-name="P9" draw:layer="layout" svg:width="0.242cm" svg:height="0.486cm" svg:x="9.778cm" svg:y="7.114cm" svg:viewBox="0 0 243 487" svg:d="M120 168h111v-25h-111v-143h-20c0 63-24 146-100 150v18h67v213c0 97 72 106 100 106 55 0 76-55 76-106v-44h-19v44c0 56-23 86-52 86-52 0-52-70-52-84z">
            <text:p/>
          </draw:path>
          <draw:path draw:style-name="gr3" draw:text-style-name="P9" draw:layer="layout" svg:width="0.091cm" svg:height="0.232cm" svg:x="10.13cm" svg:y="7.507cm" svg:viewBox="0 0 92 233" svg:d="M92 81c0-49-18-81-50-81-28 0-42 21-42 41 0 21 14 42 42 42 13 0 21-5 30-11l2-1c0 0 2 0 2 10 0 51-23 99-58 136-4 3-6 5-6 7 0 7 4 9 9 9 9 0 71-62 71-152z">
            <text:p/>
          </draw:path>
          <draw:path draw:style-name="gr3" draw:text-style-name="P9" draw:layer="layout" svg:width="0.531cm" svg:height="0.343cm" svg:x="10.551cm" svg:y="7.257cm" svg:viewBox="0 0 532 344" svg:d="M466 74c14-39 39-49 66-49v-25c-18 2-41 2-57 2-23 0-58-2-72-2v25c28 0 44 14 44 37 0 5 0 5-3 16l-71 199-77-217c-2-9-4-11-4-14 0-21 30-21 46-21v-25c-23 0-62 2-81 2-23 0-46 0-69-2v25c28 0 41 1 50 10 3 6 12 28 17 44l-67 187-74-206c-3-11-3-12-3-14 0-21 30-21 46-21v-25c-23 0-67 2-85 2-3 0-44 0-72-2v25c39 0 48 1 58 26l97 275c3 13 7 18 16 18 10 0 12-4 16-16l79-220 79 222c3 9 5 14 16 14 9 0 12-7 14-14z">
            <text:p/>
          </draw:path>
          <draw:path draw:style-name="gr3" draw:text-style-name="P9" draw:layer="layout" svg:width="0.3cm" svg:height="0.357cm" svg:x="11.095cm" svg:y="7.2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355cm" svg:height="0.512cm" svg:x="11.697cm" svg:y="7.239cm" svg:viewBox="0 0 356 513" svg:d="M151 219c-68 0-68-78-68-96 0-21 1-45 12-65 7-10 25-32 56-32 67 0 67 78 67 96 0 21 0 46-12 65-7 10-25 32-55 32zM60 249c0-4 0-22 14-37 30 23 62 24 77 24 73 0 125-53 125-113 0-30-12-58-31-75 28-27 56-30 70-30 2 0 5 0 7 0-9 3-12 12-12 21 0 14 10 23 23 23 7 0 23-6 23-23 0-14-11-39-41-39-16 0-49 5-83 37-31-26-65-28-81-28-72 0-126 53-126 113 0 35 17 63 37 81-11 10-25 37-25 63 0 25 11 55 35 69-47 14-72 48-72 79 0 55 77 99 172 99 92 0 173-40 173-100 0-29-12-67-51-90-42-21-86-21-134-21-19 0-53 0-58 0-25-4-42-29-42-53zM172 494c-79 0-132-39-132-80 0-37 30-65 64-67h46c66 0 154 0 154 67 0 41-56 80-132 80z">
            <text:p/>
          </draw:path>
          <draw:path draw:style-name="gr3" draw:text-style-name="P9" draw:layer="layout" svg:width="0.3cm" svg:height="0.357cm" svg:x="12.084cm" svg:y="7.242cm" svg:viewBox="0 0 301 358" svg:d="M65 153c5-116 71-135 97-135 79 0 88 104 88 135zM65 169h217c17 0 19 0 19-16 0-77-42-153-139-153-90 0-162 79-162 178 0 104 81 180 171 180 95 0 130-86 130-102 0-7-7-9-11-9-7 0-8 5-8 10-29 82-99 82-106 82-39 0-70-25-88-53-23-37-23-89-23-117z">
            <text:p/>
          </draw:path>
          <draw:path draw:style-name="gr3" draw:text-style-name="P9" draw:layer="layout" svg:width="0.242cm" svg:height="0.486cm" svg:x="12.42cm" svg:y="7.114cm" svg:viewBox="0 0 243 487" svg:d="M120 168h111v-25h-111v-143h-20c0 63-24 146-100 150v18h67v213c0 97 72 106 100 106 55 0 76-55 76-106v-44h-19v44c0 56-23 86-52 86-52 0-52-70-52-84z">
            <text:p/>
          </draw:path>
        </draw:g>
        <draw:g>
          <svg:title>TexMaths</svg:title>
          <svg:desc>22§display§\int \frac{u + 1}{u + 2}\ du =  - \int dx§svg§600§FALSE§</svg:desc>
          <draw:polygon draw:style-name="gr2" draw:text-style-name="P8" draw:layer="layout" svg:width="7.361cm" svg:height="1.642cm" svg:x="3.206cm" svg:y="8.259cm" svg:viewBox="0 0 7362 1643" draw:points="3680,1643 0,1643 0,0 7362,0 7362,1643">
            <text:p/>
          </draw:polygon>
          <draw:path draw:style-name="gr3" draw:text-style-name="P9" draw:layer="layout" svg:width="0.687cm" svg:height="1.719cm" svg:x="3.211cm" svg:y="8.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99cm" svg:height="0.351cm" svg:x="4.185cm" svg:y="8.408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4.82cm" svg:y="8.29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256cm" svg:height="0.517cm" svg:x="5.619cm" svg:y="8.234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1.775cm" svg:height="0.032cm" svg:x="4.162cm" svg:y="9.063cm" svg:viewBox="0 0 1776 33" draw:points="889,33 0,33 0,0 1776,0 1776,33">
            <text:p/>
          </draw:polygon>
          <draw:path draw:style-name="gr3" draw:text-style-name="P9" draw:layer="layout" svg:width="0.399cm" svg:height="0.351cm" svg:x="4.185cm" svg:y="9.461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4.82cm" svg:y="9.3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5.589cm" svg:y="9.28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69cm" svg:height="0.547cm" svg:x="6.318cm" svg:y="8.736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9cm" svg:height="0.351cm" svg:x="6.712cm" svg:y="8.931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182cm" svg:x="7.39cm" svg:y="8.9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8.227cm" svg:y="9.063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9cm" svg:x="8.937cm" svg:y="8.2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69cm" svg:height="0.547cm" svg:x="9.826cm" svg:y="8.736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0.22cm" svg:y="8.93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7-7-9-7-7 0-9 2-11 7-24 85-79 102-104 102-30 0-42-24-42-51 0-17 5-33 14-68z">
            <text:p/>
          </draw:path>
        </draw:g>
        <draw:g>
          <svg:title>TexMaths</svg:title>
          <svg:desc>22§display§\int \frac{(u + 2) - 1}{u + 2}\ du =  - \int dx§svg§600§FALSE§</svg:desc>
          <draw:polygon draw:style-name="gr2" draw:text-style-name="P8" draw:layer="layout" svg:width="9.294cm" svg:height="1.693cm" svg:x="3.208cm" svg:y="10.36cm" svg:viewBox="0 0 9295 1694" draw:points="4648,1694 0,1694 0,0 9295,0 9295,1694">
            <text:p/>
          </draw:polygon>
          <draw:path draw:style-name="gr3" draw:text-style-name="P9" draw:layer="layout" svg:width="0.687cm" svg:height="1.719cm" svg:x="3.213cm" svg:y="10.37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18cm" svg:height="0.774cm" svg:x="4.241cm" svg:y="10.32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9" draw:layer="layout" svg:width="0.399cm" svg:height="0.351cm" svg:x="4.488cm" svg:y="10.559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5.123cm" svg:y="10.4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5.892cm" svg:y="10.386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18cm" svg:height="0.774cm" svg:x="6.283cm" svg:y="10.32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9" draw:layer="layout" svg:width="0.472cm" svg:height="0.032cm" svg:x="6.776cm" svg:y="10.692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7cm" svg:x="7.553cm" svg:y="10.386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3.707cm" svg:height="0.032cm" svg:x="4.164cm" svg:y="11.215cm" svg:viewBox="0 0 3708 33" draw:points="1855,33 0,33 0,0 3708,0 3708,33">
            <text:p/>
          </draw:polygon>
          <draw:path draw:style-name="gr3" draw:text-style-name="P9" draw:layer="layout" svg:width="0.399cm" svg:height="0.351cm" svg:x="5.153cm" svg:y="11.613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5.788cm" svg:y="11.504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6.557cm" svg:y="11.43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69cm" svg:height="0.546cm" svg:x="8.252cm" svg:y="10.888cm" svg:viewBox="0 0 370 547" svg:d="M370 9c0-2 0-9-11-9s-84 7-99 9c-5 0-10 3-10 14 0 10 7 10 19 10 37 0 39 6 39 13l-2 16-47 183c-14-28-37-50-72-50-90 0-187 115-187 228 0 73 42 124 104 124 16 0 54-3 100-58 7 32 34 58 71 58 28 0 45-17 58-44 12-26 23-73 23-75 0-9-8-9-9-9-9 0-9 4-11 14-14 51-28 97-60 97-21 0-23-19-23-35 0-20 2-25 6-37zM208 445c-4 14-4 16-16 30-34 43-65 55-86 55-39 0-51-42-51-72 0-39 26-136 44-171 22-46 58-74 89-74 51 0 62 63 62 69 0 3-2 8-4 12z">
            <text:p/>
          </draw:path>
          <draw:path draw:style-name="gr3" draw:text-style-name="P9" draw:layer="layout" svg:width="0.399cm" svg:height="0.351cm" svg:x="8.646cm" svg:y="11.083cm" svg:viewBox="0 0 400 352" svg:d="M250 299c9 34 35 53 69 53 26 0 45-18 58-42 12-28 23-76 23-78 0-7-8-7-9-7-9 0-9 2-13 14-10 43-24 95-58 95-16 0-23-8-23-35 0-17 9-53 15-81l22-84c2-11 11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182cm" svg:x="9.326cm" svg:y="11.1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0.162cm" svg:y="11.215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9cm" svg:x="10.871cm" svg:y="10.372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69cm" svg:height="0.546cm" svg:x="11.762cm" svg:y="10.888cm" svg:viewBox="0 0 370 547" svg:d="M370 9c0-2 0-9-11-9s-84 7-99 9c-5 0-10 3-10 14 0 10 7 10 19 10 37 0 39 6 39 13l-4 16-45 183c-14-28-37-50-72-50-90 0-187 115-187 228 0 73 42 124 104 124 16 0 54-3 100-58 7 32 34 58 71 58 28 0 45-17 58-44 12-26 23-73 23-75 0-9-8-9-9-9-9 0-9 4-11 14-14 51-28 97-60 97-21 0-23-19-23-35 0-20 2-25 6-37zM208 445c-4 14-4 16-16 30-34 43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12.156cm" svg:y="11.0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7 102-104 102-30 0-42-24-42-51 0-17 5-33 14-68z">
            <text:p/>
          </draw:path>
        </draw:g>
        <draw:g>
          <svg:title>TexMaths</svg:title>
          <svg:desc>22§display§\int \left( 1 - \frac{1}{u + 2} \right) \ du =  - \int dx§svg§600§FALSE§</svg:desc>
          <draw:polygon draw:style-name="gr2" draw:text-style-name="P8" draw:layer="layout" svg:width="9.961cm" svg:height="1.779cm" svg:x="3.21cm" svg:y="12.662cm" svg:viewBox="0 0 9962 1780" draw:points="4981,1780 0,1780 0,0 9962,0 9962,1780">
            <text:p/>
          </draw:polygon>
          <draw:path draw:style-name="gr3" draw:text-style-name="P9" draw:layer="layout" svg:width="0.687cm" svg:height="1.719cm" svg:x="3.215cm" svg:y="12.692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9" draw:layer="layout" svg:width="0.381cm" svg:height="1.856cm" svg:x="4.234cm" svg:y="12.623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9" draw:layer="layout" svg:width="0.256cm" svg:height="0.516cm" svg:x="4.711cm" svg:y="13.22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9" draw:layer="layout" svg:width="0.472cm" svg:height="0.032cm" svg:x="5.266cm" svg:y="13.535cm" svg:viewBox="0 0 473 33" svg:d="M447 33c12 0 26 0 26-17 0-16-14-16-26-16h-421c-12 0-26 0-26 16 0 17 14 17 26 17z">
            <text:p/>
          </draw:path>
          <draw:path draw:style-name="gr3" draw:text-style-name="P9" draw:layer="layout" svg:width="0.256cm" svg:height="0.516cm" svg:x="6.831cm" svg:y="12.70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9" draw:layer="layout" svg:width="1.775cm" svg:height="0.032cm" svg:x="6.067cm" svg:y="13.535cm" svg:viewBox="0 0 1776 33" draw:points="889,33 0,33 0,0 1776,0 1776,33">
            <text:p/>
          </draw:polygon>
          <draw:path draw:style-name="gr3" draw:text-style-name="P9" draw:layer="layout" svg:width="0.399cm" svg:height="0.351cm" svg:x="6.09cm" svg:y="13.933cm" svg:viewBox="0 0 400 352" svg:d="M250 299c9 34 35 53 69 53 26 0 45-18 58-42 12-28 23-76 23-78 0-7-7-7-9-7-9 0-9 2-13 14-10 43-24 95-58 95-15 0-23-8-23-35 0-17 9-53 15-81l22-84c2-11 11-41 13-53 3-18 12-48 12-51 0-14-10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516cm" svg:x="6.725cm" svg:y="13.823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9" draw:layer="layout" svg:width="0.309cm" svg:height="0.516cm" svg:x="7.494cm" svg:y="13.76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9" draw:layer="layout" svg:width="0.381cm" svg:height="1.856cm" svg:x="7.961cm" svg:y="12.623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9" draw:layer="layout" svg:width="0.369cm" svg:height="0.546cm" svg:x="8.922cm" svg:y="13.207cm" svg:viewBox="0 0 370 547" svg:d="M370 9c0-2 0-9-11-9-10 0-84 7-99 9-5 0-10 3-10 14 0 10 7 10 19 10 37 0 39 6 39 13l-2 16-47 183c-14-28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9" draw:layer="layout" svg:width="0.399cm" svg:height="0.351cm" svg:x="9.316cm" svg:y="13.403cm" svg:viewBox="0 0 400 352" svg:d="M250 299c9 34 35 53 69 53 26 0 45-18 58-42 12-28 23-76 23-78 0-7-7-7-9-7-9 0-9 2-13 14-10 43-24 95-58 95-15 0-23-8-23-35 0-17 9-53 15-81l22-84c2-11 11-41 13-53 3-18 12-48 12-51 0-14-10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9" draw:layer="layout" svg:width="0.515cm" svg:height="0.182cm" svg:x="9.994cm" svg:y="13.46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0.831cm" svg:y="13.535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9cm" svg:x="11.541cm" svg:y="12.692cm" svg:viewBox="0 0 688 1720" svg:d="M37 1685c25 0 39-18 39-37 0-27-20-39-37-39-20 0-39 12-39 39 0 40 39 72 86 72 118 0 162-182 217-405 60-245 111-493 153-741 28-164 56-319 83-419 8-39 35-137 66-137 23 0 43 14 46 17-26 2-38 18-38 37 0 27 19 39 36 39 20 0 39-12 39-39 0-42-42-72-84-72-60 0-102 84-146 243-2 7-108 396-192 903-21 118-44 248-69 355-14 57-49 203-113 203-28 0-45-19-47-19z">
            <text:p/>
          </draw:path>
          <draw:path draw:style-name="gr3" draw:text-style-name="P9" draw:layer="layout" svg:width="0.369cm" svg:height="0.546cm" svg:x="12.43cm" svg:y="13.207cm" svg:viewBox="0 0 370 547" svg:d="M370 9c0-2 0-9-11-9-10 0-84 7-99 9-5 0-10 3-10 14 0 10 7 10 19 10 37 0 39 6 39 13l-3 16-46 183c-14-28-37-50-72-50-90 0-187 115-187 227 0 74 42 125 104 125 16 0 54-3 100-58 7 32 34 58 71 58 28 0 45-17 58-44 12-26 23-74 23-75 0-9-7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9" draw:layer="layout" svg:width="0.386cm" svg:height="0.351cm" svg:x="12.824cm" svg:y="13.4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9">
        <draw:frame presentation:style-name="pr14" draw:text-style-name="P7" draw:layer="layout" svg:width="27.025cm" svg:height="14.783cm" svg:x="0.529cm" svg:y="0.6cm" presentation:class="subtitle" presentation:user-transformed="true">
          <draw:text-box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7"/></text:p>
            <text:p text:style-name="P6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######</text:span><text:span text:style-name="T14"><text:tab/></text:span><text:span text:style-name="T14"><text:tab/></text:span><text:span text:style-name="T14">DONE</text:span><text:span text:style-name="T14"><text:tab/></text:span><text:span text:style-name="T14"><text:tab/></text:span><text:span text:style-name="T14">######</text:span><text:span text:style-name="T17"> <text:s text:c="10"/></text:span><text:span text:style-name="T17"><text:tab/></text:span></text:p>
          </draw:text-box>
        </draw:frame>
        <draw:g>
          <svg:title>TexMaths</svg:title>
          <svg:desc>22§display§\int du - \int \frac{1}{u + 2} \ du =  - \int dx§svg§600§FALSE§</svg:desc>
          <draw:polygon draw:style-name="gr2" draw:text-style-name="P8" draw:layer="layout" svg:width="10.054cm" svg:height="1.642cm" svg:x="3.211cm" svg:y="0.762cm" svg:viewBox="0 0 10055 1643" draw:points="5027,1643 0,1643 0,0 10055,0 10055,1643">
            <text:p/>
          </draw:polygon>
          <draw:path draw:style-name="gr3" draw:text-style-name="P9" draw:layer="layout" svg:width="0.687cm" svg:height="1.719cm" svg:x="3.216cm" svg:y="0.7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369cm" svg:height="0.547cm" svg:x="4.105cm" svg:y="1.2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99cm" svg:height="0.351cm" svg:x="4.499cm" svg:y="1.434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472cm" svg:height="0.032cm" svg:x="5.156cm" svg:y="1.566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9cm" svg:x="5.907cm" svg:y="0.7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2 85-146 243-2 7-108 396-192 903-21 118-44 248-69 356-14 56-49 202-113 202-28 0-45-19-47-19z">
            <text:p/>
          </draw:path>
          <draw:path draw:style-name="gr3" draw:text-style-name="P9" draw:layer="layout" svg:width="0.256cm" svg:height="0.517cm" svg:x="7.622cm" svg:y="0.73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9" draw:layer="layout" svg:width="1.775cm" svg:height="0.032cm" svg:x="6.86cm" svg:y="1.566cm" svg:viewBox="0 0 1776 33" draw:points="889,33 0,33 0,0 1776,0 1776,33">
            <text:p/>
          </draw:polygon>
          <draw:path draw:style-name="gr3" draw:text-style-name="P9" draw:layer="layout" svg:width="0.399cm" svg:height="0.351cm" svg:x="6.883cm" svg:y="1.964cm" svg:viewBox="0 0 400 352" svg:d="M250 299c9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517cm" svg:x="7.518cm" svg:y="1.85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9" draw:layer="layout" svg:width="0.309cm" svg:height="0.517cm" svg:x="8.285cm" svg:y="1.79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9" draw:layer="layout" svg:width="0.369cm" svg:height="0.547cm" svg:x="9.016cm" svg:y="1.239cm" svg:viewBox="0 0 370 548" svg:d="M370 9c0-2 0-9-11-9s-84 7-99 9c-5 0-10 3-10 14 0 10 7 10 19 10 37 0 39 6 39 13l-4 16-45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9" draw:layer="layout" svg:width="0.399cm" svg:height="0.351cm" svg:x="9.41cm" svg:y="1.434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3-14 53-29 78-44 125-44 164 0 74 52 93 95 93 51 0 79-35 93-53z">
            <text:p/>
          </draw:path>
          <draw:path draw:style-name="gr3" draw:text-style-name="P9" draw:layer="layout" svg:width="0.515cm" svg:height="0.182cm" svg:x="10.088cm" svg:y="1.4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0.925cm" svg:y="1.566cm" svg:viewBox="0 0 473 33" svg:d="M447 33c12 0 26 0 26-17 0-16-14-16-26-16h-421c-12 0-26 0-26 16 0 17 14 17 26 17z">
            <text:p/>
          </draw:path>
          <draw:path draw:style-name="gr3" draw:text-style-name="P9" draw:layer="layout" svg:width="0.687cm" svg:height="1.719cm" svg:x="11.635cm" svg:y="0.723cm" svg:viewBox="0 0 688 1720" svg:d="M37 1685c25 0 39-18 39-37 0-27-20-39-37-39-20 0-39 12-39 39 0 40 39 72 86 72 118 0 162-181 217-405 60-245 111-493 153-741 28-164 56-319 83-419 8-39 35-137 66-137 23 0 43 14 46 17-26 2-38 18-38 37 0 27 19 39 36 39 20 0 39-12 39-39 0-42-42-72-84-72-60 0-104 85-146 243-2 7-108 396-192 903-21 118-44 248-69 356-14 56-49 202-113 202-28 0-45-19-47-19z">
            <text:p/>
          </draw:path>
          <draw:path draw:style-name="gr3" draw:text-style-name="P9" draw:layer="layout" svg:width="0.369cm" svg:height="0.547cm" svg:x="12.524cm" svg:y="1.239cm" svg:viewBox="0 0 370 548" svg:d="M370 9c0-2 0-9-11-9s-84 7-99 9c-5 0-10 3-10 14 0 10 7 10 19 10 37 0 39 6 39 13l-2 16-47 183c-14-28-37-50-72-50-90 0-187 115-187 228 0 73 42 125 104 125 16 0 54-4 100-59 7 32 34 59 71 59 28 0 45-18 58-44 12-27 23-74 23-76 0-9-8-9-9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9" draw:layer="layout" svg:width="0.386cm" svg:height="0.351cm" svg:x="12.918cm" svg:y="1.43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7-7-9-7-7 0-9 2-11 7-24 85-79 102-104 102-30 0-42-24-42-51 0-17 5-33 14-68z">
            <text:p/>
          </draw:path>
        </draw:g>
        <draw:g>
          <svg:title>TexMaths</svg:title>
          <svg:desc>22§display§u - \log (u + 2) =  - \ x + c§svg§600§FALSE§</svg:desc>
          <draw:polygon draw:style-name="gr2" draw:text-style-name="P8" draw:layer="layout" svg:width="8.294cm" svg:height="0.696cm" svg:x="3.228cm" svg:y="2.963cm" svg:viewBox="0 0 8295 697" draw:points="4148,697 0,697 0,0 8295,0 8295,697">
            <text:p/>
          </draw:polygon>
          <draw:path draw:style-name="gr3" draw:text-style-name="P9" draw:layer="layout" svg:width="0.399cm" svg:height="0.351cm" svg:x="3.212cm" svg:y="3.161cm" svg:viewBox="0 0 400 352" svg:d="M250 299c9 33 35 53 69 53 26 0 45-18 58-42 12-29 23-76 23-78 0-7-8-7-9-7-9 0-9 2-13 14-10 42-24 95-58 95-16 0-23-9-23-35 0-18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3 52 93 95 93 51 0 79-35 93-53z">
            <text:p/>
          </draw:path>
          <draw:path draw:style-name="gr3" draw:text-style-name="P9" draw:layer="layout" svg:width="0.472cm" svg:height="0.032cm" svg:x="3.868cm" svg:y="3.295cm" svg:viewBox="0 0 473 33" svg:d="M447 33c12 0 26 0 26-17 0-16-14-16-26-16h-421c-12 0-26 0-26 16 0 17 14 17 26 17z">
            <text:p/>
          </draw:path>
          <draw:path draw:style-name="gr3" draw:text-style-name="P9" draw:layer="layout" svg:width="0.173cm" svg:height="0.537cm" svg:x="4.602cm" svg:y="2.968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4.814cm" svg:y="3.1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5.199cm" svg:y="3.15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8cm" svg:height="0.773cm" svg:x="5.651cm" svg:y="2.9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99cm" svg:height="0.351cm" svg:x="5.899cm" svg:y="3.161cm" svg:viewBox="0 0 400 352" svg:d="M250 299c7 33 35 53 69 53 26 0 44-18 58-42 12-29 23-76 23-78 0-7-8-7-9-7-9 0-9 2-13 14-10 42-24 95-58 95-16 0-23-9-23-35 0-18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3 52 93 95 93 51 0 79-35 93-53z">
            <text:p/>
          </draw:path>
          <draw:path draw:style-name="gr3" draw:text-style-name="P9" draw:layer="layout" svg:width="0.515cm" svg:height="0.516cm" svg:x="6.533cm" svg:y="3.0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9cm" svg:height="0.516cm" svg:x="7.302cm" svg:y="2.98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9" draw:layer="layout" svg:width="0.18cm" svg:height="0.773cm" svg:x="7.695cm" svg:y="2.9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182cm" svg:x="8.209cm" svg:y="3.2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9.046cm" svg:y="3.295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9.863cm" svg:y="3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515cm" svg:height="0.516cm" svg:x="10.498cm" svg:y="3.0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11.26cm" svg:y="3.16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2§display§x - y - \log ( x -  y  + 2) =  - \ x + c§svg§600§FALSE§</svg:desc>
          <draw:polygon draw:style-name="gr2" draw:text-style-name="P8" draw:layer="layout" svg:width="10.997cm" svg:height="0.696cm" svg:x="3.23cm" svg:y="4.163cm" svg:viewBox="0 0 10998 697" draw:points="5498,697 0,697 0,0 10998,0 10998,697">
            <text:p/>
          </draw:polygon>
          <draw:path draw:style-name="gr3" draw:text-style-name="P9" draw:layer="layout" svg:width="0.386cm" svg:height="0.351cm" svg:x="3.214cm" svg:y="4.3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3.869cm" svg:y="4.495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4.601cm" svg:y="4.361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472cm" svg:height="0.032cm" svg:x="5.22cm" svg:y="4.495cm" svg:viewBox="0 0 473 33" svg:d="M447 33c12 0 26 0 26-17 0-16-14-16-26-16h-421c-12 0-26 0-26 16 0 17 14 17 26 17z">
            <text:p/>
          </draw:path>
          <draw:path draw:style-name="gr3" draw:text-style-name="P9" draw:layer="layout" svg:width="0.173cm" svg:height="0.537cm" svg:x="5.956cm" svg:y="4.168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6.166cm" svg:y="4.3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6.553cm" svg:y="4.35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8cm" svg:height="0.773cm" svg:x="7.005cm" svg:y="4.1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7.252cm" svg:y="4.3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7.908cm" svg:y="4.495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8.638cm" svg:y="4.361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2 0 68 49 93 95 93 30 0 56-14 77-35-9 40-19 77-49 119-21 27-51 50-86 50-11 0-46-4-59-34 13 0 22 0 34-9 7-7 14-17 14-31 0-25-21-29-28-29-18 0-44 13-44 51 0 39 35 67 83 67 81 0 160-70 181-158z">
            <text:p/>
          </draw:path>
          <draw:path draw:style-name="gr3" draw:text-style-name="P9" draw:layer="layout" svg:width="0.515cm" svg:height="0.516cm" svg:x="9.239cm" svg:y="4.2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9cm" svg:height="0.516cm" svg:x="10.008cm" svg:y="4.18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10.398cm" svg:y="4.1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182cm" svg:x="10.914cm" svg:y="4.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472cm" svg:height="0.032cm" svg:x="11.75cm" svg:y="4.495cm" svg:viewBox="0 0 473 33" svg:d="M447 33c12 0 26 0 26-17 0-16-14-16-26-16h-421c-12 0-26 0-26 16 0 17 14 17 26 17z">
            <text:p/>
          </draw:path>
          <draw:path draw:style-name="gr3" draw:text-style-name="P9" draw:layer="layout" svg:width="0.386cm" svg:height="0.351cm" svg:x="12.569cm" svg:y="4.3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9" draw:layer="layout" svg:width="0.515cm" svg:height="0.516cm" svg:x="13.202cm" svg:y="4.2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2cm" svg:height="0.351cm" svg:x="13.964cm" svg:y="4.361cm" svg:viewBox="0 0 303 352" svg:d="M276 47c-12 0-23 0-35 13-12 10-14 24-14 30 0 17 14 26 30 26 23 0 44-17 44-49 0-39-37-67-93-67-104 0-208 111-208 220 0 70 46 132 127 132 111 0 176-83 176-92 0-5-6-10-9-10-5 0-5 2-11 9-61 75-146 75-156 75-48 0-69-37-69-84 0-32 16-108 42-155 23-44 67-77 109-77 27 0 57 8 67 29z">
            <text:p/>
          </draw:path>
        </draw:g>
        <draw:g>
          <svg:title>TexMaths</svg:title>
          <svg:desc>22§display§.\ .\ .\  \ \ [ \ \text { From (1) }\ ]§svg§600§FALSE§</svg:desc>
          <draw:polygon draw:style-name="gr2" draw:text-style-name="P8" draw:layer="layout" svg:width="6.245cm" svg:height="0.696cm" svg:x="15.706cm" svg:y="4.068cm" svg:viewBox="0 0 6246 697" draw:points="3122,697 0,697 0,0 6246,0 6246,697">
            <text:p/>
          </draw:polygon>
          <draw:path draw:style-name="gr3" draw:text-style-name="P9" draw:layer="layout" svg:width="0.083cm" svg:height="0.083cm" svg:x="15.734cm" svg:y="4.52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206cm" svg:y="4.527cm" svg:viewBox="0 0 84 84" svg:d="M84 42c0-23-19-42-42-42s-42 19-42 42 19 42 42 42 42-19 42-42z">
            <text:p/>
          </draw:path>
          <draw:path draw:style-name="gr3" draw:text-style-name="P9" draw:layer="layout" svg:width="0.083cm" svg:height="0.083cm" svg:x="16.679cm" svg:y="4.527cm" svg:viewBox="0 0 84 84" svg:d="M84 42c0-23-19-42-42-42s-42 19-42 42 19 42 42 42 42-19 42-42z">
            <text:p/>
          </draw:path>
          <draw:polygon draw:style-name="gr3" draw:text-style-name="P9" draw:layer="layout" svg:width="0.106cm" svg:height="0.773cm" svg:x="17.691cm" svg:y="4.029cm" svg:viewBox="0 0 107 774" draw:points="107,774 107,744 32,744 32,32 107,32 107,0 0,0 0,774">
            <text:p/>
          </draw:polygon>
          <draw:path draw:style-name="gr3" draw:text-style-name="P9" draw:layer="layout" svg:width="0.446cm" svg:height="0.527cm" svg:x="18.357cm" svg:y="4.084cm" svg:viewBox="0 0 447 528" svg:d="M426 0h-426v25h19c60 0 60 8 60 35v406c0 28 0 37-60 37h-19v25c26-4 88-4 118-4 32 0 102 0 130 4v-25h-24c-74 0-74-10-74-37v-192h66c74 0 81 27 81 92h20v-206h-20c0 65-7 92-81 92h-66v-197c0-25 1-30 37-30h93c116 0 135 42 148 149h19z">
            <text:p/>
          </draw:path>
          <draw:path draw:style-name="gr3" draw:text-style-name="P9" draw:layer="layout" svg:width="0.261cm" svg:height="0.342cm" svg:x="18.793cm" svg:y="4.266cm" svg:viewBox="0 0 262 343" svg:d="M107 86v-86l-107 9v24c55 0 60 6 60 43v209c0 33-7 33-60 33v25c30 0 67-2 88-2 32 0 69 0 100 2v-25h-17c-57 0-58-7-58-35v-119c0-78 31-146 91-146 5 0 7 0 9 0-4 1-18 10-18 29 0 23 16 34 34 34 14 0 33-9 33-34 0-24-24-47-58-47-56 0-84 53-97 86z">
            <text:p/>
          </draw:path>
          <draw:path draw:style-name="gr3" draw:text-style-name="P9" draw:layer="layout" svg:width="0.344cm" svg:height="0.356cm" svg:x="19.096cm" svg:y="4.26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604cm" svg:height="0.342cm" svg:x="19.485cm" svg:y="4.266cm" svg:viewBox="0 0 605 343" svg:d="M60 76v209c0 33-7 33-60 33v25c26 0 67-2 88-2 19 0 60 2 86 2v-25c-51 0-60 0-60-33v-144c0-81 55-123 104-123 50 0 58 42 58 86v181c0 33-8 33-60 33v25c27 0 66-2 87-2s61 2 88 2v-25c-53 0-62 0-62-33v-144c0-81 56-123 106-123 49 0 56 42 56 86v181c0 33-7 33-60 33v25c27 0 67-2 88-2 20 0 60 2 86 2v-25c-40 0-59 0-59-22v-148c0-67 0-92-25-120-11-12-37-28-81-28-65 0-100 46-113 76-10-67-68-76-103-76-57 0-94 33-115 81v-81l-109 9v24c55 0 60 6 60 43z">
            <text:p/>
          </draw:path>
          <draw:path draw:style-name="gr3" draw:text-style-name="P9" draw:layer="layout" svg:width="0.18cm" svg:height="0.773cm" svg:x="20.439cm" svg:y="4.02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256cm" svg:height="0.516cm" svg:x="20.733cm" svg:y="4.09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9" draw:layer="layout" svg:width="0.18cm" svg:height="0.773cm" svg:x="21.093cm" svg:y="4.02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9" draw:layer="layout" svg:width="0.106cm" svg:height="0.773cm" svg:x="21.884cm" svg:y="4.029cm" svg:viewBox="0 0 107 774" draw:points="107,0 0,0 0,32 76,32 76,744 0,744 0,774 107,774">
            <text:p/>
          </draw:polygon>
        </draw:g>
        <draw:g>
          <svg:title>TexMaths</svg:title>
          <svg:desc>22§display§2x - y - \log ( x -  y  + 2) =  c§svg§600§FALSE§</svg:desc>
          <draw:polygon draw:style-name="gr2" draw:text-style-name="P8" draw:layer="layout" svg:width="9.137cm" svg:height="0.696cm" svg:x="3.215cm" svg:y="5.463cm" svg:viewBox="0 0 9138 697" draw:points="4569,697 0,697 0,0 9138,0 9138,697">
            <text:p/>
          </draw:polygon>
          <draw:path draw:style-name="gr3" draw:text-style-name="P9" draw:layer="layout" svg:width="0.309cm" svg:height="0.516cm" svg:x="3.215cm" svg:y="5.48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386cm" svg:height="0.351cm" svg:x="3.585cm" svg:y="5.6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9" draw:layer="layout" svg:width="0.472cm" svg:height="0.032cm" svg:x="4.241cm" svg:y="5.795cm" svg:viewBox="0 0 473 33" svg:d="M447 33c12 0 26 0 26-17 0-16-14-16-26-16h-421c-12 0-26 0-26 16 0 17 14 17 26 17z">
            <text:p/>
          </draw:path>
          <draw:path draw:style-name="gr3" draw:text-style-name="P9" draw:layer="layout" svg:width="0.358cm" svg:height="0.5cm" svg:x="4.971cm" svg:y="5.661cm" svg:viewBox="0 0 359 501" svg:d="M356 47c3-10 3-12 3-17 0-14-12-21-23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472cm" svg:height="0.032cm" svg:x="5.593cm" svg:y="5.795cm" svg:viewBox="0 0 473 33" svg:d="M447 33c12 0 26 0 26-17 0-16-14-16-26-16h-421c-12 0-26 0-26 16 0 17 14 17 26 17z">
            <text:p/>
          </draw:path>
          <draw:path draw:style-name="gr3" draw:text-style-name="P9" draw:layer="layout" svg:width="0.173cm" svg:height="0.537cm" svg:x="6.327cm" svg:y="5.468cm" svg:viewBox="0 0 174 538" svg:d="M113 0l-113 9v24c55 0 62 6 62 43v402c0 36-9 36-62 36v24c26-1 67-1 86-1 20 0 58 0 88 1v-24c-53 0-61 0-61-36z">
            <text:p/>
          </draw:path>
          <draw:path draw:style-name="gr3" draw:text-style-name="P9" draw:layer="layout" svg:width="0.344cm" svg:height="0.356cm" svg:x="6.538cm" svg:y="5.6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355cm" svg:height="0.511cm" svg:x="6.925cm" svg:y="5.65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ath draw:style-name="gr3" draw:text-style-name="P9" draw:layer="layout" svg:width="0.18cm" svg:height="0.773cm" svg:x="7.377cm" svg:y="5.4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9" draw:layer="layout" svg:width="0.386cm" svg:height="0.351cm" svg:x="7.624cm" svg:y="5.6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9" draw:layer="layout" svg:width="0.472cm" svg:height="0.032cm" svg:x="8.278cm" svg:y="5.795cm" svg:viewBox="0 0 473 33" svg:d="M447 33c12 0 26 0 26-17 0-16-14-16-26-16h-421c-12 0-26 0-26 16 0 17 14 17 26 17z">
            <text:p/>
          </draw:path>
          <draw:path draw:style-name="gr3" draw:text-style-name="P9" draw:layer="layout" svg:width="0.356cm" svg:height="0.5cm" svg:x="9.01cm" svg:y="5.661cm" svg:viewBox="0 0 357 501" svg:d="M356 47c1-10 1-12 1-17 0-14-10-21-21-21-9 0-21 3-28 16-2 3-7 28-11 42-5 19-10 40-15 61l-36 141c-1 11-35 65-88 65-38 0-47-33-47-63 0-35 14-83 40-151 13-32 14-41 14-57 0-35-24-63-63-63-74 0-102 113-102 120s7 7 9 7c9 0 9-2 12-14 21-73 53-95 79-95 6 0 20 0 20 24 0 20-7 39-14 55-30 81-44 126-44 162 0 68 49 93 95 93 30 0 56-14 77-35-9 40-19 77-49 119-21 27-51 50-86 50-11 0-46-4-59-34 13 0 22 0 32-9 9-7 16-17 16-31 0-25-21-29-28-29-18 0-44 13-44 51 0 39 35 67 83 67 81 0 160-70 181-158z">
            <text:p/>
          </draw:path>
          <draw:path draw:style-name="gr3" draw:text-style-name="P9" draw:layer="layout" svg:width="0.515cm" svg:height="0.516cm" svg:x="9.611cm" svg:y="5.5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9" draw:layer="layout" svg:width="0.309cm" svg:height="0.516cm" svg:x="10.378cm" svg:y="5.48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9" draw:layer="layout" svg:width="0.18cm" svg:height="0.773cm" svg:x="10.77cm" svg:y="5.4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9" draw:layer="layout" svg:width="0.515cm" svg:height="0.182cm" svg:x="11.284cm" svg:y="5.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9" draw:layer="layout" svg:width="0.302cm" svg:height="0.351cm" svg:x="12.09cm" svg:y="5.66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2§display§\text {is the required General Solution.}§svg§600§FALSE§</svg:desc>
          <draw:polygon draw:style-name="gr2" draw:text-style-name="P8" draw:layer="layout" svg:width="10.891cm" svg:height="0.619cm" svg:x="13.066cm" svg:y="5.497cm" svg:viewBox="0 0 10892 620" draw:points="5445,620 0,620 0,0 10892,0 10892,620">
            <text:p/>
          </draw:polygon>
          <draw:path draw:style-name="gr3" draw:text-style-name="P9" draw:layer="layout" svg:width="0.166cm" svg:height="0.518cm" svg:x="13.052cm" svg:y="5.4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54cm" svg:height="0.356cm" svg:x="13.268cm" svg:y="5.65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9" draw:layer="layout" svg:width="0.244cm" svg:height="0.485cm" svg:x="13.819cm" svg:y="5.528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9" draw:layer="layout" svg:width="0.39cm" svg:height="0.538cm" svg:x="14.131cm" svg:y="5.467cm" svg:viewBox="0 0 391 539" svg:d="M60 479c0 35-7 35-60 35v25c26-2 67-2 88-2 19 0 60 0 86 2v-25c-51 0-60 0-60-35v-143c0-81 55-123 104-123 50 0 58 42 58 86v180c0 35-8 35-60 35v25c27-2 67-2 88-2 20 0 60 0 87 2v-25c-41 0-60 0-60-23v-148c0-67 0-91-25-119-10-13-37-29-81-29-67 0-100 48-112 76v-271l-113 9v24c55 0 60 6 60 43z">
            <text:p/>
          </draw:path>
          <draw:path draw:style-name="gr3" draw:text-style-name="P9" draw:layer="layout" svg:width="0.3cm" svg:height="0.356cm" svg:x="14.557cm" svg:y="5.6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5.159cm" svg:y="5.66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5.461cm" svg:y="5.6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492cm" svg:x="15.81cm" svg:y="5.662cm" svg:viewBox="0 0 384 493" svg:d="M269 296v139c0 35-9 35-61 35v23c26 0 67-2 88-2s60 2 88 2v-23c-53 0-62 0-62-35v-435h-18l-28 70c-10-21-42-70-104-70-91 0-172 76-172 176 0 97 76 176 165 176 55 0 87-33 104-56zM271 128v110c0 24-14 45-32 65-8 10-33 31-70 31-56 0-104-68-104-158 0-92 55-157 111-157 62 0 95 67 95 109z">
            <text:p/>
          </draw:path>
          <draw:path draw:style-name="gr3" draw:text-style-name="P9" draw:layer="layout" svg:width="0.39cm" svg:height="0.351cm" svg:x="16.216cm" svg:y="5.662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166cm" svg:height="0.518cm" svg:x="16.646cm" svg:y="5.4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261cm" svg:height="0.342cm" svg:x="16.857cm" svg:y="5.662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cm" svg:height="0.356cm" svg:x="17.16cm" svg:y="5.6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83cm" svg:height="0.546cm" svg:x="17.508cm" svg:y="5.467cm" svg:viewBox="0 0 384 547" svg:d="M269 496v51l115-8v-25c-55 0-62-5-62-42v-472l-111 9v24c53 0 60 6 60 43v167c-23-27-56-48-99-48-91 0-172 76-172 176 0 99 76 176 165 176 50 0 85-26 104-51zM269 289v158c0 14 0 16-9 28-22 37-58 55-91 55-35 0-63-20-83-49-19-32-21-76-21-108 0-30 2-76 23-111 18-24 46-49 88-49 28 0 60 11 84 46 9 14 9 16 9 30z">
            <text:p/>
          </draw:path>
          <draw:path draw:style-name="gr3" draw:text-style-name="P9" draw:layer="layout" svg:width="0.525cm" svg:height="0.562cm" svg:x="18.212cm" svg:y="5.458cm" svg:viewBox="0 0 526 563" svg:d="M417 498c9 18 41 48 49 48 7 0 7-6 7-18v-135c0-30 4-34 53-34v-25c-28 2-70 4-93 4-32 0-99 0-125-4v25h25c68 0 72 9 72 37v49c0 88-99 95-122 95-49 0-204-28-204-258 0-233 153-257 201-257 83 0 153 68 169 183 2 10 2 14 12 14 12 0 12-4 12-20v-183c0-14 0-19-8-19-4 0-6 0-13 9l-38 58c-25-25-67-67-145-67-144 0-269 123-269 282 0 158 125 281 271 281 56 0 120-19 146-65z">
            <text:p/>
          </draw:path>
          <draw:path draw:style-name="gr3" draw:text-style-name="P9" draw:layer="layout" svg:width="0.3cm" svg:height="0.356cm" svg:x="18.798cm" svg:y="5.6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39cm" svg:height="0.342cm" svg:x="19.145cm" svg:y="5.66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3cm" svg:height="0.356cm" svg:x="19.571cm" svg:y="5.657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9" draw:layer="layout" svg:width="0.261cm" svg:height="0.342cm" svg:x="19.914cm" svg:y="5.662cm" svg:viewBox="0 0 262 343" svg:d="M107 86v-86l-107 9v24c55 0 62 6 62 43v209c0 34-9 34-62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9" draw:layer="layout" svg:width="0.349cm" svg:height="0.356cm" svg:x="20.227cm" svg:y="5.657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9" draw:layer="layout" svg:width="0.173cm" svg:height="0.538cm" svg:x="20.607cm" svg:y="5.46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44cm" svg:height="0.562cm" svg:x="21.098cm" svg:y="5.458cm" svg:viewBox="0 0 345 563" svg:d="M227 246l-99-24c-49-13-79-53-79-99 0-54 43-102 104-102 129 0 146 129 151 162 0 5 0 11 9 11 11 0 11-4 11-20v-155c0-14 0-19-9-19-5 0-7 0-12 11l-27 44c-23-23-56-55-125-55-86 0-151 69-151 150 0 65 40 121 102 142 9 4 48 12 102 27 21 5 44 10 67 38 16 21 23 46 23 72 0 55-39 111-104 111-23 0-81-3-123-42-44-42-48-91-48-120 0-7-7-7-8-7-11 0-11 6-11 20v155c0 12 0 17 9 17 5 0 5 0 10-9 0-1 4-3 29-44 24 27 73 53 144 53 90 0 153-75 153-160 0-77-53-141-118-157z">
            <text:p/>
          </draw:path>
          <draw:path draw:style-name="gr3" draw:text-style-name="P9" draw:layer="layout" svg:width="0.344cm" svg:height="0.356cm" svg:x="21.505cm" svg:y="5.65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9" draw:layer="layout" svg:width="0.173cm" svg:height="0.538cm" svg:x="21.896cm" svg:y="5.467cm" svg:viewBox="0 0 174 539" svg:d="M113 0l-113 9v24c55 0 62 6 62 43v403c0 35-9 35-62 35v25c26-2 67-2 86-2 20 0 58 0 88 2v-25c-53 0-61 0-61-35z">
            <text:p/>
          </draw:path>
          <draw:path draw:style-name="gr3" draw:text-style-name="P9" draw:layer="layout" svg:width="0.39cm" svg:height="0.351cm" svg:x="22.11cm" svg:y="5.662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9" draw:layer="layout" svg:width="0.242cm" svg:height="0.485cm" svg:x="22.529cm" svg:y="5.528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9" draw:layer="layout" svg:width="0.166cm" svg:height="0.518cm" svg:x="22.841cm" svg:y="5.48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9" draw:layer="layout" svg:width="0.344cm" svg:height="0.356cm" svg:x="23.052cm" svg:y="5.65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9" draw:layer="layout" svg:width="0.39cm" svg:height="0.342cm" svg:x="23.441cm" svg:y="5.662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9" draw:layer="layout" svg:width="0.083cm" svg:height="0.083cm" svg:x="23.913cm" svg:y="5.921cm" svg:viewBox="0 0 84 84" svg:d="M84 42c0-23-19-42-42-42s-42 19-42 42 19 42 42 42 42-19 42-42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9">
        <draw:frame presentation:style-name="pr15" draw:text-style-name="P15" draw:layer="layout" svg:width="25.199cm" svg:height="2.629cm" draw:transform="rotate (0.430049127691403) translate (1.999cm 11.536cm)" presentation:class="title" presentation:user-transformed="true">
          <draw:text-box>
            <text:p xml:id="id3" text:id="id3"><text:span text:style-name="T2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  <anim:animate smil:dur="2s" smil:fill="hold" smil:targetElement="id3" anim:sub-item="text" smil:attributeName="rotate" smil:values="720;0" smil:keyTimes="0;1"/>
                  <anim:animate smil:dur="2s" smil:fill="hold" smil:targetElement="id3" anim:sub-item="text" smil:attributeName="height" smil:values="0;height" smil:keyTimes="0;1"/>
                  <anim:animate smil:dur="2s" smil:fill="hold" smil:targetElement="id3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5" draw:master-page-name="Default" presentation:presentation-page-layout-name="AL2T19">
        <draw:frame presentation:style-name="pr17" draw:text-style-name="P16" draw:layer="layout" svg:width="25.201cm" svg:height="9.999cm" draw:transform="rotate (0.00314159265358979) translate (1.383cm 1.839cm)" presentation:class="title" presentation:user-transformed="true">
          <draw:text-box>
            <text:p xml:id="id4" text:id="id4"><text:span text:style-name="T22">This is a presentation in</text:span><text:span text:style-name="T22"><text:line-break/></text:span><text:span text:style-name="T23">LI</text:span><text:span text:style-name="T23"><text:tab/></text:span><text:span text:style-name="T23">BRE OFFICE – IMPRESS</text:span><text:span text:style-name="T22"><text:line-break/></text:span><text:span text:style-name="T22">By</text:span><text:span text:style-name="T22"><text:line-break/></text:span><text:span text:style-name="T24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4" anim:sub-item="text" smil:attributeName="visibility" smil:to="visible"/>
                  <anim:transitionFilter smil:dur="0.8s" smil:decelerate="1" smil:targetElement="id4" anim:sub-item="text" smil:type="fade" smil:subtype="crossfade"/>
                  <anim:animate smil:dur="0.8s" smil:fill="hold" smil:decelerate="1" smil:targetElement="id4" anim:sub-item="text" smil:attributeName="rotate" smil:values="-90;0" smil:keyTimes="0;1"/>
                  <anim:animate smil:dur="0.8s" smil:fill="hold" smil:decelerate="1" smil:targetElement="id4" anim:sub-item="text" smil:attributeName="x" smil:values="x+0.4;x-0.05" smil:keyTimes="0;1"/>
                  <anim:animate smil:dur="0.8s" smil:fill="hold" smil:decelerate="1" smil:targetElement="id4" anim:sub-item="text" smil:attributeName="y" smil:values="y-0.4;y+0.1" smil:keyTimes="0;1"/>
                  <anim:animate smil:begin="0.8s" smil:dur="0.2s" smil:fill="hold" smil:accelerate="1" smil:targetElement="id4" anim:sub-item="text" smil:attributeName="x" smil:values="x-0.05;x" smil:keyTimes="0;1"/>
                  <anim:animate smil:begin="0.8s" smil:dur="0.2s" smil:fill="hold" smil:accelerate="1" smil:targetElement="id4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b2b2b2" draw:start-intensity="100%" draw:end-intensity="100%" draw:angle="0" draw:border="0%"/>
    <draw:gradient draw:name="gradient" draw:style="linear" draw:start-color="#eeeeee" draw:end-color="#99999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215cm" style:type="center"/>
          <style:tab-stop style:position="32.436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398cm" svg:y="0.627cm" presentation:class="title" presentation:placeholder="true">
        <draw:text-box/>
      </draw:frame>
      <draw:frame presentation:style-name="Default-outline1" draw:layer="backgroundobjects" svg:width="25.199cm" svg:height="9.134cm" svg:x="1.398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39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7T18:51:49.066832525</meta:creation-date>
    <dc:date>2021-06-20T20:14:11.819064579</dc:date>
    <meta:editing-duration>P1DT4H51M58S</meta:editing-duration>
    <meta:editing-cycles>460</meta:editing-cycles>
    <meta:generator>LibreOffice/6.0.7.3$Linux_X86_64 LibreOffice_project/00m0$Build-3</meta:generator>
    <meta:document-statistic meta:object-count="4771"/>
  </office:meta>
</office:document-meta>
</file>